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356cm"/>
    </style:style>
    <style:style style:name="co3" style:family="table-column">
      <style:table-column-properties fo:break-before="auto" style:column-width="7.357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3.057cm"/>
    </style:style>
    <style:style style:name="co6" style:family="table-column">
      <style:table-column-properties fo:break-before="auto" style:column-width="3.417cm"/>
    </style:style>
    <style:style style:name="co7" style:family="table-column">
      <style:table-column-properties fo:break-before="auto" style:column-width="4.334cm"/>
    </style:style>
    <style:style style:name="co8" style:family="table-column">
      <style:table-column-properties fo:break-before="auto" style:column-width="8.996cm"/>
    </style:style>
    <style:style style:name="ro1" style:family="table-row">
      <style:table-row-properties style:row-height="0.50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role</text:p>
          </table:table-cell>
          <table:table-cell office:value-type="string">
            <text:p>dept</text:p>
          </table:table-cell>
          <table:table-cell office:value-type="string">
            <text:p>SSID</text:p>
          </table:table-cell>
          <table:table-cell office:value-type="string">
            <text:p>OrcID</text:p>
          </table:table-cell>
        </table:table-row>
        <table:table-row table:style-name="ro1">
          <table:table-cell office:value-type="string">
            <text:p>Amoruso Giuseppe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7 - Disegno</text:p>
          </table:table-cell>
          <table:table-cell office:value-type="string">
            <text:p>https://orcid.org/0000-0001-7821-4517</text:p>
          </table:table-cell>
        </table:table-row>
        <table:table-row table:style-name="ro1">
          <table:table-cell office:value-type="string">
            <text:p>Andreoni Giuseppe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NG-INF/06 - Bioingegneria Elettronica E Informatica</text:p>
          </table:table-cell>
          <table:table-cell office:value-type="string">
            <text:p>https://orcid.org/0000-0002-5537-4128</text:p>
          </table:table-cell>
        </table:table-row>
        <table:table-row table:style-name="ro1">
          <table:table-cell office:value-type="string">
            <text:p>Anselmi Laura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6149-2382</text:p>
          </table:table-cell>
        </table:table-row>
        <table:table-row table:style-name="ro1">
          <table:table-cell office:value-type="string">
            <text:p>Anzani Anna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9 - Restauro</text:p>
          </table:table-cell>
          <table:table-cell office:value-type="string">
            <text:p>https://orcid.org/0000-0002-4265-1720</text:p>
          </table:table-cell>
        </table:table-row>
        <table:table-row table:style-name="ro1">
          <table:table-cell office:value-type="string">
            <text:p>Arquilla Venanzio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3-1626-0221</text:p>
          </table:table-cell>
        </table:table-row>
        <table:table-row table:style-name="ro1">
          <table:table-cell office:value-type="string">
            <text:p>Barbara Anna</text:p>
          </table:table-cell>
          <table:table-cell office:value-type="string">
            <text:p>Ricercatore universitario a tempo definito</text:p>
          </table:table-cell>
          <table:table-cell office:value-type="string">
            <text:p>Dipartimento di Design</text:p>
          </table:table-cell>
          <table:table-cell office:value-type="string">
            <text:p>ICAR/14 - Composizione Architettonica E Urbana</text:p>
          </table:table-cell>
          <table:table-cell office:value-type="string">
            <text:p>https://orcid.org/0000-0002-9265-7290</text:p>
          </table:table-cell>
        </table:table-row>
        <table:table-row table:style-name="ro1">
          <table:table-cell office:value-type="string">
            <text:p>Baule Giovanni</text:p>
          </table:table-cell>
          <table:table-cell office:value-type="string">
            <text:p>Professore ordin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6728-8059</text:p>
          </table:table-cell>
        </table:table-row>
        <table:table-row table:style-name="ro1">
          <table:table-cell office:value-type="string">
            <text:p>Bertola Paola</text:p>
          </table:table-cell>
          <table:table-cell office:value-type="string">
            <text:p>Professore ordin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3-1522-4077</text:p>
          </table:table-cell>
        </table:table-row>
        <table:table-row table:style-name="ro1">
          <table:table-cell office:value-type="string">
            <text:p>Bertolo Maresa</text:p>
          </table:table-cell>
          <table:table-cell office:value-type="string">
            <text:p>Ricercatore universit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1846-7739</text:p>
          </table:table-cell>
        </table:table-row>
        <table:table-row table:style-name="ro1">
          <table:table-cell office:value-type="string">
            <text:p>Biamonti Alessandro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4725-2032</text:p>
          </table:table-cell>
        </table:table-row>
        <table:table-row table:style-name="ro1">
          <table:table-cell office:value-type="string">
            <text:p>Bianchini Massimo</text:p>
          </table:table-cell>
          <table:table-cell office:value-type="string">
            <text:p>Ricercatore legge 240/10 - t.det.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3-1438-4976</text:p>
          </table:table-cell>
        </table:table-row>
        <table:table-row table:style-name="ro1">
          <table:table-cell office:value-type="string">
            <text:p>Bisson Mario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7043-6550</text:p>
          </table:table-cell>
        </table:table-row>
        <table:table-row table:style-name="ro1">
          <table:table-cell office:value-type="string">
            <text:p>Bosoni Giampiero</text:p>
          </table:table-cell>
          <table:table-cell office:value-type="string">
            <text:p>Professore ordinario a tempo pieno</text:p>
          </table:table-cell>
          <table:table-cell office:value-type="string">
            <text:p>Dipartimento di Design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https://orcid.org/0000-0002-9378-0717</text:p>
          </table:table-cell>
        </table:table-row>
        <table:table-row table:style-name="ro1">
          <table:table-cell office:value-type="string">
            <text:p>Brevi Fausto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7 - Disegno</text:p>
          </table:table-cell>
          <table:table-cell office:value-type="string">
            <text:p>https://orcid.org/0000-0001-5116-6412</text:p>
          </table:table-cell>
        </table:table-row>
        <table:table-row table:style-name="ro1">
          <table:table-cell office:value-type="string">
            <text:p>Bruglieri Maurizio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MAT/09 - Ricerca Operativa</text:p>
          </table:table-cell>
          <table:table-cell office:value-type="string">
            <text:p>https://orcid.org/0000-0002-4517-873X</text:p>
          </table:table-cell>
        </table:table-row>
        <table:table-row table:style-name="ro1">
          <table:table-cell office:value-type="string">
            <text:p>Brugnoli Gianluca</text:p>
          </table:table-cell>
          <table:table-cell office:value-type="string">
            <text:p>Ricercatore universitario a tempo definit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6834-5967</text:p>
          </table:table-cell>
        </table:table-row>
        <table:table-row table:style-name="ro1">
          <table:table-cell office:value-type="string">
            <text:p>Bruno Davide Maria</text:p>
          </table:table-cell>
          <table:table-cell office:value-type="string">
            <text:p>Professore associato a tempo definit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1770-9660</text:p>
          </table:table-cell>
        </table:table-row>
        <table:table-row table:style-name="ro1">
          <table:table-cell office:value-type="string">
            <text:p>Bucchetti Valeria Luisa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3538-3625</text:p>
          </table:table-cell>
        </table:table-row>
        <table:table-row table:style-name="ro1">
          <table:table-cell office:value-type="string">
            <text:p>Calabi Daniela Anna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1997-269X</text:p>
          </table:table-cell>
        </table:table-row>
        <table:table-row table:style-name="ro1">
          <table:table-cell office:value-type="string">
            <text:p>Camocini Barbara</text:p>
          </table:table-cell>
          <table:table-cell office:value-type="string">
            <text:p>Ricercatore legge 240/10 - t.det.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1-6967-1329</text:p>
          </table:table-cell>
        </table:table-row>
        <table:table-row table:style-name="ro1">
          <table:table-cell office:value-type="string">
            <text:p>Canina Maria Rita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0036-9428</text:p>
          </table:table-cell>
        </table:table-row>
        <table:table-row table:style-name="ro1">
          <table:table-cell office:value-type="string">
            <text:p>Cappellieri Alba</text:p>
          </table:table-cell>
          <table:table-cell office:value-type="string">
            <text:p>Professore ordin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6438-3739</text:p>
          </table:table-cell>
        </table:table-row>
        <table:table-row table:style-name="ro1">
          <table:table-cell office:value-type="string">
            <text:p>Caratti Elena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1-5119-4544</text:p>
          </table:table-cell>
        </table:table-row>
        <table:table-row table:style-name="ro1">
          <table:table-cell office:value-type="string">
            <text:p>Cautela Cabirio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5171-2935</text:p>
          </table:table-cell>
        </table:table-row>
        <table:table-row table:style-name="ro1">
          <table:table-cell office:value-type="string">
            <text:p>Ceconello Mauro Attilio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4217-5912</text:p>
          </table:table-cell>
        </table:table-row>
        <table:table-row table:style-name="ro1">
          <table:table-cell office:value-type="string">
            <text:p>Celi Manuela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1-9786-1138</text:p>
          </table:table-cell>
        </table:table-row>
        <table:table-row table:style-name="ro1">
          <table:table-cell office:value-type="string">
            <text:p>Ceppi Giulio</text:p>
          </table:table-cell>
          <table:table-cell office:value-type="string">
            <text:p>Ricercatore universit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8128-0803</text:p>
          </table:table-cell>
        </table:table-row>
        <table:table-row table:style-name="ro1">
          <table:table-cell office:value-type="string">
            <text:p>Ciaga' Graziella Leyla</text:p>
          </table:table-cell>
          <table:table-cell office:value-type="string">
            <text:p>Ricercatore universitario a tempo pieno</text:p>
          </table:table-cell>
          <table:table-cell office:value-type="string">
            <text:p>Dipartimento di Design</text:p>
          </table:table-cell>
          <table:table-cell office:value-type="string">
            <text:p>ICAR/18 - Storia Dell'Architettura</text:p>
          </table:table-cell>
          <table:table-cell office:value-type="string">
            <text:p>https://orcid.org/0000-0001-5484-9956</text:p>
          </table:table-cell>
        </table:table-row>
        <table:table-row table:style-name="ro1">
          <table:table-cell office:value-type="string">
            <text:p>Ciancia Mariana</text:p>
          </table:table-cell>
          <table:table-cell office:value-type="string">
            <text:p>Ricercatore legge 240/10 - t.det. a tempo definit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1-8509-3776</text:p>
          </table:table-cell>
        </table:table-row>
        <table:table-row table:style-name="ro1">
          <table:table-cell office:value-type="string">
            <text:p>Ciuccarelli Paolo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1-5831-5660</text:p>
          </table:table-cell>
        </table:table-row>
        <table:table-row table:style-name="ro1">
          <table:table-cell office:value-type="string">
            <text:p>Collina Luisa Maria Virginia</text:p>
          </table:table-cell>
          <table:table-cell office:value-type="string">
            <text:p>Professore ordin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3-0060-1423</text:p>
          </table:table-cell>
        </table:table-row>
        <table:table-row table:style-name="ro1">
          <table:table-cell office:value-type="string">
            <text:p>Colombi Chiara</text:p>
          </table:table-cell>
          <table:table-cell office:value-type="string">
            <text:p>Professore associato a tempo definit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1-5791-2746</text:p>
          </table:table-cell>
        </table:table-row>
        <table:table-row table:style-name="ro1">
          <table:table-cell office:value-type="string">
            <text:p>Conti Giovanni Maria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3-2451-4172</text:p>
          </table:table-cell>
        </table:table-row>
        <table:table-row table:style-name="ro1">
          <table:table-cell office:value-type="string">
            <text:p>Cordera Paola</text:p>
          </table:table-cell>
          <table:table-cell office:value-type="string">
            <text:p>Ricercatore legge 240/10 - t.det. a tempo pieno</text:p>
          </table:table-cell>
          <table:table-cell office:value-type="string">
            <text:p>Dipartimento di Design</text:p>
          </table:table-cell>
          <table:table-cell office:value-type="string">
            <text:p>L-ART/04 - Museologia E Critica Artistica E Del Restauro</text:p>
          </table:table-cell>
          <table:table-cell office:value-type="string">
            <text:p>https://orcid.org/0000-0001-6701-4392</text:p>
          </table:table-cell>
        </table:table-row>
        <table:table-row table:style-name="ro1">
          <table:table-cell office:value-type="string">
            <text:p>Costa Fiammetta Carla Enrica</text:p>
          </table:table-cell>
          <table:table-cell office:value-type="string">
            <text:p>Ricercatore universit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5568-0061</text:p>
          </table:table-cell>
        </table:table-row>
        <table:table-row table:style-name="ro1">
          <table:table-cell office:value-type="string">
            <text:p>Crabu Stefano</text:p>
          </table:table-cell>
          <table:table-cell office:value-type="string">
            <text:p>Ricercatore legge 240/10 - t.det. a tempo pieno</text:p>
          </table:table-cell>
          <table:table-cell office:value-type="string">
            <text:p>Dipartimento di Design</text:p>
          </table:table-cell>
          <table:table-cell office:value-type="string">
            <text:p>SPS/07 - Sociologia Generale</text:p>
          </table:table-cell>
          <table:table-cell office:value-type="string">
            <text:p>https://orcid.org/0000-0002-0180-716X</text:p>
          </table:table-cell>
        </table:table-row>
        <table:table-row table:style-name="ro1">
          <table:table-cell office:value-type="string">
            <text:p>De Lucchi Michele</text:p>
          </table:table-cell>
          <table:table-cell office:value-type="string">
            <text:p>Professore ordinario a tempo definit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5624-7489</text:p>
          </table:table-cell>
        </table:table-row>
        <table:table-row table:style-name="ro1">
          <table:table-cell office:value-type="string">
            <text:p>De Paolis Roberto</text:p>
          </table:table-cell>
          <table:table-cell office:value-type="string">
            <text:p>Ricercatore universit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1-6875-4595</text:p>
          </table:table-cell>
        </table:table-row>
        <table:table-row table:style-name="ro1">
          <table:table-cell office:value-type="string">
            <text:p>Dell'Acqua Bellavitis Arturo</text:p>
          </table:table-cell>
          <table:table-cell office:value-type="string">
            <text:p>Professore ordin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1902-725X</text:p>
          </table:table-cell>
        </table:table-row>
        <table:table-row table:style-name="ro1">
          <table:table-cell office:value-type="string">
            <text:p>Deserti Alessandro</text:p>
          </table:table-cell>
          <table:table-cell office:value-type="string">
            <text:p>Professore ordin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1049-7650</text:p>
          </table:table-cell>
        </table:table-row>
        <table:table-row table:style-name="ro1">
          <table:table-cell office:value-type="string">
            <text:p>Di Prete Barbara</text:p>
          </table:table-cell>
          <table:table-cell office:value-type="string">
            <text:p>Ricercatore legge 240/10 - t.det.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1-9334-7019</text:p>
          </table:table-cell>
        </table:table-row>
        <table:table-row table:style-name="ro1">
          <table:table-cell office:value-type="string">
            <text:p>Di Sabatino Peter Arthur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3-0962-3442</text:p>
          </table:table-cell>
        </table:table-row>
        <table:table-row table:style-name="ro1">
          <table:table-cell office:value-type="string">
            <text:p>Dominoni Annalisa</text:p>
          </table:table-cell>
          <table:table-cell office:value-type="string">
            <text:p>Ricercatore universit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3-1667-9786</text:p>
          </table:table-cell>
        </table:table-row>
        <table:table-row table:style-name="ro1">
          <table:table-cell office:value-type="string">
            <text:p>Fassi Davide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8436-5028</text:p>
          </table:table-cell>
        </table:table-row>
        <table:table-row table:style-name="ro1">
          <table:table-cell office:value-type="string">
            <text:p>Feraboli Maria Teresa</text:p>
          </table:table-cell>
          <table:table-cell office:value-type="string">
            <text:p>Ricercatore legge 240/10 - t.det. a tempo pieno</text:p>
          </table:table-cell>
          <table:table-cell office:value-type="string">
            <text:p>Dipartimento di Design</text:p>
          </table:table-cell>
          <table:table-cell office:value-type="string">
            <text:p>ICAR/18 - Storia Dell'Architettura</text:p>
          </table:table-cell>
          <table:table-cell office:value-type="string">
            <text:p>https://orcid.org/0000-0003-4582-7602</text:p>
          </table:table-cell>
        </table:table-row>
        <table:table-row table:style-name="ro1">
          <table:table-cell office:value-type="string">
            <text:p>Ferrara Maria Rita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4099-3137</text:p>
          </table:table-cell>
        </table:table-row>
        <table:table-row table:style-name="ro1">
          <table:table-cell office:value-type="string">
            <text:p>Ferraris Silvia Deborah</text:p>
          </table:table-cell>
          <table:table-cell office:value-type="string">
            <text:p>Ricercatore universit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3-3045-5359</text:p>
          </table:table-cell>
        </table:table-row>
        <table:table-row table:style-name="ro1">
          <table:table-cell office:value-type="string">
            <text:p>Figiani Maurizio</text:p>
          </table:table-cell>
          <table:table-cell office:value-type="string">
            <text:p>Ricercatore universit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0330-753X</text:p>
          </table:table-cell>
        </table:table-row>
        <table:table-row table:style-name="ro1">
          <table:table-cell office:value-type="string">
            <text:p>Finessi Giuseppe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https://orcid.org/0000-0003-0633-5410</text:p>
          </table:table-cell>
        </table:table-row>
        <table:table-row table:style-name="ro1">
          <table:table-cell office:value-type="string">
            <text:p>Galbiati Maria Luisa</text:p>
          </table:table-cell>
          <table:table-cell office:value-type="string">
            <text:p>Professore ordin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4578-2072</text:p>
          </table:table-cell>
        </table:table-row>
        <table:table-row table:style-name="ro1">
          <table:table-cell office:value-type="string">
            <text:p>Gerosa Giulia Maria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3-3565-3370</text:p>
          </table:table-cell>
        </table:table-row>
        <table:table-row table:style-name="ro1">
          <table:table-cell office:value-type="string">
            <text:p>Guerrini Luca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1-9946-5219</text:p>
          </table:table-cell>
        </table:table-row>
        <table:table-row table:style-name="ro1">
          <table:table-cell office:value-type="string">
            <text:p>Guida Francesco Ermanno</text:p>
          </table:table-cell>
          <table:table-cell office:value-type="string">
            <text:p>Ricercatore universit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3-3679-3367</text:p>
          </table:table-cell>
        </table:table-row>
        <table:table-row table:style-name="ro1">
          <table:table-cell office:value-type="string">
            <text:p>Iannilli Valeria Maria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6042-8944</text:p>
          </table:table-cell>
        </table:table-row>
        <table:table-row table:style-name="ro1">
          <table:table-cell office:value-type="string">
            <text:p>Ingaramo Matteo Oreste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6961-7477</text:p>
          </table:table-cell>
        </table:table-row>
        <table:table-row table:style-name="ro1">
          <table:table-cell office:value-type="string">
            <text:p>Irace Fulvio</text:p>
          </table:table-cell>
          <table:table-cell office:value-type="string">
            <text:p>Professore ordinario a tempo pieno</text:p>
          </table:table-cell>
          <table:table-cell office:value-type="string">
            <text:p>Dipartimento di Design</text:p>
          </table:table-cell>
          <table:table-cell office:value-type="string">
            <text:p>ICAR/18 - Storia Dell'Architettura</text:p>
          </table:table-cell>
          <table:table-cell office:value-type="string">
            <text:p>https://orcid.org/0000-0001-9938-2106</text:p>
          </table:table-cell>
        </table:table-row>
        <table:table-row table:style-name="ro1">
          <table:table-cell office:value-type="string">
            <text:p>Lupo Eleonora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3-3677-0245</text:p>
          </table:table-cell>
        </table:table-row>
        <table:table-row table:style-name="ro1">
          <table:table-cell office:value-type="string">
            <text:p>Maffei Stefano</text:p>
          </table:table-cell>
          <table:table-cell office:value-type="string">
            <text:p>Professore ordin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1-9820-1326</text:p>
          </table:table-cell>
        </table:table-row>
        <table:table-row table:style-name="ro1">
          <table:table-cell office:value-type="string">
            <text:p>Maffeis Rodolfo</text:p>
          </table:table-cell>
          <table:table-cell office:value-type="string">
            <text:p>Ricercatore legge 240/10 - t.det. a tempo pieno</text:p>
          </table:table-cell>
          <table:table-cell office:value-type="string">
            <text:p>Dipartimento di Design</text:p>
          </table:table-cell>
          <table:table-cell office:value-type="string">
            <text:p>L-ART/02 - Storia Dell'Arte Moderna</text:p>
          </table:table-cell>
          <table:table-cell office:value-type="string">
            <text:p>https://orcid.org/0000-0001-8341-7044</text:p>
          </table:table-cell>
        </table:table-row>
        <table:table-row table:style-name="ro1">
          <table:table-cell office:value-type="string">
            <text:p>Maja Roberto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05 - Trasporti</text:p>
          </table:table-cell>
          <table:table-cell office:value-type="string">
            <text:p>https://orcid.org/0000-0002-3439-4963</text:p>
          </table:table-cell>
        </table:table-row>
        <table:table-row table:style-name="ro1">
          <table:table-cell office:value-type="string">
            <text:p>Mangiarotti Raffaella</text:p>
          </table:table-cell>
          <table:table-cell office:value-type="string">
            <text:p>Ricercatore universitario a tempo definit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2579-5773</text:p>
          </table:table-cell>
        </table:table-row>
        <table:table-row table:style-name="ro1">
          <table:table-cell office:value-type="string">
            <text:p>Marani Pietro Cesare</text:p>
          </table:table-cell>
          <table:table-cell office:value-type="string">
            <text:p>Professore ordinario a tempo pieno</text:p>
          </table:table-cell>
          <table:table-cell office:value-type="string">
            <text:p>Dipartimento di Design</text:p>
          </table:table-cell>
          <table:table-cell office:value-type="string">
            <text:p>L-ART/02 - Storia Dell'Arte Moderna</text:p>
          </table:table-cell>
          <table:table-cell office:value-type="string">
            <text:p>https://orcid.org/0000-0003-3880-8737</text:p>
          </table:table-cell>
        </table:table-row>
        <table:table-row table:style-name="ro1">
          <table:table-cell office:value-type="string">
            <text:p>Mauri Michele</text:p>
          </table:table-cell>
          <table:table-cell office:value-type="string">
            <text:p>Ricercatore legge 240/10 - t.det.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3-1189-9624</text:p>
          </table:table-cell>
        </table:table-row>
        <table:table-row table:style-name="ro1">
          <table:table-cell office:value-type="string">
            <text:p>Mazzanti Anna</text:p>
          </table:table-cell>
          <table:table-cell office:value-type="string">
            <text:p>Ricercatore universitario a tempo pieno</text:p>
          </table:table-cell>
          <table:table-cell office:value-type="string">
            <text:p>Dipartimento di Design</text:p>
          </table:table-cell>
          <table:table-cell office:value-type="string">
            <text:p>L-ART/03 - Storia Dell'Arte Contemporanea</text:p>
          </table:table-cell>
          <table:table-cell office:value-type="string">
            <text:p>https://orcid.org/0000-0002-7184-2980</text:p>
          </table:table-cell>
        </table:table-row>
        <table:table-row table:style-name="ro1">
          <table:table-cell office:value-type="string">
            <text:p>Meroni Anna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8946-2361</text:p>
          </table:table-cell>
        </table:table-row>
        <table:table-row table:style-name="ro1">
          <table:table-cell office:value-type="string">
            <text:p>Mortati Marzia</text:p>
          </table:table-cell>
          <table:table-cell office:value-type="string">
            <text:p>Ricercatore legge 240/10 - t.det.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6900-403X</text:p>
          </table:table-cell>
        </table:table-row>
        <table:table-row table:style-name="ro1">
          <table:table-cell office:value-type="string">
            <text:p>Murano Francesco</text:p>
          </table:table-cell>
          <table:table-cell office:value-type="string">
            <text:p>Ricercatore universit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1724-3207</text:p>
          </table:table-cell>
        </table:table-row>
        <table:table-row table:style-name="ro1">
          <table:table-cell office:value-type="string">
            <text:p>Nebuloni Attilio</text:p>
          </table:table-cell>
          <table:table-cell office:value-type="string">
            <text:p>Ricercatore universitario a tempo pieno</text:p>
          </table:table-cell>
          <table:table-cell office:value-type="string">
            <text:p>Dipartimento di Design</text:p>
          </table:table-cell>
          <table:table-cell office:value-type="string">
            <text:p>ICAR/14 - Composizione Architettonica E Urbana</text:p>
          </table:table-cell>
          <table:table-cell office:value-type="string">
            <text:p>https://orcid.org/0000-0002-9552-7002</text:p>
          </table:table-cell>
        </table:table-row>
        <table:table-row table:style-name="ro1">
          <table:table-cell office:value-type="string">
            <text:p>Palmieri Stefania</text:p>
          </table:table-cell>
          <table:table-cell office:value-type="string">
            <text:p>Ricercatore universit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3-4693-7918</text:p>
          </table:table-cell>
        </table:table-row>
        <table:table-row table:style-name="ro1">
          <table:table-cell office:value-type="string">
            <text:p>Parente Marina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1-6790-6657</text:p>
          </table:table-cell>
        </table:table-row>
        <table:table-row table:style-name="ro1">
          <table:table-cell office:value-type="string">
            <text:p>Penati Antonella Valeria</text:p>
          </table:table-cell>
          <table:table-cell office:value-type="string">
            <text:p>Professore ordin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1-8353-9287</text:p>
          </table:table-cell>
        </table:table-row>
        <table:table-row table:style-name="ro1">
          <table:table-cell office:value-type="string">
            <text:p>Piardi Silvia Elvira Maria</text:p>
          </table:table-cell>
          <table:table-cell office:value-type="string">
            <text:p>Professore ordin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1-8922-6353</text:p>
          </table:table-cell>
        </table:table-row>
        <table:table-row table:style-name="ro1">
          <table:table-cell office:value-type="string">
            <text:p>Piazza Mario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9665-7730</text:p>
          </table:table-cell>
        </table:table-row>
        <table:table-row table:style-name="ro1">
          <table:table-cell office:value-type="string">
            <text:p>Piccinno Giovanna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3-1804-7985</text:p>
          </table:table-cell>
        </table:table-row>
        <table:table-row table:style-name="ro1">
          <table:table-cell office:value-type="string">
            <text:p>Pillan Margherita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4157-4305</text:p>
          </table:table-cell>
        </table:table-row>
        <table:table-row table:style-name="ro1">
          <table:table-cell office:value-type="string">
            <text:p>Piredda Francesca</text:p>
          </table:table-cell>
          <table:table-cell office:value-type="string">
            <text:p>Ricercatore universit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3-0623-8450</text:p>
          </table:table-cell>
        </table:table-row>
        <table:table-row table:style-name="ro1">
          <table:table-cell office:value-type="string">
            <text:p>Pizzocaro Silvia Luisa</text:p>
          </table:table-cell>
          <table:table-cell office:value-type="string">
            <text:p>Professore ordin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0478-7950</text:p>
          </table:table-cell>
        </table:table-row>
        <table:table-row table:style-name="ro1">
          <table:table-cell office:value-type="string">
            <text:p>Quaggiotto Marco</text:p>
          </table:table-cell>
          <table:table-cell office:value-type="string">
            <text:p>Ricercatore legge 240/10 - t.det.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3-4195-2369</text:p>
          </table:table-cell>
        </table:table-row>
        <table:table-row table:style-name="ro1">
          <table:table-cell office:value-type="string">
            <text:p>Rampino Lucia Rosa Elena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7591-9324</text:p>
          </table:table-cell>
        </table:table-row>
        <table:table-row table:style-name="ro1">
          <table:table-cell office:value-type="string">
            <text:p>Ratti Andrea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3-4115-2732</text:p>
          </table:table-cell>
        </table:table-row>
        <table:table-row table:style-name="ro1">
          <table:table-cell office:value-type="string">
            <text:p>Rebaglio Agnese</text:p>
          </table:table-cell>
          <table:table-cell office:value-type="string">
            <text:p>Ricercatore universit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8952-5107</text:p>
          </table:table-cell>
        </table:table-row>
        <table:table-row table:style-name="ro1">
          <table:table-cell office:value-type="string">
            <text:p>Ricco' Dina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1-8632-2649</text:p>
          </table:table-cell>
        </table:table-row>
        <table:table-row table:style-name="ro1">
          <table:table-cell office:value-type="string">
            <text:p>Rizzo Francesca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1-5809-0684</text:p>
          </table:table-cell>
        </table:table-row>
        <table:table-row table:style-name="ro1">
          <table:table-cell office:value-type="string">
            <text:p>Rossi Maurizio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3-0480-7912</text:p>
          </table:table-cell>
        </table:table-row>
        <table:table-row table:style-name="ro1">
          <table:table-cell office:value-type="string">
            <text:p>Rossi Michela</text:p>
          </table:table-cell>
          <table:table-cell office:value-type="string">
            <text:p>Professore ordinario a tempo pieno</text:p>
          </table:table-cell>
          <table:table-cell office:value-type="string">
            <text:p>Dipartimento di Design</text:p>
          </table:table-cell>
          <table:table-cell office:value-type="string">
            <text:p>ICAR/17 - Disegno</text:p>
          </table:table-cell>
          <table:table-cell office:value-type="string">
            <text:p>https://orcid.org/0000-0001-9860-0562</text:p>
          </table:table-cell>
        </table:table-row>
        <table:table-row table:style-name="ro1">
          <table:table-cell office:value-type="string">
            <text:p>Sangiorgi Daniela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3-1696-5782</text:p>
          </table:table-cell>
        </table:table-row>
        <table:table-row table:style-name="ro1">
          <table:table-cell office:value-type="string">
            <text:p>Scullica Francesco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6872-5732</text:p>
          </table:table-cell>
        </table:table-row>
        <table:table-row table:style-name="ro1">
          <table:table-cell office:value-type="string">
            <text:p>Simonelli Giuliano</text:p>
          </table:table-cell>
          <table:table-cell office:value-type="string">
            <text:p>Professore ordin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1547-9654</text:p>
          </table:table-cell>
        </table:table-row>
        <table:table-row table:style-name="ro1">
          <table:table-cell office:value-type="string">
            <text:p>Soldati Maria Grazia</text:p>
          </table:table-cell>
          <table:table-cell office:value-type="string">
            <text:p>Ricercatore universit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7710-0945</text:p>
          </table:table-cell>
        </table:table-row>
        <table:table-row table:style-name="ro1">
          <table:table-cell office:value-type="string">
            <text:p>Spallazzo Davide</text:p>
          </table:table-cell>
          <table:table-cell office:value-type="string">
            <text:p>Ricercatore legge 240/10 - t.det.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2621-7617</text:p>
          </table:table-cell>
        </table:table-row>
        <table:table-row table:style-name="ro1">
          <table:table-cell office:value-type="string">
            <text:p>Studer Luca Pasino</text:p>
          </table:table-cell>
          <table:table-cell office:value-type="string">
            <text:p>Ricercatore universitario a tempo pieno</text:p>
          </table:table-cell>
          <table:table-cell office:value-type="string">
            <text:p>Dipartimento di Design</text:p>
          </table:table-cell>
          <table:table-cell office:value-type="string">
            <text:p>ICAR/05 - Trasporti</text:p>
          </table:table-cell>
          <table:table-cell office:value-type="string">
            <text:p>https://orcid.org/0000-0002-8175-2890</text:p>
          </table:table-cell>
        </table:table-row>
        <table:table-row table:style-name="ro1">
          <table:table-cell office:value-type="string">
            <text:p>Tolino Umberto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3-3791-1062</text:p>
          </table:table-cell>
        </table:table-row>
        <table:table-row table:style-name="ro1">
          <table:table-cell office:value-type="string">
            <text:p>Tonelli Maria Cristina</text:p>
          </table:table-cell>
          <table:table-cell office:value-type="string">
            <text:p>Professore ordin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1636-1113</text:p>
          </table:table-cell>
        </table:table-row>
        <table:table-row table:style-name="ro1">
          <table:table-cell office:value-type="string">
            <text:p>Trocchianesi Raffaella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3-1724-0345</text:p>
          </table:table-cell>
        </table:table-row>
        <table:table-row table:style-name="ro1">
          <table:table-cell office:value-type="string">
            <text:p>Turinetto Marco</text:p>
          </table:table-cell>
          <table:table-cell office:value-type="string">
            <text:p>Ricercatore universit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9434-4052</text:p>
          </table:table-cell>
        </table:table-row>
        <table:table-row table:style-name="ro1">
          <table:table-cell office:value-type="string">
            <text:p>Vacca Federica</text:p>
          </table:table-cell>
          <table:table-cell office:value-type="string">
            <text:p>Ricercatore legge 240/10 - t.det.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1-5210-9356</text:p>
          </table:table-cell>
        </table:table-row>
        <table:table-row table:style-name="ro1">
          <table:table-cell office:value-type="string">
            <text:p>Vezzoli Carlo Arnaldo</text:p>
          </table:table-cell>
          <table:table-cell office:value-type="string">
            <text:p>Professore ordin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3-3792-3725</text:p>
          </table:table-cell>
        </table:table-row>
        <table:table-row table:style-name="ro1">
          <table:table-cell office:value-type="string">
            <text:p>Vignati Arianna</text:p>
          </table:table-cell>
          <table:table-cell office:value-type="string">
            <text:p>Ricercatore legge 240/10 - t.det. a tempo definit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5664-6631</text:p>
          </table:table-cell>
        </table:table-row>
        <table:table-row table:style-name="ro1">
          <table:table-cell office:value-type="string">
            <text:p>Villari Beatrice</text:p>
          </table:table-cell>
          <table:table-cell office:value-type="string">
            <text:p>Ricercatore legge 240/10 - t.det.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3-0762-0432</text:p>
          </table:table-cell>
        </table:table-row>
        <table:table-row table:style-name="ro1">
          <table:table-cell office:value-type="string">
            <text:p>Volonte' Paolo Gaetano</text:p>
          </table:table-cell>
          <table:table-cell office:value-type="string">
            <text:p>Professore associato a tempo pieno</text:p>
          </table:table-cell>
          <table:table-cell office:value-type="string">
            <text:p>Dipartimento di Design</text:p>
          </table:table-cell>
          <table:table-cell office:value-type="string">
            <text:p>SPS/08 - Sociologia Dei Processi Culturali E Comunicativi</text:p>
          </table:table-cell>
          <table:table-cell office:value-type="string">
            <text:p>https://orcid.org/0000-0002-8132-4095</text:p>
          </table:table-cell>
        </table:table-row>
        <table:table-row table:style-name="ro1">
          <table:table-cell office:value-type="string">
            <text:p>Zingale Salvatore</text:p>
          </table:table-cell>
          <table:table-cell office:value-type="string">
            <text:p>Ricercatore universitario a tempo pieno</text:p>
          </table:table-cell>
          <table:table-cell office:value-type="string">
            <text:p>Dipartimento di Design</text:p>
          </table:table-cell>
          <table:table-cell office:value-type="string">
            <text:p>M-FIL/05 - Filosofia E Teoria Dei Linguaggi</text:p>
          </table:table-cell>
          <table:table-cell office:value-type="string">
            <text:p>https://orcid.org/0000-0002-1020-9276</text:p>
          </table:table-cell>
        </table:table-row>
        <table:table-row table:style-name="ro1">
          <table:table-cell office:value-type="string">
            <text:p>Zurlo Francesco</text:p>
          </table:table-cell>
          <table:table-cell office:value-type="string">
            <text:p>Professore ordinario a tempo pieno</text:p>
          </table:table-cell>
          <table:table-cell office:value-type="string">
            <text:p>Dipartimento di Design</text:p>
          </table:table-cell>
          <table:table-cell office:value-type="string">
            <text:p>ICAR/13 - Disegno Industriale</text:p>
          </table:table-cell>
          <table:table-cell office:value-type="string">
            <text:p>https://orcid.org/0000-0002-7095-0699</text:p>
          </table:table-cell>
        </table:table-row>
      </table:table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Label</text:p>
          </table:table-cell>
          <table:table-cell office:value-type="string">
            <text:p>timeset</text:p>
          </table:table-cell>
          <table:table-cell office:value-type="string">
            <text:p>attr_type</text:p>
          </table:table-cell>
          <table:table-cell office:value-type="string">
            <text:p>global_occurrences</text:p>
          </table:table-cell>
          <table:table-cell office:value-type="string">
            <text:p>role</text:p>
          </table:table-cell>
          <table:table-cell office:value-type="string">
            <text:p>name</text:p>
          </table:table-cell>
          <table:table-cell office:value-type="string">
            <text:p>section</text:p>
          </table:table-cell>
          <table:table-cell office:value-type="string">
            <text:p>name</text:p>
          </table:table-cell>
          <table:table-cell office:value-type="string">
            <text:p>role</text:p>
          </table:table-cell>
          <table:table-cell office:value-type="string">
            <text:p>dept</text:p>
          </table:table-cell>
          <table:table-cell office:value-type="string">
            <text:p>SSID</text:p>
          </table:table-cell>
          <table:table-cell office:value-type="string">
            <text:p>OrcID</text:p>
          </table:table-cell>
        </table:table-row>
        <table:table-row table:style-name="ro2">
          <table:table-cell office:value-type="string">
            <text:p>innercoauthorsid_9afe9b2892cc03a24ccf6db5d0a0cca3</text:p>
          </table:table-cell>
          <table:table-cell office:value-type="string">
            <text:p>Aceti Alessandr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Aceti Alessandro</text:p>
          </table:table-cell>
          <table:table-cell office:value-type="string">
            <text:p>Not in design department</text:p>
          </table:table-cell>
          <table:table-cell table:formula="of:=VLOOKUP([.G2];[Sheet2.$A$1:.$E$103];2;1)" office:value-type="float" office:value="0">
            <text:p>#N/A</text:p>
          </table:table-cell>
          <table:table-cell/>
          <table:table-cell table:formula="of:=VLOOKUP([.$G2];[Sheet2.$A$1:.$E$103];4;1)" office:value-type="float" office:value="0">
            <text:p>#N/A</text:p>
          </table:table-cell>
          <table:table-cell table:formula="of:=VLOOKUP([.$G2];[Sheet2.$A$1:.$E$103];4;1)" office:value-type="float" office:value="0">
            <text:p>#N/A</text:p>
          </table:table-cell>
          <table:table-cell table:formula="of:=VLOOKUP([.$G2];[Sheet2.$A$1:.$E$103];5;1)" office:value-type="float" office:value="0">
            <text:p>#N/A</text:p>
          </table:table-cell>
        </table:table-row>
        <table:table-row table:style-name="ro2">
          <table:table-cell office:value-type="string">
            <text:p>innercoauthorsid_444623ff4cd1583769325f57f6c7c9ae</text:p>
          </table:table-cell>
          <table:table-cell office:value-type="string">
            <text:p>Affinito Lau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Affinito Laura</text:p>
          </table:table-cell>
          <table:table-cell office:value-type="string">
            <text:p>Not in design department</text:p>
          </table:table-cell>
          <table:table-cell table:formula="of:=VLOOKUP([.G3];[Sheet2.$A$1:.$E$103];2;1)" office:value-type="float" office:value="0">
            <text:p>#N/A</text:p>
          </table:table-cell>
          <table:table-cell/>
          <table:table-cell table:formula="of:=VLOOKUP([.$G3];[Sheet2.$A$1:.$E$103];4;1)" office:value-type="float" office:value="0">
            <text:p>#N/A</text:p>
          </table:table-cell>
          <table:table-cell table:formula="of:=VLOOKUP([.$G3];[Sheet2.$A$1:.$E$103];4;1)" office:value-type="float" office:value="0">
            <text:p>#N/A</text:p>
          </table:table-cell>
          <table:table-cell table:formula="of:=VLOOKUP([.$G3];[Sheet2.$A$1:.$E$103];5;1)" office:value-type="float" office:value="0">
            <text:p>#N/A</text:p>
          </table:table-cell>
        </table:table-row>
        <table:table-row table:style-name="ro2">
          <table:table-cell office:value-type="string">
            <text:p>innercoauthorsid_271f4e4d10a8d7b1b1349c86446760ac</text:p>
          </table:table-cell>
          <table:table-cell office:value-type="string">
            <text:p>Aguzzi Manue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Aguzzi Manuela</text:p>
          </table:table-cell>
          <table:table-cell office:value-type="string">
            <text:p>Not in design department</text:p>
          </table:table-cell>
          <table:table-cell table:formula="of:=VLOOKUP([.G4];[Sheet2.$A$1:.$E$103];2;1)" office:value-type="float" office:value="0">
            <text:p>#N/A</text:p>
          </table:table-cell>
          <table:table-cell/>
          <table:table-cell table:formula="of:=VLOOKUP([.$G4];[Sheet2.$A$1:.$E$103];4;1)" office:value-type="float" office:value="0">
            <text:p>#N/A</text:p>
          </table:table-cell>
          <table:table-cell table:formula="of:=VLOOKUP([.$G4];[Sheet2.$A$1:.$E$103];4;1)" office:value-type="float" office:value="0">
            <text:p>#N/A</text:p>
          </table:table-cell>
          <table:table-cell table:formula="of:=VLOOKUP([.$G4];[Sheet2.$A$1:.$E$103];5;1)" office:value-type="float" office:value="0">
            <text:p>#N/A</text:p>
          </table:table-cell>
        </table:table-row>
        <table:table-row table:style-name="ro2">
          <table:table-cell office:value-type="string">
            <text:p>innercoauthorsid_238ac3b330193031f95fb3ccff9dbef3</text:p>
          </table:table-cell>
          <table:table-cell office:value-type="string">
            <text:p>Alberti Erik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Alberti Erika</text:p>
          </table:table-cell>
          <table:table-cell office:value-type="string">
            <text:p>Not in design department</text:p>
          </table:table-cell>
          <table:table-cell table:formula="of:=VLOOKUP([.G5];[Sheet2.$A$1:.$E$103];2;1)" office:value-type="float" office:value="0">
            <text:p>#N/A</text:p>
          </table:table-cell>
          <table:table-cell/>
          <table:table-cell table:formula="of:=VLOOKUP([.$G5];[Sheet2.$A$1:.$E$103];4;1)" office:value-type="float" office:value="0">
            <text:p>#N/A</text:p>
          </table:table-cell>
          <table:table-cell table:formula="of:=VLOOKUP([.$G5];[Sheet2.$A$1:.$E$103];4;1)" office:value-type="float" office:value="0">
            <text:p>#N/A</text:p>
          </table:table-cell>
          <table:table-cell table:formula="of:=VLOOKUP([.$G5];[Sheet2.$A$1:.$E$103];5;1)" office:value-type="float" office:value="0">
            <text:p>#N/A</text:p>
          </table:table-cell>
        </table:table-row>
        <table:table-row table:style-name="ro2">
          <table:table-cell office:value-type="string">
            <text:p>innercoauthorsid_ce78064a1b4436bf5250d3b006bc215a</text:p>
          </table:table-cell>
          <table:table-cell office:value-type="string">
            <text:p>Aliverti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Aliverti Andrea</text:p>
          </table:table-cell>
          <table:table-cell office:value-type="string">
            <text:p>Not in design department</text:p>
          </table:table-cell>
          <table:table-cell table:formula="of:=VLOOKUP([.G6];[Sheet2.$A$1:.$E$103];2;1)" office:value-type="float" office:value="0">
            <text:p>#N/A</text:p>
          </table:table-cell>
          <table:table-cell/>
          <table:table-cell table:formula="of:=VLOOKUP([.$G6];[Sheet2.$A$1:.$E$103];4;1)" office:value-type="float" office:value="0">
            <text:p>#N/A</text:p>
          </table:table-cell>
          <table:table-cell table:formula="of:=VLOOKUP([.$G6];[Sheet2.$A$1:.$E$103];4;1)" office:value-type="float" office:value="0">
            <text:p>#N/A</text:p>
          </table:table-cell>
          <table:table-cell table:formula="of:=VLOOKUP([.$G6];[Sheet2.$A$1:.$E$103];5;1)" office:value-type="float" office:value="0">
            <text:p>#N/A</text:p>
          </table:table-cell>
        </table:table-row>
        <table:table-row table:style-name="ro2">
          <table:table-cell office:value-type="string">
            <text:p>innercoauthorsid_12410ea6bf22c49d0b17f210bdf5df2c</text:p>
          </table:table-cell>
          <table:table-cell office:value-type="string">
            <text:p>Amaldi Edoard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Amaldi Edoardo</text:p>
          </table:table-cell>
          <table:table-cell office:value-type="string">
            <text:p>Not in design department</text:p>
          </table:table-cell>
          <table:table-cell table:formula="of:=VLOOKUP([.G7];[Sheet2.$A$1:.$E$103];2;1)" office:value-type="float" office:value="0">
            <text:p>#N/A</text:p>
          </table:table-cell>
          <table:table-cell/>
          <table:table-cell table:formula="of:=VLOOKUP([.$G7];[Sheet2.$A$1:.$E$103];4;1)" office:value-type="float" office:value="0">
            <text:p>#N/A</text:p>
          </table:table-cell>
          <table:table-cell table:formula="of:=VLOOKUP([.$G7];[Sheet2.$A$1:.$E$103];4;1)" office:value-type="float" office:value="0">
            <text:p>#N/A</text:p>
          </table:table-cell>
          <table:table-cell table:formula="of:=VLOOKUP([.$G7];[Sheet2.$A$1:.$E$103];5;1)" office:value-type="float" office:value="0">
            <text:p>#N/A</text:p>
          </table:table-cell>
        </table:table-row>
        <table:table-row table:style-name="ro2">
          <table:table-cell office:value-type="string">
            <text:p>innercoauthorsid_9f29fbacc825229d2a0c6a4573c26808</text:p>
          </table:table-cell>
          <table:table-cell office:value-type="string">
            <text:p>Amandolese Danie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Amandolese Daniela</text:p>
          </table:table-cell>
          <table:table-cell office:value-type="string">
            <text:p>Not in design department</text:p>
          </table:table-cell>
          <table:table-cell table:formula="of:=VLOOKUP([.G8];[Sheet2.$A$1:.$E$103];2;1)" office:value-type="float" office:value="0">
            <text:p>#N/A</text:p>
          </table:table-cell>
          <table:table-cell/>
          <table:table-cell table:formula="of:=VLOOKUP([.$G8];[Sheet2.$A$1:.$E$103];4;1)" office:value-type="float" office:value="0">
            <text:p>#N/A</text:p>
          </table:table-cell>
          <table:table-cell table:formula="of:=VLOOKUP([.$G8];[Sheet2.$A$1:.$E$103];4;1)" office:value-type="float" office:value="0">
            <text:p>#N/A</text:p>
          </table:table-cell>
          <table:table-cell table:formula="of:=VLOOKUP([.$G8];[Sheet2.$A$1:.$E$103];5;1)" office:value-type="float" office:value="0">
            <text:p>#N/A</text:p>
          </table:table-cell>
        </table:table-row>
        <table:table-row table:style-name="ro2">
          <table:table-cell office:value-type="string">
            <text:p>innercoauthorsid_17cdb904a86f7d58923f248b666e2759</text:p>
          </table:table-cell>
          <table:table-cell office:value-type="string">
            <text:p>Amoruso Giuseppe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ociate Professor</text:p>
          </table:table-cell>
          <table:table-cell office:value-type="string">
            <text:p>Amoruso Giuseppe</text:p>
          </table:table-cell>
          <table:table-cell office:value-type="string">
            <text:p>Design e Culture</text:p>
          </table:table-cell>
          <table:table-cell table:formula="of:=VLOOKUP([.$G9];[Sheet2.$A$1:.$E$103];2;1)" office:value-type="string" office:string-value="Professore associato a tempo pieno">
            <text:p>Professore associato a tempo pieno</text:p>
          </table:table-cell>
          <table:table-cell table:formula="of:=VLOOKUP([.$G9];[Sheet2.$A$1:.$E$103];3;1)" office:value-type="string" office:string-value="Dipartimento di Design">
            <text:p>Dipartimento di Design</text:p>
          </table:table-cell>
          <table:table-cell table:formula="of:=VLOOKUP([.$G9];[Sheet2.$A$1:.$E$103];4;1)" office:value-type="string" office:string-value="ICAR/17 - Disegno">
            <text:p>ICAR/17 - Disegno</text:p>
          </table:table-cell>
          <table:table-cell table:formula="of:=VLOOKUP([.$G9];[Sheet2.$A$1:.$E$103];4;1)" office:value-type="string" office:string-value="ICAR/17 - Disegno">
            <text:p>ICAR/17 - Disegno</text:p>
          </table:table-cell>
          <table:table-cell table:formula="of:=VLOOKUP([.$G9];[Sheet2.$A$1:.$E$103];5;1)" office:value-type="string" office:string-value="https://orcid.org/0000-0001-7821-4517">
            <text:p>https://orcid.org/0000-0001-7821-4517</text:p>
          </table:table-cell>
        </table:table-row>
        <table:table-row table:style-name="ro2">
          <table:table-cell office:value-type="string">
            <text:p>innercoauthorsid_14bf267d40437590a32d9319cc201c2d</text:p>
          </table:table-cell>
          <table:table-cell office:value-type="string">
            <text:p>Andreis Diego Vittor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Andreis Diego Vittorio</text:p>
          </table:table-cell>
          <table:table-cell office:value-type="string">
            <text:p>Not in design department</text:p>
          </table:table-cell>
          <table:table-cell table:formula="of:=VLOOKUP([.G1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0];[Sheet2.$A$1:.$E$103];4;1)" office:value-type="string" office:string-value="ICAR/17 - Disegno">
            <text:p>ICAR/17 - Disegno</text:p>
          </table:table-cell>
          <table:table-cell table:formula="of:=VLOOKUP([.$G10];[Sheet2.$A$1:.$E$103];4;1)" office:value-type="string" office:string-value="ICAR/17 - Disegno">
            <text:p>ICAR/17 - Disegno</text:p>
          </table:table-cell>
          <table:table-cell table:formula="of:=VLOOKUP([.$G10];[Sheet2.$A$1:.$E$103];5;1)" office:value-type="string" office:string-value="https://orcid.org/0000-0001-7821-4517">
            <text:p>https://orcid.org/0000-0001-7821-4517</text:p>
          </table:table-cell>
        </table:table-row>
        <table:table-row table:style-name="ro2">
          <table:table-cell office:value-type="string">
            <text:p>innercoauthorsid_b04565ea9b04a1b2df7d4e55a3897473</text:p>
          </table:table-cell>
          <table:table-cell office:value-type="string">
            <text:p>Andreoni Giuseppe</text:p>
          </table:table-cell>
          <table:table-cell/>
          <table:table-cell office:value-type="string">
            <text:p>innerCoAuthorsId</text:p>
          </table:table-cell>
          <table:table-cell office:value-type="float" office:value="106">
            <text:p>106</text:p>
          </table:table-cell>
          <table:table-cell office:value-type="string">
            <text:p>Associate Professor</text:p>
          </table:table-cell>
          <table:table-cell office:value-type="string">
            <text:p>Andreoni Giuseppe</text:p>
          </table:table-cell>
          <table:table-cell office:value-type="string">
            <text:p>Design di Prodotti Strategie e Servizi</text:p>
          </table:table-cell>
          <table:table-cell table:formula="of:=VLOOKUP([.G1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1];[Sheet2.$A$1:.$E$103];4;1)" office:value-type="string" office:string-value="ING-INF/06 - Bioingegneria Elettronica E Informatica">
            <text:p>ING-INF/06 - Bioingegneria Elettronica E Informatica</text:p>
          </table:table-cell>
          <table:table-cell table:formula="of:=VLOOKUP([.$G11];[Sheet2.$A$1:.$E$103];4;1)" office:value-type="string" office:string-value="ING-INF/06 - Bioingegneria Elettronica E Informatica">
            <text:p>ING-INF/06 - Bioingegneria Elettronica E Informatica</text:p>
          </table:table-cell>
          <table:table-cell table:formula="of:=VLOOKUP([.$G11];[Sheet2.$A$1:.$E$103];5;1)" office:value-type="string" office:string-value="https://orcid.org/0000-0002-5537-4128">
            <text:p>https://orcid.org/0000-0002-5537-4128</text:p>
          </table:table-cell>
        </table:table-row>
        <table:table-row table:style-name="ro2">
          <table:table-cell office:value-type="string">
            <text:p>innercoauthorsid_6167a2820190357a87a61da91525d04f</text:p>
          </table:table-cell>
          <table:table-cell office:value-type="string">
            <text:p>Andreozzi Matte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Andreozzi Matteo</text:p>
          </table:table-cell>
          <table:table-cell office:value-type="string">
            <text:p>Not in design department</text:p>
          </table:table-cell>
          <table:table-cell table:formula="of:=VLOOKUP([.G1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2];[Sheet2.$A$1:.$E$103];4;1)" office:value-type="string" office:string-value="ING-INF/06 - Bioingegneria Elettronica E Informatica">
            <text:p>ING-INF/06 - Bioingegneria Elettronica E Informatica</text:p>
          </table:table-cell>
          <table:table-cell table:formula="of:=VLOOKUP([.$G12];[Sheet2.$A$1:.$E$103];4;1)" office:value-type="string" office:string-value="ING-INF/06 - Bioingegneria Elettronica E Informatica">
            <text:p>ING-INF/06 - Bioingegneria Elettronica E Informatica</text:p>
          </table:table-cell>
          <table:table-cell table:formula="of:=VLOOKUP([.$G12];[Sheet2.$A$1:.$E$103];5;1)" office:value-type="string" office:string-value="https://orcid.org/0000-0002-5537-4128">
            <text:p>https://orcid.org/0000-0002-5537-4128</text:p>
          </table:table-cell>
        </table:table-row>
        <table:table-row table:style-name="ro2">
          <table:table-cell office:value-type="string">
            <text:p>innercoauthorsid_9a0dec1aa6f6868d8ff1278cbf3c8c98</text:p>
          </table:table-cell>
          <table:table-cell office:value-type="string">
            <text:p>Anselmi Laura</text:p>
          </table:table-cell>
          <table:table-cell/>
          <table:table-cell office:value-type="string">
            <text:p>innerCoAuthorsId</text:p>
          </table:table-cell>
          <table:table-cell office:value-type="float" office:value="37">
            <text:p>37</text:p>
          </table:table-cell>
          <table:table-cell office:value-type="string">
            <text:p>Associate Professor</text:p>
          </table:table-cell>
          <table:table-cell office:value-type="string">
            <text:p>Anselmi Laura</text:p>
          </table:table-cell>
          <table:table-cell office:value-type="string">
            <text:p>Design degli Ambienti del Paesaggio e della Mobilità</text:p>
          </table:table-cell>
          <table:table-cell table:formula="of:=VLOOKUP([.G1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3];[Sheet2.$A$1:.$E$103];4;1)" office:value-type="string" office:string-value="ICAR/13 - Disegno Industriale">
            <text:p>ICAR/13 - Disegno Industriale</text:p>
          </table:table-cell>
          <table:table-cell table:formula="of:=VLOOKUP([.$G13];[Sheet2.$A$1:.$E$103];4;1)" office:value-type="string" office:string-value="ICAR/13 - Disegno Industriale">
            <text:p>ICAR/13 - Disegno Industriale</text:p>
          </table:table-cell>
          <table:table-cell table:formula="of:=VLOOKUP([.$G13];[Sheet2.$A$1:.$E$103];5;1)" office:value-type="string" office:string-value="https://orcid.org/0000-0002-6149-2382">
            <text:p>https://orcid.org/0000-0002-6149-2382</text:p>
          </table:table-cell>
        </table:table-row>
        <table:table-row table:style-name="ro2">
          <table:table-cell office:value-type="string">
            <text:p>innercoauthorsid_4fe23db35944c46144cb3756ca4a6e2b</text:p>
          </table:table-cell>
          <table:table-cell office:value-type="string">
            <text:p>Anzani Anna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ociate Professor</text:p>
          </table:table-cell>
          <table:table-cell office:value-type="string">
            <text:p>Anzani Anna</text:p>
          </table:table-cell>
          <table:table-cell office:value-type="string">
            <text:p>Design degli Ambienti del Paesaggio e della Mobilità</text:p>
          </table:table-cell>
          <table:table-cell table:formula="of:=VLOOKUP([.G1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4];[Sheet2.$A$1:.$E$103];4;1)" office:value-type="string" office:string-value="ICAR/19 - Restauro">
            <text:p>ICAR/19 - Restauro</text:p>
          </table:table-cell>
          <table:table-cell table:formula="of:=VLOOKUP([.$G14];[Sheet2.$A$1:.$E$103];4;1)" office:value-type="string" office:string-value="ICAR/19 - Restauro">
            <text:p>ICAR/19 - Restauro</text:p>
          </table:table-cell>
          <table:table-cell table:formula="of:=VLOOKUP([.$G14];[Sheet2.$A$1:.$E$103];5;1)" office:value-type="string" office:string-value="https://orcid.org/0000-0002-4265-1720">
            <text:p>https://orcid.org/0000-0002-4265-1720</text:p>
          </table:table-cell>
        </table:table-row>
        <table:table-row table:style-name="ro2">
          <table:table-cell office:value-type="string">
            <text:p>innercoauthorsid_2390ecd940117c2e91a9897488a2d391</text:p>
          </table:table-cell>
          <table:table-cell office:value-type="string">
            <text:p>Arena Marik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Arena Marika</text:p>
          </table:table-cell>
          <table:table-cell office:value-type="string">
            <text:p>Not in design department</text:p>
          </table:table-cell>
          <table:table-cell table:formula="of:=VLOOKUP([.G1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5];[Sheet2.$A$1:.$E$103];4;1)" office:value-type="string" office:string-value="ICAR/19 - Restauro">
            <text:p>ICAR/19 - Restauro</text:p>
          </table:table-cell>
          <table:table-cell table:formula="of:=VLOOKUP([.$G15];[Sheet2.$A$1:.$E$103];4;1)" office:value-type="string" office:string-value="ICAR/19 - Restauro">
            <text:p>ICAR/19 - Restauro</text:p>
          </table:table-cell>
          <table:table-cell table:formula="of:=VLOOKUP([.$G15];[Sheet2.$A$1:.$E$103];5;1)" office:value-type="string" office:string-value="https://orcid.org/0000-0002-4265-1720">
            <text:p>https://orcid.org/0000-0002-4265-1720</text:p>
          </table:table-cell>
        </table:table-row>
        <table:table-row table:style-name="ro2">
          <table:table-cell office:value-type="string">
            <text:p>innercoauthorsid_228c456266e70e0d95a4222e696eaf04</text:p>
          </table:table-cell>
          <table:table-cell office:value-type="string">
            <text:p>Ariansyah Dedy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Ariansyah Dedy</text:p>
          </table:table-cell>
          <table:table-cell office:value-type="string">
            <text:p>Not in design department</text:p>
          </table:table-cell>
          <table:table-cell table:formula="of:=VLOOKUP([.G1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6];[Sheet2.$A$1:.$E$103];4;1)" office:value-type="string" office:string-value="ICAR/19 - Restauro">
            <text:p>ICAR/19 - Restauro</text:p>
          </table:table-cell>
          <table:table-cell table:formula="of:=VLOOKUP([.$G16];[Sheet2.$A$1:.$E$103];4;1)" office:value-type="string" office:string-value="ICAR/19 - Restauro">
            <text:p>ICAR/19 - Restauro</text:p>
          </table:table-cell>
          <table:table-cell table:formula="of:=VLOOKUP([.$G16];[Sheet2.$A$1:.$E$103];5;1)" office:value-type="string" office:string-value="https://orcid.org/0000-0002-4265-1720">
            <text:p>https://orcid.org/0000-0002-4265-1720</text:p>
          </table:table-cell>
        </table:table-row>
        <table:table-row table:style-name="ro2">
          <table:table-cell office:value-type="string">
            <text:p>innercoauthorsid_0c1d3cd831d48c6891dfba3c80493eef</text:p>
          </table:table-cell>
          <table:table-cell office:value-type="string">
            <text:p>Aringhieri Rober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Aringhieri Roberto</text:p>
          </table:table-cell>
          <table:table-cell office:value-type="string">
            <text:p>Not in design department</text:p>
          </table:table-cell>
          <table:table-cell table:formula="of:=VLOOKUP([.G1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7];[Sheet2.$A$1:.$E$103];4;1)" office:value-type="string" office:string-value="ICAR/19 - Restauro">
            <text:p>ICAR/19 - Restauro</text:p>
          </table:table-cell>
          <table:table-cell table:formula="of:=VLOOKUP([.$G17];[Sheet2.$A$1:.$E$103];4;1)" office:value-type="string" office:string-value="ICAR/19 - Restauro">
            <text:p>ICAR/19 - Restauro</text:p>
          </table:table-cell>
          <table:table-cell table:formula="of:=VLOOKUP([.$G17];[Sheet2.$A$1:.$E$103];5;1)" office:value-type="string" office:string-value="https://orcid.org/0000-0002-4265-1720">
            <text:p>https://orcid.org/0000-0002-4265-1720</text:p>
          </table:table-cell>
        </table:table-row>
        <table:table-row table:style-name="ro2">
          <table:table-cell office:value-type="string">
            <text:p>innercoauthorsid_746ddf02c4cfd8360418fb48816e1430</text:p>
          </table:table-cell>
          <table:table-cell office:value-type="string">
            <text:p>Arnaboldi Michel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Arnaboldi Michela</text:p>
          </table:table-cell>
          <table:table-cell office:value-type="string">
            <text:p>Not in design department</text:p>
          </table:table-cell>
          <table:table-cell table:formula="of:=VLOOKUP([.G1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8];[Sheet2.$A$1:.$E$103];4;1)" office:value-type="string" office:string-value="ICAR/19 - Restauro">
            <text:p>ICAR/19 - Restauro</text:p>
          </table:table-cell>
          <table:table-cell table:formula="of:=VLOOKUP([.$G18];[Sheet2.$A$1:.$E$103];4;1)" office:value-type="string" office:string-value="ICAR/19 - Restauro">
            <text:p>ICAR/19 - Restauro</text:p>
          </table:table-cell>
          <table:table-cell table:formula="of:=VLOOKUP([.$G18];[Sheet2.$A$1:.$E$103];5;1)" office:value-type="string" office:string-value="https://orcid.org/0000-0002-4265-1720">
            <text:p>https://orcid.org/0000-0002-4265-1720</text:p>
          </table:table-cell>
        </table:table-row>
        <table:table-row table:style-name="ro2">
          <table:table-cell office:value-type="string">
            <text:p>innercoauthorsid_9a6cd97eae1ee3dae5f3665e633b7d1c</text:p>
          </table:table-cell>
          <table:table-cell office:value-type="string">
            <text:p>Arquilla Venanzio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ociate Professor</text:p>
          </table:table-cell>
          <table:table-cell office:value-type="string">
            <text:p>Arquilla Venanzio</text:p>
          </table:table-cell>
          <table:table-cell office:value-type="string">
            <text:p>Design di Prodotti Strategie e Servizi</text:p>
          </table:table-cell>
          <table:table-cell table:formula="of:=VLOOKUP([.G1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9];[Sheet2.$A$1:.$E$103];4;1)" office:value-type="string" office:string-value="ICAR/13 - Disegno Industriale">
            <text:p>ICAR/13 - Disegno Industriale</text:p>
          </table:table-cell>
          <table:table-cell table:formula="of:=VLOOKUP([.$G19];[Sheet2.$A$1:.$E$103];4;1)" office:value-type="string" office:string-value="ICAR/13 - Disegno Industriale">
            <text:p>ICAR/13 - Disegno Industriale</text:p>
          </table:table-cell>
          <table:table-cell table:formula="of:=VLOOKUP([.$G19];[Sheet2.$A$1:.$E$103];5;1)" office:value-type="string" office:string-value="https://orcid.org/0000-0003-1626-0221">
            <text:p>https://orcid.org/0000-0003-1626-0221</text:p>
          </table:table-cell>
        </table:table-row>
        <table:table-row table:style-name="ro2">
          <table:table-cell office:value-type="string">
            <text:p>innercoauthorsid_8f1efee79bba140dc687ba0926b542d0</text:p>
          </table:table-cell>
          <table:table-cell office:value-type="string">
            <text:p>Arslan Pelin</text:p>
          </table:table-cell>
          <table:table-cell/>
          <table:table-cell office:value-type="string">
            <text:p>innerCoAuthorsId</text:p>
          </table:table-cell>
          <table:table-cell office:value-type="float" office:value="10">
            <text:p>10</text:p>
          </table:table-cell>
          <table:table-cell office:value-type="string">
            <text:p>Not in design department</text:p>
          </table:table-cell>
          <table:table-cell office:value-type="string">
            <text:p>Arslan Pelin</text:p>
          </table:table-cell>
          <table:table-cell office:value-type="string">
            <text:p>Not in design department</text:p>
          </table:table-cell>
          <table:table-cell table:formula="of:=VLOOKUP([.G2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0];[Sheet2.$A$1:.$E$103];4;1)" office:value-type="string" office:string-value="ICAR/13 - Disegno Industriale">
            <text:p>ICAR/13 - Disegno Industriale</text:p>
          </table:table-cell>
          <table:table-cell table:formula="of:=VLOOKUP([.$G20];[Sheet2.$A$1:.$E$103];4;1)" office:value-type="string" office:string-value="ICAR/13 - Disegno Industriale">
            <text:p>ICAR/13 - Disegno Industriale</text:p>
          </table:table-cell>
          <table:table-cell table:formula="of:=VLOOKUP([.$G20];[Sheet2.$A$1:.$E$103];5;1)" office:value-type="string" office:string-value="https://orcid.org/0000-0003-1626-0221">
            <text:p>https://orcid.org/0000-0003-1626-0221</text:p>
          </table:table-cell>
        </table:table-row>
        <table:table-row table:style-name="ro2">
          <table:table-cell office:value-type="string">
            <text:p>innercoauthorsid_b7cd36b8e783a2f67a0a30501ba87054</text:p>
          </table:table-cell>
          <table:table-cell office:value-type="string">
            <text:p>Augelli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Augelli Francesco</text:p>
          </table:table-cell>
          <table:table-cell office:value-type="string">
            <text:p>Not in design department</text:p>
          </table:table-cell>
          <table:table-cell table:formula="of:=VLOOKUP([.G2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1];[Sheet2.$A$1:.$E$103];4;1)" office:value-type="string" office:string-value="ICAR/13 - Disegno Industriale">
            <text:p>ICAR/13 - Disegno Industriale</text:p>
          </table:table-cell>
          <table:table-cell table:formula="of:=VLOOKUP([.$G21];[Sheet2.$A$1:.$E$103];4;1)" office:value-type="string" office:string-value="ICAR/13 - Disegno Industriale">
            <text:p>ICAR/13 - Disegno Industriale</text:p>
          </table:table-cell>
          <table:table-cell table:formula="of:=VLOOKUP([.$G21];[Sheet2.$A$1:.$E$103];5;1)" office:value-type="string" office:string-value="https://orcid.org/0000-0003-1626-0221">
            <text:p>https://orcid.org/0000-0003-1626-0221</text:p>
          </table:table-cell>
        </table:table-row>
        <table:table-row table:style-name="ro2">
          <table:table-cell office:value-type="string">
            <text:p>innercoauthorsid_847d4d5290fddda9eb7f6ceda77186e2</text:p>
          </table:table-cell>
          <table:table-cell office:value-type="string">
            <text:p>Aureggi Marco Giancar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Research Fellow</text:p>
          </table:table-cell>
          <table:table-cell office:value-type="string">
            <text:p>Aureggi Marco Giancarlo</text:p>
          </table:table-cell>
          <table:table-cell office:value-type="string">
            <text:p>No section</text:p>
          </table:table-cell>
          <table:table-cell table:formula="of:=VLOOKUP([.G2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2];[Sheet2.$A$1:.$E$103];4;1)" office:value-type="string" office:string-value="ICAR/13 - Disegno Industriale">
            <text:p>ICAR/13 - Disegno Industriale</text:p>
          </table:table-cell>
          <table:table-cell table:formula="of:=VLOOKUP([.$G22];[Sheet2.$A$1:.$E$103];4;1)" office:value-type="string" office:string-value="ICAR/13 - Disegno Industriale">
            <text:p>ICAR/13 - Disegno Industriale</text:p>
          </table:table-cell>
          <table:table-cell table:formula="of:=VLOOKUP([.$G22];[Sheet2.$A$1:.$E$103];5;1)" office:value-type="string" office:string-value="https://orcid.org/0000-0003-1626-0221">
            <text:p>https://orcid.org/0000-0003-1626-0221</text:p>
          </table:table-cell>
        </table:table-row>
        <table:table-row table:style-name="ro2">
          <table:table-cell office:value-type="string">
            <text:p>innercoauthorsid_af192bfe8287f6ea47e2a9d628d27c14</text:p>
          </table:table-cell>
          <table:table-cell office:value-type="string">
            <text:p>Auricchio Valentin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Auricchio Valentina</text:p>
          </table:table-cell>
          <table:table-cell office:value-type="string">
            <text:p>Not in design department</text:p>
          </table:table-cell>
          <table:table-cell table:formula="of:=VLOOKUP([.G2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3];[Sheet2.$A$1:.$E$103];4;1)" office:value-type="string" office:string-value="ICAR/13 - Disegno Industriale">
            <text:p>ICAR/13 - Disegno Industriale</text:p>
          </table:table-cell>
          <table:table-cell table:formula="of:=VLOOKUP([.$G23];[Sheet2.$A$1:.$E$103];4;1)" office:value-type="string" office:string-value="ICAR/13 - Disegno Industriale">
            <text:p>ICAR/13 - Disegno Industriale</text:p>
          </table:table-cell>
          <table:table-cell table:formula="of:=VLOOKUP([.$G23];[Sheet2.$A$1:.$E$103];5;1)" office:value-type="string" office:string-value="https://orcid.org/0000-0003-1626-0221">
            <text:p>https://orcid.org/0000-0003-1626-0221</text:p>
          </table:table-cell>
        </table:table-row>
        <table:table-row table:style-name="ro2">
          <table:table-cell office:value-type="string">
            <text:p>innercoauthorsid_b8e9956491d53fb2c4b3be50d24a15a7</text:p>
          </table:table-cell>
          <table:table-cell office:value-type="string">
            <text:p>Ayala Garcia Camilo</text:p>
          </table:table-cell>
          <table:table-cell/>
          <table:table-cell office:value-type="string">
            <text:p>innerCoAuthorsId</text:p>
          </table:table-cell>
          <table:table-cell office:value-type="float" office:value="12">
            <text:p>12</text:p>
          </table:table-cell>
          <table:table-cell office:value-type="string">
            <text:p>PhD student</text:p>
          </table:table-cell>
          <table:table-cell office:value-type="string">
            <text:p>Ayala Garcia Camilo</text:p>
          </table:table-cell>
          <table:table-cell office:value-type="string">
            <text:p>No section</text:p>
          </table:table-cell>
          <table:table-cell table:formula="of:=VLOOKUP([.G2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4];[Sheet2.$A$1:.$E$103];4;1)" office:value-type="string" office:string-value="ICAR/13 - Disegno Industriale">
            <text:p>ICAR/13 - Disegno Industriale</text:p>
          </table:table-cell>
          <table:table-cell table:formula="of:=VLOOKUP([.$G24];[Sheet2.$A$1:.$E$103];4;1)" office:value-type="string" office:string-value="ICAR/13 - Disegno Industriale">
            <text:p>ICAR/13 - Disegno Industriale</text:p>
          </table:table-cell>
          <table:table-cell table:formula="of:=VLOOKUP([.$G24];[Sheet2.$A$1:.$E$103];5;1)" office:value-type="string" office:string-value="https://orcid.org/0000-0003-1626-0221">
            <text:p>https://orcid.org/0000-0003-1626-0221</text:p>
          </table:table-cell>
        </table:table-row>
        <table:table-row table:style-name="ro2">
          <table:table-cell office:value-type="string">
            <text:p>innercoauthorsid_369e7183a379b9f902cee8e265550cad</text:p>
          </table:table-cell>
          <table:table-cell office:value-type="string">
            <text:p>Azzi Matteo</text:p>
          </table:table-cell>
          <table:table-cell/>
          <table:table-cell office:value-type="string">
            <text:p>innerCoAuthorsId</text:p>
          </table:table-cell>
          <table:table-cell office:value-type="float" office:value="10">
            <text:p>10</text:p>
          </table:table-cell>
          <table:table-cell office:value-type="string">
            <text:p>Not in design department</text:p>
          </table:table-cell>
          <table:table-cell office:value-type="string">
            <text:p>Azzi Matteo</text:p>
          </table:table-cell>
          <table:table-cell office:value-type="string">
            <text:p>Not in design department</text:p>
          </table:table-cell>
          <table:table-cell table:formula="of:=VLOOKUP([.G2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5];[Sheet2.$A$1:.$E$103];4;1)" office:value-type="string" office:string-value="ICAR/13 - Disegno Industriale">
            <text:p>ICAR/13 - Disegno Industriale</text:p>
          </table:table-cell>
          <table:table-cell table:formula="of:=VLOOKUP([.$G25];[Sheet2.$A$1:.$E$103];4;1)" office:value-type="string" office:string-value="ICAR/13 - Disegno Industriale">
            <text:p>ICAR/13 - Disegno Industriale</text:p>
          </table:table-cell>
          <table:table-cell table:formula="of:=VLOOKUP([.$G25];[Sheet2.$A$1:.$E$103];5;1)" office:value-type="string" office:string-value="https://orcid.org/0000-0003-1626-0221">
            <text:p>https://orcid.org/0000-0003-1626-0221</text:p>
          </table:table-cell>
        </table:table-row>
        <table:table-row table:style-name="ro2">
          <table:table-cell office:value-type="string">
            <text:p>innercoauthorsid_2cb20de08b39870f2c29b240637fbe31</text:p>
          </table:table-cell>
          <table:table-cell office:value-type="string">
            <text:p>Azzone Giovanni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Azzone Giovanni</text:p>
          </table:table-cell>
          <table:table-cell office:value-type="string">
            <text:p>Not in design department</text:p>
          </table:table-cell>
          <table:table-cell table:formula="of:=VLOOKUP([.G2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6];[Sheet2.$A$1:.$E$103];4;1)" office:value-type="string" office:string-value="ICAR/13 - Disegno Industriale">
            <text:p>ICAR/13 - Disegno Industriale</text:p>
          </table:table-cell>
          <table:table-cell table:formula="of:=VLOOKUP([.$G26];[Sheet2.$A$1:.$E$103];4;1)" office:value-type="string" office:string-value="ICAR/13 - Disegno Industriale">
            <text:p>ICAR/13 - Disegno Industriale</text:p>
          </table:table-cell>
          <table:table-cell table:formula="of:=VLOOKUP([.$G26];[Sheet2.$A$1:.$E$103];5;1)" office:value-type="string" office:string-value="https://orcid.org/0000-0003-1626-0221">
            <text:p>https://orcid.org/0000-0003-1626-0221</text:p>
          </table:table-cell>
        </table:table-row>
        <table:table-row table:style-name="ro2">
          <table:table-cell office:value-type="string">
            <text:p>innercoauthorsid_f2a51b9936d8ae4a9d20c2ff8eedbef4</text:p>
          </table:table-cell>
          <table:table-cell office:value-type="string">
            <text:p>Bacchetti Elis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office:value-type="string">
            <text:p>Not in design department</text:p>
          </table:table-cell>
          <table:table-cell office:value-type="string">
            <text:p>Bacchetti Elisa</text:p>
          </table:table-cell>
          <table:table-cell office:value-type="string">
            <text:p>Not in design department</text:p>
          </table:table-cell>
          <table:table-cell table:formula="of:=VLOOKUP([.G2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7];[Sheet2.$A$1:.$E$103];4;1)" office:value-type="string" office:string-value="ICAR/13 - Disegno Industriale">
            <text:p>ICAR/13 - Disegno Industriale</text:p>
          </table:table-cell>
          <table:table-cell table:formula="of:=VLOOKUP([.$G27];[Sheet2.$A$1:.$E$103];4;1)" office:value-type="string" office:string-value="ICAR/13 - Disegno Industriale">
            <text:p>ICAR/13 - Disegno Industriale</text:p>
          </table:table-cell>
          <table:table-cell table:formula="of:=VLOOKUP([.$G27];[Sheet2.$A$1:.$E$103];5;1)" office:value-type="string" office:string-value="https://orcid.org/0000-0003-1626-0221">
            <text:p>https://orcid.org/0000-0003-1626-0221</text:p>
          </table:table-cell>
        </table:table-row>
        <table:table-row table:style-name="ro2">
          <table:table-cell office:value-type="string">
            <text:p>innercoauthorsid_aabab869f10c9a24c594fd90ce2cd205</text:p>
          </table:table-cell>
          <table:table-cell office:value-type="string">
            <text:p>Baek Joon Sang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Baek Joon Sang</text:p>
          </table:table-cell>
          <table:table-cell office:value-type="string">
            <text:p>Not in design department</text:p>
          </table:table-cell>
          <table:table-cell table:formula="of:=VLOOKUP([.G2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8];[Sheet2.$A$1:.$E$103];4;1)" office:value-type="string" office:string-value="ICAR/13 - Disegno Industriale">
            <text:p>ICAR/13 - Disegno Industriale</text:p>
          </table:table-cell>
          <table:table-cell table:formula="of:=VLOOKUP([.$G28];[Sheet2.$A$1:.$E$103];4;1)" office:value-type="string" office:string-value="ICAR/13 - Disegno Industriale">
            <text:p>ICAR/13 - Disegno Industriale</text:p>
          </table:table-cell>
          <table:table-cell table:formula="of:=VLOOKUP([.$G28];[Sheet2.$A$1:.$E$103];5;1)" office:value-type="string" office:string-value="https://orcid.org/0000-0003-1626-0221">
            <text:p>https://orcid.org/0000-0003-1626-0221</text:p>
          </table:table-cell>
        </table:table-row>
        <table:table-row table:style-name="ro2">
          <table:table-cell office:value-type="string">
            <text:p>innercoauthorsid_a38b487b985ac774a9ac5d99a6bd08da</text:p>
          </table:table-cell>
          <table:table-cell office:value-type="string">
            <text:p>Baglioni Adriana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office:value-type="string">
            <text:p>Not in design department</text:p>
          </table:table-cell>
          <table:table-cell office:value-type="string">
            <text:p>Baglioni Adriana</text:p>
          </table:table-cell>
          <table:table-cell office:value-type="string">
            <text:p>Not in design department</text:p>
          </table:table-cell>
          <table:table-cell table:formula="of:=VLOOKUP([.G2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9];[Sheet2.$A$1:.$E$103];4;1)" office:value-type="string" office:string-value="ICAR/13 - Disegno Industriale">
            <text:p>ICAR/13 - Disegno Industriale</text:p>
          </table:table-cell>
          <table:table-cell table:formula="of:=VLOOKUP([.$G29];[Sheet2.$A$1:.$E$103];4;1)" office:value-type="string" office:string-value="ICAR/13 - Disegno Industriale">
            <text:p>ICAR/13 - Disegno Industriale</text:p>
          </table:table-cell>
          <table:table-cell table:formula="of:=VLOOKUP([.$G29];[Sheet2.$A$1:.$E$103];5;1)" office:value-type="string" office:string-value="https://orcid.org/0000-0003-1626-0221">
            <text:p>https://orcid.org/0000-0003-1626-0221</text:p>
          </table:table-cell>
        </table:table-row>
        <table:table-row table:style-name="ro2">
          <table:table-cell office:value-type="string">
            <text:p>innercoauthorsid_70cb4c618fb77ff9ae2fc5a3714a1a56</text:p>
          </table:table-cell>
          <table:table-cell office:value-type="string">
            <text:p>Bagnara Sebastian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Bagnara Sebastiano</text:p>
          </table:table-cell>
          <table:table-cell office:value-type="string">
            <text:p>Not in design department</text:p>
          </table:table-cell>
          <table:table-cell table:formula="of:=VLOOKUP([.G3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0];[Sheet2.$A$1:.$E$103];4;1)" office:value-type="string" office:string-value="ICAR/13 - Disegno Industriale">
            <text:p>ICAR/13 - Disegno Industriale</text:p>
          </table:table-cell>
          <table:table-cell table:formula="of:=VLOOKUP([.$G30];[Sheet2.$A$1:.$E$103];4;1)" office:value-type="string" office:string-value="ICAR/13 - Disegno Industriale">
            <text:p>ICAR/13 - Disegno Industriale</text:p>
          </table:table-cell>
          <table:table-cell table:formula="of:=VLOOKUP([.$G30];[Sheet2.$A$1:.$E$103];5;1)" office:value-type="string" office:string-value="https://orcid.org/0000-0003-1626-0221">
            <text:p>https://orcid.org/0000-0003-1626-0221</text:p>
          </table:table-cell>
        </table:table-row>
        <table:table-row table:style-name="ro2">
          <table:table-cell office:value-type="string">
            <text:p>innercoauthorsid_22ac568c8a9e6bf3fdb08d53a904415f</text:p>
          </table:table-cell>
          <table:table-cell office:value-type="string">
            <text:p>Baila Angela</text:p>
          </table:table-cell>
          <table:table-cell/>
          <table:table-cell office:value-type="string">
            <text:p>innerCoAuthorsId</text:p>
          </table:table-cell>
          <table:table-cell office:value-type="float" office:value="11">
            <text:p>11</text:p>
          </table:table-cell>
          <table:table-cell office:value-type="string">
            <text:p>Not in design department</text:p>
          </table:table-cell>
          <table:table-cell office:value-type="string">
            <text:p>Baila Angela</text:p>
          </table:table-cell>
          <table:table-cell office:value-type="string">
            <text:p>Not in design department</text:p>
          </table:table-cell>
          <table:table-cell table:formula="of:=VLOOKUP([.G3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1];[Sheet2.$A$1:.$E$103];4;1)" office:value-type="string" office:string-value="ICAR/13 - Disegno Industriale">
            <text:p>ICAR/13 - Disegno Industriale</text:p>
          </table:table-cell>
          <table:table-cell table:formula="of:=VLOOKUP([.$G31];[Sheet2.$A$1:.$E$103];4;1)" office:value-type="string" office:string-value="ICAR/13 - Disegno Industriale">
            <text:p>ICAR/13 - Disegno Industriale</text:p>
          </table:table-cell>
          <table:table-cell table:formula="of:=VLOOKUP([.$G31];[Sheet2.$A$1:.$E$103];5;1)" office:value-type="string" office:string-value="https://orcid.org/0000-0003-1626-0221">
            <text:p>https://orcid.org/0000-0003-1626-0221</text:p>
          </table:table-cell>
        </table:table-row>
        <table:table-row table:style-name="ro2">
          <table:table-cell office:value-type="string">
            <text:p>innercoauthorsid_fa66f0d6f92cc029918093301b0856ad</text:p>
          </table:table-cell>
          <table:table-cell office:value-type="string">
            <text:p>Baldi Claud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aldi Claudia</text:p>
          </table:table-cell>
          <table:table-cell office:value-type="string">
            <text:p>Not in design department</text:p>
          </table:table-cell>
          <table:table-cell table:formula="of:=VLOOKUP([.G3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2];[Sheet2.$A$1:.$E$103];4;1)" office:value-type="string" office:string-value="ICAR/13 - Disegno Industriale">
            <text:p>ICAR/13 - Disegno Industriale</text:p>
          </table:table-cell>
          <table:table-cell table:formula="of:=VLOOKUP([.$G32];[Sheet2.$A$1:.$E$103];4;1)" office:value-type="string" office:string-value="ICAR/13 - Disegno Industriale">
            <text:p>ICAR/13 - Disegno Industriale</text:p>
          </table:table-cell>
          <table:table-cell table:formula="of:=VLOOKUP([.$G32];[Sheet2.$A$1:.$E$103];5;1)" office:value-type="string" office:string-value="https://orcid.org/0000-0003-1626-0221">
            <text:p>https://orcid.org/0000-0003-1626-0221</text:p>
          </table:table-cell>
        </table:table-row>
        <table:table-row table:style-name="ro2">
          <table:table-cell office:value-type="string">
            <text:p>innercoauthorsid_a5bd45f3937333bedbfaf0d11f1a9759</text:p>
          </table:table-cell>
          <table:table-cell office:value-type="string">
            <text:p>Balducci Alessandr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alducci Alessandro</text:p>
          </table:table-cell>
          <table:table-cell office:value-type="string">
            <text:p>Not in design department</text:p>
          </table:table-cell>
          <table:table-cell table:formula="of:=VLOOKUP([.G3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3];[Sheet2.$A$1:.$E$103];4;1)" office:value-type="string" office:string-value="ICAR/13 - Disegno Industriale">
            <text:p>ICAR/13 - Disegno Industriale</text:p>
          </table:table-cell>
          <table:table-cell table:formula="of:=VLOOKUP([.$G33];[Sheet2.$A$1:.$E$103];4;1)" office:value-type="string" office:string-value="ICAR/13 - Disegno Industriale">
            <text:p>ICAR/13 - Disegno Industriale</text:p>
          </table:table-cell>
          <table:table-cell table:formula="of:=VLOOKUP([.$G33];[Sheet2.$A$1:.$E$103];5;1)" office:value-type="string" office:string-value="https://orcid.org/0000-0003-1626-0221">
            <text:p>https://orcid.org/0000-0003-1626-0221</text:p>
          </table:table-cell>
        </table:table-row>
        <table:table-row table:style-name="ro2">
          <table:table-cell office:value-type="string">
            <text:p>innercoauthorsid_4114cb5c0bfc824cd92f4511f2e32efa</text:p>
          </table:table-cell>
          <table:table-cell office:value-type="string">
            <text:p>Balduini Mar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Balduini Marco</text:p>
          </table:table-cell>
          <table:table-cell office:value-type="string">
            <text:p>Not in design department</text:p>
          </table:table-cell>
          <table:table-cell table:formula="of:=VLOOKUP([.G3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4];[Sheet2.$A$1:.$E$103];4;1)" office:value-type="string" office:string-value="ICAR/13 - Disegno Industriale">
            <text:p>ICAR/13 - Disegno Industriale</text:p>
          </table:table-cell>
          <table:table-cell table:formula="of:=VLOOKUP([.$G34];[Sheet2.$A$1:.$E$103];4;1)" office:value-type="string" office:string-value="ICAR/13 - Disegno Industriale">
            <text:p>ICAR/13 - Disegno Industriale</text:p>
          </table:table-cell>
          <table:table-cell table:formula="of:=VLOOKUP([.$G34];[Sheet2.$A$1:.$E$103];5;1)" office:value-type="string" office:string-value="https://orcid.org/0000-0003-1626-0221">
            <text:p>https://orcid.org/0000-0003-1626-0221</text:p>
          </table:table-cell>
        </table:table-row>
        <table:table-row table:style-name="ro2">
          <table:table-cell office:value-type="string">
            <text:p>innercoauthorsid_4859be71b6783a37dafe4ce483682ab6</text:p>
          </table:table-cell>
          <table:table-cell office:value-type="string">
            <text:p>Balzerano Gian Lu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alzerano Gian Luca</text:p>
          </table:table-cell>
          <table:table-cell office:value-type="string">
            <text:p>Not in design department</text:p>
          </table:table-cell>
          <table:table-cell table:formula="of:=VLOOKUP([.G3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5];[Sheet2.$A$1:.$E$103];4;1)" office:value-type="string" office:string-value="ICAR/13 - Disegno Industriale">
            <text:p>ICAR/13 - Disegno Industriale</text:p>
          </table:table-cell>
          <table:table-cell table:formula="of:=VLOOKUP([.$G35];[Sheet2.$A$1:.$E$103];4;1)" office:value-type="string" office:string-value="ICAR/13 - Disegno Industriale">
            <text:p>ICAR/13 - Disegno Industriale</text:p>
          </table:table-cell>
          <table:table-cell table:formula="of:=VLOOKUP([.$G35];[Sheet2.$A$1:.$E$103];5;1)" office:value-type="string" office:string-value="https://orcid.org/0000-0003-1626-0221">
            <text:p>https://orcid.org/0000-0003-1626-0221</text:p>
          </table:table-cell>
        </table:table-row>
        <table:table-row table:style-name="ro2">
          <table:table-cell office:value-type="string">
            <text:p>innercoauthorsid_5bfdf92b21acbddbfe37ade3b308afaa</text:p>
          </table:table-cell>
          <table:table-cell office:value-type="string">
            <text:p>Bamonte Patrick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Bamonte Patrick</text:p>
          </table:table-cell>
          <table:table-cell office:value-type="string">
            <text:p>Not in design department</text:p>
          </table:table-cell>
          <table:table-cell table:formula="of:=VLOOKUP([.G3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6];[Sheet2.$A$1:.$E$103];4;1)" office:value-type="string" office:string-value="ICAR/13 - Disegno Industriale">
            <text:p>ICAR/13 - Disegno Industriale</text:p>
          </table:table-cell>
          <table:table-cell table:formula="of:=VLOOKUP([.$G36];[Sheet2.$A$1:.$E$103];4;1)" office:value-type="string" office:string-value="ICAR/13 - Disegno Industriale">
            <text:p>ICAR/13 - Disegno Industriale</text:p>
          </table:table-cell>
          <table:table-cell table:formula="of:=VLOOKUP([.$G36];[Sheet2.$A$1:.$E$103];5;1)" office:value-type="string" office:string-value="https://orcid.org/0000-0003-1626-0221">
            <text:p>https://orcid.org/0000-0003-1626-0221</text:p>
          </table:table-cell>
        </table:table-row>
        <table:table-row table:style-name="ro2">
          <table:table-cell office:value-type="string">
            <text:p>innercoauthorsid_9657b6e35ddc269489e2e2771d480cd5</text:p>
          </table:table-cell>
          <table:table-cell office:value-type="string">
            <text:p>Bandini Buti Luig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andini Buti Luigi</text:p>
          </table:table-cell>
          <table:table-cell office:value-type="string">
            <text:p>Not in design department</text:p>
          </table:table-cell>
          <table:table-cell table:formula="of:=VLOOKUP([.G3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7];[Sheet2.$A$1:.$E$103];4;1)" office:value-type="string" office:string-value="ICAR/13 - Disegno Industriale">
            <text:p>ICAR/13 - Disegno Industriale</text:p>
          </table:table-cell>
          <table:table-cell table:formula="of:=VLOOKUP([.$G37];[Sheet2.$A$1:.$E$103];4;1)" office:value-type="string" office:string-value="ICAR/13 - Disegno Industriale">
            <text:p>ICAR/13 - Disegno Industriale</text:p>
          </table:table-cell>
          <table:table-cell table:formula="of:=VLOOKUP([.$G37];[Sheet2.$A$1:.$E$103];5;1)" office:value-type="string" office:string-value="https://orcid.org/0000-0003-1626-0221">
            <text:p>https://orcid.org/0000-0003-1626-0221</text:p>
          </table:table-cell>
        </table:table-row>
        <table:table-row table:style-name="ro2">
          <table:table-cell office:value-type="string">
            <text:p>innercoauthorsid_fdf9c3472b3ce0beee26b3b96f214758</text:p>
          </table:table-cell>
          <table:table-cell office:value-type="string">
            <text:p>Baratin Laur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Baratin Laura</text:p>
          </table:table-cell>
          <table:table-cell office:value-type="string">
            <text:p>Not in design department</text:p>
          </table:table-cell>
          <table:table-cell table:formula="of:=VLOOKUP([.G3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8];[Sheet2.$A$1:.$E$103];4;1)" office:value-type="string" office:string-value="ICAR/13 - Disegno Industriale">
            <text:p>ICAR/13 - Disegno Industriale</text:p>
          </table:table-cell>
          <table:table-cell table:formula="of:=VLOOKUP([.$G38];[Sheet2.$A$1:.$E$103];4;1)" office:value-type="string" office:string-value="ICAR/13 - Disegno Industriale">
            <text:p>ICAR/13 - Disegno Industriale</text:p>
          </table:table-cell>
          <table:table-cell table:formula="of:=VLOOKUP([.$G38];[Sheet2.$A$1:.$E$103];5;1)" office:value-type="string" office:string-value="https://orcid.org/0000-0003-1626-0221">
            <text:p>https://orcid.org/0000-0003-1626-0221</text:p>
          </table:table-cell>
        </table:table-row>
        <table:table-row table:style-name="ro2">
          <table:table-cell office:value-type="string">
            <text:p>innercoauthorsid_88395c5b0bfd5a1cfae796535e7d54f1</text:p>
          </table:table-cell>
          <table:table-cell office:value-type="string">
            <text:p>Barbara Anna</text:p>
          </table:table-cell>
          <table:table-cell/>
          <table:table-cell office:value-type="string">
            <text:p>innerCoAuthorsId</text:p>
          </table:table-cell>
          <table:table-cell office:value-type="float" office:value="43">
            <text:p>43</text:p>
          </table:table-cell>
          <table:table-cell office:value-type="string">
            <text:p>Assistant Professor</text:p>
          </table:table-cell>
          <table:table-cell office:value-type="string">
            <text:p>Barbara Anna</text:p>
          </table:table-cell>
          <table:table-cell office:value-type="string">
            <text:p>Design degli Ambienti del Paesaggio e della Mobilità</text:p>
          </table:table-cell>
          <table:table-cell table:formula="of:=VLOOKUP([.G39];[Sheet2.$A$1:.$E$103];2;1)" office:value-type="string" office:string-value="Ricercatore universitario a tempo definito">
            <text:p>Ricercatore universitario a tempo definito</text:p>
          </table:table-cell>
          <table:table-cell/>
          <table:table-cell table:formula="of:=VLOOKUP([.$G39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39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39];[Sheet2.$A$1:.$E$103];5;1)" office:value-type="string" office:string-value="https://orcid.org/0000-0002-9265-7290">
            <text:p>https://orcid.org/0000-0002-9265-7290</text:p>
          </table:table-cell>
        </table:table-row>
        <table:table-row table:style-name="ro2">
          <table:table-cell office:value-type="string">
            <text:p>innercoauthorsid_8d0eedf56b75dce446789a19400914e2</text:p>
          </table:table-cell>
          <table:table-cell office:value-type="string">
            <text:p>Barbieri Alessand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arbieri Alessandra</text:p>
          </table:table-cell>
          <table:table-cell office:value-type="string">
            <text:p>Not in design department</text:p>
          </table:table-cell>
          <table:table-cell table:formula="of:=VLOOKUP([.G40];[Sheet2.$A$1:.$E$103];2;1)" office:value-type="string" office:string-value="Ricercatore universitario a tempo definito">
            <text:p>Ricercatore universitario a tempo definito</text:p>
          </table:table-cell>
          <table:table-cell/>
          <table:table-cell table:formula="of:=VLOOKUP([.$G40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40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40];[Sheet2.$A$1:.$E$103];5;1)" office:value-type="string" office:string-value="https://orcid.org/0000-0002-9265-7290">
            <text:p>https://orcid.org/0000-0002-9265-7290</text:p>
          </table:table-cell>
        </table:table-row>
        <table:table-row table:style-name="ro2">
          <table:table-cell office:value-type="string">
            <text:p>innercoauthorsid_cfb8a5fc56ca8a35321e408d62b3a7b0</text:p>
          </table:table-cell>
          <table:table-cell office:value-type="string">
            <text:p>Barbieri Annalis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Barbieri Annalisa</text:p>
          </table:table-cell>
          <table:table-cell office:value-type="string">
            <text:p>Not in design department</text:p>
          </table:table-cell>
          <table:table-cell table:formula="of:=VLOOKUP([.G41];[Sheet2.$A$1:.$E$103];2;1)" office:value-type="string" office:string-value="Ricercatore universitario a tempo definito">
            <text:p>Ricercatore universitario a tempo definito</text:p>
          </table:table-cell>
          <table:table-cell/>
          <table:table-cell table:formula="of:=VLOOKUP([.$G41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41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41];[Sheet2.$A$1:.$E$103];5;1)" office:value-type="string" office:string-value="https://orcid.org/0000-0002-9265-7290">
            <text:p>https://orcid.org/0000-0002-9265-7290</text:p>
          </table:table-cell>
        </table:table-row>
        <table:table-row table:style-name="ro2">
          <table:table-cell office:value-type="string">
            <text:p>innercoauthorsid_a60ed863241a0bdc5e2b575e57dae2df</text:p>
          </table:table-cell>
          <table:table-cell office:value-type="string">
            <text:p>Barbieri Massim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Barbieri Massimo</text:p>
          </table:table-cell>
          <table:table-cell office:value-type="string">
            <text:p>Not in design department</text:p>
          </table:table-cell>
          <table:table-cell table:formula="of:=VLOOKUP([.G42];[Sheet2.$A$1:.$E$103];2;1)" office:value-type="string" office:string-value="Ricercatore universitario a tempo definito">
            <text:p>Ricercatore universitario a tempo definito</text:p>
          </table:table-cell>
          <table:table-cell/>
          <table:table-cell table:formula="of:=VLOOKUP([.$G42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42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42];[Sheet2.$A$1:.$E$103];5;1)" office:value-type="string" office:string-value="https://orcid.org/0000-0002-9265-7290">
            <text:p>https://orcid.org/0000-0002-9265-7290</text:p>
          </table:table-cell>
        </table:table-row>
        <table:table-row table:style-name="ro2">
          <table:table-cell office:value-type="string">
            <text:p>innercoauthorsid_81253aa734aefd9963cb584e290a0bad</text:p>
          </table:table-cell>
          <table:table-cell office:value-type="string">
            <text:p>Bardelli Federi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ardelli Federica</text:p>
          </table:table-cell>
          <table:table-cell office:value-type="string">
            <text:p>Not in design department</text:p>
          </table:table-cell>
          <table:table-cell table:formula="of:=VLOOKUP([.G43];[Sheet2.$A$1:.$E$103];2;1)" office:value-type="string" office:string-value="Ricercatore universitario a tempo definito">
            <text:p>Ricercatore universitario a tempo definito</text:p>
          </table:table-cell>
          <table:table-cell/>
          <table:table-cell table:formula="of:=VLOOKUP([.$G43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43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43];[Sheet2.$A$1:.$E$103];5;1)" office:value-type="string" office:string-value="https://orcid.org/0000-0002-9265-7290">
            <text:p>https://orcid.org/0000-0002-9265-7290</text:p>
          </table:table-cell>
        </table:table-row>
        <table:table-row table:style-name="ro2">
          <table:table-cell office:value-type="string">
            <text:p>innercoauthorsid_bef19aa79e45a6de9b9beec2a6e4b105</text:p>
          </table:table-cell>
          <table:table-cell office:value-type="string">
            <text:p>Barni Gret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Barni Greta</text:p>
          </table:table-cell>
          <table:table-cell office:value-type="string">
            <text:p>Not in design department</text:p>
          </table:table-cell>
          <table:table-cell table:formula="of:=VLOOKUP([.G44];[Sheet2.$A$1:.$E$103];2;1)" office:value-type="string" office:string-value="Ricercatore universitario a tempo definito">
            <text:p>Ricercatore universitario a tempo definito</text:p>
          </table:table-cell>
          <table:table-cell/>
          <table:table-cell table:formula="of:=VLOOKUP([.$G44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44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44];[Sheet2.$A$1:.$E$103];5;1)" office:value-type="string" office:string-value="https://orcid.org/0000-0002-9265-7290">
            <text:p>https://orcid.org/0000-0002-9265-7290</text:p>
          </table:table-cell>
        </table:table-row>
        <table:table-row table:style-name="ro2">
          <table:table-cell office:value-type="string">
            <text:p>innercoauthorsid_8920ec3ea43631e07f170fb80749a3e9</text:p>
          </table:table-cell>
          <table:table-cell office:value-type="string">
            <text:p>Baroni Guid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aroni Guido</text:p>
          </table:table-cell>
          <table:table-cell office:value-type="string">
            <text:p>Not in design department</text:p>
          </table:table-cell>
          <table:table-cell table:formula="of:=VLOOKUP([.G45];[Sheet2.$A$1:.$E$103];2;1)" office:value-type="string" office:string-value="Ricercatore universitario a tempo definito">
            <text:p>Ricercatore universitario a tempo definito</text:p>
          </table:table-cell>
          <table:table-cell/>
          <table:table-cell table:formula="of:=VLOOKUP([.$G45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45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45];[Sheet2.$A$1:.$E$103];5;1)" office:value-type="string" office:string-value="https://orcid.org/0000-0002-9265-7290">
            <text:p>https://orcid.org/0000-0002-9265-7290</text:p>
          </table:table-cell>
        </table:table-row>
        <table:table-row table:style-name="ro2">
          <table:table-cell office:value-type="string">
            <text:p>innercoauthorsid_7fb347f095c40272da43893188242803</text:p>
          </table:table-cell>
          <table:table-cell office:value-type="string">
            <text:p>Baronio Giul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aronio Giulia</text:p>
          </table:table-cell>
          <table:table-cell office:value-type="string">
            <text:p>Not in design department</text:p>
          </table:table-cell>
          <table:table-cell table:formula="of:=VLOOKUP([.G46];[Sheet2.$A$1:.$E$103];2;1)" office:value-type="string" office:string-value="Ricercatore universitario a tempo definito">
            <text:p>Ricercatore universitario a tempo definito</text:p>
          </table:table-cell>
          <table:table-cell/>
          <table:table-cell table:formula="of:=VLOOKUP([.$G46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46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46];[Sheet2.$A$1:.$E$103];5;1)" office:value-type="string" office:string-value="https://orcid.org/0000-0002-9265-7290">
            <text:p>https://orcid.org/0000-0002-9265-7290</text:p>
          </table:table-cell>
        </table:table-row>
        <table:table-row table:style-name="ro2">
          <table:table-cell office:value-type="string">
            <text:p>innercoauthorsid_7f5da3c13c2c7857edf3c8106a9ea87a</text:p>
          </table:table-cell>
          <table:table-cell office:value-type="string">
            <text:p>Baselli Giusepp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Baselli Giuseppe</text:p>
          </table:table-cell>
          <table:table-cell office:value-type="string">
            <text:p>Not in design department</text:p>
          </table:table-cell>
          <table:table-cell table:formula="of:=VLOOKUP([.G47];[Sheet2.$A$1:.$E$103];2;1)" office:value-type="string" office:string-value="Ricercatore universitario a tempo definito">
            <text:p>Ricercatore universitario a tempo definito</text:p>
          </table:table-cell>
          <table:table-cell/>
          <table:table-cell table:formula="of:=VLOOKUP([.$G47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47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47];[Sheet2.$A$1:.$E$103];5;1)" office:value-type="string" office:string-value="https://orcid.org/0000-0002-9265-7290">
            <text:p>https://orcid.org/0000-0002-9265-7290</text:p>
          </table:table-cell>
        </table:table-row>
        <table:table-row table:style-name="ro2">
          <table:table-cell office:value-type="string">
            <text:p>innercoauthorsid_22a594edefd5d21a96f60e3ed00a2d17</text:p>
          </table:table-cell>
          <table:table-cell office:value-type="string">
            <text:p>Basso Peressut Gian Luc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Basso Peressut Gian Luca</text:p>
          </table:table-cell>
          <table:table-cell office:value-type="string">
            <text:p>Not in design department</text:p>
          </table:table-cell>
          <table:table-cell table:formula="of:=VLOOKUP([.G48];[Sheet2.$A$1:.$E$103];2;1)" office:value-type="string" office:string-value="Ricercatore universitario a tempo definito">
            <text:p>Ricercatore universitario a tempo definito</text:p>
          </table:table-cell>
          <table:table-cell/>
          <table:table-cell table:formula="of:=VLOOKUP([.$G48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48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48];[Sheet2.$A$1:.$E$103];5;1)" office:value-type="string" office:string-value="https://orcid.org/0000-0002-9265-7290">
            <text:p>https://orcid.org/0000-0002-9265-7290</text:p>
          </table:table-cell>
        </table:table-row>
        <table:table-row table:style-name="ro2">
          <table:table-cell office:value-type="string">
            <text:p>innercoauthorsid_e90b1fd420ea45729b89a3b84383f4ec</text:p>
          </table:table-cell>
          <table:table-cell office:value-type="string">
            <text:p>Baule Giovanni</text:p>
          </table:table-cell>
          <table:table-cell/>
          <table:table-cell office:value-type="string">
            <text:p>innerCoAuthorsId</text:p>
          </table:table-cell>
          <table:table-cell office:value-type="float" office:value="86">
            <text:p>86</text:p>
          </table:table-cell>
          <table:table-cell office:value-type="string">
            <text:p>Full Professor</text:p>
          </table:table-cell>
          <table:table-cell office:value-type="string">
            <text:p>Baule Giovanni</text:p>
          </table:table-cell>
          <table:table-cell office:value-type="string">
            <text:p>Design e Culture</text:p>
          </table:table-cell>
          <table:table-cell table:formula="of:=VLOOKUP([.G49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9];[Sheet2.$A$1:.$E$103];4;1)" office:value-type="string" office:string-value="ICAR/13 - Disegno Industriale">
            <text:p>ICAR/13 - Disegno Industriale</text:p>
          </table:table-cell>
          <table:table-cell table:formula="of:=VLOOKUP([.$G49];[Sheet2.$A$1:.$E$103];4;1)" office:value-type="string" office:string-value="ICAR/13 - Disegno Industriale">
            <text:p>ICAR/13 - Disegno Industriale</text:p>
          </table:table-cell>
          <table:table-cell table:formula="of:=VLOOKUP([.$G49];[Sheet2.$A$1:.$E$103];5;1)" office:value-type="string" office:string-value="https://orcid.org/0000-0002-6728-8059">
            <text:p>https://orcid.org/0000-0002-6728-8059</text:p>
          </table:table-cell>
        </table:table-row>
        <table:table-row table:style-name="ro2">
          <table:table-cell office:value-type="string">
            <text:p>innercoauthorsid_6e9eb5ab1fc6b027d351d43827cb3984</text:p>
          </table:table-cell>
          <table:table-cell office:value-type="string">
            <text:p>Bausola Pagliero Yoseph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ausola Pagliero Yoseph</text:p>
          </table:table-cell>
          <table:table-cell office:value-type="string">
            <text:p>Not in design department</text:p>
          </table:table-cell>
          <table:table-cell table:formula="of:=VLOOKUP([.G50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50];[Sheet2.$A$1:.$E$103];4;1)" office:value-type="string" office:string-value="ICAR/13 - Disegno Industriale">
            <text:p>ICAR/13 - Disegno Industriale</text:p>
          </table:table-cell>
          <table:table-cell table:formula="of:=VLOOKUP([.$G50];[Sheet2.$A$1:.$E$103];4;1)" office:value-type="string" office:string-value="ICAR/13 - Disegno Industriale">
            <text:p>ICAR/13 - Disegno Industriale</text:p>
          </table:table-cell>
          <table:table-cell table:formula="of:=VLOOKUP([.$G50];[Sheet2.$A$1:.$E$103];5;1)" office:value-type="string" office:string-value="https://orcid.org/0000-0002-6728-8059">
            <text:p>https://orcid.org/0000-0002-6728-8059</text:p>
          </table:table-cell>
        </table:table-row>
        <table:table-row table:style-name="ro2">
          <table:table-cell office:value-type="string">
            <text:p>innercoauthorsid_8629347e2560a64bdbc2b5193dc36000</text:p>
          </table:table-cell>
          <table:table-cell office:value-type="string">
            <text:p>Bazzicalupo Leopoldo Matte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Bazzicalupo Leopoldo Matteo</text:p>
          </table:table-cell>
          <table:table-cell office:value-type="string">
            <text:p>Not in design department</text:p>
          </table:table-cell>
          <table:table-cell table:formula="of:=VLOOKUP([.G51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51];[Sheet2.$A$1:.$E$103];4;1)" office:value-type="string" office:string-value="ICAR/13 - Disegno Industriale">
            <text:p>ICAR/13 - Disegno Industriale</text:p>
          </table:table-cell>
          <table:table-cell table:formula="of:=VLOOKUP([.$G51];[Sheet2.$A$1:.$E$103];4;1)" office:value-type="string" office:string-value="ICAR/13 - Disegno Industriale">
            <text:p>ICAR/13 - Disegno Industriale</text:p>
          </table:table-cell>
          <table:table-cell table:formula="of:=VLOOKUP([.$G51];[Sheet2.$A$1:.$E$103];5;1)" office:value-type="string" office:string-value="https://orcid.org/0000-0002-6728-8059">
            <text:p>https://orcid.org/0000-0002-6728-8059</text:p>
          </table:table-cell>
        </table:table-row>
        <table:table-row table:style-name="ro2">
          <table:table-cell office:value-type="string">
            <text:p>innercoauthorsid_1261c89912f99ce91cf4b655ca0a004e</text:p>
          </table:table-cell>
          <table:table-cell office:value-type="string">
            <text:p>Belle' Maddale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elle' Maddalena</text:p>
          </table:table-cell>
          <table:table-cell office:value-type="string">
            <text:p>Not in design department</text:p>
          </table:table-cell>
          <table:table-cell table:formula="of:=VLOOKUP([.G52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52];[Sheet2.$A$1:.$E$103];4;1)" office:value-type="string" office:string-value="ICAR/13 - Disegno Industriale">
            <text:p>ICAR/13 - Disegno Industriale</text:p>
          </table:table-cell>
          <table:table-cell table:formula="of:=VLOOKUP([.$G52];[Sheet2.$A$1:.$E$103];4;1)" office:value-type="string" office:string-value="ICAR/13 - Disegno Industriale">
            <text:p>ICAR/13 - Disegno Industriale</text:p>
          </table:table-cell>
          <table:table-cell table:formula="of:=VLOOKUP([.$G52];[Sheet2.$A$1:.$E$103];5;1)" office:value-type="string" office:string-value="https://orcid.org/0000-0002-6728-8059">
            <text:p>https://orcid.org/0000-0002-6728-8059</text:p>
          </table:table-cell>
        </table:table-row>
        <table:table-row table:style-name="ro2">
          <table:table-cell office:value-type="string">
            <text:p>innercoauthorsid_2b4358519c5d997dc83a8850813912d2</text:p>
          </table:table-cell>
          <table:table-cell office:value-type="string">
            <text:p>Bellini Oscar Eugeni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Bellini Oscar Eugenio</text:p>
          </table:table-cell>
          <table:table-cell office:value-type="string">
            <text:p>Not in design department</text:p>
          </table:table-cell>
          <table:table-cell table:formula="of:=VLOOKUP([.G53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53];[Sheet2.$A$1:.$E$103];4;1)" office:value-type="string" office:string-value="ICAR/13 - Disegno Industriale">
            <text:p>ICAR/13 - Disegno Industriale</text:p>
          </table:table-cell>
          <table:table-cell table:formula="of:=VLOOKUP([.$G53];[Sheet2.$A$1:.$E$103];4;1)" office:value-type="string" office:string-value="ICAR/13 - Disegno Industriale">
            <text:p>ICAR/13 - Disegno Industriale</text:p>
          </table:table-cell>
          <table:table-cell table:formula="of:=VLOOKUP([.$G53];[Sheet2.$A$1:.$E$103];5;1)" office:value-type="string" office:string-value="https://orcid.org/0000-0002-6728-8059">
            <text:p>https://orcid.org/0000-0002-6728-8059</text:p>
          </table:table-cell>
        </table:table-row>
        <table:table-row table:style-name="ro2">
          <table:table-cell office:value-type="string">
            <text:p>innercoauthorsid_dc058eed53da82196ffa0af1aa1e9213</text:p>
          </table:table-cell>
          <table:table-cell office:value-type="string">
            <text:p>Bellotti Elis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ellotti Elisa</text:p>
          </table:table-cell>
          <table:table-cell office:value-type="string">
            <text:p>Not in design department</text:p>
          </table:table-cell>
          <table:table-cell table:formula="of:=VLOOKUP([.G54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54];[Sheet2.$A$1:.$E$103];4;1)" office:value-type="string" office:string-value="ICAR/13 - Disegno Industriale">
            <text:p>ICAR/13 - Disegno Industriale</text:p>
          </table:table-cell>
          <table:table-cell table:formula="of:=VLOOKUP([.$G54];[Sheet2.$A$1:.$E$103];4;1)" office:value-type="string" office:string-value="ICAR/13 - Disegno Industriale">
            <text:p>ICAR/13 - Disegno Industriale</text:p>
          </table:table-cell>
          <table:table-cell table:formula="of:=VLOOKUP([.$G54];[Sheet2.$A$1:.$E$103];5;1)" office:value-type="string" office:string-value="https://orcid.org/0000-0002-6728-8059">
            <text:p>https://orcid.org/0000-0002-6728-8059</text:p>
          </table:table-cell>
        </table:table-row>
        <table:table-row table:style-name="ro2">
          <table:table-cell office:value-type="string">
            <text:p>innercoauthorsid_afab91b8fb7ae1571d1e59a67fbd9bcc</text:p>
          </table:table-cell>
          <table:table-cell office:value-type="string">
            <text:p>Beltrami Benedett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eltrami Benedetta</text:p>
          </table:table-cell>
          <table:table-cell office:value-type="string">
            <text:p>Not in design department</text:p>
          </table:table-cell>
          <table:table-cell table:formula="of:=VLOOKUP([.G55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55];[Sheet2.$A$1:.$E$103];4;1)" office:value-type="string" office:string-value="ICAR/13 - Disegno Industriale">
            <text:p>ICAR/13 - Disegno Industriale</text:p>
          </table:table-cell>
          <table:table-cell table:formula="of:=VLOOKUP([.$G55];[Sheet2.$A$1:.$E$103];4;1)" office:value-type="string" office:string-value="ICAR/13 - Disegno Industriale">
            <text:p>ICAR/13 - Disegno Industriale</text:p>
          </table:table-cell>
          <table:table-cell table:formula="of:=VLOOKUP([.$G55];[Sheet2.$A$1:.$E$103];5;1)" office:value-type="string" office:string-value="https://orcid.org/0000-0002-6728-8059">
            <text:p>https://orcid.org/0000-0002-6728-8059</text:p>
          </table:table-cell>
        </table:table-row>
        <table:table-row table:style-name="ro2">
          <table:table-cell office:value-type="string">
            <text:p>innercoauthorsid_febbc5ad419f0c8d288a7b650869816e</text:p>
          </table:table-cell>
          <table:table-cell office:value-type="string">
            <text:p>Bengo Iren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engo Irene</text:p>
          </table:table-cell>
          <table:table-cell office:value-type="string">
            <text:p>Not in design department</text:p>
          </table:table-cell>
          <table:table-cell table:formula="of:=VLOOKUP([.G56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56];[Sheet2.$A$1:.$E$103];4;1)" office:value-type="string" office:string-value="ICAR/13 - Disegno Industriale">
            <text:p>ICAR/13 - Disegno Industriale</text:p>
          </table:table-cell>
          <table:table-cell table:formula="of:=VLOOKUP([.$G56];[Sheet2.$A$1:.$E$103];4;1)" office:value-type="string" office:string-value="ICAR/13 - Disegno Industriale">
            <text:p>ICAR/13 - Disegno Industriale</text:p>
          </table:table-cell>
          <table:table-cell table:formula="of:=VLOOKUP([.$G56];[Sheet2.$A$1:.$E$103];5;1)" office:value-type="string" office:string-value="https://orcid.org/0000-0002-6728-8059">
            <text:p>https://orcid.org/0000-0002-6728-8059</text:p>
          </table:table-cell>
        </table:table-row>
        <table:table-row table:style-name="ro2">
          <table:table-cell office:value-type="string">
            <text:p>innercoauthorsid_4a43943e4f47ce572de3b6cdc4fb2477</text:p>
          </table:table-cell>
          <table:table-cell office:value-type="string">
            <text:p>Bergamaschi Sar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office:value-type="string">
            <text:p>Not in design department</text:p>
          </table:table-cell>
          <table:table-cell office:value-type="string">
            <text:p>Bergamaschi Sara</text:p>
          </table:table-cell>
          <table:table-cell office:value-type="string">
            <text:p>Not in design department</text:p>
          </table:table-cell>
          <table:table-cell table:formula="of:=VLOOKUP([.G57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57];[Sheet2.$A$1:.$E$103];4;1)" office:value-type="string" office:string-value="ICAR/13 - Disegno Industriale">
            <text:p>ICAR/13 - Disegno Industriale</text:p>
          </table:table-cell>
          <table:table-cell table:formula="of:=VLOOKUP([.$G57];[Sheet2.$A$1:.$E$103];4;1)" office:value-type="string" office:string-value="ICAR/13 - Disegno Industriale">
            <text:p>ICAR/13 - Disegno Industriale</text:p>
          </table:table-cell>
          <table:table-cell table:formula="of:=VLOOKUP([.$G57];[Sheet2.$A$1:.$E$103];5;1)" office:value-type="string" office:string-value="https://orcid.org/0000-0002-6728-8059">
            <text:p>https://orcid.org/0000-0002-6728-8059</text:p>
          </table:table-cell>
        </table:table-row>
        <table:table-row table:style-name="ro2">
          <table:table-cell office:value-type="string">
            <text:p>innercoauthorsid_b0bcc9c29aff5a3f496c56132b3582a9</text:p>
          </table:table-cell>
          <table:table-cell office:value-type="string">
            <text:p>Beria Paolo</text:p>
          </table:table-cell>
          <table:table-cell/>
          <table:table-cell office:value-type="string">
            <text:p>innerCoAuthorsId</text:p>
          </table:table-cell>
          <table:table-cell office:value-type="float" office:value="21">
            <text:p>21</text:p>
          </table:table-cell>
          <table:table-cell office:value-type="string">
            <text:p>Not in design department</text:p>
          </table:table-cell>
          <table:table-cell office:value-type="string">
            <text:p>Beria Paolo</text:p>
          </table:table-cell>
          <table:table-cell office:value-type="string">
            <text:p>Not in design department</text:p>
          </table:table-cell>
          <table:table-cell table:formula="of:=VLOOKUP([.G58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58];[Sheet2.$A$1:.$E$103];4;1)" office:value-type="string" office:string-value="ICAR/13 - Disegno Industriale">
            <text:p>ICAR/13 - Disegno Industriale</text:p>
          </table:table-cell>
          <table:table-cell table:formula="of:=VLOOKUP([.$G58];[Sheet2.$A$1:.$E$103];4;1)" office:value-type="string" office:string-value="ICAR/13 - Disegno Industriale">
            <text:p>ICAR/13 - Disegno Industriale</text:p>
          </table:table-cell>
          <table:table-cell table:formula="of:=VLOOKUP([.$G58];[Sheet2.$A$1:.$E$103];5;1)" office:value-type="string" office:string-value="https://orcid.org/0000-0002-6728-8059">
            <text:p>https://orcid.org/0000-0002-6728-8059</text:p>
          </table:table-cell>
        </table:table-row>
        <table:table-row table:style-name="ro2">
          <table:table-cell office:value-type="string">
            <text:p>innercoauthorsid_35ae91bc23a3ada974b478b1f6535e06</text:p>
          </table:table-cell>
          <table:table-cell office:value-type="string">
            <text:p>Bernabei Michel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Bernabei Michel</text:p>
          </table:table-cell>
          <table:table-cell office:value-type="string">
            <text:p>Not in design department</text:p>
          </table:table-cell>
          <table:table-cell table:formula="of:=VLOOKUP([.G59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59];[Sheet2.$A$1:.$E$103];4;1)" office:value-type="string" office:string-value="ICAR/13 - Disegno Industriale">
            <text:p>ICAR/13 - Disegno Industriale</text:p>
          </table:table-cell>
          <table:table-cell table:formula="of:=VLOOKUP([.$G59];[Sheet2.$A$1:.$E$103];4;1)" office:value-type="string" office:string-value="ICAR/13 - Disegno Industriale">
            <text:p>ICAR/13 - Disegno Industriale</text:p>
          </table:table-cell>
          <table:table-cell table:formula="of:=VLOOKUP([.$G59];[Sheet2.$A$1:.$E$103];5;1)" office:value-type="string" office:string-value="https://orcid.org/0000-0002-6728-8059">
            <text:p>https://orcid.org/0000-0002-6728-8059</text:p>
          </table:table-cell>
        </table:table-row>
        <table:table-row table:style-name="ro2">
          <table:table-cell office:value-type="string">
            <text:p>innercoauthorsid_95bb71b73f24370633deb67ca66fb374</text:p>
          </table:table-cell>
          <table:table-cell office:value-type="string">
            <text:p>Bernelli Zazzera Fran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Bernelli Zazzera Franco</text:p>
          </table:table-cell>
          <table:table-cell office:value-type="string">
            <text:p>Not in design department</text:p>
          </table:table-cell>
          <table:table-cell table:formula="of:=VLOOKUP([.G60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0];[Sheet2.$A$1:.$E$103];4;1)" office:value-type="string" office:string-value="ICAR/13 - Disegno Industriale">
            <text:p>ICAR/13 - Disegno Industriale</text:p>
          </table:table-cell>
          <table:table-cell table:formula="of:=VLOOKUP([.$G60];[Sheet2.$A$1:.$E$103];4;1)" office:value-type="string" office:string-value="ICAR/13 - Disegno Industriale">
            <text:p>ICAR/13 - Disegno Industriale</text:p>
          </table:table-cell>
          <table:table-cell table:formula="of:=VLOOKUP([.$G60];[Sheet2.$A$1:.$E$103];5;1)" office:value-type="string" office:string-value="https://orcid.org/0000-0002-6728-8059">
            <text:p>https://orcid.org/0000-0002-6728-8059</text:p>
          </table:table-cell>
        </table:table-row>
        <table:table-row table:style-name="ro2">
          <table:table-cell office:value-type="string">
            <text:p>innercoauthorsid_38b3d52593b0f7cccfff5b36e297302d</text:p>
          </table:table-cell>
          <table:table-cell office:value-type="string">
            <text:p>Bertola Paola</text:p>
          </table:table-cell>
          <table:table-cell/>
          <table:table-cell office:value-type="string">
            <text:p>innerCoAuthorsId</text:p>
          </table:table-cell>
          <table:table-cell office:value-type="float" office:value="104">
            <text:p>104</text:p>
          </table:table-cell>
          <table:table-cell office:value-type="string">
            <text:p>Full Professor</text:p>
          </table:table-cell>
          <table:table-cell office:value-type="string">
            <text:p>Bertola Paola</text:p>
          </table:table-cell>
          <table:table-cell office:value-type="string">
            <text:p>Design e Culture</text:p>
          </table:table-cell>
          <table:table-cell table:formula="of:=VLOOKUP([.G61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1];[Sheet2.$A$1:.$E$103];4;1)" office:value-type="string" office:string-value="ICAR/13 - Disegno Industriale">
            <text:p>ICAR/13 - Disegno Industriale</text:p>
          </table:table-cell>
          <table:table-cell table:formula="of:=VLOOKUP([.$G61];[Sheet2.$A$1:.$E$103];4;1)" office:value-type="string" office:string-value="ICAR/13 - Disegno Industriale">
            <text:p>ICAR/13 - Disegno Industriale</text:p>
          </table:table-cell>
          <table:table-cell table:formula="of:=VLOOKUP([.$G61];[Sheet2.$A$1:.$E$103];5;1)" office:value-type="string" office:string-value="https://orcid.org/0000-0003-1522-4077">
            <text:p>https://orcid.org/0000-0003-1522-4077</text:p>
          </table:table-cell>
        </table:table-row>
        <table:table-row table:style-name="ro2">
          <table:table-cell office:value-type="string">
            <text:p>innercoauthorsid_9d48c3099bb450100c60d808482c70f5</text:p>
          </table:table-cell>
          <table:table-cell office:value-type="string">
            <text:p>Bertoldi Margherit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Bertoldi Margherita</text:p>
          </table:table-cell>
          <table:table-cell office:value-type="string">
            <text:p>Not in design department</text:p>
          </table:table-cell>
          <table:table-cell table:formula="of:=VLOOKUP([.G62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2];[Sheet2.$A$1:.$E$103];4;1)" office:value-type="string" office:string-value="ICAR/13 - Disegno Industriale">
            <text:p>ICAR/13 - Disegno Industriale</text:p>
          </table:table-cell>
          <table:table-cell table:formula="of:=VLOOKUP([.$G62];[Sheet2.$A$1:.$E$103];4;1)" office:value-type="string" office:string-value="ICAR/13 - Disegno Industriale">
            <text:p>ICAR/13 - Disegno Industriale</text:p>
          </table:table-cell>
          <table:table-cell table:formula="of:=VLOOKUP([.$G62];[Sheet2.$A$1:.$E$103];5;1)" office:value-type="string" office:string-value="https://orcid.org/0000-0003-1522-4077">
            <text:p>https://orcid.org/0000-0003-1522-4077</text:p>
          </table:table-cell>
        </table:table-row>
        <table:table-row table:style-name="ro2">
          <table:table-cell office:value-type="string">
            <text:p>innercoauthorsid_e62a62ac3c3ab919097c5133a8056a95</text:p>
          </table:table-cell>
          <table:table-cell office:value-type="string">
            <text:p>Bertolo Maresa</text:p>
          </table:table-cell>
          <table:table-cell/>
          <table:table-cell office:value-type="string">
            <text:p>innerCoAuthorsId</text:p>
          </table:table-cell>
          <table:table-cell office:value-type="float" office:value="29">
            <text:p>29</text:p>
          </table:table-cell>
          <table:table-cell office:value-type="string">
            <text:p>Assistant Professor</text:p>
          </table:table-cell>
          <table:table-cell office:value-type="string">
            <text:p>Bertolo Maresa</text:p>
          </table:table-cell>
          <table:table-cell office:value-type="string">
            <text:p>Design di Prodotti Strategie e Servizi</text:p>
          </table:table-cell>
          <table:table-cell table:formula="of:=VLOOKUP([.G63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63];[Sheet2.$A$1:.$E$103];4;1)" office:value-type="string" office:string-value="ICAR/13 - Disegno Industriale">
            <text:p>ICAR/13 - Disegno Industriale</text:p>
          </table:table-cell>
          <table:table-cell table:formula="of:=VLOOKUP([.$G63];[Sheet2.$A$1:.$E$103];4;1)" office:value-type="string" office:string-value="ICAR/13 - Disegno Industriale">
            <text:p>ICAR/13 - Disegno Industriale</text:p>
          </table:table-cell>
          <table:table-cell table:formula="of:=VLOOKUP([.$G63];[Sheet2.$A$1:.$E$103];5;1)" office:value-type="string" office:string-value="https://orcid.org/0000-0002-1846-7739">
            <text:p>https://orcid.org/0000-0002-1846-7739</text:p>
          </table:table-cell>
        </table:table-row>
        <table:table-row table:style-name="ro2">
          <table:table-cell office:value-type="string">
            <text:p>innercoauthorsid_3c7a0fcef23afaca9c545393aa2f6f5a</text:p>
          </table:table-cell>
          <table:table-cell office:value-type="string">
            <text:p>Bertolotti Elisa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office:value-type="string">
            <text:p>Not in design department</text:p>
          </table:table-cell>
          <table:table-cell office:value-type="string">
            <text:p>Bertolotti Elisa</text:p>
          </table:table-cell>
          <table:table-cell office:value-type="string">
            <text:p>Not in design department</text:p>
          </table:table-cell>
          <table:table-cell table:formula="of:=VLOOKUP([.G64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64];[Sheet2.$A$1:.$E$103];4;1)" office:value-type="string" office:string-value="ICAR/13 - Disegno Industriale">
            <text:p>ICAR/13 - Disegno Industriale</text:p>
          </table:table-cell>
          <table:table-cell table:formula="of:=VLOOKUP([.$G64];[Sheet2.$A$1:.$E$103];4;1)" office:value-type="string" office:string-value="ICAR/13 - Disegno Industriale">
            <text:p>ICAR/13 - Disegno Industriale</text:p>
          </table:table-cell>
          <table:table-cell table:formula="of:=VLOOKUP([.$G64];[Sheet2.$A$1:.$E$103];5;1)" office:value-type="string" office:string-value="https://orcid.org/0000-0002-1846-7739">
            <text:p>https://orcid.org/0000-0002-1846-7739</text:p>
          </table:table-cell>
        </table:table-row>
        <table:table-row table:style-name="ro2">
          <table:table-cell office:value-type="string">
            <text:p>innercoauthorsid_1d368d7078a7ddf1d57c5df414037cb5</text:p>
          </table:table-cell>
          <table:table-cell office:value-type="string">
            <text:p>Bertoni Federi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ertoni Federica</text:p>
          </table:table-cell>
          <table:table-cell office:value-type="string">
            <text:p>Not in design department</text:p>
          </table:table-cell>
          <table:table-cell table:formula="of:=VLOOKUP([.G65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65];[Sheet2.$A$1:.$E$103];4;1)" office:value-type="string" office:string-value="ICAR/13 - Disegno Industriale">
            <text:p>ICAR/13 - Disegno Industriale</text:p>
          </table:table-cell>
          <table:table-cell table:formula="of:=VLOOKUP([.$G65];[Sheet2.$A$1:.$E$103];4;1)" office:value-type="string" office:string-value="ICAR/13 - Disegno Industriale">
            <text:p>ICAR/13 - Disegno Industriale</text:p>
          </table:table-cell>
          <table:table-cell table:formula="of:=VLOOKUP([.$G65];[Sheet2.$A$1:.$E$103];5;1)" office:value-type="string" office:string-value="https://orcid.org/0000-0002-1846-7739">
            <text:p>https://orcid.org/0000-0002-1846-7739</text:p>
          </table:table-cell>
        </table:table-row>
        <table:table-row table:style-name="ro2">
          <table:table-cell office:value-type="string">
            <text:p>innercoauthorsid_325187ed0eebc423b59bdd080469ed78</text:p>
          </table:table-cell>
          <table:table-cell office:value-type="string">
            <text:p>Bettiga Debo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ettiga Debora</text:p>
          </table:table-cell>
          <table:table-cell office:value-type="string">
            <text:p>Not in design department</text:p>
          </table:table-cell>
          <table:table-cell table:formula="of:=VLOOKUP([.G66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66];[Sheet2.$A$1:.$E$103];4;1)" office:value-type="string" office:string-value="ICAR/13 - Disegno Industriale">
            <text:p>ICAR/13 - Disegno Industriale</text:p>
          </table:table-cell>
          <table:table-cell table:formula="of:=VLOOKUP([.$G66];[Sheet2.$A$1:.$E$103];4;1)" office:value-type="string" office:string-value="ICAR/13 - Disegno Industriale">
            <text:p>ICAR/13 - Disegno Industriale</text:p>
          </table:table-cell>
          <table:table-cell table:formula="of:=VLOOKUP([.$G66];[Sheet2.$A$1:.$E$103];5;1)" office:value-type="string" office:string-value="https://orcid.org/0000-0002-1846-7739">
            <text:p>https://orcid.org/0000-0002-1846-7739</text:p>
          </table:table-cell>
        </table:table-row>
        <table:table-row table:style-name="ro2">
          <table:table-cell office:value-type="string">
            <text:p>innercoauthorsid_2de85978753d471178405a785c7163f8</text:p>
          </table:table-cell>
          <table:table-cell office:value-type="string">
            <text:p>Biagi Ludovico Giorgio Ald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Biagi Ludovico Giorgio Aldo</text:p>
          </table:table-cell>
          <table:table-cell office:value-type="string">
            <text:p>Not in design department</text:p>
          </table:table-cell>
          <table:table-cell table:formula="of:=VLOOKUP([.G67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67];[Sheet2.$A$1:.$E$103];4;1)" office:value-type="string" office:string-value="ICAR/13 - Disegno Industriale">
            <text:p>ICAR/13 - Disegno Industriale</text:p>
          </table:table-cell>
          <table:table-cell table:formula="of:=VLOOKUP([.$G67];[Sheet2.$A$1:.$E$103];4;1)" office:value-type="string" office:string-value="ICAR/13 - Disegno Industriale">
            <text:p>ICAR/13 - Disegno Industriale</text:p>
          </table:table-cell>
          <table:table-cell table:formula="of:=VLOOKUP([.$G67];[Sheet2.$A$1:.$E$103];5;1)" office:value-type="string" office:string-value="https://orcid.org/0000-0002-1846-7739">
            <text:p>https://orcid.org/0000-0002-1846-7739</text:p>
          </table:table-cell>
        </table:table-row>
        <table:table-row table:style-name="ro2">
          <table:table-cell office:value-type="string">
            <text:p>innercoauthorsid_4e69e625a41d25641e1bf5a096fca174</text:p>
          </table:table-cell>
          <table:table-cell office:value-type="string">
            <text:p>Biagi Marco Enz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Biagi Marco Enzo</text:p>
          </table:table-cell>
          <table:table-cell office:value-type="string">
            <text:p>Not in design department</text:p>
          </table:table-cell>
          <table:table-cell table:formula="of:=VLOOKUP([.G68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68];[Sheet2.$A$1:.$E$103];4;1)" office:value-type="string" office:string-value="ICAR/13 - Disegno Industriale">
            <text:p>ICAR/13 - Disegno Industriale</text:p>
          </table:table-cell>
          <table:table-cell table:formula="of:=VLOOKUP([.$G68];[Sheet2.$A$1:.$E$103];4;1)" office:value-type="string" office:string-value="ICAR/13 - Disegno Industriale">
            <text:p>ICAR/13 - Disegno Industriale</text:p>
          </table:table-cell>
          <table:table-cell table:formula="of:=VLOOKUP([.$G68];[Sheet2.$A$1:.$E$103];5;1)" office:value-type="string" office:string-value="https://orcid.org/0000-0002-1846-7739">
            <text:p>https://orcid.org/0000-0002-1846-7739</text:p>
          </table:table-cell>
        </table:table-row>
        <table:table-row table:style-name="ro2">
          <table:table-cell office:value-type="string">
            <text:p>innercoauthorsid_0432143f8fce4fb37711d4a4b6d67af1</text:p>
          </table:table-cell>
          <table:table-cell office:value-type="string">
            <text:p>Biamonti Alessandro</text:p>
          </table:table-cell>
          <table:table-cell/>
          <table:table-cell office:value-type="string">
            <text:p>innerCoAuthorsId</text:p>
          </table:table-cell>
          <table:table-cell office:value-type="float" office:value="59">
            <text:p>59</text:p>
          </table:table-cell>
          <table:table-cell office:value-type="string">
            <text:p>Associate Professor</text:p>
          </table:table-cell>
          <table:table-cell office:value-type="string">
            <text:p>Biamonti Alessandro</text:p>
          </table:table-cell>
          <table:table-cell office:value-type="string">
            <text:p>Design degli Ambienti del Paesaggio e della Mobilità</text:p>
          </table:table-cell>
          <table:table-cell table:formula="of:=VLOOKUP([.G6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9];[Sheet2.$A$1:.$E$103];4;1)" office:value-type="string" office:string-value="ICAR/13 - Disegno Industriale">
            <text:p>ICAR/13 - Disegno Industriale</text:p>
          </table:table-cell>
          <table:table-cell table:formula="of:=VLOOKUP([.$G69];[Sheet2.$A$1:.$E$103];4;1)" office:value-type="string" office:string-value="ICAR/13 - Disegno Industriale">
            <text:p>ICAR/13 - Disegno Industriale</text:p>
          </table:table-cell>
          <table:table-cell table:formula="of:=VLOOKUP([.$G69];[Sheet2.$A$1:.$E$103];5;1)" office:value-type="string" office:string-value="https://orcid.org/0000-0002-4725-2032">
            <text:p>https://orcid.org/0000-0002-4725-2032</text:p>
          </table:table-cell>
        </table:table-row>
        <table:table-row table:style-name="ro2">
          <table:table-cell office:value-type="string">
            <text:p>innercoauthorsid_427469c6cd75e371f7d369b4a2809b10</text:p>
          </table:table-cell>
          <table:table-cell office:value-type="string">
            <text:p>Bianchi Anna Mar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ianchi Anna Maria</text:p>
          </table:table-cell>
          <table:table-cell office:value-type="string">
            <text:p>Not in design department</text:p>
          </table:table-cell>
          <table:table-cell table:formula="of:=VLOOKUP([.G7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0];[Sheet2.$A$1:.$E$103];4;1)" office:value-type="string" office:string-value="ICAR/13 - Disegno Industriale">
            <text:p>ICAR/13 - Disegno Industriale</text:p>
          </table:table-cell>
          <table:table-cell table:formula="of:=VLOOKUP([.$G70];[Sheet2.$A$1:.$E$103];4;1)" office:value-type="string" office:string-value="ICAR/13 - Disegno Industriale">
            <text:p>ICAR/13 - Disegno Industriale</text:p>
          </table:table-cell>
          <table:table-cell table:formula="of:=VLOOKUP([.$G70];[Sheet2.$A$1:.$E$103];5;1)" office:value-type="string" office:string-value="https://orcid.org/0000-0002-4725-2032">
            <text:p>https://orcid.org/0000-0002-4725-2032</text:p>
          </table:table-cell>
        </table:table-row>
        <table:table-row table:style-name="ro2">
          <table:table-cell office:value-type="string">
            <text:p>innercoauthorsid_9a2aeb7531b74cb1d195be2cfcb39c45</text:p>
          </table:table-cell>
          <table:table-cell office:value-type="string">
            <text:p>Bianchi Cristi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ianchi Cristina</text:p>
          </table:table-cell>
          <table:table-cell office:value-type="string">
            <text:p>Not in design department</text:p>
          </table:table-cell>
          <table:table-cell table:formula="of:=VLOOKUP([.G7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1];[Sheet2.$A$1:.$E$103];4;1)" office:value-type="string" office:string-value="ICAR/13 - Disegno Industriale">
            <text:p>ICAR/13 - Disegno Industriale</text:p>
          </table:table-cell>
          <table:table-cell table:formula="of:=VLOOKUP([.$G71];[Sheet2.$A$1:.$E$103];4;1)" office:value-type="string" office:string-value="ICAR/13 - Disegno Industriale">
            <text:p>ICAR/13 - Disegno Industriale</text:p>
          </table:table-cell>
          <table:table-cell table:formula="of:=VLOOKUP([.$G71];[Sheet2.$A$1:.$E$103];5;1)" office:value-type="string" office:string-value="https://orcid.org/0000-0002-4725-2032">
            <text:p>https://orcid.org/0000-0002-4725-2032</text:p>
          </table:table-cell>
        </table:table-row>
        <table:table-row table:style-name="ro2">
          <table:table-cell office:value-type="string">
            <text:p>innercoauthorsid_9e322fb38ee000946a9f5348a0270c37</text:p>
          </table:table-cell>
          <table:table-cell office:value-type="string">
            <text:p>Bianchi Matti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Bianchi Mattia</text:p>
          </table:table-cell>
          <table:table-cell office:value-type="string">
            <text:p>Not in design department</text:p>
          </table:table-cell>
          <table:table-cell table:formula="of:=VLOOKUP([.G7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2];[Sheet2.$A$1:.$E$103];4;1)" office:value-type="string" office:string-value="ICAR/13 - Disegno Industriale">
            <text:p>ICAR/13 - Disegno Industriale</text:p>
          </table:table-cell>
          <table:table-cell table:formula="of:=VLOOKUP([.$G72];[Sheet2.$A$1:.$E$103];4;1)" office:value-type="string" office:string-value="ICAR/13 - Disegno Industriale">
            <text:p>ICAR/13 - Disegno Industriale</text:p>
          </table:table-cell>
          <table:table-cell table:formula="of:=VLOOKUP([.$G72];[Sheet2.$A$1:.$E$103];5;1)" office:value-type="string" office:string-value="https://orcid.org/0000-0002-4725-2032">
            <text:p>https://orcid.org/0000-0002-4725-2032</text:p>
          </table:table-cell>
        </table:table-row>
        <table:table-row table:style-name="ro2">
          <table:table-cell office:value-type="string">
            <text:p>innercoauthorsid_b4b4994eb920395ee15af49995c32808</text:p>
          </table:table-cell>
          <table:table-cell office:value-type="string">
            <text:p>Bianchi Paolo Red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ianchi Paolo Redo</text:p>
          </table:table-cell>
          <table:table-cell office:value-type="string">
            <text:p>Not in design department</text:p>
          </table:table-cell>
          <table:table-cell table:formula="of:=VLOOKUP([.G7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3];[Sheet2.$A$1:.$E$103];4;1)" office:value-type="string" office:string-value="ICAR/13 - Disegno Industriale">
            <text:p>ICAR/13 - Disegno Industriale</text:p>
          </table:table-cell>
          <table:table-cell table:formula="of:=VLOOKUP([.$G73];[Sheet2.$A$1:.$E$103];4;1)" office:value-type="string" office:string-value="ICAR/13 - Disegno Industriale">
            <text:p>ICAR/13 - Disegno Industriale</text:p>
          </table:table-cell>
          <table:table-cell table:formula="of:=VLOOKUP([.$G73];[Sheet2.$A$1:.$E$103];5;1)" office:value-type="string" office:string-value="https://orcid.org/0000-0002-4725-2032">
            <text:p>https://orcid.org/0000-0002-4725-2032</text:p>
          </table:table-cell>
        </table:table-row>
        <table:table-row table:style-name="ro2">
          <table:table-cell office:value-type="string">
            <text:p>innercoauthorsid_1d4a96c502f4e2e3880700d528136992</text:p>
          </table:table-cell>
          <table:table-cell office:value-type="string">
            <text:p>Bianchini Massimo</text:p>
          </table:table-cell>
          <table:table-cell/>
          <table:table-cell office:value-type="string">
            <text:p>innerCoAuthorsId</text:p>
          </table:table-cell>
          <table:table-cell office:value-type="float" office:value="53">
            <text:p>53</text:p>
          </table:table-cell>
          <table:table-cell office:value-type="string">
            <text:p>Assistant Professor</text:p>
          </table:table-cell>
          <table:table-cell office:value-type="string">
            <text:p>Bianchini Massimo</text:p>
          </table:table-cell>
          <table:table-cell office:value-type="string">
            <text:p>Design di Prodotti Strategie e Servizi</text:p>
          </table:table-cell>
          <table:table-cell table:formula="of:=VLOOKUP([.G74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4];[Sheet2.$A$1:.$E$103];4;1)" office:value-type="string" office:string-value="ICAR/13 - Disegno Industriale">
            <text:p>ICAR/13 - Disegno Industriale</text:p>
          </table:table-cell>
          <table:table-cell table:formula="of:=VLOOKUP([.$G74];[Sheet2.$A$1:.$E$103];4;1)" office:value-type="string" office:string-value="ICAR/13 - Disegno Industriale">
            <text:p>ICAR/13 - Disegno Industriale</text:p>
          </table:table-cell>
          <table:table-cell table:formula="of:=VLOOKUP([.$G74];[Sheet2.$A$1:.$E$103];5;1)" office:value-type="string" office:string-value="https://orcid.org/0000-0003-1438-4976">
            <text:p>https://orcid.org/0000-0003-1438-4976</text:p>
          </table:table-cell>
        </table:table-row>
        <table:table-row table:style-name="ro2">
          <table:table-cell office:value-type="string">
            <text:p>innercoauthorsid_a0b262ec686dd0159d6ea86b1311c3e5</text:p>
          </table:table-cell>
          <table:table-cell office:value-type="string">
            <text:p>Bignami Daniele Fabriz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ignami Daniele Fabrizio</text:p>
          </table:table-cell>
          <table:table-cell office:value-type="string">
            <text:p>Not in design department</text:p>
          </table:table-cell>
          <table:table-cell table:formula="of:=VLOOKUP([.G75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5];[Sheet2.$A$1:.$E$103];4;1)" office:value-type="string" office:string-value="ICAR/13 - Disegno Industriale">
            <text:p>ICAR/13 - Disegno Industriale</text:p>
          </table:table-cell>
          <table:table-cell table:formula="of:=VLOOKUP([.$G75];[Sheet2.$A$1:.$E$103];4;1)" office:value-type="string" office:string-value="ICAR/13 - Disegno Industriale">
            <text:p>ICAR/13 - Disegno Industriale</text:p>
          </table:table-cell>
          <table:table-cell table:formula="of:=VLOOKUP([.$G75];[Sheet2.$A$1:.$E$103];5;1)" office:value-type="string" office:string-value="https://orcid.org/0000-0003-1438-4976">
            <text:p>https://orcid.org/0000-0003-1438-4976</text:p>
          </table:table-cell>
        </table:table-row>
        <table:table-row table:style-name="ro2">
          <table:table-cell office:value-type="string">
            <text:p>innercoauthorsid_80e6180a7a298e1fa80be9489fd04f8d</text:p>
          </table:table-cell>
          <table:table-cell office:value-type="string">
            <text:p>Binda Luigia</text:p>
          </table:table-cell>
          <table:table-cell/>
          <table:table-cell office:value-type="string">
            <text:p>innerCoAuthorsId</text:p>
          </table:table-cell>
          <table:table-cell office:value-type="float" office:value="62">
            <text:p>62</text:p>
          </table:table-cell>
          <table:table-cell office:value-type="string">
            <text:p>Not in design department</text:p>
          </table:table-cell>
          <table:table-cell office:value-type="string">
            <text:p>Binda Luigia</text:p>
          </table:table-cell>
          <table:table-cell office:value-type="string">
            <text:p>Not in design department</text:p>
          </table:table-cell>
          <table:table-cell table:formula="of:=VLOOKUP([.G76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6];[Sheet2.$A$1:.$E$103];4;1)" office:value-type="string" office:string-value="ICAR/13 - Disegno Industriale">
            <text:p>ICAR/13 - Disegno Industriale</text:p>
          </table:table-cell>
          <table:table-cell table:formula="of:=VLOOKUP([.$G76];[Sheet2.$A$1:.$E$103];4;1)" office:value-type="string" office:string-value="ICAR/13 - Disegno Industriale">
            <text:p>ICAR/13 - Disegno Industriale</text:p>
          </table:table-cell>
          <table:table-cell table:formula="of:=VLOOKUP([.$G76];[Sheet2.$A$1:.$E$103];5;1)" office:value-type="string" office:string-value="https://orcid.org/0000-0003-1438-4976">
            <text:p>https://orcid.org/0000-0003-1438-4976</text:p>
          </table:table-cell>
        </table:table-row>
        <table:table-row table:style-name="ro2">
          <table:table-cell office:value-type="string">
            <text:p>innercoauthorsid_b1d061b731cbcfe167f15d68796e12f0</text:p>
          </table:table-cell>
          <table:table-cell office:value-type="string">
            <text:p>Bionda Arianna</text:p>
          </table:table-cell>
          <table:table-cell/>
          <table:table-cell office:value-type="string">
            <text:p>innerCoAuthorsId</text:p>
          </table:table-cell>
          <table:table-cell office:value-type="float" office:value="17">
            <text:p>17</text:p>
          </table:table-cell>
          <table:table-cell office:value-type="string">
            <text:p>PhD student</text:p>
          </table:table-cell>
          <table:table-cell office:value-type="string">
            <text:p>Bionda Arianna</text:p>
          </table:table-cell>
          <table:table-cell office:value-type="string">
            <text:p>No section</text:p>
          </table:table-cell>
          <table:table-cell table:formula="of:=VLOOKUP([.G77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7];[Sheet2.$A$1:.$E$103];4;1)" office:value-type="string" office:string-value="ICAR/13 - Disegno Industriale">
            <text:p>ICAR/13 - Disegno Industriale</text:p>
          </table:table-cell>
          <table:table-cell table:formula="of:=VLOOKUP([.$G77];[Sheet2.$A$1:.$E$103];4;1)" office:value-type="string" office:string-value="ICAR/13 - Disegno Industriale">
            <text:p>ICAR/13 - Disegno Industriale</text:p>
          </table:table-cell>
          <table:table-cell table:formula="of:=VLOOKUP([.$G77];[Sheet2.$A$1:.$E$103];5;1)" office:value-type="string" office:string-value="https://orcid.org/0000-0003-1438-4976">
            <text:p>https://orcid.org/0000-0003-1438-4976</text:p>
          </table:table-cell>
        </table:table-row>
        <table:table-row table:style-name="ro2">
          <table:table-cell office:value-type="string">
            <text:p>innercoauthorsid_6b22a6f49c7cc3bde989303bf7be6cb8</text:p>
          </table:table-cell>
          <table:table-cell office:value-type="string">
            <text:p>Biondi Emanuel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Biondi Emanuele</text:p>
          </table:table-cell>
          <table:table-cell office:value-type="string">
            <text:p>Not in design department</text:p>
          </table:table-cell>
          <table:table-cell table:formula="of:=VLOOKUP([.G78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8];[Sheet2.$A$1:.$E$103];4;1)" office:value-type="string" office:string-value="ICAR/13 - Disegno Industriale">
            <text:p>ICAR/13 - Disegno Industriale</text:p>
          </table:table-cell>
          <table:table-cell table:formula="of:=VLOOKUP([.$G78];[Sheet2.$A$1:.$E$103];4;1)" office:value-type="string" office:string-value="ICAR/13 - Disegno Industriale">
            <text:p>ICAR/13 - Disegno Industriale</text:p>
          </table:table-cell>
          <table:table-cell table:formula="of:=VLOOKUP([.$G78];[Sheet2.$A$1:.$E$103];5;1)" office:value-type="string" office:string-value="https://orcid.org/0000-0003-1438-4976">
            <text:p>https://orcid.org/0000-0003-1438-4976</text:p>
          </table:table-cell>
        </table:table-row>
        <table:table-row table:style-name="ro2">
          <table:table-cell office:value-type="string">
            <text:p>innercoauthorsid_f20c967b68ae00c410539e9df4754c06</text:p>
          </table:table-cell>
          <table:table-cell office:value-type="string">
            <text:p>Biraghi Riccard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iraghi Riccardo</text:p>
          </table:table-cell>
          <table:table-cell office:value-type="string">
            <text:p>Not in design department</text:p>
          </table:table-cell>
          <table:table-cell table:formula="of:=VLOOKUP([.G79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9];[Sheet2.$A$1:.$E$103];4;1)" office:value-type="string" office:string-value="ICAR/13 - Disegno Industriale">
            <text:p>ICAR/13 - Disegno Industriale</text:p>
          </table:table-cell>
          <table:table-cell table:formula="of:=VLOOKUP([.$G79];[Sheet2.$A$1:.$E$103];4;1)" office:value-type="string" office:string-value="ICAR/13 - Disegno Industriale">
            <text:p>ICAR/13 - Disegno Industriale</text:p>
          </table:table-cell>
          <table:table-cell table:formula="of:=VLOOKUP([.$G79];[Sheet2.$A$1:.$E$103];5;1)" office:value-type="string" office:string-value="https://orcid.org/0000-0003-1438-4976">
            <text:p>https://orcid.org/0000-0003-1438-4976</text:p>
          </table:table-cell>
        </table:table-row>
        <table:table-row table:style-name="ro2">
          <table:table-cell office:value-type="string">
            <text:p>innercoauthorsid_1664578a6da0e8baa02742174237839e</text:p>
          </table:table-cell>
          <table:table-cell office:value-type="string">
            <text:p>Bisson Mario</text:p>
          </table:table-cell>
          <table:table-cell/>
          <table:table-cell office:value-type="string">
            <text:p>innerCoAuthorsId</text:p>
          </table:table-cell>
          <table:table-cell office:value-type="float" office:value="51">
            <text:p>51</text:p>
          </table:table-cell>
          <table:table-cell office:value-type="string">
            <text:p>Associate Professor</text:p>
          </table:table-cell>
          <table:table-cell office:value-type="string">
            <text:p>Bisson Mario</text:p>
          </table:table-cell>
          <table:table-cell office:value-type="string">
            <text:p>Design e Culture</text:p>
          </table:table-cell>
          <table:table-cell table:formula="of:=VLOOKUP([.G8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0];[Sheet2.$A$1:.$E$103];4;1)" office:value-type="string" office:string-value="ICAR/13 - Disegno Industriale">
            <text:p>ICAR/13 - Disegno Industriale</text:p>
          </table:table-cell>
          <table:table-cell table:formula="of:=VLOOKUP([.$G80];[Sheet2.$A$1:.$E$103];4;1)" office:value-type="string" office:string-value="ICAR/13 - Disegno Industriale">
            <text:p>ICAR/13 - Disegno Industriale</text:p>
          </table:table-cell>
          <table:table-cell table:formula="of:=VLOOKUP([.$G80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06e3f20e915fe24e17e2bbf9b050473b</text:p>
          </table:table-cell>
          <table:table-cell office:value-type="string">
            <text:p>Bistagnino Enric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Bistagnino Enrica</text:p>
          </table:table-cell>
          <table:table-cell office:value-type="string">
            <text:p>Not in design department</text:p>
          </table:table-cell>
          <table:table-cell table:formula="of:=VLOOKUP([.G8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1];[Sheet2.$A$1:.$E$103];4;1)" office:value-type="string" office:string-value="ICAR/13 - Disegno Industriale">
            <text:p>ICAR/13 - Disegno Industriale</text:p>
          </table:table-cell>
          <table:table-cell table:formula="of:=VLOOKUP([.$G81];[Sheet2.$A$1:.$E$103];4;1)" office:value-type="string" office:string-value="ICAR/13 - Disegno Industriale">
            <text:p>ICAR/13 - Disegno Industriale</text:p>
          </table:table-cell>
          <table:table-cell table:formula="of:=VLOOKUP([.$G81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04d4251f78b09658cf6b657e48a2f5ea</text:p>
          </table:table-cell>
          <table:table-cell office:value-type="string">
            <text:p>Blasi Cesare</text:p>
          </table:table-cell>
          <table:table-cell/>
          <table:table-cell office:value-type="string">
            <text:p>innerCoAuthorsId</text:p>
          </table:table-cell>
          <table:table-cell office:value-type="float" office:value="18">
            <text:p>18</text:p>
          </table:table-cell>
          <table:table-cell office:value-type="string">
            <text:p>Not in design department</text:p>
          </table:table-cell>
          <table:table-cell office:value-type="string">
            <text:p>Blasi Cesare</text:p>
          </table:table-cell>
          <table:table-cell office:value-type="string">
            <text:p>Not in design department</text:p>
          </table:table-cell>
          <table:table-cell table:formula="of:=VLOOKUP([.G8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2];[Sheet2.$A$1:.$E$103];4;1)" office:value-type="string" office:string-value="ICAR/13 - Disegno Industriale">
            <text:p>ICAR/13 - Disegno Industriale</text:p>
          </table:table-cell>
          <table:table-cell table:formula="of:=VLOOKUP([.$G82];[Sheet2.$A$1:.$E$103];4;1)" office:value-type="string" office:string-value="ICAR/13 - Disegno Industriale">
            <text:p>ICAR/13 - Disegno Industriale</text:p>
          </table:table-cell>
          <table:table-cell table:formula="of:=VLOOKUP([.$G82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6e9d486a7960b565f7b55e873017bdee</text:p>
          </table:table-cell>
          <table:table-cell office:value-type="string">
            <text:p>Bocciolone Marco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Bocciolone Marco Francesco</text:p>
          </table:table-cell>
          <table:table-cell office:value-type="string">
            <text:p>Not in design department</text:p>
          </table:table-cell>
          <table:table-cell table:formula="of:=VLOOKUP([.G8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3];[Sheet2.$A$1:.$E$103];4;1)" office:value-type="string" office:string-value="ICAR/13 - Disegno Industriale">
            <text:p>ICAR/13 - Disegno Industriale</text:p>
          </table:table-cell>
          <table:table-cell table:formula="of:=VLOOKUP([.$G83];[Sheet2.$A$1:.$E$103];4;1)" office:value-type="string" office:string-value="ICAR/13 - Disegno Industriale">
            <text:p>ICAR/13 - Disegno Industriale</text:p>
          </table:table-cell>
          <table:table-cell table:formula="of:=VLOOKUP([.$G83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7cd21784fcefbf6a2563c9d0c5a2fcad</text:p>
          </table:table-cell>
          <table:table-cell office:value-type="string">
            <text:p>Bodega Pao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odega Paolo</text:p>
          </table:table-cell>
          <table:table-cell office:value-type="string">
            <text:p>Not in design department</text:p>
          </table:table-cell>
          <table:table-cell table:formula="of:=VLOOKUP([.G8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4];[Sheet2.$A$1:.$E$103];4;1)" office:value-type="string" office:string-value="ICAR/13 - Disegno Industriale">
            <text:p>ICAR/13 - Disegno Industriale</text:p>
          </table:table-cell>
          <table:table-cell table:formula="of:=VLOOKUP([.$G84];[Sheet2.$A$1:.$E$103];4;1)" office:value-type="string" office:string-value="ICAR/13 - Disegno Industriale">
            <text:p>ICAR/13 - Disegno Industriale</text:p>
          </table:table-cell>
          <table:table-cell table:formula="of:=VLOOKUP([.$G84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6e5d8bb002d4ee8dff65d906ce853f29</text:p>
          </table:table-cell>
          <table:table-cell office:value-type="string">
            <text:p>Boeri Cristina</text:p>
          </table:table-cell>
          <table:table-cell/>
          <table:table-cell office:value-type="string">
            <text:p>innerCoAuthorsId</text:p>
          </table:table-cell>
          <table:table-cell office:value-type="float" office:value="30">
            <text:p>30</text:p>
          </table:table-cell>
          <table:table-cell office:value-type="string">
            <text:p>Research Fellow</text:p>
          </table:table-cell>
          <table:table-cell office:value-type="string">
            <text:p>Boeri Cristina</text:p>
          </table:table-cell>
          <table:table-cell office:value-type="string">
            <text:p>Design e Culture</text:p>
          </table:table-cell>
          <table:table-cell table:formula="of:=VLOOKUP([.G8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5];[Sheet2.$A$1:.$E$103];4;1)" office:value-type="string" office:string-value="ICAR/13 - Disegno Industriale">
            <text:p>ICAR/13 - Disegno Industriale</text:p>
          </table:table-cell>
          <table:table-cell table:formula="of:=VLOOKUP([.$G85];[Sheet2.$A$1:.$E$103];4;1)" office:value-type="string" office:string-value="ICAR/13 - Disegno Industriale">
            <text:p>ICAR/13 - Disegno Industriale</text:p>
          </table:table-cell>
          <table:table-cell table:formula="of:=VLOOKUP([.$G85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d04e8a355ecd09ef95a72747ea874fc0</text:p>
          </table:table-cell>
          <table:table-cell office:value-type="string">
            <text:p>Boeri Elisa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office:value-type="string">
            <text:p>Not in design department</text:p>
          </table:table-cell>
          <table:table-cell office:value-type="string">
            <text:p>Boeri Elisa</text:p>
          </table:table-cell>
          <table:table-cell office:value-type="string">
            <text:p>Not in design department</text:p>
          </table:table-cell>
          <table:table-cell table:formula="of:=VLOOKUP([.G8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6];[Sheet2.$A$1:.$E$103];4;1)" office:value-type="string" office:string-value="ICAR/13 - Disegno Industriale">
            <text:p>ICAR/13 - Disegno Industriale</text:p>
          </table:table-cell>
          <table:table-cell table:formula="of:=VLOOKUP([.$G86];[Sheet2.$A$1:.$E$103];4;1)" office:value-type="string" office:string-value="ICAR/13 - Disegno Industriale">
            <text:p>ICAR/13 - Disegno Industriale</text:p>
          </table:table-cell>
          <table:table-cell table:formula="of:=VLOOKUP([.$G86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05f0b9ace2d3d9e6f504cdcd7718e6e2</text:p>
          </table:table-cell>
          <table:table-cell office:value-type="string">
            <text:p>Boeri Stef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oeri Stefano</text:p>
          </table:table-cell>
          <table:table-cell office:value-type="string">
            <text:p>Not in design department</text:p>
          </table:table-cell>
          <table:table-cell table:formula="of:=VLOOKUP([.G8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7];[Sheet2.$A$1:.$E$103];4;1)" office:value-type="string" office:string-value="ICAR/13 - Disegno Industriale">
            <text:p>ICAR/13 - Disegno Industriale</text:p>
          </table:table-cell>
          <table:table-cell table:formula="of:=VLOOKUP([.$G87];[Sheet2.$A$1:.$E$103];4;1)" office:value-type="string" office:string-value="ICAR/13 - Disegno Industriale">
            <text:p>ICAR/13 - Disegno Industriale</text:p>
          </table:table-cell>
          <table:table-cell table:formula="of:=VLOOKUP([.$G87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7ba01c9dce680ee053e0720ea0f097cc</text:p>
          </table:table-cell>
          <table:table-cell office:value-type="string">
            <text:p>Boghetich Giangiuseppe Mid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Boghetich Giangiuseppe Mida</text:p>
          </table:table-cell>
          <table:table-cell office:value-type="string">
            <text:p>Not in design department</text:p>
          </table:table-cell>
          <table:table-cell table:formula="of:=VLOOKUP([.G8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8];[Sheet2.$A$1:.$E$103];4;1)" office:value-type="string" office:string-value="ICAR/13 - Disegno Industriale">
            <text:p>ICAR/13 - Disegno Industriale</text:p>
          </table:table-cell>
          <table:table-cell table:formula="of:=VLOOKUP([.$G88];[Sheet2.$A$1:.$E$103];4;1)" office:value-type="string" office:string-value="ICAR/13 - Disegno Industriale">
            <text:p>ICAR/13 - Disegno Industriale</text:p>
          </table:table-cell>
          <table:table-cell table:formula="of:=VLOOKUP([.$G88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7b8fb2182c43894297554ac9d9a1ee01</text:p>
          </table:table-cell>
          <table:table-cell office:value-type="string">
            <text:p>Bollati Ilar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Research Fellow</text:p>
          </table:table-cell>
          <table:table-cell office:value-type="string">
            <text:p>Bollati Ilaria</text:p>
          </table:table-cell>
          <table:table-cell office:value-type="string">
            <text:p>No section</text:p>
          </table:table-cell>
          <table:table-cell table:formula="of:=VLOOKUP([.G8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9];[Sheet2.$A$1:.$E$103];4;1)" office:value-type="string" office:string-value="ICAR/13 - Disegno Industriale">
            <text:p>ICAR/13 - Disegno Industriale</text:p>
          </table:table-cell>
          <table:table-cell table:formula="of:=VLOOKUP([.$G89];[Sheet2.$A$1:.$E$103];4;1)" office:value-type="string" office:string-value="ICAR/13 - Disegno Industriale">
            <text:p>ICAR/13 - Disegno Industriale</text:p>
          </table:table-cell>
          <table:table-cell table:formula="of:=VLOOKUP([.$G89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33178904dcb024af33f7561b8d4e0e2b</text:p>
          </table:table-cell>
          <table:table-cell office:value-type="string">
            <text:p>Bollini Letiz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ollini Letizia</text:p>
          </table:table-cell>
          <table:table-cell office:value-type="string">
            <text:p>Not in design department</text:p>
          </table:table-cell>
          <table:table-cell table:formula="of:=VLOOKUP([.G9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90];[Sheet2.$A$1:.$E$103];4;1)" office:value-type="string" office:string-value="ICAR/13 - Disegno Industriale">
            <text:p>ICAR/13 - Disegno Industriale</text:p>
          </table:table-cell>
          <table:table-cell table:formula="of:=VLOOKUP([.$G90];[Sheet2.$A$1:.$E$103];4;1)" office:value-type="string" office:string-value="ICAR/13 - Disegno Industriale">
            <text:p>ICAR/13 - Disegno Industriale</text:p>
          </table:table-cell>
          <table:table-cell table:formula="of:=VLOOKUP([.$G90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f2ac52b6554c6b5dd15801baca3e9a38</text:p>
          </table:table-cell>
          <table:table-cell office:value-type="string">
            <text:p>Bolognesi Cecilia Mar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olognesi Cecilia Maria</text:p>
          </table:table-cell>
          <table:table-cell office:value-type="string">
            <text:p>Not in design department</text:p>
          </table:table-cell>
          <table:table-cell table:formula="of:=VLOOKUP([.G9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91];[Sheet2.$A$1:.$E$103];4;1)" office:value-type="string" office:string-value="ICAR/13 - Disegno Industriale">
            <text:p>ICAR/13 - Disegno Industriale</text:p>
          </table:table-cell>
          <table:table-cell table:formula="of:=VLOOKUP([.$G91];[Sheet2.$A$1:.$E$103];4;1)" office:value-type="string" office:string-value="ICAR/13 - Disegno Industriale">
            <text:p>ICAR/13 - Disegno Industriale</text:p>
          </table:table-cell>
          <table:table-cell table:formula="of:=VLOOKUP([.$G91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d6689fef04067fbbda870ecf5a413ac9</text:p>
          </table:table-cell>
          <table:table-cell office:value-type="string">
            <text:p>Bolzan Patrizia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office:value-type="string">
            <text:p>Research Fellow</text:p>
          </table:table-cell>
          <table:table-cell office:value-type="string">
            <text:p>Bolzan Patrizia</text:p>
          </table:table-cell>
          <table:table-cell office:value-type="string">
            <text:p>Design di Prodotti Strategie e Servizi</text:p>
          </table:table-cell>
          <table:table-cell table:formula="of:=VLOOKUP([.G9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92];[Sheet2.$A$1:.$E$103];4;1)" office:value-type="string" office:string-value="ICAR/13 - Disegno Industriale">
            <text:p>ICAR/13 - Disegno Industriale</text:p>
          </table:table-cell>
          <table:table-cell table:formula="of:=VLOOKUP([.$G92];[Sheet2.$A$1:.$E$103];4;1)" office:value-type="string" office:string-value="ICAR/13 - Disegno Industriale">
            <text:p>ICAR/13 - Disegno Industriale</text:p>
          </table:table-cell>
          <table:table-cell table:formula="of:=VLOOKUP([.$G92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122f61d4c2400c946e5af83eb8e1899d</text:p>
          </table:table-cell>
          <table:table-cell office:value-type="string">
            <text:p>Bonapace Denis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Bonapace Denise</text:p>
          </table:table-cell>
          <table:table-cell office:value-type="string">
            <text:p>Not in design department</text:p>
          </table:table-cell>
          <table:table-cell table:formula="of:=VLOOKUP([.G9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93];[Sheet2.$A$1:.$E$103];4;1)" office:value-type="string" office:string-value="ICAR/13 - Disegno Industriale">
            <text:p>ICAR/13 - Disegno Industriale</text:p>
          </table:table-cell>
          <table:table-cell table:formula="of:=VLOOKUP([.$G93];[Sheet2.$A$1:.$E$103];4;1)" office:value-type="string" office:string-value="ICAR/13 - Disegno Industriale">
            <text:p>ICAR/13 - Disegno Industriale</text:p>
          </table:table-cell>
          <table:table-cell table:formula="of:=VLOOKUP([.$G93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78bfb0d965ab6e49aa138bec57bbb839</text:p>
          </table:table-cell>
          <table:table-cell office:value-type="string">
            <text:p>Bonarini Andre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Bonarini Andrea</text:p>
          </table:table-cell>
          <table:table-cell office:value-type="string">
            <text:p>Not in design department</text:p>
          </table:table-cell>
          <table:table-cell table:formula="of:=VLOOKUP([.G9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94];[Sheet2.$A$1:.$E$103];4;1)" office:value-type="string" office:string-value="ICAR/13 - Disegno Industriale">
            <text:p>ICAR/13 - Disegno Industriale</text:p>
          </table:table-cell>
          <table:table-cell table:formula="of:=VLOOKUP([.$G94];[Sheet2.$A$1:.$E$103];4;1)" office:value-type="string" office:string-value="ICAR/13 - Disegno Industriale">
            <text:p>ICAR/13 - Disegno Industriale</text:p>
          </table:table-cell>
          <table:table-cell table:formula="of:=VLOOKUP([.$G94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20d05543a31f10929881f7f7b1ff8719</text:p>
          </table:table-cell>
          <table:table-cell office:value-type="string">
            <text:p>Bondioni Elisabetta Cristi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ondioni Elisabetta Cristina</text:p>
          </table:table-cell>
          <table:table-cell office:value-type="string">
            <text:p>Not in design department</text:p>
          </table:table-cell>
          <table:table-cell table:formula="of:=VLOOKUP([.G9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95];[Sheet2.$A$1:.$E$103];4;1)" office:value-type="string" office:string-value="ICAR/13 - Disegno Industriale">
            <text:p>ICAR/13 - Disegno Industriale</text:p>
          </table:table-cell>
          <table:table-cell table:formula="of:=VLOOKUP([.$G95];[Sheet2.$A$1:.$E$103];4;1)" office:value-type="string" office:string-value="ICAR/13 - Disegno Industriale">
            <text:p>ICAR/13 - Disegno Industriale</text:p>
          </table:table-cell>
          <table:table-cell table:formula="of:=VLOOKUP([.$G95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22f35733553dab35cb739bfd3f32d6d7</text:p>
          </table:table-cell>
          <table:table-cell office:value-type="string">
            <text:p>Bonfantini Massimo Achill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Bonfantini Massimo Achille</text:p>
          </table:table-cell>
          <table:table-cell office:value-type="string">
            <text:p>Not in design department</text:p>
          </table:table-cell>
          <table:table-cell table:formula="of:=VLOOKUP([.G9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96];[Sheet2.$A$1:.$E$103];4;1)" office:value-type="string" office:string-value="ICAR/13 - Disegno Industriale">
            <text:p>ICAR/13 - Disegno Industriale</text:p>
          </table:table-cell>
          <table:table-cell table:formula="of:=VLOOKUP([.$G96];[Sheet2.$A$1:.$E$103];4;1)" office:value-type="string" office:string-value="ICAR/13 - Disegno Industriale">
            <text:p>ICAR/13 - Disegno Industriale</text:p>
          </table:table-cell>
          <table:table-cell table:formula="of:=VLOOKUP([.$G96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c513d77df65c95511050344c78b405db</text:p>
          </table:table-cell>
          <table:table-cell office:value-type="string">
            <text:p>Bontempi Donatel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ontempi Donatella</text:p>
          </table:table-cell>
          <table:table-cell office:value-type="string">
            <text:p>Not in design department</text:p>
          </table:table-cell>
          <table:table-cell table:formula="of:=VLOOKUP([.G9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97];[Sheet2.$A$1:.$E$103];4;1)" office:value-type="string" office:string-value="ICAR/13 - Disegno Industriale">
            <text:p>ICAR/13 - Disegno Industriale</text:p>
          </table:table-cell>
          <table:table-cell table:formula="of:=VLOOKUP([.$G97];[Sheet2.$A$1:.$E$103];4;1)" office:value-type="string" office:string-value="ICAR/13 - Disegno Industriale">
            <text:p>ICAR/13 - Disegno Industriale</text:p>
          </table:table-cell>
          <table:table-cell table:formula="of:=VLOOKUP([.$G97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39d01ea55f8d5ee0cb26dcaef78ecc43</text:p>
          </table:table-cell>
          <table:table-cell office:value-type="string">
            <text:p>Bordegoni Monic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Bordegoni Monica</text:p>
          </table:table-cell>
          <table:table-cell office:value-type="string">
            <text:p>Not in design department</text:p>
          </table:table-cell>
          <table:table-cell table:formula="of:=VLOOKUP([.G9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98];[Sheet2.$A$1:.$E$103];4;1)" office:value-type="string" office:string-value="ICAR/13 - Disegno Industriale">
            <text:p>ICAR/13 - Disegno Industriale</text:p>
          </table:table-cell>
          <table:table-cell table:formula="of:=VLOOKUP([.$G98];[Sheet2.$A$1:.$E$103];4;1)" office:value-type="string" office:string-value="ICAR/13 - Disegno Industriale">
            <text:p>ICAR/13 - Disegno Industriale</text:p>
          </table:table-cell>
          <table:table-cell table:formula="of:=VLOOKUP([.$G98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cf9bde9fbe160c6883174931fcc3c7ed</text:p>
          </table:table-cell>
          <table:table-cell office:value-type="string">
            <text:p>Bordin Micae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ordin Micaela</text:p>
          </table:table-cell>
          <table:table-cell office:value-type="string">
            <text:p>Not in design department</text:p>
          </table:table-cell>
          <table:table-cell table:formula="of:=VLOOKUP([.G9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99];[Sheet2.$A$1:.$E$103];4;1)" office:value-type="string" office:string-value="ICAR/13 - Disegno Industriale">
            <text:p>ICAR/13 - Disegno Industriale</text:p>
          </table:table-cell>
          <table:table-cell table:formula="of:=VLOOKUP([.$G99];[Sheet2.$A$1:.$E$103];4;1)" office:value-type="string" office:string-value="ICAR/13 - Disegno Industriale">
            <text:p>ICAR/13 - Disegno Industriale</text:p>
          </table:table-cell>
          <table:table-cell table:formula="of:=VLOOKUP([.$G99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78d9004b33400a4e71e374aa9577edb7</text:p>
          </table:table-cell>
          <table:table-cell office:value-type="string">
            <text:p>Bordogna Enri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ordogna Enrico</text:p>
          </table:table-cell>
          <table:table-cell office:value-type="string">
            <text:p>Not in design department</text:p>
          </table:table-cell>
          <table:table-cell table:formula="of:=VLOOKUP([.G10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00];[Sheet2.$A$1:.$E$103];4;1)" office:value-type="string" office:string-value="ICAR/13 - Disegno Industriale">
            <text:p>ICAR/13 - Disegno Industriale</text:p>
          </table:table-cell>
          <table:table-cell table:formula="of:=VLOOKUP([.$G100];[Sheet2.$A$1:.$E$103];4;1)" office:value-type="string" office:string-value="ICAR/13 - Disegno Industriale">
            <text:p>ICAR/13 - Disegno Industriale</text:p>
          </table:table-cell>
          <table:table-cell table:formula="of:=VLOOKUP([.$G100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7f55a5c37fc469e02c6dbf22d468156d</text:p>
          </table:table-cell>
          <table:table-cell office:value-type="string">
            <text:p>Borella Mauro Afr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orella Mauro Afro</text:p>
          </table:table-cell>
          <table:table-cell office:value-type="string">
            <text:p>Not in design department</text:p>
          </table:table-cell>
          <table:table-cell table:formula="of:=VLOOKUP([.G10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01];[Sheet2.$A$1:.$E$103];4;1)" office:value-type="string" office:string-value="ICAR/13 - Disegno Industriale">
            <text:p>ICAR/13 - Disegno Industriale</text:p>
          </table:table-cell>
          <table:table-cell table:formula="of:=VLOOKUP([.$G101];[Sheet2.$A$1:.$E$103];4;1)" office:value-type="string" office:string-value="ICAR/13 - Disegno Industriale">
            <text:p>ICAR/13 - Disegno Industriale</text:p>
          </table:table-cell>
          <table:table-cell table:formula="of:=VLOOKUP([.$G101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e13fcc2b76ab9aea58eac1379283f914</text:p>
          </table:table-cell>
          <table:table-cell office:value-type="string">
            <text:p>Borghetti Fabio</text:p>
          </table:table-cell>
          <table:table-cell/>
          <table:table-cell office:value-type="string">
            <text:p>innerCoAuthorsId</text:p>
          </table:table-cell>
          <table:table-cell office:value-type="float" office:value="40">
            <text:p>40</text:p>
          </table:table-cell>
          <table:table-cell office:value-type="string">
            <text:p>Research Fellow</text:p>
          </table:table-cell>
          <table:table-cell office:value-type="string">
            <text:p>Borghetti Fabio</text:p>
          </table:table-cell>
          <table:table-cell office:value-type="string">
            <text:p>Design degli Ambienti del Paesaggio e della Mobilità</text:p>
          </table:table-cell>
          <table:table-cell table:formula="of:=VLOOKUP([.G10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02];[Sheet2.$A$1:.$E$103];4;1)" office:value-type="string" office:string-value="ICAR/13 - Disegno Industriale">
            <text:p>ICAR/13 - Disegno Industriale</text:p>
          </table:table-cell>
          <table:table-cell table:formula="of:=VLOOKUP([.$G102];[Sheet2.$A$1:.$E$103];4;1)" office:value-type="string" office:string-value="ICAR/13 - Disegno Industriale">
            <text:p>ICAR/13 - Disegno Industriale</text:p>
          </table:table-cell>
          <table:table-cell table:formula="of:=VLOOKUP([.$G102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43437f2ea13f6fa76aa5b3a9725e5e25</text:p>
          </table:table-cell>
          <table:table-cell office:value-type="string">
            <text:p>Borsotti Marc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Borsotti Marco</text:p>
          </table:table-cell>
          <table:table-cell office:value-type="string">
            <text:p>Not in design department</text:p>
          </table:table-cell>
          <table:table-cell table:formula="of:=VLOOKUP([.G10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03];[Sheet2.$A$1:.$E$103];4;1)" office:value-type="string" office:string-value="ICAR/13 - Disegno Industriale">
            <text:p>ICAR/13 - Disegno Industriale</text:p>
          </table:table-cell>
          <table:table-cell table:formula="of:=VLOOKUP([.$G103];[Sheet2.$A$1:.$E$103];4;1)" office:value-type="string" office:string-value="ICAR/13 - Disegno Industriale">
            <text:p>ICAR/13 - Disegno Industriale</text:p>
          </table:table-cell>
          <table:table-cell table:formula="of:=VLOOKUP([.$G103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ec1cd2255499b11e11d343a2bbe937fe</text:p>
          </table:table-cell>
          <table:table-cell office:value-type="string">
            <text:p>Bortolotto Susan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Bortolotto Susanna</text:p>
          </table:table-cell>
          <table:table-cell office:value-type="string">
            <text:p>Not in design department</text:p>
          </table:table-cell>
          <table:table-cell table:formula="of:=VLOOKUP([.G10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04];[Sheet2.$A$1:.$E$103];4;1)" office:value-type="string" office:string-value="ICAR/13 - Disegno Industriale">
            <text:p>ICAR/13 - Disegno Industriale</text:p>
          </table:table-cell>
          <table:table-cell table:formula="of:=VLOOKUP([.$G104];[Sheet2.$A$1:.$E$103];4;1)" office:value-type="string" office:string-value="ICAR/13 - Disegno Industriale">
            <text:p>ICAR/13 - Disegno Industriale</text:p>
          </table:table-cell>
          <table:table-cell table:formula="of:=VLOOKUP([.$G104];[Sheet2.$A$1:.$E$103];5;1)" office:value-type="string" office:string-value="https://orcid.org/0000-0002-7043-6550">
            <text:p>https://orcid.org/0000-0002-7043-6550</text:p>
          </table:table-cell>
        </table:table-row>
        <table:table-row table:style-name="ro2">
          <table:table-cell office:value-type="string">
            <text:p>innercoauthorsid_497ea557e6961b91a9eb4cfb63b61709</text:p>
          </table:table-cell>
          <table:table-cell office:value-type="string">
            <text:p>Bosoni Giampiero</text:p>
          </table:table-cell>
          <table:table-cell/>
          <table:table-cell office:value-type="string">
            <text:p>innerCoAuthorsId</text:p>
          </table:table-cell>
          <table:table-cell office:value-type="float" office:value="104">
            <text:p>104</text:p>
          </table:table-cell>
          <table:table-cell office:value-type="string">
            <text:p>Full Professor</text:p>
          </table:table-cell>
          <table:table-cell office:value-type="string">
            <text:p>Bosoni Giampiero</text:p>
          </table:table-cell>
          <table:table-cell office:value-type="string">
            <text:p>Design degli Ambienti del Paesaggio e della Mobilità</text:p>
          </table:table-cell>
          <table:table-cell table:formula="of:=VLOOKUP([.G105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105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105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105];[Sheet2.$A$1:.$E$103];5;1)" office:value-type="string" office:string-value="https://orcid.org/0000-0002-9378-0717">
            <text:p>https://orcid.org/0000-0002-9378-0717</text:p>
          </table:table-cell>
        </table:table-row>
        <table:table-row table:style-name="ro2">
          <table:table-cell office:value-type="string">
            <text:p>innercoauthorsid_e932f62a0e7840b46d022cde6b69b8f6</text:p>
          </table:table-cell>
          <table:table-cell office:value-type="string">
            <text:p>Bossi Elis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ossi Elisa</text:p>
          </table:table-cell>
          <table:table-cell office:value-type="string">
            <text:p>Not in design department</text:p>
          </table:table-cell>
          <table:table-cell table:formula="of:=VLOOKUP([.G106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106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106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106];[Sheet2.$A$1:.$E$103];5;1)" office:value-type="string" office:string-value="https://orcid.org/0000-0002-9378-0717">
            <text:p>https://orcid.org/0000-0002-9378-0717</text:p>
          </table:table-cell>
        </table:table-row>
        <table:table-row table:style-name="ro2">
          <table:table-cell office:value-type="string">
            <text:p>innercoauthorsid_7b0e4fab394066cf044b7731c31e55c8</text:p>
          </table:table-cell>
          <table:table-cell office:value-type="string">
            <text:p>Bracchi Giamp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racchi Giampio</text:p>
          </table:table-cell>
          <table:table-cell office:value-type="string">
            <text:p>Not in design department</text:p>
          </table:table-cell>
          <table:table-cell table:formula="of:=VLOOKUP([.G107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107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107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107];[Sheet2.$A$1:.$E$103];5;1)" office:value-type="string" office:string-value="https://orcid.org/0000-0002-9378-0717">
            <text:p>https://orcid.org/0000-0002-9378-0717</text:p>
          </table:table-cell>
        </table:table-row>
        <table:table-row table:style-name="ro2">
          <table:table-cell office:value-type="string">
            <text:p>innercoauthorsid_c0357f35518ee360301b7decea3c276e</text:p>
          </table:table-cell>
          <table:table-cell office:value-type="string">
            <text:p>Brambilla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rambilla Andrea</text:p>
          </table:table-cell>
          <table:table-cell office:value-type="string">
            <text:p>Not in design department</text:p>
          </table:table-cell>
          <table:table-cell table:formula="of:=VLOOKUP([.G108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108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108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108];[Sheet2.$A$1:.$E$103];5;1)" office:value-type="string" office:string-value="https://orcid.org/0000-0002-9378-0717">
            <text:p>https://orcid.org/0000-0002-9378-0717</text:p>
          </table:table-cell>
        </table:table-row>
        <table:table-row table:style-name="ro2">
          <table:table-cell office:value-type="string">
            <text:p>innercoauthorsid_33d7db34afbdf1d6b5e77ab6e027c292</text:p>
          </table:table-cell>
          <table:table-cell office:value-type="string">
            <text:p>Brambilla Angelo Mauriz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rambilla Angelo Maurizio</text:p>
          </table:table-cell>
          <table:table-cell office:value-type="string">
            <text:p>Not in design department</text:p>
          </table:table-cell>
          <table:table-cell table:formula="of:=VLOOKUP([.G109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109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109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109];[Sheet2.$A$1:.$E$103];5;1)" office:value-type="string" office:string-value="https://orcid.org/0000-0002-9378-0717">
            <text:p>https://orcid.org/0000-0002-9378-0717</text:p>
          </table:table-cell>
        </table:table-row>
        <table:table-row table:style-name="ro2">
          <table:table-cell office:value-type="string">
            <text:p>innercoauthorsid_aae57819d24011ac1ba40d41286c16df</text:p>
          </table:table-cell>
          <table:table-cell office:value-type="string">
            <text:p>Brambilla Marco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office:value-type="string">
            <text:p>Not in design department</text:p>
          </table:table-cell>
          <table:table-cell office:value-type="string">
            <text:p>Brambilla Marco</text:p>
          </table:table-cell>
          <table:table-cell office:value-type="string">
            <text:p>Not in design department</text:p>
          </table:table-cell>
          <table:table-cell table:formula="of:=VLOOKUP([.G110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110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110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110];[Sheet2.$A$1:.$E$103];5;1)" office:value-type="string" office:string-value="https://orcid.org/0000-0002-9378-0717">
            <text:p>https://orcid.org/0000-0002-9378-0717</text:p>
          </table:table-cell>
        </table:table-row>
        <table:table-row table:style-name="ro2">
          <table:table-cell office:value-type="string">
            <text:p>innercoauthorsid_f068841ce9c272db69be690b1f1b41a3</text:p>
          </table:table-cell>
          <table:table-cell office:value-type="string">
            <text:p>Brambilla Marco Giovanni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office:value-type="string">
            <text:p>Not in design department</text:p>
          </table:table-cell>
          <table:table-cell office:value-type="string">
            <text:p>Brambilla Marco Giovanni</text:p>
          </table:table-cell>
          <table:table-cell office:value-type="string">
            <text:p>Not in design department</text:p>
          </table:table-cell>
          <table:table-cell table:formula="of:=VLOOKUP([.G111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111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111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111];[Sheet2.$A$1:.$E$103];5;1)" office:value-type="string" office:string-value="https://orcid.org/0000-0002-9378-0717">
            <text:p>https://orcid.org/0000-0002-9378-0717</text:p>
          </table:table-cell>
        </table:table-row>
        <table:table-row table:style-name="ro2">
          <table:table-cell office:value-type="string">
            <text:p>innercoauthorsid_aa800d93554bd1549167801cce49559d</text:p>
          </table:table-cell>
          <table:table-cell office:value-type="string">
            <text:p>Brandolese Carl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Brandolese Carlo</text:p>
          </table:table-cell>
          <table:table-cell office:value-type="string">
            <text:p>Not in design department</text:p>
          </table:table-cell>
          <table:table-cell table:formula="of:=VLOOKUP([.G112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112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112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112];[Sheet2.$A$1:.$E$103];5;1)" office:value-type="string" office:string-value="https://orcid.org/0000-0002-9378-0717">
            <text:p>https://orcid.org/0000-0002-9378-0717</text:p>
          </table:table-cell>
        </table:table-row>
        <table:table-row table:style-name="ro2">
          <table:table-cell office:value-type="string">
            <text:p>innercoauthorsid_88de291e99b4ffc16130a474e557601e</text:p>
          </table:table-cell>
          <table:table-cell office:value-type="string">
            <text:p>Branzi Andre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Branzi Andrea</text:p>
          </table:table-cell>
          <table:table-cell office:value-type="string">
            <text:p>Not in design department</text:p>
          </table:table-cell>
          <table:table-cell table:formula="of:=VLOOKUP([.G113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113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113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113];[Sheet2.$A$1:.$E$103];5;1)" office:value-type="string" office:string-value="https://orcid.org/0000-0002-9378-0717">
            <text:p>https://orcid.org/0000-0002-9378-0717</text:p>
          </table:table-cell>
        </table:table-row>
        <table:table-row table:style-name="ro2">
          <table:table-cell office:value-type="string">
            <text:p>innercoauthorsid_c80ff6a89998a48866998b7409ac8dab</text:p>
          </table:table-cell>
          <table:table-cell office:value-type="string">
            <text:p>Brenna Luigi Paol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Brenna Luigi Paolo</text:p>
          </table:table-cell>
          <table:table-cell office:value-type="string">
            <text:p>Not in design department</text:p>
          </table:table-cell>
          <table:table-cell table:formula="of:=VLOOKUP([.G114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114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114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114];[Sheet2.$A$1:.$E$103];5;1)" office:value-type="string" office:string-value="https://orcid.org/0000-0002-9378-0717">
            <text:p>https://orcid.org/0000-0002-9378-0717</text:p>
          </table:table-cell>
        </table:table-row>
        <table:table-row table:style-name="ro2">
          <table:table-cell office:value-type="string">
            <text:p>innercoauthorsid_14ae4ac0d758bfcf0c48165505dca038</text:p>
          </table:table-cell>
          <table:table-cell office:value-type="string">
            <text:p>Bresciani Chia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Bresciani Chiara</text:p>
          </table:table-cell>
          <table:table-cell office:value-type="string">
            <text:p>Not in design department</text:p>
          </table:table-cell>
          <table:table-cell table:formula="of:=VLOOKUP([.G115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115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115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115];[Sheet2.$A$1:.$E$103];5;1)" office:value-type="string" office:string-value="https://orcid.org/0000-0002-9378-0717">
            <text:p>https://orcid.org/0000-0002-9378-0717</text:p>
          </table:table-cell>
        </table:table-row>
        <table:table-row table:style-name="ro2">
          <table:table-cell office:value-type="string">
            <text:p>innercoauthorsid_ded77ac00ecc75efbe65313168729548</text:p>
          </table:table-cell>
          <table:table-cell office:value-type="string">
            <text:p>Brevi Fausto</text:p>
          </table:table-cell>
          <table:table-cell/>
          <table:table-cell office:value-type="string">
            <text:p>innerCoAuthorsId</text:p>
          </table:table-cell>
          <table:table-cell office:value-type="float" office:value="43">
            <text:p>43</text:p>
          </table:table-cell>
          <table:table-cell office:value-type="string">
            <text:p>Associate Professor</text:p>
          </table:table-cell>
          <table:table-cell office:value-type="string">
            <text:p>Brevi Fausto</text:p>
          </table:table-cell>
          <table:table-cell office:value-type="string">
            <text:p>Design e Culture</text:p>
          </table:table-cell>
          <table:table-cell table:formula="of:=VLOOKUP([.G11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16];[Sheet2.$A$1:.$E$103];4;1)" office:value-type="string" office:string-value="ICAR/17 - Disegno">
            <text:p>ICAR/17 - Disegno</text:p>
          </table:table-cell>
          <table:table-cell table:formula="of:=VLOOKUP([.$G116];[Sheet2.$A$1:.$E$103];4;1)" office:value-type="string" office:string-value="ICAR/17 - Disegno">
            <text:p>ICAR/17 - Disegno</text:p>
          </table:table-cell>
          <table:table-cell table:formula="of:=VLOOKUP([.$G116];[Sheet2.$A$1:.$E$103];5;1)" office:value-type="string" office:string-value="https://orcid.org/0000-0001-5116-6412">
            <text:p>https://orcid.org/0000-0001-5116-6412</text:p>
          </table:table-cell>
        </table:table-row>
        <table:table-row table:style-name="ro2">
          <table:table-cell office:value-type="string">
            <text:p>innercoauthorsid_32b875d4e4902de77d62d92a92b4cd7a</text:p>
          </table:table-cell>
          <table:table-cell office:value-type="string">
            <text:p>Brilli Agat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rilli Agata</text:p>
          </table:table-cell>
          <table:table-cell office:value-type="string">
            <text:p>Not in design department</text:p>
          </table:table-cell>
          <table:table-cell table:formula="of:=VLOOKUP([.G11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17];[Sheet2.$A$1:.$E$103];4;1)" office:value-type="string" office:string-value="ICAR/17 - Disegno">
            <text:p>ICAR/17 - Disegno</text:p>
          </table:table-cell>
          <table:table-cell table:formula="of:=VLOOKUP([.$G117];[Sheet2.$A$1:.$E$103];4;1)" office:value-type="string" office:string-value="ICAR/17 - Disegno">
            <text:p>ICAR/17 - Disegno</text:p>
          </table:table-cell>
          <table:table-cell table:formula="of:=VLOOKUP([.$G117];[Sheet2.$A$1:.$E$103];5;1)" office:value-type="string" office:string-value="https://orcid.org/0000-0001-5116-6412">
            <text:p>https://orcid.org/0000-0001-5116-6412</text:p>
          </table:table-cell>
        </table:table-row>
        <table:table-row table:style-name="ro2">
          <table:table-cell office:value-type="string">
            <text:p>innercoauthorsid_4fb84f82e182b620cd5bf684d86c824f</text:p>
          </table:table-cell>
          <table:table-cell office:value-type="string">
            <text:p>Brivio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rivio Andrea</text:p>
          </table:table-cell>
          <table:table-cell office:value-type="string">
            <text:p>Not in design department</text:p>
          </table:table-cell>
          <table:table-cell table:formula="of:=VLOOKUP([.G11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18];[Sheet2.$A$1:.$E$103];4;1)" office:value-type="string" office:string-value="ICAR/17 - Disegno">
            <text:p>ICAR/17 - Disegno</text:p>
          </table:table-cell>
          <table:table-cell table:formula="of:=VLOOKUP([.$G118];[Sheet2.$A$1:.$E$103];4;1)" office:value-type="string" office:string-value="ICAR/17 - Disegno">
            <text:p>ICAR/17 - Disegno</text:p>
          </table:table-cell>
          <table:table-cell table:formula="of:=VLOOKUP([.$G118];[Sheet2.$A$1:.$E$103];5;1)" office:value-type="string" office:string-value="https://orcid.org/0000-0001-5116-6412">
            <text:p>https://orcid.org/0000-0001-5116-6412</text:p>
          </table:table-cell>
        </table:table-row>
        <table:table-row table:style-name="ro2">
          <table:table-cell office:value-type="string">
            <text:p>innercoauthorsid_cbcaa741adfb802859faa2ea3d6f7f53</text:p>
          </table:table-cell>
          <table:table-cell office:value-type="string">
            <text:p>Bruglieri Maurizio</text:p>
          </table:table-cell>
          <table:table-cell/>
          <table:table-cell office:value-type="string">
            <text:p>innerCoAuthorsId</text:p>
          </table:table-cell>
          <table:table-cell office:value-type="float" office:value="59">
            <text:p>59</text:p>
          </table:table-cell>
          <table:table-cell office:value-type="string">
            <text:p>Associate Professor</text:p>
          </table:table-cell>
          <table:table-cell office:value-type="string">
            <text:p>Bruglieri Maurizio</text:p>
          </table:table-cell>
          <table:table-cell office:value-type="string">
            <text:p>Design degli Ambienti del Paesaggio e della Mobilità</text:p>
          </table:table-cell>
          <table:table-cell table:formula="of:=VLOOKUP([.G11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19];[Sheet2.$A$1:.$E$103];4;1)" office:value-type="string" office:string-value="MAT/09 - Ricerca Operativa">
            <text:p>MAT/09 - Ricerca Operativa</text:p>
          </table:table-cell>
          <table:table-cell table:formula="of:=VLOOKUP([.$G119];[Sheet2.$A$1:.$E$103];4;1)" office:value-type="string" office:string-value="MAT/09 - Ricerca Operativa">
            <text:p>MAT/09 - Ricerca Operativa</text:p>
          </table:table-cell>
          <table:table-cell table:formula="of:=VLOOKUP([.$G119];[Sheet2.$A$1:.$E$103];5;1)" office:value-type="string" office:string-value="https://orcid.org/0000-0002-4517-873X">
            <text:p>https://orcid.org/0000-0002-4517-873X</text:p>
          </table:table-cell>
        </table:table-row>
        <table:table-row table:style-name="ro2">
          <table:table-cell office:value-type="string">
            <text:p>innercoauthorsid_86c935c88437f597417f6869b1d04cfe</text:p>
          </table:table-cell>
          <table:table-cell office:value-type="string">
            <text:p>Brugnoli Gianluca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office:value-type="string">
            <text:p>Assistant Professor</text:p>
          </table:table-cell>
          <table:table-cell office:value-type="string">
            <text:p>Brugnoli Gianluca</text:p>
          </table:table-cell>
          <table:table-cell office:value-type="string">
            <text:p>Design e Culture</text:p>
          </table:table-cell>
          <table:table-cell table:formula="of:=VLOOKUP([.G120];[Sheet2.$A$1:.$E$103];2;1)" office:value-type="string" office:string-value="Ricercatore universitario a tempo definito">
            <text:p>Ricercatore universitario a tempo definito</text:p>
          </table:table-cell>
          <table:table-cell/>
          <table:table-cell table:formula="of:=VLOOKUP([.$G120];[Sheet2.$A$1:.$E$103];4;1)" office:value-type="string" office:string-value="ICAR/13 - Disegno Industriale">
            <text:p>ICAR/13 - Disegno Industriale</text:p>
          </table:table-cell>
          <table:table-cell table:formula="of:=VLOOKUP([.$G120];[Sheet2.$A$1:.$E$103];4;1)" office:value-type="string" office:string-value="ICAR/13 - Disegno Industriale">
            <text:p>ICAR/13 - Disegno Industriale</text:p>
          </table:table-cell>
          <table:table-cell table:formula="of:=VLOOKUP([.$G120];[Sheet2.$A$1:.$E$103];5;1)" office:value-type="string" office:string-value="https://orcid.org/0000-0002-6834-5967">
            <text:p>https://orcid.org/0000-0002-6834-5967</text:p>
          </table:table-cell>
        </table:table-row>
        <table:table-row table:style-name="ro2">
          <table:table-cell office:value-type="string">
            <text:p>innercoauthorsid_bfbcfc3883d79945cd6c36c55904b566</text:p>
          </table:table-cell>
          <table:table-cell office:value-type="string">
            <text:p>Bruno Carmen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PhD student</text:p>
          </table:table-cell>
          <table:table-cell office:value-type="string">
            <text:p>Bruno Carmen</text:p>
          </table:table-cell>
          <table:table-cell office:value-type="string">
            <text:p>No section</text:p>
          </table:table-cell>
          <table:table-cell table:formula="of:=VLOOKUP([.G121];[Sheet2.$A$1:.$E$103];2;1)" office:value-type="string" office:string-value="Ricercatore universitario a tempo definito">
            <text:p>Ricercatore universitario a tempo definito</text:p>
          </table:table-cell>
          <table:table-cell/>
          <table:table-cell table:formula="of:=VLOOKUP([.$G121];[Sheet2.$A$1:.$E$103];4;1)" office:value-type="string" office:string-value="ICAR/13 - Disegno Industriale">
            <text:p>ICAR/13 - Disegno Industriale</text:p>
          </table:table-cell>
          <table:table-cell table:formula="of:=VLOOKUP([.$G121];[Sheet2.$A$1:.$E$103];4;1)" office:value-type="string" office:string-value="ICAR/13 - Disegno Industriale">
            <text:p>ICAR/13 - Disegno Industriale</text:p>
          </table:table-cell>
          <table:table-cell table:formula="of:=VLOOKUP([.$G121];[Sheet2.$A$1:.$E$103];5;1)" office:value-type="string" office:string-value="https://orcid.org/0000-0002-6834-5967">
            <text:p>https://orcid.org/0000-0002-6834-5967</text:p>
          </table:table-cell>
        </table:table-row>
        <table:table-row table:style-name="ro2">
          <table:table-cell office:value-type="string">
            <text:p>innercoauthorsid_c566b972c87438c41ef552c1d023eb44</text:p>
          </table:table-cell>
          <table:table-cell office:value-type="string">
            <text:p>Bruno Davide Maria</text:p>
          </table:table-cell>
          <table:table-cell/>
          <table:table-cell office:value-type="string">
            <text:p>innerCoAuthorsId</text:p>
          </table:table-cell>
          <table:table-cell office:value-type="float" office:value="61">
            <text:p>61</text:p>
          </table:table-cell>
          <table:table-cell office:value-type="string">
            <text:p>Associate Professor</text:p>
          </table:table-cell>
          <table:table-cell office:value-type="string">
            <text:p>Bruno Davide Maria</text:p>
          </table:table-cell>
          <table:table-cell office:value-type="string">
            <text:p>Design di Prodotti Strategie e Servizi</text:p>
          </table:table-cell>
          <table:table-cell table:formula="of:=VLOOKUP([.G122];[Sheet2.$A$1:.$E$103];2;1)" office:value-type="string" office:string-value="Professore associato a tempo definito">
            <text:p>Professore associato a tempo definito</text:p>
          </table:table-cell>
          <table:table-cell/>
          <table:table-cell table:formula="of:=VLOOKUP([.$G122];[Sheet2.$A$1:.$E$103];4;1)" office:value-type="string" office:string-value="ICAR/13 - Disegno Industriale">
            <text:p>ICAR/13 - Disegno Industriale</text:p>
          </table:table-cell>
          <table:table-cell table:formula="of:=VLOOKUP([.$G122];[Sheet2.$A$1:.$E$103];4;1)" office:value-type="string" office:string-value="ICAR/13 - Disegno Industriale">
            <text:p>ICAR/13 - Disegno Industriale</text:p>
          </table:table-cell>
          <table:table-cell table:formula="of:=VLOOKUP([.$G122];[Sheet2.$A$1:.$E$103];5;1)" office:value-type="string" office:string-value="https://orcid.org/0000-0002-1770-9660">
            <text:p>https://orcid.org/0000-0002-1770-9660</text:p>
          </table:table-cell>
        </table:table-row>
        <table:table-row table:style-name="ro2">
          <table:table-cell office:value-type="string">
            <text:p>innercoauthorsid_5dc01ad4fcffdf8259f91693222ee6ab</text:p>
          </table:table-cell>
          <table:table-cell office:value-type="string">
            <text:p>Bruschi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ruschi Andrea</text:p>
          </table:table-cell>
          <table:table-cell office:value-type="string">
            <text:p>Not in design department</text:p>
          </table:table-cell>
          <table:table-cell table:formula="of:=VLOOKUP([.G123];[Sheet2.$A$1:.$E$103];2;1)" office:value-type="string" office:string-value="Professore associato a tempo definito">
            <text:p>Professore associato a tempo definito</text:p>
          </table:table-cell>
          <table:table-cell/>
          <table:table-cell table:formula="of:=VLOOKUP([.$G123];[Sheet2.$A$1:.$E$103];4;1)" office:value-type="string" office:string-value="ICAR/13 - Disegno Industriale">
            <text:p>ICAR/13 - Disegno Industriale</text:p>
          </table:table-cell>
          <table:table-cell table:formula="of:=VLOOKUP([.$G123];[Sheet2.$A$1:.$E$103];4;1)" office:value-type="string" office:string-value="ICAR/13 - Disegno Industriale">
            <text:p>ICAR/13 - Disegno Industriale</text:p>
          </table:table-cell>
          <table:table-cell table:formula="of:=VLOOKUP([.$G123];[Sheet2.$A$1:.$E$103];5;1)" office:value-type="string" office:string-value="https://orcid.org/0000-0002-1770-9660">
            <text:p>https://orcid.org/0000-0002-1770-9660</text:p>
          </table:table-cell>
        </table:table-row>
        <table:table-row table:style-name="ro2">
          <table:table-cell office:value-type="string">
            <text:p>innercoauthorsid_4720e20b04c4917532e49a8a004c4f0e</text:p>
          </table:table-cell>
          <table:table-cell office:value-type="string">
            <text:p>Bruschi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ruschi Francesco</text:p>
          </table:table-cell>
          <table:table-cell office:value-type="string">
            <text:p>Not in design department</text:p>
          </table:table-cell>
          <table:table-cell table:formula="of:=VLOOKUP([.G124];[Sheet2.$A$1:.$E$103];2;1)" office:value-type="string" office:string-value="Professore associato a tempo definito">
            <text:p>Professore associato a tempo definito</text:p>
          </table:table-cell>
          <table:table-cell/>
          <table:table-cell table:formula="of:=VLOOKUP([.$G124];[Sheet2.$A$1:.$E$103];4;1)" office:value-type="string" office:string-value="ICAR/13 - Disegno Industriale">
            <text:p>ICAR/13 - Disegno Industriale</text:p>
          </table:table-cell>
          <table:table-cell table:formula="of:=VLOOKUP([.$G124];[Sheet2.$A$1:.$E$103];4;1)" office:value-type="string" office:string-value="ICAR/13 - Disegno Industriale">
            <text:p>ICAR/13 - Disegno Industriale</text:p>
          </table:table-cell>
          <table:table-cell table:formula="of:=VLOOKUP([.$G124];[Sheet2.$A$1:.$E$103];5;1)" office:value-type="string" office:string-value="https://orcid.org/0000-0002-1770-9660">
            <text:p>https://orcid.org/0000-0002-1770-9660</text:p>
          </table:table-cell>
        </table:table-row>
        <table:table-row table:style-name="ro2">
          <table:table-cell office:value-type="string">
            <text:p>innercoauthorsid_48a045f16cb0722d4eca2e181580ee45</text:p>
          </table:table-cell>
          <table:table-cell office:value-type="string">
            <text:p>Bruzzese Maria Antonel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ruzzese Maria Antonella</text:p>
          </table:table-cell>
          <table:table-cell office:value-type="string">
            <text:p>Not in design department</text:p>
          </table:table-cell>
          <table:table-cell table:formula="of:=VLOOKUP([.G125];[Sheet2.$A$1:.$E$103];2;1)" office:value-type="string" office:string-value="Professore associato a tempo definito">
            <text:p>Professore associato a tempo definito</text:p>
          </table:table-cell>
          <table:table-cell/>
          <table:table-cell table:formula="of:=VLOOKUP([.$G125];[Sheet2.$A$1:.$E$103];4;1)" office:value-type="string" office:string-value="ICAR/13 - Disegno Industriale">
            <text:p>ICAR/13 - Disegno Industriale</text:p>
          </table:table-cell>
          <table:table-cell table:formula="of:=VLOOKUP([.$G125];[Sheet2.$A$1:.$E$103];4;1)" office:value-type="string" office:string-value="ICAR/13 - Disegno Industriale">
            <text:p>ICAR/13 - Disegno Industriale</text:p>
          </table:table-cell>
          <table:table-cell table:formula="of:=VLOOKUP([.$G125];[Sheet2.$A$1:.$E$103];5;1)" office:value-type="string" office:string-value="https://orcid.org/0000-0002-1770-9660">
            <text:p>https://orcid.org/0000-0002-1770-9660</text:p>
          </table:table-cell>
        </table:table-row>
        <table:table-row table:style-name="ro2">
          <table:table-cell office:value-type="string">
            <text:p>innercoauthorsid_cc15c08f009b52db60803c7adc6bddd8</text:p>
          </table:table-cell>
          <table:table-cell office:value-type="string">
            <text:p>Bucchetti Valeria Luisa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ociate Professor</text:p>
          </table:table-cell>
          <table:table-cell office:value-type="string">
            <text:p>Bucchetti Valeria Luisa</text:p>
          </table:table-cell>
          <table:table-cell office:value-type="string">
            <text:p>Design e Culture</text:p>
          </table:table-cell>
          <table:table-cell table:formula="of:=VLOOKUP([.G12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26];[Sheet2.$A$1:.$E$103];4;1)" office:value-type="string" office:string-value="ICAR/13 - Disegno Industriale">
            <text:p>ICAR/13 - Disegno Industriale</text:p>
          </table:table-cell>
          <table:table-cell table:formula="of:=VLOOKUP([.$G126];[Sheet2.$A$1:.$E$103];4;1)" office:value-type="string" office:string-value="ICAR/13 - Disegno Industriale">
            <text:p>ICAR/13 - Disegno Industriale</text:p>
          </table:table-cell>
          <table:table-cell table:formula="of:=VLOOKUP([.$G126];[Sheet2.$A$1:.$E$103];5;1)" office:value-type="string" office:string-value="https://orcid.org/0000-0002-3538-3625">
            <text:p>https://orcid.org/0000-0002-3538-3625</text:p>
          </table:table-cell>
        </table:table-row>
        <table:table-row table:style-name="ro2">
          <table:table-cell office:value-type="string">
            <text:p>innercoauthorsid_78d5dbe40aa14fd68bac1337e28643cd</text:p>
          </table:table-cell>
          <table:table-cell office:value-type="string">
            <text:p>Bucci Federico</text:p>
          </table:table-cell>
          <table:table-cell/>
          <table:table-cell office:value-type="string">
            <text:p>innerCoAuthorsId</text:p>
          </table:table-cell>
          <table:table-cell office:value-type="float" office:value="11">
            <text:p>11</text:p>
          </table:table-cell>
          <table:table-cell office:value-type="string">
            <text:p>Not in design department</text:p>
          </table:table-cell>
          <table:table-cell office:value-type="string">
            <text:p>Bucci Federico</text:p>
          </table:table-cell>
          <table:table-cell office:value-type="string">
            <text:p>Not in design department</text:p>
          </table:table-cell>
          <table:table-cell table:formula="of:=VLOOKUP([.G12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27];[Sheet2.$A$1:.$E$103];4;1)" office:value-type="string" office:string-value="ICAR/13 - Disegno Industriale">
            <text:p>ICAR/13 - Disegno Industriale</text:p>
          </table:table-cell>
          <table:table-cell table:formula="of:=VLOOKUP([.$G127];[Sheet2.$A$1:.$E$103];4;1)" office:value-type="string" office:string-value="ICAR/13 - Disegno Industriale">
            <text:p>ICAR/13 - Disegno Industriale</text:p>
          </table:table-cell>
          <table:table-cell table:formula="of:=VLOOKUP([.$G127];[Sheet2.$A$1:.$E$103];5;1)" office:value-type="string" office:string-value="https://orcid.org/0000-0002-3538-3625">
            <text:p>https://orcid.org/0000-0002-3538-3625</text:p>
          </table:table-cell>
        </table:table-row>
        <table:table-row table:style-name="ro2">
          <table:table-cell office:value-type="string">
            <text:p>innercoauthorsid_c11e9a97ed5dda02db92251597945a5f</text:p>
          </table:table-cell>
          <table:table-cell office:value-type="string">
            <text:p>Buffoli Maddale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Buffoli Maddalena</text:p>
          </table:table-cell>
          <table:table-cell office:value-type="string">
            <text:p>Not in design department</text:p>
          </table:table-cell>
          <table:table-cell table:formula="of:=VLOOKUP([.G12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28];[Sheet2.$A$1:.$E$103];4;1)" office:value-type="string" office:string-value="ICAR/13 - Disegno Industriale">
            <text:p>ICAR/13 - Disegno Industriale</text:p>
          </table:table-cell>
          <table:table-cell table:formula="of:=VLOOKUP([.$G128];[Sheet2.$A$1:.$E$103];4;1)" office:value-type="string" office:string-value="ICAR/13 - Disegno Industriale">
            <text:p>ICAR/13 - Disegno Industriale</text:p>
          </table:table-cell>
          <table:table-cell table:formula="of:=VLOOKUP([.$G128];[Sheet2.$A$1:.$E$103];5;1)" office:value-type="string" office:string-value="https://orcid.org/0000-0002-3538-3625">
            <text:p>https://orcid.org/0000-0002-3538-3625</text:p>
          </table:table-cell>
        </table:table-row>
        <table:table-row table:style-name="ro2">
          <table:table-cell office:value-type="string">
            <text:p>innercoauthorsid_f0d2f073709ffb692a5bdf228499a3bd</text:p>
          </table:table-cell>
          <table:table-cell office:value-type="string">
            <text:p>Buganza Tommas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Buganza Tommaso</text:p>
          </table:table-cell>
          <table:table-cell office:value-type="string">
            <text:p>Not in design department</text:p>
          </table:table-cell>
          <table:table-cell table:formula="of:=VLOOKUP([.G12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29];[Sheet2.$A$1:.$E$103];4;1)" office:value-type="string" office:string-value="ICAR/13 - Disegno Industriale">
            <text:p>ICAR/13 - Disegno Industriale</text:p>
          </table:table-cell>
          <table:table-cell table:formula="of:=VLOOKUP([.$G129];[Sheet2.$A$1:.$E$103];4;1)" office:value-type="string" office:string-value="ICAR/13 - Disegno Industriale">
            <text:p>ICAR/13 - Disegno Industriale</text:p>
          </table:table-cell>
          <table:table-cell table:formula="of:=VLOOKUP([.$G129];[Sheet2.$A$1:.$E$103];5;1)" office:value-type="string" office:string-value="https://orcid.org/0000-0002-3538-3625">
            <text:p>https://orcid.org/0000-0002-3538-3625</text:p>
          </table:table-cell>
        </table:table-row>
        <table:table-row table:style-name="ro2">
          <table:table-cell office:value-type="string">
            <text:p>innercoauthorsid_93881851959adb577907f79220323c6e</text:p>
          </table:table-cell>
          <table:table-cell office:value-type="string">
            <text:p>Bui Mai Trinh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PhD student</text:p>
          </table:table-cell>
          <table:table-cell office:value-type="string">
            <text:p>Bui Mai Trinh</text:p>
          </table:table-cell>
          <table:table-cell office:value-type="string">
            <text:p>No section</text:p>
          </table:table-cell>
          <table:table-cell table:formula="of:=VLOOKUP([.G13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30];[Sheet2.$A$1:.$E$103];4;1)" office:value-type="string" office:string-value="ICAR/13 - Disegno Industriale">
            <text:p>ICAR/13 - Disegno Industriale</text:p>
          </table:table-cell>
          <table:table-cell table:formula="of:=VLOOKUP([.$G130];[Sheet2.$A$1:.$E$103];4;1)" office:value-type="string" office:string-value="ICAR/13 - Disegno Industriale">
            <text:p>ICAR/13 - Disegno Industriale</text:p>
          </table:table-cell>
          <table:table-cell table:formula="of:=VLOOKUP([.$G130];[Sheet2.$A$1:.$E$103];5;1)" office:value-type="string" office:string-value="https://orcid.org/0000-0002-3538-3625">
            <text:p>https://orcid.org/0000-0002-3538-3625</text:p>
          </table:table-cell>
        </table:table-row>
        <table:table-row table:style-name="ro2">
          <table:table-cell office:value-type="string">
            <text:p>innercoauthorsid_7c74bf576b29e95f1361de95ec45a19e</text:p>
          </table:table-cell>
          <table:table-cell office:value-type="string">
            <text:p>Buratti Giorgio</text:p>
          </table:table-cell>
          <table:table-cell/>
          <table:table-cell office:value-type="string">
            <text:p>innerCoAuthorsId</text:p>
          </table:table-cell>
          <table:table-cell office:value-type="float" office:value="40">
            <text:p>40</text:p>
          </table:table-cell>
          <table:table-cell office:value-type="string">
            <text:p>Research Fellow</text:p>
          </table:table-cell>
          <table:table-cell office:value-type="string">
            <text:p>Buratti Giorgio</text:p>
          </table:table-cell>
          <table:table-cell office:value-type="string">
            <text:p>No section</text:p>
          </table:table-cell>
          <table:table-cell table:formula="of:=VLOOKUP([.G13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31];[Sheet2.$A$1:.$E$103];4;1)" office:value-type="string" office:string-value="ICAR/13 - Disegno Industriale">
            <text:p>ICAR/13 - Disegno Industriale</text:p>
          </table:table-cell>
          <table:table-cell table:formula="of:=VLOOKUP([.$G131];[Sheet2.$A$1:.$E$103];4;1)" office:value-type="string" office:string-value="ICAR/13 - Disegno Industriale">
            <text:p>ICAR/13 - Disegno Industriale</text:p>
          </table:table-cell>
          <table:table-cell table:formula="of:=VLOOKUP([.$G131];[Sheet2.$A$1:.$E$103];5;1)" office:value-type="string" office:string-value="https://orcid.org/0000-0002-3538-3625">
            <text:p>https://orcid.org/0000-0002-3538-3625</text:p>
          </table:table-cell>
        </table:table-row>
        <table:table-row table:style-name="ro2">
          <table:table-cell office:value-type="string">
            <text:p>innercoauthorsid_8cea2a44f81fad77d995923994fdbd65</text:p>
          </table:table-cell>
          <table:table-cell office:value-type="string">
            <text:p>Cacciamatta Silv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Research Fellow</text:p>
          </table:table-cell>
          <table:table-cell office:value-type="string">
            <text:p>Cacciamatta Silvia</text:p>
          </table:table-cell>
          <table:table-cell office:value-type="string">
            <text:p>Design e Culture</text:p>
          </table:table-cell>
          <table:table-cell table:formula="of:=VLOOKUP([.G13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32];[Sheet2.$A$1:.$E$103];4;1)" office:value-type="string" office:string-value="ICAR/13 - Disegno Industriale">
            <text:p>ICAR/13 - Disegno Industriale</text:p>
          </table:table-cell>
          <table:table-cell table:formula="of:=VLOOKUP([.$G132];[Sheet2.$A$1:.$E$103];4;1)" office:value-type="string" office:string-value="ICAR/13 - Disegno Industriale">
            <text:p>ICAR/13 - Disegno Industriale</text:p>
          </table:table-cell>
          <table:table-cell table:formula="of:=VLOOKUP([.$G132];[Sheet2.$A$1:.$E$103];5;1)" office:value-type="string" office:string-value="https://orcid.org/0000-0002-3538-3625">
            <text:p>https://orcid.org/0000-0002-3538-3625</text:p>
          </table:table-cell>
        </table:table-row>
        <table:table-row table:style-name="ro2">
          <table:table-cell office:value-type="string">
            <text:p>innercoauthorsid_0dfd4e25dce60a5cc218846b9b53bf76</text:p>
          </table:table-cell>
          <table:table-cell office:value-type="string">
            <text:p>Cagliano Raffael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agliano Raffaella</text:p>
          </table:table-cell>
          <table:table-cell office:value-type="string">
            <text:p>Not in design department</text:p>
          </table:table-cell>
          <table:table-cell table:formula="of:=VLOOKUP([.G13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33];[Sheet2.$A$1:.$E$103];4;1)" office:value-type="string" office:string-value="ICAR/13 - Disegno Industriale">
            <text:p>ICAR/13 - Disegno Industriale</text:p>
          </table:table-cell>
          <table:table-cell table:formula="of:=VLOOKUP([.$G133];[Sheet2.$A$1:.$E$103];4;1)" office:value-type="string" office:string-value="ICAR/13 - Disegno Industriale">
            <text:p>ICAR/13 - Disegno Industriale</text:p>
          </table:table-cell>
          <table:table-cell table:formula="of:=VLOOKUP([.$G133];[Sheet2.$A$1:.$E$103];5;1)" office:value-type="string" office:string-value="https://orcid.org/0000-0002-3538-3625">
            <text:p>https://orcid.org/0000-0002-3538-3625</text:p>
          </table:table-cell>
        </table:table-row>
        <table:table-row table:style-name="ro2">
          <table:table-cell office:value-type="string">
            <text:p>innercoauthorsid_c96c8d8305ad82886f020f3d921c5607</text:p>
          </table:table-cell>
          <table:table-cell office:value-type="string">
            <text:p>Calabi Daniela Anna</text:p>
          </table:table-cell>
          <table:table-cell/>
          <table:table-cell office:value-type="string">
            <text:p>innerCoAuthorsId</text:p>
          </table:table-cell>
          <table:table-cell office:value-type="float" office:value="51">
            <text:p>51</text:p>
          </table:table-cell>
          <table:table-cell office:value-type="string">
            <text:p>Associate Professor</text:p>
          </table:table-cell>
          <table:table-cell office:value-type="string">
            <text:p>Calabi Daniela Anna</text:p>
          </table:table-cell>
          <table:table-cell office:value-type="string">
            <text:p>Design e Culture</text:p>
          </table:table-cell>
          <table:table-cell table:formula="of:=VLOOKUP([.G13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34];[Sheet2.$A$1:.$E$103];4;1)" office:value-type="string" office:string-value="ICAR/13 - Disegno Industriale">
            <text:p>ICAR/13 - Disegno Industriale</text:p>
          </table:table-cell>
          <table:table-cell table:formula="of:=VLOOKUP([.$G134];[Sheet2.$A$1:.$E$103];4;1)" office:value-type="string" office:string-value="ICAR/13 - Disegno Industriale">
            <text:p>ICAR/13 - Disegno Industriale</text:p>
          </table:table-cell>
          <table:table-cell table:formula="of:=VLOOKUP([.$G134];[Sheet2.$A$1:.$E$103];5;1)" office:value-type="string" office:string-value="https://orcid.org/0000-0002-1997-269X">
            <text:p>https://orcid.org/0000-0002-1997-269X</text:p>
          </table:table-cell>
        </table:table-row>
        <table:table-row table:style-name="ro2">
          <table:table-cell office:value-type="string">
            <text:p>innercoauthorsid_7c470aca6e5ade616c64734f05cd689f</text:p>
          </table:table-cell>
          <table:table-cell office:value-type="string">
            <text:p>Calabrese Veroni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alabrese Veronica</text:p>
          </table:table-cell>
          <table:table-cell office:value-type="string">
            <text:p>Not in design department</text:p>
          </table:table-cell>
          <table:table-cell table:formula="of:=VLOOKUP([.G13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35];[Sheet2.$A$1:.$E$103];4;1)" office:value-type="string" office:string-value="ICAR/13 - Disegno Industriale">
            <text:p>ICAR/13 - Disegno Industriale</text:p>
          </table:table-cell>
          <table:table-cell table:formula="of:=VLOOKUP([.$G135];[Sheet2.$A$1:.$E$103];4;1)" office:value-type="string" office:string-value="ICAR/13 - Disegno Industriale">
            <text:p>ICAR/13 - Disegno Industriale</text:p>
          </table:table-cell>
          <table:table-cell table:formula="of:=VLOOKUP([.$G135];[Sheet2.$A$1:.$E$103];5;1)" office:value-type="string" office:string-value="https://orcid.org/0000-0002-1997-269X">
            <text:p>https://orcid.org/0000-0002-1997-269X</text:p>
          </table:table-cell>
        </table:table-row>
        <table:table-row table:style-name="ro2">
          <table:table-cell office:value-type="string">
            <text:p>innercoauthorsid_a1eb488228f520c8b4ced7d7d74b46ea</text:p>
          </table:table-cell>
          <table:table-cell office:value-type="string">
            <text:p>Calderini Mar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alderini Mario</text:p>
          </table:table-cell>
          <table:table-cell office:value-type="string">
            <text:p>Not in design department</text:p>
          </table:table-cell>
          <table:table-cell table:formula="of:=VLOOKUP([.G13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36];[Sheet2.$A$1:.$E$103];4;1)" office:value-type="string" office:string-value="ICAR/13 - Disegno Industriale">
            <text:p>ICAR/13 - Disegno Industriale</text:p>
          </table:table-cell>
          <table:table-cell table:formula="of:=VLOOKUP([.$G136];[Sheet2.$A$1:.$E$103];4;1)" office:value-type="string" office:string-value="ICAR/13 - Disegno Industriale">
            <text:p>ICAR/13 - Disegno Industriale</text:p>
          </table:table-cell>
          <table:table-cell table:formula="of:=VLOOKUP([.$G136];[Sheet2.$A$1:.$E$103];5;1)" office:value-type="string" office:string-value="https://orcid.org/0000-0002-1997-269X">
            <text:p>https://orcid.org/0000-0002-1997-269X</text:p>
          </table:table-cell>
        </table:table-row>
        <table:table-row table:style-name="ro2">
          <table:table-cell office:value-type="string">
            <text:p>innercoauthorsid_9b8d7ef08516b658aac1ac161a720f98</text:p>
          </table:table-cell>
          <table:table-cell office:value-type="string">
            <text:p>Camere Sere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amere Serena</text:p>
          </table:table-cell>
          <table:table-cell office:value-type="string">
            <text:p>Not in design department</text:p>
          </table:table-cell>
          <table:table-cell table:formula="of:=VLOOKUP([.G13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37];[Sheet2.$A$1:.$E$103];4;1)" office:value-type="string" office:string-value="ICAR/13 - Disegno Industriale">
            <text:p>ICAR/13 - Disegno Industriale</text:p>
          </table:table-cell>
          <table:table-cell table:formula="of:=VLOOKUP([.$G137];[Sheet2.$A$1:.$E$103];4;1)" office:value-type="string" office:string-value="ICAR/13 - Disegno Industriale">
            <text:p>ICAR/13 - Disegno Industriale</text:p>
          </table:table-cell>
          <table:table-cell table:formula="of:=VLOOKUP([.$G137];[Sheet2.$A$1:.$E$103];5;1)" office:value-type="string" office:string-value="https://orcid.org/0000-0002-1997-269X">
            <text:p>https://orcid.org/0000-0002-1997-269X</text:p>
          </table:table-cell>
        </table:table-row>
        <table:table-row table:style-name="ro2">
          <table:table-cell office:value-type="string">
            <text:p>innercoauthorsid_933a6c0289b4411c3e00f6a9487dfdfa</text:p>
          </table:table-cell>
          <table:table-cell office:value-type="string">
            <text:p>Camocini Barbara</text:p>
          </table:table-cell>
          <table:table-cell/>
          <table:table-cell office:value-type="string">
            <text:p>innerCoAuthorsId</text:p>
          </table:table-cell>
          <table:table-cell office:value-type="float" office:value="29">
            <text:p>29</text:p>
          </table:table-cell>
          <table:table-cell office:value-type="string">
            <text:p>Assistant Professor</text:p>
          </table:table-cell>
          <table:table-cell office:value-type="string">
            <text:p>Camocini Barbara</text:p>
          </table:table-cell>
          <table:table-cell office:value-type="string">
            <text:p>Design degli Ambienti del Paesaggio e della Mobilità</text:p>
          </table:table-cell>
          <table:table-cell table:formula="of:=VLOOKUP([.G138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138];[Sheet2.$A$1:.$E$103];4;1)" office:value-type="string" office:string-value="ICAR/13 - Disegno Industriale">
            <text:p>ICAR/13 - Disegno Industriale</text:p>
          </table:table-cell>
          <table:table-cell table:formula="of:=VLOOKUP([.$G138];[Sheet2.$A$1:.$E$103];4;1)" office:value-type="string" office:string-value="ICAR/13 - Disegno Industriale">
            <text:p>ICAR/13 - Disegno Industriale</text:p>
          </table:table-cell>
          <table:table-cell table:formula="of:=VLOOKUP([.$G138];[Sheet2.$A$1:.$E$103];5;1)" office:value-type="string" office:string-value="https://orcid.org/0000-0001-6967-1329">
            <text:p>https://orcid.org/0000-0001-6967-1329</text:p>
          </table:table-cell>
        </table:table-row>
        <table:table-row table:style-name="ro2">
          <table:table-cell office:value-type="string">
            <text:p>innercoauthorsid_15f81e70bb802793c8d63c686edb1c7f</text:p>
          </table:table-cell>
          <table:table-cell office:value-type="string">
            <text:p>Campanardi Gabriele Giusepp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Campanardi Gabriele Giuseppe</text:p>
          </table:table-cell>
          <table:table-cell office:value-type="string">
            <text:p>Not in design department</text:p>
          </table:table-cell>
          <table:table-cell table:formula="of:=VLOOKUP([.G139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139];[Sheet2.$A$1:.$E$103];4;1)" office:value-type="string" office:string-value="ICAR/13 - Disegno Industriale">
            <text:p>ICAR/13 - Disegno Industriale</text:p>
          </table:table-cell>
          <table:table-cell table:formula="of:=VLOOKUP([.$G139];[Sheet2.$A$1:.$E$103];4;1)" office:value-type="string" office:string-value="ICAR/13 - Disegno Industriale">
            <text:p>ICAR/13 - Disegno Industriale</text:p>
          </table:table-cell>
          <table:table-cell table:formula="of:=VLOOKUP([.$G139];[Sheet2.$A$1:.$E$103];5;1)" office:value-type="string" office:string-value="https://orcid.org/0000-0001-6967-1329">
            <text:p>https://orcid.org/0000-0001-6967-1329</text:p>
          </table:table-cell>
        </table:table-row>
        <table:table-row table:style-name="ro2">
          <table:table-cell office:value-type="string">
            <text:p>innercoauthorsid_8a1f7a9125acec7bd877f81669a3edb2</text:p>
          </table:table-cell>
          <table:table-cell office:value-type="string">
            <text:p>Campodall'orto Sergi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Research Fellow</text:p>
          </table:table-cell>
          <table:table-cell office:value-type="string">
            <text:p>Campodall'orto Sergio</text:p>
          </table:table-cell>
          <table:table-cell office:value-type="string">
            <text:p>Design di Prodotti Strategie e Servizi</text:p>
          </table:table-cell>
          <table:table-cell table:formula="of:=VLOOKUP([.G140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140];[Sheet2.$A$1:.$E$103];4;1)" office:value-type="string" office:string-value="ICAR/13 - Disegno Industriale">
            <text:p>ICAR/13 - Disegno Industriale</text:p>
          </table:table-cell>
          <table:table-cell table:formula="of:=VLOOKUP([.$G140];[Sheet2.$A$1:.$E$103];4;1)" office:value-type="string" office:string-value="ICAR/13 - Disegno Industriale">
            <text:p>ICAR/13 - Disegno Industriale</text:p>
          </table:table-cell>
          <table:table-cell table:formula="of:=VLOOKUP([.$G140];[Sheet2.$A$1:.$E$103];5;1)" office:value-type="string" office:string-value="https://orcid.org/0000-0001-6967-1329">
            <text:p>https://orcid.org/0000-0001-6967-1329</text:p>
          </table:table-cell>
        </table:table-row>
        <table:table-row table:style-name="ro2">
          <table:table-cell office:value-type="string">
            <text:p>innercoauthorsid_d1ae75bb7a7e689436d5f0f40fb4b5d6</text:p>
          </table:table-cell>
          <table:table-cell office:value-type="string">
            <text:p>Camponogara Claud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amponogara Claudio</text:p>
          </table:table-cell>
          <table:table-cell office:value-type="string">
            <text:p>Not in design department</text:p>
          </table:table-cell>
          <table:table-cell table:formula="of:=VLOOKUP([.G141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141];[Sheet2.$A$1:.$E$103];4;1)" office:value-type="string" office:string-value="ICAR/13 - Disegno Industriale">
            <text:p>ICAR/13 - Disegno Industriale</text:p>
          </table:table-cell>
          <table:table-cell table:formula="of:=VLOOKUP([.$G141];[Sheet2.$A$1:.$E$103];4;1)" office:value-type="string" office:string-value="ICAR/13 - Disegno Industriale">
            <text:p>ICAR/13 - Disegno Industriale</text:p>
          </table:table-cell>
          <table:table-cell table:formula="of:=VLOOKUP([.$G141];[Sheet2.$A$1:.$E$103];5;1)" office:value-type="string" office:string-value="https://orcid.org/0000-0001-6967-1329">
            <text:p>https://orcid.org/0000-0001-6967-1329</text:p>
          </table:table-cell>
        </table:table-row>
        <table:table-row table:style-name="ro2">
          <table:table-cell office:value-type="string">
            <text:p>innercoauthorsid_dfb5a67e354cfd876c9a025612f32e41</text:p>
          </table:table-cell>
          <table:table-cell office:value-type="string">
            <text:p>Canina Maria Rita</text:p>
          </table:table-cell>
          <table:table-cell/>
          <table:table-cell office:value-type="string">
            <text:p>innerCoAuthorsId</text:p>
          </table:table-cell>
          <table:table-cell office:value-type="float" office:value="94">
            <text:p>94</text:p>
          </table:table-cell>
          <table:table-cell office:value-type="string">
            <text:p>Associate Professor</text:p>
          </table:table-cell>
          <table:table-cell office:value-type="string">
            <text:p>Canina Maria Rita</text:p>
          </table:table-cell>
          <table:table-cell office:value-type="string">
            <text:p>Design degli Ambienti del Paesaggio e della Mobilità</text:p>
          </table:table-cell>
          <table:table-cell table:formula="of:=VLOOKUP([.G14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42];[Sheet2.$A$1:.$E$103];4;1)" office:value-type="string" office:string-value="ICAR/13 - Disegno Industriale">
            <text:p>ICAR/13 - Disegno Industriale</text:p>
          </table:table-cell>
          <table:table-cell table:formula="of:=VLOOKUP([.$G142];[Sheet2.$A$1:.$E$103];4;1)" office:value-type="string" office:string-value="ICAR/13 - Disegno Industriale">
            <text:p>ICAR/13 - Disegno Industriale</text:p>
          </table:table-cell>
          <table:table-cell table:formula="of:=VLOOKUP([.$G142];[Sheet2.$A$1:.$E$103];5;1)" office:value-type="string" office:string-value="https://orcid.org/0000-0002-0036-9428">
            <text:p>https://orcid.org/0000-0002-0036-9428</text:p>
          </table:table-cell>
        </table:table-row>
        <table:table-row table:style-name="ro2">
          <table:table-cell office:value-type="string">
            <text:p>innercoauthorsid_3624db3ead96321d8b92d74ed79180a9</text:p>
          </table:table-cell>
          <table:table-cell office:value-type="string">
            <text:p>Cantini Lorenzo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office:value-type="string">
            <text:p>Not in design department</text:p>
          </table:table-cell>
          <table:table-cell office:value-type="string">
            <text:p>Cantini Lorenzo</text:p>
          </table:table-cell>
          <table:table-cell office:value-type="string">
            <text:p>Not in design department</text:p>
          </table:table-cell>
          <table:table-cell table:formula="of:=VLOOKUP([.G14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43];[Sheet2.$A$1:.$E$103];4;1)" office:value-type="string" office:string-value="ICAR/13 - Disegno Industriale">
            <text:p>ICAR/13 - Disegno Industriale</text:p>
          </table:table-cell>
          <table:table-cell table:formula="of:=VLOOKUP([.$G143];[Sheet2.$A$1:.$E$103];4;1)" office:value-type="string" office:string-value="ICAR/13 - Disegno Industriale">
            <text:p>ICAR/13 - Disegno Industriale</text:p>
          </table:table-cell>
          <table:table-cell table:formula="of:=VLOOKUP([.$G143];[Sheet2.$A$1:.$E$103];5;1)" office:value-type="string" office:string-value="https://orcid.org/0000-0002-0036-9428">
            <text:p>https://orcid.org/0000-0002-0036-9428</text:p>
          </table:table-cell>
        </table:table-row>
        <table:table-row table:style-name="ro2">
          <table:table-cell office:value-type="string">
            <text:p>innercoauthorsid_4978c6665e9aaa26a88781cc3f3b9ca6</text:p>
          </table:table-cell>
          <table:table-cell office:value-type="string">
            <text:p>Cantu' Dari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office:value-type="string">
            <text:p>Not in design department</text:p>
          </table:table-cell>
          <table:table-cell office:value-type="string">
            <text:p>Cantu' Daria</text:p>
          </table:table-cell>
          <table:table-cell office:value-type="string">
            <text:p>Not in design department</text:p>
          </table:table-cell>
          <table:table-cell table:formula="of:=VLOOKUP([.G14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44];[Sheet2.$A$1:.$E$103];4;1)" office:value-type="string" office:string-value="ICAR/13 - Disegno Industriale">
            <text:p>ICAR/13 - Disegno Industriale</text:p>
          </table:table-cell>
          <table:table-cell table:formula="of:=VLOOKUP([.$G144];[Sheet2.$A$1:.$E$103];4;1)" office:value-type="string" office:string-value="ICAR/13 - Disegno Industriale">
            <text:p>ICAR/13 - Disegno Industriale</text:p>
          </table:table-cell>
          <table:table-cell table:formula="of:=VLOOKUP([.$G144];[Sheet2.$A$1:.$E$103];5;1)" office:value-type="string" office:string-value="https://orcid.org/0000-0002-0036-9428">
            <text:p>https://orcid.org/0000-0002-0036-9428</text:p>
          </table:table-cell>
        </table:table-row>
        <table:table-row table:style-name="ro2">
          <table:table-cell office:value-type="string">
            <text:p>innercoauthorsid_2589859a86346eec2982b0023c65f889</text:p>
          </table:table-cell>
          <table:table-cell office:value-type="string">
            <text:p>Capolongo Stefan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Capolongo Stefano</text:p>
          </table:table-cell>
          <table:table-cell office:value-type="string">
            <text:p>Not in design department</text:p>
          </table:table-cell>
          <table:table-cell table:formula="of:=VLOOKUP([.G14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45];[Sheet2.$A$1:.$E$103];4;1)" office:value-type="string" office:string-value="ICAR/13 - Disegno Industriale">
            <text:p>ICAR/13 - Disegno Industriale</text:p>
          </table:table-cell>
          <table:table-cell table:formula="of:=VLOOKUP([.$G145];[Sheet2.$A$1:.$E$103];4;1)" office:value-type="string" office:string-value="ICAR/13 - Disegno Industriale">
            <text:p>ICAR/13 - Disegno Industriale</text:p>
          </table:table-cell>
          <table:table-cell table:formula="of:=VLOOKUP([.$G145];[Sheet2.$A$1:.$E$103];5;1)" office:value-type="string" office:string-value="https://orcid.org/0000-0002-0036-9428">
            <text:p>https://orcid.org/0000-0002-0036-9428</text:p>
          </table:table-cell>
        </table:table-row>
        <table:table-row table:style-name="ro2">
          <table:table-cell office:value-type="string">
            <text:p>innercoauthorsid_58572cff7332d6093b96e1a7c16b645c</text:p>
          </table:table-cell>
          <table:table-cell office:value-type="string">
            <text:p>Cappellieri Alba</text:p>
          </table:table-cell>
          <table:table-cell/>
          <table:table-cell office:value-type="string">
            <text:p>innerCoAuthorsId</text:p>
          </table:table-cell>
          <table:table-cell office:value-type="float" office:value="102">
            <text:p>102</text:p>
          </table:table-cell>
          <table:table-cell office:value-type="string">
            <text:p>Full Professor</text:p>
          </table:table-cell>
          <table:table-cell office:value-type="string">
            <text:p>Cappellieri Alba</text:p>
          </table:table-cell>
          <table:table-cell office:value-type="string">
            <text:p>Design di Prodotti Strategie e Servizi</text:p>
          </table:table-cell>
          <table:table-cell table:formula="of:=VLOOKUP([.G146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146];[Sheet2.$A$1:.$E$103];4;1)" office:value-type="string" office:string-value="ICAR/13 - Disegno Industriale">
            <text:p>ICAR/13 - Disegno Industriale</text:p>
          </table:table-cell>
          <table:table-cell table:formula="of:=VLOOKUP([.$G146];[Sheet2.$A$1:.$E$103];4;1)" office:value-type="string" office:string-value="ICAR/13 - Disegno Industriale">
            <text:p>ICAR/13 - Disegno Industriale</text:p>
          </table:table-cell>
          <table:table-cell table:formula="of:=VLOOKUP([.$G146];[Sheet2.$A$1:.$E$103];5;1)" office:value-type="string" office:string-value="https://orcid.org/0000-0002-6438-3739">
            <text:p>https://orcid.org/0000-0002-6438-3739</text:p>
          </table:table-cell>
        </table:table-row>
        <table:table-row table:style-name="ro2">
          <table:table-cell office:value-type="string">
            <text:p>innercoauthorsid_a23c5fa2ba2180d11185887c01b7b550</text:p>
          </table:table-cell>
          <table:table-cell office:value-type="string">
            <text:p>Cappellini Aless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appellini Alessia</text:p>
          </table:table-cell>
          <table:table-cell office:value-type="string">
            <text:p>Not in design department</text:p>
          </table:table-cell>
          <table:table-cell table:formula="of:=VLOOKUP([.G147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147];[Sheet2.$A$1:.$E$103];4;1)" office:value-type="string" office:string-value="ICAR/13 - Disegno Industriale">
            <text:p>ICAR/13 - Disegno Industriale</text:p>
          </table:table-cell>
          <table:table-cell table:formula="of:=VLOOKUP([.$G147];[Sheet2.$A$1:.$E$103];4;1)" office:value-type="string" office:string-value="ICAR/13 - Disegno Industriale">
            <text:p>ICAR/13 - Disegno Industriale</text:p>
          </table:table-cell>
          <table:table-cell table:formula="of:=VLOOKUP([.$G147];[Sheet2.$A$1:.$E$103];5;1)" office:value-type="string" office:string-value="https://orcid.org/0000-0002-6438-3739">
            <text:p>https://orcid.org/0000-0002-6438-3739</text:p>
          </table:table-cell>
        </table:table-row>
        <table:table-row table:style-name="ro2">
          <table:table-cell office:value-type="string">
            <text:p>innercoauthorsid_8b59848355a3b80ed6e8a5264a72f58b</text:p>
          </table:table-cell>
          <table:table-cell office:value-type="string">
            <text:p>Cappiello Cinz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appiello Cinzia</text:p>
          </table:table-cell>
          <table:table-cell office:value-type="string">
            <text:p>Not in design department</text:p>
          </table:table-cell>
          <table:table-cell table:formula="of:=VLOOKUP([.G148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148];[Sheet2.$A$1:.$E$103];4;1)" office:value-type="string" office:string-value="ICAR/13 - Disegno Industriale">
            <text:p>ICAR/13 - Disegno Industriale</text:p>
          </table:table-cell>
          <table:table-cell table:formula="of:=VLOOKUP([.$G148];[Sheet2.$A$1:.$E$103];4;1)" office:value-type="string" office:string-value="ICAR/13 - Disegno Industriale">
            <text:p>ICAR/13 - Disegno Industriale</text:p>
          </table:table-cell>
          <table:table-cell table:formula="of:=VLOOKUP([.$G148];[Sheet2.$A$1:.$E$103];5;1)" office:value-type="string" office:string-value="https://orcid.org/0000-0002-6438-3739">
            <text:p>https://orcid.org/0000-0002-6438-3739</text:p>
          </table:table-cell>
        </table:table-row>
        <table:table-row table:style-name="ro2">
          <table:table-cell office:value-type="string">
            <text:p>innercoauthorsid_72c38c562121c8a12f00b12956d613d3</text:p>
          </table:table-cell>
          <table:table-cell office:value-type="string">
            <text:p>Caprile Elena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office:value-type="string">
            <text:p>Not in design department</text:p>
          </table:table-cell>
          <table:table-cell office:value-type="string">
            <text:p>Caprile Elena</text:p>
          </table:table-cell>
          <table:table-cell office:value-type="string">
            <text:p>Not in design department</text:p>
          </table:table-cell>
          <table:table-cell table:formula="of:=VLOOKUP([.G149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149];[Sheet2.$A$1:.$E$103];4;1)" office:value-type="string" office:string-value="ICAR/13 - Disegno Industriale">
            <text:p>ICAR/13 - Disegno Industriale</text:p>
          </table:table-cell>
          <table:table-cell table:formula="of:=VLOOKUP([.$G149];[Sheet2.$A$1:.$E$103];4;1)" office:value-type="string" office:string-value="ICAR/13 - Disegno Industriale">
            <text:p>ICAR/13 - Disegno Industriale</text:p>
          </table:table-cell>
          <table:table-cell table:formula="of:=VLOOKUP([.$G149];[Sheet2.$A$1:.$E$103];5;1)" office:value-type="string" office:string-value="https://orcid.org/0000-0002-6438-3739">
            <text:p>https://orcid.org/0000-0002-6438-3739</text:p>
          </table:table-cell>
        </table:table-row>
        <table:table-row table:style-name="ro2">
          <table:table-cell office:value-type="string">
            <text:p>innercoauthorsid_88cd16f95d40979d514af19ee63085f1</text:p>
          </table:table-cell>
          <table:table-cell office:value-type="string">
            <text:p>Capurro Rit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Capurro Rita</text:p>
          </table:table-cell>
          <table:table-cell office:value-type="string">
            <text:p>Not in design department</text:p>
          </table:table-cell>
          <table:table-cell table:formula="of:=VLOOKUP([.G150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150];[Sheet2.$A$1:.$E$103];4;1)" office:value-type="string" office:string-value="ICAR/13 - Disegno Industriale">
            <text:p>ICAR/13 - Disegno Industriale</text:p>
          </table:table-cell>
          <table:table-cell table:formula="of:=VLOOKUP([.$G150];[Sheet2.$A$1:.$E$103];4;1)" office:value-type="string" office:string-value="ICAR/13 - Disegno Industriale">
            <text:p>ICAR/13 - Disegno Industriale</text:p>
          </table:table-cell>
          <table:table-cell table:formula="of:=VLOOKUP([.$G150];[Sheet2.$A$1:.$E$103];5;1)" office:value-type="string" office:string-value="https://orcid.org/0000-0002-6438-3739">
            <text:p>https://orcid.org/0000-0002-6438-3739</text:p>
          </table:table-cell>
        </table:table-row>
        <table:table-row table:style-name="ro2">
          <table:table-cell office:value-type="string">
            <text:p>innercoauthorsid_5205b659e7a75691b53d473910837189</text:p>
          </table:table-cell>
          <table:table-cell office:value-type="string">
            <text:p>Caramagno Mari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aramagno Marina</text:p>
          </table:table-cell>
          <table:table-cell office:value-type="string">
            <text:p>Not in design department</text:p>
          </table:table-cell>
          <table:table-cell table:formula="of:=VLOOKUP([.G151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151];[Sheet2.$A$1:.$E$103];4;1)" office:value-type="string" office:string-value="ICAR/13 - Disegno Industriale">
            <text:p>ICAR/13 - Disegno Industriale</text:p>
          </table:table-cell>
          <table:table-cell table:formula="of:=VLOOKUP([.$G151];[Sheet2.$A$1:.$E$103];4;1)" office:value-type="string" office:string-value="ICAR/13 - Disegno Industriale">
            <text:p>ICAR/13 - Disegno Industriale</text:p>
          </table:table-cell>
          <table:table-cell table:formula="of:=VLOOKUP([.$G151];[Sheet2.$A$1:.$E$103];5;1)" office:value-type="string" office:string-value="https://orcid.org/0000-0002-6438-3739">
            <text:p>https://orcid.org/0000-0002-6438-3739</text:p>
          </table:table-cell>
        </table:table-row>
        <table:table-row table:style-name="ro2">
          <table:table-cell office:value-type="string">
            <text:p>innercoauthorsid_5247ff6eeb2e30a144f8ba81a084f074</text:p>
          </table:table-cell>
          <table:table-cell office:value-type="string">
            <text:p>Caramel Claudia</text:p>
          </table:table-cell>
          <table:table-cell/>
          <table:table-cell office:value-type="string">
            <text:p>innerCoAuthorsId</text:p>
          </table:table-cell>
          <table:table-cell office:value-type="float" office:value="17">
            <text:p>17</text:p>
          </table:table-cell>
          <table:table-cell office:value-type="string">
            <text:p>Not in design department</text:p>
          </table:table-cell>
          <table:table-cell office:value-type="string">
            <text:p>Caramel Claudia</text:p>
          </table:table-cell>
          <table:table-cell office:value-type="string">
            <text:p>Not in design department</text:p>
          </table:table-cell>
          <table:table-cell table:formula="of:=VLOOKUP([.G152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152];[Sheet2.$A$1:.$E$103];4;1)" office:value-type="string" office:string-value="ICAR/13 - Disegno Industriale">
            <text:p>ICAR/13 - Disegno Industriale</text:p>
          </table:table-cell>
          <table:table-cell table:formula="of:=VLOOKUP([.$G152];[Sheet2.$A$1:.$E$103];4;1)" office:value-type="string" office:string-value="ICAR/13 - Disegno Industriale">
            <text:p>ICAR/13 - Disegno Industriale</text:p>
          </table:table-cell>
          <table:table-cell table:formula="of:=VLOOKUP([.$G152];[Sheet2.$A$1:.$E$103];5;1)" office:value-type="string" office:string-value="https://orcid.org/0000-0002-6438-3739">
            <text:p>https://orcid.org/0000-0002-6438-3739</text:p>
          </table:table-cell>
        </table:table-row>
        <table:table-row table:style-name="ro2">
          <table:table-cell office:value-type="string">
            <text:p>innercoauthorsid_e2109ed7dfb8f13e338f0d219ec46b2e</text:p>
          </table:table-cell>
          <table:table-cell office:value-type="string">
            <text:p>Caratti Elena</text:p>
          </table:table-cell>
          <table:table-cell/>
          <table:table-cell office:value-type="string">
            <text:p>innerCoAuthorsId</text:p>
          </table:table-cell>
          <table:table-cell office:value-type="float" office:value="37">
            <text:p>37</text:p>
          </table:table-cell>
          <table:table-cell office:value-type="string">
            <text:p>Associate Professor</text:p>
          </table:table-cell>
          <table:table-cell office:value-type="string">
            <text:p>Caratti Elena</text:p>
          </table:table-cell>
          <table:table-cell office:value-type="string">
            <text:p>Design e Culture</text:p>
          </table:table-cell>
          <table:table-cell table:formula="of:=VLOOKUP([.G15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53];[Sheet2.$A$1:.$E$103];4;1)" office:value-type="string" office:string-value="ICAR/13 - Disegno Industriale">
            <text:p>ICAR/13 - Disegno Industriale</text:p>
          </table:table-cell>
          <table:table-cell table:formula="of:=VLOOKUP([.$G153];[Sheet2.$A$1:.$E$103];4;1)" office:value-type="string" office:string-value="ICAR/13 - Disegno Industriale">
            <text:p>ICAR/13 - Disegno Industriale</text:p>
          </table:table-cell>
          <table:table-cell table:formula="of:=VLOOKUP([.$G153];[Sheet2.$A$1:.$E$103];5;1)" office:value-type="string" office:string-value="https://orcid.org/0000-0001-5119-4544">
            <text:p>https://orcid.org/0000-0001-5119-4544</text:p>
          </table:table-cell>
        </table:table-row>
        <table:table-row table:style-name="ro2">
          <table:table-cell office:value-type="string">
            <text:p>innercoauthorsid_8e9f44158cffe86361925e117b952fee</text:p>
          </table:table-cell>
          <table:table-cell office:value-type="string">
            <text:p>Carbonara Giann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arbonara Gianni</text:p>
          </table:table-cell>
          <table:table-cell office:value-type="string">
            <text:p>Not in design department</text:p>
          </table:table-cell>
          <table:table-cell table:formula="of:=VLOOKUP([.G15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54];[Sheet2.$A$1:.$E$103];4;1)" office:value-type="string" office:string-value="ICAR/13 - Disegno Industriale">
            <text:p>ICAR/13 - Disegno Industriale</text:p>
          </table:table-cell>
          <table:table-cell table:formula="of:=VLOOKUP([.$G154];[Sheet2.$A$1:.$E$103];4;1)" office:value-type="string" office:string-value="ICAR/13 - Disegno Industriale">
            <text:p>ICAR/13 - Disegno Industriale</text:p>
          </table:table-cell>
          <table:table-cell table:formula="of:=VLOOKUP([.$G154];[Sheet2.$A$1:.$E$103];5;1)" office:value-type="string" office:string-value="https://orcid.org/0000-0001-5119-4544">
            <text:p>https://orcid.org/0000-0001-5119-4544</text:p>
          </table:table-cell>
        </table:table-row>
        <table:table-row table:style-name="ro2">
          <table:table-cell office:value-type="string">
            <text:p>innercoauthorsid_f48cb243d7bee759967b116ca57ea297</text:p>
          </table:table-cell>
          <table:table-cell office:value-type="string">
            <text:p>Cardani Cesare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Cardani Cesare</text:p>
          </table:table-cell>
          <table:table-cell office:value-type="string">
            <text:p>Not in design department</text:p>
          </table:table-cell>
          <table:table-cell table:formula="of:=VLOOKUP([.G15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55];[Sheet2.$A$1:.$E$103];4;1)" office:value-type="string" office:string-value="ICAR/13 - Disegno Industriale">
            <text:p>ICAR/13 - Disegno Industriale</text:p>
          </table:table-cell>
          <table:table-cell table:formula="of:=VLOOKUP([.$G155];[Sheet2.$A$1:.$E$103];4;1)" office:value-type="string" office:string-value="ICAR/13 - Disegno Industriale">
            <text:p>ICAR/13 - Disegno Industriale</text:p>
          </table:table-cell>
          <table:table-cell table:formula="of:=VLOOKUP([.$G155];[Sheet2.$A$1:.$E$103];5;1)" office:value-type="string" office:string-value="https://orcid.org/0000-0001-5119-4544">
            <text:p>https://orcid.org/0000-0001-5119-4544</text:p>
          </table:table-cell>
        </table:table-row>
        <table:table-row table:style-name="ro2">
          <table:table-cell office:value-type="string">
            <text:p>innercoauthorsid_751f2f52331fca84ee02ce8feffb04e4</text:p>
          </table:table-cell>
          <table:table-cell office:value-type="string">
            <text:p>Cardani Giuliana</text:p>
          </table:table-cell>
          <table:table-cell/>
          <table:table-cell office:value-type="string">
            <text:p>innerCoAuthorsId</text:p>
          </table:table-cell>
          <table:table-cell office:value-type="float" office:value="14">
            <text:p>14</text:p>
          </table:table-cell>
          <table:table-cell office:value-type="string">
            <text:p>Not in design department</text:p>
          </table:table-cell>
          <table:table-cell office:value-type="string">
            <text:p>Cardani Giuliana</text:p>
          </table:table-cell>
          <table:table-cell office:value-type="string">
            <text:p>Not in design department</text:p>
          </table:table-cell>
          <table:table-cell table:formula="of:=VLOOKUP([.G15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56];[Sheet2.$A$1:.$E$103];4;1)" office:value-type="string" office:string-value="ICAR/13 - Disegno Industriale">
            <text:p>ICAR/13 - Disegno Industriale</text:p>
          </table:table-cell>
          <table:table-cell table:formula="of:=VLOOKUP([.$G156];[Sheet2.$A$1:.$E$103];4;1)" office:value-type="string" office:string-value="ICAR/13 - Disegno Industriale">
            <text:p>ICAR/13 - Disegno Industriale</text:p>
          </table:table-cell>
          <table:table-cell table:formula="of:=VLOOKUP([.$G156];[Sheet2.$A$1:.$E$103];5;1)" office:value-type="string" office:string-value="https://orcid.org/0000-0001-5119-4544">
            <text:p>https://orcid.org/0000-0001-5119-4544</text:p>
          </table:table-cell>
        </table:table-row>
        <table:table-row table:style-name="ro2">
          <table:table-cell office:value-type="string">
            <text:p>innercoauthorsid_5974e482bec244f3e821d6536c212b35</text:p>
          </table:table-cell>
          <table:table-cell office:value-type="string">
            <text:p>Carelli Alessandr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Carelli Alessandro</text:p>
          </table:table-cell>
          <table:table-cell office:value-type="string">
            <text:p>Not in design department</text:p>
          </table:table-cell>
          <table:table-cell table:formula="of:=VLOOKUP([.G15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57];[Sheet2.$A$1:.$E$103];4;1)" office:value-type="string" office:string-value="ICAR/13 - Disegno Industriale">
            <text:p>ICAR/13 - Disegno Industriale</text:p>
          </table:table-cell>
          <table:table-cell table:formula="of:=VLOOKUP([.$G157];[Sheet2.$A$1:.$E$103];4;1)" office:value-type="string" office:string-value="ICAR/13 - Disegno Industriale">
            <text:p>ICAR/13 - Disegno Industriale</text:p>
          </table:table-cell>
          <table:table-cell table:formula="of:=VLOOKUP([.$G157];[Sheet2.$A$1:.$E$103];5;1)" office:value-type="string" office:string-value="https://orcid.org/0000-0001-5119-4544">
            <text:p>https://orcid.org/0000-0001-5119-4544</text:p>
          </table:table-cell>
        </table:table-row>
        <table:table-row table:style-name="ro2">
          <table:table-cell office:value-type="string">
            <text:p>innercoauthorsid_257256b0fc3b3b9c6869dd73b3a2b033</text:p>
          </table:table-cell>
          <table:table-cell office:value-type="string">
            <text:p>Carosi Alessandr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Carosi Alessandra</text:p>
          </table:table-cell>
          <table:table-cell office:value-type="string">
            <text:p>Not in design department</text:p>
          </table:table-cell>
          <table:table-cell table:formula="of:=VLOOKUP([.G15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58];[Sheet2.$A$1:.$E$103];4;1)" office:value-type="string" office:string-value="ICAR/13 - Disegno Industriale">
            <text:p>ICAR/13 - Disegno Industriale</text:p>
          </table:table-cell>
          <table:table-cell table:formula="of:=VLOOKUP([.$G158];[Sheet2.$A$1:.$E$103];4;1)" office:value-type="string" office:string-value="ICAR/13 - Disegno Industriale">
            <text:p>ICAR/13 - Disegno Industriale</text:p>
          </table:table-cell>
          <table:table-cell table:formula="of:=VLOOKUP([.$G158];[Sheet2.$A$1:.$E$103];5;1)" office:value-type="string" office:string-value="https://orcid.org/0000-0001-5119-4544">
            <text:p>https://orcid.org/0000-0001-5119-4544</text:p>
          </table:table-cell>
        </table:table-row>
        <table:table-row table:style-name="ro2">
          <table:table-cell office:value-type="string">
            <text:p>innercoauthorsid_fa2d4687cf919eef2664eebd22ec93f8</text:p>
          </table:table-cell>
          <table:table-cell office:value-type="string">
            <text:p>Carrera Mart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Research Fellow</text:p>
          </table:table-cell>
          <table:table-cell office:value-type="string">
            <text:p>Carrera Marta</text:p>
          </table:table-cell>
          <table:table-cell office:value-type="string">
            <text:p>Design e Culture</text:p>
          </table:table-cell>
          <table:table-cell table:formula="of:=VLOOKUP([.G15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59];[Sheet2.$A$1:.$E$103];4;1)" office:value-type="string" office:string-value="ICAR/13 - Disegno Industriale">
            <text:p>ICAR/13 - Disegno Industriale</text:p>
          </table:table-cell>
          <table:table-cell table:formula="of:=VLOOKUP([.$G159];[Sheet2.$A$1:.$E$103];4;1)" office:value-type="string" office:string-value="ICAR/13 - Disegno Industriale">
            <text:p>ICAR/13 - Disegno Industriale</text:p>
          </table:table-cell>
          <table:table-cell table:formula="of:=VLOOKUP([.$G159];[Sheet2.$A$1:.$E$103];5;1)" office:value-type="string" office:string-value="https://orcid.org/0000-0001-5119-4544">
            <text:p>https://orcid.org/0000-0001-5119-4544</text:p>
          </table:table-cell>
        </table:table-row>
        <table:table-row table:style-name="ro2">
          <table:table-cell office:value-type="string">
            <text:p>innercoauthorsid_d3804b2d2abcc098842faeaa09bdb038</text:p>
          </table:table-cell>
          <table:table-cell office:value-type="string">
            <text:p>Carulli Marina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office:value-type="string">
            <text:p>Not in design department</text:p>
          </table:table-cell>
          <table:table-cell office:value-type="string">
            <text:p>Carulli Marina</text:p>
          </table:table-cell>
          <table:table-cell office:value-type="string">
            <text:p>Not in design department</text:p>
          </table:table-cell>
          <table:table-cell table:formula="of:=VLOOKUP([.G16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60];[Sheet2.$A$1:.$E$103];4;1)" office:value-type="string" office:string-value="ICAR/13 - Disegno Industriale">
            <text:p>ICAR/13 - Disegno Industriale</text:p>
          </table:table-cell>
          <table:table-cell table:formula="of:=VLOOKUP([.$G160];[Sheet2.$A$1:.$E$103];4;1)" office:value-type="string" office:string-value="ICAR/13 - Disegno Industriale">
            <text:p>ICAR/13 - Disegno Industriale</text:p>
          </table:table-cell>
          <table:table-cell table:formula="of:=VLOOKUP([.$G160];[Sheet2.$A$1:.$E$103];5;1)" office:value-type="string" office:string-value="https://orcid.org/0000-0001-5119-4544">
            <text:p>https://orcid.org/0000-0001-5119-4544</text:p>
          </table:table-cell>
        </table:table-row>
        <table:table-row table:style-name="ro2">
          <table:table-cell office:value-type="string">
            <text:p>innercoauthorsid_fe8792391a343afb74963ccbc391e57b</text:p>
          </table:table-cell>
          <table:table-cell office:value-type="string">
            <text:p>Casagrandi Rena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asagrandi Renato</text:p>
          </table:table-cell>
          <table:table-cell office:value-type="string">
            <text:p>Not in design department</text:p>
          </table:table-cell>
          <table:table-cell table:formula="of:=VLOOKUP([.G16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61];[Sheet2.$A$1:.$E$103];4;1)" office:value-type="string" office:string-value="ICAR/13 - Disegno Industriale">
            <text:p>ICAR/13 - Disegno Industriale</text:p>
          </table:table-cell>
          <table:table-cell table:formula="of:=VLOOKUP([.$G161];[Sheet2.$A$1:.$E$103];4;1)" office:value-type="string" office:string-value="ICAR/13 - Disegno Industriale">
            <text:p>ICAR/13 - Disegno Industriale</text:p>
          </table:table-cell>
          <table:table-cell table:formula="of:=VLOOKUP([.$G161];[Sheet2.$A$1:.$E$103];5;1)" office:value-type="string" office:string-value="https://orcid.org/0000-0001-5119-4544">
            <text:p>https://orcid.org/0000-0001-5119-4544</text:p>
          </table:table-cell>
        </table:table-row>
        <table:table-row table:style-name="ro2">
          <table:table-cell office:value-type="string">
            <text:p>innercoauthorsid_d5c51b81823e24d1495e662b14d59639</text:p>
          </table:table-cell>
          <table:table-cell office:value-type="string">
            <text:p>Casalegno Federi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asalegno Federico</text:p>
          </table:table-cell>
          <table:table-cell office:value-type="string">
            <text:p>Not in design department</text:p>
          </table:table-cell>
          <table:table-cell table:formula="of:=VLOOKUP([.G16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62];[Sheet2.$A$1:.$E$103];4;1)" office:value-type="string" office:string-value="ICAR/13 - Disegno Industriale">
            <text:p>ICAR/13 - Disegno Industriale</text:p>
          </table:table-cell>
          <table:table-cell table:formula="of:=VLOOKUP([.$G162];[Sheet2.$A$1:.$E$103];4;1)" office:value-type="string" office:string-value="ICAR/13 - Disegno Industriale">
            <text:p>ICAR/13 - Disegno Industriale</text:p>
          </table:table-cell>
          <table:table-cell table:formula="of:=VLOOKUP([.$G162];[Sheet2.$A$1:.$E$103];5;1)" office:value-type="string" office:string-value="https://orcid.org/0000-0001-5119-4544">
            <text:p>https://orcid.org/0000-0001-5119-4544</text:p>
          </table:table-cell>
        </table:table-row>
        <table:table-row table:style-name="ro2">
          <table:table-cell office:value-type="string">
            <text:p>innercoauthorsid_8c6ec422bdc4aaf29e33f1809df31637</text:p>
          </table:table-cell>
          <table:table-cell office:value-type="string">
            <text:p>Casciani Daria</text:p>
          </table:table-cell>
          <table:table-cell/>
          <table:table-cell office:value-type="string">
            <text:p>innerCoAuthorsId</text:p>
          </table:table-cell>
          <table:table-cell office:value-type="float" office:value="40">
            <text:p>40</text:p>
          </table:table-cell>
          <table:table-cell office:value-type="string">
            <text:p>Research Fellow</text:p>
          </table:table-cell>
          <table:table-cell office:value-type="string">
            <text:p>Casciani Daria</text:p>
          </table:table-cell>
          <table:table-cell office:value-type="string">
            <text:p>Design degli Ambienti del Paesaggio e della Mobilità</text:p>
          </table:table-cell>
          <table:table-cell table:formula="of:=VLOOKUP([.G16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63];[Sheet2.$A$1:.$E$103];4;1)" office:value-type="string" office:string-value="ICAR/13 - Disegno Industriale">
            <text:p>ICAR/13 - Disegno Industriale</text:p>
          </table:table-cell>
          <table:table-cell table:formula="of:=VLOOKUP([.$G163];[Sheet2.$A$1:.$E$103];4;1)" office:value-type="string" office:string-value="ICAR/13 - Disegno Industriale">
            <text:p>ICAR/13 - Disegno Industriale</text:p>
          </table:table-cell>
          <table:table-cell table:formula="of:=VLOOKUP([.$G163];[Sheet2.$A$1:.$E$103];5;1)" office:value-type="string" office:string-value="https://orcid.org/0000-0001-5119-4544">
            <text:p>https://orcid.org/0000-0001-5119-4544</text:p>
          </table:table-cell>
        </table:table-row>
        <table:table-row table:style-name="ro2">
          <table:table-cell office:value-type="string">
            <text:p>innercoauthorsid_ec7daeeaacd1facb9a4be6f7b2dd10e8</text:p>
          </table:table-cell>
          <table:table-cell office:value-type="string">
            <text:p>Casoni Giorgi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Casoni Giorgio</text:p>
          </table:table-cell>
          <table:table-cell office:value-type="string">
            <text:p>Not in design department</text:p>
          </table:table-cell>
          <table:table-cell table:formula="of:=VLOOKUP([.G16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64];[Sheet2.$A$1:.$E$103];4;1)" office:value-type="string" office:string-value="ICAR/13 - Disegno Industriale">
            <text:p>ICAR/13 - Disegno Industriale</text:p>
          </table:table-cell>
          <table:table-cell table:formula="of:=VLOOKUP([.$G164];[Sheet2.$A$1:.$E$103];4;1)" office:value-type="string" office:string-value="ICAR/13 - Disegno Industriale">
            <text:p>ICAR/13 - Disegno Industriale</text:p>
          </table:table-cell>
          <table:table-cell table:formula="of:=VLOOKUP([.$G164];[Sheet2.$A$1:.$E$103];5;1)" office:value-type="string" office:string-value="https://orcid.org/0000-0001-5119-4544">
            <text:p>https://orcid.org/0000-0001-5119-4544</text:p>
          </table:table-cell>
        </table:table-row>
        <table:table-row table:style-name="ro2">
          <table:table-cell office:value-type="string">
            <text:p>innercoauthorsid_6ff0e63e09cd2d0a82bcf8d9215d4d5d</text:p>
          </table:table-cell>
          <table:table-cell office:value-type="string">
            <text:p>Cassottana Beatrice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Cassottana Beatrice</text:p>
          </table:table-cell>
          <table:table-cell office:value-type="string">
            <text:p>Not in design department</text:p>
          </table:table-cell>
          <table:table-cell table:formula="of:=VLOOKUP([.G16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65];[Sheet2.$A$1:.$E$103];4;1)" office:value-type="string" office:string-value="ICAR/13 - Disegno Industriale">
            <text:p>ICAR/13 - Disegno Industriale</text:p>
          </table:table-cell>
          <table:table-cell table:formula="of:=VLOOKUP([.$G165];[Sheet2.$A$1:.$E$103];4;1)" office:value-type="string" office:string-value="ICAR/13 - Disegno Industriale">
            <text:p>ICAR/13 - Disegno Industriale</text:p>
          </table:table-cell>
          <table:table-cell table:formula="of:=VLOOKUP([.$G165];[Sheet2.$A$1:.$E$103];5;1)" office:value-type="string" office:string-value="https://orcid.org/0000-0001-5119-4544">
            <text:p>https://orcid.org/0000-0001-5119-4544</text:p>
          </table:table-cell>
        </table:table-row>
        <table:table-row table:style-name="ro2">
          <table:table-cell office:value-type="string">
            <text:p>innercoauthorsid_0903616e3f624cf9e743d62b7b39e5a7</text:p>
          </table:table-cell>
          <table:table-cell office:value-type="string">
            <text:p>Castelletti Andrea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astelletti Andrea Francesco</text:p>
          </table:table-cell>
          <table:table-cell office:value-type="string">
            <text:p>Not in design department</text:p>
          </table:table-cell>
          <table:table-cell table:formula="of:=VLOOKUP([.G16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66];[Sheet2.$A$1:.$E$103];4;1)" office:value-type="string" office:string-value="ICAR/13 - Disegno Industriale">
            <text:p>ICAR/13 - Disegno Industriale</text:p>
          </table:table-cell>
          <table:table-cell table:formula="of:=VLOOKUP([.$G166];[Sheet2.$A$1:.$E$103];4;1)" office:value-type="string" office:string-value="ICAR/13 - Disegno Industriale">
            <text:p>ICAR/13 - Disegno Industriale</text:p>
          </table:table-cell>
          <table:table-cell table:formula="of:=VLOOKUP([.$G166];[Sheet2.$A$1:.$E$103];5;1)" office:value-type="string" office:string-value="https://orcid.org/0000-0001-5119-4544">
            <text:p>https://orcid.org/0000-0001-5119-4544</text:p>
          </table:table-cell>
        </table:table-row>
        <table:table-row table:style-name="ro2">
          <table:table-cell office:value-type="string">
            <text:p>innercoauthorsid_a78b60e789964254e3e564f2429ecb51</text:p>
          </table:table-cell>
          <table:table-cell office:value-type="string">
            <text:p>Castelli Antonella</text:p>
          </table:table-cell>
          <table:table-cell/>
          <table:table-cell office:value-type="string">
            <text:p>innerCoAuthorsId</text:p>
          </table:table-cell>
          <table:table-cell office:value-type="float" office:value="14">
            <text:p>14</text:p>
          </table:table-cell>
          <table:table-cell office:value-type="string">
            <text:p>Not in design department</text:p>
          </table:table-cell>
          <table:table-cell office:value-type="string">
            <text:p>Castelli Antonella</text:p>
          </table:table-cell>
          <table:table-cell office:value-type="string">
            <text:p>Not in design department</text:p>
          </table:table-cell>
          <table:table-cell table:formula="of:=VLOOKUP([.G16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67];[Sheet2.$A$1:.$E$103];4;1)" office:value-type="string" office:string-value="ICAR/13 - Disegno Industriale">
            <text:p>ICAR/13 - Disegno Industriale</text:p>
          </table:table-cell>
          <table:table-cell table:formula="of:=VLOOKUP([.$G167];[Sheet2.$A$1:.$E$103];4;1)" office:value-type="string" office:string-value="ICAR/13 - Disegno Industriale">
            <text:p>ICAR/13 - Disegno Industriale</text:p>
          </table:table-cell>
          <table:table-cell table:formula="of:=VLOOKUP([.$G167];[Sheet2.$A$1:.$E$103];5;1)" office:value-type="string" office:string-value="https://orcid.org/0000-0001-5119-4544">
            <text:p>https://orcid.org/0000-0001-5119-4544</text:p>
          </table:table-cell>
        </table:table-row>
        <table:table-row table:style-name="ro2">
          <table:table-cell office:value-type="string">
            <text:p>innercoauthorsid_5acf2f3489b9ffb26f8ba54531cbead0</text:p>
          </table:table-cell>
          <table:table-cell office:value-type="string">
            <text:p>Cattaneo Fabi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attaneo Fabiano</text:p>
          </table:table-cell>
          <table:table-cell office:value-type="string">
            <text:p>Not in design department</text:p>
          </table:table-cell>
          <table:table-cell table:formula="of:=VLOOKUP([.G16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68];[Sheet2.$A$1:.$E$103];4;1)" office:value-type="string" office:string-value="ICAR/13 - Disegno Industriale">
            <text:p>ICAR/13 - Disegno Industriale</text:p>
          </table:table-cell>
          <table:table-cell table:formula="of:=VLOOKUP([.$G168];[Sheet2.$A$1:.$E$103];4;1)" office:value-type="string" office:string-value="ICAR/13 - Disegno Industriale">
            <text:p>ICAR/13 - Disegno Industriale</text:p>
          </table:table-cell>
          <table:table-cell table:formula="of:=VLOOKUP([.$G168];[Sheet2.$A$1:.$E$103];5;1)" office:value-type="string" office:string-value="https://orcid.org/0000-0001-5119-4544">
            <text:p>https://orcid.org/0000-0001-5119-4544</text:p>
          </table:table-cell>
        </table:table-row>
        <table:table-row table:style-name="ro2">
          <table:table-cell office:value-type="string">
            <text:p>innercoauthorsid_e52eeacdcd71ff73b7555c1d1652857e</text:p>
          </table:table-cell>
          <table:table-cell office:value-type="string">
            <text:p>Cattaneo Lau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attaneo Laura</text:p>
          </table:table-cell>
          <table:table-cell office:value-type="string">
            <text:p>Not in design department</text:p>
          </table:table-cell>
          <table:table-cell table:formula="of:=VLOOKUP([.G16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69];[Sheet2.$A$1:.$E$103];4;1)" office:value-type="string" office:string-value="ICAR/13 - Disegno Industriale">
            <text:p>ICAR/13 - Disegno Industriale</text:p>
          </table:table-cell>
          <table:table-cell table:formula="of:=VLOOKUP([.$G169];[Sheet2.$A$1:.$E$103];4;1)" office:value-type="string" office:string-value="ICAR/13 - Disegno Industriale">
            <text:p>ICAR/13 - Disegno Industriale</text:p>
          </table:table-cell>
          <table:table-cell table:formula="of:=VLOOKUP([.$G169];[Sheet2.$A$1:.$E$103];5;1)" office:value-type="string" office:string-value="https://orcid.org/0000-0001-5119-4544">
            <text:p>https://orcid.org/0000-0001-5119-4544</text:p>
          </table:table-cell>
        </table:table-row>
        <table:table-row table:style-name="ro2">
          <table:table-cell office:value-type="string">
            <text:p>innercoauthorsid_e7820a256eedfa10a959c1c7242da4ce</text:p>
          </table:table-cell>
          <table:table-cell office:value-type="string">
            <text:p>Cautela Cabirio</text:p>
          </table:table-cell>
          <table:table-cell/>
          <table:table-cell office:value-type="string">
            <text:p>innerCoAuthorsId</text:p>
          </table:table-cell>
          <table:table-cell office:value-type="float" office:value="45">
            <text:p>45</text:p>
          </table:table-cell>
          <table:table-cell office:value-type="string">
            <text:p>Associate Professor</text:p>
          </table:table-cell>
          <table:table-cell office:value-type="string">
            <text:p>Cautela Cabirio</text:p>
          </table:table-cell>
          <table:table-cell office:value-type="string">
            <text:p>Design di Prodotti Strategie e Servizi</text:p>
          </table:table-cell>
          <table:table-cell table:formula="of:=VLOOKUP([.G17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70];[Sheet2.$A$1:.$E$103];4;1)" office:value-type="string" office:string-value="ICAR/13 - Disegno Industriale">
            <text:p>ICAR/13 - Disegno Industriale</text:p>
          </table:table-cell>
          <table:table-cell table:formula="of:=VLOOKUP([.$G170];[Sheet2.$A$1:.$E$103];4;1)" office:value-type="string" office:string-value="ICAR/13 - Disegno Industriale">
            <text:p>ICAR/13 - Disegno Industriale</text:p>
          </table:table-cell>
          <table:table-cell table:formula="of:=VLOOKUP([.$G170];[Sheet2.$A$1:.$E$103];5;1)" office:value-type="string" office:string-value="https://orcid.org/0000-0002-5171-2935">
            <text:p>https://orcid.org/0000-0002-5171-2935</text:p>
          </table:table-cell>
        </table:table-row>
        <table:table-row table:style-name="ro2">
          <table:table-cell office:value-type="string">
            <text:p>innercoauthorsid_98164a4fef01d8ed997f4194fbd93a4b</text:p>
          </table:table-cell>
          <table:table-cell office:value-type="string">
            <text:p>Cavalleri An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avalleri Anna</text:p>
          </table:table-cell>
          <table:table-cell office:value-type="string">
            <text:p>Not in design department</text:p>
          </table:table-cell>
          <table:table-cell table:formula="of:=VLOOKUP([.G17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71];[Sheet2.$A$1:.$E$103];4;1)" office:value-type="string" office:string-value="ICAR/13 - Disegno Industriale">
            <text:p>ICAR/13 - Disegno Industriale</text:p>
          </table:table-cell>
          <table:table-cell table:formula="of:=VLOOKUP([.$G171];[Sheet2.$A$1:.$E$103];4;1)" office:value-type="string" office:string-value="ICAR/13 - Disegno Industriale">
            <text:p>ICAR/13 - Disegno Industriale</text:p>
          </table:table-cell>
          <table:table-cell table:formula="of:=VLOOKUP([.$G171];[Sheet2.$A$1:.$E$103];5;1)" office:value-type="string" office:string-value="https://orcid.org/0000-0002-5171-2935">
            <text:p>https://orcid.org/0000-0002-5171-2935</text:p>
          </table:table-cell>
        </table:table-row>
        <table:table-row table:style-name="ro2">
          <table:table-cell office:value-type="string">
            <text:p>innercoauthorsid_04203c1bd8ff9bea352551dcf29c8296</text:p>
          </table:table-cell>
          <table:table-cell office:value-type="string">
            <text:p>Caviglia Giorgio</text:p>
          </table:table-cell>
          <table:table-cell/>
          <table:table-cell office:value-type="string">
            <text:p>innerCoAuthorsId</text:p>
          </table:table-cell>
          <table:table-cell office:value-type="float" office:value="15">
            <text:p>15</text:p>
          </table:table-cell>
          <table:table-cell office:value-type="string">
            <text:p>Not in design department</text:p>
          </table:table-cell>
          <table:table-cell office:value-type="string">
            <text:p>Caviglia Giorgio</text:p>
          </table:table-cell>
          <table:table-cell office:value-type="string">
            <text:p>Not in design department</text:p>
          </table:table-cell>
          <table:table-cell table:formula="of:=VLOOKUP([.G17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72];[Sheet2.$A$1:.$E$103];4;1)" office:value-type="string" office:string-value="ICAR/13 - Disegno Industriale">
            <text:p>ICAR/13 - Disegno Industriale</text:p>
          </table:table-cell>
          <table:table-cell table:formula="of:=VLOOKUP([.$G172];[Sheet2.$A$1:.$E$103];4;1)" office:value-type="string" office:string-value="ICAR/13 - Disegno Industriale">
            <text:p>ICAR/13 - Disegno Industriale</text:p>
          </table:table-cell>
          <table:table-cell table:formula="of:=VLOOKUP([.$G172];[Sheet2.$A$1:.$E$103];5;1)" office:value-type="string" office:string-value="https://orcid.org/0000-0002-5171-2935">
            <text:p>https://orcid.org/0000-0002-5171-2935</text:p>
          </table:table-cell>
        </table:table-row>
        <table:table-row table:style-name="ro2">
          <table:table-cell office:value-type="string">
            <text:p>innercoauthorsid_7d359d049a47f4bc1405cc7dc43ad2f7</text:p>
          </table:table-cell>
          <table:table-cell office:value-type="string">
            <text:p>Ceccarelli Nicolo'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Ceccarelli Nicolo'</text:p>
          </table:table-cell>
          <table:table-cell office:value-type="string">
            <text:p>Not in design department</text:p>
          </table:table-cell>
          <table:table-cell table:formula="of:=VLOOKUP([.G17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73];[Sheet2.$A$1:.$E$103];4;1)" office:value-type="string" office:string-value="ICAR/13 - Disegno Industriale">
            <text:p>ICAR/13 - Disegno Industriale</text:p>
          </table:table-cell>
          <table:table-cell table:formula="of:=VLOOKUP([.$G173];[Sheet2.$A$1:.$E$103];4;1)" office:value-type="string" office:string-value="ICAR/13 - Disegno Industriale">
            <text:p>ICAR/13 - Disegno Industriale</text:p>
          </table:table-cell>
          <table:table-cell table:formula="of:=VLOOKUP([.$G173];[Sheet2.$A$1:.$E$103];5;1)" office:value-type="string" office:string-value="https://orcid.org/0000-0002-5171-2935">
            <text:p>https://orcid.org/0000-0002-5171-2935</text:p>
          </table:table-cell>
        </table:table-row>
        <table:table-row table:style-name="ro2">
          <table:table-cell office:value-type="string">
            <text:p>innercoauthorsid_cd316309c20768f65ddde6d1ec406526</text:p>
          </table:table-cell>
          <table:table-cell office:value-type="string">
            <text:p>Ceconello Mauro Attilio</text:p>
          </table:table-cell>
          <table:table-cell/>
          <table:table-cell office:value-type="string">
            <text:p>innerCoAuthorsId</text:p>
          </table:table-cell>
          <table:table-cell office:value-type="float" office:value="60">
            <text:p>60</text:p>
          </table:table-cell>
          <table:table-cell office:value-type="string">
            <text:p>Associate Professor</text:p>
          </table:table-cell>
          <table:table-cell office:value-type="string">
            <text:p>Ceconello Mauro Attilio</text:p>
          </table:table-cell>
          <table:table-cell office:value-type="string">
            <text:p>Design degli Ambienti del Paesaggio e della Mobilità</text:p>
          </table:table-cell>
          <table:table-cell table:formula="of:=VLOOKUP([.G17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74];[Sheet2.$A$1:.$E$103];4;1)" office:value-type="string" office:string-value="ICAR/13 - Disegno Industriale">
            <text:p>ICAR/13 - Disegno Industriale</text:p>
          </table:table-cell>
          <table:table-cell table:formula="of:=VLOOKUP([.$G174];[Sheet2.$A$1:.$E$103];4;1)" office:value-type="string" office:string-value="ICAR/13 - Disegno Industriale">
            <text:p>ICAR/13 - Disegno Industriale</text:p>
          </table:table-cell>
          <table:table-cell table:formula="of:=VLOOKUP([.$G174];[Sheet2.$A$1:.$E$103];5;1)" office:value-type="string" office:string-value="https://orcid.org/0000-0002-4217-5912">
            <text:p>https://orcid.org/0000-0002-4217-5912</text:p>
          </table:table-cell>
        </table:table-row>
        <table:table-row table:style-name="ro2">
          <table:table-cell office:value-type="string">
            <text:p>innercoauthorsid_7cf89a77c30491693d3b0126905dd99e</text:p>
          </table:table-cell>
          <table:table-cell office:value-type="string">
            <text:p>Celaschi Flaviano</text:p>
          </table:table-cell>
          <table:table-cell/>
          <table:table-cell office:value-type="string">
            <text:p>innerCoAuthorsId</text:p>
          </table:table-cell>
          <table:table-cell office:value-type="float" office:value="19">
            <text:p>19</text:p>
          </table:table-cell>
          <table:table-cell office:value-type="string">
            <text:p>Not in design department</text:p>
          </table:table-cell>
          <table:table-cell office:value-type="string">
            <text:p>Celaschi Flaviano</text:p>
          </table:table-cell>
          <table:table-cell office:value-type="string">
            <text:p>Not in design department</text:p>
          </table:table-cell>
          <table:table-cell table:formula="of:=VLOOKUP([.G17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75];[Sheet2.$A$1:.$E$103];4;1)" office:value-type="string" office:string-value="ICAR/13 - Disegno Industriale">
            <text:p>ICAR/13 - Disegno Industriale</text:p>
          </table:table-cell>
          <table:table-cell table:formula="of:=VLOOKUP([.$G175];[Sheet2.$A$1:.$E$103];4;1)" office:value-type="string" office:string-value="ICAR/13 - Disegno Industriale">
            <text:p>ICAR/13 - Disegno Industriale</text:p>
          </table:table-cell>
          <table:table-cell table:formula="of:=VLOOKUP([.$G175];[Sheet2.$A$1:.$E$103];5;1)" office:value-type="string" office:string-value="https://orcid.org/0000-0002-4217-5912">
            <text:p>https://orcid.org/0000-0002-4217-5912</text:p>
          </table:table-cell>
        </table:table-row>
        <table:table-row table:style-name="ro2">
          <table:table-cell office:value-type="string">
            <text:p>innercoauthorsid_27162e03553ea3edd4021acb161a69cc</text:p>
          </table:table-cell>
          <table:table-cell office:value-type="string">
            <text:p>Celi Manuela</text:p>
          </table:table-cell>
          <table:table-cell/>
          <table:table-cell office:value-type="string">
            <text:p>innerCoAuthorsId</text:p>
          </table:table-cell>
          <table:table-cell office:value-type="float" office:value="43">
            <text:p>43</text:p>
          </table:table-cell>
          <table:table-cell office:value-type="string">
            <text:p>Associate Professor</text:p>
          </table:table-cell>
          <table:table-cell office:value-type="string">
            <text:p>Celi Manuela</text:p>
          </table:table-cell>
          <table:table-cell office:value-type="string">
            <text:p>Design e Culture</text:p>
          </table:table-cell>
          <table:table-cell table:formula="of:=VLOOKUP([.G17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176];[Sheet2.$A$1:.$E$103];4;1)" office:value-type="string" office:string-value="ICAR/13 - Disegno Industriale">
            <text:p>ICAR/13 - Disegno Industriale</text:p>
          </table:table-cell>
          <table:table-cell table:formula="of:=VLOOKUP([.$G176];[Sheet2.$A$1:.$E$103];4;1)" office:value-type="string" office:string-value="ICAR/13 - Disegno Industriale">
            <text:p>ICAR/13 - Disegno Industriale</text:p>
          </table:table-cell>
          <table:table-cell table:formula="of:=VLOOKUP([.$G176];[Sheet2.$A$1:.$E$103];5;1)" office:value-type="string" office:string-value="https://orcid.org/0000-0001-9786-1138">
            <text:p>https://orcid.org/0000-0001-9786-1138</text:p>
          </table:table-cell>
        </table:table-row>
        <table:table-row table:style-name="ro2">
          <table:table-cell office:value-type="string">
            <text:p>innercoauthorsid_f0b0a056528f1020ea9c517d30657e57</text:p>
          </table:table-cell>
          <table:table-cell office:value-type="string">
            <text:p>Ceppi Giulio</text:p>
          </table:table-cell>
          <table:table-cell/>
          <table:table-cell office:value-type="string">
            <text:p>innerCoAuthorsId</text:p>
          </table:table-cell>
          <table:table-cell office:value-type="float" office:value="72">
            <text:p>72</text:p>
          </table:table-cell>
          <table:table-cell office:value-type="string">
            <text:p>Assistant Professor</text:p>
          </table:table-cell>
          <table:table-cell office:value-type="string">
            <text:p>Ceppi Giulio</text:p>
          </table:table-cell>
          <table:table-cell office:value-type="string">
            <text:p>Design degli Ambienti del Paesaggio e della Mobilità</text:p>
          </table:table-cell>
          <table:table-cell table:formula="of:=VLOOKUP([.G177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177];[Sheet2.$A$1:.$E$103];4;1)" office:value-type="string" office:string-value="ICAR/13 - Disegno Industriale">
            <text:p>ICAR/13 - Disegno Industriale</text:p>
          </table:table-cell>
          <table:table-cell table:formula="of:=VLOOKUP([.$G177];[Sheet2.$A$1:.$E$103];4;1)" office:value-type="string" office:string-value="ICAR/13 - Disegno Industriale">
            <text:p>ICAR/13 - Disegno Industriale</text:p>
          </table:table-cell>
          <table:table-cell table:formula="of:=VLOOKUP([.$G177];[Sheet2.$A$1:.$E$103];5;1)" office:value-type="string" office:string-value="https://orcid.org/0000-0002-8128-0803">
            <text:p>https://orcid.org/0000-0002-8128-0803</text:p>
          </table:table-cell>
        </table:table-row>
        <table:table-row table:style-name="ro2">
          <table:table-cell office:value-type="string">
            <text:p>innercoauthorsid_edbed4982c5e9549320809a32ba8fc70</text:p>
          </table:table-cell>
          <table:table-cell office:value-type="string">
            <text:p>Ceri Stefano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office:value-type="string">
            <text:p>Not in design department</text:p>
          </table:table-cell>
          <table:table-cell office:value-type="string">
            <text:p>Ceri Stefano</text:p>
          </table:table-cell>
          <table:table-cell office:value-type="string">
            <text:p>Not in design department</text:p>
          </table:table-cell>
          <table:table-cell table:formula="of:=VLOOKUP([.G178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178];[Sheet2.$A$1:.$E$103];4;1)" office:value-type="string" office:string-value="ICAR/13 - Disegno Industriale">
            <text:p>ICAR/13 - Disegno Industriale</text:p>
          </table:table-cell>
          <table:table-cell table:formula="of:=VLOOKUP([.$G178];[Sheet2.$A$1:.$E$103];4;1)" office:value-type="string" office:string-value="ICAR/13 - Disegno Industriale">
            <text:p>ICAR/13 - Disegno Industriale</text:p>
          </table:table-cell>
          <table:table-cell table:formula="of:=VLOOKUP([.$G178];[Sheet2.$A$1:.$E$103];5;1)" office:value-type="string" office:string-value="https://orcid.org/0000-0002-8128-0803">
            <text:p>https://orcid.org/0000-0002-8128-0803</text:p>
          </table:table-cell>
        </table:table-row>
        <table:table-row table:style-name="ro2">
          <table:table-cell office:value-type="string">
            <text:p>innercoauthorsid_9a0ac1ed3c95d851a3a035dee2aaf080</text:p>
          </table:table-cell>
          <table:table-cell office:value-type="string">
            <text:p>Cernuschi Stefan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Cernuschi Stefano</text:p>
          </table:table-cell>
          <table:table-cell office:value-type="string">
            <text:p>Not in design department</text:p>
          </table:table-cell>
          <table:table-cell table:formula="of:=VLOOKUP([.G179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179];[Sheet2.$A$1:.$E$103];4;1)" office:value-type="string" office:string-value="ICAR/13 - Disegno Industriale">
            <text:p>ICAR/13 - Disegno Industriale</text:p>
          </table:table-cell>
          <table:table-cell table:formula="of:=VLOOKUP([.$G179];[Sheet2.$A$1:.$E$103];4;1)" office:value-type="string" office:string-value="ICAR/13 - Disegno Industriale">
            <text:p>ICAR/13 - Disegno Industriale</text:p>
          </table:table-cell>
          <table:table-cell table:formula="of:=VLOOKUP([.$G179];[Sheet2.$A$1:.$E$103];5;1)" office:value-type="string" office:string-value="https://orcid.org/0000-0002-8128-0803">
            <text:p>https://orcid.org/0000-0002-8128-0803</text:p>
          </table:table-cell>
        </table:table-row>
        <table:table-row table:style-name="ro2">
          <table:table-cell office:value-type="string">
            <text:p>innercoauthorsid_6eb53bd5ed3a2f3f47f685c9de9f8967</text:p>
          </table:table-cell>
          <table:table-cell office:value-type="string">
            <text:p>Cerutti Serg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erutti Sergio</text:p>
          </table:table-cell>
          <table:table-cell office:value-type="string">
            <text:p>Not in design department</text:p>
          </table:table-cell>
          <table:table-cell table:formula="of:=VLOOKUP([.G180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180];[Sheet2.$A$1:.$E$103];4;1)" office:value-type="string" office:string-value="ICAR/13 - Disegno Industriale">
            <text:p>ICAR/13 - Disegno Industriale</text:p>
          </table:table-cell>
          <table:table-cell table:formula="of:=VLOOKUP([.$G180];[Sheet2.$A$1:.$E$103];4;1)" office:value-type="string" office:string-value="ICAR/13 - Disegno Industriale">
            <text:p>ICAR/13 - Disegno Industriale</text:p>
          </table:table-cell>
          <table:table-cell table:formula="of:=VLOOKUP([.$G180];[Sheet2.$A$1:.$E$103];5;1)" office:value-type="string" office:string-value="https://orcid.org/0000-0002-8128-0803">
            <text:p>https://orcid.org/0000-0002-8128-0803</text:p>
          </table:table-cell>
        </table:table-row>
        <table:table-row table:style-name="ro2">
          <table:table-cell office:value-type="string">
            <text:p>innercoauthorsid_a43d7a5d5ea02f2d944bed46e7b62179</text:p>
          </table:table-cell>
          <table:table-cell office:value-type="string">
            <text:p>Cerveri Pietr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Cerveri Pietro</text:p>
          </table:table-cell>
          <table:table-cell office:value-type="string">
            <text:p>Not in design department</text:p>
          </table:table-cell>
          <table:table-cell table:formula="of:=VLOOKUP([.G181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181];[Sheet2.$A$1:.$E$103];4;1)" office:value-type="string" office:string-value="ICAR/13 - Disegno Industriale">
            <text:p>ICAR/13 - Disegno Industriale</text:p>
          </table:table-cell>
          <table:table-cell table:formula="of:=VLOOKUP([.$G181];[Sheet2.$A$1:.$E$103];4;1)" office:value-type="string" office:string-value="ICAR/13 - Disegno Industriale">
            <text:p>ICAR/13 - Disegno Industriale</text:p>
          </table:table-cell>
          <table:table-cell table:formula="of:=VLOOKUP([.$G181];[Sheet2.$A$1:.$E$103];5;1)" office:value-type="string" office:string-value="https://orcid.org/0000-0002-8128-0803">
            <text:p>https://orcid.org/0000-0002-8128-0803</text:p>
          </table:table-cell>
        </table:table-row>
        <table:table-row table:style-name="ro2">
          <table:table-cell office:value-type="string">
            <text:p>innercoauthorsid_1fa588c5268384d3dc5dd55a9d4739b7</text:p>
          </table:table-cell>
          <table:table-cell office:value-type="string">
            <text:p>Cervetta Gabriele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office:value-type="string">
            <text:p>Not in design department</text:p>
          </table:table-cell>
          <table:table-cell office:value-type="string">
            <text:p>Cervetta Gabriele</text:p>
          </table:table-cell>
          <table:table-cell office:value-type="string">
            <text:p>Not in design department</text:p>
          </table:table-cell>
          <table:table-cell table:formula="of:=VLOOKUP([.G182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182];[Sheet2.$A$1:.$E$103];4;1)" office:value-type="string" office:string-value="ICAR/13 - Disegno Industriale">
            <text:p>ICAR/13 - Disegno Industriale</text:p>
          </table:table-cell>
          <table:table-cell table:formula="of:=VLOOKUP([.$G182];[Sheet2.$A$1:.$E$103];4;1)" office:value-type="string" office:string-value="ICAR/13 - Disegno Industriale">
            <text:p>ICAR/13 - Disegno Industriale</text:p>
          </table:table-cell>
          <table:table-cell table:formula="of:=VLOOKUP([.$G182];[Sheet2.$A$1:.$E$103];5;1)" office:value-type="string" office:string-value="https://orcid.org/0000-0002-8128-0803">
            <text:p>https://orcid.org/0000-0002-8128-0803</text:p>
          </table:table-cell>
        </table:table-row>
        <table:table-row table:style-name="ro2">
          <table:table-cell office:value-type="string">
            <text:p>innercoauthorsid_3c6c7b9111960a4a4df63575550143aa</text:p>
          </table:table-cell>
          <table:table-cell office:value-type="string">
            <text:p>Ceschin Fabrizio</text:p>
          </table:table-cell>
          <table:table-cell/>
          <table:table-cell office:value-type="string">
            <text:p>innerCoAuthorsId</text:p>
          </table:table-cell>
          <table:table-cell office:value-type="float" office:value="21">
            <text:p>21</text:p>
          </table:table-cell>
          <table:table-cell office:value-type="string">
            <text:p>Not in design department</text:p>
          </table:table-cell>
          <table:table-cell office:value-type="string">
            <text:p>Ceschin Fabrizio</text:p>
          </table:table-cell>
          <table:table-cell office:value-type="string">
            <text:p>Not in design department</text:p>
          </table:table-cell>
          <table:table-cell table:formula="of:=VLOOKUP([.G183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183];[Sheet2.$A$1:.$E$103];4;1)" office:value-type="string" office:string-value="ICAR/13 - Disegno Industriale">
            <text:p>ICAR/13 - Disegno Industriale</text:p>
          </table:table-cell>
          <table:table-cell table:formula="of:=VLOOKUP([.$G183];[Sheet2.$A$1:.$E$103];4;1)" office:value-type="string" office:string-value="ICAR/13 - Disegno Industriale">
            <text:p>ICAR/13 - Disegno Industriale</text:p>
          </table:table-cell>
          <table:table-cell table:formula="of:=VLOOKUP([.$G183];[Sheet2.$A$1:.$E$103];5;1)" office:value-type="string" office:string-value="https://orcid.org/0000-0002-8128-0803">
            <text:p>https://orcid.org/0000-0002-8128-0803</text:p>
          </table:table-cell>
        </table:table-row>
        <table:table-row table:style-name="ro2">
          <table:table-cell office:value-type="string">
            <text:p>innercoauthorsid_07b017fa29aca88893d68c021057557b</text:p>
          </table:table-cell>
          <table:table-cell office:value-type="string">
            <text:p>Cester Claud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ester Claudia</text:p>
          </table:table-cell>
          <table:table-cell office:value-type="string">
            <text:p>Not in design department</text:p>
          </table:table-cell>
          <table:table-cell table:formula="of:=VLOOKUP([.G184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184];[Sheet2.$A$1:.$E$103];4;1)" office:value-type="string" office:string-value="ICAR/13 - Disegno Industriale">
            <text:p>ICAR/13 - Disegno Industriale</text:p>
          </table:table-cell>
          <table:table-cell table:formula="of:=VLOOKUP([.$G184];[Sheet2.$A$1:.$E$103];4;1)" office:value-type="string" office:string-value="ICAR/13 - Disegno Industriale">
            <text:p>ICAR/13 - Disegno Industriale</text:p>
          </table:table-cell>
          <table:table-cell table:formula="of:=VLOOKUP([.$G184];[Sheet2.$A$1:.$E$103];5;1)" office:value-type="string" office:string-value="https://orcid.org/0000-0002-8128-0803">
            <text:p>https://orcid.org/0000-0002-8128-0803</text:p>
          </table:table-cell>
        </table:table-row>
        <table:table-row table:style-name="ro2">
          <table:table-cell office:value-type="string">
            <text:p>innercoauthorsid_249858f27a3c462c7b0ba63a41941abb</text:p>
          </table:table-cell>
          <table:table-cell office:value-type="string">
            <text:p>Chakraborty Shujoy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hakraborty Shujoy</text:p>
          </table:table-cell>
          <table:table-cell office:value-type="string">
            <text:p>Not in design department</text:p>
          </table:table-cell>
          <table:table-cell table:formula="of:=VLOOKUP([.G185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185];[Sheet2.$A$1:.$E$103];4;1)" office:value-type="string" office:string-value="ICAR/13 - Disegno Industriale">
            <text:p>ICAR/13 - Disegno Industriale</text:p>
          </table:table-cell>
          <table:table-cell table:formula="of:=VLOOKUP([.$G185];[Sheet2.$A$1:.$E$103];4;1)" office:value-type="string" office:string-value="ICAR/13 - Disegno Industriale">
            <text:p>ICAR/13 - Disegno Industriale</text:p>
          </table:table-cell>
          <table:table-cell table:formula="of:=VLOOKUP([.$G185];[Sheet2.$A$1:.$E$103];5;1)" office:value-type="string" office:string-value="https://orcid.org/0000-0002-8128-0803">
            <text:p>https://orcid.org/0000-0002-8128-0803</text:p>
          </table:table-cell>
        </table:table-row>
        <table:table-row table:style-name="ro2">
          <table:table-cell office:value-type="string">
            <text:p>innercoauthorsid_b5ed38b6e4e667d3f29a650b0fde0df0</text:p>
          </table:table-cell>
          <table:table-cell office:value-type="string">
            <text:p>Chaves Liliane Iten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haves Liliane Iten</text:p>
          </table:table-cell>
          <table:table-cell office:value-type="string">
            <text:p>Not in design department</text:p>
          </table:table-cell>
          <table:table-cell table:formula="of:=VLOOKUP([.G186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186];[Sheet2.$A$1:.$E$103];4;1)" office:value-type="string" office:string-value="ICAR/13 - Disegno Industriale">
            <text:p>ICAR/13 - Disegno Industriale</text:p>
          </table:table-cell>
          <table:table-cell table:formula="of:=VLOOKUP([.$G186];[Sheet2.$A$1:.$E$103];4;1)" office:value-type="string" office:string-value="ICAR/13 - Disegno Industriale">
            <text:p>ICAR/13 - Disegno Industriale</text:p>
          </table:table-cell>
          <table:table-cell table:formula="of:=VLOOKUP([.$G186];[Sheet2.$A$1:.$E$103];5;1)" office:value-type="string" office:string-value="https://orcid.org/0000-0002-8128-0803">
            <text:p>https://orcid.org/0000-0002-8128-0803</text:p>
          </table:table-cell>
        </table:table-row>
        <table:table-row table:style-name="ro2">
          <table:table-cell office:value-type="string">
            <text:p>innercoauthorsid_ed57c4f16f28da3b8d7df3f78c8059be</text:p>
          </table:table-cell>
          <table:table-cell office:value-type="string">
            <text:p>Che Me Rosalam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Che Me Rosalam</text:p>
          </table:table-cell>
          <table:table-cell office:value-type="string">
            <text:p>Not in design department</text:p>
          </table:table-cell>
          <table:table-cell table:formula="of:=VLOOKUP([.G187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187];[Sheet2.$A$1:.$E$103];4;1)" office:value-type="string" office:string-value="ICAR/13 - Disegno Industriale">
            <text:p>ICAR/13 - Disegno Industriale</text:p>
          </table:table-cell>
          <table:table-cell table:formula="of:=VLOOKUP([.$G187];[Sheet2.$A$1:.$E$103];4;1)" office:value-type="string" office:string-value="ICAR/13 - Disegno Industriale">
            <text:p>ICAR/13 - Disegno Industriale</text:p>
          </table:table-cell>
          <table:table-cell table:formula="of:=VLOOKUP([.$G187];[Sheet2.$A$1:.$E$103];5;1)" office:value-type="string" office:string-value="https://orcid.org/0000-0002-8128-0803">
            <text:p>https://orcid.org/0000-0002-8128-0803</text:p>
          </table:table-cell>
        </table:table-row>
        <table:table-row table:style-name="ro2">
          <table:table-cell office:value-type="string">
            <text:p>innercoauthorsid_4feab3f0ff186029780086ab14afb738</text:p>
          </table:table-cell>
          <table:table-cell office:value-type="string">
            <text:p>Chesi Claud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hesi Claudio</text:p>
          </table:table-cell>
          <table:table-cell office:value-type="string">
            <text:p>Not in design department</text:p>
          </table:table-cell>
          <table:table-cell table:formula="of:=VLOOKUP([.G188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188];[Sheet2.$A$1:.$E$103];4;1)" office:value-type="string" office:string-value="ICAR/13 - Disegno Industriale">
            <text:p>ICAR/13 - Disegno Industriale</text:p>
          </table:table-cell>
          <table:table-cell table:formula="of:=VLOOKUP([.$G188];[Sheet2.$A$1:.$E$103];4;1)" office:value-type="string" office:string-value="ICAR/13 - Disegno Industriale">
            <text:p>ICAR/13 - Disegno Industriale</text:p>
          </table:table-cell>
          <table:table-cell table:formula="of:=VLOOKUP([.$G188];[Sheet2.$A$1:.$E$103];5;1)" office:value-type="string" office:string-value="https://orcid.org/0000-0002-8128-0803">
            <text:p>https://orcid.org/0000-0002-8128-0803</text:p>
          </table:table-cell>
        </table:table-row>
        <table:table-row table:style-name="ro2">
          <table:table-cell office:value-type="string">
            <text:p>innercoauthorsid_faa39555bf4df20e8774c09a164b08fe</text:p>
          </table:table-cell>
          <table:table-cell office:value-type="string">
            <text:p>Chiapponi Medard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hiapponi Medardo</text:p>
          </table:table-cell>
          <table:table-cell office:value-type="string">
            <text:p>Not in design department</text:p>
          </table:table-cell>
          <table:table-cell table:formula="of:=VLOOKUP([.G189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189];[Sheet2.$A$1:.$E$103];4;1)" office:value-type="string" office:string-value="ICAR/13 - Disegno Industriale">
            <text:p>ICAR/13 - Disegno Industriale</text:p>
          </table:table-cell>
          <table:table-cell table:formula="of:=VLOOKUP([.$G189];[Sheet2.$A$1:.$E$103];4;1)" office:value-type="string" office:string-value="ICAR/13 - Disegno Industriale">
            <text:p>ICAR/13 - Disegno Industriale</text:p>
          </table:table-cell>
          <table:table-cell table:formula="of:=VLOOKUP([.$G189];[Sheet2.$A$1:.$E$103];5;1)" office:value-type="string" office:string-value="https://orcid.org/0000-0002-8128-0803">
            <text:p>https://orcid.org/0000-0002-8128-0803</text:p>
          </table:table-cell>
        </table:table-row>
        <table:table-row table:style-name="ro2">
          <table:table-cell office:value-type="string">
            <text:p>innercoauthorsid_cf74c1f4f06b2affb415b95839ccfb74</text:p>
          </table:table-cell>
          <table:table-cell office:value-type="string">
            <text:p>Chiara Luig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hiara Luigi</text:p>
          </table:table-cell>
          <table:table-cell office:value-type="string">
            <text:p>Not in design department</text:p>
          </table:table-cell>
          <table:table-cell table:formula="of:=VLOOKUP([.G190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190];[Sheet2.$A$1:.$E$103];4;1)" office:value-type="string" office:string-value="ICAR/13 - Disegno Industriale">
            <text:p>ICAR/13 - Disegno Industriale</text:p>
          </table:table-cell>
          <table:table-cell table:formula="of:=VLOOKUP([.$G190];[Sheet2.$A$1:.$E$103];4;1)" office:value-type="string" office:string-value="ICAR/13 - Disegno Industriale">
            <text:p>ICAR/13 - Disegno Industriale</text:p>
          </table:table-cell>
          <table:table-cell table:formula="of:=VLOOKUP([.$G190];[Sheet2.$A$1:.$E$103];5;1)" office:value-type="string" office:string-value="https://orcid.org/0000-0002-8128-0803">
            <text:p>https://orcid.org/0000-0002-8128-0803</text:p>
          </table:table-cell>
        </table:table-row>
        <table:table-row table:style-name="ro2">
          <table:table-cell office:value-type="string">
            <text:p>innercoauthorsid_54c3db4f251db7428dd407b67ad77db4</text:p>
          </table:table-cell>
          <table:table-cell office:value-type="string">
            <text:p>Chiarenza Gregor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hiarenza Gregorio</text:p>
          </table:table-cell>
          <table:table-cell office:value-type="string">
            <text:p>Not in design department</text:p>
          </table:table-cell>
          <table:table-cell table:formula="of:=VLOOKUP([.G191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191];[Sheet2.$A$1:.$E$103];4;1)" office:value-type="string" office:string-value="ICAR/13 - Disegno Industriale">
            <text:p>ICAR/13 - Disegno Industriale</text:p>
          </table:table-cell>
          <table:table-cell table:formula="of:=VLOOKUP([.$G191];[Sheet2.$A$1:.$E$103];4;1)" office:value-type="string" office:string-value="ICAR/13 - Disegno Industriale">
            <text:p>ICAR/13 - Disegno Industriale</text:p>
          </table:table-cell>
          <table:table-cell table:formula="of:=VLOOKUP([.$G191];[Sheet2.$A$1:.$E$103];5;1)" office:value-type="string" office:string-value="https://orcid.org/0000-0002-8128-0803">
            <text:p>https://orcid.org/0000-0002-8128-0803</text:p>
          </table:table-cell>
        </table:table-row>
        <table:table-row table:style-name="ro2">
          <table:table-cell office:value-type="string">
            <text:p>innercoauthorsid_d0c1eb09bf1bb4b18299a011af89b7c4</text:p>
          </table:table-cell>
          <table:table-cell office:value-type="string">
            <text:p>Chiesa Sa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Chiesa Sara</text:p>
          </table:table-cell>
          <table:table-cell office:value-type="string">
            <text:p>Not in design department</text:p>
          </table:table-cell>
          <table:table-cell table:formula="of:=VLOOKUP([.G192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192];[Sheet2.$A$1:.$E$103];4;1)" office:value-type="string" office:string-value="ICAR/13 - Disegno Industriale">
            <text:p>ICAR/13 - Disegno Industriale</text:p>
          </table:table-cell>
          <table:table-cell table:formula="of:=VLOOKUP([.$G192];[Sheet2.$A$1:.$E$103];4;1)" office:value-type="string" office:string-value="ICAR/13 - Disegno Industriale">
            <text:p>ICAR/13 - Disegno Industriale</text:p>
          </table:table-cell>
          <table:table-cell table:formula="of:=VLOOKUP([.$G192];[Sheet2.$A$1:.$E$103];5;1)" office:value-type="string" office:string-value="https://orcid.org/0000-0002-8128-0803">
            <text:p>https://orcid.org/0000-0002-8128-0803</text:p>
          </table:table-cell>
        </table:table-row>
        <table:table-row table:style-name="ro2">
          <table:table-cell office:value-type="string">
            <text:p>innercoauthorsid_2df3266788dbedcae31c1d7620cb6d15</text:p>
          </table:table-cell>
          <table:table-cell office:value-type="string">
            <text:p>Chiodo Elisa</text:p>
          </table:table-cell>
          <table:table-cell/>
          <table:table-cell office:value-type="string">
            <text:p>innerCoAuthorsId</text:p>
          </table:table-cell>
          <table:table-cell office:value-type="float" office:value="11">
            <text:p>11</text:p>
          </table:table-cell>
          <table:table-cell office:value-type="string">
            <text:p>Not in design department</text:p>
          </table:table-cell>
          <table:table-cell office:value-type="string">
            <text:p>Chiodo Elisa</text:p>
          </table:table-cell>
          <table:table-cell office:value-type="string">
            <text:p>Not in design department</text:p>
          </table:table-cell>
          <table:table-cell table:formula="of:=VLOOKUP([.G193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193];[Sheet2.$A$1:.$E$103];4;1)" office:value-type="string" office:string-value="ICAR/13 - Disegno Industriale">
            <text:p>ICAR/13 - Disegno Industriale</text:p>
          </table:table-cell>
          <table:table-cell table:formula="of:=VLOOKUP([.$G193];[Sheet2.$A$1:.$E$103];4;1)" office:value-type="string" office:string-value="ICAR/13 - Disegno Industriale">
            <text:p>ICAR/13 - Disegno Industriale</text:p>
          </table:table-cell>
          <table:table-cell table:formula="of:=VLOOKUP([.$G193];[Sheet2.$A$1:.$E$103];5;1)" office:value-type="string" office:string-value="https://orcid.org/0000-0002-8128-0803">
            <text:p>https://orcid.org/0000-0002-8128-0803</text:p>
          </table:table-cell>
        </table:table-row>
        <table:table-row table:style-name="ro2">
          <table:table-cell office:value-type="string">
            <text:p>innercoauthorsid_81142fd3765e06833c7fd30fbeb9dbf9</text:p>
          </table:table-cell>
          <table:table-cell office:value-type="string">
            <text:p>Chiodo Simo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Chiodo Simona</text:p>
          </table:table-cell>
          <table:table-cell office:value-type="string">
            <text:p>Not in design department</text:p>
          </table:table-cell>
          <table:table-cell table:formula="of:=VLOOKUP([.G194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194];[Sheet2.$A$1:.$E$103];4;1)" office:value-type="string" office:string-value="ICAR/13 - Disegno Industriale">
            <text:p>ICAR/13 - Disegno Industriale</text:p>
          </table:table-cell>
          <table:table-cell table:formula="of:=VLOOKUP([.$G194];[Sheet2.$A$1:.$E$103];4;1)" office:value-type="string" office:string-value="ICAR/13 - Disegno Industriale">
            <text:p>ICAR/13 - Disegno Industriale</text:p>
          </table:table-cell>
          <table:table-cell table:formula="of:=VLOOKUP([.$G194];[Sheet2.$A$1:.$E$103];5;1)" office:value-type="string" office:string-value="https://orcid.org/0000-0002-8128-0803">
            <text:p>https://orcid.org/0000-0002-8128-0803</text:p>
          </table:table-cell>
        </table:table-row>
        <table:table-row table:style-name="ro2">
          <table:table-cell office:value-type="string">
            <text:p>innercoauthorsid_48ac05dc91ac2b3b7fc1b57279c24b9e</text:p>
          </table:table-cell>
          <table:table-cell office:value-type="string">
            <text:p>Chizzoniti Domenico Giusepp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hizzoniti Domenico Giuseppe</text:p>
          </table:table-cell>
          <table:table-cell office:value-type="string">
            <text:p>Not in design department</text:p>
          </table:table-cell>
          <table:table-cell table:formula="of:=VLOOKUP([.G195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195];[Sheet2.$A$1:.$E$103];4;1)" office:value-type="string" office:string-value="ICAR/13 - Disegno Industriale">
            <text:p>ICAR/13 - Disegno Industriale</text:p>
          </table:table-cell>
          <table:table-cell table:formula="of:=VLOOKUP([.$G195];[Sheet2.$A$1:.$E$103];4;1)" office:value-type="string" office:string-value="ICAR/13 - Disegno Industriale">
            <text:p>ICAR/13 - Disegno Industriale</text:p>
          </table:table-cell>
          <table:table-cell table:formula="of:=VLOOKUP([.$G195];[Sheet2.$A$1:.$E$103];5;1)" office:value-type="string" office:string-value="https://orcid.org/0000-0002-8128-0803">
            <text:p>https://orcid.org/0000-0002-8128-0803</text:p>
          </table:table-cell>
        </table:table-row>
        <table:table-row table:style-name="ro2">
          <table:table-cell office:value-type="string">
            <text:p>innercoauthorsid_782e4070e11cffa8483a4ce861256aad</text:p>
          </table:table-cell>
          <table:table-cell office:value-type="string">
            <text:p>Ciaga' Graziella Leyla</text:p>
          </table:table-cell>
          <table:table-cell/>
          <table:table-cell office:value-type="string">
            <text:p>innerCoAuthorsId</text:p>
          </table:table-cell>
          <table:table-cell office:value-type="float" office:value="60">
            <text:p>60</text:p>
          </table:table-cell>
          <table:table-cell office:value-type="string">
            <text:p>Assistant Professor</text:p>
          </table:table-cell>
          <table:table-cell office:value-type="string">
            <text:p>Ciaga' Graziella Leyla</text:p>
          </table:table-cell>
          <table:table-cell office:value-type="string">
            <text:p>Design e Culture</text:p>
          </table:table-cell>
          <table:table-cell table:formula="of:=VLOOKUP([.G196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196];[Sheet2.$A$1:.$E$103];4;1)" office:value-type="string" office:string-value="ICAR/18 - Storia Dell'Architettura">
            <text:p>ICAR/18 - Storia Dell'Architettura</text:p>
          </table:table-cell>
          <table:table-cell table:formula="of:=VLOOKUP([.$G196];[Sheet2.$A$1:.$E$103];4;1)" office:value-type="string" office:string-value="ICAR/18 - Storia Dell'Architettura">
            <text:p>ICAR/18 - Storia Dell'Architettura</text:p>
          </table:table-cell>
          <table:table-cell table:formula="of:=VLOOKUP([.$G196];[Sheet2.$A$1:.$E$103];5;1)" office:value-type="string" office:string-value="https://orcid.org/0000-0001-5484-9956">
            <text:p>https://orcid.org/0000-0001-5484-9956</text:p>
          </table:table-cell>
        </table:table-row>
        <table:table-row table:style-name="ro2">
          <table:table-cell office:value-type="string">
            <text:p>innercoauthorsid_e15e986e9b9b1625b297bb9ee5cea810</text:p>
          </table:table-cell>
          <table:table-cell office:value-type="string">
            <text:p>Ciancia Mariana</text:p>
          </table:table-cell>
          <table:table-cell/>
          <table:table-cell office:value-type="string">
            <text:p>innerCoAuthorsId</text:p>
          </table:table-cell>
          <table:table-cell office:value-type="float" office:value="23">
            <text:p>23</text:p>
          </table:table-cell>
          <table:table-cell office:value-type="string">
            <text:p>Assistant Professor</text:p>
          </table:table-cell>
          <table:table-cell office:value-type="string">
            <text:p>Ciancia Mariana</text:p>
          </table:table-cell>
          <table:table-cell office:value-type="string">
            <text:p>Design di Prodotti Strategie e Servizi</text:p>
          </table:table-cell>
          <table:table-cell table:formula="of:=VLOOKUP([.G197];[Sheet2.$A$1:.$E$103];2;1)" office:value-type="string" office:string-value="Ricercatore legge 240/10 - t.det. a tempo definito">
            <text:p>Ricercatore legge 240/10 - t.det. a tempo definito</text:p>
          </table:table-cell>
          <table:table-cell/>
          <table:table-cell table:formula="of:=VLOOKUP([.$G197];[Sheet2.$A$1:.$E$103];4;1)" office:value-type="string" office:string-value="ICAR/13 - Disegno Industriale">
            <text:p>ICAR/13 - Disegno Industriale</text:p>
          </table:table-cell>
          <table:table-cell table:formula="of:=VLOOKUP([.$G197];[Sheet2.$A$1:.$E$103];4;1)" office:value-type="string" office:string-value="ICAR/13 - Disegno Industriale">
            <text:p>ICAR/13 - Disegno Industriale</text:p>
          </table:table-cell>
          <table:table-cell table:formula="of:=VLOOKUP([.$G197];[Sheet2.$A$1:.$E$103];5;1)" office:value-type="string" office:string-value="https://orcid.org/0000-0001-8509-3776">
            <text:p>https://orcid.org/0000-0001-8509-3776</text:p>
          </table:table-cell>
        </table:table-row>
        <table:table-row table:style-name="ro2">
          <table:table-cell office:value-type="string">
            <text:p>innercoauthorsid_ab55064a27a4b871a5bada9e18b37860</text:p>
          </table:table-cell>
          <table:table-cell office:value-type="string">
            <text:p>Ciarrocchi Mart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iarrocchi Marta</text:p>
          </table:table-cell>
          <table:table-cell office:value-type="string">
            <text:p>Not in design department</text:p>
          </table:table-cell>
          <table:table-cell table:formula="of:=VLOOKUP([.G198];[Sheet2.$A$1:.$E$103];2;1)" office:value-type="string" office:string-value="Ricercatore legge 240/10 - t.det. a tempo definito">
            <text:p>Ricercatore legge 240/10 - t.det. a tempo definito</text:p>
          </table:table-cell>
          <table:table-cell/>
          <table:table-cell table:formula="of:=VLOOKUP([.$G198];[Sheet2.$A$1:.$E$103];4;1)" office:value-type="string" office:string-value="ICAR/13 - Disegno Industriale">
            <text:p>ICAR/13 - Disegno Industriale</text:p>
          </table:table-cell>
          <table:table-cell table:formula="of:=VLOOKUP([.$G198];[Sheet2.$A$1:.$E$103];4;1)" office:value-type="string" office:string-value="ICAR/13 - Disegno Industriale">
            <text:p>ICAR/13 - Disegno Industriale</text:p>
          </table:table-cell>
          <table:table-cell table:formula="of:=VLOOKUP([.$G198];[Sheet2.$A$1:.$E$103];5;1)" office:value-type="string" office:string-value="https://orcid.org/0000-0001-8509-3776">
            <text:p>https://orcid.org/0000-0001-8509-3776</text:p>
          </table:table-cell>
        </table:table-row>
        <table:table-row table:style-name="ro2">
          <table:table-cell office:value-type="string">
            <text:p>innercoauthorsid_e31ebaa6f74a9a88fbd9f1ea77117761</text:p>
          </table:table-cell>
          <table:table-cell office:value-type="string">
            <text:p>Ciastellardi Matteo</text:p>
          </table:table-cell>
          <table:table-cell/>
          <table:table-cell office:value-type="string">
            <text:p>innerCoAuthorsId</text:p>
          </table:table-cell>
          <table:table-cell office:value-type="float" office:value="30">
            <text:p>30</text:p>
          </table:table-cell>
          <table:table-cell office:value-type="string">
            <text:p>Research Fellow</text:p>
          </table:table-cell>
          <table:table-cell office:value-type="string">
            <text:p>Ciastellardi Matteo</text:p>
          </table:table-cell>
          <table:table-cell office:value-type="string">
            <text:p>Design e Culture</text:p>
          </table:table-cell>
          <table:table-cell table:formula="of:=VLOOKUP([.G199];[Sheet2.$A$1:.$E$103];2;1)" office:value-type="string" office:string-value="Ricercatore legge 240/10 - t.det. a tempo definito">
            <text:p>Ricercatore legge 240/10 - t.det. a tempo definito</text:p>
          </table:table-cell>
          <table:table-cell/>
          <table:table-cell table:formula="of:=VLOOKUP([.$G199];[Sheet2.$A$1:.$E$103];4;1)" office:value-type="string" office:string-value="ICAR/13 - Disegno Industriale">
            <text:p>ICAR/13 - Disegno Industriale</text:p>
          </table:table-cell>
          <table:table-cell table:formula="of:=VLOOKUP([.$G199];[Sheet2.$A$1:.$E$103];4;1)" office:value-type="string" office:string-value="ICAR/13 - Disegno Industriale">
            <text:p>ICAR/13 - Disegno Industriale</text:p>
          </table:table-cell>
          <table:table-cell table:formula="of:=VLOOKUP([.$G199];[Sheet2.$A$1:.$E$103];5;1)" office:value-type="string" office:string-value="https://orcid.org/0000-0001-8509-3776">
            <text:p>https://orcid.org/0000-0001-8509-3776</text:p>
          </table:table-cell>
        </table:table-row>
        <table:table-row table:style-name="ro2">
          <table:table-cell office:value-type="string">
            <text:p>innercoauthorsid_8f06868891566a44311079edfa4375bd</text:p>
          </table:table-cell>
          <table:table-cell office:value-type="string">
            <text:p>Ciccarelli Diego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office:value-type="string">
            <text:p>Not in design department</text:p>
          </table:table-cell>
          <table:table-cell office:value-type="string">
            <text:p>Ciccarelli Diego</text:p>
          </table:table-cell>
          <table:table-cell office:value-type="string">
            <text:p>Not in design department</text:p>
          </table:table-cell>
          <table:table-cell table:formula="of:=VLOOKUP([.G200];[Sheet2.$A$1:.$E$103];2;1)" office:value-type="string" office:string-value="Ricercatore legge 240/10 - t.det. a tempo definito">
            <text:p>Ricercatore legge 240/10 - t.det. a tempo definito</text:p>
          </table:table-cell>
          <table:table-cell/>
          <table:table-cell table:formula="of:=VLOOKUP([.$G200];[Sheet2.$A$1:.$E$103];4;1)" office:value-type="string" office:string-value="ICAR/13 - Disegno Industriale">
            <text:p>ICAR/13 - Disegno Industriale</text:p>
          </table:table-cell>
          <table:table-cell table:formula="of:=VLOOKUP([.$G200];[Sheet2.$A$1:.$E$103];4;1)" office:value-type="string" office:string-value="ICAR/13 - Disegno Industriale">
            <text:p>ICAR/13 - Disegno Industriale</text:p>
          </table:table-cell>
          <table:table-cell table:formula="of:=VLOOKUP([.$G200];[Sheet2.$A$1:.$E$103];5;1)" office:value-type="string" office:string-value="https://orcid.org/0000-0001-8509-3776">
            <text:p>https://orcid.org/0000-0001-8509-3776</text:p>
          </table:table-cell>
        </table:table-row>
        <table:table-row table:style-name="ro2">
          <table:table-cell office:value-type="string">
            <text:p>innercoauthorsid_72f3e43f0129050d8a2a3a45235beb37</text:p>
          </table:table-cell>
          <table:table-cell office:value-type="string">
            <text:p>Cigada Alberto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office:value-type="string">
            <text:p>Not in design department</text:p>
          </table:table-cell>
          <table:table-cell office:value-type="string">
            <text:p>Cigada Alberto</text:p>
          </table:table-cell>
          <table:table-cell office:value-type="string">
            <text:p>Not in design department</text:p>
          </table:table-cell>
          <table:table-cell table:formula="of:=VLOOKUP([.G201];[Sheet2.$A$1:.$E$103];2;1)" office:value-type="string" office:string-value="Ricercatore legge 240/10 - t.det. a tempo definito">
            <text:p>Ricercatore legge 240/10 - t.det. a tempo definito</text:p>
          </table:table-cell>
          <table:table-cell/>
          <table:table-cell table:formula="of:=VLOOKUP([.$G201];[Sheet2.$A$1:.$E$103];4;1)" office:value-type="string" office:string-value="ICAR/13 - Disegno Industriale">
            <text:p>ICAR/13 - Disegno Industriale</text:p>
          </table:table-cell>
          <table:table-cell table:formula="of:=VLOOKUP([.$G201];[Sheet2.$A$1:.$E$103];4;1)" office:value-type="string" office:string-value="ICAR/13 - Disegno Industriale">
            <text:p>ICAR/13 - Disegno Industriale</text:p>
          </table:table-cell>
          <table:table-cell table:formula="of:=VLOOKUP([.$G201];[Sheet2.$A$1:.$E$103];5;1)" office:value-type="string" office:string-value="https://orcid.org/0000-0001-8509-3776">
            <text:p>https://orcid.org/0000-0001-8509-3776</text:p>
          </table:table-cell>
        </table:table-row>
        <table:table-row table:style-name="ro2">
          <table:table-cell office:value-type="string">
            <text:p>innercoauthorsid_2b4a5e56cb997bf38618c0db1ed3b30b</text:p>
          </table:table-cell>
          <table:table-cell office:value-type="string">
            <text:p>Ciminieri Daniel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Ciminieri Daniele</text:p>
          </table:table-cell>
          <table:table-cell office:value-type="string">
            <text:p>Not in design department</text:p>
          </table:table-cell>
          <table:table-cell table:formula="of:=VLOOKUP([.G202];[Sheet2.$A$1:.$E$103];2;1)" office:value-type="string" office:string-value="Ricercatore legge 240/10 - t.det. a tempo definito">
            <text:p>Ricercatore legge 240/10 - t.det. a tempo definito</text:p>
          </table:table-cell>
          <table:table-cell/>
          <table:table-cell table:formula="of:=VLOOKUP([.$G202];[Sheet2.$A$1:.$E$103];4;1)" office:value-type="string" office:string-value="ICAR/13 - Disegno Industriale">
            <text:p>ICAR/13 - Disegno Industriale</text:p>
          </table:table-cell>
          <table:table-cell table:formula="of:=VLOOKUP([.$G202];[Sheet2.$A$1:.$E$103];4;1)" office:value-type="string" office:string-value="ICAR/13 - Disegno Industriale">
            <text:p>ICAR/13 - Disegno Industriale</text:p>
          </table:table-cell>
          <table:table-cell table:formula="of:=VLOOKUP([.$G202];[Sheet2.$A$1:.$E$103];5;1)" office:value-type="string" office:string-value="https://orcid.org/0000-0001-8509-3776">
            <text:p>https://orcid.org/0000-0001-8509-3776</text:p>
          </table:table-cell>
        </table:table-row>
        <table:table-row table:style-name="ro2">
          <table:table-cell office:value-type="string">
            <text:p>innercoauthorsid_e5b7b258fc2b8ab2b62375fb5940763e</text:p>
          </table:table-cell>
          <table:table-cell office:value-type="string">
            <text:p>Cipolla Carla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office:value-type="string">
            <text:p>visiting professor</text:p>
          </table:table-cell>
          <table:table-cell office:value-type="string">
            <text:p>Cipolla Carla</text:p>
          </table:table-cell>
          <table:table-cell office:value-type="string">
            <text:p>No section</text:p>
          </table:table-cell>
          <table:table-cell table:formula="of:=VLOOKUP([.G203];[Sheet2.$A$1:.$E$103];2;1)" office:value-type="string" office:string-value="Ricercatore legge 240/10 - t.det. a tempo definito">
            <text:p>Ricercatore legge 240/10 - t.det. a tempo definito</text:p>
          </table:table-cell>
          <table:table-cell/>
          <table:table-cell table:formula="of:=VLOOKUP([.$G203];[Sheet2.$A$1:.$E$103];4;1)" office:value-type="string" office:string-value="ICAR/13 - Disegno Industriale">
            <text:p>ICAR/13 - Disegno Industriale</text:p>
          </table:table-cell>
          <table:table-cell table:formula="of:=VLOOKUP([.$G203];[Sheet2.$A$1:.$E$103];4;1)" office:value-type="string" office:string-value="ICAR/13 - Disegno Industriale">
            <text:p>ICAR/13 - Disegno Industriale</text:p>
          </table:table-cell>
          <table:table-cell table:formula="of:=VLOOKUP([.$G203];[Sheet2.$A$1:.$E$103];5;1)" office:value-type="string" office:string-value="https://orcid.org/0000-0001-8509-3776">
            <text:p>https://orcid.org/0000-0001-8509-3776</text:p>
          </table:table-cell>
        </table:table-row>
        <table:table-row table:style-name="ro2">
          <table:table-cell office:value-type="string">
            <text:p>innercoauthorsid_327938a404beee8c10cacc6c6f760c11</text:p>
          </table:table-cell>
          <table:table-cell office:value-type="string">
            <text:p>Ciravegna Erik</text:p>
          </table:table-cell>
          <table:table-cell/>
          <table:table-cell office:value-type="string">
            <text:p>innerCoAuthorsId</text:p>
          </table:table-cell>
          <table:table-cell office:value-type="float" office:value="10">
            <text:p>10</text:p>
          </table:table-cell>
          <table:table-cell office:value-type="string">
            <text:p>Not in design department</text:p>
          </table:table-cell>
          <table:table-cell office:value-type="string">
            <text:p>Ciravegna Erik</text:p>
          </table:table-cell>
          <table:table-cell office:value-type="string">
            <text:p>Not in design department</text:p>
          </table:table-cell>
          <table:table-cell table:formula="of:=VLOOKUP([.G204];[Sheet2.$A$1:.$E$103];2;1)" office:value-type="string" office:string-value="Ricercatore legge 240/10 - t.det. a tempo definito">
            <text:p>Ricercatore legge 240/10 - t.det. a tempo definito</text:p>
          </table:table-cell>
          <table:table-cell/>
          <table:table-cell table:formula="of:=VLOOKUP([.$G204];[Sheet2.$A$1:.$E$103];4;1)" office:value-type="string" office:string-value="ICAR/13 - Disegno Industriale">
            <text:p>ICAR/13 - Disegno Industriale</text:p>
          </table:table-cell>
          <table:table-cell table:formula="of:=VLOOKUP([.$G204];[Sheet2.$A$1:.$E$103];4;1)" office:value-type="string" office:string-value="ICAR/13 - Disegno Industriale">
            <text:p>ICAR/13 - Disegno Industriale</text:p>
          </table:table-cell>
          <table:table-cell table:formula="of:=VLOOKUP([.$G204];[Sheet2.$A$1:.$E$103];5;1)" office:value-type="string" office:string-value="https://orcid.org/0000-0001-8509-3776">
            <text:p>https://orcid.org/0000-0001-8509-3776</text:p>
          </table:table-cell>
        </table:table-row>
        <table:table-row table:style-name="ro2">
          <table:table-cell office:value-type="string">
            <text:p>innercoauthorsid_528d728a748614a064a3e50e9560fd1d</text:p>
          </table:table-cell>
          <table:table-cell office:value-type="string">
            <text:p>Ciuccarelli Paolo</text:p>
          </table:table-cell>
          <table:table-cell/>
          <table:table-cell office:value-type="string">
            <text:p>innerCoAuthorsId</text:p>
          </table:table-cell>
          <table:table-cell office:value-type="float" office:value="74">
            <text:p>74</text:p>
          </table:table-cell>
          <table:table-cell office:value-type="string">
            <text:p>Associate Professor</text:p>
          </table:table-cell>
          <table:table-cell office:value-type="string">
            <text:p>Ciuccarelli Paolo</text:p>
          </table:table-cell>
          <table:table-cell office:value-type="string">
            <text:p>Design e Culture</text:p>
          </table:table-cell>
          <table:table-cell table:formula="of:=VLOOKUP([.G20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05];[Sheet2.$A$1:.$E$103];4;1)" office:value-type="string" office:string-value="ICAR/13 - Disegno Industriale">
            <text:p>ICAR/13 - Disegno Industriale</text:p>
          </table:table-cell>
          <table:table-cell table:formula="of:=VLOOKUP([.$G205];[Sheet2.$A$1:.$E$103];4;1)" office:value-type="string" office:string-value="ICAR/13 - Disegno Industriale">
            <text:p>ICAR/13 - Disegno Industriale</text:p>
          </table:table-cell>
          <table:table-cell table:formula="of:=VLOOKUP([.$G205];[Sheet2.$A$1:.$E$103];5;1)" office:value-type="string" office:string-value="https://orcid.org/0000-0001-5831-5660">
            <text:p>https://orcid.org/0000-0001-5831-5660</text:p>
          </table:table-cell>
        </table:table-row>
        <table:table-row table:style-name="ro2">
          <table:table-cell office:value-type="string">
            <text:p>innercoauthorsid_a67a9ba90a389b868ef2831c9f30dd72</text:p>
          </table:table-cell>
          <table:table-cell office:value-type="string">
            <text:p>Cobanli Onur MÃ¼stak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office:value-type="string">
            <text:p>Research Fellow</text:p>
          </table:table-cell>
          <table:table-cell office:value-type="string">
            <text:p>Cobanli Onur MÃ¼stak</text:p>
          </table:table-cell>
          <table:table-cell office:value-type="string">
            <text:p>Design e Culture</text:p>
          </table:table-cell>
          <table:table-cell table:formula="of:=VLOOKUP([.G20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06];[Sheet2.$A$1:.$E$103];4;1)" office:value-type="string" office:string-value="ICAR/13 - Disegno Industriale">
            <text:p>ICAR/13 - Disegno Industriale</text:p>
          </table:table-cell>
          <table:table-cell table:formula="of:=VLOOKUP([.$G206];[Sheet2.$A$1:.$E$103];4;1)" office:value-type="string" office:string-value="ICAR/13 - Disegno Industriale">
            <text:p>ICAR/13 - Disegno Industriale</text:p>
          </table:table-cell>
          <table:table-cell table:formula="of:=VLOOKUP([.$G206];[Sheet2.$A$1:.$E$103];5;1)" office:value-type="string" office:string-value="https://orcid.org/0000-0001-5831-5660">
            <text:p>https://orcid.org/0000-0001-5831-5660</text:p>
          </table:table-cell>
        </table:table-row>
        <table:table-row table:style-name="ro2">
          <table:table-cell office:value-type="string">
            <text:p>innercoauthorsid_2c68b4f1ebb6e163e9e3fb02f62b1e55</text:p>
          </table:table-cell>
          <table:table-cell office:value-type="string">
            <text:p>Cocchiarella Luig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occhiarella Luigi</text:p>
          </table:table-cell>
          <table:table-cell office:value-type="string">
            <text:p>Not in design department</text:p>
          </table:table-cell>
          <table:table-cell table:formula="of:=VLOOKUP([.G20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07];[Sheet2.$A$1:.$E$103];4;1)" office:value-type="string" office:string-value="ICAR/13 - Disegno Industriale">
            <text:p>ICAR/13 - Disegno Industriale</text:p>
          </table:table-cell>
          <table:table-cell table:formula="of:=VLOOKUP([.$G207];[Sheet2.$A$1:.$E$103];4;1)" office:value-type="string" office:string-value="ICAR/13 - Disegno Industriale">
            <text:p>ICAR/13 - Disegno Industriale</text:p>
          </table:table-cell>
          <table:table-cell table:formula="of:=VLOOKUP([.$G207];[Sheet2.$A$1:.$E$103];5;1)" office:value-type="string" office:string-value="https://orcid.org/0000-0001-5831-5660">
            <text:p>https://orcid.org/0000-0001-5831-5660</text:p>
          </table:table-cell>
        </table:table-row>
        <table:table-row table:style-name="ro2">
          <table:table-cell office:value-type="string">
            <text:p>innercoauthorsid_b60e85fda69aa37a07b3f09d35f91a95</text:p>
          </table:table-cell>
          <table:table-cell office:value-type="string">
            <text:p>Coccioni Maria Elisabetta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office:value-type="string">
            <text:p>Not in design department</text:p>
          </table:table-cell>
          <table:table-cell office:value-type="string">
            <text:p>Coccioni Maria Elisabetta</text:p>
          </table:table-cell>
          <table:table-cell office:value-type="string">
            <text:p>Not in design department</text:p>
          </table:table-cell>
          <table:table-cell table:formula="of:=VLOOKUP([.G20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08];[Sheet2.$A$1:.$E$103];4;1)" office:value-type="string" office:string-value="ICAR/13 - Disegno Industriale">
            <text:p>ICAR/13 - Disegno Industriale</text:p>
          </table:table-cell>
          <table:table-cell table:formula="of:=VLOOKUP([.$G208];[Sheet2.$A$1:.$E$103];4;1)" office:value-type="string" office:string-value="ICAR/13 - Disegno Industriale">
            <text:p>ICAR/13 - Disegno Industriale</text:p>
          </table:table-cell>
          <table:table-cell table:formula="of:=VLOOKUP([.$G208];[Sheet2.$A$1:.$E$103];5;1)" office:value-type="string" office:string-value="https://orcid.org/0000-0001-5831-5660">
            <text:p>https://orcid.org/0000-0001-5831-5660</text:p>
          </table:table-cell>
        </table:table-row>
        <table:table-row table:style-name="ro2">
          <table:table-cell office:value-type="string">
            <text:p>innercoauthorsid_c915a72b02079f7b8905dc776f1e36ec</text:p>
          </table:table-cell>
          <table:table-cell office:value-type="string">
            <text:p>Cogliati Naik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ogliati Naike</text:p>
          </table:table-cell>
          <table:table-cell office:value-type="string">
            <text:p>Not in design department</text:p>
          </table:table-cell>
          <table:table-cell table:formula="of:=VLOOKUP([.G20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09];[Sheet2.$A$1:.$E$103];4;1)" office:value-type="string" office:string-value="ICAR/13 - Disegno Industriale">
            <text:p>ICAR/13 - Disegno Industriale</text:p>
          </table:table-cell>
          <table:table-cell table:formula="of:=VLOOKUP([.$G209];[Sheet2.$A$1:.$E$103];4;1)" office:value-type="string" office:string-value="ICAR/13 - Disegno Industriale">
            <text:p>ICAR/13 - Disegno Industriale</text:p>
          </table:table-cell>
          <table:table-cell table:formula="of:=VLOOKUP([.$G209];[Sheet2.$A$1:.$E$103];5;1)" office:value-type="string" office:string-value="https://orcid.org/0000-0001-5831-5660">
            <text:p>https://orcid.org/0000-0001-5831-5660</text:p>
          </table:table-cell>
        </table:table-row>
        <table:table-row table:style-name="ro2">
          <table:table-cell office:value-type="string">
            <text:p>innercoauthorsid_d06c7edebd8a334c40a0f17979ac0341</text:p>
          </table:table-cell>
          <table:table-cell office:value-type="string">
            <text:p>Collina Luisa Maria Virginia</text:p>
          </table:table-cell>
          <table:table-cell/>
          <table:table-cell office:value-type="string">
            <text:p>innerCoAuthorsId</text:p>
          </table:table-cell>
          <table:table-cell office:value-type="float" office:value="105">
            <text:p>105</text:p>
          </table:table-cell>
          <table:table-cell office:value-type="string">
            <text:p>Full Professor</text:p>
          </table:table-cell>
          <table:table-cell office:value-type="string">
            <text:p>Collina Luisa Maria Virginia</text:p>
          </table:table-cell>
          <table:table-cell office:value-type="string">
            <text:p>Design degli Ambienti del Paesaggio e della Mobilità</text:p>
          </table:table-cell>
          <table:table-cell table:formula="of:=VLOOKUP([.G210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210];[Sheet2.$A$1:.$E$103];4;1)" office:value-type="string" office:string-value="ICAR/13 - Disegno Industriale">
            <text:p>ICAR/13 - Disegno Industriale</text:p>
          </table:table-cell>
          <table:table-cell table:formula="of:=VLOOKUP([.$G210];[Sheet2.$A$1:.$E$103];4;1)" office:value-type="string" office:string-value="ICAR/13 - Disegno Industriale">
            <text:p>ICAR/13 - Disegno Industriale</text:p>
          </table:table-cell>
          <table:table-cell table:formula="of:=VLOOKUP([.$G210];[Sheet2.$A$1:.$E$103];5;1)" office:value-type="string" office:string-value="https://orcid.org/0000-0003-0060-1423">
            <text:p>https://orcid.org/0000-0003-0060-1423</text:p>
          </table:table-cell>
        </table:table-row>
        <table:table-row table:style-name="ro2">
          <table:table-cell office:value-type="string">
            <text:p>innercoauthorsid_6f9b8d917159980875319f12791cce09</text:p>
          </table:table-cell>
          <table:table-cell office:value-type="string">
            <text:p>Colombi Chiara</text:p>
          </table:table-cell>
          <table:table-cell/>
          <table:table-cell office:value-type="string">
            <text:p>innerCoAuthorsId</text:p>
          </table:table-cell>
          <table:table-cell office:value-type="float" office:value="74">
            <text:p>74</text:p>
          </table:table-cell>
          <table:table-cell office:value-type="string">
            <text:p>Associate Professor</text:p>
          </table:table-cell>
          <table:table-cell office:value-type="string">
            <text:p>Colombi Chiara</text:p>
          </table:table-cell>
          <table:table-cell office:value-type="string">
            <text:p>Design e Culture</text:p>
          </table:table-cell>
          <table:table-cell table:formula="of:=VLOOKUP([.G211];[Sheet2.$A$1:.$E$103];2;1)" office:value-type="string" office:string-value="Professore associato a tempo definito">
            <text:p>Professore associato a tempo definito</text:p>
          </table:table-cell>
          <table:table-cell/>
          <table:table-cell table:formula="of:=VLOOKUP([.$G211];[Sheet2.$A$1:.$E$103];4;1)" office:value-type="string" office:string-value="ICAR/13 - Disegno Industriale">
            <text:p>ICAR/13 - Disegno Industriale</text:p>
          </table:table-cell>
          <table:table-cell table:formula="of:=VLOOKUP([.$G211];[Sheet2.$A$1:.$E$103];4;1)" office:value-type="string" office:string-value="ICAR/13 - Disegno Industriale">
            <text:p>ICAR/13 - Disegno Industriale</text:p>
          </table:table-cell>
          <table:table-cell table:formula="of:=VLOOKUP([.$G211];[Sheet2.$A$1:.$E$103];5;1)" office:value-type="string" office:string-value="https://orcid.org/0000-0001-5791-2746">
            <text:p>https://orcid.org/0000-0001-5791-2746</text:p>
          </table:table-cell>
        </table:table-row>
        <table:table-row table:style-name="ro2">
          <table:table-cell office:value-type="string">
            <text:p>innercoauthorsid_0f2cbde28afd41e390fe332b41d28042</text:p>
          </table:table-cell>
          <table:table-cell office:value-type="string">
            <text:p>Colombo Alessandr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olombo Alessandro</text:p>
          </table:table-cell>
          <table:table-cell office:value-type="string">
            <text:p>Not in design department</text:p>
          </table:table-cell>
          <table:table-cell table:formula="of:=VLOOKUP([.G212];[Sheet2.$A$1:.$E$103];2;1)" office:value-type="string" office:string-value="Professore associato a tempo definito">
            <text:p>Professore associato a tempo definito</text:p>
          </table:table-cell>
          <table:table-cell/>
          <table:table-cell table:formula="of:=VLOOKUP([.$G212];[Sheet2.$A$1:.$E$103];4;1)" office:value-type="string" office:string-value="ICAR/13 - Disegno Industriale">
            <text:p>ICAR/13 - Disegno Industriale</text:p>
          </table:table-cell>
          <table:table-cell table:formula="of:=VLOOKUP([.$G212];[Sheet2.$A$1:.$E$103];4;1)" office:value-type="string" office:string-value="ICAR/13 - Disegno Industriale">
            <text:p>ICAR/13 - Disegno Industriale</text:p>
          </table:table-cell>
          <table:table-cell table:formula="of:=VLOOKUP([.$G212];[Sheet2.$A$1:.$E$103];5;1)" office:value-type="string" office:string-value="https://orcid.org/0000-0001-5791-2746">
            <text:p>https://orcid.org/0000-0001-5791-2746</text:p>
          </table:table-cell>
        </table:table-row>
        <table:table-row table:style-name="ro2">
          <table:table-cell office:value-type="string">
            <text:p>innercoauthorsid_2d7afa056744aa8c05f53e6f6319958d</text:p>
          </table:table-cell>
          <table:table-cell office:value-type="string">
            <text:p>Colombo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olombo Andrea</text:p>
          </table:table-cell>
          <table:table-cell office:value-type="string">
            <text:p>Not in design department</text:p>
          </table:table-cell>
          <table:table-cell table:formula="of:=VLOOKUP([.G213];[Sheet2.$A$1:.$E$103];2;1)" office:value-type="string" office:string-value="Professore associato a tempo definito">
            <text:p>Professore associato a tempo definito</text:p>
          </table:table-cell>
          <table:table-cell/>
          <table:table-cell table:formula="of:=VLOOKUP([.$G213];[Sheet2.$A$1:.$E$103];4;1)" office:value-type="string" office:string-value="ICAR/13 - Disegno Industriale">
            <text:p>ICAR/13 - Disegno Industriale</text:p>
          </table:table-cell>
          <table:table-cell table:formula="of:=VLOOKUP([.$G213];[Sheet2.$A$1:.$E$103];4;1)" office:value-type="string" office:string-value="ICAR/13 - Disegno Industriale">
            <text:p>ICAR/13 - Disegno Industriale</text:p>
          </table:table-cell>
          <table:table-cell table:formula="of:=VLOOKUP([.$G213];[Sheet2.$A$1:.$E$103];5;1)" office:value-type="string" office:string-value="https://orcid.org/0000-0001-5791-2746">
            <text:p>https://orcid.org/0000-0001-5791-2746</text:p>
          </table:table-cell>
        </table:table-row>
        <table:table-row table:style-name="ro2">
          <table:table-cell office:value-type="string">
            <text:p>innercoauthorsid_73c02f812c19084a0fb4eeb3e5f928d5</text:p>
          </table:table-cell>
          <table:table-cell office:value-type="string">
            <text:p>Colombo Barba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Colombo Barbara</text:p>
          </table:table-cell>
          <table:table-cell office:value-type="string">
            <text:p>Not in design department</text:p>
          </table:table-cell>
          <table:table-cell table:formula="of:=VLOOKUP([.G214];[Sheet2.$A$1:.$E$103];2;1)" office:value-type="string" office:string-value="Professore associato a tempo definito">
            <text:p>Professore associato a tempo definito</text:p>
          </table:table-cell>
          <table:table-cell/>
          <table:table-cell table:formula="of:=VLOOKUP([.$G214];[Sheet2.$A$1:.$E$103];4;1)" office:value-type="string" office:string-value="ICAR/13 - Disegno Industriale">
            <text:p>ICAR/13 - Disegno Industriale</text:p>
          </table:table-cell>
          <table:table-cell table:formula="of:=VLOOKUP([.$G214];[Sheet2.$A$1:.$E$103];4;1)" office:value-type="string" office:string-value="ICAR/13 - Disegno Industriale">
            <text:p>ICAR/13 - Disegno Industriale</text:p>
          </table:table-cell>
          <table:table-cell table:formula="of:=VLOOKUP([.$G214];[Sheet2.$A$1:.$E$103];5;1)" office:value-type="string" office:string-value="https://orcid.org/0000-0001-5791-2746">
            <text:p>https://orcid.org/0000-0001-5791-2746</text:p>
          </table:table-cell>
        </table:table-row>
        <table:table-row table:style-name="ro2">
          <table:table-cell office:value-type="string">
            <text:p>innercoauthorsid_e77d3b2297ca720e9cc2d885cac0be4b</text:p>
          </table:table-cell>
          <table:table-cell office:value-type="string">
            <text:p>Colombo Gabriele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Research Fellow</text:p>
          </table:table-cell>
          <table:table-cell office:value-type="string">
            <text:p>Colombo Gabriele</text:p>
          </table:table-cell>
          <table:table-cell office:value-type="string">
            <text:p>Design e Culture</text:p>
          </table:table-cell>
          <table:table-cell table:formula="of:=VLOOKUP([.G215];[Sheet2.$A$1:.$E$103];2;1)" office:value-type="string" office:string-value="Professore associato a tempo definito">
            <text:p>Professore associato a tempo definito</text:p>
          </table:table-cell>
          <table:table-cell/>
          <table:table-cell table:formula="of:=VLOOKUP([.$G215];[Sheet2.$A$1:.$E$103];4;1)" office:value-type="string" office:string-value="ICAR/13 - Disegno Industriale">
            <text:p>ICAR/13 - Disegno Industriale</text:p>
          </table:table-cell>
          <table:table-cell table:formula="of:=VLOOKUP([.$G215];[Sheet2.$A$1:.$E$103];4;1)" office:value-type="string" office:string-value="ICAR/13 - Disegno Industriale">
            <text:p>ICAR/13 - Disegno Industriale</text:p>
          </table:table-cell>
          <table:table-cell table:formula="of:=VLOOKUP([.$G215];[Sheet2.$A$1:.$E$103];5;1)" office:value-type="string" office:string-value="https://orcid.org/0000-0001-5791-2746">
            <text:p>https://orcid.org/0000-0001-5791-2746</text:p>
          </table:table-cell>
        </table:table-row>
        <table:table-row table:style-name="ro2">
          <table:table-cell office:value-type="string">
            <text:p>innercoauthorsid_bb1371196c3cd0387de217b9a178a715</text:p>
          </table:table-cell>
          <table:table-cell office:value-type="string">
            <text:p>Colombo Giorg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olombo Giorgio</text:p>
          </table:table-cell>
          <table:table-cell office:value-type="string">
            <text:p>Not in design department</text:p>
          </table:table-cell>
          <table:table-cell table:formula="of:=VLOOKUP([.G216];[Sheet2.$A$1:.$E$103];2;1)" office:value-type="string" office:string-value="Professore associato a tempo definito">
            <text:p>Professore associato a tempo definito</text:p>
          </table:table-cell>
          <table:table-cell/>
          <table:table-cell table:formula="of:=VLOOKUP([.$G216];[Sheet2.$A$1:.$E$103];4;1)" office:value-type="string" office:string-value="ICAR/13 - Disegno Industriale">
            <text:p>ICAR/13 - Disegno Industriale</text:p>
          </table:table-cell>
          <table:table-cell table:formula="of:=VLOOKUP([.$G216];[Sheet2.$A$1:.$E$103];4;1)" office:value-type="string" office:string-value="ICAR/13 - Disegno Industriale">
            <text:p>ICAR/13 - Disegno Industriale</text:p>
          </table:table-cell>
          <table:table-cell table:formula="of:=VLOOKUP([.$G216];[Sheet2.$A$1:.$E$103];5;1)" office:value-type="string" office:string-value="https://orcid.org/0000-0001-5791-2746">
            <text:p>https://orcid.org/0000-0001-5791-2746</text:p>
          </table:table-cell>
        </table:table-row>
        <table:table-row table:style-name="ro2">
          <table:table-cell office:value-type="string">
            <text:p>innercoauthorsid_b5e1c4ebcc716bf4c942ea3396152393</text:p>
          </table:table-cell>
          <table:table-cell office:value-type="string">
            <text:p>Colombo Sara</text:p>
          </table:table-cell>
          <table:table-cell/>
          <table:table-cell office:value-type="string">
            <text:p>innerCoAuthorsId</text:p>
          </table:table-cell>
          <table:table-cell office:value-type="float" office:value="24">
            <text:p>24</text:p>
          </table:table-cell>
          <table:table-cell office:value-type="string">
            <text:p>Not in design department</text:p>
          </table:table-cell>
          <table:table-cell office:value-type="string">
            <text:p>Colombo Sara</text:p>
          </table:table-cell>
          <table:table-cell office:value-type="string">
            <text:p>Not in design department</text:p>
          </table:table-cell>
          <table:table-cell table:formula="of:=VLOOKUP([.G217];[Sheet2.$A$1:.$E$103];2;1)" office:value-type="string" office:string-value="Professore associato a tempo definito">
            <text:p>Professore associato a tempo definito</text:p>
          </table:table-cell>
          <table:table-cell/>
          <table:table-cell table:formula="of:=VLOOKUP([.$G217];[Sheet2.$A$1:.$E$103];4;1)" office:value-type="string" office:string-value="ICAR/13 - Disegno Industriale">
            <text:p>ICAR/13 - Disegno Industriale</text:p>
          </table:table-cell>
          <table:table-cell table:formula="of:=VLOOKUP([.$G217];[Sheet2.$A$1:.$E$103];4;1)" office:value-type="string" office:string-value="ICAR/13 - Disegno Industriale">
            <text:p>ICAR/13 - Disegno Industriale</text:p>
          </table:table-cell>
          <table:table-cell table:formula="of:=VLOOKUP([.$G217];[Sheet2.$A$1:.$E$103];5;1)" office:value-type="string" office:string-value="https://orcid.org/0000-0001-5791-2746">
            <text:p>https://orcid.org/0000-0001-5791-2746</text:p>
          </table:table-cell>
        </table:table-row>
        <table:table-row table:style-name="ro2">
          <table:table-cell office:value-type="string">
            <text:p>innercoauthorsid_ceff36feb55e48e16b9a6c8a49e0a7f0</text:p>
          </table:table-cell>
          <table:table-cell office:value-type="string">
            <text:p>Colombo Sa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olombo Sara</text:p>
          </table:table-cell>
          <table:table-cell office:value-type="string">
            <text:p>Not in design department</text:p>
          </table:table-cell>
          <table:table-cell table:formula="of:=VLOOKUP([.G218];[Sheet2.$A$1:.$E$103];2;1)" office:value-type="string" office:string-value="Professore associato a tempo definito">
            <text:p>Professore associato a tempo definito</text:p>
          </table:table-cell>
          <table:table-cell/>
          <table:table-cell table:formula="of:=VLOOKUP([.$G218];[Sheet2.$A$1:.$E$103];4;1)" office:value-type="string" office:string-value="ICAR/13 - Disegno Industriale">
            <text:p>ICAR/13 - Disegno Industriale</text:p>
          </table:table-cell>
          <table:table-cell table:formula="of:=VLOOKUP([.$G218];[Sheet2.$A$1:.$E$103];4;1)" office:value-type="string" office:string-value="ICAR/13 - Disegno Industriale">
            <text:p>ICAR/13 - Disegno Industriale</text:p>
          </table:table-cell>
          <table:table-cell table:formula="of:=VLOOKUP([.$G218];[Sheet2.$A$1:.$E$103];5;1)" office:value-type="string" office:string-value="https://orcid.org/0000-0001-5791-2746">
            <text:p>https://orcid.org/0000-0001-5791-2746</text:p>
          </table:table-cell>
        </table:table-row>
        <table:table-row table:style-name="ro2">
          <table:table-cell office:value-type="string">
            <text:p>innercoauthorsid_9e04c102fd261ddd0e991f520731c052</text:p>
          </table:table-cell>
          <table:table-cell office:value-type="string">
            <text:p>Colorni Vitale Alberto</text:p>
          </table:table-cell>
          <table:table-cell/>
          <table:table-cell office:value-type="string">
            <text:p>innerCoAuthorsId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Colorni Vitale Alberto</text:p>
          </table:table-cell>
          <table:table-cell office:value-type="string">
            <text:p>Design degli Ambienti del Paesaggio e della Mobilità</text:p>
          </table:table-cell>
          <table:table-cell table:formula="of:=VLOOKUP([.G219];[Sheet2.$A$1:.$E$103];2;1)" office:value-type="string" office:string-value="Professore associato a tempo definito">
            <text:p>Professore associato a tempo definito</text:p>
          </table:table-cell>
          <table:table-cell/>
          <table:table-cell table:formula="of:=VLOOKUP([.$G219];[Sheet2.$A$1:.$E$103];4;1)" office:value-type="string" office:string-value="ICAR/13 - Disegno Industriale">
            <text:p>ICAR/13 - Disegno Industriale</text:p>
          </table:table-cell>
          <table:table-cell table:formula="of:=VLOOKUP([.$G219];[Sheet2.$A$1:.$E$103];4;1)" office:value-type="string" office:string-value="ICAR/13 - Disegno Industriale">
            <text:p>ICAR/13 - Disegno Industriale</text:p>
          </table:table-cell>
          <table:table-cell table:formula="of:=VLOOKUP([.$G219];[Sheet2.$A$1:.$E$103];5;1)" office:value-type="string" office:string-value="https://orcid.org/0000-0001-5791-2746">
            <text:p>https://orcid.org/0000-0001-5791-2746</text:p>
          </table:table-cell>
        </table:table-row>
        <table:table-row table:style-name="ro2">
          <table:table-cell office:value-type="string">
            <text:p>innercoauthorsid_9d598a908ada7eb66f63e254d08ff447</text:p>
          </table:table-cell>
          <table:table-cell office:value-type="string">
            <text:p>Comai Sa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Comai Sara</text:p>
          </table:table-cell>
          <table:table-cell office:value-type="string">
            <text:p>Not in design department</text:p>
          </table:table-cell>
          <table:table-cell table:formula="of:=VLOOKUP([.G220];[Sheet2.$A$1:.$E$103];2;1)" office:value-type="string" office:string-value="Professore associato a tempo definito">
            <text:p>Professore associato a tempo definito</text:p>
          </table:table-cell>
          <table:table-cell/>
          <table:table-cell table:formula="of:=VLOOKUP([.$G220];[Sheet2.$A$1:.$E$103];4;1)" office:value-type="string" office:string-value="ICAR/13 - Disegno Industriale">
            <text:p>ICAR/13 - Disegno Industriale</text:p>
          </table:table-cell>
          <table:table-cell table:formula="of:=VLOOKUP([.$G220];[Sheet2.$A$1:.$E$103];4;1)" office:value-type="string" office:string-value="ICAR/13 - Disegno Industriale">
            <text:p>ICAR/13 - Disegno Industriale</text:p>
          </table:table-cell>
          <table:table-cell table:formula="of:=VLOOKUP([.$G220];[Sheet2.$A$1:.$E$103];5;1)" office:value-type="string" office:string-value="https://orcid.org/0000-0001-5791-2746">
            <text:p>https://orcid.org/0000-0001-5791-2746</text:p>
          </table:table-cell>
        </table:table-row>
        <table:table-row table:style-name="ro2">
          <table:table-cell office:value-type="string">
            <text:p>innercoauthorsid_be3c38727494ad1025dfee01778116f0</text:p>
          </table:table-cell>
          <table:table-cell office:value-type="string">
            <text:p>Concilio Grazia</text:p>
          </table:table-cell>
          <table:table-cell/>
          <table:table-cell office:value-type="string">
            <text:p>innerCoAuthorsId</text:p>
          </table:table-cell>
          <table:table-cell office:value-type="float" office:value="14">
            <text:p>14</text:p>
          </table:table-cell>
          <table:table-cell office:value-type="string">
            <text:p>Not in design department</text:p>
          </table:table-cell>
          <table:table-cell office:value-type="string">
            <text:p>Concilio Grazia</text:p>
          </table:table-cell>
          <table:table-cell office:value-type="string">
            <text:p>Not in design department</text:p>
          </table:table-cell>
          <table:table-cell table:formula="of:=VLOOKUP([.G221];[Sheet2.$A$1:.$E$103];2;1)" office:value-type="string" office:string-value="Professore associato a tempo definito">
            <text:p>Professore associato a tempo definito</text:p>
          </table:table-cell>
          <table:table-cell/>
          <table:table-cell table:formula="of:=VLOOKUP([.$G221];[Sheet2.$A$1:.$E$103];4;1)" office:value-type="string" office:string-value="ICAR/13 - Disegno Industriale">
            <text:p>ICAR/13 - Disegno Industriale</text:p>
          </table:table-cell>
          <table:table-cell table:formula="of:=VLOOKUP([.$G221];[Sheet2.$A$1:.$E$103];4;1)" office:value-type="string" office:string-value="ICAR/13 - Disegno Industriale">
            <text:p>ICAR/13 - Disegno Industriale</text:p>
          </table:table-cell>
          <table:table-cell table:formula="of:=VLOOKUP([.$G221];[Sheet2.$A$1:.$E$103];5;1)" office:value-type="string" office:string-value="https://orcid.org/0000-0001-5791-2746">
            <text:p>https://orcid.org/0000-0001-5791-2746</text:p>
          </table:table-cell>
        </table:table-row>
        <table:table-row table:style-name="ro2">
          <table:table-cell office:value-type="string">
            <text:p>innercoauthorsid_9bafc6e34a9f0b1c4a174cab85fc6391</text:p>
          </table:table-cell>
          <table:table-cell office:value-type="string">
            <text:p>Condoleo Paola</text:p>
          </table:table-cell>
          <table:table-cell/>
          <table:table-cell office:value-type="string">
            <text:p>innerCoAuthorsId</text:p>
          </table:table-cell>
          <table:table-cell office:value-type="float" office:value="14">
            <text:p>14</text:p>
          </table:table-cell>
          <table:table-cell office:value-type="string">
            <text:p>Not in design department</text:p>
          </table:table-cell>
          <table:table-cell office:value-type="string">
            <text:p>Condoleo Paola</text:p>
          </table:table-cell>
          <table:table-cell office:value-type="string">
            <text:p>Not in design department</text:p>
          </table:table-cell>
          <table:table-cell table:formula="of:=VLOOKUP([.G222];[Sheet2.$A$1:.$E$103];2;1)" office:value-type="string" office:string-value="Professore associato a tempo definito">
            <text:p>Professore associato a tempo definito</text:p>
          </table:table-cell>
          <table:table-cell/>
          <table:table-cell table:formula="of:=VLOOKUP([.$G222];[Sheet2.$A$1:.$E$103];4;1)" office:value-type="string" office:string-value="ICAR/13 - Disegno Industriale">
            <text:p>ICAR/13 - Disegno Industriale</text:p>
          </table:table-cell>
          <table:table-cell table:formula="of:=VLOOKUP([.$G222];[Sheet2.$A$1:.$E$103];4;1)" office:value-type="string" office:string-value="ICAR/13 - Disegno Industriale">
            <text:p>ICAR/13 - Disegno Industriale</text:p>
          </table:table-cell>
          <table:table-cell table:formula="of:=VLOOKUP([.$G222];[Sheet2.$A$1:.$E$103];5;1)" office:value-type="string" office:string-value="https://orcid.org/0000-0001-5791-2746">
            <text:p>https://orcid.org/0000-0001-5791-2746</text:p>
          </table:table-cell>
        </table:table-row>
        <table:table-row table:style-name="ro2">
          <table:table-cell office:value-type="string">
            <text:p>innercoauthorsid_24dcd6ad482a032cd52ae1c54abbfa8e</text:p>
          </table:table-cell>
          <table:table-cell office:value-type="string">
            <text:p>Conte Antoni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Conte Antonio</text:p>
          </table:table-cell>
          <table:table-cell office:value-type="string">
            <text:p>Not in design department</text:p>
          </table:table-cell>
          <table:table-cell table:formula="of:=VLOOKUP([.G223];[Sheet2.$A$1:.$E$103];2;1)" office:value-type="string" office:string-value="Professore associato a tempo definito">
            <text:p>Professore associato a tempo definito</text:p>
          </table:table-cell>
          <table:table-cell/>
          <table:table-cell table:formula="of:=VLOOKUP([.$G223];[Sheet2.$A$1:.$E$103];4;1)" office:value-type="string" office:string-value="ICAR/13 - Disegno Industriale">
            <text:p>ICAR/13 - Disegno Industriale</text:p>
          </table:table-cell>
          <table:table-cell table:formula="of:=VLOOKUP([.$G223];[Sheet2.$A$1:.$E$103];4;1)" office:value-type="string" office:string-value="ICAR/13 - Disegno Industriale">
            <text:p>ICAR/13 - Disegno Industriale</text:p>
          </table:table-cell>
          <table:table-cell table:formula="of:=VLOOKUP([.$G223];[Sheet2.$A$1:.$E$103];5;1)" office:value-type="string" office:string-value="https://orcid.org/0000-0001-5791-2746">
            <text:p>https://orcid.org/0000-0001-5791-2746</text:p>
          </table:table-cell>
        </table:table-row>
        <table:table-row table:style-name="ro2">
          <table:table-cell office:value-type="string">
            <text:p>innercoauthorsid_3b4fb47829e47a9c8ffc7ea0ee254a73</text:p>
          </table:table-cell>
          <table:table-cell office:value-type="string">
            <text:p>Conte Sar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office:value-type="string">
            <text:p>PhD student</text:p>
          </table:table-cell>
          <table:table-cell office:value-type="string">
            <text:p>Conte Sara</text:p>
          </table:table-cell>
          <table:table-cell office:value-type="string">
            <text:p>No section</text:p>
          </table:table-cell>
          <table:table-cell table:formula="of:=VLOOKUP([.G224];[Sheet2.$A$1:.$E$103];2;1)" office:value-type="string" office:string-value="Professore associato a tempo definito">
            <text:p>Professore associato a tempo definito</text:p>
          </table:table-cell>
          <table:table-cell/>
          <table:table-cell table:formula="of:=VLOOKUP([.$G224];[Sheet2.$A$1:.$E$103];4;1)" office:value-type="string" office:string-value="ICAR/13 - Disegno Industriale">
            <text:p>ICAR/13 - Disegno Industriale</text:p>
          </table:table-cell>
          <table:table-cell table:formula="of:=VLOOKUP([.$G224];[Sheet2.$A$1:.$E$103];4;1)" office:value-type="string" office:string-value="ICAR/13 - Disegno Industriale">
            <text:p>ICAR/13 - Disegno Industriale</text:p>
          </table:table-cell>
          <table:table-cell table:formula="of:=VLOOKUP([.$G224];[Sheet2.$A$1:.$E$103];5;1)" office:value-type="string" office:string-value="https://orcid.org/0000-0001-5791-2746">
            <text:p>https://orcid.org/0000-0001-5791-2746</text:p>
          </table:table-cell>
        </table:table-row>
        <table:table-row table:style-name="ro2">
          <table:table-cell office:value-type="string">
            <text:p>innercoauthorsid_f5458310818d58bc6b5c057eeb4a17e7</text:p>
          </table:table-cell>
          <table:table-cell office:value-type="string">
            <text:p>Contessi Giann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ontessi Gianni</text:p>
          </table:table-cell>
          <table:table-cell office:value-type="string">
            <text:p>Not in design department</text:p>
          </table:table-cell>
          <table:table-cell table:formula="of:=VLOOKUP([.G225];[Sheet2.$A$1:.$E$103];2;1)" office:value-type="string" office:string-value="Professore associato a tempo definito">
            <text:p>Professore associato a tempo definito</text:p>
          </table:table-cell>
          <table:table-cell/>
          <table:table-cell table:formula="of:=VLOOKUP([.$G225];[Sheet2.$A$1:.$E$103];4;1)" office:value-type="string" office:string-value="ICAR/13 - Disegno Industriale">
            <text:p>ICAR/13 - Disegno Industriale</text:p>
          </table:table-cell>
          <table:table-cell table:formula="of:=VLOOKUP([.$G225];[Sheet2.$A$1:.$E$103];4;1)" office:value-type="string" office:string-value="ICAR/13 - Disegno Industriale">
            <text:p>ICAR/13 - Disegno Industriale</text:p>
          </table:table-cell>
          <table:table-cell table:formula="of:=VLOOKUP([.$G225];[Sheet2.$A$1:.$E$103];5;1)" office:value-type="string" office:string-value="https://orcid.org/0000-0001-5791-2746">
            <text:p>https://orcid.org/0000-0001-5791-2746</text:p>
          </table:table-cell>
        </table:table-row>
        <table:table-row table:style-name="ro2">
          <table:table-cell office:value-type="string">
            <text:p>innercoauthorsid_76a911b881da70197598974b7fcf0832</text:p>
          </table:table-cell>
          <table:table-cell office:value-type="string">
            <text:p>Conti Giovanni Maria</text:p>
          </table:table-cell>
          <table:table-cell/>
          <table:table-cell office:value-type="string">
            <text:p>innerCoAuthorsId</text:p>
          </table:table-cell>
          <table:table-cell office:value-type="float" office:value="99">
            <text:p>99</text:p>
          </table:table-cell>
          <table:table-cell office:value-type="string">
            <text:p>Associate Professor</text:p>
          </table:table-cell>
          <table:table-cell office:value-type="string">
            <text:p>Conti Giovanni Maria</text:p>
          </table:table-cell>
          <table:table-cell office:value-type="string">
            <text:p>Design di Prodotti Strategie e Servizi</text:p>
          </table:table-cell>
          <table:table-cell table:formula="of:=VLOOKUP([.G22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26];[Sheet2.$A$1:.$E$103];4;1)" office:value-type="string" office:string-value="ICAR/13 - Disegno Industriale">
            <text:p>ICAR/13 - Disegno Industriale</text:p>
          </table:table-cell>
          <table:table-cell table:formula="of:=VLOOKUP([.$G226];[Sheet2.$A$1:.$E$103];4;1)" office:value-type="string" office:string-value="ICAR/13 - Disegno Industriale">
            <text:p>ICAR/13 - Disegno Industriale</text:p>
          </table:table-cell>
          <table:table-cell table:formula="of:=VLOOKUP([.$G226];[Sheet2.$A$1:.$E$103];5;1)" office:value-type="string" office:string-value="https://orcid.org/0000-0003-2451-4172">
            <text:p>https://orcid.org/0000-0003-2451-4172</text:p>
          </table:table-cell>
        </table:table-row>
        <table:table-row table:style-name="ro2">
          <table:table-cell office:value-type="string">
            <text:p>innercoauthorsid_a0a3f3a11b45ca5848c9490c161002ba</text:p>
          </table:table-cell>
          <table:table-cell office:value-type="string">
            <text:p>Contro Rober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ontro Roberto</text:p>
          </table:table-cell>
          <table:table-cell office:value-type="string">
            <text:p>Not in design department</text:p>
          </table:table-cell>
          <table:table-cell table:formula="of:=VLOOKUP([.G22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27];[Sheet2.$A$1:.$E$103];4;1)" office:value-type="string" office:string-value="ICAR/13 - Disegno Industriale">
            <text:p>ICAR/13 - Disegno Industriale</text:p>
          </table:table-cell>
          <table:table-cell table:formula="of:=VLOOKUP([.$G227];[Sheet2.$A$1:.$E$103];4;1)" office:value-type="string" office:string-value="ICAR/13 - Disegno Industriale">
            <text:p>ICAR/13 - Disegno Industriale</text:p>
          </table:table-cell>
          <table:table-cell table:formula="of:=VLOOKUP([.$G227];[Sheet2.$A$1:.$E$103];5;1)" office:value-type="string" office:string-value="https://orcid.org/0000-0003-2451-4172">
            <text:p>https://orcid.org/0000-0003-2451-4172</text:p>
          </table:table-cell>
        </table:table-row>
        <table:table-row table:style-name="ro2">
          <table:table-cell office:value-type="string">
            <text:p>innercoauthorsid_9da0eb7b537ed9c213e0ad483319cad4</text:p>
          </table:table-cell>
          <table:table-cell office:value-type="string">
            <text:p>Converso Stef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onverso Stefano</text:p>
          </table:table-cell>
          <table:table-cell office:value-type="string">
            <text:p>Not in design department</text:p>
          </table:table-cell>
          <table:table-cell table:formula="of:=VLOOKUP([.G22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28];[Sheet2.$A$1:.$E$103];4;1)" office:value-type="string" office:string-value="ICAR/13 - Disegno Industriale">
            <text:p>ICAR/13 - Disegno Industriale</text:p>
          </table:table-cell>
          <table:table-cell table:formula="of:=VLOOKUP([.$G228];[Sheet2.$A$1:.$E$103];4;1)" office:value-type="string" office:string-value="ICAR/13 - Disegno Industriale">
            <text:p>ICAR/13 - Disegno Industriale</text:p>
          </table:table-cell>
          <table:table-cell table:formula="of:=VLOOKUP([.$G228];[Sheet2.$A$1:.$E$103];5;1)" office:value-type="string" office:string-value="https://orcid.org/0000-0003-2451-4172">
            <text:p>https://orcid.org/0000-0003-2451-4172</text:p>
          </table:table-cell>
        </table:table-row>
        <table:table-row table:style-name="ro2">
          <table:table-cell office:value-type="string">
            <text:p>innercoauthorsid_63d98673971f97c9520dedfb35f0bc3d</text:p>
          </table:table-cell>
          <table:table-cell office:value-type="string">
            <text:p>Cordera Paola</text:p>
          </table:table-cell>
          <table:table-cell/>
          <table:table-cell office:value-type="string">
            <text:p>innerCoAuthorsId</text:p>
          </table:table-cell>
          <table:table-cell office:value-type="float" office:value="34">
            <text:p>34</text:p>
          </table:table-cell>
          <table:table-cell office:value-type="string">
            <text:p>Assistant Professor</text:p>
          </table:table-cell>
          <table:table-cell office:value-type="string">
            <text:p>Cordera Paola</text:p>
          </table:table-cell>
          <table:table-cell office:value-type="string">
            <text:p>Design degli Ambienti del Paesaggio e della Mobilità</text:p>
          </table:table-cell>
          <table:table-cell table:formula="of:=VLOOKUP([.G229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29];[Sheet2.$A$1:.$E$103];4;1)" office:value-type="string" office:string-value="L-ART/04 - Museologia E Critica Artistica E Del Restauro">
            <text:p>L-ART/04 - Museologia E Critica Artistica E Del Restauro</text:p>
          </table:table-cell>
          <table:table-cell table:formula="of:=VLOOKUP([.$G229];[Sheet2.$A$1:.$E$103];4;1)" office:value-type="string" office:string-value="L-ART/04 - Museologia E Critica Artistica E Del Restauro">
            <text:p>L-ART/04 - Museologia E Critica Artistica E Del Restauro</text:p>
          </table:table-cell>
          <table:table-cell table:formula="of:=VLOOKUP([.$G229];[Sheet2.$A$1:.$E$103];5;1)" office:value-type="string" office:string-value="https://orcid.org/0000-0001-6701-4392">
            <text:p>https://orcid.org/0000-0001-6701-4392</text:p>
          </table:table-cell>
        </table:table-row>
        <table:table-row table:style-name="ro2">
          <table:table-cell office:value-type="string">
            <text:p>innercoauthorsid_e773970e6fd02a74e084fc62690a9d9e</text:p>
          </table:table-cell>
          <table:table-cell office:value-type="string">
            <text:p>Cordone Robert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Cordone Roberto</text:p>
          </table:table-cell>
          <table:table-cell office:value-type="string">
            <text:p>Not in design department</text:p>
          </table:table-cell>
          <table:table-cell table:formula="of:=VLOOKUP([.G230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30];[Sheet2.$A$1:.$E$103];4;1)" office:value-type="string" office:string-value="L-ART/04 - Museologia E Critica Artistica E Del Restauro">
            <text:p>L-ART/04 - Museologia E Critica Artistica E Del Restauro</text:p>
          </table:table-cell>
          <table:table-cell table:formula="of:=VLOOKUP([.$G230];[Sheet2.$A$1:.$E$103];4;1)" office:value-type="string" office:string-value="L-ART/04 - Museologia E Critica Artistica E Del Restauro">
            <text:p>L-ART/04 - Museologia E Critica Artistica E Del Restauro</text:p>
          </table:table-cell>
          <table:table-cell table:formula="of:=VLOOKUP([.$G230];[Sheet2.$A$1:.$E$103];5;1)" office:value-type="string" office:string-value="https://orcid.org/0000-0001-6701-4392">
            <text:p>https://orcid.org/0000-0001-6701-4392</text:p>
          </table:table-cell>
        </table:table-row>
        <table:table-row table:style-name="ro2">
          <table:table-cell office:value-type="string">
            <text:p>innercoauthorsid_3cee4aab1eb2fa1795175cbf19dcb742</text:p>
          </table:table-cell>
          <table:table-cell office:value-type="string">
            <text:p>Cortesi Sar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Cortesi Sara</text:p>
          </table:table-cell>
          <table:table-cell office:value-type="string">
            <text:p>Not in design department</text:p>
          </table:table-cell>
          <table:table-cell table:formula="of:=VLOOKUP([.G231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31];[Sheet2.$A$1:.$E$103];4;1)" office:value-type="string" office:string-value="L-ART/04 - Museologia E Critica Artistica E Del Restauro">
            <text:p>L-ART/04 - Museologia E Critica Artistica E Del Restauro</text:p>
          </table:table-cell>
          <table:table-cell table:formula="of:=VLOOKUP([.$G231];[Sheet2.$A$1:.$E$103];4;1)" office:value-type="string" office:string-value="L-ART/04 - Museologia E Critica Artistica E Del Restauro">
            <text:p>L-ART/04 - Museologia E Critica Artistica E Del Restauro</text:p>
          </table:table-cell>
          <table:table-cell table:formula="of:=VLOOKUP([.$G231];[Sheet2.$A$1:.$E$103];5;1)" office:value-type="string" office:string-value="https://orcid.org/0000-0001-6701-4392">
            <text:p>https://orcid.org/0000-0001-6701-4392</text:p>
          </table:table-cell>
        </table:table-row>
        <table:table-row table:style-name="ro2">
          <table:table-cell office:value-type="string">
            <text:p>innercoauthorsid_7335f2260c72155502d645498ef877b4</text:p>
          </table:table-cell>
          <table:table-cell office:value-type="string">
            <text:p>Corubolo Marta</text:p>
          </table:table-cell>
          <table:table-cell/>
          <table:table-cell office:value-type="string">
            <text:p>innerCoAuthorsId</text:p>
          </table:table-cell>
          <table:table-cell office:value-type="float" office:value="20">
            <text:p>20</text:p>
          </table:table-cell>
          <table:table-cell office:value-type="string">
            <text:p>Research Fellow</text:p>
          </table:table-cell>
          <table:table-cell office:value-type="string">
            <text:p>Corubolo Marta</text:p>
          </table:table-cell>
          <table:table-cell office:value-type="string">
            <text:p>No section</text:p>
          </table:table-cell>
          <table:table-cell table:formula="of:=VLOOKUP([.G232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32];[Sheet2.$A$1:.$E$103];4;1)" office:value-type="string" office:string-value="L-ART/04 - Museologia E Critica Artistica E Del Restauro">
            <text:p>L-ART/04 - Museologia E Critica Artistica E Del Restauro</text:p>
          </table:table-cell>
          <table:table-cell table:formula="of:=VLOOKUP([.$G232];[Sheet2.$A$1:.$E$103];4;1)" office:value-type="string" office:string-value="L-ART/04 - Museologia E Critica Artistica E Del Restauro">
            <text:p>L-ART/04 - Museologia E Critica Artistica E Del Restauro</text:p>
          </table:table-cell>
          <table:table-cell table:formula="of:=VLOOKUP([.$G232];[Sheet2.$A$1:.$E$103];5;1)" office:value-type="string" office:string-value="https://orcid.org/0000-0001-6701-4392">
            <text:p>https://orcid.org/0000-0001-6701-4392</text:p>
          </table:table-cell>
        </table:table-row>
        <table:table-row table:style-name="ro2">
          <table:table-cell office:value-type="string">
            <text:p>innercoauthorsid_5368510761e742605d1687f8892bef1d</text:p>
          </table:table-cell>
          <table:table-cell office:value-type="string">
            <text:p>Costa Fiammetta Carla Enrica</text:p>
          </table:table-cell>
          <table:table-cell/>
          <table:table-cell office:value-type="string">
            <text:p>innerCoAuthorsId</text:p>
          </table:table-cell>
          <table:table-cell office:value-type="float" office:value="93">
            <text:p>93</text:p>
          </table:table-cell>
          <table:table-cell office:value-type="string">
            <text:p>Assistant Professor</text:p>
          </table:table-cell>
          <table:table-cell office:value-type="string">
            <text:p>Costa Fiammetta Carla Enrica</text:p>
          </table:table-cell>
          <table:table-cell office:value-type="string">
            <text:p>Design di Prodotti Strategie e Servizi</text:p>
          </table:table-cell>
          <table:table-cell table:formula="of:=VLOOKUP([.G233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233];[Sheet2.$A$1:.$E$103];4;1)" office:value-type="string" office:string-value="ICAR/13 - Disegno Industriale">
            <text:p>ICAR/13 - Disegno Industriale</text:p>
          </table:table-cell>
          <table:table-cell table:formula="of:=VLOOKUP([.$G233];[Sheet2.$A$1:.$E$103];4;1)" office:value-type="string" office:string-value="ICAR/13 - Disegno Industriale">
            <text:p>ICAR/13 - Disegno Industriale</text:p>
          </table:table-cell>
          <table:table-cell table:formula="of:=VLOOKUP([.$G233];[Sheet2.$A$1:.$E$103];5;1)" office:value-type="string" office:string-value="https://orcid.org/0000-0002-5568-0061">
            <text:p>https://orcid.org/0000-0002-5568-0061</text:p>
          </table:table-cell>
        </table:table-row>
        <table:table-row table:style-name="ro2">
          <table:table-cell office:value-type="string">
            <text:p>innercoauthorsid_e4c8fd3f91f550541750cb6adecd3e78</text:p>
          </table:table-cell>
          <table:table-cell office:value-type="string">
            <text:p>Crabu Stefano</text:p>
          </table:table-cell>
          <table:table-cell/>
          <table:table-cell office:value-type="string">
            <text:p>innerCoAuthorsId</text:p>
          </table:table-cell>
          <table:table-cell office:value-type="float" office:value="19">
            <text:p>19</text:p>
          </table:table-cell>
          <table:table-cell office:value-type="string">
            <text:p>Assistant Professor</text:p>
          </table:table-cell>
          <table:table-cell office:value-type="string">
            <text:p>Crabu Stefano</text:p>
          </table:table-cell>
          <table:table-cell office:value-type="string">
            <text:p>Design di Prodotti Strategie e Servizi</text:p>
          </table:table-cell>
          <table:table-cell table:formula="of:=VLOOKUP([.G234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34];[Sheet2.$A$1:.$E$103];4;1)" office:value-type="string" office:string-value="SPS/07 - Sociologia Generale">
            <text:p>SPS/07 - Sociologia Generale</text:p>
          </table:table-cell>
          <table:table-cell table:formula="of:=VLOOKUP([.$G234];[Sheet2.$A$1:.$E$103];4;1)" office:value-type="string" office:string-value="SPS/07 - Sociologia Generale">
            <text:p>SPS/07 - Sociologia Generale</text:p>
          </table:table-cell>
          <table:table-cell table:formula="of:=VLOOKUP([.$G234];[Sheet2.$A$1:.$E$103];5;1)" office:value-type="string" office:string-value="https://orcid.org/0000-0002-0180-716X">
            <text:p>https://orcid.org/0000-0002-0180-716X</text:p>
          </table:table-cell>
        </table:table-row>
        <table:table-row table:style-name="ro2">
          <table:table-cell office:value-type="string">
            <text:p>innercoauthorsid_f169da110fd132d4467547d687e6492a</text:p>
          </table:table-cell>
          <table:table-cell office:value-type="string">
            <text:p>Crea Nicol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Associate Professor</text:p>
          </table:table-cell>
          <table:table-cell office:value-type="string">
            <text:p>Crea Nicola</text:p>
          </table:table-cell>
          <table:table-cell office:value-type="string">
            <text:p>Design di Prodotti Strategie e Servizi</text:p>
          </table:table-cell>
          <table:table-cell table:formula="of:=VLOOKUP([.G235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35];[Sheet2.$A$1:.$E$103];4;1)" office:value-type="string" office:string-value="SPS/07 - Sociologia Generale">
            <text:p>SPS/07 - Sociologia Generale</text:p>
          </table:table-cell>
          <table:table-cell table:formula="of:=VLOOKUP([.$G235];[Sheet2.$A$1:.$E$103];4;1)" office:value-type="string" office:string-value="SPS/07 - Sociologia Generale">
            <text:p>SPS/07 - Sociologia Generale</text:p>
          </table:table-cell>
          <table:table-cell table:formula="of:=VLOOKUP([.$G235];[Sheet2.$A$1:.$E$103];5;1)" office:value-type="string" office:string-value="https://orcid.org/0000-0002-0180-716X">
            <text:p>https://orcid.org/0000-0002-0180-716X</text:p>
          </table:table-cell>
        </table:table-row>
        <table:table-row table:style-name="ro2">
          <table:table-cell office:value-type="string">
            <text:p>innercoauthorsid_917eb22d8038cbb402e04047ce897e6f</text:p>
          </table:table-cell>
          <table:table-cell office:value-type="string">
            <text:p>Crespi Luciano</text:p>
          </table:table-cell>
          <table:table-cell/>
          <table:table-cell office:value-type="string">
            <text:p>innerCoAuthorsId</text:p>
          </table:table-cell>
          <table:table-cell office:value-type="float" office:value="19">
            <text:p>19</text:p>
          </table:table-cell>
          <table:table-cell office:value-type="string">
            <text:p>Not in design department</text:p>
          </table:table-cell>
          <table:table-cell office:value-type="string">
            <text:p>Crespi Luciano</text:p>
          </table:table-cell>
          <table:table-cell office:value-type="string">
            <text:p>Not in design department</text:p>
          </table:table-cell>
          <table:table-cell table:formula="of:=VLOOKUP([.G236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36];[Sheet2.$A$1:.$E$103];4;1)" office:value-type="string" office:string-value="SPS/07 - Sociologia Generale">
            <text:p>SPS/07 - Sociologia Generale</text:p>
          </table:table-cell>
          <table:table-cell table:formula="of:=VLOOKUP([.$G236];[Sheet2.$A$1:.$E$103];4;1)" office:value-type="string" office:string-value="SPS/07 - Sociologia Generale">
            <text:p>SPS/07 - Sociologia Generale</text:p>
          </table:table-cell>
          <table:table-cell table:formula="of:=VLOOKUP([.$G236];[Sheet2.$A$1:.$E$103];5;1)" office:value-type="string" office:string-value="https://orcid.org/0000-0002-0180-716X">
            <text:p>https://orcid.org/0000-0002-0180-716X</text:p>
          </table:table-cell>
        </table:table-row>
        <table:table-row table:style-name="ro2">
          <table:table-cell office:value-type="string">
            <text:p>innercoauthorsid_b3aaf7dcb305512ee5f050201f2c34d8</text:p>
          </table:table-cell>
          <table:table-cell office:value-type="string">
            <text:p>Crippa Davide</text:p>
          </table:table-cell>
          <table:table-cell/>
          <table:table-cell office:value-type="string">
            <text:p>innerCoAuthorsId</text:p>
          </table:table-cell>
          <table:table-cell office:value-type="float" office:value="25">
            <text:p>25</text:p>
          </table:table-cell>
          <table:table-cell office:value-type="string">
            <text:p>Not in design department</text:p>
          </table:table-cell>
          <table:table-cell office:value-type="string">
            <text:p>Crippa Davide</text:p>
          </table:table-cell>
          <table:table-cell office:value-type="string">
            <text:p>Not in design department</text:p>
          </table:table-cell>
          <table:table-cell table:formula="of:=VLOOKUP([.G237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37];[Sheet2.$A$1:.$E$103];4;1)" office:value-type="string" office:string-value="SPS/07 - Sociologia Generale">
            <text:p>SPS/07 - Sociologia Generale</text:p>
          </table:table-cell>
          <table:table-cell table:formula="of:=VLOOKUP([.$G237];[Sheet2.$A$1:.$E$103];4;1)" office:value-type="string" office:string-value="SPS/07 - Sociologia Generale">
            <text:p>SPS/07 - Sociologia Generale</text:p>
          </table:table-cell>
          <table:table-cell table:formula="of:=VLOOKUP([.$G237];[Sheet2.$A$1:.$E$103];5;1)" office:value-type="string" office:string-value="https://orcid.org/0000-0002-0180-716X">
            <text:p>https://orcid.org/0000-0002-0180-716X</text:p>
          </table:table-cell>
        </table:table-row>
        <table:table-row table:style-name="ro2">
          <table:table-cell office:value-type="string">
            <text:p>innercoauthorsid_1cc9d3222097877b9025b83f1a07cb65</text:p>
          </table:table-cell>
          <table:table-cell office:value-type="string">
            <text:p>Crippa Maria Antoniett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Crippa Maria Antonietta</text:p>
          </table:table-cell>
          <table:table-cell office:value-type="string">
            <text:p>Not in design department</text:p>
          </table:table-cell>
          <table:table-cell table:formula="of:=VLOOKUP([.G238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38];[Sheet2.$A$1:.$E$103];4;1)" office:value-type="string" office:string-value="SPS/07 - Sociologia Generale">
            <text:p>SPS/07 - Sociologia Generale</text:p>
          </table:table-cell>
          <table:table-cell table:formula="of:=VLOOKUP([.$G238];[Sheet2.$A$1:.$E$103];4;1)" office:value-type="string" office:string-value="SPS/07 - Sociologia Generale">
            <text:p>SPS/07 - Sociologia Generale</text:p>
          </table:table-cell>
          <table:table-cell table:formula="of:=VLOOKUP([.$G238];[Sheet2.$A$1:.$E$103];5;1)" office:value-type="string" office:string-value="https://orcid.org/0000-0002-0180-716X">
            <text:p>https://orcid.org/0000-0002-0180-716X</text:p>
          </table:table-cell>
        </table:table-row>
        <table:table-row table:style-name="ro2">
          <table:table-cell office:value-type="string">
            <text:p>innercoauthorsid_781e0dd9d761f8d09693a20dcd14d6ec</text:p>
          </table:table-cell>
          <table:table-cell office:value-type="string">
            <text:p>Cristallo Vincenz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ristallo Vincenzo</text:p>
          </table:table-cell>
          <table:table-cell office:value-type="string">
            <text:p>Not in design department</text:p>
          </table:table-cell>
          <table:table-cell table:formula="of:=VLOOKUP([.G239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39];[Sheet2.$A$1:.$E$103];4;1)" office:value-type="string" office:string-value="SPS/07 - Sociologia Generale">
            <text:p>SPS/07 - Sociologia Generale</text:p>
          </table:table-cell>
          <table:table-cell table:formula="of:=VLOOKUP([.$G239];[Sheet2.$A$1:.$E$103];4;1)" office:value-type="string" office:string-value="SPS/07 - Sociologia Generale">
            <text:p>SPS/07 - Sociologia Generale</text:p>
          </table:table-cell>
          <table:table-cell table:formula="of:=VLOOKUP([.$G239];[Sheet2.$A$1:.$E$103];5;1)" office:value-type="string" office:string-value="https://orcid.org/0000-0002-0180-716X">
            <text:p>https://orcid.org/0000-0002-0180-716X</text:p>
          </table:table-cell>
        </table:table-row>
        <table:table-row table:style-name="ro2">
          <table:table-cell office:value-type="string">
            <text:p>innercoauthorsid_bd206080e47d98d1eb015be40ba5fcbb</text:p>
          </table:table-cell>
          <table:table-cell office:value-type="string">
            <text:p>Crivellini Marcell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Crivellini Marcello</text:p>
          </table:table-cell>
          <table:table-cell office:value-type="string">
            <text:p>Not in design department</text:p>
          </table:table-cell>
          <table:table-cell table:formula="of:=VLOOKUP([.G240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40];[Sheet2.$A$1:.$E$103];4;1)" office:value-type="string" office:string-value="SPS/07 - Sociologia Generale">
            <text:p>SPS/07 - Sociologia Generale</text:p>
          </table:table-cell>
          <table:table-cell table:formula="of:=VLOOKUP([.$G240];[Sheet2.$A$1:.$E$103];4;1)" office:value-type="string" office:string-value="SPS/07 - Sociologia Generale">
            <text:p>SPS/07 - Sociologia Generale</text:p>
          </table:table-cell>
          <table:table-cell table:formula="of:=VLOOKUP([.$G240];[Sheet2.$A$1:.$E$103];5;1)" office:value-type="string" office:string-value="https://orcid.org/0000-0002-0180-716X">
            <text:p>https://orcid.org/0000-0002-0180-716X</text:p>
          </table:table-cell>
        </table:table-row>
        <table:table-row table:style-name="ro2">
          <table:table-cell office:value-type="string">
            <text:p>innercoauthorsid_a5f05e46b273b92a7eaa54a6e94d45d7</text:p>
          </table:table-cell>
          <table:table-cell office:value-type="string">
            <text:p>Cuoci Alberto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Cuoci Alberto</text:p>
          </table:table-cell>
          <table:table-cell office:value-type="string">
            <text:p>Not in design department</text:p>
          </table:table-cell>
          <table:table-cell table:formula="of:=VLOOKUP([.G241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41];[Sheet2.$A$1:.$E$103];4;1)" office:value-type="string" office:string-value="SPS/07 - Sociologia Generale">
            <text:p>SPS/07 - Sociologia Generale</text:p>
          </table:table-cell>
          <table:table-cell table:formula="of:=VLOOKUP([.$G241];[Sheet2.$A$1:.$E$103];4;1)" office:value-type="string" office:string-value="SPS/07 - Sociologia Generale">
            <text:p>SPS/07 - Sociologia Generale</text:p>
          </table:table-cell>
          <table:table-cell table:formula="of:=VLOOKUP([.$G241];[Sheet2.$A$1:.$E$103];5;1)" office:value-type="string" office:string-value="https://orcid.org/0000-0002-0180-716X">
            <text:p>https://orcid.org/0000-0002-0180-716X</text:p>
          </table:table-cell>
        </table:table-row>
        <table:table-row table:style-name="ro2">
          <table:table-cell office:value-type="string">
            <text:p>innercoauthorsid_9dd390388b4711671b7959aa3c89437c</text:p>
          </table:table-cell>
          <table:table-cell office:value-type="string">
            <text:p>Cusatelli Stef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Cusatelli Stefano</text:p>
          </table:table-cell>
          <table:table-cell office:value-type="string">
            <text:p>Not in design department</text:p>
          </table:table-cell>
          <table:table-cell table:formula="of:=VLOOKUP([.G242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42];[Sheet2.$A$1:.$E$103];4;1)" office:value-type="string" office:string-value="SPS/07 - Sociologia Generale">
            <text:p>SPS/07 - Sociologia Generale</text:p>
          </table:table-cell>
          <table:table-cell table:formula="of:=VLOOKUP([.$G242];[Sheet2.$A$1:.$E$103];4;1)" office:value-type="string" office:string-value="SPS/07 - Sociologia Generale">
            <text:p>SPS/07 - Sociologia Generale</text:p>
          </table:table-cell>
          <table:table-cell table:formula="of:=VLOOKUP([.$G242];[Sheet2.$A$1:.$E$103];5;1)" office:value-type="string" office:string-value="https://orcid.org/0000-0002-0180-716X">
            <text:p>https://orcid.org/0000-0002-0180-716X</text:p>
          </table:table-cell>
        </table:table-row>
        <table:table-row table:style-name="ro2">
          <table:table-cell office:value-type="string">
            <text:p>innercoauthorsid_3ffe2b5b128d943aec02bd08cf424528</text:p>
          </table:table-cell>
          <table:table-cell office:value-type="string">
            <text:p>D'amore Dari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D'amore Dario</text:p>
          </table:table-cell>
          <table:table-cell office:value-type="string">
            <text:p>Not in design department</text:p>
          </table:table-cell>
          <table:table-cell table:formula="of:=VLOOKUP([.G243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43];[Sheet2.$A$1:.$E$103];4;1)" office:value-type="string" office:string-value="SPS/07 - Sociologia Generale">
            <text:p>SPS/07 - Sociologia Generale</text:p>
          </table:table-cell>
          <table:table-cell table:formula="of:=VLOOKUP([.$G243];[Sheet2.$A$1:.$E$103];4;1)" office:value-type="string" office:string-value="SPS/07 - Sociologia Generale">
            <text:p>SPS/07 - Sociologia Generale</text:p>
          </table:table-cell>
          <table:table-cell table:formula="of:=VLOOKUP([.$G243];[Sheet2.$A$1:.$E$103];5;1)" office:value-type="string" office:string-value="https://orcid.org/0000-0002-0180-716X">
            <text:p>https://orcid.org/0000-0002-0180-716X</text:p>
          </table:table-cell>
        </table:table-row>
        <table:table-row table:style-name="ro2">
          <table:table-cell office:value-type="string">
            <text:p>innercoauthorsid_3f6675d524e87e1593e8344023b81c0a</text:p>
          </table:table-cell>
          <table:table-cell office:value-type="string">
            <text:p>D'urzo Federi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D'urzo Federica</text:p>
          </table:table-cell>
          <table:table-cell office:value-type="string">
            <text:p>Not in design department</text:p>
          </table:table-cell>
          <table:table-cell table:formula="of:=VLOOKUP([.G244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44];[Sheet2.$A$1:.$E$103];4;1)" office:value-type="string" office:string-value="SPS/07 - Sociologia Generale">
            <text:p>SPS/07 - Sociologia Generale</text:p>
          </table:table-cell>
          <table:table-cell table:formula="of:=VLOOKUP([.$G244];[Sheet2.$A$1:.$E$103];4;1)" office:value-type="string" office:string-value="SPS/07 - Sociologia Generale">
            <text:p>SPS/07 - Sociologia Generale</text:p>
          </table:table-cell>
          <table:table-cell table:formula="of:=VLOOKUP([.$G244];[Sheet2.$A$1:.$E$103];5;1)" office:value-type="string" office:string-value="https://orcid.org/0000-0002-0180-716X">
            <text:p>https://orcid.org/0000-0002-0180-716X</text:p>
          </table:table-cell>
        </table:table-row>
        <table:table-row table:style-name="ro2">
          <table:table-cell office:value-type="string">
            <text:p>innercoauthorsid_45599df8eab8d5404b5fff12d7b7f762</text:p>
          </table:table-cell>
          <table:table-cell office:value-type="string">
            <text:p>D'uva Domeni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D'uva Domenico</text:p>
          </table:table-cell>
          <table:table-cell office:value-type="string">
            <text:p>Not in design department</text:p>
          </table:table-cell>
          <table:table-cell table:formula="of:=VLOOKUP([.G245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45];[Sheet2.$A$1:.$E$103];4;1)" office:value-type="string" office:string-value="SPS/07 - Sociologia Generale">
            <text:p>SPS/07 - Sociologia Generale</text:p>
          </table:table-cell>
          <table:table-cell table:formula="of:=VLOOKUP([.$G245];[Sheet2.$A$1:.$E$103];4;1)" office:value-type="string" office:string-value="SPS/07 - Sociologia Generale">
            <text:p>SPS/07 - Sociologia Generale</text:p>
          </table:table-cell>
          <table:table-cell table:formula="of:=VLOOKUP([.$G245];[Sheet2.$A$1:.$E$103];5;1)" office:value-type="string" office:string-value="https://orcid.org/0000-0002-0180-716X">
            <text:p>https://orcid.org/0000-0002-0180-716X</text:p>
          </table:table-cell>
        </table:table-row>
        <table:table-row table:style-name="ro2">
          <table:table-cell office:value-type="string">
            <text:p>innercoauthorsid_971c769d3a5b154a2f77b6b8f7dafe28</text:p>
          </table:table-cell>
          <table:table-cell office:value-type="string">
            <text:p>Da Costa CÃ©lia Regin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Da Costa CÃ©lia Regina</text:p>
          </table:table-cell>
          <table:table-cell office:value-type="string">
            <text:p>Not in design department</text:p>
          </table:table-cell>
          <table:table-cell table:formula="of:=VLOOKUP([.G246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46];[Sheet2.$A$1:.$E$103];4;1)" office:value-type="string" office:string-value="SPS/07 - Sociologia Generale">
            <text:p>SPS/07 - Sociologia Generale</text:p>
          </table:table-cell>
          <table:table-cell table:formula="of:=VLOOKUP([.$G246];[Sheet2.$A$1:.$E$103];4;1)" office:value-type="string" office:string-value="SPS/07 - Sociologia Generale">
            <text:p>SPS/07 - Sociologia Generale</text:p>
          </table:table-cell>
          <table:table-cell table:formula="of:=VLOOKUP([.$G246];[Sheet2.$A$1:.$E$103];5;1)" office:value-type="string" office:string-value="https://orcid.org/0000-0002-0180-716X">
            <text:p>https://orcid.org/0000-0002-0180-716X</text:p>
          </table:table-cell>
        </table:table-row>
        <table:table-row table:style-name="ro2">
          <table:table-cell office:value-type="string">
            <text:p>innercoauthorsid_f2e2dd7ebb12b393475e3afc867c84c8</text:p>
          </table:table-cell>
          <table:table-cell office:value-type="string">
            <text:p>Daglio Laura</text:p>
          </table:table-cell>
          <table:table-cell/>
          <table:table-cell office:value-type="string">
            <text:p>innerCoAuthorsId</text:p>
          </table:table-cell>
          <table:table-cell office:value-type="float" office:value="15">
            <text:p>15</text:p>
          </table:table-cell>
          <table:table-cell office:value-type="string">
            <text:p>Not in design department</text:p>
          </table:table-cell>
          <table:table-cell office:value-type="string">
            <text:p>Daglio Laura</text:p>
          </table:table-cell>
          <table:table-cell office:value-type="string">
            <text:p>Not in design department</text:p>
          </table:table-cell>
          <table:table-cell table:formula="of:=VLOOKUP([.G247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47];[Sheet2.$A$1:.$E$103];4;1)" office:value-type="string" office:string-value="SPS/07 - Sociologia Generale">
            <text:p>SPS/07 - Sociologia Generale</text:p>
          </table:table-cell>
          <table:table-cell table:formula="of:=VLOOKUP([.$G247];[Sheet2.$A$1:.$E$103];4;1)" office:value-type="string" office:string-value="SPS/07 - Sociologia Generale">
            <text:p>SPS/07 - Sociologia Generale</text:p>
          </table:table-cell>
          <table:table-cell table:formula="of:=VLOOKUP([.$G247];[Sheet2.$A$1:.$E$103];5;1)" office:value-type="string" office:string-value="https://orcid.org/0000-0002-0180-716X">
            <text:p>https://orcid.org/0000-0002-0180-716X</text:p>
          </table:table-cell>
        </table:table-row>
        <table:table-row table:style-name="ro2">
          <table:table-cell office:value-type="string">
            <text:p>innercoauthorsid_0accde8012356eb05f8828cb7ea666c2</text:p>
          </table:table-cell>
          <table:table-cell office:value-type="string">
            <text:p>Dall'o' Giulian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Dall'o' Giuliano</text:p>
          </table:table-cell>
          <table:table-cell office:value-type="string">
            <text:p>Not in design department</text:p>
          </table:table-cell>
          <table:table-cell table:formula="of:=VLOOKUP([.G248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48];[Sheet2.$A$1:.$E$103];4;1)" office:value-type="string" office:string-value="SPS/07 - Sociologia Generale">
            <text:p>SPS/07 - Sociologia Generale</text:p>
          </table:table-cell>
          <table:table-cell table:formula="of:=VLOOKUP([.$G248];[Sheet2.$A$1:.$E$103];4;1)" office:value-type="string" office:string-value="SPS/07 - Sociologia Generale">
            <text:p>SPS/07 - Sociologia Generale</text:p>
          </table:table-cell>
          <table:table-cell table:formula="of:=VLOOKUP([.$G248];[Sheet2.$A$1:.$E$103];5;1)" office:value-type="string" office:string-value="https://orcid.org/0000-0002-0180-716X">
            <text:p>https://orcid.org/0000-0002-0180-716X</text:p>
          </table:table-cell>
        </table:table-row>
        <table:table-row table:style-name="ro2">
          <table:table-cell office:value-type="string">
            <text:p>innercoauthorsid_ba17a3581c6350f8e794f4df315d8404</text:p>
          </table:table-cell>
          <table:table-cell office:value-type="string">
            <text:p>Daniel Florian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Daniel Florian</text:p>
          </table:table-cell>
          <table:table-cell office:value-type="string">
            <text:p>Not in design department</text:p>
          </table:table-cell>
          <table:table-cell table:formula="of:=VLOOKUP([.G249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49];[Sheet2.$A$1:.$E$103];4;1)" office:value-type="string" office:string-value="SPS/07 - Sociologia Generale">
            <text:p>SPS/07 - Sociologia Generale</text:p>
          </table:table-cell>
          <table:table-cell table:formula="of:=VLOOKUP([.$G249];[Sheet2.$A$1:.$E$103];4;1)" office:value-type="string" office:string-value="SPS/07 - Sociologia Generale">
            <text:p>SPS/07 - Sociologia Generale</text:p>
          </table:table-cell>
          <table:table-cell table:formula="of:=VLOOKUP([.$G249];[Sheet2.$A$1:.$E$103];5;1)" office:value-type="string" office:string-value="https://orcid.org/0000-0002-0180-716X">
            <text:p>https://orcid.org/0000-0002-0180-716X</text:p>
          </table:table-cell>
        </table:table-row>
        <table:table-row table:style-name="ro2">
          <table:table-cell office:value-type="string">
            <text:p>innercoauthorsid_416d02f453855a77fa094314c7777f77</text:p>
          </table:table-cell>
          <table:table-cell office:value-type="string">
            <text:p>Dastoli Caterina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office:value-type="string">
            <text:p>PhD student</text:p>
          </table:table-cell>
          <table:table-cell office:value-type="string">
            <text:p>Dastoli Caterina</text:p>
          </table:table-cell>
          <table:table-cell office:value-type="string">
            <text:p>No section</text:p>
          </table:table-cell>
          <table:table-cell table:formula="of:=VLOOKUP([.G250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50];[Sheet2.$A$1:.$E$103];4;1)" office:value-type="string" office:string-value="SPS/07 - Sociologia Generale">
            <text:p>SPS/07 - Sociologia Generale</text:p>
          </table:table-cell>
          <table:table-cell table:formula="of:=VLOOKUP([.$G250];[Sheet2.$A$1:.$E$103];4;1)" office:value-type="string" office:string-value="SPS/07 - Sociologia Generale">
            <text:p>SPS/07 - Sociologia Generale</text:p>
          </table:table-cell>
          <table:table-cell table:formula="of:=VLOOKUP([.$G250];[Sheet2.$A$1:.$E$103];5;1)" office:value-type="string" office:string-value="https://orcid.org/0000-0002-0180-716X">
            <text:p>https://orcid.org/0000-0002-0180-716X</text:p>
          </table:table-cell>
        </table:table-row>
        <table:table-row table:style-name="ro2">
          <table:table-cell office:value-type="string">
            <text:p>innercoauthorsid_4b9c127a113c99794f0775c8ca1708e4</text:p>
          </table:table-cell>
          <table:table-cell office:value-type="string">
            <text:p>De Gaetano Carlo Alessandro Morgan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De Gaetano Carlo Alessandro Morgan</text:p>
          </table:table-cell>
          <table:table-cell office:value-type="string">
            <text:p>Not in design department</text:p>
          </table:table-cell>
          <table:table-cell table:formula="of:=VLOOKUP([.G251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51];[Sheet2.$A$1:.$E$103];4;1)" office:value-type="string" office:string-value="SPS/07 - Sociologia Generale">
            <text:p>SPS/07 - Sociologia Generale</text:p>
          </table:table-cell>
          <table:table-cell table:formula="of:=VLOOKUP([.$G251];[Sheet2.$A$1:.$E$103];4;1)" office:value-type="string" office:string-value="SPS/07 - Sociologia Generale">
            <text:p>SPS/07 - Sociologia Generale</text:p>
          </table:table-cell>
          <table:table-cell table:formula="of:=VLOOKUP([.$G251];[Sheet2.$A$1:.$E$103];5;1)" office:value-type="string" office:string-value="https://orcid.org/0000-0002-0180-716X">
            <text:p>https://orcid.org/0000-0002-0180-716X</text:p>
          </table:table-cell>
        </table:table-row>
        <table:table-row table:style-name="ro2">
          <table:table-cell office:value-type="string">
            <text:p>innercoauthorsid_0e41b3153f2473284d1d54f9435e2751</text:p>
          </table:table-cell>
          <table:table-cell office:value-type="string">
            <text:p>De Kerckhove Derrick Claude Frederic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visiting professor</text:p>
          </table:table-cell>
          <table:table-cell office:value-type="string">
            <text:p>De Kerckhove Derrick Claude Frederic</text:p>
          </table:table-cell>
          <table:table-cell office:value-type="string">
            <text:p>No section</text:p>
          </table:table-cell>
          <table:table-cell table:formula="of:=VLOOKUP([.G252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52];[Sheet2.$A$1:.$E$103];4;1)" office:value-type="string" office:string-value="SPS/07 - Sociologia Generale">
            <text:p>SPS/07 - Sociologia Generale</text:p>
          </table:table-cell>
          <table:table-cell table:formula="of:=VLOOKUP([.$G252];[Sheet2.$A$1:.$E$103];4;1)" office:value-type="string" office:string-value="SPS/07 - Sociologia Generale">
            <text:p>SPS/07 - Sociologia Generale</text:p>
          </table:table-cell>
          <table:table-cell table:formula="of:=VLOOKUP([.$G252];[Sheet2.$A$1:.$E$103];5;1)" office:value-type="string" office:string-value="https://orcid.org/0000-0002-0180-716X">
            <text:p>https://orcid.org/0000-0002-0180-716X</text:p>
          </table:table-cell>
        </table:table-row>
        <table:table-row table:style-name="ro2">
          <table:table-cell office:value-type="string">
            <text:p>innercoauthorsid_d5d7da64eb5b9c079e9cbf37f858b2c1</text:p>
          </table:table-cell>
          <table:table-cell office:value-type="string">
            <text:p>De Luca Vaness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De Luca Vanessa</text:p>
          </table:table-cell>
          <table:table-cell office:value-type="string">
            <text:p>Not in design department</text:p>
          </table:table-cell>
          <table:table-cell table:formula="of:=VLOOKUP([.G253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53];[Sheet2.$A$1:.$E$103];4;1)" office:value-type="string" office:string-value="SPS/07 - Sociologia Generale">
            <text:p>SPS/07 - Sociologia Generale</text:p>
          </table:table-cell>
          <table:table-cell table:formula="of:=VLOOKUP([.$G253];[Sheet2.$A$1:.$E$103];4;1)" office:value-type="string" office:string-value="SPS/07 - Sociologia Generale">
            <text:p>SPS/07 - Sociologia Generale</text:p>
          </table:table-cell>
          <table:table-cell table:formula="of:=VLOOKUP([.$G253];[Sheet2.$A$1:.$E$103];5;1)" office:value-type="string" office:string-value="https://orcid.org/0000-0002-0180-716X">
            <text:p>https://orcid.org/0000-0002-0180-716X</text:p>
          </table:table-cell>
        </table:table-row>
        <table:table-row table:style-name="ro2">
          <table:table-cell office:value-type="string">
            <text:p>innercoauthorsid_ada67a21b3dd82a65809a33267f035a5</text:p>
          </table:table-cell>
          <table:table-cell office:value-type="string">
            <text:p>De Lucchi Michele</text:p>
          </table:table-cell>
          <table:table-cell/>
          <table:table-cell office:value-type="string">
            <text:p>innerCoAuthorsId</text:p>
          </table:table-cell>
          <table:table-cell office:value-type="float" office:value="31">
            <text:p>31</text:p>
          </table:table-cell>
          <table:table-cell office:value-type="string">
            <text:p>Full Professor</text:p>
          </table:table-cell>
          <table:table-cell office:value-type="string">
            <text:p>De Lucchi Michele</text:p>
          </table:table-cell>
          <table:table-cell office:value-type="string">
            <text:p>Design degli Ambienti del Paesaggio e della Mobilità</text:p>
          </table:table-cell>
          <table:table-cell table:formula="of:=VLOOKUP([.G254];[Sheet2.$A$1:.$E$103];2;1)" office:value-type="string" office:string-value="Professore ordinario a tempo definito">
            <text:p>Professore ordinario a tempo definito</text:p>
          </table:table-cell>
          <table:table-cell/>
          <table:table-cell table:formula="of:=VLOOKUP([.$G254];[Sheet2.$A$1:.$E$103];4;1)" office:value-type="string" office:string-value="ICAR/13 - Disegno Industriale">
            <text:p>ICAR/13 - Disegno Industriale</text:p>
          </table:table-cell>
          <table:table-cell table:formula="of:=VLOOKUP([.$G254];[Sheet2.$A$1:.$E$103];4;1)" office:value-type="string" office:string-value="ICAR/13 - Disegno Industriale">
            <text:p>ICAR/13 - Disegno Industriale</text:p>
          </table:table-cell>
          <table:table-cell table:formula="of:=VLOOKUP([.$G254];[Sheet2.$A$1:.$E$103];5;1)" office:value-type="string" office:string-value="https://orcid.org/0000-0002-5624-7489">
            <text:p>https://orcid.org/0000-0002-5624-7489</text:p>
          </table:table-cell>
        </table:table-row>
        <table:table-row table:style-name="ro2">
          <table:table-cell office:value-type="string">
            <text:p>innercoauthorsid_5c194c2e1c37fc848515c28c70c34a83</text:p>
          </table:table-cell>
          <table:table-cell office:value-type="string">
            <text:p>De Moura Lima Filipe Andr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PhD student</text:p>
          </table:table-cell>
          <table:table-cell office:value-type="string">
            <text:p>De Moura Lima Filipe Andre</text:p>
          </table:table-cell>
          <table:table-cell office:value-type="string">
            <text:p>No section</text:p>
          </table:table-cell>
          <table:table-cell table:formula="of:=VLOOKUP([.G255];[Sheet2.$A$1:.$E$103];2;1)" office:value-type="string" office:string-value="Professore ordinario a tempo definito">
            <text:p>Professore ordinario a tempo definito</text:p>
          </table:table-cell>
          <table:table-cell/>
          <table:table-cell table:formula="of:=VLOOKUP([.$G255];[Sheet2.$A$1:.$E$103];4;1)" office:value-type="string" office:string-value="ICAR/13 - Disegno Industriale">
            <text:p>ICAR/13 - Disegno Industriale</text:p>
          </table:table-cell>
          <table:table-cell table:formula="of:=VLOOKUP([.$G255];[Sheet2.$A$1:.$E$103];4;1)" office:value-type="string" office:string-value="ICAR/13 - Disegno Industriale">
            <text:p>ICAR/13 - Disegno Industriale</text:p>
          </table:table-cell>
          <table:table-cell table:formula="of:=VLOOKUP([.$G255];[Sheet2.$A$1:.$E$103];5;1)" office:value-type="string" office:string-value="https://orcid.org/0000-0002-5624-7489">
            <text:p>https://orcid.org/0000-0002-5624-7489</text:p>
          </table:table-cell>
        </table:table-row>
        <table:table-row table:style-name="ro2">
          <table:table-cell office:value-type="string">
            <text:p>innercoauthorsid_f2a5f45c06d00e4e22b88d5f30ad4224</text:p>
          </table:table-cell>
          <table:table-cell office:value-type="string">
            <text:p>De Nardo Luigi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De Nardo Luigi</text:p>
          </table:table-cell>
          <table:table-cell office:value-type="string">
            <text:p>Not in design department</text:p>
          </table:table-cell>
          <table:table-cell table:formula="of:=VLOOKUP([.G256];[Sheet2.$A$1:.$E$103];2;1)" office:value-type="string" office:string-value="Professore ordinario a tempo definito">
            <text:p>Professore ordinario a tempo definito</text:p>
          </table:table-cell>
          <table:table-cell/>
          <table:table-cell table:formula="of:=VLOOKUP([.$G256];[Sheet2.$A$1:.$E$103];4;1)" office:value-type="string" office:string-value="ICAR/13 - Disegno Industriale">
            <text:p>ICAR/13 - Disegno Industriale</text:p>
          </table:table-cell>
          <table:table-cell table:formula="of:=VLOOKUP([.$G256];[Sheet2.$A$1:.$E$103];4;1)" office:value-type="string" office:string-value="ICAR/13 - Disegno Industriale">
            <text:p>ICAR/13 - Disegno Industriale</text:p>
          </table:table-cell>
          <table:table-cell table:formula="of:=VLOOKUP([.$G256];[Sheet2.$A$1:.$E$103];5;1)" office:value-type="string" office:string-value="https://orcid.org/0000-0002-5624-7489">
            <text:p>https://orcid.org/0000-0002-5624-7489</text:p>
          </table:table-cell>
        </table:table-row>
        <table:table-row table:style-name="ro2">
          <table:table-cell office:value-type="string">
            <text:p>innercoauthorsid_7940250adc2bafe953b3f6ca8d43e2c6</text:p>
          </table:table-cell>
          <table:table-cell office:value-type="string">
            <text:p>De Paolis Roberto</text:p>
          </table:table-cell>
          <table:table-cell/>
          <table:table-cell office:value-type="string">
            <text:p>innerCoAuthorsId</text:p>
          </table:table-cell>
          <table:table-cell office:value-type="float" office:value="39">
            <text:p>39</text:p>
          </table:table-cell>
          <table:table-cell office:value-type="string">
            <text:p>Assistant Professor</text:p>
          </table:table-cell>
          <table:table-cell office:value-type="string">
            <text:p>De Paolis Roberto</text:p>
          </table:table-cell>
          <table:table-cell office:value-type="string">
            <text:p>Design di Prodotti Strategie e Servizi</text:p>
          </table:table-cell>
          <table:table-cell table:formula="of:=VLOOKUP([.G257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257];[Sheet2.$A$1:.$E$103];4;1)" office:value-type="string" office:string-value="ICAR/13 - Disegno Industriale">
            <text:p>ICAR/13 - Disegno Industriale</text:p>
          </table:table-cell>
          <table:table-cell table:formula="of:=VLOOKUP([.$G257];[Sheet2.$A$1:.$E$103];4;1)" office:value-type="string" office:string-value="ICAR/13 - Disegno Industriale">
            <text:p>ICAR/13 - Disegno Industriale</text:p>
          </table:table-cell>
          <table:table-cell table:formula="of:=VLOOKUP([.$G257];[Sheet2.$A$1:.$E$103];5;1)" office:value-type="string" office:string-value="https://orcid.org/0000-0001-6875-4595">
            <text:p>https://orcid.org/0000-0001-6875-4595</text:p>
          </table:table-cell>
        </table:table-row>
        <table:table-row table:style-name="ro2">
          <table:table-cell office:value-type="string">
            <text:p>innercoauthorsid_51f3bc5fcd4e126d804813f616ca9658</text:p>
          </table:table-cell>
          <table:table-cell office:value-type="string">
            <text:p>De Rosa Annalinda</text:p>
          </table:table-cell>
          <table:table-cell/>
          <table:table-cell office:value-type="string">
            <text:p>innerCoAuthorsId</text:p>
          </table:table-cell>
          <table:table-cell office:value-type="float" office:value="12">
            <text:p>12</text:p>
          </table:table-cell>
          <table:table-cell office:value-type="string">
            <text:p>PhD student</text:p>
          </table:table-cell>
          <table:table-cell office:value-type="string">
            <text:p>De Rosa Annalinda</text:p>
          </table:table-cell>
          <table:table-cell office:value-type="string">
            <text:p>No section</text:p>
          </table:table-cell>
          <table:table-cell table:formula="of:=VLOOKUP([.G258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258];[Sheet2.$A$1:.$E$103];4;1)" office:value-type="string" office:string-value="ICAR/13 - Disegno Industriale">
            <text:p>ICAR/13 - Disegno Industriale</text:p>
          </table:table-cell>
          <table:table-cell table:formula="of:=VLOOKUP([.$G258];[Sheet2.$A$1:.$E$103];4;1)" office:value-type="string" office:string-value="ICAR/13 - Disegno Industriale">
            <text:p>ICAR/13 - Disegno Industriale</text:p>
          </table:table-cell>
          <table:table-cell table:formula="of:=VLOOKUP([.$G258];[Sheet2.$A$1:.$E$103];5;1)" office:value-type="string" office:string-value="https://orcid.org/0000-0001-6875-4595">
            <text:p>https://orcid.org/0000-0001-6875-4595</text:p>
          </table:table-cell>
        </table:table-row>
        <table:table-row table:style-name="ro2">
          <table:table-cell office:value-type="string">
            <text:p>innercoauthorsid_253c9f671937c2c5d611d7e359cd1e96</text:p>
          </table:table-cell>
          <table:table-cell office:value-type="string">
            <text:p>Decker Luci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Decker Lucie</text:p>
          </table:table-cell>
          <table:table-cell office:value-type="string">
            <text:p>Not in design department</text:p>
          </table:table-cell>
          <table:table-cell table:formula="of:=VLOOKUP([.G259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259];[Sheet2.$A$1:.$E$103];4;1)" office:value-type="string" office:string-value="ICAR/13 - Disegno Industriale">
            <text:p>ICAR/13 - Disegno Industriale</text:p>
          </table:table-cell>
          <table:table-cell table:formula="of:=VLOOKUP([.$G259];[Sheet2.$A$1:.$E$103];4;1)" office:value-type="string" office:string-value="ICAR/13 - Disegno Industriale">
            <text:p>ICAR/13 - Disegno Industriale</text:p>
          </table:table-cell>
          <table:table-cell table:formula="of:=VLOOKUP([.$G259];[Sheet2.$A$1:.$E$103];5;1)" office:value-type="string" office:string-value="https://orcid.org/0000-0001-6875-4595">
            <text:p>https://orcid.org/0000-0001-6875-4595</text:p>
          </table:table-cell>
        </table:table-row>
        <table:table-row table:style-name="ro2">
          <table:table-cell office:value-type="string">
            <text:p>innercoauthorsid_5aab08d1291cf61ff8f84ab8b54fad97</text:p>
          </table:table-cell>
          <table:table-cell office:value-type="string">
            <text:p>Del Curto Barbara</text:p>
          </table:table-cell>
          <table:table-cell/>
          <table:table-cell office:value-type="string">
            <text:p>innerCoAuthorsId</text:p>
          </table:table-cell>
          <table:table-cell office:value-type="float" office:value="25">
            <text:p>25</text:p>
          </table:table-cell>
          <table:table-cell office:value-type="string">
            <text:p>Not in design department</text:p>
          </table:table-cell>
          <table:table-cell office:value-type="string">
            <text:p>Del Curto Barbara</text:p>
          </table:table-cell>
          <table:table-cell office:value-type="string">
            <text:p>Not in design department</text:p>
          </table:table-cell>
          <table:table-cell table:formula="of:=VLOOKUP([.G260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260];[Sheet2.$A$1:.$E$103];4;1)" office:value-type="string" office:string-value="ICAR/13 - Disegno Industriale">
            <text:p>ICAR/13 - Disegno Industriale</text:p>
          </table:table-cell>
          <table:table-cell table:formula="of:=VLOOKUP([.$G260];[Sheet2.$A$1:.$E$103];4;1)" office:value-type="string" office:string-value="ICAR/13 - Disegno Industriale">
            <text:p>ICAR/13 - Disegno Industriale</text:p>
          </table:table-cell>
          <table:table-cell table:formula="of:=VLOOKUP([.$G260];[Sheet2.$A$1:.$E$103];5;1)" office:value-type="string" office:string-value="https://orcid.org/0000-0001-6875-4595">
            <text:p>https://orcid.org/0000-0001-6875-4595</text:p>
          </table:table-cell>
        </table:table-row>
        <table:table-row table:style-name="ro2">
          <table:table-cell office:value-type="string">
            <text:p>innercoauthorsid_624017e092020a05e7e0496d8a394e17</text:p>
          </table:table-cell>
          <table:table-cell office:value-type="string">
            <text:p>Delfino Emanuel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Delfino Emanuela</text:p>
          </table:table-cell>
          <table:table-cell office:value-type="string">
            <text:p>Not in design department</text:p>
          </table:table-cell>
          <table:table-cell table:formula="of:=VLOOKUP([.G261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261];[Sheet2.$A$1:.$E$103];4;1)" office:value-type="string" office:string-value="ICAR/13 - Disegno Industriale">
            <text:p>ICAR/13 - Disegno Industriale</text:p>
          </table:table-cell>
          <table:table-cell table:formula="of:=VLOOKUP([.$G261];[Sheet2.$A$1:.$E$103];4;1)" office:value-type="string" office:string-value="ICAR/13 - Disegno Industriale">
            <text:p>ICAR/13 - Disegno Industriale</text:p>
          </table:table-cell>
          <table:table-cell table:formula="of:=VLOOKUP([.$G261];[Sheet2.$A$1:.$E$103];5;1)" office:value-type="string" office:string-value="https://orcid.org/0000-0001-6875-4595">
            <text:p>https://orcid.org/0000-0001-6875-4595</text:p>
          </table:table-cell>
        </table:table-row>
        <table:table-row table:style-name="ro2">
          <table:table-cell office:value-type="string">
            <text:p>innercoauthorsid_869e65700cc94a3e92ab2eccd418aff8</text:p>
          </table:table-cell>
          <table:table-cell office:value-type="string">
            <text:p>Delgado Baron Tania Catali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Delgado Baron Tania Catalina</text:p>
          </table:table-cell>
          <table:table-cell office:value-type="string">
            <text:p>Not in design department</text:p>
          </table:table-cell>
          <table:table-cell table:formula="of:=VLOOKUP([.G262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262];[Sheet2.$A$1:.$E$103];4;1)" office:value-type="string" office:string-value="ICAR/13 - Disegno Industriale">
            <text:p>ICAR/13 - Disegno Industriale</text:p>
          </table:table-cell>
          <table:table-cell table:formula="of:=VLOOKUP([.$G262];[Sheet2.$A$1:.$E$103];4;1)" office:value-type="string" office:string-value="ICAR/13 - Disegno Industriale">
            <text:p>ICAR/13 - Disegno Industriale</text:p>
          </table:table-cell>
          <table:table-cell table:formula="of:=VLOOKUP([.$G262];[Sheet2.$A$1:.$E$103];5;1)" office:value-type="string" office:string-value="https://orcid.org/0000-0001-6875-4595">
            <text:p>https://orcid.org/0000-0001-6875-4595</text:p>
          </table:table-cell>
        </table:table-row>
        <table:table-row table:style-name="ro2">
          <table:table-cell office:value-type="string">
            <text:p>innercoauthorsid_2ce3da136d13466d91181c74b5dddd21</text:p>
          </table:table-cell>
          <table:table-cell office:value-type="string">
            <text:p>Dell'acqua Bellavitis Arturo</text:p>
          </table:table-cell>
          <table:table-cell/>
          <table:table-cell office:value-type="string">
            <text:p>innerCoAuthorsId</text:p>
          </table:table-cell>
          <table:table-cell office:value-type="float" office:value="107">
            <text:p>107</text:p>
          </table:table-cell>
          <table:table-cell office:value-type="string">
            <text:p>Full Professor</text:p>
          </table:table-cell>
          <table:table-cell office:value-type="string">
            <text:p>Dell'acqua Bellavitis Arturo</text:p>
          </table:table-cell>
          <table:table-cell office:value-type="string">
            <text:p>Design di Prodotti Strategie e Servizi</text:p>
          </table:table-cell>
          <table:table-cell table:formula="of:=VLOOKUP([.G263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263];[Sheet2.$A$1:.$E$103];4;1)" office:value-type="string" office:string-value="ICAR/13 - Disegno Industriale">
            <text:p>ICAR/13 - Disegno Industriale</text:p>
          </table:table-cell>
          <table:table-cell table:formula="of:=VLOOKUP([.$G263];[Sheet2.$A$1:.$E$103];4;1)" office:value-type="string" office:string-value="ICAR/13 - Disegno Industriale">
            <text:p>ICAR/13 - Disegno Industriale</text:p>
          </table:table-cell>
          <table:table-cell table:formula="of:=VLOOKUP([.$G263];[Sheet2.$A$1:.$E$103];5;1)" office:value-type="string" office:string-value="https://orcid.org/0000-0002-1902-725X">
            <text:p>https://orcid.org/0000-0002-1902-725X</text:p>
          </table:table-cell>
        </table:table-row>
        <table:table-row table:style-name="ro2">
          <table:table-cell office:value-type="string">
            <text:p>innercoauthorsid_bc38b391f867be4689b130c39627ea2d</text:p>
          </table:table-cell>
          <table:table-cell office:value-type="string">
            <text:p>Dell'aglio Daniel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Dell'aglio Daniele</text:p>
          </table:table-cell>
          <table:table-cell office:value-type="string">
            <text:p>Not in design department</text:p>
          </table:table-cell>
          <table:table-cell table:formula="of:=VLOOKUP([.G264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264];[Sheet2.$A$1:.$E$103];4;1)" office:value-type="string" office:string-value="ICAR/13 - Disegno Industriale">
            <text:p>ICAR/13 - Disegno Industriale</text:p>
          </table:table-cell>
          <table:table-cell table:formula="of:=VLOOKUP([.$G264];[Sheet2.$A$1:.$E$103];4;1)" office:value-type="string" office:string-value="ICAR/13 - Disegno Industriale">
            <text:p>ICAR/13 - Disegno Industriale</text:p>
          </table:table-cell>
          <table:table-cell table:formula="of:=VLOOKUP([.$G264];[Sheet2.$A$1:.$E$103];5;1)" office:value-type="string" office:string-value="https://orcid.org/0000-0002-1902-725X">
            <text:p>https://orcid.org/0000-0002-1902-725X</text:p>
          </table:table-cell>
        </table:table-row>
        <table:table-row table:style-name="ro2">
          <table:table-cell office:value-type="string">
            <text:p>innercoauthorsid_c364e5871fb0c29c4c0c287a1bd2c485</text:p>
          </table:table-cell>
          <table:table-cell office:value-type="string">
            <text:p>Dell'era Claudi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Dell'era Claudio</text:p>
          </table:table-cell>
          <table:table-cell office:value-type="string">
            <text:p>Not in design department</text:p>
          </table:table-cell>
          <table:table-cell table:formula="of:=VLOOKUP([.G265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265];[Sheet2.$A$1:.$E$103];4;1)" office:value-type="string" office:string-value="ICAR/13 - Disegno Industriale">
            <text:p>ICAR/13 - Disegno Industriale</text:p>
          </table:table-cell>
          <table:table-cell table:formula="of:=VLOOKUP([.$G265];[Sheet2.$A$1:.$E$103];4;1)" office:value-type="string" office:string-value="ICAR/13 - Disegno Industriale">
            <text:p>ICAR/13 - Disegno Industriale</text:p>
          </table:table-cell>
          <table:table-cell table:formula="of:=VLOOKUP([.$G265];[Sheet2.$A$1:.$E$103];5;1)" office:value-type="string" office:string-value="https://orcid.org/0000-0002-1902-725X">
            <text:p>https://orcid.org/0000-0002-1902-725X</text:p>
          </table:table-cell>
        </table:table-row>
        <table:table-row table:style-name="ro2">
          <table:table-cell office:value-type="string">
            <text:p>innercoauthorsid_4bfce0bf639f28077ed829c73e899786</text:p>
          </table:table-cell>
          <table:table-cell office:value-type="string">
            <text:p>Della Valle Emanuele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Della Valle Emanuele</text:p>
          </table:table-cell>
          <table:table-cell office:value-type="string">
            <text:p>Not in design department</text:p>
          </table:table-cell>
          <table:table-cell table:formula="of:=VLOOKUP([.G266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266];[Sheet2.$A$1:.$E$103];4;1)" office:value-type="string" office:string-value="ICAR/13 - Disegno Industriale">
            <text:p>ICAR/13 - Disegno Industriale</text:p>
          </table:table-cell>
          <table:table-cell table:formula="of:=VLOOKUP([.$G266];[Sheet2.$A$1:.$E$103];4;1)" office:value-type="string" office:string-value="ICAR/13 - Disegno Industriale">
            <text:p>ICAR/13 - Disegno Industriale</text:p>
          </table:table-cell>
          <table:table-cell table:formula="of:=VLOOKUP([.$G266];[Sheet2.$A$1:.$E$103];5;1)" office:value-type="string" office:string-value="https://orcid.org/0000-0002-1902-725X">
            <text:p>https://orcid.org/0000-0002-1902-725X</text:p>
          </table:table-cell>
        </table:table-row>
        <table:table-row table:style-name="ro2">
          <table:table-cell office:value-type="string">
            <text:p>innercoauthorsid_b54086747daf7d5bcd93e9ad82ee4543</text:p>
          </table:table-cell>
          <table:table-cell office:value-type="string">
            <text:p>Dellaca' Raffael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Dellaca' Raffaele</text:p>
          </table:table-cell>
          <table:table-cell office:value-type="string">
            <text:p>Not in design department</text:p>
          </table:table-cell>
          <table:table-cell table:formula="of:=VLOOKUP([.G267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267];[Sheet2.$A$1:.$E$103];4;1)" office:value-type="string" office:string-value="ICAR/13 - Disegno Industriale">
            <text:p>ICAR/13 - Disegno Industriale</text:p>
          </table:table-cell>
          <table:table-cell table:formula="of:=VLOOKUP([.$G267];[Sheet2.$A$1:.$E$103];4;1)" office:value-type="string" office:string-value="ICAR/13 - Disegno Industriale">
            <text:p>ICAR/13 - Disegno Industriale</text:p>
          </table:table-cell>
          <table:table-cell table:formula="of:=VLOOKUP([.$G267];[Sheet2.$A$1:.$E$103];5;1)" office:value-type="string" office:string-value="https://orcid.org/0000-0002-1902-725X">
            <text:p>https://orcid.org/0000-0002-1902-725X</text:p>
          </table:table-cell>
        </table:table-row>
        <table:table-row table:style-name="ro2">
          <table:table-cell office:value-type="string">
            <text:p>innercoauthorsid_f45e3cb733e6c57c09d4a3b0f304b5c6</text:p>
          </table:table-cell>
          <table:table-cell office:value-type="string">
            <text:p>Dellera Lu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Dellera Luca</text:p>
          </table:table-cell>
          <table:table-cell office:value-type="string">
            <text:p>Not in design department</text:p>
          </table:table-cell>
          <table:table-cell table:formula="of:=VLOOKUP([.G268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268];[Sheet2.$A$1:.$E$103];4;1)" office:value-type="string" office:string-value="ICAR/13 - Disegno Industriale">
            <text:p>ICAR/13 - Disegno Industriale</text:p>
          </table:table-cell>
          <table:table-cell table:formula="of:=VLOOKUP([.$G268];[Sheet2.$A$1:.$E$103];4;1)" office:value-type="string" office:string-value="ICAR/13 - Disegno Industriale">
            <text:p>ICAR/13 - Disegno Industriale</text:p>
          </table:table-cell>
          <table:table-cell table:formula="of:=VLOOKUP([.$G268];[Sheet2.$A$1:.$E$103];5;1)" office:value-type="string" office:string-value="https://orcid.org/0000-0002-1902-725X">
            <text:p>https://orcid.org/0000-0002-1902-725X</text:p>
          </table:table-cell>
        </table:table-row>
        <table:table-row table:style-name="ro2">
          <table:table-cell office:value-type="string">
            <text:p>innercoauthorsid_4d603d98cef8cb83a139409c5fa72c49</text:p>
          </table:table-cell>
          <table:table-cell office:value-type="string">
            <text:p>Delli Zotti Elis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Delli Zotti Elisa</text:p>
          </table:table-cell>
          <table:table-cell office:value-type="string">
            <text:p>Not in design department</text:p>
          </table:table-cell>
          <table:table-cell table:formula="of:=VLOOKUP([.G269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269];[Sheet2.$A$1:.$E$103];4;1)" office:value-type="string" office:string-value="ICAR/13 - Disegno Industriale">
            <text:p>ICAR/13 - Disegno Industriale</text:p>
          </table:table-cell>
          <table:table-cell table:formula="of:=VLOOKUP([.$G269];[Sheet2.$A$1:.$E$103];4;1)" office:value-type="string" office:string-value="ICAR/13 - Disegno Industriale">
            <text:p>ICAR/13 - Disegno Industriale</text:p>
          </table:table-cell>
          <table:table-cell table:formula="of:=VLOOKUP([.$G269];[Sheet2.$A$1:.$E$103];5;1)" office:value-type="string" office:string-value="https://orcid.org/0000-0002-1902-725X">
            <text:p>https://orcid.org/0000-0002-1902-725X</text:p>
          </table:table-cell>
        </table:table-row>
        <table:table-row table:style-name="ro2">
          <table:table-cell office:value-type="string">
            <text:p>innercoauthorsid_49b39d44272b2bec0de0176cf4d4f068</text:p>
          </table:table-cell>
          <table:table-cell office:value-type="string">
            <text:p>Derudi Marco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Derudi Marco</text:p>
          </table:table-cell>
          <table:table-cell office:value-type="string">
            <text:p>Not in design department</text:p>
          </table:table-cell>
          <table:table-cell table:formula="of:=VLOOKUP([.G270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270];[Sheet2.$A$1:.$E$103];4;1)" office:value-type="string" office:string-value="ICAR/13 - Disegno Industriale">
            <text:p>ICAR/13 - Disegno Industriale</text:p>
          </table:table-cell>
          <table:table-cell table:formula="of:=VLOOKUP([.$G270];[Sheet2.$A$1:.$E$103];4;1)" office:value-type="string" office:string-value="ICAR/13 - Disegno Industriale">
            <text:p>ICAR/13 - Disegno Industriale</text:p>
          </table:table-cell>
          <table:table-cell table:formula="of:=VLOOKUP([.$G270];[Sheet2.$A$1:.$E$103];5;1)" office:value-type="string" office:string-value="https://orcid.org/0000-0002-1902-725X">
            <text:p>https://orcid.org/0000-0002-1902-725X</text:p>
          </table:table-cell>
        </table:table-row>
        <table:table-row table:style-name="ro2">
          <table:table-cell office:value-type="string">
            <text:p>innercoauthorsid_627bdc3319f926e2b03f4b3b2ac00671</text:p>
          </table:table-cell>
          <table:table-cell office:value-type="string">
            <text:p>Deserti Alessandro</text:p>
          </table:table-cell>
          <table:table-cell/>
          <table:table-cell office:value-type="string">
            <text:p>innerCoAuthorsId</text:p>
          </table:table-cell>
          <table:table-cell office:value-type="float" office:value="49">
            <text:p>49</text:p>
          </table:table-cell>
          <table:table-cell office:value-type="string">
            <text:p>Full Professor</text:p>
          </table:table-cell>
          <table:table-cell office:value-type="string">
            <text:p>Deserti Alessandro</text:p>
          </table:table-cell>
          <table:table-cell office:value-type="string">
            <text:p>Design e Culture</text:p>
          </table:table-cell>
          <table:table-cell table:formula="of:=VLOOKUP([.G271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271];[Sheet2.$A$1:.$E$103];4;1)" office:value-type="string" office:string-value="ICAR/13 - Disegno Industriale">
            <text:p>ICAR/13 - Disegno Industriale</text:p>
          </table:table-cell>
          <table:table-cell table:formula="of:=VLOOKUP([.$G271];[Sheet2.$A$1:.$E$103];4;1)" office:value-type="string" office:string-value="ICAR/13 - Disegno Industriale">
            <text:p>ICAR/13 - Disegno Industriale</text:p>
          </table:table-cell>
          <table:table-cell table:formula="of:=VLOOKUP([.$G271];[Sheet2.$A$1:.$E$103];5;1)" office:value-type="string" office:string-value="https://orcid.org/0000-0002-1049-7650">
            <text:p>https://orcid.org/0000-0002-1049-7650</text:p>
          </table:table-cell>
        </table:table-row>
        <table:table-row table:style-name="ro2">
          <table:table-cell office:value-type="string">
            <text:p>innercoauthorsid_100bbb8a06a2a6b62f0dde20f6d4ec18</text:p>
          </table:table-cell>
          <table:table-cell office:value-type="string">
            <text:p>Devecchi Alice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office:value-type="string">
            <text:p>PhD student</text:p>
          </table:table-cell>
          <table:table-cell office:value-type="string">
            <text:p>Devecchi Alice</text:p>
          </table:table-cell>
          <table:table-cell office:value-type="string">
            <text:p>No section</text:p>
          </table:table-cell>
          <table:table-cell table:formula="of:=VLOOKUP([.G272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272];[Sheet2.$A$1:.$E$103];4;1)" office:value-type="string" office:string-value="ICAR/13 - Disegno Industriale">
            <text:p>ICAR/13 - Disegno Industriale</text:p>
          </table:table-cell>
          <table:table-cell table:formula="of:=VLOOKUP([.$G272];[Sheet2.$A$1:.$E$103];4;1)" office:value-type="string" office:string-value="ICAR/13 - Disegno Industriale">
            <text:p>ICAR/13 - Disegno Industriale</text:p>
          </table:table-cell>
          <table:table-cell table:formula="of:=VLOOKUP([.$G272];[Sheet2.$A$1:.$E$103];5;1)" office:value-type="string" office:string-value="https://orcid.org/0000-0002-1049-7650">
            <text:p>https://orcid.org/0000-0002-1049-7650</text:p>
          </table:table-cell>
        </table:table-row>
        <table:table-row table:style-name="ro2">
          <table:table-cell office:value-type="string">
            <text:p>innercoauthorsid_b030e92ff021a9cced52c7adf234df28</text:p>
          </table:table-cell>
          <table:table-cell office:value-type="string">
            <text:p>Dezzi Bardeschi Mar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Dezzi Bardeschi Marco</text:p>
          </table:table-cell>
          <table:table-cell office:value-type="string">
            <text:p>Not in design department</text:p>
          </table:table-cell>
          <table:table-cell table:formula="of:=VLOOKUP([.G273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273];[Sheet2.$A$1:.$E$103];4;1)" office:value-type="string" office:string-value="ICAR/13 - Disegno Industriale">
            <text:p>ICAR/13 - Disegno Industriale</text:p>
          </table:table-cell>
          <table:table-cell table:formula="of:=VLOOKUP([.$G273];[Sheet2.$A$1:.$E$103];4;1)" office:value-type="string" office:string-value="ICAR/13 - Disegno Industriale">
            <text:p>ICAR/13 - Disegno Industriale</text:p>
          </table:table-cell>
          <table:table-cell table:formula="of:=VLOOKUP([.$G273];[Sheet2.$A$1:.$E$103];5;1)" office:value-type="string" office:string-value="https://orcid.org/0000-0002-1049-7650">
            <text:p>https://orcid.org/0000-0002-1049-7650</text:p>
          </table:table-cell>
        </table:table-row>
        <table:table-row table:style-name="ro2">
          <table:table-cell office:value-type="string">
            <text:p>innercoauthorsid_2c430c758458515271e1a51ed01a8dfc</text:p>
          </table:table-cell>
          <table:table-cell office:value-type="string">
            <text:p>Di Dio Denis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Di Dio Denise</text:p>
          </table:table-cell>
          <table:table-cell office:value-type="string">
            <text:p>Not in design department</text:p>
          </table:table-cell>
          <table:table-cell table:formula="of:=VLOOKUP([.G274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274];[Sheet2.$A$1:.$E$103];4;1)" office:value-type="string" office:string-value="ICAR/13 - Disegno Industriale">
            <text:p>ICAR/13 - Disegno Industriale</text:p>
          </table:table-cell>
          <table:table-cell table:formula="of:=VLOOKUP([.$G274];[Sheet2.$A$1:.$E$103];4;1)" office:value-type="string" office:string-value="ICAR/13 - Disegno Industriale">
            <text:p>ICAR/13 - Disegno Industriale</text:p>
          </table:table-cell>
          <table:table-cell table:formula="of:=VLOOKUP([.$G274];[Sheet2.$A$1:.$E$103];5;1)" office:value-type="string" office:string-value="https://orcid.org/0000-0002-1049-7650">
            <text:p>https://orcid.org/0000-0002-1049-7650</text:p>
          </table:table-cell>
        </table:table-row>
        <table:table-row table:style-name="ro2">
          <table:table-cell office:value-type="string">
            <text:p>innercoauthorsid_db1b66be1f85f85eaaa55fe5c3b51c60</text:p>
          </table:table-cell>
          <table:table-cell office:value-type="string">
            <text:p>Di Prete Barbara</text:p>
          </table:table-cell>
          <table:table-cell/>
          <table:table-cell office:value-type="string">
            <text:p>innerCoAuthorsId</text:p>
          </table:table-cell>
          <table:table-cell office:value-type="float" office:value="33">
            <text:p>33</text:p>
          </table:table-cell>
          <table:table-cell office:value-type="string">
            <text:p>Assistant Professor</text:p>
          </table:table-cell>
          <table:table-cell office:value-type="string">
            <text:p>Di Prete Barbara</text:p>
          </table:table-cell>
          <table:table-cell office:value-type="string">
            <text:p>No section</text:p>
          </table:table-cell>
          <table:table-cell table:formula="of:=VLOOKUP([.G275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75];[Sheet2.$A$1:.$E$103];4;1)" office:value-type="string" office:string-value="ICAR/13 - Disegno Industriale">
            <text:p>ICAR/13 - Disegno Industriale</text:p>
          </table:table-cell>
          <table:table-cell table:formula="of:=VLOOKUP([.$G275];[Sheet2.$A$1:.$E$103];4;1)" office:value-type="string" office:string-value="ICAR/13 - Disegno Industriale">
            <text:p>ICAR/13 - Disegno Industriale</text:p>
          </table:table-cell>
          <table:table-cell table:formula="of:=VLOOKUP([.$G275];[Sheet2.$A$1:.$E$103];5;1)" office:value-type="string" office:string-value="https://orcid.org/0000-0001-9334-7019">
            <text:p>https://orcid.org/0000-0001-9334-7019</text:p>
          </table:table-cell>
        </table:table-row>
        <table:table-row table:style-name="ro2">
          <table:table-cell office:value-type="string">
            <text:p>innercoauthorsid_c4b2f747126317d387b3f5d00f7e62ed</text:p>
          </table:table-cell>
          <table:table-cell office:value-type="string">
            <text:p>Di Rosario Giovan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Di Rosario Giovanna</text:p>
          </table:table-cell>
          <table:table-cell office:value-type="string">
            <text:p>Not in design department</text:p>
          </table:table-cell>
          <table:table-cell table:formula="of:=VLOOKUP([.G276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276];[Sheet2.$A$1:.$E$103];4;1)" office:value-type="string" office:string-value="ICAR/13 - Disegno Industriale">
            <text:p>ICAR/13 - Disegno Industriale</text:p>
          </table:table-cell>
          <table:table-cell table:formula="of:=VLOOKUP([.$G276];[Sheet2.$A$1:.$E$103];4;1)" office:value-type="string" office:string-value="ICAR/13 - Disegno Industriale">
            <text:p>ICAR/13 - Disegno Industriale</text:p>
          </table:table-cell>
          <table:table-cell table:formula="of:=VLOOKUP([.$G276];[Sheet2.$A$1:.$E$103];5;1)" office:value-type="string" office:string-value="https://orcid.org/0000-0001-9334-7019">
            <text:p>https://orcid.org/0000-0001-9334-7019</text:p>
          </table:table-cell>
        </table:table-row>
        <table:table-row table:style-name="ro2">
          <table:table-cell office:value-type="string">
            <text:p>innercoauthorsid_e4b53af5fca9ed839e38605e3f24092c</text:p>
          </table:table-cell>
          <table:table-cell office:value-type="string">
            <text:p>Di Sabatino Peter Arthur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Associate Professor</text:p>
          </table:table-cell>
          <table:table-cell office:value-type="string">
            <text:p>Di Sabatino Peter Arthur</text:p>
          </table:table-cell>
          <table:table-cell office:value-type="string">
            <text:p>Design degli Ambienti del Paesaggio e della Mobilità</text:p>
          </table:table-cell>
          <table:table-cell table:formula="of:=VLOOKUP([.G27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77];[Sheet2.$A$1:.$E$103];4;1)" office:value-type="string" office:string-value="ICAR/13 - Disegno Industriale">
            <text:p>ICAR/13 - Disegno Industriale</text:p>
          </table:table-cell>
          <table:table-cell table:formula="of:=VLOOKUP([.$G277];[Sheet2.$A$1:.$E$103];4;1)" office:value-type="string" office:string-value="ICAR/13 - Disegno Industriale">
            <text:p>ICAR/13 - Disegno Industriale</text:p>
          </table:table-cell>
          <table:table-cell table:formula="of:=VLOOKUP([.$G277];[Sheet2.$A$1:.$E$103];5;1)" office:value-type="string" office:string-value="https://orcid.org/0000-0003-0962-3442">
            <text:p>https://orcid.org/0000-0003-0962-3442</text:p>
          </table:table-cell>
        </table:table-row>
        <table:table-row table:style-name="ro2">
          <table:table-cell office:value-type="string">
            <text:p>innercoauthorsid_740579fd67944cce55f09136f31e4bfc</text:p>
          </table:table-cell>
          <table:table-cell office:value-type="string">
            <text:p>Diamanti Maria Vittori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Diamanti Maria Vittoria</text:p>
          </table:table-cell>
          <table:table-cell office:value-type="string">
            <text:p>Not in design department</text:p>
          </table:table-cell>
          <table:table-cell table:formula="of:=VLOOKUP([.G27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78];[Sheet2.$A$1:.$E$103];4;1)" office:value-type="string" office:string-value="ICAR/13 - Disegno Industriale">
            <text:p>ICAR/13 - Disegno Industriale</text:p>
          </table:table-cell>
          <table:table-cell table:formula="of:=VLOOKUP([.$G278];[Sheet2.$A$1:.$E$103];4;1)" office:value-type="string" office:string-value="ICAR/13 - Disegno Industriale">
            <text:p>ICAR/13 - Disegno Industriale</text:p>
          </table:table-cell>
          <table:table-cell table:formula="of:=VLOOKUP([.$G278];[Sheet2.$A$1:.$E$103];5;1)" office:value-type="string" office:string-value="https://orcid.org/0000-0003-0962-3442">
            <text:p>https://orcid.org/0000-0003-0962-3442</text:p>
          </table:table-cell>
        </table:table-row>
        <table:table-row table:style-name="ro2">
          <table:table-cell office:value-type="string">
            <text:p>innercoauthorsid_aae69048e424380196955178b910b197</text:p>
          </table:table-cell>
          <table:table-cell office:value-type="string">
            <text:p>Dilda Pao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Dilda Paolo</text:p>
          </table:table-cell>
          <table:table-cell office:value-type="string">
            <text:p>Not in design department</text:p>
          </table:table-cell>
          <table:table-cell table:formula="of:=VLOOKUP([.G27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79];[Sheet2.$A$1:.$E$103];4;1)" office:value-type="string" office:string-value="ICAR/13 - Disegno Industriale">
            <text:p>ICAR/13 - Disegno Industriale</text:p>
          </table:table-cell>
          <table:table-cell table:formula="of:=VLOOKUP([.$G279];[Sheet2.$A$1:.$E$103];4;1)" office:value-type="string" office:string-value="ICAR/13 - Disegno Industriale">
            <text:p>ICAR/13 - Disegno Industriale</text:p>
          </table:table-cell>
          <table:table-cell table:formula="of:=VLOOKUP([.$G279];[Sheet2.$A$1:.$E$103];5;1)" office:value-type="string" office:string-value="https://orcid.org/0000-0003-0962-3442">
            <text:p>https://orcid.org/0000-0003-0962-3442</text:p>
          </table:table-cell>
        </table:table-row>
        <table:table-row table:style-name="ro2">
          <table:table-cell office:value-type="string">
            <text:p>innercoauthorsid_2e5492f429eb7cc0ff1c91b03e875ff0</text:p>
          </table:table-cell>
          <table:table-cell office:value-type="string">
            <text:p>Docci Mar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Docci Mario</text:p>
          </table:table-cell>
          <table:table-cell office:value-type="string">
            <text:p>Not in design department</text:p>
          </table:table-cell>
          <table:table-cell table:formula="of:=VLOOKUP([.G28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80];[Sheet2.$A$1:.$E$103];4;1)" office:value-type="string" office:string-value="ICAR/13 - Disegno Industriale">
            <text:p>ICAR/13 - Disegno Industriale</text:p>
          </table:table-cell>
          <table:table-cell table:formula="of:=VLOOKUP([.$G280];[Sheet2.$A$1:.$E$103];4;1)" office:value-type="string" office:string-value="ICAR/13 - Disegno Industriale">
            <text:p>ICAR/13 - Disegno Industriale</text:p>
          </table:table-cell>
          <table:table-cell table:formula="of:=VLOOKUP([.$G280];[Sheet2.$A$1:.$E$103];5;1)" office:value-type="string" office:string-value="https://orcid.org/0000-0003-0962-3442">
            <text:p>https://orcid.org/0000-0003-0962-3442</text:p>
          </table:table-cell>
        </table:table-row>
        <table:table-row table:style-name="ro2">
          <table:table-cell office:value-type="string">
            <text:p>innercoauthorsid_cdb4324c07b4f26f658bbc2f2cdc29a9</text:p>
          </table:table-cell>
          <table:table-cell office:value-type="string">
            <text:p>Domingues Machado Melo Felipe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Domingues Machado Melo Felipe</text:p>
          </table:table-cell>
          <table:table-cell office:value-type="string">
            <text:p>Not in design department</text:p>
          </table:table-cell>
          <table:table-cell table:formula="of:=VLOOKUP([.G28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81];[Sheet2.$A$1:.$E$103];4;1)" office:value-type="string" office:string-value="ICAR/13 - Disegno Industriale">
            <text:p>ICAR/13 - Disegno Industriale</text:p>
          </table:table-cell>
          <table:table-cell table:formula="of:=VLOOKUP([.$G281];[Sheet2.$A$1:.$E$103];4;1)" office:value-type="string" office:string-value="ICAR/13 - Disegno Industriale">
            <text:p>ICAR/13 - Disegno Industriale</text:p>
          </table:table-cell>
          <table:table-cell table:formula="of:=VLOOKUP([.$G281];[Sheet2.$A$1:.$E$103];5;1)" office:value-type="string" office:string-value="https://orcid.org/0000-0003-0962-3442">
            <text:p>https://orcid.org/0000-0003-0962-3442</text:p>
          </table:table-cell>
        </table:table-row>
        <table:table-row table:style-name="ro2">
          <table:table-cell office:value-type="string">
            <text:p>innercoauthorsid_67aeec177d7358bc6712c946613862f1</text:p>
          </table:table-cell>
          <table:table-cell office:value-type="string">
            <text:p>Dominoni Annalisa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istant Professor</text:p>
          </table:table-cell>
          <table:table-cell office:value-type="string">
            <text:p>Dominoni Annalisa</text:p>
          </table:table-cell>
          <table:table-cell office:value-type="string">
            <text:p>Design degli Ambienti del Paesaggio e della Mobilità</text:p>
          </table:table-cell>
          <table:table-cell table:formula="of:=VLOOKUP([.G282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282];[Sheet2.$A$1:.$E$103];4;1)" office:value-type="string" office:string-value="ICAR/13 - Disegno Industriale">
            <text:p>ICAR/13 - Disegno Industriale</text:p>
          </table:table-cell>
          <table:table-cell table:formula="of:=VLOOKUP([.$G282];[Sheet2.$A$1:.$E$103];4;1)" office:value-type="string" office:string-value="ICAR/13 - Disegno Industriale">
            <text:p>ICAR/13 - Disegno Industriale</text:p>
          </table:table-cell>
          <table:table-cell table:formula="of:=VLOOKUP([.$G282];[Sheet2.$A$1:.$E$103];5;1)" office:value-type="string" office:string-value="https://orcid.org/0000-0003-1667-9786">
            <text:p>https://orcid.org/0000-0003-1667-9786</text:p>
          </table:table-cell>
        </table:table-row>
        <table:table-row table:style-name="ro2">
          <table:table-cell office:value-type="string">
            <text:p>innercoauthorsid_cb6037133bfa6e7196196a8f70fa98ca</text:p>
          </table:table-cell>
          <table:table-cell office:value-type="string">
            <text:p>Dos Guimaraes Alvim Nunes Vivian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Dos Guimaraes Alvim Nunes Viviane</text:p>
          </table:table-cell>
          <table:table-cell office:value-type="string">
            <text:p>Not in design department</text:p>
          </table:table-cell>
          <table:table-cell table:formula="of:=VLOOKUP([.G283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283];[Sheet2.$A$1:.$E$103];4;1)" office:value-type="string" office:string-value="ICAR/13 - Disegno Industriale">
            <text:p>ICAR/13 - Disegno Industriale</text:p>
          </table:table-cell>
          <table:table-cell table:formula="of:=VLOOKUP([.$G283];[Sheet2.$A$1:.$E$103];4;1)" office:value-type="string" office:string-value="ICAR/13 - Disegno Industriale">
            <text:p>ICAR/13 - Disegno Industriale</text:p>
          </table:table-cell>
          <table:table-cell table:formula="of:=VLOOKUP([.$G283];[Sheet2.$A$1:.$E$103];5;1)" office:value-type="string" office:string-value="https://orcid.org/0000-0003-1667-9786">
            <text:p>https://orcid.org/0000-0003-1667-9786</text:p>
          </table:table-cell>
        </table:table-row>
        <table:table-row table:style-name="ro2">
          <table:table-cell office:value-type="string">
            <text:p>innercoauthorsid_158301774551fa39eb01a7107949010b</text:p>
          </table:table-cell>
          <table:table-cell office:value-type="string">
            <text:p>Draghi Lorenz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Draghi Lorenza</text:p>
          </table:table-cell>
          <table:table-cell office:value-type="string">
            <text:p>Not in design department</text:p>
          </table:table-cell>
          <table:table-cell table:formula="of:=VLOOKUP([.G284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284];[Sheet2.$A$1:.$E$103];4;1)" office:value-type="string" office:string-value="ICAR/13 - Disegno Industriale">
            <text:p>ICAR/13 - Disegno Industriale</text:p>
          </table:table-cell>
          <table:table-cell table:formula="of:=VLOOKUP([.$G284];[Sheet2.$A$1:.$E$103];4;1)" office:value-type="string" office:string-value="ICAR/13 - Disegno Industriale">
            <text:p>ICAR/13 - Disegno Industriale</text:p>
          </table:table-cell>
          <table:table-cell table:formula="of:=VLOOKUP([.$G284];[Sheet2.$A$1:.$E$103];5;1)" office:value-type="string" office:string-value="https://orcid.org/0000-0003-1667-9786">
            <text:p>https://orcid.org/0000-0003-1667-9786</text:p>
          </table:table-cell>
        </table:table-row>
        <table:table-row table:style-name="ro2">
          <table:table-cell office:value-type="string">
            <text:p>innercoauthorsid_7630748a55f5390e85a4904a743ede6b</text:p>
          </table:table-cell>
          <table:table-cell office:value-type="string">
            <text:p>Elgani Elena Mariele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Elgani Elena Mariele</text:p>
          </table:table-cell>
          <table:table-cell office:value-type="string">
            <text:p>Not in design department</text:p>
          </table:table-cell>
          <table:table-cell table:formula="of:=VLOOKUP([.G285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285];[Sheet2.$A$1:.$E$103];4;1)" office:value-type="string" office:string-value="ICAR/13 - Disegno Industriale">
            <text:p>ICAR/13 - Disegno Industriale</text:p>
          </table:table-cell>
          <table:table-cell table:formula="of:=VLOOKUP([.$G285];[Sheet2.$A$1:.$E$103];4;1)" office:value-type="string" office:string-value="ICAR/13 - Disegno Industriale">
            <text:p>ICAR/13 - Disegno Industriale</text:p>
          </table:table-cell>
          <table:table-cell table:formula="of:=VLOOKUP([.$G285];[Sheet2.$A$1:.$E$103];5;1)" office:value-type="string" office:string-value="https://orcid.org/0000-0003-1667-9786">
            <text:p>https://orcid.org/0000-0003-1667-9786</text:p>
          </table:table-cell>
        </table:table-row>
        <table:table-row table:style-name="ro2">
          <table:table-cell office:value-type="string">
            <text:p>innercoauthorsid_184b0a1f6c87931d162c8637dcbb30ed</text:p>
          </table:table-cell>
          <table:table-cell office:value-type="string">
            <text:p>Elli Tommas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PhD student</text:p>
          </table:table-cell>
          <table:table-cell office:value-type="string">
            <text:p>Elli Tommaso</text:p>
          </table:table-cell>
          <table:table-cell office:value-type="string">
            <text:p>No section</text:p>
          </table:table-cell>
          <table:table-cell table:formula="of:=VLOOKUP([.G286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286];[Sheet2.$A$1:.$E$103];4;1)" office:value-type="string" office:string-value="ICAR/13 - Disegno Industriale">
            <text:p>ICAR/13 - Disegno Industriale</text:p>
          </table:table-cell>
          <table:table-cell table:formula="of:=VLOOKUP([.$G286];[Sheet2.$A$1:.$E$103];4;1)" office:value-type="string" office:string-value="ICAR/13 - Disegno Industriale">
            <text:p>ICAR/13 - Disegno Industriale</text:p>
          </table:table-cell>
          <table:table-cell table:formula="of:=VLOOKUP([.$G286];[Sheet2.$A$1:.$E$103];5;1)" office:value-type="string" office:string-value="https://orcid.org/0000-0003-1667-9786">
            <text:p>https://orcid.org/0000-0003-1667-9786</text:p>
          </table:table-cell>
        </table:table-row>
        <table:table-row table:style-name="ro2">
          <table:table-cell office:value-type="string">
            <text:p>innercoauthorsid_8ce9c7f9730dbe224dbd6d3c93b169c8</text:p>
          </table:table-cell>
          <table:table-cell office:value-type="string">
            <text:p>Erba Stefano</text:p>
          </table:table-cell>
          <table:table-cell/>
          <table:table-cell office:value-type="string">
            <text:p>innerCoAuthorsId</text:p>
          </table:table-cell>
          <table:table-cell office:value-type="float" office:value="13">
            <text:p>13</text:p>
          </table:table-cell>
          <table:table-cell office:value-type="string">
            <text:p>Not in design department</text:p>
          </table:table-cell>
          <table:table-cell office:value-type="string">
            <text:p>Erba Stefano</text:p>
          </table:table-cell>
          <table:table-cell office:value-type="string">
            <text:p>Not in design department</text:p>
          </table:table-cell>
          <table:table-cell table:formula="of:=VLOOKUP([.G287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287];[Sheet2.$A$1:.$E$103];4;1)" office:value-type="string" office:string-value="ICAR/13 - Disegno Industriale">
            <text:p>ICAR/13 - Disegno Industriale</text:p>
          </table:table-cell>
          <table:table-cell table:formula="of:=VLOOKUP([.$G287];[Sheet2.$A$1:.$E$103];4;1)" office:value-type="string" office:string-value="ICAR/13 - Disegno Industriale">
            <text:p>ICAR/13 - Disegno Industriale</text:p>
          </table:table-cell>
          <table:table-cell table:formula="of:=VLOOKUP([.$G287];[Sheet2.$A$1:.$E$103];5;1)" office:value-type="string" office:string-value="https://orcid.org/0000-0003-1667-9786">
            <text:p>https://orcid.org/0000-0003-1667-9786</text:p>
          </table:table-cell>
        </table:table-row>
        <table:table-row table:style-name="ro2">
          <table:table-cell office:value-type="string">
            <text:p>innercoauthorsid_662fb4f47535685ce98fe488105652e4</text:p>
          </table:table-cell>
          <table:table-cell office:value-type="string">
            <text:p>Ercoli Sebastiano</text:p>
          </table:table-cell>
          <table:table-cell/>
          <table:table-cell office:value-type="string">
            <text:p>innerCoAuthorsId</text:p>
          </table:table-cell>
          <table:table-cell office:value-type="float" office:value="16">
            <text:p>16</text:p>
          </table:table-cell>
          <table:table-cell office:value-type="string">
            <text:p>Not in design department</text:p>
          </table:table-cell>
          <table:table-cell office:value-type="string">
            <text:p>Ercoli Sebastiano</text:p>
          </table:table-cell>
          <table:table-cell office:value-type="string">
            <text:p>Not in design department</text:p>
          </table:table-cell>
          <table:table-cell table:formula="of:=VLOOKUP([.G288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288];[Sheet2.$A$1:.$E$103];4;1)" office:value-type="string" office:string-value="ICAR/13 - Disegno Industriale">
            <text:p>ICAR/13 - Disegno Industriale</text:p>
          </table:table-cell>
          <table:table-cell table:formula="of:=VLOOKUP([.$G288];[Sheet2.$A$1:.$E$103];4;1)" office:value-type="string" office:string-value="ICAR/13 - Disegno Industriale">
            <text:p>ICAR/13 - Disegno Industriale</text:p>
          </table:table-cell>
          <table:table-cell table:formula="of:=VLOOKUP([.$G288];[Sheet2.$A$1:.$E$103];5;1)" office:value-type="string" office:string-value="https://orcid.org/0000-0003-1667-9786">
            <text:p>https://orcid.org/0000-0003-1667-9786</text:p>
          </table:table-cell>
        </table:table-row>
        <table:table-row table:style-name="ro2">
          <table:table-cell office:value-type="string">
            <text:p>innercoauthorsid_0d95153f6c4991c4ee63020bdbfc0f8c</text:p>
          </table:table-cell>
          <table:table-cell office:value-type="string">
            <text:p>Ergul Mustafa Emre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visiting professor</text:p>
          </table:table-cell>
          <table:table-cell office:value-type="string">
            <text:p>Ergul Mustafa Emre</text:p>
          </table:table-cell>
          <table:table-cell office:value-type="string">
            <text:p>No section</text:p>
          </table:table-cell>
          <table:table-cell table:formula="of:=VLOOKUP([.G289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289];[Sheet2.$A$1:.$E$103];4;1)" office:value-type="string" office:string-value="ICAR/13 - Disegno Industriale">
            <text:p>ICAR/13 - Disegno Industriale</text:p>
          </table:table-cell>
          <table:table-cell table:formula="of:=VLOOKUP([.$G289];[Sheet2.$A$1:.$E$103];4;1)" office:value-type="string" office:string-value="ICAR/13 - Disegno Industriale">
            <text:p>ICAR/13 - Disegno Industriale</text:p>
          </table:table-cell>
          <table:table-cell table:formula="of:=VLOOKUP([.$G289];[Sheet2.$A$1:.$E$103];5;1)" office:value-type="string" office:string-value="https://orcid.org/0000-0003-1667-9786">
            <text:p>https://orcid.org/0000-0003-1667-9786</text:p>
          </table:table-cell>
        </table:table-row>
        <table:table-row table:style-name="ro2">
          <table:table-cell office:value-type="string">
            <text:p>innercoauthorsid_792b815dc601640cf78f0d03a05d8ddd</text:p>
          </table:table-cell>
          <table:table-cell office:value-type="string">
            <text:p>Facchinetti Massim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Facchinetti Massimo</text:p>
          </table:table-cell>
          <table:table-cell office:value-type="string">
            <text:p>Not in design department</text:p>
          </table:table-cell>
          <table:table-cell table:formula="of:=VLOOKUP([.G290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290];[Sheet2.$A$1:.$E$103];4;1)" office:value-type="string" office:string-value="ICAR/13 - Disegno Industriale">
            <text:p>ICAR/13 - Disegno Industriale</text:p>
          </table:table-cell>
          <table:table-cell table:formula="of:=VLOOKUP([.$G290];[Sheet2.$A$1:.$E$103];4;1)" office:value-type="string" office:string-value="ICAR/13 - Disegno Industriale">
            <text:p>ICAR/13 - Disegno Industriale</text:p>
          </table:table-cell>
          <table:table-cell table:formula="of:=VLOOKUP([.$G290];[Sheet2.$A$1:.$E$103];5;1)" office:value-type="string" office:string-value="https://orcid.org/0000-0003-1667-9786">
            <text:p>https://orcid.org/0000-0003-1667-9786</text:p>
          </table:table-cell>
        </table:table-row>
        <table:table-row table:style-name="ro2">
          <table:table-cell office:value-type="string">
            <text:p>innercoauthorsid_673103104e500868697f65f5bd86ccb4</text:p>
          </table:table-cell>
          <table:table-cell office:value-type="string">
            <text:p>Fallica Cristin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Fallica Cristina</text:p>
          </table:table-cell>
          <table:table-cell office:value-type="string">
            <text:p>Not in design department</text:p>
          </table:table-cell>
          <table:table-cell table:formula="of:=VLOOKUP([.G291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291];[Sheet2.$A$1:.$E$103];4;1)" office:value-type="string" office:string-value="ICAR/13 - Disegno Industriale">
            <text:p>ICAR/13 - Disegno Industriale</text:p>
          </table:table-cell>
          <table:table-cell table:formula="of:=VLOOKUP([.$G291];[Sheet2.$A$1:.$E$103];4;1)" office:value-type="string" office:string-value="ICAR/13 - Disegno Industriale">
            <text:p>ICAR/13 - Disegno Industriale</text:p>
          </table:table-cell>
          <table:table-cell table:formula="of:=VLOOKUP([.$G291];[Sheet2.$A$1:.$E$103];5;1)" office:value-type="string" office:string-value="https://orcid.org/0000-0003-1667-9786">
            <text:p>https://orcid.org/0000-0003-1667-9786</text:p>
          </table:table-cell>
        </table:table-row>
        <table:table-row table:style-name="ro2">
          <table:table-cell office:value-type="string">
            <text:p>innercoauthorsid_7da6efbc21bb33c91877431109423220</text:p>
          </table:table-cell>
          <table:table-cell office:value-type="string">
            <text:p>Fanelli Andre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Fanelli Andrea</text:p>
          </table:table-cell>
          <table:table-cell office:value-type="string">
            <text:p>Not in design department</text:p>
          </table:table-cell>
          <table:table-cell table:formula="of:=VLOOKUP([.G292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292];[Sheet2.$A$1:.$E$103];4;1)" office:value-type="string" office:string-value="ICAR/13 - Disegno Industriale">
            <text:p>ICAR/13 - Disegno Industriale</text:p>
          </table:table-cell>
          <table:table-cell table:formula="of:=VLOOKUP([.$G292];[Sheet2.$A$1:.$E$103];4;1)" office:value-type="string" office:string-value="ICAR/13 - Disegno Industriale">
            <text:p>ICAR/13 - Disegno Industriale</text:p>
          </table:table-cell>
          <table:table-cell table:formula="of:=VLOOKUP([.$G292];[Sheet2.$A$1:.$E$103];5;1)" office:value-type="string" office:string-value="https://orcid.org/0000-0003-1667-9786">
            <text:p>https://orcid.org/0000-0003-1667-9786</text:p>
          </table:table-cell>
        </table:table-row>
        <table:table-row table:style-name="ro2">
          <table:table-cell office:value-type="string">
            <text:p>innercoauthorsid_9a7b1bf5998d74294cb8835408946a8f</text:p>
          </table:table-cell>
          <table:table-cell office:value-type="string">
            <text:p>Fantini Adria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Fantini Adriana</text:p>
          </table:table-cell>
          <table:table-cell office:value-type="string">
            <text:p>Not in design department</text:p>
          </table:table-cell>
          <table:table-cell table:formula="of:=VLOOKUP([.G293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293];[Sheet2.$A$1:.$E$103];4;1)" office:value-type="string" office:string-value="ICAR/13 - Disegno Industriale">
            <text:p>ICAR/13 - Disegno Industriale</text:p>
          </table:table-cell>
          <table:table-cell table:formula="of:=VLOOKUP([.$G293];[Sheet2.$A$1:.$E$103];4;1)" office:value-type="string" office:string-value="ICAR/13 - Disegno Industriale">
            <text:p>ICAR/13 - Disegno Industriale</text:p>
          </table:table-cell>
          <table:table-cell table:formula="of:=VLOOKUP([.$G293];[Sheet2.$A$1:.$E$103];5;1)" office:value-type="string" office:string-value="https://orcid.org/0000-0003-1667-9786">
            <text:p>https://orcid.org/0000-0003-1667-9786</text:p>
          </table:table-cell>
        </table:table-row>
        <table:table-row table:style-name="ro2">
          <table:table-cell office:value-type="string">
            <text:p>innercoauthorsid_a06bdb816f11e721389da995759ad4bb</text:p>
          </table:table-cell>
          <table:table-cell office:value-type="string">
            <text:p>Fanzini Daniele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Fanzini Daniele</text:p>
          </table:table-cell>
          <table:table-cell office:value-type="string">
            <text:p>Not in design department</text:p>
          </table:table-cell>
          <table:table-cell table:formula="of:=VLOOKUP([.G294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294];[Sheet2.$A$1:.$E$103];4;1)" office:value-type="string" office:string-value="ICAR/13 - Disegno Industriale">
            <text:p>ICAR/13 - Disegno Industriale</text:p>
          </table:table-cell>
          <table:table-cell table:formula="of:=VLOOKUP([.$G294];[Sheet2.$A$1:.$E$103];4;1)" office:value-type="string" office:string-value="ICAR/13 - Disegno Industriale">
            <text:p>ICAR/13 - Disegno Industriale</text:p>
          </table:table-cell>
          <table:table-cell table:formula="of:=VLOOKUP([.$G294];[Sheet2.$A$1:.$E$103];5;1)" office:value-type="string" office:string-value="https://orcid.org/0000-0003-1667-9786">
            <text:p>https://orcid.org/0000-0003-1667-9786</text:p>
          </table:table-cell>
        </table:table-row>
        <table:table-row table:style-name="ro2">
          <table:table-cell office:value-type="string">
            <text:p>innercoauthorsid_12dfc0806304ad1ca9edb08282f067a0</text:p>
          </table:table-cell>
          <table:table-cell office:value-type="string">
            <text:p>Fare' Ida Maria Luis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Fare' Ida Maria Luisa</text:p>
          </table:table-cell>
          <table:table-cell office:value-type="string">
            <text:p>Not in design department</text:p>
          </table:table-cell>
          <table:table-cell table:formula="of:=VLOOKUP([.G295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295];[Sheet2.$A$1:.$E$103];4;1)" office:value-type="string" office:string-value="ICAR/13 - Disegno Industriale">
            <text:p>ICAR/13 - Disegno Industriale</text:p>
          </table:table-cell>
          <table:table-cell table:formula="of:=VLOOKUP([.$G295];[Sheet2.$A$1:.$E$103];4;1)" office:value-type="string" office:string-value="ICAR/13 - Disegno Industriale">
            <text:p>ICAR/13 - Disegno Industriale</text:p>
          </table:table-cell>
          <table:table-cell table:formula="of:=VLOOKUP([.$G295];[Sheet2.$A$1:.$E$103];5;1)" office:value-type="string" office:string-value="https://orcid.org/0000-0003-1667-9786">
            <text:p>https://orcid.org/0000-0003-1667-9786</text:p>
          </table:table-cell>
        </table:table-row>
        <table:table-row table:style-name="ro2">
          <table:table-cell office:value-type="string">
            <text:p>innercoauthorsid_5159b5d2f7761aba136f990ec06b8bff</text:p>
          </table:table-cell>
          <table:table-cell office:value-type="string">
            <text:p>Fare' Silv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Fare' Silvia</text:p>
          </table:table-cell>
          <table:table-cell office:value-type="string">
            <text:p>Not in design department</text:p>
          </table:table-cell>
          <table:table-cell table:formula="of:=VLOOKUP([.G296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296];[Sheet2.$A$1:.$E$103];4;1)" office:value-type="string" office:string-value="ICAR/13 - Disegno Industriale">
            <text:p>ICAR/13 - Disegno Industriale</text:p>
          </table:table-cell>
          <table:table-cell table:formula="of:=VLOOKUP([.$G296];[Sheet2.$A$1:.$E$103];4;1)" office:value-type="string" office:string-value="ICAR/13 - Disegno Industriale">
            <text:p>ICAR/13 - Disegno Industriale</text:p>
          </table:table-cell>
          <table:table-cell table:formula="of:=VLOOKUP([.$G296];[Sheet2.$A$1:.$E$103];5;1)" office:value-type="string" office:string-value="https://orcid.org/0000-0003-1667-9786">
            <text:p>https://orcid.org/0000-0003-1667-9786</text:p>
          </table:table-cell>
        </table:table-row>
        <table:table-row table:style-name="ro2">
          <table:table-cell office:value-type="string">
            <text:p>innercoauthorsid_aa70bd308287151a54dcb28ccc8431b3</text:p>
          </table:table-cell>
          <table:table-cell office:value-type="string">
            <text:p>Fassi Davide</text:p>
          </table:table-cell>
          <table:table-cell/>
          <table:table-cell office:value-type="string">
            <text:p>innerCoAuthorsId</text:p>
          </table:table-cell>
          <table:table-cell office:value-type="float" office:value="57">
            <text:p>57</text:p>
          </table:table-cell>
          <table:table-cell office:value-type="string">
            <text:p>Associate Professor</text:p>
          </table:table-cell>
          <table:table-cell office:value-type="string">
            <text:p>Fassi Davide</text:p>
          </table:table-cell>
          <table:table-cell office:value-type="string">
            <text:p>Design degli Ambienti del Paesaggio e della Mobilità</text:p>
          </table:table-cell>
          <table:table-cell table:formula="of:=VLOOKUP([.G29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97];[Sheet2.$A$1:.$E$103];4;1)" office:value-type="string" office:string-value="ICAR/13 - Disegno Industriale">
            <text:p>ICAR/13 - Disegno Industriale</text:p>
          </table:table-cell>
          <table:table-cell table:formula="of:=VLOOKUP([.$G297];[Sheet2.$A$1:.$E$103];4;1)" office:value-type="string" office:string-value="ICAR/13 - Disegno Industriale">
            <text:p>ICAR/13 - Disegno Industriale</text:p>
          </table:table-cell>
          <table:table-cell table:formula="of:=VLOOKUP([.$G297];[Sheet2.$A$1:.$E$103];5;1)" office:value-type="string" office:string-value="https://orcid.org/0000-0002-8436-5028">
            <text:p>https://orcid.org/0000-0002-8436-5028</text:p>
          </table:table-cell>
        </table:table-row>
        <table:table-row table:style-name="ro2">
          <table:table-cell office:value-type="string">
            <text:p>innercoauthorsid_4e3150b07dac56f45cabaaf513ae95a8</text:p>
          </table:table-cell>
          <table:table-cell office:value-type="string">
            <text:p>Fattorossi Marta Alic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Fattorossi Marta Alice</text:p>
          </table:table-cell>
          <table:table-cell office:value-type="string">
            <text:p>Not in design department</text:p>
          </table:table-cell>
          <table:table-cell table:formula="of:=VLOOKUP([.G29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98];[Sheet2.$A$1:.$E$103];4;1)" office:value-type="string" office:string-value="ICAR/13 - Disegno Industriale">
            <text:p>ICAR/13 - Disegno Industriale</text:p>
          </table:table-cell>
          <table:table-cell table:formula="of:=VLOOKUP([.$G298];[Sheet2.$A$1:.$E$103];4;1)" office:value-type="string" office:string-value="ICAR/13 - Disegno Industriale">
            <text:p>ICAR/13 - Disegno Industriale</text:p>
          </table:table-cell>
          <table:table-cell table:formula="of:=VLOOKUP([.$G298];[Sheet2.$A$1:.$E$103];5;1)" office:value-type="string" office:string-value="https://orcid.org/0000-0002-8436-5028">
            <text:p>https://orcid.org/0000-0002-8436-5028</text:p>
          </table:table-cell>
        </table:table-row>
        <table:table-row table:style-name="ro2">
          <table:table-cell office:value-type="string">
            <text:p>innercoauthorsid_43083978229fc7347446be53b315af88</text:p>
          </table:table-cell>
          <table:table-cell office:value-type="string">
            <text:p>Fauda Pichet Chia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PhD student</text:p>
          </table:table-cell>
          <table:table-cell office:value-type="string">
            <text:p>Fauda Pichet Chiara</text:p>
          </table:table-cell>
          <table:table-cell office:value-type="string">
            <text:p>No section</text:p>
          </table:table-cell>
          <table:table-cell table:formula="of:=VLOOKUP([.G29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299];[Sheet2.$A$1:.$E$103];4;1)" office:value-type="string" office:string-value="ICAR/13 - Disegno Industriale">
            <text:p>ICAR/13 - Disegno Industriale</text:p>
          </table:table-cell>
          <table:table-cell table:formula="of:=VLOOKUP([.$G299];[Sheet2.$A$1:.$E$103];4;1)" office:value-type="string" office:string-value="ICAR/13 - Disegno Industriale">
            <text:p>ICAR/13 - Disegno Industriale</text:p>
          </table:table-cell>
          <table:table-cell table:formula="of:=VLOOKUP([.$G299];[Sheet2.$A$1:.$E$103];5;1)" office:value-type="string" office:string-value="https://orcid.org/0000-0002-8436-5028">
            <text:p>https://orcid.org/0000-0002-8436-5028</text:p>
          </table:table-cell>
        </table:table-row>
        <table:table-row table:style-name="ro2">
          <table:table-cell office:value-type="string">
            <text:p>innercoauthorsid_09122aaa12071a748c1506e5563f726f</text:p>
          </table:table-cell>
          <table:table-cell office:value-type="string">
            <text:p>Favrin Simon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Favrin Simone</text:p>
          </table:table-cell>
          <table:table-cell office:value-type="string">
            <text:p>Not in design department</text:p>
          </table:table-cell>
          <table:table-cell table:formula="of:=VLOOKUP([.G30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00];[Sheet2.$A$1:.$E$103];4;1)" office:value-type="string" office:string-value="ICAR/13 - Disegno Industriale">
            <text:p>ICAR/13 - Disegno Industriale</text:p>
          </table:table-cell>
          <table:table-cell table:formula="of:=VLOOKUP([.$G300];[Sheet2.$A$1:.$E$103];4;1)" office:value-type="string" office:string-value="ICAR/13 - Disegno Industriale">
            <text:p>ICAR/13 - Disegno Industriale</text:p>
          </table:table-cell>
          <table:table-cell table:formula="of:=VLOOKUP([.$G300];[Sheet2.$A$1:.$E$103];5;1)" office:value-type="string" office:string-value="https://orcid.org/0000-0002-8436-5028">
            <text:p>https://orcid.org/0000-0002-8436-5028</text:p>
          </table:table-cell>
        </table:table-row>
        <table:table-row table:style-name="ro2">
          <table:table-cell office:value-type="string">
            <text:p>innercoauthorsid_8695edbff44b78c50a2b930b331c1328</text:p>
          </table:table-cell>
          <table:table-cell office:value-type="string">
            <text:p>Feraboli Maria Teresa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istant Professor</text:p>
          </table:table-cell>
          <table:table-cell office:value-type="string">
            <text:p>Feraboli Maria Teresa</text:p>
          </table:table-cell>
          <table:table-cell office:value-type="string">
            <text:p>Design e Culture</text:p>
          </table:table-cell>
          <table:table-cell table:formula="of:=VLOOKUP([.G301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301];[Sheet2.$A$1:.$E$103];4;1)" office:value-type="string" office:string-value="ICAR/18 - Storia Dell'Architettura">
            <text:p>ICAR/18 - Storia Dell'Architettura</text:p>
          </table:table-cell>
          <table:table-cell table:formula="of:=VLOOKUP([.$G301];[Sheet2.$A$1:.$E$103];4;1)" office:value-type="string" office:string-value="ICAR/18 - Storia Dell'Architettura">
            <text:p>ICAR/18 - Storia Dell'Architettura</text:p>
          </table:table-cell>
          <table:table-cell table:formula="of:=VLOOKUP([.$G301];[Sheet2.$A$1:.$E$103];5;1)" office:value-type="string" office:string-value="https://orcid.org/0000-0003-4582-7602">
            <text:p>https://orcid.org/0000-0003-4582-7602</text:p>
          </table:table-cell>
        </table:table-row>
        <table:table-row table:style-name="ro2">
          <table:table-cell office:value-type="string">
            <text:p>innercoauthorsid_d74c56f0e38dbc4031368905ea0d8255</text:p>
          </table:table-cell>
          <table:table-cell office:value-type="string">
            <text:p>Ferrante Simo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Ferrante Simona</text:p>
          </table:table-cell>
          <table:table-cell office:value-type="string">
            <text:p>Not in design department</text:p>
          </table:table-cell>
          <table:table-cell table:formula="of:=VLOOKUP([.G302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302];[Sheet2.$A$1:.$E$103];4;1)" office:value-type="string" office:string-value="ICAR/18 - Storia Dell'Architettura">
            <text:p>ICAR/18 - Storia Dell'Architettura</text:p>
          </table:table-cell>
          <table:table-cell table:formula="of:=VLOOKUP([.$G302];[Sheet2.$A$1:.$E$103];4;1)" office:value-type="string" office:string-value="ICAR/18 - Storia Dell'Architettura">
            <text:p>ICAR/18 - Storia Dell'Architettura</text:p>
          </table:table-cell>
          <table:table-cell table:formula="of:=VLOOKUP([.$G302];[Sheet2.$A$1:.$E$103];5;1)" office:value-type="string" office:string-value="https://orcid.org/0000-0003-4582-7602">
            <text:p>https://orcid.org/0000-0003-4582-7602</text:p>
          </table:table-cell>
        </table:table-row>
        <table:table-row table:style-name="ro2">
          <table:table-cell office:value-type="string">
            <text:p>innercoauthorsid_885e09fb870d79499b83c787bca06825</text:p>
          </table:table-cell>
          <table:table-cell office:value-type="string">
            <text:p>Ferrara Cinz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Ferrara Cinzia</text:p>
          </table:table-cell>
          <table:table-cell office:value-type="string">
            <text:p>Not in design department</text:p>
          </table:table-cell>
          <table:table-cell table:formula="of:=VLOOKUP([.G303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303];[Sheet2.$A$1:.$E$103];4;1)" office:value-type="string" office:string-value="ICAR/18 - Storia Dell'Architettura">
            <text:p>ICAR/18 - Storia Dell'Architettura</text:p>
          </table:table-cell>
          <table:table-cell table:formula="of:=VLOOKUP([.$G303];[Sheet2.$A$1:.$E$103];4;1)" office:value-type="string" office:string-value="ICAR/18 - Storia Dell'Architettura">
            <text:p>ICAR/18 - Storia Dell'Architettura</text:p>
          </table:table-cell>
          <table:table-cell table:formula="of:=VLOOKUP([.$G303];[Sheet2.$A$1:.$E$103];5;1)" office:value-type="string" office:string-value="https://orcid.org/0000-0003-4582-7602">
            <text:p>https://orcid.org/0000-0003-4582-7602</text:p>
          </table:table-cell>
        </table:table-row>
        <table:table-row table:style-name="ro2">
          <table:table-cell office:value-type="string">
            <text:p>innercoauthorsid_c41ed67d8456a93fef9ab62b79aae2c2</text:p>
          </table:table-cell>
          <table:table-cell office:value-type="string">
            <text:p>Ferrara Maria Rita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ociate Professor</text:p>
          </table:table-cell>
          <table:table-cell office:value-type="string">
            <text:p>Ferrara Maria Rita</text:p>
          </table:table-cell>
          <table:table-cell office:value-type="string">
            <text:p>Design degli Ambienti del Paesaggio e della Mobilità</text:p>
          </table:table-cell>
          <table:table-cell table:formula="of:=VLOOKUP([.G30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04];[Sheet2.$A$1:.$E$103];4;1)" office:value-type="string" office:string-value="ICAR/13 - Disegno Industriale">
            <text:p>ICAR/13 - Disegno Industriale</text:p>
          </table:table-cell>
          <table:table-cell table:formula="of:=VLOOKUP([.$G304];[Sheet2.$A$1:.$E$103];4;1)" office:value-type="string" office:string-value="ICAR/13 - Disegno Industriale">
            <text:p>ICAR/13 - Disegno Industriale</text:p>
          </table:table-cell>
          <table:table-cell table:formula="of:=VLOOKUP([.$G304];[Sheet2.$A$1:.$E$103];5;1)" office:value-type="string" office:string-value="https://orcid.org/0000-0002-4099-3137">
            <text:p>https://orcid.org/0000-0002-4099-3137</text:p>
          </table:table-cell>
        </table:table-row>
        <table:table-row table:style-name="ro2">
          <table:table-cell office:value-type="string">
            <text:p>innercoauthorsid_692aed1770d4e4d9000bdac062f752d8</text:p>
          </table:table-cell>
          <table:table-cell office:value-type="string">
            <text:p>Ferrari Camil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Ferrari Camilla</text:p>
          </table:table-cell>
          <table:table-cell office:value-type="string">
            <text:p>Not in design department</text:p>
          </table:table-cell>
          <table:table-cell table:formula="of:=VLOOKUP([.G30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05];[Sheet2.$A$1:.$E$103];4;1)" office:value-type="string" office:string-value="ICAR/13 - Disegno Industriale">
            <text:p>ICAR/13 - Disegno Industriale</text:p>
          </table:table-cell>
          <table:table-cell table:formula="of:=VLOOKUP([.$G305];[Sheet2.$A$1:.$E$103];4;1)" office:value-type="string" office:string-value="ICAR/13 - Disegno Industriale">
            <text:p>ICAR/13 - Disegno Industriale</text:p>
          </table:table-cell>
          <table:table-cell table:formula="of:=VLOOKUP([.$G305];[Sheet2.$A$1:.$E$103];5;1)" office:value-type="string" office:string-value="https://orcid.org/0000-0002-4099-3137">
            <text:p>https://orcid.org/0000-0002-4099-3137</text:p>
          </table:table-cell>
        </table:table-row>
        <table:table-row table:style-name="ro2">
          <table:table-cell office:value-type="string">
            <text:p>innercoauthorsid_2dfff519d9e6b25da3b4c02db2e199da</text:p>
          </table:table-cell>
          <table:table-cell office:value-type="string">
            <text:p>Ferrari Massim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Ferrari Massimo</text:p>
          </table:table-cell>
          <table:table-cell office:value-type="string">
            <text:p>Not in design department</text:p>
          </table:table-cell>
          <table:table-cell table:formula="of:=VLOOKUP([.G30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06];[Sheet2.$A$1:.$E$103];4;1)" office:value-type="string" office:string-value="ICAR/13 - Disegno Industriale">
            <text:p>ICAR/13 - Disegno Industriale</text:p>
          </table:table-cell>
          <table:table-cell table:formula="of:=VLOOKUP([.$G306];[Sheet2.$A$1:.$E$103];4;1)" office:value-type="string" office:string-value="ICAR/13 - Disegno Industriale">
            <text:p>ICAR/13 - Disegno Industriale</text:p>
          </table:table-cell>
          <table:table-cell table:formula="of:=VLOOKUP([.$G306];[Sheet2.$A$1:.$E$103];5;1)" office:value-type="string" office:string-value="https://orcid.org/0000-0002-4099-3137">
            <text:p>https://orcid.org/0000-0002-4099-3137</text:p>
          </table:table-cell>
        </table:table-row>
        <table:table-row table:style-name="ro2">
          <table:table-cell office:value-type="string">
            <text:p>innercoauthorsid_6566eeb22d4221821b253f300a87d5ad</text:p>
          </table:table-cell>
          <table:table-cell office:value-type="string">
            <text:p>Ferrari Simon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Ferrari Simone</text:p>
          </table:table-cell>
          <table:table-cell office:value-type="string">
            <text:p>Not in design department</text:p>
          </table:table-cell>
          <table:table-cell table:formula="of:=VLOOKUP([.G30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07];[Sheet2.$A$1:.$E$103];4;1)" office:value-type="string" office:string-value="ICAR/13 - Disegno Industriale">
            <text:p>ICAR/13 - Disegno Industriale</text:p>
          </table:table-cell>
          <table:table-cell table:formula="of:=VLOOKUP([.$G307];[Sheet2.$A$1:.$E$103];4;1)" office:value-type="string" office:string-value="ICAR/13 - Disegno Industriale">
            <text:p>ICAR/13 - Disegno Industriale</text:p>
          </table:table-cell>
          <table:table-cell table:formula="of:=VLOOKUP([.$G307];[Sheet2.$A$1:.$E$103];5;1)" office:value-type="string" office:string-value="https://orcid.org/0000-0002-4099-3137">
            <text:p>https://orcid.org/0000-0002-4099-3137</text:p>
          </table:table-cell>
        </table:table-row>
        <table:table-row table:style-name="ro2">
          <table:table-cell office:value-type="string">
            <text:p>innercoauthorsid_d3ca0ce5fab6455eed1e9601e6997944</text:p>
          </table:table-cell>
          <table:table-cell office:value-type="string">
            <text:p>Ferrarin Mauriz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Ferrarin Maurizio</text:p>
          </table:table-cell>
          <table:table-cell office:value-type="string">
            <text:p>Not in design department</text:p>
          </table:table-cell>
          <table:table-cell table:formula="of:=VLOOKUP([.G30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08];[Sheet2.$A$1:.$E$103];4;1)" office:value-type="string" office:string-value="ICAR/13 - Disegno Industriale">
            <text:p>ICAR/13 - Disegno Industriale</text:p>
          </table:table-cell>
          <table:table-cell table:formula="of:=VLOOKUP([.$G308];[Sheet2.$A$1:.$E$103];4;1)" office:value-type="string" office:string-value="ICAR/13 - Disegno Industriale">
            <text:p>ICAR/13 - Disegno Industriale</text:p>
          </table:table-cell>
          <table:table-cell table:formula="of:=VLOOKUP([.$G308];[Sheet2.$A$1:.$E$103];5;1)" office:value-type="string" office:string-value="https://orcid.org/0000-0002-4099-3137">
            <text:p>https://orcid.org/0000-0002-4099-3137</text:p>
          </table:table-cell>
        </table:table-row>
        <table:table-row table:style-name="ro2">
          <table:table-cell office:value-type="string">
            <text:p>innercoauthorsid_ac6aa09a631a7e868804e5156fdb1900</text:p>
          </table:table-cell>
          <table:table-cell office:value-type="string">
            <text:p>Ferrario Manuel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Ferrario Manuela</text:p>
          </table:table-cell>
          <table:table-cell office:value-type="string">
            <text:p>Not in design department</text:p>
          </table:table-cell>
          <table:table-cell table:formula="of:=VLOOKUP([.G30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09];[Sheet2.$A$1:.$E$103];4;1)" office:value-type="string" office:string-value="ICAR/13 - Disegno Industriale">
            <text:p>ICAR/13 - Disegno Industriale</text:p>
          </table:table-cell>
          <table:table-cell table:formula="of:=VLOOKUP([.$G309];[Sheet2.$A$1:.$E$103];4;1)" office:value-type="string" office:string-value="ICAR/13 - Disegno Industriale">
            <text:p>ICAR/13 - Disegno Industriale</text:p>
          </table:table-cell>
          <table:table-cell table:formula="of:=VLOOKUP([.$G309];[Sheet2.$A$1:.$E$103];5;1)" office:value-type="string" office:string-value="https://orcid.org/0000-0002-4099-3137">
            <text:p>https://orcid.org/0000-0002-4099-3137</text:p>
          </table:table-cell>
        </table:table-row>
        <table:table-row table:style-name="ro2">
          <table:table-cell office:value-type="string">
            <text:p>innercoauthorsid_029cf1df257903f2b9dbe6ee27c0eb59</text:p>
          </table:table-cell>
          <table:table-cell office:value-type="string">
            <text:p>Ferraris Silvia Deborah</text:p>
          </table:table-cell>
          <table:table-cell/>
          <table:table-cell office:value-type="string">
            <text:p>innerCoAuthorsId</text:p>
          </table:table-cell>
          <table:table-cell office:value-type="float" office:value="58">
            <text:p>58</text:p>
          </table:table-cell>
          <table:table-cell office:value-type="string">
            <text:p>Assistant Professor</text:p>
          </table:table-cell>
          <table:table-cell office:value-type="string">
            <text:p>Ferraris Silvia Deborah</text:p>
          </table:table-cell>
          <table:table-cell office:value-type="string">
            <text:p>Design di Prodotti Strategie e Servizi</text:p>
          </table:table-cell>
          <table:table-cell table:formula="of:=VLOOKUP([.G310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310];[Sheet2.$A$1:.$E$103];4;1)" office:value-type="string" office:string-value="ICAR/13 - Disegno Industriale">
            <text:p>ICAR/13 - Disegno Industriale</text:p>
          </table:table-cell>
          <table:table-cell table:formula="of:=VLOOKUP([.$G310];[Sheet2.$A$1:.$E$103];4;1)" office:value-type="string" office:string-value="ICAR/13 - Disegno Industriale">
            <text:p>ICAR/13 - Disegno Industriale</text:p>
          </table:table-cell>
          <table:table-cell table:formula="of:=VLOOKUP([.$G310];[Sheet2.$A$1:.$E$103];5;1)" office:value-type="string" office:string-value="https://orcid.org/0000-0003-3045-5359">
            <text:p>https://orcid.org/0000-0003-3045-5359</text:p>
          </table:table-cell>
        </table:table-row>
        <table:table-row table:style-name="ro2">
          <table:table-cell office:value-type="string">
            <text:p>innercoauthorsid_45ea1299465c86a937ffc295e19322c9</text:p>
          </table:table-cell>
          <table:table-cell office:value-type="string">
            <text:p>Ferraro Venere</text:p>
          </table:table-cell>
          <table:table-cell/>
          <table:table-cell office:value-type="string">
            <text:p>innerCoAuthorsId</text:p>
          </table:table-cell>
          <table:table-cell office:value-type="float" office:value="50">
            <text:p>50</text:p>
          </table:table-cell>
          <table:table-cell office:value-type="string">
            <text:p>Assistant Professor</text:p>
          </table:table-cell>
          <table:table-cell office:value-type="string">
            <text:p>Ferraro Venere</text:p>
          </table:table-cell>
          <table:table-cell office:value-type="string">
            <text:p>Design di Prodotti Strategie e Servizi</text:p>
          </table:table-cell>
          <table:table-cell table:formula="of:=VLOOKUP([.G311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311];[Sheet2.$A$1:.$E$103];4;1)" office:value-type="string" office:string-value="ICAR/13 - Disegno Industriale">
            <text:p>ICAR/13 - Disegno Industriale</text:p>
          </table:table-cell>
          <table:table-cell table:formula="of:=VLOOKUP([.$G311];[Sheet2.$A$1:.$E$103];4;1)" office:value-type="string" office:string-value="ICAR/13 - Disegno Industriale">
            <text:p>ICAR/13 - Disegno Industriale</text:p>
          </table:table-cell>
          <table:table-cell table:formula="of:=VLOOKUP([.$G311];[Sheet2.$A$1:.$E$103];5;1)" office:value-type="string" office:string-value="https://orcid.org/0000-0003-3045-5359">
            <text:p>https://orcid.org/0000-0003-3045-5359</text:p>
          </table:table-cell>
        </table:table-row>
        <table:table-row table:style-name="ro2">
          <table:table-cell office:value-type="string">
            <text:p>innercoauthorsid_dea47c98ebd1f3ec827444160a0c70f8</text:p>
          </table:table-cell>
          <table:table-cell office:value-type="string">
            <text:p>Ferreira De Andrade Poshar Franca Andre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Ferreira De Andrade Poshar Franca Andrea</text:p>
          </table:table-cell>
          <table:table-cell office:value-type="string">
            <text:p>Not in design department</text:p>
          </table:table-cell>
          <table:table-cell table:formula="of:=VLOOKUP([.G312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312];[Sheet2.$A$1:.$E$103];4;1)" office:value-type="string" office:string-value="ICAR/13 - Disegno Industriale">
            <text:p>ICAR/13 - Disegno Industriale</text:p>
          </table:table-cell>
          <table:table-cell table:formula="of:=VLOOKUP([.$G312];[Sheet2.$A$1:.$E$103];4;1)" office:value-type="string" office:string-value="ICAR/13 - Disegno Industriale">
            <text:p>ICAR/13 - Disegno Industriale</text:p>
          </table:table-cell>
          <table:table-cell table:formula="of:=VLOOKUP([.$G312];[Sheet2.$A$1:.$E$103];5;1)" office:value-type="string" office:string-value="https://orcid.org/0000-0003-3045-5359">
            <text:p>https://orcid.org/0000-0003-3045-5359</text:p>
          </table:table-cell>
        </table:table-row>
        <table:table-row table:style-name="ro2">
          <table:table-cell office:value-type="string">
            <text:p>innercoauthorsid_a35b736d3d0fe62cbe71e299e6447e91</text:p>
          </table:table-cell>
          <table:table-cell office:value-type="string">
            <text:p>Ferretti Cristian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Ferretti Cristian</text:p>
          </table:table-cell>
          <table:table-cell office:value-type="string">
            <text:p>Not in design department</text:p>
          </table:table-cell>
          <table:table-cell table:formula="of:=VLOOKUP([.G313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313];[Sheet2.$A$1:.$E$103];4;1)" office:value-type="string" office:string-value="ICAR/13 - Disegno Industriale">
            <text:p>ICAR/13 - Disegno Industriale</text:p>
          </table:table-cell>
          <table:table-cell table:formula="of:=VLOOKUP([.$G313];[Sheet2.$A$1:.$E$103];4;1)" office:value-type="string" office:string-value="ICAR/13 - Disegno Industriale">
            <text:p>ICAR/13 - Disegno Industriale</text:p>
          </table:table-cell>
          <table:table-cell table:formula="of:=VLOOKUP([.$G313];[Sheet2.$A$1:.$E$103];5;1)" office:value-type="string" office:string-value="https://orcid.org/0000-0003-3045-5359">
            <text:p>https://orcid.org/0000-0003-3045-5359</text:p>
          </table:table-cell>
        </table:table-row>
        <table:table-row table:style-name="ro2">
          <table:table-cell office:value-type="string">
            <text:p>innercoauthorsid_87d063dce391243d14eb3bcbba53f487</text:p>
          </table:table-cell>
          <table:table-cell office:value-type="string">
            <text:p>Ferretti Valenti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Ferretti Valentina</text:p>
          </table:table-cell>
          <table:table-cell office:value-type="string">
            <text:p>Not in design department</text:p>
          </table:table-cell>
          <table:table-cell table:formula="of:=VLOOKUP([.G314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314];[Sheet2.$A$1:.$E$103];4;1)" office:value-type="string" office:string-value="ICAR/13 - Disegno Industriale">
            <text:p>ICAR/13 - Disegno Industriale</text:p>
          </table:table-cell>
          <table:table-cell table:formula="of:=VLOOKUP([.$G314];[Sheet2.$A$1:.$E$103];4;1)" office:value-type="string" office:string-value="ICAR/13 - Disegno Industriale">
            <text:p>ICAR/13 - Disegno Industriale</text:p>
          </table:table-cell>
          <table:table-cell table:formula="of:=VLOOKUP([.$G314];[Sheet2.$A$1:.$E$103];5;1)" office:value-type="string" office:string-value="https://orcid.org/0000-0003-3045-5359">
            <text:p>https://orcid.org/0000-0003-3045-5359</text:p>
          </table:table-cell>
        </table:table-row>
        <table:table-row table:style-name="ro2">
          <table:table-cell office:value-type="string">
            <text:p>innercoauthorsid_07b8deef075fb9a07e76c29993aa6641</text:p>
          </table:table-cell>
          <table:table-cell office:value-type="string">
            <text:p>Ferri Giorda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Ferri Giordana</text:p>
          </table:table-cell>
          <table:table-cell office:value-type="string">
            <text:p>Not in design department</text:p>
          </table:table-cell>
          <table:table-cell table:formula="of:=VLOOKUP([.G315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315];[Sheet2.$A$1:.$E$103];4;1)" office:value-type="string" office:string-value="ICAR/13 - Disegno Industriale">
            <text:p>ICAR/13 - Disegno Industriale</text:p>
          </table:table-cell>
          <table:table-cell table:formula="of:=VLOOKUP([.$G315];[Sheet2.$A$1:.$E$103];4;1)" office:value-type="string" office:string-value="ICAR/13 - Disegno Industriale">
            <text:p>ICAR/13 - Disegno Industriale</text:p>
          </table:table-cell>
          <table:table-cell table:formula="of:=VLOOKUP([.$G315];[Sheet2.$A$1:.$E$103];5;1)" office:value-type="string" office:string-value="https://orcid.org/0000-0003-3045-5359">
            <text:p>https://orcid.org/0000-0003-3045-5359</text:p>
          </table:table-cell>
        </table:table-row>
        <table:table-row table:style-name="ro2">
          <table:table-cell office:value-type="string">
            <text:p>innercoauthorsid_f347d0cd857c16b33354cc0991b087fe</text:p>
          </table:table-cell>
          <table:table-cell office:value-type="string">
            <text:p>Ferrigno Giancarl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Ferrigno Giancarlo</text:p>
          </table:table-cell>
          <table:table-cell office:value-type="string">
            <text:p>Not in design department</text:p>
          </table:table-cell>
          <table:table-cell table:formula="of:=VLOOKUP([.G316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316];[Sheet2.$A$1:.$E$103];4;1)" office:value-type="string" office:string-value="ICAR/13 - Disegno Industriale">
            <text:p>ICAR/13 - Disegno Industriale</text:p>
          </table:table-cell>
          <table:table-cell table:formula="of:=VLOOKUP([.$G316];[Sheet2.$A$1:.$E$103];4;1)" office:value-type="string" office:string-value="ICAR/13 - Disegno Industriale">
            <text:p>ICAR/13 - Disegno Industriale</text:p>
          </table:table-cell>
          <table:table-cell table:formula="of:=VLOOKUP([.$G316];[Sheet2.$A$1:.$E$103];5;1)" office:value-type="string" office:string-value="https://orcid.org/0000-0003-3045-5359">
            <text:p>https://orcid.org/0000-0003-3045-5359</text:p>
          </table:table-cell>
        </table:table-row>
        <table:table-row table:style-name="ro2">
          <table:table-cell office:value-type="string">
            <text:p>innercoauthorsid_79a9daa037fde955ad7508e977dfb537</text:p>
          </table:table-cell>
          <table:table-cell office:value-type="string">
            <text:p>Figiani Maurizio</text:p>
          </table:table-cell>
          <table:table-cell/>
          <table:table-cell office:value-type="string">
            <text:p>innerCoAuthorsId</text:p>
          </table:table-cell>
          <table:table-cell office:value-type="float" office:value="13">
            <text:p>13</text:p>
          </table:table-cell>
          <table:table-cell office:value-type="string">
            <text:p>Assistant Professor</text:p>
          </table:table-cell>
          <table:table-cell office:value-type="string">
            <text:p>Figiani Maurizio</text:p>
          </table:table-cell>
          <table:table-cell office:value-type="string">
            <text:p>Design e Culture</text:p>
          </table:table-cell>
          <table:table-cell table:formula="of:=VLOOKUP([.G317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317];[Sheet2.$A$1:.$E$103];4;1)" office:value-type="string" office:string-value="ICAR/13 - Disegno Industriale">
            <text:p>ICAR/13 - Disegno Industriale</text:p>
          </table:table-cell>
          <table:table-cell table:formula="of:=VLOOKUP([.$G317];[Sheet2.$A$1:.$E$103];4;1)" office:value-type="string" office:string-value="ICAR/13 - Disegno Industriale">
            <text:p>ICAR/13 - Disegno Industriale</text:p>
          </table:table-cell>
          <table:table-cell table:formula="of:=VLOOKUP([.$G317];[Sheet2.$A$1:.$E$103];5;1)" office:value-type="string" office:string-value="https://orcid.org/0000-0002-0330-753X">
            <text:p>https://orcid.org/0000-0002-0330-753X</text:p>
          </table:table-cell>
        </table:table-row>
        <table:table-row table:style-name="ro2">
          <table:table-cell office:value-type="string">
            <text:p>innercoauthorsid_77a053f1f8f45519eb39bd72a5a4eaaa</text:p>
          </table:table-cell>
          <table:table-cell office:value-type="string">
            <text:p>Finessi Giuseppe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ociate Professor</text:p>
          </table:table-cell>
          <table:table-cell office:value-type="string">
            <text:p>Finessi Giuseppe</text:p>
          </table:table-cell>
          <table:table-cell office:value-type="string">
            <text:p>Design degli Ambienti del Paesaggio e della Mobilità</text:p>
          </table:table-cell>
          <table:table-cell table:formula="of:=VLOOKUP([.G31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18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18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18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91f1c0dc7fc3dc91666a92d635eae536</text:p>
          </table:table-cell>
          <table:table-cell office:value-type="string">
            <text:p>Fiorani Eleonora</text:p>
          </table:table-cell>
          <table:table-cell/>
          <table:table-cell office:value-type="string">
            <text:p>innerCoAuthorsId</text:p>
          </table:table-cell>
          <table:table-cell office:value-type="float" office:value="18">
            <text:p>18</text:p>
          </table:table-cell>
          <table:table-cell office:value-type="string">
            <text:p>Not in design department</text:p>
          </table:table-cell>
          <table:table-cell office:value-type="string">
            <text:p>Fiorani Eleonora</text:p>
          </table:table-cell>
          <table:table-cell office:value-type="string">
            <text:p>Not in design department</text:p>
          </table:table-cell>
          <table:table-cell table:formula="of:=VLOOKUP([.G31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19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19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19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2145b70b5d3d344d247f7696fbc22a5e</text:p>
          </table:table-cell>
          <table:table-cell office:value-type="string">
            <text:p>Foglieni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office:value-type="string">
            <text:p>Not in design department</text:p>
          </table:table-cell>
          <table:table-cell office:value-type="string">
            <text:p>Foglieni Francesca</text:p>
          </table:table-cell>
          <table:table-cell office:value-type="string">
            <text:p>Not in design department</text:p>
          </table:table-cell>
          <table:table-cell table:formula="of:=VLOOKUP([.G32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20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20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20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8300327f96df430f9002cd2f5b35a6f2</text:p>
          </table:table-cell>
          <table:table-cell office:value-type="string">
            <text:p>Fois Luc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Fois Luca</text:p>
          </table:table-cell>
          <table:table-cell office:value-type="string">
            <text:p>Not in design department</text:p>
          </table:table-cell>
          <table:table-cell table:formula="of:=VLOOKUP([.G32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21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21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21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f4e33dd4f80d523f2f3753e60de901c2</text:p>
          </table:table-cell>
          <table:table-cell office:value-type="string">
            <text:p>Fonseca Braga Marian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PhD student</text:p>
          </table:table-cell>
          <table:table-cell office:value-type="string">
            <text:p>Fonseca Braga Mariana</text:p>
          </table:table-cell>
          <table:table-cell office:value-type="string">
            <text:p>No section</text:p>
          </table:table-cell>
          <table:table-cell table:formula="of:=VLOOKUP([.G32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22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22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22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62a7c256f443ae9f4bead8b5b3b6e9ae</text:p>
          </table:table-cell>
          <table:table-cell office:value-type="string">
            <text:p>Fontana Alberto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Fontana Alberto</text:p>
          </table:table-cell>
          <table:table-cell office:value-type="string">
            <text:p>Not in design department</text:p>
          </table:table-cell>
          <table:table-cell table:formula="of:=VLOOKUP([.G32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23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23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23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24a998ff669f0898238b452efdd0b595</text:p>
          </table:table-cell>
          <table:table-cell office:value-type="string">
            <text:p>Fontana Giulio Angelo Eugen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Fontana Giulio Angelo Eugenio</text:p>
          </table:table-cell>
          <table:table-cell office:value-type="string">
            <text:p>Not in design department</text:p>
          </table:table-cell>
          <table:table-cell table:formula="of:=VLOOKUP([.G32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24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24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24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1efafd391d9a413e62e0a7c8a10d13d8</text:p>
          </table:table-cell>
          <table:table-cell office:value-type="string">
            <text:p>Forcolini Giann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Forcolini Gianni</text:p>
          </table:table-cell>
          <table:table-cell office:value-type="string">
            <text:p>Not in design department</text:p>
          </table:table-cell>
          <table:table-cell table:formula="of:=VLOOKUP([.G32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25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25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25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e66ce3b04e289d956325566139f72d9e</text:p>
          </table:table-cell>
          <table:table-cell office:value-type="string">
            <text:p>Forino Immacolata Concezion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Forino Immacolata Concezione</text:p>
          </table:table-cell>
          <table:table-cell office:value-type="string">
            <text:p>Not in design department</text:p>
          </table:table-cell>
          <table:table-cell table:formula="of:=VLOOKUP([.G32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26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26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26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a396d98c9777cc3989d2a339228ea39d</text:p>
          </table:table-cell>
          <table:table-cell office:value-type="string">
            <text:p>Formia Elena Mar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Formia Elena Maria</text:p>
          </table:table-cell>
          <table:table-cell office:value-type="string">
            <text:p>Not in design department</text:p>
          </table:table-cell>
          <table:table-cell table:formula="of:=VLOOKUP([.G32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27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27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27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0fe86f8a0589d5bfec7ee07bca64caa2</text:p>
          </table:table-cell>
          <table:table-cell office:value-type="string">
            <text:p>Fossati Maria Rosann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Fossati Maria Rosanna</text:p>
          </table:table-cell>
          <table:table-cell office:value-type="string">
            <text:p>Not in design department</text:p>
          </table:table-cell>
          <table:table-cell table:formula="of:=VLOOKUP([.G32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28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28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28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d47169445c075bf925626d47ad54f09f</text:p>
          </table:table-cell>
          <table:table-cell office:value-type="string">
            <text:p>Franceschini Silvi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office:value-type="string">
            <text:p>PhD student</text:p>
          </table:table-cell>
          <table:table-cell office:value-type="string">
            <text:p>Franceschini Silvia</text:p>
          </table:table-cell>
          <table:table-cell office:value-type="string">
            <text:p>No section</text:p>
          </table:table-cell>
          <table:table-cell table:formula="of:=VLOOKUP([.G32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29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29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29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c1ce06703001e4f01ff0259ae19a6283</text:p>
          </table:table-cell>
          <table:table-cell office:value-type="string">
            <text:p>Franchini Luc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Franchini Lucio</text:p>
          </table:table-cell>
          <table:table-cell office:value-type="string">
            <text:p>Not in design department</text:p>
          </table:table-cell>
          <table:table-cell table:formula="of:=VLOOKUP([.G33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30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30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30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c7c7fe1a5a4375183c3b0f4df78bb91d</text:p>
          </table:table-cell>
          <table:table-cell office:value-type="string">
            <text:p>Franzato Car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Franzato Carlo</text:p>
          </table:table-cell>
          <table:table-cell office:value-type="string">
            <text:p>Not in design department</text:p>
          </table:table-cell>
          <table:table-cell table:formula="of:=VLOOKUP([.G33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31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31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31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30a47e9dddc0447053ac7733ad46f4de</text:p>
          </table:table-cell>
          <table:table-cell office:value-type="string">
            <text:p>Frassine Robert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Frassine Roberto</text:p>
          </table:table-cell>
          <table:table-cell office:value-type="string">
            <text:p>Not in design department</text:p>
          </table:table-cell>
          <table:table-cell table:formula="of:=VLOOKUP([.G33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32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32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32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4cefd39a1c8f2719644f9d4ca0b36092</text:p>
          </table:table-cell>
          <table:table-cell office:value-type="string">
            <text:p>Frassoldati Alessio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office:value-type="string">
            <text:p>Not in design department</text:p>
          </table:table-cell>
          <table:table-cell office:value-type="string">
            <text:p>Frassoldati Alessio</text:p>
          </table:table-cell>
          <table:table-cell office:value-type="string">
            <text:p>Not in design department</text:p>
          </table:table-cell>
          <table:table-cell table:formula="of:=VLOOKUP([.G33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33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33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33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39e04b328ba89fefd75250d214346081</text:p>
          </table:table-cell>
          <table:table-cell office:value-type="string">
            <text:p>Frattini Federi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Frattini Federico</text:p>
          </table:table-cell>
          <table:table-cell office:value-type="string">
            <text:p>Not in design department</text:p>
          </table:table-cell>
          <table:table-cell table:formula="of:=VLOOKUP([.G33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34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34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34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031b0d79d35878344211ed9b805f8a29</text:p>
          </table:table-cell>
          <table:table-cell office:value-type="string">
            <text:p>Frigo Carlo Albin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Frigo Carlo Albino</text:p>
          </table:table-cell>
          <table:table-cell office:value-type="string">
            <text:p>Not in design department</text:p>
          </table:table-cell>
          <table:table-cell table:formula="of:=VLOOKUP([.G33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35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35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35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32926033eb1e441f1804f9d80fbc54e3</text:p>
          </table:table-cell>
          <table:table-cell office:value-type="string">
            <text:p>Fugini Mariagraz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Fugini Mariagrazia</text:p>
          </table:table-cell>
          <table:table-cell office:value-type="string">
            <text:p>Not in design department</text:p>
          </table:table-cell>
          <table:table-cell table:formula="of:=VLOOKUP([.G33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36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36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36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e02d4ec85ca16e6532ba9e8d1fddb2d2</text:p>
          </table:table-cell>
          <table:table-cell office:value-type="string">
            <text:p>Fumero Rober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Fumero Roberto</text:p>
          </table:table-cell>
          <table:table-cell office:value-type="string">
            <text:p>Not in design department</text:p>
          </table:table-cell>
          <table:table-cell table:formula="of:=VLOOKUP([.G33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37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37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37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2a99043e38d969659e3f05732b7687d5</text:p>
          </table:table-cell>
          <table:table-cell office:value-type="string">
            <text:p>Fusca Marcello Cono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Fusca Marcello Cono</text:p>
          </table:table-cell>
          <table:table-cell office:value-type="string">
            <text:p>Not in design department</text:p>
          </table:table-cell>
          <table:table-cell table:formula="of:=VLOOKUP([.G33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38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38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38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d6cb5db6875d09715b448141e7f5356e</text:p>
          </table:table-cell>
          <table:table-cell office:value-type="string">
            <text:p>Gabbatore Robert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Gabbatore Roberta</text:p>
          </table:table-cell>
          <table:table-cell office:value-type="string">
            <text:p>Not in design department</text:p>
          </table:table-cell>
          <table:table-cell table:formula="of:=VLOOKUP([.G33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39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39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39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3717dbacfdae85e7d796b307e2ad6658</text:p>
          </table:table-cell>
          <table:table-cell office:value-type="string">
            <text:p>Gaddi Rossana</text:p>
          </table:table-cell>
          <table:table-cell/>
          <table:table-cell office:value-type="string">
            <text:p>innerCoAuthorsId</text:p>
          </table:table-cell>
          <table:table-cell office:value-type="float" office:value="34">
            <text:p>34</text:p>
          </table:table-cell>
          <table:table-cell office:value-type="string">
            <text:p>Research Fellow</text:p>
          </table:table-cell>
          <table:table-cell office:value-type="string">
            <text:p>Gaddi Rossana</text:p>
          </table:table-cell>
          <table:table-cell office:value-type="string">
            <text:p>Design di Prodotti Strategie e Servizi</text:p>
          </table:table-cell>
          <table:table-cell table:formula="of:=VLOOKUP([.G34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40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40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40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836b703d5cb634d4e1e664853effd5ce</text:p>
          </table:table-cell>
          <table:table-cell office:value-type="string">
            <text:p>Gaetani Flora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office:value-type="string">
            <text:p>Not in design department</text:p>
          </table:table-cell>
          <table:table-cell office:value-type="string">
            <text:p>Gaetani Flora</text:p>
          </table:table-cell>
          <table:table-cell office:value-type="string">
            <text:p>Not in design department</text:p>
          </table:table-cell>
          <table:table-cell table:formula="of:=VLOOKUP([.G34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41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41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41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dde7f7bb7bc04667ec152a731da75f55</text:p>
          </table:table-cell>
          <table:table-cell office:value-type="string">
            <text:p>Gaiani Mar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Gaiani Marco</text:p>
          </table:table-cell>
          <table:table-cell office:value-type="string">
            <text:p>Not in design department</text:p>
          </table:table-cell>
          <table:table-cell table:formula="of:=VLOOKUP([.G34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42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42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42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464355187ea60e3c29d6951cd52378a5</text:p>
          </table:table-cell>
          <table:table-cell office:value-type="string">
            <text:p>Galateo Simo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Galateo Simona</text:p>
          </table:table-cell>
          <table:table-cell office:value-type="string">
            <text:p>Not in design department</text:p>
          </table:table-cell>
          <table:table-cell table:formula="of:=VLOOKUP([.G34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43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43];[Sheet2.$A$1:.$E$103];4;1)" office:value-type="string" office:string-value="ICAR/16 - Architettura Degli Interni E Allestimento">
            <text:p>ICAR/16 - Architettura Degli Interni E Allestimento</text:p>
          </table:table-cell>
          <table:table-cell table:formula="of:=VLOOKUP([.$G343];[Sheet2.$A$1:.$E$103];5;1)" office:value-type="string" office:string-value="https://orcid.org/0000-0003-0633-5410">
            <text:p>https://orcid.org/0000-0003-0633-5410</text:p>
          </table:table-cell>
        </table:table-row>
        <table:table-row table:style-name="ro2">
          <table:table-cell office:value-type="string">
            <text:p>innercoauthorsid_c8149dc3a5174e034a1274c28dd3d02b</text:p>
          </table:table-cell>
          <table:table-cell office:value-type="string">
            <text:p>Galbiati Maria Luisa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Full Professor</text:p>
          </table:table-cell>
          <table:table-cell office:value-type="string">
            <text:p>Galbiati Maria Luisa</text:p>
          </table:table-cell>
          <table:table-cell office:value-type="string">
            <text:p>Design di Prodotti Strategie e Servizi</text:p>
          </table:table-cell>
          <table:table-cell table:formula="of:=VLOOKUP([.G344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44];[Sheet2.$A$1:.$E$103];4;1)" office:value-type="string" office:string-value="ICAR/13 - Disegno Industriale">
            <text:p>ICAR/13 - Disegno Industriale</text:p>
          </table:table-cell>
          <table:table-cell table:formula="of:=VLOOKUP([.$G344];[Sheet2.$A$1:.$E$103];4;1)" office:value-type="string" office:string-value="ICAR/13 - Disegno Industriale">
            <text:p>ICAR/13 - Disegno Industriale</text:p>
          </table:table-cell>
          <table:table-cell table:formula="of:=VLOOKUP([.$G344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cc88b51f229e398cc8a9a963d74700dd</text:p>
          </table:table-cell>
          <table:table-cell office:value-type="string">
            <text:p>Galeazzi Chiar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Research Fellow</text:p>
          </table:table-cell>
          <table:table-cell office:value-type="string">
            <text:p>Galeazzi Chiara</text:p>
          </table:table-cell>
          <table:table-cell office:value-type="string">
            <text:p>Design di Prodotti Strategie e Servizi</text:p>
          </table:table-cell>
          <table:table-cell table:formula="of:=VLOOKUP([.G345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45];[Sheet2.$A$1:.$E$103];4;1)" office:value-type="string" office:string-value="ICAR/13 - Disegno Industriale">
            <text:p>ICAR/13 - Disegno Industriale</text:p>
          </table:table-cell>
          <table:table-cell table:formula="of:=VLOOKUP([.$G345];[Sheet2.$A$1:.$E$103];4;1)" office:value-type="string" office:string-value="ICAR/13 - Disegno Industriale">
            <text:p>ICAR/13 - Disegno Industriale</text:p>
          </table:table-cell>
          <table:table-cell table:formula="of:=VLOOKUP([.$G345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58a7c964f2f05a54315013a604ee8b8b</text:p>
          </table:table-cell>
          <table:table-cell office:value-type="string">
            <text:p>Galimberti Giorgi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Galimberti Giorgia</text:p>
          </table:table-cell>
          <table:table-cell office:value-type="string">
            <text:p>Not in design department</text:p>
          </table:table-cell>
          <table:table-cell table:formula="of:=VLOOKUP([.G346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46];[Sheet2.$A$1:.$E$103];4;1)" office:value-type="string" office:string-value="ICAR/13 - Disegno Industriale">
            <text:p>ICAR/13 - Disegno Industriale</text:p>
          </table:table-cell>
          <table:table-cell table:formula="of:=VLOOKUP([.$G346];[Sheet2.$A$1:.$E$103];4;1)" office:value-type="string" office:string-value="ICAR/13 - Disegno Industriale">
            <text:p>ICAR/13 - Disegno Industriale</text:p>
          </table:table-cell>
          <table:table-cell table:formula="of:=VLOOKUP([.$G346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cf34465bf803e0274a7760ccbb925395</text:p>
          </table:table-cell>
          <table:table-cell office:value-type="string">
            <text:p>Galisai Rober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Galisai Roberto</text:p>
          </table:table-cell>
          <table:table-cell office:value-type="string">
            <text:p>Not in design department</text:p>
          </table:table-cell>
          <table:table-cell table:formula="of:=VLOOKUP([.G347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47];[Sheet2.$A$1:.$E$103];4;1)" office:value-type="string" office:string-value="ICAR/13 - Disegno Industriale">
            <text:p>ICAR/13 - Disegno Industriale</text:p>
          </table:table-cell>
          <table:table-cell table:formula="of:=VLOOKUP([.$G347];[Sheet2.$A$1:.$E$103];4;1)" office:value-type="string" office:string-value="ICAR/13 - Disegno Industriale">
            <text:p>ICAR/13 - Disegno Industriale</text:p>
          </table:table-cell>
          <table:table-cell table:formula="of:=VLOOKUP([.$G347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474146377efcf15b03e00e786bbf0038</text:p>
          </table:table-cell>
          <table:table-cell office:value-type="string">
            <text:p>Gallarati Federi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Gallarati Federica</text:p>
          </table:table-cell>
          <table:table-cell office:value-type="string">
            <text:p>Not in design department</text:p>
          </table:table-cell>
          <table:table-cell table:formula="of:=VLOOKUP([.G348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48];[Sheet2.$A$1:.$E$103];4;1)" office:value-type="string" office:string-value="ICAR/13 - Disegno Industriale">
            <text:p>ICAR/13 - Disegno Industriale</text:p>
          </table:table-cell>
          <table:table-cell table:formula="of:=VLOOKUP([.$G348];[Sheet2.$A$1:.$E$103];4;1)" office:value-type="string" office:string-value="ICAR/13 - Disegno Industriale">
            <text:p>ICAR/13 - Disegno Industriale</text:p>
          </table:table-cell>
          <table:table-cell table:formula="of:=VLOOKUP([.$G348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1055af3e643fa9ae19a1323dbd013d27</text:p>
          </table:table-cell>
          <table:table-cell office:value-type="string">
            <text:p>Galli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office:value-type="string">
            <text:p>Not in design department</text:p>
          </table:table-cell>
          <table:table-cell office:value-type="string">
            <text:p>Galli Francesco</text:p>
          </table:table-cell>
          <table:table-cell office:value-type="string">
            <text:p>Not in design department</text:p>
          </table:table-cell>
          <table:table-cell table:formula="of:=VLOOKUP([.G349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49];[Sheet2.$A$1:.$E$103];4;1)" office:value-type="string" office:string-value="ICAR/13 - Disegno Industriale">
            <text:p>ICAR/13 - Disegno Industriale</text:p>
          </table:table-cell>
          <table:table-cell table:formula="of:=VLOOKUP([.$G349];[Sheet2.$A$1:.$E$103];4;1)" office:value-type="string" office:string-value="ICAR/13 - Disegno Industriale">
            <text:p>ICAR/13 - Disegno Industriale</text:p>
          </table:table-cell>
          <table:table-cell table:formula="of:=VLOOKUP([.$G349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71c603fa79c1d12e2cdd45f80595d2bb</text:p>
          </table:table-cell>
          <table:table-cell office:value-type="string">
            <text:p>Galli Manue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Galli Manuela</text:p>
          </table:table-cell>
          <table:table-cell office:value-type="string">
            <text:p>Not in design department</text:p>
          </table:table-cell>
          <table:table-cell table:formula="of:=VLOOKUP([.G350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50];[Sheet2.$A$1:.$E$103];4;1)" office:value-type="string" office:string-value="ICAR/13 - Disegno Industriale">
            <text:p>ICAR/13 - Disegno Industriale</text:p>
          </table:table-cell>
          <table:table-cell table:formula="of:=VLOOKUP([.$G350];[Sheet2.$A$1:.$E$103];4;1)" office:value-type="string" office:string-value="ICAR/13 - Disegno Industriale">
            <text:p>ICAR/13 - Disegno Industriale</text:p>
          </table:table-cell>
          <table:table-cell table:formula="of:=VLOOKUP([.$G350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691f37315cf2e20de74ebbe804861a07</text:p>
          </table:table-cell>
          <table:table-cell office:value-type="string">
            <text:p>Galloni Laur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Galloni Laura</text:p>
          </table:table-cell>
          <table:table-cell office:value-type="string">
            <text:p>Not in design department</text:p>
          </table:table-cell>
          <table:table-cell table:formula="of:=VLOOKUP([.G351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51];[Sheet2.$A$1:.$E$103];4;1)" office:value-type="string" office:string-value="ICAR/13 - Disegno Industriale">
            <text:p>ICAR/13 - Disegno Industriale</text:p>
          </table:table-cell>
          <table:table-cell table:formula="of:=VLOOKUP([.$G351];[Sheet2.$A$1:.$E$103];4;1)" office:value-type="string" office:string-value="ICAR/13 - Disegno Industriale">
            <text:p>ICAR/13 - Disegno Industriale</text:p>
          </table:table-cell>
          <table:table-cell table:formula="of:=VLOOKUP([.$G351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59508bd6a3a37cf0a601c2c4cdb71fbc</text:p>
          </table:table-cell>
          <table:table-cell office:value-type="string">
            <text:p>Galluzzo Laura</text:p>
          </table:table-cell>
          <table:table-cell/>
          <table:table-cell office:value-type="string">
            <text:p>innerCoAuthorsId</text:p>
          </table:table-cell>
          <table:table-cell office:value-type="float" office:value="23">
            <text:p>23</text:p>
          </table:table-cell>
          <table:table-cell office:value-type="string">
            <text:p>Research Fellow</text:p>
          </table:table-cell>
          <table:table-cell office:value-type="string">
            <text:p>Galluzzo Laura</text:p>
          </table:table-cell>
          <table:table-cell office:value-type="string">
            <text:p>Design degli Ambienti del Paesaggio e della Mobilità</text:p>
          </table:table-cell>
          <table:table-cell table:formula="of:=VLOOKUP([.G352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52];[Sheet2.$A$1:.$E$103];4;1)" office:value-type="string" office:string-value="ICAR/13 - Disegno Industriale">
            <text:p>ICAR/13 - Disegno Industriale</text:p>
          </table:table-cell>
          <table:table-cell table:formula="of:=VLOOKUP([.$G352];[Sheet2.$A$1:.$E$103];4;1)" office:value-type="string" office:string-value="ICAR/13 - Disegno Industriale">
            <text:p>ICAR/13 - Disegno Industriale</text:p>
          </table:table-cell>
          <table:table-cell table:formula="of:=VLOOKUP([.$G352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3ae16ae98636fcd09f4dd4a5c783be4a</text:p>
          </table:table-cell>
          <table:table-cell office:value-type="string">
            <text:p>Galuzzi Paol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Galuzzi Paolo</text:p>
          </table:table-cell>
          <table:table-cell office:value-type="string">
            <text:p>Not in design department</text:p>
          </table:table-cell>
          <table:table-cell table:formula="of:=VLOOKUP([.G353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53];[Sheet2.$A$1:.$E$103];4;1)" office:value-type="string" office:string-value="ICAR/13 - Disegno Industriale">
            <text:p>ICAR/13 - Disegno Industriale</text:p>
          </table:table-cell>
          <table:table-cell table:formula="of:=VLOOKUP([.$G353];[Sheet2.$A$1:.$E$103];4;1)" office:value-type="string" office:string-value="ICAR/13 - Disegno Industriale">
            <text:p>ICAR/13 - Disegno Industriale</text:p>
          </table:table-cell>
          <table:table-cell table:formula="of:=VLOOKUP([.$G353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1a6cdfc0cbb8ea76e2633d31a6e2de46</text:p>
          </table:table-cell>
          <table:table-cell office:value-type="string">
            <text:p>Gambardella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Gambardella Francesca</text:p>
          </table:table-cell>
          <table:table-cell office:value-type="string">
            <text:p>Not in design department</text:p>
          </table:table-cell>
          <table:table-cell table:formula="of:=VLOOKUP([.G354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54];[Sheet2.$A$1:.$E$103];4;1)" office:value-type="string" office:string-value="ICAR/13 - Disegno Industriale">
            <text:p>ICAR/13 - Disegno Industriale</text:p>
          </table:table-cell>
          <table:table-cell table:formula="of:=VLOOKUP([.$G354];[Sheet2.$A$1:.$E$103];4;1)" office:value-type="string" office:string-value="ICAR/13 - Disegno Industriale">
            <text:p>ICAR/13 - Disegno Industriale</text:p>
          </table:table-cell>
          <table:table-cell table:formula="of:=VLOOKUP([.$G354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f980c2aa14d532f98440680a11250f7c</text:p>
          </table:table-cell>
          <table:table-cell office:value-type="string">
            <text:p>Gambera Davide Anton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Gambera Davide Antonio</text:p>
          </table:table-cell>
          <table:table-cell office:value-type="string">
            <text:p>Not in design department</text:p>
          </table:table-cell>
          <table:table-cell table:formula="of:=VLOOKUP([.G355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55];[Sheet2.$A$1:.$E$103];4;1)" office:value-type="string" office:string-value="ICAR/13 - Disegno Industriale">
            <text:p>ICAR/13 - Disegno Industriale</text:p>
          </table:table-cell>
          <table:table-cell table:formula="of:=VLOOKUP([.$G355];[Sheet2.$A$1:.$E$103];4;1)" office:value-type="string" office:string-value="ICAR/13 - Disegno Industriale">
            <text:p>ICAR/13 - Disegno Industriale</text:p>
          </table:table-cell>
          <table:table-cell table:formula="of:=VLOOKUP([.$G355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1c4507f9dbfa0ccedaa96cc86fdd35c9</text:p>
          </table:table-cell>
          <table:table-cell office:value-type="string">
            <text:p>Gandini Paolo</text:p>
          </table:table-cell>
          <table:table-cell/>
          <table:table-cell office:value-type="string">
            <text:p>innerCoAuthorsId</text:p>
          </table:table-cell>
          <table:table-cell office:value-type="float" office:value="26">
            <text:p>26</text:p>
          </table:table-cell>
          <table:table-cell office:value-type="string">
            <text:p>Research Fellow</text:p>
          </table:table-cell>
          <table:table-cell office:value-type="string">
            <text:p>Gandini Paolo</text:p>
          </table:table-cell>
          <table:table-cell office:value-type="string">
            <text:p>Design degli Ambienti del Paesaggio e della Mobilità</text:p>
          </table:table-cell>
          <table:table-cell table:formula="of:=VLOOKUP([.G356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56];[Sheet2.$A$1:.$E$103];4;1)" office:value-type="string" office:string-value="ICAR/13 - Disegno Industriale">
            <text:p>ICAR/13 - Disegno Industriale</text:p>
          </table:table-cell>
          <table:table-cell table:formula="of:=VLOOKUP([.$G356];[Sheet2.$A$1:.$E$103];4;1)" office:value-type="string" office:string-value="ICAR/13 - Disegno Industriale">
            <text:p>ICAR/13 - Disegno Industriale</text:p>
          </table:table-cell>
          <table:table-cell table:formula="of:=VLOOKUP([.$G356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d85fefc4dd299053226390bf60d520c8</text:p>
          </table:table-cell>
          <table:table-cell office:value-type="string">
            <text:p>Garavaglia Elsa</text:p>
          </table:table-cell>
          <table:table-cell/>
          <table:table-cell office:value-type="string">
            <text:p>innerCoAuthorsId</text:p>
          </table:table-cell>
          <table:table-cell office:value-type="float" office:value="10">
            <text:p>10</text:p>
          </table:table-cell>
          <table:table-cell office:value-type="string">
            <text:p>Not in design department</text:p>
          </table:table-cell>
          <table:table-cell office:value-type="string">
            <text:p>Garavaglia Elsa</text:p>
          </table:table-cell>
          <table:table-cell office:value-type="string">
            <text:p>Not in design department</text:p>
          </table:table-cell>
          <table:table-cell table:formula="of:=VLOOKUP([.G357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57];[Sheet2.$A$1:.$E$103];4;1)" office:value-type="string" office:string-value="ICAR/13 - Disegno Industriale">
            <text:p>ICAR/13 - Disegno Industriale</text:p>
          </table:table-cell>
          <table:table-cell table:formula="of:=VLOOKUP([.$G357];[Sheet2.$A$1:.$E$103];4;1)" office:value-type="string" office:string-value="ICAR/13 - Disegno Industriale">
            <text:p>ICAR/13 - Disegno Industriale</text:p>
          </table:table-cell>
          <table:table-cell table:formula="of:=VLOOKUP([.$G357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63dd50a3a61604529a2efb0c38837858</text:p>
          </table:table-cell>
          <table:table-cell office:value-type="string">
            <text:p>Garbarino Mauriz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Garbarino Maurizio</text:p>
          </table:table-cell>
          <table:table-cell office:value-type="string">
            <text:p>Not in design department</text:p>
          </table:table-cell>
          <table:table-cell table:formula="of:=VLOOKUP([.G358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58];[Sheet2.$A$1:.$E$103];4;1)" office:value-type="string" office:string-value="ICAR/13 - Disegno Industriale">
            <text:p>ICAR/13 - Disegno Industriale</text:p>
          </table:table-cell>
          <table:table-cell table:formula="of:=VLOOKUP([.$G358];[Sheet2.$A$1:.$E$103];4;1)" office:value-type="string" office:string-value="ICAR/13 - Disegno Industriale">
            <text:p>ICAR/13 - Disegno Industriale</text:p>
          </table:table-cell>
          <table:table-cell table:formula="of:=VLOOKUP([.$G358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acd16b2797dee69760b551e11eb94a23</text:p>
          </table:table-cell>
          <table:table-cell office:value-type="string">
            <text:p>Garrone Paola Mar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Garrone Paola Maria</text:p>
          </table:table-cell>
          <table:table-cell office:value-type="string">
            <text:p>Not in design department</text:p>
          </table:table-cell>
          <table:table-cell table:formula="of:=VLOOKUP([.G359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59];[Sheet2.$A$1:.$E$103];4;1)" office:value-type="string" office:string-value="ICAR/13 - Disegno Industriale">
            <text:p>ICAR/13 - Disegno Industriale</text:p>
          </table:table-cell>
          <table:table-cell table:formula="of:=VLOOKUP([.$G359];[Sheet2.$A$1:.$E$103];4;1)" office:value-type="string" office:string-value="ICAR/13 - Disegno Industriale">
            <text:p>ICAR/13 - Disegno Industriale</text:p>
          </table:table-cell>
          <table:table-cell table:formula="of:=VLOOKUP([.$G359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e81b8bd383f2b34561be2ed9295d287a</text:p>
          </table:table-cell>
          <table:table-cell office:value-type="string">
            <text:p>Garzotto Franc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Garzotto Franca</text:p>
          </table:table-cell>
          <table:table-cell office:value-type="string">
            <text:p>Not in design department</text:p>
          </table:table-cell>
          <table:table-cell table:formula="of:=VLOOKUP([.G360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60];[Sheet2.$A$1:.$E$103];4;1)" office:value-type="string" office:string-value="ICAR/13 - Disegno Industriale">
            <text:p>ICAR/13 - Disegno Industriale</text:p>
          </table:table-cell>
          <table:table-cell table:formula="of:=VLOOKUP([.$G360];[Sheet2.$A$1:.$E$103];4;1)" office:value-type="string" office:string-value="ICAR/13 - Disegno Industriale">
            <text:p>ICAR/13 - Disegno Industriale</text:p>
          </table:table-cell>
          <table:table-cell table:formula="of:=VLOOKUP([.$G360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44f89b9014bb09f16aef6044c928d2e9</text:p>
          </table:table-cell>
          <table:table-cell office:value-type="string">
            <text:p>Gatti El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Gatti Elia</text:p>
          </table:table-cell>
          <table:table-cell office:value-type="string">
            <text:p>Not in design department</text:p>
          </table:table-cell>
          <table:table-cell table:formula="of:=VLOOKUP([.G361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61];[Sheet2.$A$1:.$E$103];4;1)" office:value-type="string" office:string-value="ICAR/13 - Disegno Industriale">
            <text:p>ICAR/13 - Disegno Industriale</text:p>
          </table:table-cell>
          <table:table-cell table:formula="of:=VLOOKUP([.$G361];[Sheet2.$A$1:.$E$103];4;1)" office:value-type="string" office:string-value="ICAR/13 - Disegno Industriale">
            <text:p>ICAR/13 - Disegno Industriale</text:p>
          </table:table-cell>
          <table:table-cell table:formula="of:=VLOOKUP([.$G361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b3ffa8c4cc484954b8f580f57ceecae0</text:p>
          </table:table-cell>
          <table:table-cell office:value-type="string">
            <text:p>Gatto Mari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Gatto Marino</text:p>
          </table:table-cell>
          <table:table-cell office:value-type="string">
            <text:p>Not in design department</text:p>
          </table:table-cell>
          <table:table-cell table:formula="of:=VLOOKUP([.G362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62];[Sheet2.$A$1:.$E$103];4;1)" office:value-type="string" office:string-value="ICAR/13 - Disegno Industriale">
            <text:p>ICAR/13 - Disegno Industriale</text:p>
          </table:table-cell>
          <table:table-cell table:formula="of:=VLOOKUP([.$G362];[Sheet2.$A$1:.$E$103];4;1)" office:value-type="string" office:string-value="ICAR/13 - Disegno Industriale">
            <text:p>ICAR/13 - Disegno Industriale</text:p>
          </table:table-cell>
          <table:table-cell table:formula="of:=VLOOKUP([.$G362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1002d93ca6015862c016e84181fc72e2</text:p>
          </table:table-cell>
          <table:table-cell office:value-type="string">
            <text:p>Gellini Gisell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Gellini Gisella</text:p>
          </table:table-cell>
          <table:table-cell office:value-type="string">
            <text:p>Not in design department</text:p>
          </table:table-cell>
          <table:table-cell table:formula="of:=VLOOKUP([.G363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63];[Sheet2.$A$1:.$E$103];4;1)" office:value-type="string" office:string-value="ICAR/13 - Disegno Industriale">
            <text:p>ICAR/13 - Disegno Industriale</text:p>
          </table:table-cell>
          <table:table-cell table:formula="of:=VLOOKUP([.$G363];[Sheet2.$A$1:.$E$103];4;1)" office:value-type="string" office:string-value="ICAR/13 - Disegno Industriale">
            <text:p>ICAR/13 - Disegno Industriale</text:p>
          </table:table-cell>
          <table:table-cell table:formula="of:=VLOOKUP([.$G363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6235428bd24aab0c5998b071b79ee41b</text:p>
          </table:table-cell>
          <table:table-cell office:value-type="string">
            <text:p>Genco Davide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Genco Davide</text:p>
          </table:table-cell>
          <table:table-cell office:value-type="string">
            <text:p>Not in design department</text:p>
          </table:table-cell>
          <table:table-cell table:formula="of:=VLOOKUP([.G364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64];[Sheet2.$A$1:.$E$103];4;1)" office:value-type="string" office:string-value="ICAR/13 - Disegno Industriale">
            <text:p>ICAR/13 - Disegno Industriale</text:p>
          </table:table-cell>
          <table:table-cell table:formula="of:=VLOOKUP([.$G364];[Sheet2.$A$1:.$E$103];4;1)" office:value-type="string" office:string-value="ICAR/13 - Disegno Industriale">
            <text:p>ICAR/13 - Disegno Industriale</text:p>
          </table:table-cell>
          <table:table-cell table:formula="of:=VLOOKUP([.$G364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2bcb57de24821858923ade4bf5869c75</text:p>
          </table:table-cell>
          <table:table-cell office:value-type="string">
            <text:p>Genna Cristi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Genna Cristina</text:p>
          </table:table-cell>
          <table:table-cell office:value-type="string">
            <text:p>Not in design department</text:p>
          </table:table-cell>
          <table:table-cell table:formula="of:=VLOOKUP([.G365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65];[Sheet2.$A$1:.$E$103];4;1)" office:value-type="string" office:string-value="ICAR/13 - Disegno Industriale">
            <text:p>ICAR/13 - Disegno Industriale</text:p>
          </table:table-cell>
          <table:table-cell table:formula="of:=VLOOKUP([.$G365];[Sheet2.$A$1:.$E$103];4;1)" office:value-type="string" office:string-value="ICAR/13 - Disegno Industriale">
            <text:p>ICAR/13 - Disegno Industriale</text:p>
          </table:table-cell>
          <table:table-cell table:formula="of:=VLOOKUP([.$G365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4717d690c83725e59e7511101fe2a92a</text:p>
          </table:table-cell>
          <table:table-cell office:value-type="string">
            <text:p>Gentile Carme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Gentile Carmelo</text:p>
          </table:table-cell>
          <table:table-cell office:value-type="string">
            <text:p>Not in design department</text:p>
          </table:table-cell>
          <table:table-cell table:formula="of:=VLOOKUP([.G366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66];[Sheet2.$A$1:.$E$103];4;1)" office:value-type="string" office:string-value="ICAR/13 - Disegno Industriale">
            <text:p>ICAR/13 - Disegno Industriale</text:p>
          </table:table-cell>
          <table:table-cell table:formula="of:=VLOOKUP([.$G366];[Sheet2.$A$1:.$E$103];4;1)" office:value-type="string" office:string-value="ICAR/13 - Disegno Industriale">
            <text:p>ICAR/13 - Disegno Industriale</text:p>
          </table:table-cell>
          <table:table-cell table:formula="of:=VLOOKUP([.$G366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19373c4b0a78aa4265a7ad61cc23ad13</text:p>
          </table:table-cell>
          <table:table-cell office:value-type="string">
            <text:p>Gentili Helen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Gentili Helena</text:p>
          </table:table-cell>
          <table:table-cell office:value-type="string">
            <text:p>Not in design department</text:p>
          </table:table-cell>
          <table:table-cell table:formula="of:=VLOOKUP([.G367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367];[Sheet2.$A$1:.$E$103];4;1)" office:value-type="string" office:string-value="ICAR/13 - Disegno Industriale">
            <text:p>ICAR/13 - Disegno Industriale</text:p>
          </table:table-cell>
          <table:table-cell table:formula="of:=VLOOKUP([.$G367];[Sheet2.$A$1:.$E$103];4;1)" office:value-type="string" office:string-value="ICAR/13 - Disegno Industriale">
            <text:p>ICAR/13 - Disegno Industriale</text:p>
          </table:table-cell>
          <table:table-cell table:formula="of:=VLOOKUP([.$G367];[Sheet2.$A$1:.$E$103];5;1)" office:value-type="string" office:string-value="https://orcid.org/0000-0002-4578-2072">
            <text:p>https://orcid.org/0000-0002-4578-2072</text:p>
          </table:table-cell>
        </table:table-row>
        <table:table-row table:style-name="ro2">
          <table:table-cell office:value-type="string">
            <text:p>innercoauthorsid_a8c73f4d7baaf35d180b8eb82b6d9e5e</text:p>
          </table:table-cell>
          <table:table-cell office:value-type="string">
            <text:p>Gerosa Giulia Maria</text:p>
          </table:table-cell>
          <table:table-cell/>
          <table:table-cell office:value-type="string">
            <text:p>innerCoAuthorsId</text:p>
          </table:table-cell>
          <table:table-cell office:value-type="float" office:value="68">
            <text:p>68</text:p>
          </table:table-cell>
          <table:table-cell office:value-type="string">
            <text:p>Associate Professor</text:p>
          </table:table-cell>
          <table:table-cell office:value-type="string">
            <text:p>Gerosa Giulia Maria</text:p>
          </table:table-cell>
          <table:table-cell office:value-type="string">
            <text:p>Design degli Ambienti del Paesaggio e della Mobilità</text:p>
          </table:table-cell>
          <table:table-cell table:formula="of:=VLOOKUP([.G36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68];[Sheet2.$A$1:.$E$103];4;1)" office:value-type="string" office:string-value="ICAR/13 - Disegno Industriale">
            <text:p>ICAR/13 - Disegno Industriale</text:p>
          </table:table-cell>
          <table:table-cell table:formula="of:=VLOOKUP([.$G368];[Sheet2.$A$1:.$E$103];4;1)" office:value-type="string" office:string-value="ICAR/13 - Disegno Industriale">
            <text:p>ICAR/13 - Disegno Industriale</text:p>
          </table:table-cell>
          <table:table-cell table:formula="of:=VLOOKUP([.$G368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cae79250daf650b7b6ddd5df9f2e2130</text:p>
          </table:table-cell>
          <table:table-cell office:value-type="string">
            <text:p>Ghezzi Silv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Ghezzi Silvia</text:p>
          </table:table-cell>
          <table:table-cell office:value-type="string">
            <text:p>Not in design department</text:p>
          </table:table-cell>
          <table:table-cell table:formula="of:=VLOOKUP([.G36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69];[Sheet2.$A$1:.$E$103];4;1)" office:value-type="string" office:string-value="ICAR/13 - Disegno Industriale">
            <text:p>ICAR/13 - Disegno Industriale</text:p>
          </table:table-cell>
          <table:table-cell table:formula="of:=VLOOKUP([.$G369];[Sheet2.$A$1:.$E$103];4;1)" office:value-type="string" office:string-value="ICAR/13 - Disegno Industriale">
            <text:p>ICAR/13 - Disegno Industriale</text:p>
          </table:table-cell>
          <table:table-cell table:formula="of:=VLOOKUP([.$G369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4cbc03276e4262a19631165a82524174</text:p>
          </table:table-cell>
          <table:table-cell office:value-type="string">
            <text:p>Giambruno Maria Cristi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Giambruno Maria Cristina</text:p>
          </table:table-cell>
          <table:table-cell office:value-type="string">
            <text:p>Not in design department</text:p>
          </table:table-cell>
          <table:table-cell table:formula="of:=VLOOKUP([.G37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70];[Sheet2.$A$1:.$E$103];4;1)" office:value-type="string" office:string-value="ICAR/13 - Disegno Industriale">
            <text:p>ICAR/13 - Disegno Industriale</text:p>
          </table:table-cell>
          <table:table-cell table:formula="of:=VLOOKUP([.$G370];[Sheet2.$A$1:.$E$103];4;1)" office:value-type="string" office:string-value="ICAR/13 - Disegno Industriale">
            <text:p>ICAR/13 - Disegno Industriale</text:p>
          </table:table-cell>
          <table:table-cell table:formula="of:=VLOOKUP([.$G370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d68f702b75f63e3fe731ecaff677e2e2</text:p>
          </table:table-cell>
          <table:table-cell office:value-type="string">
            <text:p>Gianelli Lu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Research Fellow</text:p>
          </table:table-cell>
          <table:table-cell office:value-type="string">
            <text:p>Gianelli Luca</text:p>
          </table:table-cell>
          <table:table-cell office:value-type="string">
            <text:p>No section</text:p>
          </table:table-cell>
          <table:table-cell table:formula="of:=VLOOKUP([.G37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71];[Sheet2.$A$1:.$E$103];4;1)" office:value-type="string" office:string-value="ICAR/13 - Disegno Industriale">
            <text:p>ICAR/13 - Disegno Industriale</text:p>
          </table:table-cell>
          <table:table-cell table:formula="of:=VLOOKUP([.$G371];[Sheet2.$A$1:.$E$103];4;1)" office:value-type="string" office:string-value="ICAR/13 - Disegno Industriale">
            <text:p>ICAR/13 - Disegno Industriale</text:p>
          </table:table-cell>
          <table:table-cell table:formula="of:=VLOOKUP([.$G371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903e9703c55cdfc3ddcc881dde6304c2</text:p>
          </table:table-cell>
          <table:table-cell office:value-type="string">
            <text:p>Gianni Andrea Enric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Gianni Andrea Enrico</text:p>
          </table:table-cell>
          <table:table-cell office:value-type="string">
            <text:p>Not in design department</text:p>
          </table:table-cell>
          <table:table-cell table:formula="of:=VLOOKUP([.G37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72];[Sheet2.$A$1:.$E$103];4;1)" office:value-type="string" office:string-value="ICAR/13 - Disegno Industriale">
            <text:p>ICAR/13 - Disegno Industriale</text:p>
          </table:table-cell>
          <table:table-cell table:formula="of:=VLOOKUP([.$G372];[Sheet2.$A$1:.$E$103];4;1)" office:value-type="string" office:string-value="ICAR/13 - Disegno Industriale">
            <text:p>ICAR/13 - Disegno Industriale</text:p>
          </table:table-cell>
          <table:table-cell table:formula="of:=VLOOKUP([.$G372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e01873613277eb4ac9f2bff865aa4588</text:p>
          </table:table-cell>
          <table:table-cell office:value-type="string">
            <text:p>Gibertini Giuseppe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Gibertini Giuseppe</text:p>
          </table:table-cell>
          <table:table-cell office:value-type="string">
            <text:p>Not in design department</text:p>
          </table:table-cell>
          <table:table-cell table:formula="of:=VLOOKUP([.G37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73];[Sheet2.$A$1:.$E$103];4;1)" office:value-type="string" office:string-value="ICAR/13 - Disegno Industriale">
            <text:p>ICAR/13 - Disegno Industriale</text:p>
          </table:table-cell>
          <table:table-cell table:formula="of:=VLOOKUP([.$G373];[Sheet2.$A$1:.$E$103];4;1)" office:value-type="string" office:string-value="ICAR/13 - Disegno Industriale">
            <text:p>ICAR/13 - Disegno Industriale</text:p>
          </table:table-cell>
          <table:table-cell table:formula="of:=VLOOKUP([.$G373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50abaafdccb3ded456ff628d4be5caab</text:p>
          </table:table-cell>
          <table:table-cell office:value-type="string">
            <text:p>Ginelli Elisabett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Ginelli Elisabetta</text:p>
          </table:table-cell>
          <table:table-cell office:value-type="string">
            <text:p>Not in design department</text:p>
          </table:table-cell>
          <table:table-cell table:formula="of:=VLOOKUP([.G37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74];[Sheet2.$A$1:.$E$103];4;1)" office:value-type="string" office:string-value="ICAR/13 - Disegno Industriale">
            <text:p>ICAR/13 - Disegno Industriale</text:p>
          </table:table-cell>
          <table:table-cell table:formula="of:=VLOOKUP([.$G374];[Sheet2.$A$1:.$E$103];4;1)" office:value-type="string" office:string-value="ICAR/13 - Disegno Industriale">
            <text:p>ICAR/13 - Disegno Industriale</text:p>
          </table:table-cell>
          <table:table-cell table:formula="of:=VLOOKUP([.$G374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e79ddf7d84f0f9007661c2c65d4c4d21</text:p>
          </table:table-cell>
          <table:table-cell office:value-type="string">
            <text:p>Giostra Simon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Giostra Simone</text:p>
          </table:table-cell>
          <table:table-cell office:value-type="string">
            <text:p>Not in design department</text:p>
          </table:table-cell>
          <table:table-cell table:formula="of:=VLOOKUP([.G37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75];[Sheet2.$A$1:.$E$103];4;1)" office:value-type="string" office:string-value="ICAR/13 - Disegno Industriale">
            <text:p>ICAR/13 - Disegno Industriale</text:p>
          </table:table-cell>
          <table:table-cell table:formula="of:=VLOOKUP([.$G375];[Sheet2.$A$1:.$E$103];4;1)" office:value-type="string" office:string-value="ICAR/13 - Disegno Industriale">
            <text:p>ICAR/13 - Disegno Industriale</text:p>
          </table:table-cell>
          <table:table-cell table:formula="of:=VLOOKUP([.$G375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e73dc3f1a783c61c4b7f0507b0011e6f</text:p>
          </table:table-cell>
          <table:table-cell office:value-type="string">
            <text:p>Giugliano Michel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Giugliano Michele</text:p>
          </table:table-cell>
          <table:table-cell office:value-type="string">
            <text:p>Not in design department</text:p>
          </table:table-cell>
          <table:table-cell table:formula="of:=VLOOKUP([.G37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76];[Sheet2.$A$1:.$E$103];4;1)" office:value-type="string" office:string-value="ICAR/13 - Disegno Industriale">
            <text:p>ICAR/13 - Disegno Industriale</text:p>
          </table:table-cell>
          <table:table-cell table:formula="of:=VLOOKUP([.$G376];[Sheet2.$A$1:.$E$103];4;1)" office:value-type="string" office:string-value="ICAR/13 - Disegno Industriale">
            <text:p>ICAR/13 - Disegno Industriale</text:p>
          </table:table-cell>
          <table:table-cell table:formula="of:=VLOOKUP([.$G376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56d1f80ffa91a053938f4e8359ec2f79</text:p>
          </table:table-cell>
          <table:table-cell office:value-type="string">
            <text:p>Giunta Elena Enrica</text:p>
          </table:table-cell>
          <table:table-cell/>
          <table:table-cell office:value-type="string">
            <text:p>innerCoAuthorsId</text:p>
          </table:table-cell>
          <table:table-cell office:value-type="float" office:value="17">
            <text:p>17</text:p>
          </table:table-cell>
          <table:table-cell office:value-type="string">
            <text:p>Not in design department</text:p>
          </table:table-cell>
          <table:table-cell office:value-type="string">
            <text:p>Giunta Elena Enrica</text:p>
          </table:table-cell>
          <table:table-cell office:value-type="string">
            <text:p>Not in design department</text:p>
          </table:table-cell>
          <table:table-cell table:formula="of:=VLOOKUP([.G37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77];[Sheet2.$A$1:.$E$103];4;1)" office:value-type="string" office:string-value="ICAR/13 - Disegno Industriale">
            <text:p>ICAR/13 - Disegno Industriale</text:p>
          </table:table-cell>
          <table:table-cell table:formula="of:=VLOOKUP([.$G377];[Sheet2.$A$1:.$E$103];4;1)" office:value-type="string" office:string-value="ICAR/13 - Disegno Industriale">
            <text:p>ICAR/13 - Disegno Industriale</text:p>
          </table:table-cell>
          <table:table-cell table:formula="of:=VLOOKUP([.$G377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34a31efb4166225bf3114ee3456053c8</text:p>
          </table:table-cell>
          <table:table-cell office:value-type="string">
            <text:p>Gobbo Antoni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Gobbo Antonia</text:p>
          </table:table-cell>
          <table:table-cell office:value-type="string">
            <text:p>Not in design department</text:p>
          </table:table-cell>
          <table:table-cell table:formula="of:=VLOOKUP([.G37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78];[Sheet2.$A$1:.$E$103];4;1)" office:value-type="string" office:string-value="ICAR/13 - Disegno Industriale">
            <text:p>ICAR/13 - Disegno Industriale</text:p>
          </table:table-cell>
          <table:table-cell table:formula="of:=VLOOKUP([.$G378];[Sheet2.$A$1:.$E$103];4;1)" office:value-type="string" office:string-value="ICAR/13 - Disegno Industriale">
            <text:p>ICAR/13 - Disegno Industriale</text:p>
          </table:table-cell>
          <table:table-cell table:formula="of:=VLOOKUP([.$G378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4777ef699067d910fcccd70ab469e840</text:p>
          </table:table-cell>
          <table:table-cell office:value-type="string">
            <text:p>Gola Mar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Gola Marco</text:p>
          </table:table-cell>
          <table:table-cell office:value-type="string">
            <text:p>Not in design department</text:p>
          </table:table-cell>
          <table:table-cell table:formula="of:=VLOOKUP([.G37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79];[Sheet2.$A$1:.$E$103];4;1)" office:value-type="string" office:string-value="ICAR/13 - Disegno Industriale">
            <text:p>ICAR/13 - Disegno Industriale</text:p>
          </table:table-cell>
          <table:table-cell table:formula="of:=VLOOKUP([.$G379];[Sheet2.$A$1:.$E$103];4;1)" office:value-type="string" office:string-value="ICAR/13 - Disegno Industriale">
            <text:p>ICAR/13 - Disegno Industriale</text:p>
          </table:table-cell>
          <table:table-cell table:formula="of:=VLOOKUP([.$G379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21778bb87a58fe172cadae0bbf0e91b9</text:p>
          </table:table-cell>
          <table:table-cell office:value-type="string">
            <text:p>Gong Miaosen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Gong Miaosen</text:p>
          </table:table-cell>
          <table:table-cell office:value-type="string">
            <text:p>Not in design department</text:p>
          </table:table-cell>
          <table:table-cell table:formula="of:=VLOOKUP([.G38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80];[Sheet2.$A$1:.$E$103];4;1)" office:value-type="string" office:string-value="ICAR/13 - Disegno Industriale">
            <text:p>ICAR/13 - Disegno Industriale</text:p>
          </table:table-cell>
          <table:table-cell table:formula="of:=VLOOKUP([.$G380];[Sheet2.$A$1:.$E$103];4;1)" office:value-type="string" office:string-value="ICAR/13 - Disegno Industriale">
            <text:p>ICAR/13 - Disegno Industriale</text:p>
          </table:table-cell>
          <table:table-cell table:formula="of:=VLOOKUP([.$G380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c8d613c3988f0ef74fcea08bf88aaa47</text:p>
          </table:table-cell>
          <table:table-cell office:value-type="string">
            <text:p>Gorno Roberta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office:value-type="string">
            <text:p>Not in design department</text:p>
          </table:table-cell>
          <table:table-cell office:value-type="string">
            <text:p>Gorno Roberta</text:p>
          </table:table-cell>
          <table:table-cell office:value-type="string">
            <text:p>Not in design department</text:p>
          </table:table-cell>
          <table:table-cell table:formula="of:=VLOOKUP([.G38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81];[Sheet2.$A$1:.$E$103];4;1)" office:value-type="string" office:string-value="ICAR/13 - Disegno Industriale">
            <text:p>ICAR/13 - Disegno Industriale</text:p>
          </table:table-cell>
          <table:table-cell table:formula="of:=VLOOKUP([.$G381];[Sheet2.$A$1:.$E$103];4;1)" office:value-type="string" office:string-value="ICAR/13 - Disegno Industriale">
            <text:p>ICAR/13 - Disegno Industriale</text:p>
          </table:table-cell>
          <table:table-cell table:formula="of:=VLOOKUP([.$G381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32a397564e99d862f5aa9892d0273e8e</text:p>
          </table:table-cell>
          <table:table-cell office:value-type="string">
            <text:p>Graffieti Michel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Graffieti Michele</text:p>
          </table:table-cell>
          <table:table-cell office:value-type="string">
            <text:p>Not in design department</text:p>
          </table:table-cell>
          <table:table-cell table:formula="of:=VLOOKUP([.G38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82];[Sheet2.$A$1:.$E$103];4;1)" office:value-type="string" office:string-value="ICAR/13 - Disegno Industriale">
            <text:p>ICAR/13 - Disegno Industriale</text:p>
          </table:table-cell>
          <table:table-cell table:formula="of:=VLOOKUP([.$G382];[Sheet2.$A$1:.$E$103];4;1)" office:value-type="string" office:string-value="ICAR/13 - Disegno Industriale">
            <text:p>ICAR/13 - Disegno Industriale</text:p>
          </table:table-cell>
          <table:table-cell table:formula="of:=VLOOKUP([.$G382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9b9dcca2887e6f9bab97e51d0d85c1ba</text:p>
          </table:table-cell>
          <table:table-cell office:value-type="string">
            <text:p>Gramegna Silvia Maria</text:p>
          </table:table-cell>
          <table:table-cell/>
          <table:table-cell office:value-type="string">
            <text:p>innerCoAuthorsId</text:p>
          </table:table-cell>
          <table:table-cell office:value-type="float" office:value="13">
            <text:p>13</text:p>
          </table:table-cell>
          <table:table-cell office:value-type="string">
            <text:p>Research Fellow</text:p>
          </table:table-cell>
          <table:table-cell office:value-type="string">
            <text:p>Gramegna Silvia Maria</text:p>
          </table:table-cell>
          <table:table-cell office:value-type="string">
            <text:p>No section</text:p>
          </table:table-cell>
          <table:table-cell table:formula="of:=VLOOKUP([.G38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83];[Sheet2.$A$1:.$E$103];4;1)" office:value-type="string" office:string-value="ICAR/13 - Disegno Industriale">
            <text:p>ICAR/13 - Disegno Industriale</text:p>
          </table:table-cell>
          <table:table-cell table:formula="of:=VLOOKUP([.$G383];[Sheet2.$A$1:.$E$103];4;1)" office:value-type="string" office:string-value="ICAR/13 - Disegno Industriale">
            <text:p>ICAR/13 - Disegno Industriale</text:p>
          </table:table-cell>
          <table:table-cell table:formula="of:=VLOOKUP([.$G383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f62a464d0ef23fa4b8630f5023e54672</text:p>
          </table:table-cell>
          <table:table-cell office:value-type="string">
            <text:p>Grassi Donat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Grassi Donato</text:p>
          </table:table-cell>
          <table:table-cell office:value-type="string">
            <text:p>Not in design department</text:p>
          </table:table-cell>
          <table:table-cell table:formula="of:=VLOOKUP([.G38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84];[Sheet2.$A$1:.$E$103];4;1)" office:value-type="string" office:string-value="ICAR/13 - Disegno Industriale">
            <text:p>ICAR/13 - Disegno Industriale</text:p>
          </table:table-cell>
          <table:table-cell table:formula="of:=VLOOKUP([.$G384];[Sheet2.$A$1:.$E$103];4;1)" office:value-type="string" office:string-value="ICAR/13 - Disegno Industriale">
            <text:p>ICAR/13 - Disegno Industriale</text:p>
          </table:table-cell>
          <table:table-cell table:formula="of:=VLOOKUP([.$G384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8e4c82aa052eb588166cab3b5cd8f611</text:p>
          </table:table-cell>
          <table:table-cell office:value-type="string">
            <text:p>Grecchi Manue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Grecchi Manuela</text:p>
          </table:table-cell>
          <table:table-cell office:value-type="string">
            <text:p>Not in design department</text:p>
          </table:table-cell>
          <table:table-cell table:formula="of:=VLOOKUP([.G38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85];[Sheet2.$A$1:.$E$103];4;1)" office:value-type="string" office:string-value="ICAR/13 - Disegno Industriale">
            <text:p>ICAR/13 - Disegno Industriale</text:p>
          </table:table-cell>
          <table:table-cell table:formula="of:=VLOOKUP([.$G385];[Sheet2.$A$1:.$E$103];4;1)" office:value-type="string" office:string-value="ICAR/13 - Disegno Industriale">
            <text:p>ICAR/13 - Disegno Industriale</text:p>
          </table:table-cell>
          <table:table-cell table:formula="of:=VLOOKUP([.$G385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fff2ca1996aca0ecf387fe737b1e069f</text:p>
          </table:table-cell>
          <table:table-cell office:value-type="string">
            <text:p>Grimaldi Raffaele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Grimaldi Raffaele</text:p>
          </table:table-cell>
          <table:table-cell office:value-type="string">
            <text:p>Not in design department</text:p>
          </table:table-cell>
          <table:table-cell table:formula="of:=VLOOKUP([.G38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86];[Sheet2.$A$1:.$E$103];4;1)" office:value-type="string" office:string-value="ICAR/13 - Disegno Industriale">
            <text:p>ICAR/13 - Disegno Industriale</text:p>
          </table:table-cell>
          <table:table-cell table:formula="of:=VLOOKUP([.$G386];[Sheet2.$A$1:.$E$103];4;1)" office:value-type="string" office:string-value="ICAR/13 - Disegno Industriale">
            <text:p>ICAR/13 - Disegno Industriale</text:p>
          </table:table-cell>
          <table:table-cell table:formula="of:=VLOOKUP([.$G386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2ee065f4ecbfc1683fd583bee28ba091</text:p>
          </table:table-cell>
          <table:table-cell office:value-type="string">
            <text:p>Guagliano Mar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Guagliano Mario</text:p>
          </table:table-cell>
          <table:table-cell office:value-type="string">
            <text:p>Not in design department</text:p>
          </table:table-cell>
          <table:table-cell table:formula="of:=VLOOKUP([.G38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87];[Sheet2.$A$1:.$E$103];4;1)" office:value-type="string" office:string-value="ICAR/13 - Disegno Industriale">
            <text:p>ICAR/13 - Disegno Industriale</text:p>
          </table:table-cell>
          <table:table-cell table:formula="of:=VLOOKUP([.$G387];[Sheet2.$A$1:.$E$103];4;1)" office:value-type="string" office:string-value="ICAR/13 - Disegno Industriale">
            <text:p>ICAR/13 - Disegno Industriale</text:p>
          </table:table-cell>
          <table:table-cell table:formula="of:=VLOOKUP([.$G387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8ef87bd24f7a2823a2e40f4f0326423a</text:p>
          </table:table-cell>
          <table:table-cell office:value-type="string">
            <text:p>Guaricci Fabi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Guaricci Fabio</text:p>
          </table:table-cell>
          <table:table-cell office:value-type="string">
            <text:p>Not in design department</text:p>
          </table:table-cell>
          <table:table-cell table:formula="of:=VLOOKUP([.G38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88];[Sheet2.$A$1:.$E$103];4;1)" office:value-type="string" office:string-value="ICAR/13 - Disegno Industriale">
            <text:p>ICAR/13 - Disegno Industriale</text:p>
          </table:table-cell>
          <table:table-cell table:formula="of:=VLOOKUP([.$G388];[Sheet2.$A$1:.$E$103];4;1)" office:value-type="string" office:string-value="ICAR/13 - Disegno Industriale">
            <text:p>ICAR/13 - Disegno Industriale</text:p>
          </table:table-cell>
          <table:table-cell table:formula="of:=VLOOKUP([.$G388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30a3f6d8b056317f55c407bac4e1743d</text:p>
          </table:table-cell>
          <table:table-cell office:value-type="string">
            <text:p>Guarisco Margherita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office:value-type="string">
            <text:p>Not in design department</text:p>
          </table:table-cell>
          <table:table-cell office:value-type="string">
            <text:p>Guarisco Margherita</text:p>
          </table:table-cell>
          <table:table-cell office:value-type="string">
            <text:p>Not in design department</text:p>
          </table:table-cell>
          <table:table-cell table:formula="of:=VLOOKUP([.G38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89];[Sheet2.$A$1:.$E$103];4;1)" office:value-type="string" office:string-value="ICAR/13 - Disegno Industriale">
            <text:p>ICAR/13 - Disegno Industriale</text:p>
          </table:table-cell>
          <table:table-cell table:formula="of:=VLOOKUP([.$G389];[Sheet2.$A$1:.$E$103];4;1)" office:value-type="string" office:string-value="ICAR/13 - Disegno Industriale">
            <text:p>ICAR/13 - Disegno Industriale</text:p>
          </table:table-cell>
          <table:table-cell table:formula="of:=VLOOKUP([.$G389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cf8d0def1134d035088d2aaf1fd46bb1</text:p>
          </table:table-cell>
          <table:table-cell office:value-type="string">
            <text:p>Guarneri Maria Renat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Guarneri Maria Renata</text:p>
          </table:table-cell>
          <table:table-cell office:value-type="string">
            <text:p>Not in design department</text:p>
          </table:table-cell>
          <table:table-cell table:formula="of:=VLOOKUP([.G39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90];[Sheet2.$A$1:.$E$103];4;1)" office:value-type="string" office:string-value="ICAR/13 - Disegno Industriale">
            <text:p>ICAR/13 - Disegno Industriale</text:p>
          </table:table-cell>
          <table:table-cell table:formula="of:=VLOOKUP([.$G390];[Sheet2.$A$1:.$E$103];4;1)" office:value-type="string" office:string-value="ICAR/13 - Disegno Industriale">
            <text:p>ICAR/13 - Disegno Industriale</text:p>
          </table:table-cell>
          <table:table-cell table:formula="of:=VLOOKUP([.$G390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22ff41e197e5b36129f5cdfed08bc577</text:p>
          </table:table-cell>
          <table:table-cell office:value-type="string">
            <text:p>Guerini Silvi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Guerini Silvia</text:p>
          </table:table-cell>
          <table:table-cell office:value-type="string">
            <text:p>Not in design department</text:p>
          </table:table-cell>
          <table:table-cell table:formula="of:=VLOOKUP([.G39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91];[Sheet2.$A$1:.$E$103];4;1)" office:value-type="string" office:string-value="ICAR/13 - Disegno Industriale">
            <text:p>ICAR/13 - Disegno Industriale</text:p>
          </table:table-cell>
          <table:table-cell table:formula="of:=VLOOKUP([.$G391];[Sheet2.$A$1:.$E$103];4;1)" office:value-type="string" office:string-value="ICAR/13 - Disegno Industriale">
            <text:p>ICAR/13 - Disegno Industriale</text:p>
          </table:table-cell>
          <table:table-cell table:formula="of:=VLOOKUP([.$G391];[Sheet2.$A$1:.$E$103];5;1)" office:value-type="string" office:string-value="https://orcid.org/0000-0003-3565-3370">
            <text:p>https://orcid.org/0000-0003-3565-3370</text:p>
          </table:table-cell>
        </table:table-row>
        <table:table-row table:style-name="ro2">
          <table:table-cell office:value-type="string">
            <text:p>innercoauthorsid_e36e182dd55436d2c0c2450b73366382</text:p>
          </table:table-cell>
          <table:table-cell office:value-type="string">
            <text:p>Guerrini Luca</text:p>
          </table:table-cell>
          <table:table-cell/>
          <table:table-cell office:value-type="string">
            <text:p>innerCoAuthorsId</text:p>
          </table:table-cell>
          <table:table-cell office:value-type="float" office:value="52">
            <text:p>52</text:p>
          </table:table-cell>
          <table:table-cell office:value-type="string">
            <text:p>Associate Professor</text:p>
          </table:table-cell>
          <table:table-cell office:value-type="string">
            <text:p>Guerrini Luca</text:p>
          </table:table-cell>
          <table:table-cell office:value-type="string">
            <text:p>Design degli Ambienti del Paesaggio e della Mobilità</text:p>
          </table:table-cell>
          <table:table-cell table:formula="of:=VLOOKUP([.G39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92];[Sheet2.$A$1:.$E$103];4;1)" office:value-type="string" office:string-value="ICAR/13 - Disegno Industriale">
            <text:p>ICAR/13 - Disegno Industriale</text:p>
          </table:table-cell>
          <table:table-cell table:formula="of:=VLOOKUP([.$G392];[Sheet2.$A$1:.$E$103];4;1)" office:value-type="string" office:string-value="ICAR/13 - Disegno Industriale">
            <text:p>ICAR/13 - Disegno Industriale</text:p>
          </table:table-cell>
          <table:table-cell table:formula="of:=VLOOKUP([.$G392];[Sheet2.$A$1:.$E$103];5;1)" office:value-type="string" office:string-value="https://orcid.org/0000-0001-9946-5219">
            <text:p>https://orcid.org/0000-0001-9946-5219</text:p>
          </table:table-cell>
        </table:table-row>
        <table:table-row table:style-name="ro2">
          <table:table-cell office:value-type="string">
            <text:p>innercoauthorsid_77cc0a5274af67d165f5cc62bfedae82</text:p>
          </table:table-cell>
          <table:table-cell office:value-type="string">
            <text:p>Guglielmetti Ilaria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office:value-type="string">
            <text:p>Not in design department</text:p>
          </table:table-cell>
          <table:table-cell office:value-type="string">
            <text:p>Guglielmetti Ilaria</text:p>
          </table:table-cell>
          <table:table-cell office:value-type="string">
            <text:p>Not in design department</text:p>
          </table:table-cell>
          <table:table-cell table:formula="of:=VLOOKUP([.G39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393];[Sheet2.$A$1:.$E$103];4;1)" office:value-type="string" office:string-value="ICAR/13 - Disegno Industriale">
            <text:p>ICAR/13 - Disegno Industriale</text:p>
          </table:table-cell>
          <table:table-cell table:formula="of:=VLOOKUP([.$G393];[Sheet2.$A$1:.$E$103];4;1)" office:value-type="string" office:string-value="ICAR/13 - Disegno Industriale">
            <text:p>ICAR/13 - Disegno Industriale</text:p>
          </table:table-cell>
          <table:table-cell table:formula="of:=VLOOKUP([.$G393];[Sheet2.$A$1:.$E$103];5;1)" office:value-type="string" office:string-value="https://orcid.org/0000-0001-9946-5219">
            <text:p>https://orcid.org/0000-0001-9946-5219</text:p>
          </table:table-cell>
        </table:table-row>
        <table:table-row table:style-name="ro2">
          <table:table-cell office:value-type="string">
            <text:p>innercoauthorsid_2b04d70aa1ae10d1c10081e6c9e3811a</text:p>
          </table:table-cell>
          <table:table-cell office:value-type="string">
            <text:p>Guida Francesco Ermanno</text:p>
          </table:table-cell>
          <table:table-cell/>
          <table:table-cell office:value-type="string">
            <text:p>innerCoAuthorsId</text:p>
          </table:table-cell>
          <table:table-cell office:value-type="float" office:value="75">
            <text:p>75</text:p>
          </table:table-cell>
          <table:table-cell office:value-type="string">
            <text:p>Assistant Professor</text:p>
          </table:table-cell>
          <table:table-cell office:value-type="string">
            <text:p>Guida Francesco Ermanno</text:p>
          </table:table-cell>
          <table:table-cell office:value-type="string">
            <text:p>Design e Culture</text:p>
          </table:table-cell>
          <table:table-cell table:formula="of:=VLOOKUP([.G394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394];[Sheet2.$A$1:.$E$103];4;1)" office:value-type="string" office:string-value="ICAR/13 - Disegno Industriale">
            <text:p>ICAR/13 - Disegno Industriale</text:p>
          </table:table-cell>
          <table:table-cell table:formula="of:=VLOOKUP([.$G394];[Sheet2.$A$1:.$E$103];4;1)" office:value-type="string" office:string-value="ICAR/13 - Disegno Industriale">
            <text:p>ICAR/13 - Disegno Industriale</text:p>
          </table:table-cell>
          <table:table-cell table:formula="of:=VLOOKUP([.$G394];[Sheet2.$A$1:.$E$103];5;1)" office:value-type="string" office:string-value="https://orcid.org/0000-0003-3679-3367">
            <text:p>https://orcid.org/0000-0003-3679-3367</text:p>
          </table:table-cell>
        </table:table-row>
        <table:table-row table:style-name="ro2">
          <table:table-cell office:value-type="string">
            <text:p>innercoauthorsid_b8cfecaec51940e3136840e31eee98d3</text:p>
          </table:table-cell>
          <table:table-cell office:value-type="string">
            <text:p>Guidi Gabriele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Guidi Gabriele</text:p>
          </table:table-cell>
          <table:table-cell office:value-type="string">
            <text:p>Not in design department</text:p>
          </table:table-cell>
          <table:table-cell table:formula="of:=VLOOKUP([.G395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395];[Sheet2.$A$1:.$E$103];4;1)" office:value-type="string" office:string-value="ICAR/13 - Disegno Industriale">
            <text:p>ICAR/13 - Disegno Industriale</text:p>
          </table:table-cell>
          <table:table-cell table:formula="of:=VLOOKUP([.$G395];[Sheet2.$A$1:.$E$103];4;1)" office:value-type="string" office:string-value="ICAR/13 - Disegno Industriale">
            <text:p>ICAR/13 - Disegno Industriale</text:p>
          </table:table-cell>
          <table:table-cell table:formula="of:=VLOOKUP([.$G395];[Sheet2.$A$1:.$E$103];5;1)" office:value-type="string" office:string-value="https://orcid.org/0000-0003-3679-3367">
            <text:p>https://orcid.org/0000-0003-3679-3367</text:p>
          </table:table-cell>
        </table:table-row>
        <table:table-row table:style-name="ro2">
          <table:table-cell office:value-type="string">
            <text:p>innercoauthorsid_6c192e0e0ef8f727b38513fa5b6ce82a</text:p>
          </table:table-cell>
          <table:table-cell office:value-type="string">
            <text:p>Gunetti Lucian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office:value-type="string">
            <text:p>Not in design department</text:p>
          </table:table-cell>
          <table:table-cell office:value-type="string">
            <text:p>Gunetti Luciana</text:p>
          </table:table-cell>
          <table:table-cell office:value-type="string">
            <text:p>Not in design department</text:p>
          </table:table-cell>
          <table:table-cell table:formula="of:=VLOOKUP([.G396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396];[Sheet2.$A$1:.$E$103];4;1)" office:value-type="string" office:string-value="ICAR/13 - Disegno Industriale">
            <text:p>ICAR/13 - Disegno Industriale</text:p>
          </table:table-cell>
          <table:table-cell table:formula="of:=VLOOKUP([.$G396];[Sheet2.$A$1:.$E$103];4;1)" office:value-type="string" office:string-value="ICAR/13 - Disegno Industriale">
            <text:p>ICAR/13 - Disegno Industriale</text:p>
          </table:table-cell>
          <table:table-cell table:formula="of:=VLOOKUP([.$G396];[Sheet2.$A$1:.$E$103];5;1)" office:value-type="string" office:string-value="https://orcid.org/0000-0003-3679-3367">
            <text:p>https://orcid.org/0000-0003-3679-3367</text:p>
          </table:table-cell>
        </table:table-row>
        <table:table-row table:style-name="ro2">
          <table:table-cell office:value-type="string">
            <text:p>innercoauthorsid_c4f6fdac2a5612506c7b6e6862771bbe</text:p>
          </table:table-cell>
          <table:table-cell office:value-type="string">
            <text:p>Han Han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Han Han</text:p>
          </table:table-cell>
          <table:table-cell office:value-type="string">
            <text:p>Not in design department</text:p>
          </table:table-cell>
          <table:table-cell table:formula="of:=VLOOKUP([.G397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397];[Sheet2.$A$1:.$E$103];4;1)" office:value-type="string" office:string-value="ICAR/13 - Disegno Industriale">
            <text:p>ICAR/13 - Disegno Industriale</text:p>
          </table:table-cell>
          <table:table-cell table:formula="of:=VLOOKUP([.$G397];[Sheet2.$A$1:.$E$103];4;1)" office:value-type="string" office:string-value="ICAR/13 - Disegno Industriale">
            <text:p>ICAR/13 - Disegno Industriale</text:p>
          </table:table-cell>
          <table:table-cell table:formula="of:=VLOOKUP([.$G397];[Sheet2.$A$1:.$E$103];5;1)" office:value-type="string" office:string-value="https://orcid.org/0000-0003-3679-3367">
            <text:p>https://orcid.org/0000-0003-3679-3367</text:p>
          </table:table-cell>
        </table:table-row>
        <table:table-row table:style-name="ro2">
          <table:table-cell office:value-type="string">
            <text:p>innercoauthorsid_da616555bda8216176e1780701b7fa38</text:p>
          </table:table-cell>
          <table:table-cell office:value-type="string">
            <text:p>He Shushu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PhD student</text:p>
          </table:table-cell>
          <table:table-cell office:value-type="string">
            <text:p>He Shushu</text:p>
          </table:table-cell>
          <table:table-cell office:value-type="string">
            <text:p>No section</text:p>
          </table:table-cell>
          <table:table-cell table:formula="of:=VLOOKUP([.G398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398];[Sheet2.$A$1:.$E$103];4;1)" office:value-type="string" office:string-value="ICAR/13 - Disegno Industriale">
            <text:p>ICAR/13 - Disegno Industriale</text:p>
          </table:table-cell>
          <table:table-cell table:formula="of:=VLOOKUP([.$G398];[Sheet2.$A$1:.$E$103];4;1)" office:value-type="string" office:string-value="ICAR/13 - Disegno Industriale">
            <text:p>ICAR/13 - Disegno Industriale</text:p>
          </table:table-cell>
          <table:table-cell table:formula="of:=VLOOKUP([.$G398];[Sheet2.$A$1:.$E$103];5;1)" office:value-type="string" office:string-value="https://orcid.org/0000-0003-3679-3367">
            <text:p>https://orcid.org/0000-0003-3679-3367</text:p>
          </table:table-cell>
        </table:table-row>
        <table:table-row table:style-name="ro2">
          <table:table-cell office:value-type="string">
            <text:p>innercoauthorsid_228ac8e933b1343609208b45e3e6e02c</text:p>
          </table:table-cell>
          <table:table-cell office:value-type="string">
            <text:p>Huang Siyuan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PhD student</text:p>
          </table:table-cell>
          <table:table-cell office:value-type="string">
            <text:p>Huang Siyuan</text:p>
          </table:table-cell>
          <table:table-cell office:value-type="string">
            <text:p>No section</text:p>
          </table:table-cell>
          <table:table-cell table:formula="of:=VLOOKUP([.G399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399];[Sheet2.$A$1:.$E$103];4;1)" office:value-type="string" office:string-value="ICAR/13 - Disegno Industriale">
            <text:p>ICAR/13 - Disegno Industriale</text:p>
          </table:table-cell>
          <table:table-cell table:formula="of:=VLOOKUP([.$G399];[Sheet2.$A$1:.$E$103];4;1)" office:value-type="string" office:string-value="ICAR/13 - Disegno Industriale">
            <text:p>ICAR/13 - Disegno Industriale</text:p>
          </table:table-cell>
          <table:table-cell table:formula="of:=VLOOKUP([.$G399];[Sheet2.$A$1:.$E$103];5;1)" office:value-type="string" office:string-value="https://orcid.org/0000-0003-3679-3367">
            <text:p>https://orcid.org/0000-0003-3679-3367</text:p>
          </table:table-cell>
        </table:table-row>
        <table:table-row table:style-name="ro2">
          <table:table-cell office:value-type="string">
            <text:p>innercoauthorsid_a8d7dd79fc013764ec07572a3cf47b5e</text:p>
          </table:table-cell>
          <table:table-cell office:value-type="string">
            <text:p>Ianniello Alessandr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Ianniello Alessandro</text:p>
          </table:table-cell>
          <table:table-cell office:value-type="string">
            <text:p>Not in design department</text:p>
          </table:table-cell>
          <table:table-cell table:formula="of:=VLOOKUP([.G400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400];[Sheet2.$A$1:.$E$103];4;1)" office:value-type="string" office:string-value="ICAR/13 - Disegno Industriale">
            <text:p>ICAR/13 - Disegno Industriale</text:p>
          </table:table-cell>
          <table:table-cell table:formula="of:=VLOOKUP([.$G400];[Sheet2.$A$1:.$E$103];4;1)" office:value-type="string" office:string-value="ICAR/13 - Disegno Industriale">
            <text:p>ICAR/13 - Disegno Industriale</text:p>
          </table:table-cell>
          <table:table-cell table:formula="of:=VLOOKUP([.$G400];[Sheet2.$A$1:.$E$103];5;1)" office:value-type="string" office:string-value="https://orcid.org/0000-0003-3679-3367">
            <text:p>https://orcid.org/0000-0003-3679-3367</text:p>
          </table:table-cell>
        </table:table-row>
        <table:table-row table:style-name="ro2">
          <table:table-cell office:value-type="string">
            <text:p>innercoauthorsid_38405572b84c0113b3b4c19f6a5b207a</text:p>
          </table:table-cell>
          <table:table-cell office:value-type="string">
            <text:p>Iannilli Valeria Maria</text:p>
          </table:table-cell>
          <table:table-cell/>
          <table:table-cell office:value-type="string">
            <text:p>innerCoAuthorsId</text:p>
          </table:table-cell>
          <table:table-cell office:value-type="float" office:value="43">
            <text:p>43</text:p>
          </table:table-cell>
          <table:table-cell office:value-type="string">
            <text:p>Associate Professor</text:p>
          </table:table-cell>
          <table:table-cell office:value-type="string">
            <text:p>Iannilli Valeria Maria</text:p>
          </table:table-cell>
          <table:table-cell office:value-type="string">
            <text:p>Design e Culture</text:p>
          </table:table-cell>
          <table:table-cell table:formula="of:=VLOOKUP([.G40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401];[Sheet2.$A$1:.$E$103];4;1)" office:value-type="string" office:string-value="ICAR/13 - Disegno Industriale">
            <text:p>ICAR/13 - Disegno Industriale</text:p>
          </table:table-cell>
          <table:table-cell table:formula="of:=VLOOKUP([.$G401];[Sheet2.$A$1:.$E$103];4;1)" office:value-type="string" office:string-value="ICAR/13 - Disegno Industriale">
            <text:p>ICAR/13 - Disegno Industriale</text:p>
          </table:table-cell>
          <table:table-cell table:formula="of:=VLOOKUP([.$G401];[Sheet2.$A$1:.$E$103];5;1)" office:value-type="string" office:string-value="https://orcid.org/0000-0002-6042-8944">
            <text:p>https://orcid.org/0000-0002-6042-8944</text:p>
          </table:table-cell>
        </table:table-row>
        <table:table-row table:style-name="ro2">
          <table:table-cell office:value-type="string">
            <text:p>innercoauthorsid_e18dfa7a8a2aa9e65a48830d1c7cb337</text:p>
          </table:table-cell>
          <table:table-cell office:value-type="string">
            <text:p>Iarossi Maria Pompeiana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office:value-type="string">
            <text:p>Not in design department</text:p>
          </table:table-cell>
          <table:table-cell office:value-type="string">
            <text:p>Iarossi Maria Pompeiana</text:p>
          </table:table-cell>
          <table:table-cell office:value-type="string">
            <text:p>Not in design department</text:p>
          </table:table-cell>
          <table:table-cell table:formula="of:=VLOOKUP([.G40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402];[Sheet2.$A$1:.$E$103];4;1)" office:value-type="string" office:string-value="ICAR/13 - Disegno Industriale">
            <text:p>ICAR/13 - Disegno Industriale</text:p>
          </table:table-cell>
          <table:table-cell table:formula="of:=VLOOKUP([.$G402];[Sheet2.$A$1:.$E$103];4;1)" office:value-type="string" office:string-value="ICAR/13 - Disegno Industriale">
            <text:p>ICAR/13 - Disegno Industriale</text:p>
          </table:table-cell>
          <table:table-cell table:formula="of:=VLOOKUP([.$G402];[Sheet2.$A$1:.$E$103];5;1)" office:value-type="string" office:string-value="https://orcid.org/0000-0002-6042-8944">
            <text:p>https://orcid.org/0000-0002-6042-8944</text:p>
          </table:table-cell>
        </table:table-row>
        <table:table-row table:style-name="ro2">
          <table:table-cell office:value-type="string">
            <text:p>innercoauthorsid_4ddc419270cb3653cd81acf1ca3d7804</text:p>
          </table:table-cell>
          <table:table-cell office:value-type="string">
            <text:p>Icke Secil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Icke Secil</text:p>
          </table:table-cell>
          <table:table-cell office:value-type="string">
            <text:p>Not in design department</text:p>
          </table:table-cell>
          <table:table-cell table:formula="of:=VLOOKUP([.G40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403];[Sheet2.$A$1:.$E$103];4;1)" office:value-type="string" office:string-value="ICAR/13 - Disegno Industriale">
            <text:p>ICAR/13 - Disegno Industriale</text:p>
          </table:table-cell>
          <table:table-cell table:formula="of:=VLOOKUP([.$G403];[Sheet2.$A$1:.$E$103];4;1)" office:value-type="string" office:string-value="ICAR/13 - Disegno Industriale">
            <text:p>ICAR/13 - Disegno Industriale</text:p>
          </table:table-cell>
          <table:table-cell table:formula="of:=VLOOKUP([.$G403];[Sheet2.$A$1:.$E$103];5;1)" office:value-type="string" office:string-value="https://orcid.org/0000-0002-6042-8944">
            <text:p>https://orcid.org/0000-0002-6042-8944</text:p>
          </table:table-cell>
        </table:table-row>
        <table:table-row table:style-name="ro2">
          <table:table-cell office:value-type="string">
            <text:p>innercoauthorsid_a3885955b294e0c2c9cb2d38afbb44a3</text:p>
          </table:table-cell>
          <table:table-cell office:value-type="string">
            <text:p>Ilincic Natas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Ilincic Natasa</text:p>
          </table:table-cell>
          <table:table-cell office:value-type="string">
            <text:p>Not in design department</text:p>
          </table:table-cell>
          <table:table-cell table:formula="of:=VLOOKUP([.G40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404];[Sheet2.$A$1:.$E$103];4;1)" office:value-type="string" office:string-value="ICAR/13 - Disegno Industriale">
            <text:p>ICAR/13 - Disegno Industriale</text:p>
          </table:table-cell>
          <table:table-cell table:formula="of:=VLOOKUP([.$G404];[Sheet2.$A$1:.$E$103];4;1)" office:value-type="string" office:string-value="ICAR/13 - Disegno Industriale">
            <text:p>ICAR/13 - Disegno Industriale</text:p>
          </table:table-cell>
          <table:table-cell table:formula="of:=VLOOKUP([.$G404];[Sheet2.$A$1:.$E$103];5;1)" office:value-type="string" office:string-value="https://orcid.org/0000-0002-6042-8944">
            <text:p>https://orcid.org/0000-0002-6042-8944</text:p>
          </table:table-cell>
        </table:table-row>
        <table:table-row table:style-name="ro2">
          <table:table-cell office:value-type="string">
            <text:p>innercoauthorsid_e81932661de5070386ff1870913f1209</text:p>
          </table:table-cell>
          <table:table-cell office:value-type="string">
            <text:p>Iliprandi Giancar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Iliprandi Giancarlo</text:p>
          </table:table-cell>
          <table:table-cell office:value-type="string">
            <text:p>Not in design department</text:p>
          </table:table-cell>
          <table:table-cell table:formula="of:=VLOOKUP([.G40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405];[Sheet2.$A$1:.$E$103];4;1)" office:value-type="string" office:string-value="ICAR/13 - Disegno Industriale">
            <text:p>ICAR/13 - Disegno Industriale</text:p>
          </table:table-cell>
          <table:table-cell table:formula="of:=VLOOKUP([.$G405];[Sheet2.$A$1:.$E$103];4;1)" office:value-type="string" office:string-value="ICAR/13 - Disegno Industriale">
            <text:p>ICAR/13 - Disegno Industriale</text:p>
          </table:table-cell>
          <table:table-cell table:formula="of:=VLOOKUP([.$G405];[Sheet2.$A$1:.$E$103];5;1)" office:value-type="string" office:string-value="https://orcid.org/0000-0002-6042-8944">
            <text:p>https://orcid.org/0000-0002-6042-8944</text:p>
          </table:table-cell>
        </table:table-row>
        <table:table-row table:style-name="ro2">
          <table:table-cell office:value-type="string">
            <text:p>innercoauthorsid_0cb763634b7d95462f99c501533e4247</text:p>
          </table:table-cell>
          <table:table-cell office:value-type="string">
            <text:p>Imamogullari Beril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Imamogullari Beril</text:p>
          </table:table-cell>
          <table:table-cell office:value-type="string">
            <text:p>Not in design department</text:p>
          </table:table-cell>
          <table:table-cell table:formula="of:=VLOOKUP([.G40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406];[Sheet2.$A$1:.$E$103];4;1)" office:value-type="string" office:string-value="ICAR/13 - Disegno Industriale">
            <text:p>ICAR/13 - Disegno Industriale</text:p>
          </table:table-cell>
          <table:table-cell table:formula="of:=VLOOKUP([.$G406];[Sheet2.$A$1:.$E$103];4;1)" office:value-type="string" office:string-value="ICAR/13 - Disegno Industriale">
            <text:p>ICAR/13 - Disegno Industriale</text:p>
          </table:table-cell>
          <table:table-cell table:formula="of:=VLOOKUP([.$G406];[Sheet2.$A$1:.$E$103];5;1)" office:value-type="string" office:string-value="https://orcid.org/0000-0002-6042-8944">
            <text:p>https://orcid.org/0000-0002-6042-8944</text:p>
          </table:table-cell>
        </table:table-row>
        <table:table-row table:style-name="ro2">
          <table:table-cell office:value-type="string">
            <text:p>innercoauthorsid_5423ad2266f9ebff952f5179fa8414bf</text:p>
          </table:table-cell>
          <table:table-cell office:value-type="string">
            <text:p>Ingaramo Matteo Oreste</text:p>
          </table:table-cell>
          <table:table-cell/>
          <table:table-cell office:value-type="string">
            <text:p>innerCoAuthorsId</text:p>
          </table:table-cell>
          <table:table-cell office:value-type="float" office:value="52">
            <text:p>52</text:p>
          </table:table-cell>
          <table:table-cell office:value-type="string">
            <text:p>Associate Professor</text:p>
          </table:table-cell>
          <table:table-cell office:value-type="string">
            <text:p>Ingaramo Matteo Oreste</text:p>
          </table:table-cell>
          <table:table-cell office:value-type="string">
            <text:p>Design di Prodotti Strategie e Servizi</text:p>
          </table:table-cell>
          <table:table-cell table:formula="of:=VLOOKUP([.G40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407];[Sheet2.$A$1:.$E$103];4;1)" office:value-type="string" office:string-value="ICAR/13 - Disegno Industriale">
            <text:p>ICAR/13 - Disegno Industriale</text:p>
          </table:table-cell>
          <table:table-cell table:formula="of:=VLOOKUP([.$G407];[Sheet2.$A$1:.$E$103];4;1)" office:value-type="string" office:string-value="ICAR/13 - Disegno Industriale">
            <text:p>ICAR/13 - Disegno Industriale</text:p>
          </table:table-cell>
          <table:table-cell table:formula="of:=VLOOKUP([.$G407];[Sheet2.$A$1:.$E$103];5;1)" office:value-type="string" office:string-value="https://orcid.org/0000-0002-6961-7477">
            <text:p>https://orcid.org/0000-0002-6961-7477</text:p>
          </table:table-cell>
        </table:table-row>
        <table:table-row table:style-name="ro2">
          <table:table-cell office:value-type="string">
            <text:p>innercoauthorsid_dad17930ebb766d6c7b834e9a6b394f4</text:p>
          </table:table-cell>
          <table:table-cell office:value-type="string">
            <text:p>Innocenti Perl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Innocenti Perla</text:p>
          </table:table-cell>
          <table:table-cell office:value-type="string">
            <text:p>Not in design department</text:p>
          </table:table-cell>
          <table:table-cell table:formula="of:=VLOOKUP([.G40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408];[Sheet2.$A$1:.$E$103];4;1)" office:value-type="string" office:string-value="ICAR/13 - Disegno Industriale">
            <text:p>ICAR/13 - Disegno Industriale</text:p>
          </table:table-cell>
          <table:table-cell table:formula="of:=VLOOKUP([.$G408];[Sheet2.$A$1:.$E$103];4;1)" office:value-type="string" office:string-value="ICAR/13 - Disegno Industriale">
            <text:p>ICAR/13 - Disegno Industriale</text:p>
          </table:table-cell>
          <table:table-cell table:formula="of:=VLOOKUP([.$G408];[Sheet2.$A$1:.$E$103];5;1)" office:value-type="string" office:string-value="https://orcid.org/0000-0002-6961-7477">
            <text:p>https://orcid.org/0000-0002-6961-7477</text:p>
          </table:table-cell>
        </table:table-row>
        <table:table-row table:style-name="ro2">
          <table:table-cell office:value-type="string">
            <text:p>innercoauthorsid_8cadf0dc8c61293de6016b6dd96edb1e</text:p>
          </table:table-cell>
          <table:table-cell office:value-type="string">
            <text:p>Introini Marco Ausan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Introini Marco Ausano</text:p>
          </table:table-cell>
          <table:table-cell office:value-type="string">
            <text:p>Not in design department</text:p>
          </table:table-cell>
          <table:table-cell table:formula="of:=VLOOKUP([.G40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409];[Sheet2.$A$1:.$E$103];4;1)" office:value-type="string" office:string-value="ICAR/13 - Disegno Industriale">
            <text:p>ICAR/13 - Disegno Industriale</text:p>
          </table:table-cell>
          <table:table-cell table:formula="of:=VLOOKUP([.$G409];[Sheet2.$A$1:.$E$103];4;1)" office:value-type="string" office:string-value="ICAR/13 - Disegno Industriale">
            <text:p>ICAR/13 - Disegno Industriale</text:p>
          </table:table-cell>
          <table:table-cell table:formula="of:=VLOOKUP([.$G409];[Sheet2.$A$1:.$E$103];5;1)" office:value-type="string" office:string-value="https://orcid.org/0000-0002-6961-7477">
            <text:p>https://orcid.org/0000-0002-6961-7477</text:p>
          </table:table-cell>
        </table:table-row>
        <table:table-row table:style-name="ro2">
          <table:table-cell office:value-type="string">
            <text:p>innercoauthorsid_f9af9a541bc4c4455564a5ac73d3bb72</text:p>
          </table:table-cell>
          <table:table-cell office:value-type="string">
            <text:p>Invernizzi Fiamma Colette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PhD student</text:p>
          </table:table-cell>
          <table:table-cell office:value-type="string">
            <text:p>Invernizzi Fiamma Colette</text:p>
          </table:table-cell>
          <table:table-cell office:value-type="string">
            <text:p>No section</text:p>
          </table:table-cell>
          <table:table-cell table:formula="of:=VLOOKUP([.G41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410];[Sheet2.$A$1:.$E$103];4;1)" office:value-type="string" office:string-value="ICAR/13 - Disegno Industriale">
            <text:p>ICAR/13 - Disegno Industriale</text:p>
          </table:table-cell>
          <table:table-cell table:formula="of:=VLOOKUP([.$G410];[Sheet2.$A$1:.$E$103];4;1)" office:value-type="string" office:string-value="ICAR/13 - Disegno Industriale">
            <text:p>ICAR/13 - Disegno Industriale</text:p>
          </table:table-cell>
          <table:table-cell table:formula="of:=VLOOKUP([.$G410];[Sheet2.$A$1:.$E$103];5;1)" office:value-type="string" office:string-value="https://orcid.org/0000-0002-6961-7477">
            <text:p>https://orcid.org/0000-0002-6961-7477</text:p>
          </table:table-cell>
        </table:table-row>
        <table:table-row table:style-name="ro2">
          <table:table-cell office:value-type="string">
            <text:p>innercoauthorsid_8e736b6f386677494f4b08a495b44ab2</text:p>
          </table:table-cell>
          <table:table-cell office:value-type="string">
            <text:p>Irace Fulvio</text:p>
          </table:table-cell>
          <table:table-cell/>
          <table:table-cell office:value-type="string">
            <text:p>innerCoAuthorsId</text:p>
          </table:table-cell>
          <table:table-cell office:value-type="float" office:value="103">
            <text:p>103</text:p>
          </table:table-cell>
          <table:table-cell office:value-type="string">
            <text:p>Full Professor</text:p>
          </table:table-cell>
          <table:table-cell office:value-type="string">
            <text:p>Irace Fulvio</text:p>
          </table:table-cell>
          <table:table-cell office:value-type="string">
            <text:p>Design e Culture</text:p>
          </table:table-cell>
          <table:table-cell table:formula="of:=VLOOKUP([.G411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11];[Sheet2.$A$1:.$E$103];4;1)" office:value-type="string" office:string-value="ICAR/18 - Storia Dell'Architettura">
            <text:p>ICAR/18 - Storia Dell'Architettura</text:p>
          </table:table-cell>
          <table:table-cell table:formula="of:=VLOOKUP([.$G411];[Sheet2.$A$1:.$E$103];4;1)" office:value-type="string" office:string-value="ICAR/18 - Storia Dell'Architettura">
            <text:p>ICAR/18 - Storia Dell'Architettura</text:p>
          </table:table-cell>
          <table:table-cell table:formula="of:=VLOOKUP([.$G411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16e69cc1f81f801bfe2b2727f039f061</text:p>
          </table:table-cell>
          <table:table-cell office:value-type="string">
            <text:p>Iuliano Rosanna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office:value-type="string">
            <text:p>Not in design department</text:p>
          </table:table-cell>
          <table:table-cell office:value-type="string">
            <text:p>Iuliano Rosanna</text:p>
          </table:table-cell>
          <table:table-cell office:value-type="string">
            <text:p>Not in design department</text:p>
          </table:table-cell>
          <table:table-cell table:formula="of:=VLOOKUP([.G412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12];[Sheet2.$A$1:.$E$103];4;1)" office:value-type="string" office:string-value="ICAR/18 - Storia Dell'Architettura">
            <text:p>ICAR/18 - Storia Dell'Architettura</text:p>
          </table:table-cell>
          <table:table-cell table:formula="of:=VLOOKUP([.$G412];[Sheet2.$A$1:.$E$103];4;1)" office:value-type="string" office:string-value="ICAR/18 - Storia Dell'Architettura">
            <text:p>ICAR/18 - Storia Dell'Architettura</text:p>
          </table:table-cell>
          <table:table-cell table:formula="of:=VLOOKUP([.$G412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f92bc26fa8c2dca729e5c00d6d0fdec9</text:p>
          </table:table-cell>
          <table:table-cell office:value-type="string">
            <text:p>Jegou Francois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Jegou Francois</text:p>
          </table:table-cell>
          <table:table-cell office:value-type="string">
            <text:p>Not in design department</text:p>
          </table:table-cell>
          <table:table-cell table:formula="of:=VLOOKUP([.G413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13];[Sheet2.$A$1:.$E$103];4;1)" office:value-type="string" office:string-value="ICAR/18 - Storia Dell'Architettura">
            <text:p>ICAR/18 - Storia Dell'Architettura</text:p>
          </table:table-cell>
          <table:table-cell table:formula="of:=VLOOKUP([.$G413];[Sheet2.$A$1:.$E$103];4;1)" office:value-type="string" office:string-value="ICAR/18 - Storia Dell'Architettura">
            <text:p>ICAR/18 - Storia Dell'Architettura</text:p>
          </table:table-cell>
          <table:table-cell table:formula="of:=VLOOKUP([.$G413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6c19840e32a1176dda8f1cbbebe9eb4b</text:p>
          </table:table-cell>
          <table:table-cell office:value-type="string">
            <text:p>Kayange Daniel Sinkond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Kayange Daniel Sinkonde</text:p>
          </table:table-cell>
          <table:table-cell office:value-type="string">
            <text:p>Not in design department</text:p>
          </table:table-cell>
          <table:table-cell table:formula="of:=VLOOKUP([.G414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14];[Sheet2.$A$1:.$E$103];4;1)" office:value-type="string" office:string-value="ICAR/18 - Storia Dell'Architettura">
            <text:p>ICAR/18 - Storia Dell'Architettura</text:p>
          </table:table-cell>
          <table:table-cell table:formula="of:=VLOOKUP([.$G414];[Sheet2.$A$1:.$E$103];4;1)" office:value-type="string" office:string-value="ICAR/18 - Storia Dell'Architettura">
            <text:p>ICAR/18 - Storia Dell'Architettura</text:p>
          </table:table-cell>
          <table:table-cell table:formula="of:=VLOOKUP([.$G414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077eed02f8216a7844840ce600d44709</text:p>
          </table:table-cell>
          <table:table-cell office:value-type="string">
            <text:p>Ketabdari Misagh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Ketabdari Misagh</text:p>
          </table:table-cell>
          <table:table-cell office:value-type="string">
            <text:p>Not in design department</text:p>
          </table:table-cell>
          <table:table-cell table:formula="of:=VLOOKUP([.G415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15];[Sheet2.$A$1:.$E$103];4;1)" office:value-type="string" office:string-value="ICAR/18 - Storia Dell'Architettura">
            <text:p>ICAR/18 - Storia Dell'Architettura</text:p>
          </table:table-cell>
          <table:table-cell table:formula="of:=VLOOKUP([.$G415];[Sheet2.$A$1:.$E$103];4;1)" office:value-type="string" office:string-value="ICAR/18 - Storia Dell'Architettura">
            <text:p>ICAR/18 - Storia Dell'Architettura</text:p>
          </table:table-cell>
          <table:table-cell table:formula="of:=VLOOKUP([.$G415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6ce187cbe16eb08a01e9cf9f1542c1e1</text:p>
          </table:table-cell>
          <table:table-cell office:value-type="string">
            <text:p>Komatsu Tamami Tiffany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PhD student</text:p>
          </table:table-cell>
          <table:table-cell office:value-type="string">
            <text:p>Komatsu Tamami Tiffany</text:p>
          </table:table-cell>
          <table:table-cell office:value-type="string">
            <text:p>No section</text:p>
          </table:table-cell>
          <table:table-cell table:formula="of:=VLOOKUP([.G416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16];[Sheet2.$A$1:.$E$103];4;1)" office:value-type="string" office:string-value="ICAR/18 - Storia Dell'Architettura">
            <text:p>ICAR/18 - Storia Dell'Architettura</text:p>
          </table:table-cell>
          <table:table-cell table:formula="of:=VLOOKUP([.$G416];[Sheet2.$A$1:.$E$103];4;1)" office:value-type="string" office:string-value="ICAR/18 - Storia Dell'Architettura">
            <text:p>ICAR/18 - Storia Dell'Architettura</text:p>
          </table:table-cell>
          <table:table-cell table:formula="of:=VLOOKUP([.$G416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cf6f1eddf0268df584014b613e863847</text:p>
          </table:table-cell>
          <table:table-cell office:value-type="string">
            <text:p>Kowsar Gholam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Kowsar Gholam</text:p>
          </table:table-cell>
          <table:table-cell office:value-type="string">
            <text:p>Not in design department</text:p>
          </table:table-cell>
          <table:table-cell table:formula="of:=VLOOKUP([.G417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17];[Sheet2.$A$1:.$E$103];4;1)" office:value-type="string" office:string-value="ICAR/18 - Storia Dell'Architettura">
            <text:p>ICAR/18 - Storia Dell'Architettura</text:p>
          </table:table-cell>
          <table:table-cell table:formula="of:=VLOOKUP([.$G417];[Sheet2.$A$1:.$E$103];4;1)" office:value-type="string" office:string-value="ICAR/18 - Storia Dell'Architettura">
            <text:p>ICAR/18 - Storia Dell'Architettura</text:p>
          </table:table-cell>
          <table:table-cell table:formula="of:=VLOOKUP([.$G417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bbe0ed753ea82e13f49d9259ee810374</text:p>
          </table:table-cell>
          <table:table-cell office:value-type="string">
            <text:p>Lamberti Luc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Lamberti Lucio</text:p>
          </table:table-cell>
          <table:table-cell office:value-type="string">
            <text:p>Not in design department</text:p>
          </table:table-cell>
          <table:table-cell table:formula="of:=VLOOKUP([.G418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18];[Sheet2.$A$1:.$E$103];4;1)" office:value-type="string" office:string-value="ICAR/18 - Storia Dell'Architettura">
            <text:p>ICAR/18 - Storia Dell'Architettura</text:p>
          </table:table-cell>
          <table:table-cell table:formula="of:=VLOOKUP([.$G418];[Sheet2.$A$1:.$E$103];4;1)" office:value-type="string" office:string-value="ICAR/18 - Storia Dell'Architettura">
            <text:p>ICAR/18 - Storia Dell'Architettura</text:p>
          </table:table-cell>
          <table:table-cell table:formula="of:=VLOOKUP([.$G418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a376357f13a34f78c5b70bc577e64aba</text:p>
          </table:table-cell>
          <table:table-cell office:value-type="string">
            <text:p>Landoni Pao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Landoni Paolo</text:p>
          </table:table-cell>
          <table:table-cell office:value-type="string">
            <text:p>Not in design department</text:p>
          </table:table-cell>
          <table:table-cell table:formula="of:=VLOOKUP([.G419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19];[Sheet2.$A$1:.$E$103];4;1)" office:value-type="string" office:string-value="ICAR/18 - Storia Dell'Architettura">
            <text:p>ICAR/18 - Storia Dell'Architettura</text:p>
          </table:table-cell>
          <table:table-cell table:formula="of:=VLOOKUP([.$G419];[Sheet2.$A$1:.$E$103];4;1)" office:value-type="string" office:string-value="ICAR/18 - Storia Dell'Architettura">
            <text:p>ICAR/18 - Storia Dell'Architettura</text:p>
          </table:table-cell>
          <table:table-cell table:formula="of:=VLOOKUP([.$G419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773ed4b342485501b6da40b202cfedf2</text:p>
          </table:table-cell>
          <table:table-cell office:value-type="string">
            <text:p>Lanz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Lanz Francesca</text:p>
          </table:table-cell>
          <table:table-cell office:value-type="string">
            <text:p>Not in design department</text:p>
          </table:table-cell>
          <table:table-cell table:formula="of:=VLOOKUP([.G420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20];[Sheet2.$A$1:.$E$103];4;1)" office:value-type="string" office:string-value="ICAR/18 - Storia Dell'Architettura">
            <text:p>ICAR/18 - Storia Dell'Architettura</text:p>
          </table:table-cell>
          <table:table-cell table:formula="of:=VLOOKUP([.$G420];[Sheet2.$A$1:.$E$103];4;1)" office:value-type="string" office:string-value="ICAR/18 - Storia Dell'Architettura">
            <text:p>ICAR/18 - Storia Dell'Architettura</text:p>
          </table:table-cell>
          <table:table-cell table:formula="of:=VLOOKUP([.$G420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2b319aa1c3f8a9e654ea9f953061a4a8</text:p>
          </table:table-cell>
          <table:table-cell office:value-type="string">
            <text:p>Lanzarotti Gret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Lanzarotti Greta</text:p>
          </table:table-cell>
          <table:table-cell office:value-type="string">
            <text:p>Not in design department</text:p>
          </table:table-cell>
          <table:table-cell table:formula="of:=VLOOKUP([.G421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21];[Sheet2.$A$1:.$E$103];4;1)" office:value-type="string" office:string-value="ICAR/18 - Storia Dell'Architettura">
            <text:p>ICAR/18 - Storia Dell'Architettura</text:p>
          </table:table-cell>
          <table:table-cell table:formula="of:=VLOOKUP([.$G421];[Sheet2.$A$1:.$E$103];4;1)" office:value-type="string" office:string-value="ICAR/18 - Storia Dell'Architettura">
            <text:p>ICAR/18 - Storia Dell'Architettura</text:p>
          </table:table-cell>
          <table:table-cell table:formula="of:=VLOOKUP([.$G421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af6b61236d37b2e2b0e9c73014e6d09a</text:p>
          </table:table-cell>
          <table:table-cell office:value-type="string">
            <text:p>Lanzi Pier Lu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Lanzi Pier Luca</text:p>
          </table:table-cell>
          <table:table-cell office:value-type="string">
            <text:p>Not in design department</text:p>
          </table:table-cell>
          <table:table-cell table:formula="of:=VLOOKUP([.G422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22];[Sheet2.$A$1:.$E$103];4;1)" office:value-type="string" office:string-value="ICAR/18 - Storia Dell'Architettura">
            <text:p>ICAR/18 - Storia Dell'Architettura</text:p>
          </table:table-cell>
          <table:table-cell table:formula="of:=VLOOKUP([.$G422];[Sheet2.$A$1:.$E$103];4;1)" office:value-type="string" office:string-value="ICAR/18 - Storia Dell'Architettura">
            <text:p>ICAR/18 - Storia Dell'Architettura</text:p>
          </table:table-cell>
          <table:table-cell table:formula="of:=VLOOKUP([.$G422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c767e4149bcdf596bfc59ccdfd94a302</text:p>
          </table:table-cell>
          <table:table-cell office:value-type="string">
            <text:p>Laurino Antoni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Laurino Antonio</text:p>
          </table:table-cell>
          <table:table-cell office:value-type="string">
            <text:p>Not in design department</text:p>
          </table:table-cell>
          <table:table-cell table:formula="of:=VLOOKUP([.G423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23];[Sheet2.$A$1:.$E$103];4;1)" office:value-type="string" office:string-value="ICAR/18 - Storia Dell'Architettura">
            <text:p>ICAR/18 - Storia Dell'Architettura</text:p>
          </table:table-cell>
          <table:table-cell table:formula="of:=VLOOKUP([.$G423];[Sheet2.$A$1:.$E$103];4;1)" office:value-type="string" office:string-value="ICAR/18 - Storia Dell'Architettura">
            <text:p>ICAR/18 - Storia Dell'Architettura</text:p>
          </table:table-cell>
          <table:table-cell table:formula="of:=VLOOKUP([.$G423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c8e71a4ba73e57026cc7e409f5b5b0ff</text:p>
          </table:table-cell>
          <table:table-cell office:value-type="string">
            <text:p>Lavezzari Riccard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Lavezzari Riccardo</text:p>
          </table:table-cell>
          <table:table-cell office:value-type="string">
            <text:p>Not in design department</text:p>
          </table:table-cell>
          <table:table-cell table:formula="of:=VLOOKUP([.G424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24];[Sheet2.$A$1:.$E$103];4;1)" office:value-type="string" office:string-value="ICAR/18 - Storia Dell'Architettura">
            <text:p>ICAR/18 - Storia Dell'Architettura</text:p>
          </table:table-cell>
          <table:table-cell table:formula="of:=VLOOKUP([.$G424];[Sheet2.$A$1:.$E$103];4;1)" office:value-type="string" office:string-value="ICAR/18 - Storia Dell'Architettura">
            <text:p>ICAR/18 - Storia Dell'Architettura</text:p>
          </table:table-cell>
          <table:table-cell table:formula="of:=VLOOKUP([.$G424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78290bd8412125b7cfa2b2ba3402ae27</text:p>
          </table:table-cell>
          <table:table-cell office:value-type="string">
            <text:p>Lavizzari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Lavizzari Francesca</text:p>
          </table:table-cell>
          <table:table-cell office:value-type="string">
            <text:p>Not in design department</text:p>
          </table:table-cell>
          <table:table-cell table:formula="of:=VLOOKUP([.G425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25];[Sheet2.$A$1:.$E$103];4;1)" office:value-type="string" office:string-value="ICAR/18 - Storia Dell'Architettura">
            <text:p>ICAR/18 - Storia Dell'Architettura</text:p>
          </table:table-cell>
          <table:table-cell table:formula="of:=VLOOKUP([.$G425];[Sheet2.$A$1:.$E$103];4;1)" office:value-type="string" office:string-value="ICAR/18 - Storia Dell'Architettura">
            <text:p>ICAR/18 - Storia Dell'Architettura</text:p>
          </table:table-cell>
          <table:table-cell table:formula="of:=VLOOKUP([.$G425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cab5da66876725b58ba0b2268a037608</text:p>
          </table:table-cell>
          <table:table-cell office:value-type="string">
            <text:p>Lecce Chiara</text:p>
          </table:table-cell>
          <table:table-cell/>
          <table:table-cell office:value-type="string">
            <text:p>innerCoAuthorsId</text:p>
          </table:table-cell>
          <table:table-cell office:value-type="float" office:value="24">
            <text:p>24</text:p>
          </table:table-cell>
          <table:table-cell office:value-type="string">
            <text:p>Research Fellow</text:p>
          </table:table-cell>
          <table:table-cell office:value-type="string">
            <text:p>Lecce Chiara</text:p>
          </table:table-cell>
          <table:table-cell office:value-type="string">
            <text:p>No section</text:p>
          </table:table-cell>
          <table:table-cell table:formula="of:=VLOOKUP([.G426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26];[Sheet2.$A$1:.$E$103];4;1)" office:value-type="string" office:string-value="ICAR/18 - Storia Dell'Architettura">
            <text:p>ICAR/18 - Storia Dell'Architettura</text:p>
          </table:table-cell>
          <table:table-cell table:formula="of:=VLOOKUP([.$G426];[Sheet2.$A$1:.$E$103];4;1)" office:value-type="string" office:string-value="ICAR/18 - Storia Dell'Architettura">
            <text:p>ICAR/18 - Storia Dell'Architettura</text:p>
          </table:table-cell>
          <table:table-cell table:formula="of:=VLOOKUP([.$G426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0ed918fd489b7b2f59af094e520c8785</text:p>
          </table:table-cell>
          <table:table-cell office:value-type="string">
            <text:p>Lefebvre Esther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Lefebvre Esther</text:p>
          </table:table-cell>
          <table:table-cell office:value-type="string">
            <text:p>Not in design department</text:p>
          </table:table-cell>
          <table:table-cell table:formula="of:=VLOOKUP([.G427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27];[Sheet2.$A$1:.$E$103];4;1)" office:value-type="string" office:string-value="ICAR/18 - Storia Dell'Architettura">
            <text:p>ICAR/18 - Storia Dell'Architettura</text:p>
          </table:table-cell>
          <table:table-cell table:formula="of:=VLOOKUP([.$G427];[Sheet2.$A$1:.$E$103];4;1)" office:value-type="string" office:string-value="ICAR/18 - Storia Dell'Architettura">
            <text:p>ICAR/18 - Storia Dell'Architettura</text:p>
          </table:table-cell>
          <table:table-cell table:formula="of:=VLOOKUP([.$G427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1acfaabf9b28a176c0572f7efded09c9</text:p>
          </table:table-cell>
          <table:table-cell office:value-type="string">
            <text:p>Lega Elis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Lega Elisa</text:p>
          </table:table-cell>
          <table:table-cell office:value-type="string">
            <text:p>Not in design department</text:p>
          </table:table-cell>
          <table:table-cell table:formula="of:=VLOOKUP([.G428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28];[Sheet2.$A$1:.$E$103];4;1)" office:value-type="string" office:string-value="ICAR/18 - Storia Dell'Architettura">
            <text:p>ICAR/18 - Storia Dell'Architettura</text:p>
          </table:table-cell>
          <table:table-cell table:formula="of:=VLOOKUP([.$G428];[Sheet2.$A$1:.$E$103];4;1)" office:value-type="string" office:string-value="ICAR/18 - Storia Dell'Architettura">
            <text:p>ICAR/18 - Storia Dell'Architettura</text:p>
          </table:table-cell>
          <table:table-cell table:formula="of:=VLOOKUP([.$G428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5f5e850e3a34be12bbacbab492d5feca</text:p>
          </table:table-cell>
          <table:table-cell office:value-type="string">
            <text:p>Leonardi Chia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Leonardi Chiara</text:p>
          </table:table-cell>
          <table:table-cell office:value-type="string">
            <text:p>Not in design department</text:p>
          </table:table-cell>
          <table:table-cell table:formula="of:=VLOOKUP([.G429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29];[Sheet2.$A$1:.$E$103];4;1)" office:value-type="string" office:string-value="ICAR/18 - Storia Dell'Architettura">
            <text:p>ICAR/18 - Storia Dell'Architettura</text:p>
          </table:table-cell>
          <table:table-cell table:formula="of:=VLOOKUP([.$G429];[Sheet2.$A$1:.$E$103];4;1)" office:value-type="string" office:string-value="ICAR/18 - Storia Dell'Architettura">
            <text:p>ICAR/18 - Storia Dell'Architettura</text:p>
          </table:table-cell>
          <table:table-cell table:formula="of:=VLOOKUP([.$G429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5df90c69de4cec9e12af9d64a071cd6d</text:p>
          </table:table-cell>
          <table:table-cell office:value-type="string">
            <text:p>Leoni Maria Manuel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Leoni Maria Manuela</text:p>
          </table:table-cell>
          <table:table-cell office:value-type="string">
            <text:p>Not in design department</text:p>
          </table:table-cell>
          <table:table-cell table:formula="of:=VLOOKUP([.G430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30];[Sheet2.$A$1:.$E$103];4;1)" office:value-type="string" office:string-value="ICAR/18 - Storia Dell'Architettura">
            <text:p>ICAR/18 - Storia Dell'Architettura</text:p>
          </table:table-cell>
          <table:table-cell table:formula="of:=VLOOKUP([.$G430];[Sheet2.$A$1:.$E$103];4;1)" office:value-type="string" office:string-value="ICAR/18 - Storia Dell'Architettura">
            <text:p>ICAR/18 - Storia Dell'Architettura</text:p>
          </table:table-cell>
          <table:table-cell table:formula="of:=VLOOKUP([.$G430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11bdc75400c4d855aae7876b34970ca8</text:p>
          </table:table-cell>
          <table:table-cell office:value-type="string">
            <text:p>Lettieri Emanuel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Lettieri Emanuele</text:p>
          </table:table-cell>
          <table:table-cell office:value-type="string">
            <text:p>Not in design department</text:p>
          </table:table-cell>
          <table:table-cell table:formula="of:=VLOOKUP([.G431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31];[Sheet2.$A$1:.$E$103];4;1)" office:value-type="string" office:string-value="ICAR/18 - Storia Dell'Architettura">
            <text:p>ICAR/18 - Storia Dell'Architettura</text:p>
          </table:table-cell>
          <table:table-cell table:formula="of:=VLOOKUP([.$G431];[Sheet2.$A$1:.$E$103];4;1)" office:value-type="string" office:string-value="ICAR/18 - Storia Dell'Architettura">
            <text:p>ICAR/18 - Storia Dell'Architettura</text:p>
          </table:table-cell>
          <table:table-cell table:formula="of:=VLOOKUP([.$G431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f5c67a57390faa5345cac36db4443f4a</text:p>
          </table:table-cell>
          <table:table-cell office:value-type="string">
            <text:p>Levi Marinella</text:p>
          </table:table-cell>
          <table:table-cell/>
          <table:table-cell office:value-type="string">
            <text:p>innerCoAuthorsId</text:p>
          </table:table-cell>
          <table:table-cell office:value-type="float" office:value="28">
            <text:p>28</text:p>
          </table:table-cell>
          <table:table-cell office:value-type="string">
            <text:p>Not in design department</text:p>
          </table:table-cell>
          <table:table-cell office:value-type="string">
            <text:p>Levi Marinella</text:p>
          </table:table-cell>
          <table:table-cell office:value-type="string">
            <text:p>Not in design department</text:p>
          </table:table-cell>
          <table:table-cell table:formula="of:=VLOOKUP([.G432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32];[Sheet2.$A$1:.$E$103];4;1)" office:value-type="string" office:string-value="ICAR/18 - Storia Dell'Architettura">
            <text:p>ICAR/18 - Storia Dell'Architettura</text:p>
          </table:table-cell>
          <table:table-cell table:formula="of:=VLOOKUP([.$G432];[Sheet2.$A$1:.$E$103];4;1)" office:value-type="string" office:string-value="ICAR/18 - Storia Dell'Architettura">
            <text:p>ICAR/18 - Storia Dell'Architettura</text:p>
          </table:table-cell>
          <table:table-cell table:formula="of:=VLOOKUP([.$G432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015c3bf7577089547183f8d4ecf8d167</text:p>
          </table:table-cell>
          <table:table-cell office:value-type="string">
            <text:p>Lin Xiaozhu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PhD student</text:p>
          </table:table-cell>
          <table:table-cell office:value-type="string">
            <text:p>Lin Xiaozhu</text:p>
          </table:table-cell>
          <table:table-cell office:value-type="string">
            <text:p>No section</text:p>
          </table:table-cell>
          <table:table-cell table:formula="of:=VLOOKUP([.G433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33];[Sheet2.$A$1:.$E$103];4;1)" office:value-type="string" office:string-value="ICAR/18 - Storia Dell'Architettura">
            <text:p>ICAR/18 - Storia Dell'Architettura</text:p>
          </table:table-cell>
          <table:table-cell table:formula="of:=VLOOKUP([.$G433];[Sheet2.$A$1:.$E$103];4;1)" office:value-type="string" office:string-value="ICAR/18 - Storia Dell'Architettura">
            <text:p>ICAR/18 - Storia Dell'Architettura</text:p>
          </table:table-cell>
          <table:table-cell table:formula="of:=VLOOKUP([.$G433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1a6768c4be83753d86b41f85fb7ffc35</text:p>
          </table:table-cell>
          <table:table-cell office:value-type="string">
            <text:p>Linfante Vittorio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office:value-type="string">
            <text:p>Not in design department</text:p>
          </table:table-cell>
          <table:table-cell office:value-type="string">
            <text:p>Linfante Vittorio</text:p>
          </table:table-cell>
          <table:table-cell office:value-type="string">
            <text:p>Not in design department</text:p>
          </table:table-cell>
          <table:table-cell table:formula="of:=VLOOKUP([.G434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34];[Sheet2.$A$1:.$E$103];4;1)" office:value-type="string" office:string-value="ICAR/18 - Storia Dell'Architettura">
            <text:p>ICAR/18 - Storia Dell'Architettura</text:p>
          </table:table-cell>
          <table:table-cell table:formula="of:=VLOOKUP([.$G434];[Sheet2.$A$1:.$E$103];4;1)" office:value-type="string" office:string-value="ICAR/18 - Storia Dell'Architettura">
            <text:p>ICAR/18 - Storia Dell'Architettura</text:p>
          </table:table-cell>
          <table:table-cell table:formula="of:=VLOOKUP([.$G434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6156208c0b083eb3ddd8498bc51c85e9</text:p>
          </table:table-cell>
          <table:table-cell office:value-type="string">
            <text:p>Liu Yuan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PhD student</text:p>
          </table:table-cell>
          <table:table-cell office:value-type="string">
            <text:p>Liu Yuan</text:p>
          </table:table-cell>
          <table:table-cell office:value-type="string">
            <text:p>No section</text:p>
          </table:table-cell>
          <table:table-cell table:formula="of:=VLOOKUP([.G435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35];[Sheet2.$A$1:.$E$103];4;1)" office:value-type="string" office:string-value="ICAR/18 - Storia Dell'Architettura">
            <text:p>ICAR/18 - Storia Dell'Architettura</text:p>
          </table:table-cell>
          <table:table-cell table:formula="of:=VLOOKUP([.$G435];[Sheet2.$A$1:.$E$103];4;1)" office:value-type="string" office:string-value="ICAR/18 - Storia Dell'Architettura">
            <text:p>ICAR/18 - Storia Dell'Architettura</text:p>
          </table:table-cell>
          <table:table-cell table:formula="of:=VLOOKUP([.$G435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38b2b9ee1c422afdba1ef95c498775ee</text:p>
          </table:table-cell>
          <table:table-cell office:value-type="string">
            <text:p>Lo Turco Massimili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Lo Turco Massimiliano</text:p>
          </table:table-cell>
          <table:table-cell office:value-type="string">
            <text:p>Not in design department</text:p>
          </table:table-cell>
          <table:table-cell table:formula="of:=VLOOKUP([.G436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36];[Sheet2.$A$1:.$E$103];4;1)" office:value-type="string" office:string-value="ICAR/18 - Storia Dell'Architettura">
            <text:p>ICAR/18 - Storia Dell'Architettura</text:p>
          </table:table-cell>
          <table:table-cell table:formula="of:=VLOOKUP([.$G436];[Sheet2.$A$1:.$E$103];4;1)" office:value-type="string" office:string-value="ICAR/18 - Storia Dell'Architettura">
            <text:p>ICAR/18 - Storia Dell'Architettura</text:p>
          </table:table-cell>
          <table:table-cell table:formula="of:=VLOOKUP([.$G436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b943854ab2fda02405e1f2ae2de11ef3</text:p>
          </table:table-cell>
          <table:table-cell office:value-type="string">
            <text:p>Lollio Valenti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Lollio Valentina</text:p>
          </table:table-cell>
          <table:table-cell office:value-type="string">
            <text:p>Not in design department</text:p>
          </table:table-cell>
          <table:table-cell table:formula="of:=VLOOKUP([.G437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37];[Sheet2.$A$1:.$E$103];4;1)" office:value-type="string" office:string-value="ICAR/18 - Storia Dell'Architettura">
            <text:p>ICAR/18 - Storia Dell'Architettura</text:p>
          </table:table-cell>
          <table:table-cell table:formula="of:=VLOOKUP([.$G437];[Sheet2.$A$1:.$E$103];4;1)" office:value-type="string" office:string-value="ICAR/18 - Storia Dell'Architettura">
            <text:p>ICAR/18 - Storia Dell'Architettura</text:p>
          </table:table-cell>
          <table:table-cell table:formula="of:=VLOOKUP([.$G437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4f73cc34145f31cb093404c961b999cc</text:p>
          </table:table-cell>
          <table:table-cell office:value-type="string">
            <text:p>Lonardo Emili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Lonardo Emilio</text:p>
          </table:table-cell>
          <table:table-cell office:value-type="string">
            <text:p>Not in design department</text:p>
          </table:table-cell>
          <table:table-cell table:formula="of:=VLOOKUP([.G438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38];[Sheet2.$A$1:.$E$103];4;1)" office:value-type="string" office:string-value="ICAR/18 - Storia Dell'Architettura">
            <text:p>ICAR/18 - Storia Dell'Architettura</text:p>
          </table:table-cell>
          <table:table-cell table:formula="of:=VLOOKUP([.$G438];[Sheet2.$A$1:.$E$103];4;1)" office:value-type="string" office:string-value="ICAR/18 - Storia Dell'Architettura">
            <text:p>ICAR/18 - Storia Dell'Architettura</text:p>
          </table:table-cell>
          <table:table-cell table:formula="of:=VLOOKUP([.$G438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ad3c5578b0eaad8a8792d1d8523b628e</text:p>
          </table:table-cell>
          <table:table-cell office:value-type="string">
            <text:p>Longo Antonio Emilio Alvis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Longo Antonio Emilio Alvise</text:p>
          </table:table-cell>
          <table:table-cell office:value-type="string">
            <text:p>Not in design department</text:p>
          </table:table-cell>
          <table:table-cell table:formula="of:=VLOOKUP([.G439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39];[Sheet2.$A$1:.$E$103];4;1)" office:value-type="string" office:string-value="ICAR/18 - Storia Dell'Architettura">
            <text:p>ICAR/18 - Storia Dell'Architettura</text:p>
          </table:table-cell>
          <table:table-cell table:formula="of:=VLOOKUP([.$G439];[Sheet2.$A$1:.$E$103];4;1)" office:value-type="string" office:string-value="ICAR/18 - Storia Dell'Architettura">
            <text:p>ICAR/18 - Storia Dell'Architettura</text:p>
          </table:table-cell>
          <table:table-cell table:formula="of:=VLOOKUP([.$G439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8c46c0809d22ddce1498f6094995e870</text:p>
          </table:table-cell>
          <table:table-cell office:value-type="string">
            <text:p>Lualdi Mauriz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Lualdi Maurizio</text:p>
          </table:table-cell>
          <table:table-cell office:value-type="string">
            <text:p>Not in design department</text:p>
          </table:table-cell>
          <table:table-cell table:formula="of:=VLOOKUP([.G440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40];[Sheet2.$A$1:.$E$103];4;1)" office:value-type="string" office:string-value="ICAR/18 - Storia Dell'Architettura">
            <text:p>ICAR/18 - Storia Dell'Architettura</text:p>
          </table:table-cell>
          <table:table-cell table:formula="of:=VLOOKUP([.$G440];[Sheet2.$A$1:.$E$103];4;1)" office:value-type="string" office:string-value="ICAR/18 - Storia Dell'Architettura">
            <text:p>ICAR/18 - Storia Dell'Architettura</text:p>
          </table:table-cell>
          <table:table-cell table:formula="of:=VLOOKUP([.$G440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86d5c3181bd41f87936f26ca84e41846</text:p>
          </table:table-cell>
          <table:table-cell office:value-type="string">
            <text:p>Lue' Alessandro</text:p>
          </table:table-cell>
          <table:table-cell/>
          <table:table-cell office:value-type="string">
            <text:p>innerCoAuthorsId</text:p>
          </table:table-cell>
          <table:table-cell office:value-type="float" office:value="25">
            <text:p>25</text:p>
          </table:table-cell>
          <table:table-cell office:value-type="string">
            <text:p>Not in design department</text:p>
          </table:table-cell>
          <table:table-cell office:value-type="string">
            <text:p>Lue' Alessandro</text:p>
          </table:table-cell>
          <table:table-cell office:value-type="string">
            <text:p>Not in design department</text:p>
          </table:table-cell>
          <table:table-cell table:formula="of:=VLOOKUP([.G441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41];[Sheet2.$A$1:.$E$103];4;1)" office:value-type="string" office:string-value="ICAR/18 - Storia Dell'Architettura">
            <text:p>ICAR/18 - Storia Dell'Architettura</text:p>
          </table:table-cell>
          <table:table-cell table:formula="of:=VLOOKUP([.$G441];[Sheet2.$A$1:.$E$103];4;1)" office:value-type="string" office:string-value="ICAR/18 - Storia Dell'Architettura">
            <text:p>ICAR/18 - Storia Dell'Architettura</text:p>
          </table:table-cell>
          <table:table-cell table:formula="of:=VLOOKUP([.$G441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df2ea17ec14c8b4857bd276841afa5e9</text:p>
          </table:table-cell>
          <table:table-cell office:value-type="string">
            <text:p>Lupi Giorgi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Lupi Giorgia</text:p>
          </table:table-cell>
          <table:table-cell office:value-type="string">
            <text:p>Not in design department</text:p>
          </table:table-cell>
          <table:table-cell table:formula="of:=VLOOKUP([.G442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42];[Sheet2.$A$1:.$E$103];4;1)" office:value-type="string" office:string-value="ICAR/18 - Storia Dell'Architettura">
            <text:p>ICAR/18 - Storia Dell'Architettura</text:p>
          </table:table-cell>
          <table:table-cell table:formula="of:=VLOOKUP([.$G442];[Sheet2.$A$1:.$E$103];4;1)" office:value-type="string" office:string-value="ICAR/18 - Storia Dell'Architettura">
            <text:p>ICAR/18 - Storia Dell'Architettura</text:p>
          </table:table-cell>
          <table:table-cell table:formula="of:=VLOOKUP([.$G442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547588deb12f020b6639d69b983c5f68</text:p>
          </table:table-cell>
          <table:table-cell office:value-type="string">
            <text:p>Lupi Ita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Lupi Italo</text:p>
          </table:table-cell>
          <table:table-cell office:value-type="string">
            <text:p>Not in design department</text:p>
          </table:table-cell>
          <table:table-cell table:formula="of:=VLOOKUP([.G443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43];[Sheet2.$A$1:.$E$103];4;1)" office:value-type="string" office:string-value="ICAR/18 - Storia Dell'Architettura">
            <text:p>ICAR/18 - Storia Dell'Architettura</text:p>
          </table:table-cell>
          <table:table-cell table:formula="of:=VLOOKUP([.$G443];[Sheet2.$A$1:.$E$103];4;1)" office:value-type="string" office:string-value="ICAR/18 - Storia Dell'Architettura">
            <text:p>ICAR/18 - Storia Dell'Architettura</text:p>
          </table:table-cell>
          <table:table-cell table:formula="of:=VLOOKUP([.$G443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f37bc26463c8451a67ef2b1f240e6c6b</text:p>
          </table:table-cell>
          <table:table-cell office:value-type="string">
            <text:p>Lupidi Emanuel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Lupidi Emanuele</text:p>
          </table:table-cell>
          <table:table-cell office:value-type="string">
            <text:p>Not in design department</text:p>
          </table:table-cell>
          <table:table-cell table:formula="of:=VLOOKUP([.G444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44];[Sheet2.$A$1:.$E$103];4;1)" office:value-type="string" office:string-value="ICAR/18 - Storia Dell'Architettura">
            <text:p>ICAR/18 - Storia Dell'Architettura</text:p>
          </table:table-cell>
          <table:table-cell table:formula="of:=VLOOKUP([.$G444];[Sheet2.$A$1:.$E$103];4;1)" office:value-type="string" office:string-value="ICAR/18 - Storia Dell'Architettura">
            <text:p>ICAR/18 - Storia Dell'Architettura</text:p>
          </table:table-cell>
          <table:table-cell table:formula="of:=VLOOKUP([.$G444];[Sheet2.$A$1:.$E$103];5;1)" office:value-type="string" office:string-value="https://orcid.org/0000-0001-9938-2106">
            <text:p>https://orcid.org/0000-0001-9938-2106</text:p>
          </table:table-cell>
        </table:table-row>
        <table:table-row table:style-name="ro2">
          <table:table-cell office:value-type="string">
            <text:p>innercoauthorsid_bbcbbed57a65f7855f522fcb3e6bc1b6</text:p>
          </table:table-cell>
          <table:table-cell office:value-type="string">
            <text:p>Lupo Eleonora</text:p>
          </table:table-cell>
          <table:table-cell/>
          <table:table-cell office:value-type="string">
            <text:p>innerCoAuthorsId</text:p>
          </table:table-cell>
          <table:table-cell office:value-type="float" office:value="91">
            <text:p>91</text:p>
          </table:table-cell>
          <table:table-cell office:value-type="string">
            <text:p>Associate Professor</text:p>
          </table:table-cell>
          <table:table-cell office:value-type="string">
            <text:p>Lupo Eleonora</text:p>
          </table:table-cell>
          <table:table-cell office:value-type="string">
            <text:p>Design e Culture</text:p>
          </table:table-cell>
          <table:table-cell table:formula="of:=VLOOKUP([.G44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445];[Sheet2.$A$1:.$E$103];4;1)" office:value-type="string" office:string-value="ICAR/13 - Disegno Industriale">
            <text:p>ICAR/13 - Disegno Industriale</text:p>
          </table:table-cell>
          <table:table-cell table:formula="of:=VLOOKUP([.$G445];[Sheet2.$A$1:.$E$103];4;1)" office:value-type="string" office:string-value="ICAR/13 - Disegno Industriale">
            <text:p>ICAR/13 - Disegno Industriale</text:p>
          </table:table-cell>
          <table:table-cell table:formula="of:=VLOOKUP([.$G445];[Sheet2.$A$1:.$E$103];5;1)" office:value-type="string" office:string-value="https://orcid.org/0000-0003-3677-0245">
            <text:p>https://orcid.org/0000-0003-3677-0245</text:p>
          </table:table-cell>
        </table:table-row>
        <table:table-row table:style-name="ro2">
          <table:table-cell office:value-type="string">
            <text:p>innercoauthorsid_555fde15ec96d5b214388ed76e6ddac8</text:p>
          </table:table-cell>
          <table:table-cell office:value-type="string">
            <text:p>Macchia Cesira Assunt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Macchia Cesira Assunta</text:p>
          </table:table-cell>
          <table:table-cell office:value-type="string">
            <text:p>Not in design department</text:p>
          </table:table-cell>
          <table:table-cell table:formula="of:=VLOOKUP([.G44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446];[Sheet2.$A$1:.$E$103];4;1)" office:value-type="string" office:string-value="ICAR/13 - Disegno Industriale">
            <text:p>ICAR/13 - Disegno Industriale</text:p>
          </table:table-cell>
          <table:table-cell table:formula="of:=VLOOKUP([.$G446];[Sheet2.$A$1:.$E$103];4;1)" office:value-type="string" office:string-value="ICAR/13 - Disegno Industriale">
            <text:p>ICAR/13 - Disegno Industriale</text:p>
          </table:table-cell>
          <table:table-cell table:formula="of:=VLOOKUP([.$G446];[Sheet2.$A$1:.$E$103];5;1)" office:value-type="string" office:string-value="https://orcid.org/0000-0003-3677-0245">
            <text:p>https://orcid.org/0000-0003-3677-0245</text:p>
          </table:table-cell>
        </table:table-row>
        <table:table-row table:style-name="ro2">
          <table:table-cell office:value-type="string">
            <text:p>innercoauthorsid_e6e3665828669918d1562ab39fc622b6</text:p>
          </table:table-cell>
          <table:table-cell office:value-type="string">
            <text:p>Maffei Stefano</text:p>
          </table:table-cell>
          <table:table-cell/>
          <table:table-cell office:value-type="string">
            <text:p>innerCoAuthorsId</text:p>
          </table:table-cell>
          <table:table-cell office:value-type="float" office:value="137">
            <text:p>137</text:p>
          </table:table-cell>
          <table:table-cell office:value-type="string">
            <text:p>Full Professor</text:p>
          </table:table-cell>
          <table:table-cell office:value-type="string">
            <text:p>Maffei Stefano</text:p>
          </table:table-cell>
          <table:table-cell office:value-type="string">
            <text:p>Design di Prodotti Strategie e Servizi</text:p>
          </table:table-cell>
          <table:table-cell table:formula="of:=VLOOKUP([.G447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47];[Sheet2.$A$1:.$E$103];4;1)" office:value-type="string" office:string-value="ICAR/13 - Disegno Industriale">
            <text:p>ICAR/13 - Disegno Industriale</text:p>
          </table:table-cell>
          <table:table-cell table:formula="of:=VLOOKUP([.$G447];[Sheet2.$A$1:.$E$103];4;1)" office:value-type="string" office:string-value="ICAR/13 - Disegno Industriale">
            <text:p>ICAR/13 - Disegno Industriale</text:p>
          </table:table-cell>
          <table:table-cell table:formula="of:=VLOOKUP([.$G447];[Sheet2.$A$1:.$E$103];5;1)" office:value-type="string" office:string-value="https://orcid.org/0000-0001-9820-1326">
            <text:p>https://orcid.org/0000-0001-9820-1326</text:p>
          </table:table-cell>
        </table:table-row>
        <table:table-row table:style-name="ro2">
          <table:table-cell office:value-type="string">
            <text:p>innercoauthorsid_e36f7e29e73d9d9eb9b56fc867dd0c77</text:p>
          </table:table-cell>
          <table:table-cell office:value-type="string">
            <text:p>Maffeis Rodolfo</text:p>
          </table:table-cell>
          <table:table-cell/>
          <table:table-cell office:value-type="string">
            <text:p>innerCoAuthorsId</text:p>
          </table:table-cell>
          <table:table-cell office:value-type="float" office:value="10">
            <text:p>10</text:p>
          </table:table-cell>
          <table:table-cell office:value-type="string">
            <text:p>Assistant Professor</text:p>
          </table:table-cell>
          <table:table-cell office:value-type="string">
            <text:p>Maffeis Rodolfo</text:p>
          </table:table-cell>
          <table:table-cell office:value-type="string">
            <text:p>Design degli Ambienti del Paesaggio e della Mobilità</text:p>
          </table:table-cell>
          <table:table-cell table:formula="of:=VLOOKUP([.G448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448];[Sheet2.$A$1:.$E$103];4;1)" office:value-type="string" office:string-value="L-ART/02 - Storia Dell'Arte Moderna">
            <text:p>L-ART/02 - Storia Dell'Arte Moderna</text:p>
          </table:table-cell>
          <table:table-cell table:formula="of:=VLOOKUP([.$G448];[Sheet2.$A$1:.$E$103];4;1)" office:value-type="string" office:string-value="L-ART/02 - Storia Dell'Arte Moderna">
            <text:p>L-ART/02 - Storia Dell'Arte Moderna</text:p>
          </table:table-cell>
          <table:table-cell table:formula="of:=VLOOKUP([.$G448];[Sheet2.$A$1:.$E$103];5;1)" office:value-type="string" office:string-value="https://orcid.org/0000-0001-8341-7044">
            <text:p>https://orcid.org/0000-0001-8341-7044</text:p>
          </table:table-cell>
        </table:table-row>
        <table:table-row table:style-name="ro2">
          <table:table-cell office:value-type="string">
            <text:p>innercoauthorsid_8f4427ba94e347011fe37137e1306f8b</text:p>
          </table:table-cell>
          <table:table-cell office:value-type="string">
            <text:p>Maffezzoni Pao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affezzoni Paolo</text:p>
          </table:table-cell>
          <table:table-cell office:value-type="string">
            <text:p>Not in design department</text:p>
          </table:table-cell>
          <table:table-cell table:formula="of:=VLOOKUP([.G449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449];[Sheet2.$A$1:.$E$103];4;1)" office:value-type="string" office:string-value="L-ART/02 - Storia Dell'Arte Moderna">
            <text:p>L-ART/02 - Storia Dell'Arte Moderna</text:p>
          </table:table-cell>
          <table:table-cell table:formula="of:=VLOOKUP([.$G449];[Sheet2.$A$1:.$E$103];4;1)" office:value-type="string" office:string-value="L-ART/02 - Storia Dell'Arte Moderna">
            <text:p>L-ART/02 - Storia Dell'Arte Moderna</text:p>
          </table:table-cell>
          <table:table-cell table:formula="of:=VLOOKUP([.$G449];[Sheet2.$A$1:.$E$103];5;1)" office:value-type="string" office:string-value="https://orcid.org/0000-0001-8341-7044">
            <text:p>https://orcid.org/0000-0001-8341-7044</text:p>
          </table:table-cell>
        </table:table-row>
        <table:table-row table:style-name="ro2">
          <table:table-cell office:value-type="string">
            <text:p>innercoauthorsid_5401db0359748085f765a4c5673b4dfb</text:p>
          </table:table-cell>
          <table:table-cell office:value-type="string">
            <text:p>Maffii Silvia Margherit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Maffii Silvia Margherita</text:p>
          </table:table-cell>
          <table:table-cell office:value-type="string">
            <text:p>Not in design department</text:p>
          </table:table-cell>
          <table:table-cell table:formula="of:=VLOOKUP([.G450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450];[Sheet2.$A$1:.$E$103];4;1)" office:value-type="string" office:string-value="L-ART/02 - Storia Dell'Arte Moderna">
            <text:p>L-ART/02 - Storia Dell'Arte Moderna</text:p>
          </table:table-cell>
          <table:table-cell table:formula="of:=VLOOKUP([.$G450];[Sheet2.$A$1:.$E$103];4;1)" office:value-type="string" office:string-value="L-ART/02 - Storia Dell'Arte Moderna">
            <text:p>L-ART/02 - Storia Dell'Arte Moderna</text:p>
          </table:table-cell>
          <table:table-cell table:formula="of:=VLOOKUP([.$G450];[Sheet2.$A$1:.$E$103];5;1)" office:value-type="string" office:string-value="https://orcid.org/0000-0001-8341-7044">
            <text:p>https://orcid.org/0000-0001-8341-7044</text:p>
          </table:table-cell>
        </table:table-row>
        <table:table-row table:style-name="ro2">
          <table:table-cell office:value-type="string">
            <text:p>innercoauthorsid_99d435a27e9949abd356a1e2702c4857</text:p>
          </table:table-cell>
          <table:table-cell office:value-type="string">
            <text:p>Maffioli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Maffioli Francesco</text:p>
          </table:table-cell>
          <table:table-cell office:value-type="string">
            <text:p>Not in design department</text:p>
          </table:table-cell>
          <table:table-cell table:formula="of:=VLOOKUP([.G451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451];[Sheet2.$A$1:.$E$103];4;1)" office:value-type="string" office:string-value="L-ART/02 - Storia Dell'Arte Moderna">
            <text:p>L-ART/02 - Storia Dell'Arte Moderna</text:p>
          </table:table-cell>
          <table:table-cell table:formula="of:=VLOOKUP([.$G451];[Sheet2.$A$1:.$E$103];4;1)" office:value-type="string" office:string-value="L-ART/02 - Storia Dell'Arte Moderna">
            <text:p>L-ART/02 - Storia Dell'Arte Moderna</text:p>
          </table:table-cell>
          <table:table-cell table:formula="of:=VLOOKUP([.$G451];[Sheet2.$A$1:.$E$103];5;1)" office:value-type="string" office:string-value="https://orcid.org/0000-0001-8341-7044">
            <text:p>https://orcid.org/0000-0001-8341-7044</text:p>
          </table:table-cell>
        </table:table-row>
        <table:table-row table:style-name="ro2">
          <table:table-cell office:value-type="string">
            <text:p>innercoauthorsid_cb05e5e09e8cbf4588bb37826f1292cf</text:p>
          </table:table-cell>
          <table:table-cell office:value-type="string">
            <text:p>Maggi Federi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aggi Federico</text:p>
          </table:table-cell>
          <table:table-cell office:value-type="string">
            <text:p>Not in design department</text:p>
          </table:table-cell>
          <table:table-cell table:formula="of:=VLOOKUP([.G452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452];[Sheet2.$A$1:.$E$103];4;1)" office:value-type="string" office:string-value="L-ART/02 - Storia Dell'Arte Moderna">
            <text:p>L-ART/02 - Storia Dell'Arte Moderna</text:p>
          </table:table-cell>
          <table:table-cell table:formula="of:=VLOOKUP([.$G452];[Sheet2.$A$1:.$E$103];4;1)" office:value-type="string" office:string-value="L-ART/02 - Storia Dell'Arte Moderna">
            <text:p>L-ART/02 - Storia Dell'Arte Moderna</text:p>
          </table:table-cell>
          <table:table-cell table:formula="of:=VLOOKUP([.$G452];[Sheet2.$A$1:.$E$103];5;1)" office:value-type="string" office:string-value="https://orcid.org/0000-0001-8341-7044">
            <text:p>https://orcid.org/0000-0001-8341-7044</text:p>
          </table:table-cell>
        </table:table-row>
        <table:table-row table:style-name="ro2">
          <table:table-cell office:value-type="string">
            <text:p>innercoauthorsid_8aa8a051084b90e768c2ca295801a025</text:p>
          </table:table-cell>
          <table:table-cell office:value-type="string">
            <text:p>Maggi Luca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office:value-type="string">
            <text:p>Not in design department</text:p>
          </table:table-cell>
          <table:table-cell office:value-type="string">
            <text:p>Maggi Luca</text:p>
          </table:table-cell>
          <table:table-cell office:value-type="string">
            <text:p>Not in design department</text:p>
          </table:table-cell>
          <table:table-cell table:formula="of:=VLOOKUP([.G453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453];[Sheet2.$A$1:.$E$103];4;1)" office:value-type="string" office:string-value="L-ART/02 - Storia Dell'Arte Moderna">
            <text:p>L-ART/02 - Storia Dell'Arte Moderna</text:p>
          </table:table-cell>
          <table:table-cell table:formula="of:=VLOOKUP([.$G453];[Sheet2.$A$1:.$E$103];4;1)" office:value-type="string" office:string-value="L-ART/02 - Storia Dell'Arte Moderna">
            <text:p>L-ART/02 - Storia Dell'Arte Moderna</text:p>
          </table:table-cell>
          <table:table-cell table:formula="of:=VLOOKUP([.$G453];[Sheet2.$A$1:.$E$103];5;1)" office:value-type="string" office:string-value="https://orcid.org/0000-0001-8341-7044">
            <text:p>https://orcid.org/0000-0001-8341-7044</text:p>
          </table:table-cell>
        </table:table-row>
        <table:table-row table:style-name="ro2">
          <table:table-cell office:value-type="string">
            <text:p>innercoauthorsid_3d00957e4ba64ec9806e2676292b0f56</text:p>
          </table:table-cell>
          <table:table-cell office:value-type="string">
            <text:p>Maiocchi Mar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aiocchi Marco</text:p>
          </table:table-cell>
          <table:table-cell office:value-type="string">
            <text:p>Not in design department</text:p>
          </table:table-cell>
          <table:table-cell table:formula="of:=VLOOKUP([.G454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454];[Sheet2.$A$1:.$E$103];4;1)" office:value-type="string" office:string-value="L-ART/02 - Storia Dell'Arte Moderna">
            <text:p>L-ART/02 - Storia Dell'Arte Moderna</text:p>
          </table:table-cell>
          <table:table-cell table:formula="of:=VLOOKUP([.$G454];[Sheet2.$A$1:.$E$103];4;1)" office:value-type="string" office:string-value="L-ART/02 - Storia Dell'Arte Moderna">
            <text:p>L-ART/02 - Storia Dell'Arte Moderna</text:p>
          </table:table-cell>
          <table:table-cell table:formula="of:=VLOOKUP([.$G454];[Sheet2.$A$1:.$E$103];5;1)" office:value-type="string" office:string-value="https://orcid.org/0000-0001-8341-7044">
            <text:p>https://orcid.org/0000-0001-8341-7044</text:p>
          </table:table-cell>
        </table:table-row>
        <table:table-row table:style-name="ro2">
          <table:table-cell office:value-type="string">
            <text:p>innercoauthorsid_85ce5b8ee8bdf72c285104f3aae0f830</text:p>
          </table:table-cell>
          <table:table-cell office:value-type="string">
            <text:p>Maiocchi Marco Maria</text:p>
          </table:table-cell>
          <table:table-cell/>
          <table:table-cell office:value-type="string">
            <text:p>innerCoAuthorsId</text:p>
          </table:table-cell>
          <table:table-cell office:value-type="float" office:value="19">
            <text:p>19</text:p>
          </table:table-cell>
          <table:table-cell office:value-type="string">
            <text:p>Not in design department</text:p>
          </table:table-cell>
          <table:table-cell office:value-type="string">
            <text:p>Maiocchi Marco Maria</text:p>
          </table:table-cell>
          <table:table-cell office:value-type="string">
            <text:p>Not in design department</text:p>
          </table:table-cell>
          <table:table-cell table:formula="of:=VLOOKUP([.G455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455];[Sheet2.$A$1:.$E$103];4;1)" office:value-type="string" office:string-value="L-ART/02 - Storia Dell'Arte Moderna">
            <text:p>L-ART/02 - Storia Dell'Arte Moderna</text:p>
          </table:table-cell>
          <table:table-cell table:formula="of:=VLOOKUP([.$G455];[Sheet2.$A$1:.$E$103];4;1)" office:value-type="string" office:string-value="L-ART/02 - Storia Dell'Arte Moderna">
            <text:p>L-ART/02 - Storia Dell'Arte Moderna</text:p>
          </table:table-cell>
          <table:table-cell table:formula="of:=VLOOKUP([.$G455];[Sheet2.$A$1:.$E$103];5;1)" office:value-type="string" office:string-value="https://orcid.org/0000-0001-8341-7044">
            <text:p>https://orcid.org/0000-0001-8341-7044</text:p>
          </table:table-cell>
        </table:table-row>
        <table:table-row table:style-name="ro2">
          <table:table-cell office:value-type="string">
            <text:p>innercoauthorsid_8748bb1eebca7238ba745064af555d8f</text:p>
          </table:table-cell>
          <table:table-cell office:value-type="string">
            <text:p>Maiorino Maria Lid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aiorino Maria Lidia</text:p>
          </table:table-cell>
          <table:table-cell office:value-type="string">
            <text:p>Not in design department</text:p>
          </table:table-cell>
          <table:table-cell table:formula="of:=VLOOKUP([.G456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456];[Sheet2.$A$1:.$E$103];4;1)" office:value-type="string" office:string-value="L-ART/02 - Storia Dell'Arte Moderna">
            <text:p>L-ART/02 - Storia Dell'Arte Moderna</text:p>
          </table:table-cell>
          <table:table-cell table:formula="of:=VLOOKUP([.$G456];[Sheet2.$A$1:.$E$103];4;1)" office:value-type="string" office:string-value="L-ART/02 - Storia Dell'Arte Moderna">
            <text:p>L-ART/02 - Storia Dell'Arte Moderna</text:p>
          </table:table-cell>
          <table:table-cell table:formula="of:=VLOOKUP([.$G456];[Sheet2.$A$1:.$E$103];5;1)" office:value-type="string" office:string-value="https://orcid.org/0000-0001-8341-7044">
            <text:p>https://orcid.org/0000-0001-8341-7044</text:p>
          </table:table-cell>
        </table:table-row>
        <table:table-row table:style-name="ro2">
          <table:table-cell office:value-type="string">
            <text:p>innercoauthorsid_587af8a5b5494523356c9fead0e4c1d3</text:p>
          </table:table-cell>
          <table:table-cell office:value-type="string">
            <text:p>Maja Roberto</text:p>
          </table:table-cell>
          <table:table-cell/>
          <table:table-cell office:value-type="string">
            <text:p>innerCoAuthorsId</text:p>
          </table:table-cell>
          <table:table-cell office:value-type="float" office:value="89">
            <text:p>89</text:p>
          </table:table-cell>
          <table:table-cell office:value-type="string">
            <text:p>Associate Professor</text:p>
          </table:table-cell>
          <table:table-cell office:value-type="string">
            <text:p>Maja Roberto</text:p>
          </table:table-cell>
          <table:table-cell office:value-type="string">
            <text:p>Design degli Ambienti del Paesaggio e della Mobilità</text:p>
          </table:table-cell>
          <table:table-cell table:formula="of:=VLOOKUP([.G45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457];[Sheet2.$A$1:.$E$103];4;1)" office:value-type="string" office:string-value="ICAR/05 - Trasporti">
            <text:p>ICAR/05 - Trasporti</text:p>
          </table:table-cell>
          <table:table-cell table:formula="of:=VLOOKUP([.$G457];[Sheet2.$A$1:.$E$103];4;1)" office:value-type="string" office:string-value="ICAR/05 - Trasporti">
            <text:p>ICAR/05 - Trasporti</text:p>
          </table:table-cell>
          <table:table-cell table:formula="of:=VLOOKUP([.$G457];[Sheet2.$A$1:.$E$103];5;1)" office:value-type="string" office:string-value="https://orcid.org/0000-0002-3439-4963">
            <text:p>https://orcid.org/0000-0002-3439-4963</text:p>
          </table:table-cell>
        </table:table-row>
        <table:table-row table:style-name="ro2">
          <table:table-cell office:value-type="string">
            <text:p>innercoauthorsid_e429739d049facb92adb06c74ca8e94d</text:p>
          </table:table-cell>
          <table:table-cell office:value-type="string">
            <text:p>Malgieri Patrizi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Malgieri Patrizia</text:p>
          </table:table-cell>
          <table:table-cell office:value-type="string">
            <text:p>Not in design department</text:p>
          </table:table-cell>
          <table:table-cell table:formula="of:=VLOOKUP([.G45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458];[Sheet2.$A$1:.$E$103];4;1)" office:value-type="string" office:string-value="ICAR/05 - Trasporti">
            <text:p>ICAR/05 - Trasporti</text:p>
          </table:table-cell>
          <table:table-cell table:formula="of:=VLOOKUP([.$G458];[Sheet2.$A$1:.$E$103];4;1)" office:value-type="string" office:string-value="ICAR/05 - Trasporti">
            <text:p>ICAR/05 - Trasporti</text:p>
          </table:table-cell>
          <table:table-cell table:formula="of:=VLOOKUP([.$G458];[Sheet2.$A$1:.$E$103];5;1)" office:value-type="string" office:string-value="https://orcid.org/0000-0002-3439-4963">
            <text:p>https://orcid.org/0000-0002-3439-4963</text:p>
          </table:table-cell>
        </table:table-row>
        <table:table-row table:style-name="ro2">
          <table:table-cell office:value-type="string">
            <text:p>innercoauthorsid_6633870c9946991b7116c820829784e4</text:p>
          </table:table-cell>
          <table:table-cell office:value-type="string">
            <text:p>Malucelli Federico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Malucelli Federico</text:p>
          </table:table-cell>
          <table:table-cell office:value-type="string">
            <text:p>Not in design department</text:p>
          </table:table-cell>
          <table:table-cell table:formula="of:=VLOOKUP([.G45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459];[Sheet2.$A$1:.$E$103];4;1)" office:value-type="string" office:string-value="ICAR/05 - Trasporti">
            <text:p>ICAR/05 - Trasporti</text:p>
          </table:table-cell>
          <table:table-cell table:formula="of:=VLOOKUP([.$G459];[Sheet2.$A$1:.$E$103];4;1)" office:value-type="string" office:string-value="ICAR/05 - Trasporti">
            <text:p>ICAR/05 - Trasporti</text:p>
          </table:table-cell>
          <table:table-cell table:formula="of:=VLOOKUP([.$G459];[Sheet2.$A$1:.$E$103];5;1)" office:value-type="string" office:string-value="https://orcid.org/0000-0002-3439-4963">
            <text:p>https://orcid.org/0000-0002-3439-4963</text:p>
          </table:table-cell>
        </table:table-row>
        <table:table-row table:style-name="ro2">
          <table:table-cell office:value-type="string">
            <text:p>innercoauthorsid_cafa7b8981075489462e0368eb1618df</text:p>
          </table:table-cell>
          <table:table-cell office:value-type="string">
            <text:p>Manca David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anca Davide</text:p>
          </table:table-cell>
          <table:table-cell office:value-type="string">
            <text:p>Not in design department</text:p>
          </table:table-cell>
          <table:table-cell table:formula="of:=VLOOKUP([.G46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460];[Sheet2.$A$1:.$E$103];4;1)" office:value-type="string" office:string-value="ICAR/05 - Trasporti">
            <text:p>ICAR/05 - Trasporti</text:p>
          </table:table-cell>
          <table:table-cell table:formula="of:=VLOOKUP([.$G460];[Sheet2.$A$1:.$E$103];4;1)" office:value-type="string" office:string-value="ICAR/05 - Trasporti">
            <text:p>ICAR/05 - Trasporti</text:p>
          </table:table-cell>
          <table:table-cell table:formula="of:=VLOOKUP([.$G460];[Sheet2.$A$1:.$E$103];5;1)" office:value-type="string" office:string-value="https://orcid.org/0000-0002-3439-4963">
            <text:p>https://orcid.org/0000-0002-3439-4963</text:p>
          </table:table-cell>
        </table:table-row>
        <table:table-row table:style-name="ro2">
          <table:table-cell office:value-type="string">
            <text:p>innercoauthorsid_35c65ab5e29241378ec6f9c59cfea433</text:p>
          </table:table-cell>
          <table:table-cell office:value-type="string">
            <text:p>Manciaracina Andrea Giuseppe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PhD student</text:p>
          </table:table-cell>
          <table:table-cell office:value-type="string">
            <text:p>Manciaracina Andrea Giuseppe</text:p>
          </table:table-cell>
          <table:table-cell office:value-type="string">
            <text:p>No section</text:p>
          </table:table-cell>
          <table:table-cell table:formula="of:=VLOOKUP([.G46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461];[Sheet2.$A$1:.$E$103];4;1)" office:value-type="string" office:string-value="ICAR/05 - Trasporti">
            <text:p>ICAR/05 - Trasporti</text:p>
          </table:table-cell>
          <table:table-cell table:formula="of:=VLOOKUP([.$G461];[Sheet2.$A$1:.$E$103];4;1)" office:value-type="string" office:string-value="ICAR/05 - Trasporti">
            <text:p>ICAR/05 - Trasporti</text:p>
          </table:table-cell>
          <table:table-cell table:formula="of:=VLOOKUP([.$G461];[Sheet2.$A$1:.$E$103];5;1)" office:value-type="string" office:string-value="https://orcid.org/0000-0002-3439-4963">
            <text:p>https://orcid.org/0000-0002-3439-4963</text:p>
          </table:table-cell>
        </table:table-row>
        <table:table-row table:style-name="ro2">
          <table:table-cell office:value-type="string">
            <text:p>innercoauthorsid_16b64e3721c134e2f34b592792aa7562</text:p>
          </table:table-cell>
          <table:table-cell office:value-type="string">
            <text:p>Mandarini Massimilian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Mandarini Massimiliano</text:p>
          </table:table-cell>
          <table:table-cell office:value-type="string">
            <text:p>Not in design department</text:p>
          </table:table-cell>
          <table:table-cell table:formula="of:=VLOOKUP([.G46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462];[Sheet2.$A$1:.$E$103];4;1)" office:value-type="string" office:string-value="ICAR/05 - Trasporti">
            <text:p>ICAR/05 - Trasporti</text:p>
          </table:table-cell>
          <table:table-cell table:formula="of:=VLOOKUP([.$G462];[Sheet2.$A$1:.$E$103];4;1)" office:value-type="string" office:string-value="ICAR/05 - Trasporti">
            <text:p>ICAR/05 - Trasporti</text:p>
          </table:table-cell>
          <table:table-cell table:formula="of:=VLOOKUP([.$G462];[Sheet2.$A$1:.$E$103];5;1)" office:value-type="string" office:string-value="https://orcid.org/0000-0002-3439-4963">
            <text:p>https://orcid.org/0000-0002-3439-4963</text:p>
          </table:table-cell>
        </table:table-row>
        <table:table-row table:style-name="ro2">
          <table:table-cell office:value-type="string">
            <text:p>innercoauthorsid_9dc2fc32151c9040d7679ce71404a604</text:p>
          </table:table-cell>
          <table:table-cell office:value-type="string">
            <text:p>Manfredini Fab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anfredini Fabio</text:p>
          </table:table-cell>
          <table:table-cell office:value-type="string">
            <text:p>Not in design department</text:p>
          </table:table-cell>
          <table:table-cell table:formula="of:=VLOOKUP([.G46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463];[Sheet2.$A$1:.$E$103];4;1)" office:value-type="string" office:string-value="ICAR/05 - Trasporti">
            <text:p>ICAR/05 - Trasporti</text:p>
          </table:table-cell>
          <table:table-cell table:formula="of:=VLOOKUP([.$G463];[Sheet2.$A$1:.$E$103];4;1)" office:value-type="string" office:string-value="ICAR/05 - Trasporti">
            <text:p>ICAR/05 - Trasporti</text:p>
          </table:table-cell>
          <table:table-cell table:formula="of:=VLOOKUP([.$G463];[Sheet2.$A$1:.$E$103];5;1)" office:value-type="string" office:string-value="https://orcid.org/0000-0002-3439-4963">
            <text:p>https://orcid.org/0000-0002-3439-4963</text:p>
          </table:table-cell>
        </table:table-row>
        <table:table-row table:style-name="ro2">
          <table:table-cell office:value-type="string">
            <text:p>innercoauthorsid_6efcd0928c60ef6bd44822ca7f06dd8a</text:p>
          </table:table-cell>
          <table:table-cell office:value-type="string">
            <text:p>Manfredini Manfred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Manfredini Manfredo</text:p>
          </table:table-cell>
          <table:table-cell office:value-type="string">
            <text:p>Not in design department</text:p>
          </table:table-cell>
          <table:table-cell table:formula="of:=VLOOKUP([.G46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464];[Sheet2.$A$1:.$E$103];4;1)" office:value-type="string" office:string-value="ICAR/05 - Trasporti">
            <text:p>ICAR/05 - Trasporti</text:p>
          </table:table-cell>
          <table:table-cell table:formula="of:=VLOOKUP([.$G464];[Sheet2.$A$1:.$E$103];4;1)" office:value-type="string" office:string-value="ICAR/05 - Trasporti">
            <text:p>ICAR/05 - Trasporti</text:p>
          </table:table-cell>
          <table:table-cell table:formula="of:=VLOOKUP([.$G464];[Sheet2.$A$1:.$E$103];5;1)" office:value-type="string" office:string-value="https://orcid.org/0000-0002-3439-4963">
            <text:p>https://orcid.org/0000-0002-3439-4963</text:p>
          </table:table-cell>
        </table:table-row>
        <table:table-row table:style-name="ro2">
          <table:table-cell office:value-type="string">
            <text:p>innercoauthorsid_d203452b796fb48f090118f01e20825f</text:p>
          </table:table-cell>
          <table:table-cell office:value-type="string">
            <text:p>Mangiaracina Riccard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angiaracina Riccardo</text:p>
          </table:table-cell>
          <table:table-cell office:value-type="string">
            <text:p>Not in design department</text:p>
          </table:table-cell>
          <table:table-cell table:formula="of:=VLOOKUP([.G46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465];[Sheet2.$A$1:.$E$103];4;1)" office:value-type="string" office:string-value="ICAR/05 - Trasporti">
            <text:p>ICAR/05 - Trasporti</text:p>
          </table:table-cell>
          <table:table-cell table:formula="of:=VLOOKUP([.$G465];[Sheet2.$A$1:.$E$103];4;1)" office:value-type="string" office:string-value="ICAR/05 - Trasporti">
            <text:p>ICAR/05 - Trasporti</text:p>
          </table:table-cell>
          <table:table-cell table:formula="of:=VLOOKUP([.$G465];[Sheet2.$A$1:.$E$103];5;1)" office:value-type="string" office:string-value="https://orcid.org/0000-0002-3439-4963">
            <text:p>https://orcid.org/0000-0002-3439-4963</text:p>
          </table:table-cell>
        </table:table-row>
        <table:table-row table:style-name="ro2">
          <table:table-cell office:value-type="string">
            <text:p>innercoauthorsid_643c4bd5543bcfaa17165e9edb714c03</text:p>
          </table:table-cell>
          <table:table-cell office:value-type="string">
            <text:p>Mangiarotti Raffaella</text:p>
          </table:table-cell>
          <table:table-cell/>
          <table:table-cell office:value-type="string">
            <text:p>innerCoAuthorsId</text:p>
          </table:table-cell>
          <table:table-cell office:value-type="float" office:value="44">
            <text:p>44</text:p>
          </table:table-cell>
          <table:table-cell office:value-type="string">
            <text:p>Assistant Professor</text:p>
          </table:table-cell>
          <table:table-cell office:value-type="string">
            <text:p>Mangiarotti Raffaella</text:p>
          </table:table-cell>
          <table:table-cell office:value-type="string">
            <text:p>Design di Prodotti Strategie e Servizi</text:p>
          </table:table-cell>
          <table:table-cell table:formula="of:=VLOOKUP([.G466];[Sheet2.$A$1:.$E$103];2;1)" office:value-type="string" office:string-value="Ricercatore universitario a tempo definito">
            <text:p>Ricercatore universitario a tempo definito</text:p>
          </table:table-cell>
          <table:table-cell/>
          <table:table-cell table:formula="of:=VLOOKUP([.$G466];[Sheet2.$A$1:.$E$103];4;1)" office:value-type="string" office:string-value="ICAR/13 - Disegno Industriale">
            <text:p>ICAR/13 - Disegno Industriale</text:p>
          </table:table-cell>
          <table:table-cell table:formula="of:=VLOOKUP([.$G466];[Sheet2.$A$1:.$E$103];4;1)" office:value-type="string" office:string-value="ICAR/13 - Disegno Industriale">
            <text:p>ICAR/13 - Disegno Industriale</text:p>
          </table:table-cell>
          <table:table-cell table:formula="of:=VLOOKUP([.$G466];[Sheet2.$A$1:.$E$103];5;1)" office:value-type="string" office:string-value="https://orcid.org/0000-0002-2579-5773">
            <text:p>https://orcid.org/0000-0002-2579-5773</text:p>
          </table:table-cell>
        </table:table-row>
        <table:table-row table:style-name="ro2">
          <table:table-cell office:value-type="string">
            <text:p>innercoauthorsid_b87a8d526201076994fbf7c5488df189</text:p>
          </table:table-cell>
          <table:table-cell office:value-type="string">
            <text:p>Manti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anti Andrea</text:p>
          </table:table-cell>
          <table:table-cell office:value-type="string">
            <text:p>Not in design department</text:p>
          </table:table-cell>
          <table:table-cell table:formula="of:=VLOOKUP([.G467];[Sheet2.$A$1:.$E$103];2;1)" office:value-type="string" office:string-value="Ricercatore universitario a tempo definito">
            <text:p>Ricercatore universitario a tempo definito</text:p>
          </table:table-cell>
          <table:table-cell/>
          <table:table-cell table:formula="of:=VLOOKUP([.$G467];[Sheet2.$A$1:.$E$103];4;1)" office:value-type="string" office:string-value="ICAR/13 - Disegno Industriale">
            <text:p>ICAR/13 - Disegno Industriale</text:p>
          </table:table-cell>
          <table:table-cell table:formula="of:=VLOOKUP([.$G467];[Sheet2.$A$1:.$E$103];4;1)" office:value-type="string" office:string-value="ICAR/13 - Disegno Industriale">
            <text:p>ICAR/13 - Disegno Industriale</text:p>
          </table:table-cell>
          <table:table-cell table:formula="of:=VLOOKUP([.$G467];[Sheet2.$A$1:.$E$103];5;1)" office:value-type="string" office:string-value="https://orcid.org/0000-0002-2579-5773">
            <text:p>https://orcid.org/0000-0002-2579-5773</text:p>
          </table:table-cell>
        </table:table-row>
        <table:table-row table:style-name="ro2">
          <table:table-cell office:value-type="string">
            <text:p>innercoauthorsid_3cb6a547d4509ed27642f43b5244f592</text:p>
          </table:table-cell>
          <table:table-cell office:value-type="string">
            <text:p>Manzini Ezio</text:p>
          </table:table-cell>
          <table:table-cell/>
          <table:table-cell office:value-type="string">
            <text:p>innerCoAuthorsId</text:p>
          </table:table-cell>
          <table:table-cell office:value-type="float" office:value="32">
            <text:p>32</text:p>
          </table:table-cell>
          <table:table-cell office:value-type="string">
            <text:p>Not in design department</text:p>
          </table:table-cell>
          <table:table-cell office:value-type="string">
            <text:p>Manzini Ezio</text:p>
          </table:table-cell>
          <table:table-cell office:value-type="string">
            <text:p>Not in design department</text:p>
          </table:table-cell>
          <table:table-cell table:formula="of:=VLOOKUP([.G468];[Sheet2.$A$1:.$E$103];2;1)" office:value-type="string" office:string-value="Ricercatore universitario a tempo definito">
            <text:p>Ricercatore universitario a tempo definito</text:p>
          </table:table-cell>
          <table:table-cell/>
          <table:table-cell table:formula="of:=VLOOKUP([.$G468];[Sheet2.$A$1:.$E$103];4;1)" office:value-type="string" office:string-value="ICAR/13 - Disegno Industriale">
            <text:p>ICAR/13 - Disegno Industriale</text:p>
          </table:table-cell>
          <table:table-cell table:formula="of:=VLOOKUP([.$G468];[Sheet2.$A$1:.$E$103];4;1)" office:value-type="string" office:string-value="ICAR/13 - Disegno Industriale">
            <text:p>ICAR/13 - Disegno Industriale</text:p>
          </table:table-cell>
          <table:table-cell table:formula="of:=VLOOKUP([.$G468];[Sheet2.$A$1:.$E$103];5;1)" office:value-type="string" office:string-value="https://orcid.org/0000-0002-2579-5773">
            <text:p>https://orcid.org/0000-0002-2579-5773</text:p>
          </table:table-cell>
        </table:table-row>
        <table:table-row table:style-name="ro2">
          <table:table-cell office:value-type="string">
            <text:p>innercoauthorsid_d3327b4c563b95acf3bac5fe24525938</text:p>
          </table:table-cell>
          <table:table-cell office:value-type="string">
            <text:p>Manzoni Alber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anzoni Alberto</text:p>
          </table:table-cell>
          <table:table-cell office:value-type="string">
            <text:p>Not in design department</text:p>
          </table:table-cell>
          <table:table-cell table:formula="of:=VLOOKUP([.G469];[Sheet2.$A$1:.$E$103];2;1)" office:value-type="string" office:string-value="Ricercatore universitario a tempo definito">
            <text:p>Ricercatore universitario a tempo definito</text:p>
          </table:table-cell>
          <table:table-cell/>
          <table:table-cell table:formula="of:=VLOOKUP([.$G469];[Sheet2.$A$1:.$E$103];4;1)" office:value-type="string" office:string-value="ICAR/13 - Disegno Industriale">
            <text:p>ICAR/13 - Disegno Industriale</text:p>
          </table:table-cell>
          <table:table-cell table:formula="of:=VLOOKUP([.$G469];[Sheet2.$A$1:.$E$103];4;1)" office:value-type="string" office:string-value="ICAR/13 - Disegno Industriale">
            <text:p>ICAR/13 - Disegno Industriale</text:p>
          </table:table-cell>
          <table:table-cell table:formula="of:=VLOOKUP([.$G469];[Sheet2.$A$1:.$E$103];5;1)" office:value-type="string" office:string-value="https://orcid.org/0000-0002-2579-5773">
            <text:p>https://orcid.org/0000-0002-2579-5773</text:p>
          </table:table-cell>
        </table:table-row>
        <table:table-row table:style-name="ro2">
          <table:table-cell office:value-type="string">
            <text:p>innercoauthorsid_c79b3f81d61604d79e1c9ec3b29b4a51</text:p>
          </table:table-cell>
          <table:table-cell office:value-type="string">
            <text:p>Maramotti Anna Luc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aramotti Anna Lucia</text:p>
          </table:table-cell>
          <table:table-cell office:value-type="string">
            <text:p>Not in design department</text:p>
          </table:table-cell>
          <table:table-cell table:formula="of:=VLOOKUP([.G470];[Sheet2.$A$1:.$E$103];2;1)" office:value-type="string" office:string-value="Ricercatore universitario a tempo definito">
            <text:p>Ricercatore universitario a tempo definito</text:p>
          </table:table-cell>
          <table:table-cell/>
          <table:table-cell table:formula="of:=VLOOKUP([.$G470];[Sheet2.$A$1:.$E$103];4;1)" office:value-type="string" office:string-value="ICAR/13 - Disegno Industriale">
            <text:p>ICAR/13 - Disegno Industriale</text:p>
          </table:table-cell>
          <table:table-cell table:formula="of:=VLOOKUP([.$G470];[Sheet2.$A$1:.$E$103];4;1)" office:value-type="string" office:string-value="ICAR/13 - Disegno Industriale">
            <text:p>ICAR/13 - Disegno Industriale</text:p>
          </table:table-cell>
          <table:table-cell table:formula="of:=VLOOKUP([.$G470];[Sheet2.$A$1:.$E$103];5;1)" office:value-type="string" office:string-value="https://orcid.org/0000-0002-2579-5773">
            <text:p>https://orcid.org/0000-0002-2579-5773</text:p>
          </table:table-cell>
        </table:table-row>
        <table:table-row table:style-name="ro2">
          <table:table-cell office:value-type="string">
            <text:p>innercoauthorsid_778789ef5e2d806a2e3f42d41197870c</text:p>
          </table:table-cell>
          <table:table-cell office:value-type="string">
            <text:p>Marani Pietro Cesare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Full Professor</text:p>
          </table:table-cell>
          <table:table-cell office:value-type="string">
            <text:p>Marani Pietro Cesare</text:p>
          </table:table-cell>
          <table:table-cell office:value-type="string">
            <text:p>Design degli Ambienti del Paesaggio e della Mobilità</text:p>
          </table:table-cell>
          <table:table-cell table:formula="of:=VLOOKUP([.G471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71];[Sheet2.$A$1:.$E$103];4;1)" office:value-type="string" office:string-value="L-ART/02 - Storia Dell'Arte Moderna">
            <text:p>L-ART/02 - Storia Dell'Arte Moderna</text:p>
          </table:table-cell>
          <table:table-cell table:formula="of:=VLOOKUP([.$G471];[Sheet2.$A$1:.$E$103];4;1)" office:value-type="string" office:string-value="L-ART/02 - Storia Dell'Arte Moderna">
            <text:p>L-ART/02 - Storia Dell'Arte Moderna</text:p>
          </table:table-cell>
          <table:table-cell table:formula="of:=VLOOKUP([.$G471];[Sheet2.$A$1:.$E$103];5;1)" office:value-type="string" office:string-value="https://orcid.org/0000-0003-3880-8737">
            <text:p>https://orcid.org/0000-0003-3880-8737</text:p>
          </table:table-cell>
        </table:table-row>
        <table:table-row table:style-name="ro2">
          <table:table-cell office:value-type="string">
            <text:p>innercoauthorsid_2bf216ce77412635543f6e2a1df1dbd7</text:p>
          </table:table-cell>
          <table:table-cell office:value-type="string">
            <text:p>Marchesi Alessi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Marchesi Alessio</text:p>
          </table:table-cell>
          <table:table-cell office:value-type="string">
            <text:p>Not in design department</text:p>
          </table:table-cell>
          <table:table-cell table:formula="of:=VLOOKUP([.G472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72];[Sheet2.$A$1:.$E$103];4;1)" office:value-type="string" office:string-value="L-ART/02 - Storia Dell'Arte Moderna">
            <text:p>L-ART/02 - Storia Dell'Arte Moderna</text:p>
          </table:table-cell>
          <table:table-cell table:formula="of:=VLOOKUP([.$G472];[Sheet2.$A$1:.$E$103];4;1)" office:value-type="string" office:string-value="L-ART/02 - Storia Dell'Arte Moderna">
            <text:p>L-ART/02 - Storia Dell'Arte Moderna</text:p>
          </table:table-cell>
          <table:table-cell table:formula="of:=VLOOKUP([.$G472];[Sheet2.$A$1:.$E$103];5;1)" office:value-type="string" office:string-value="https://orcid.org/0000-0003-3880-8737">
            <text:p>https://orcid.org/0000-0003-3880-8737</text:p>
          </table:table-cell>
        </table:table-row>
        <table:table-row table:style-name="ro2">
          <table:table-cell office:value-type="string">
            <text:p>innercoauthorsid_c04570c38dd6f9b6cb840e460a098ea7</text:p>
          </table:table-cell>
          <table:table-cell office:value-type="string">
            <text:p>Marchionni Giovanna</text:p>
          </table:table-cell>
          <table:table-cell/>
          <table:table-cell office:value-type="string">
            <text:p>innerCoAuthorsId</text:p>
          </table:table-cell>
          <table:table-cell office:value-type="float" office:value="42">
            <text:p>42</text:p>
          </table:table-cell>
          <table:table-cell office:value-type="string">
            <text:p>Research Fellow</text:p>
          </table:table-cell>
          <table:table-cell office:value-type="string">
            <text:p>Marchionni Giovanna</text:p>
          </table:table-cell>
          <table:table-cell office:value-type="string">
            <text:p>Design degli Ambienti del Paesaggio e della Mobilità</text:p>
          </table:table-cell>
          <table:table-cell table:formula="of:=VLOOKUP([.G473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73];[Sheet2.$A$1:.$E$103];4;1)" office:value-type="string" office:string-value="L-ART/02 - Storia Dell'Arte Moderna">
            <text:p>L-ART/02 - Storia Dell'Arte Moderna</text:p>
          </table:table-cell>
          <table:table-cell table:formula="of:=VLOOKUP([.$G473];[Sheet2.$A$1:.$E$103];4;1)" office:value-type="string" office:string-value="L-ART/02 - Storia Dell'Arte Moderna">
            <text:p>L-ART/02 - Storia Dell'Arte Moderna</text:p>
          </table:table-cell>
          <table:table-cell table:formula="of:=VLOOKUP([.$G473];[Sheet2.$A$1:.$E$103];5;1)" office:value-type="string" office:string-value="https://orcid.org/0000-0003-3880-8737">
            <text:p>https://orcid.org/0000-0003-3880-8737</text:p>
          </table:table-cell>
        </table:table-row>
        <table:table-row table:style-name="ro2">
          <table:table-cell office:value-type="string">
            <text:p>innercoauthorsid_67fe0a9b43ecd21796ef0cb9eea87266</text:p>
          </table:table-cell>
          <table:table-cell office:value-type="string">
            <text:p>Marelli Giuli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arelli Giuliano</text:p>
          </table:table-cell>
          <table:table-cell office:value-type="string">
            <text:p>Not in design department</text:p>
          </table:table-cell>
          <table:table-cell table:formula="of:=VLOOKUP([.G474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74];[Sheet2.$A$1:.$E$103];4;1)" office:value-type="string" office:string-value="L-ART/02 - Storia Dell'Arte Moderna">
            <text:p>L-ART/02 - Storia Dell'Arte Moderna</text:p>
          </table:table-cell>
          <table:table-cell table:formula="of:=VLOOKUP([.$G474];[Sheet2.$A$1:.$E$103];4;1)" office:value-type="string" office:string-value="L-ART/02 - Storia Dell'Arte Moderna">
            <text:p>L-ART/02 - Storia Dell'Arte Moderna</text:p>
          </table:table-cell>
          <table:table-cell table:formula="of:=VLOOKUP([.$G474];[Sheet2.$A$1:.$E$103];5;1)" office:value-type="string" office:string-value="https://orcid.org/0000-0003-3880-8737">
            <text:p>https://orcid.org/0000-0003-3880-8737</text:p>
          </table:table-cell>
        </table:table-row>
        <table:table-row table:style-name="ro2">
          <table:table-cell office:value-type="string">
            <text:p>innercoauthorsid_7a9fa5bff9200e22e834afac7e8f7aab</text:p>
          </table:table-cell>
          <table:table-cell office:value-type="string">
            <text:p>Marescotti Luca Pier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Marescotti Luca Piero</text:p>
          </table:table-cell>
          <table:table-cell office:value-type="string">
            <text:p>Not in design department</text:p>
          </table:table-cell>
          <table:table-cell table:formula="of:=VLOOKUP([.G475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75];[Sheet2.$A$1:.$E$103];4;1)" office:value-type="string" office:string-value="L-ART/02 - Storia Dell'Arte Moderna">
            <text:p>L-ART/02 - Storia Dell'Arte Moderna</text:p>
          </table:table-cell>
          <table:table-cell table:formula="of:=VLOOKUP([.$G475];[Sheet2.$A$1:.$E$103];4;1)" office:value-type="string" office:string-value="L-ART/02 - Storia Dell'Arte Moderna">
            <text:p>L-ART/02 - Storia Dell'Arte Moderna</text:p>
          </table:table-cell>
          <table:table-cell table:formula="of:=VLOOKUP([.$G475];[Sheet2.$A$1:.$E$103];5;1)" office:value-type="string" office:string-value="https://orcid.org/0000-0003-3880-8737">
            <text:p>https://orcid.org/0000-0003-3880-8737</text:p>
          </table:table-cell>
        </table:table-row>
        <table:table-row table:style-name="ro2">
          <table:table-cell office:value-type="string">
            <text:p>innercoauthorsid_a1011c2e12347df9ab02365888b85667</text:p>
          </table:table-cell>
          <table:table-cell office:value-type="string">
            <text:p>Marfia Fab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arfia Fabio</text:p>
          </table:table-cell>
          <table:table-cell office:value-type="string">
            <text:p>Not in design department</text:p>
          </table:table-cell>
          <table:table-cell table:formula="of:=VLOOKUP([.G476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76];[Sheet2.$A$1:.$E$103];4;1)" office:value-type="string" office:string-value="L-ART/02 - Storia Dell'Arte Moderna">
            <text:p>L-ART/02 - Storia Dell'Arte Moderna</text:p>
          </table:table-cell>
          <table:table-cell table:formula="of:=VLOOKUP([.$G476];[Sheet2.$A$1:.$E$103];4;1)" office:value-type="string" office:string-value="L-ART/02 - Storia Dell'Arte Moderna">
            <text:p>L-ART/02 - Storia Dell'Arte Moderna</text:p>
          </table:table-cell>
          <table:table-cell table:formula="of:=VLOOKUP([.$G476];[Sheet2.$A$1:.$E$103];5;1)" office:value-type="string" office:string-value="https://orcid.org/0000-0003-3880-8737">
            <text:p>https://orcid.org/0000-0003-3880-8737</text:p>
          </table:table-cell>
        </table:table-row>
        <table:table-row table:style-name="ro2">
          <table:table-cell office:value-type="string">
            <text:p>innercoauthorsid_7d6ce72fcc6d548fe1e7a13d86747bff</text:p>
          </table:table-cell>
          <table:table-cell office:value-type="string">
            <text:p>Mariani Cir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Mariani Ciro</text:p>
          </table:table-cell>
          <table:table-cell office:value-type="string">
            <text:p>Not in design department</text:p>
          </table:table-cell>
          <table:table-cell table:formula="of:=VLOOKUP([.G477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77];[Sheet2.$A$1:.$E$103];4;1)" office:value-type="string" office:string-value="L-ART/02 - Storia Dell'Arte Moderna">
            <text:p>L-ART/02 - Storia Dell'Arte Moderna</text:p>
          </table:table-cell>
          <table:table-cell table:formula="of:=VLOOKUP([.$G477];[Sheet2.$A$1:.$E$103];4;1)" office:value-type="string" office:string-value="L-ART/02 - Storia Dell'Arte Moderna">
            <text:p>L-ART/02 - Storia Dell'Arte Moderna</text:p>
          </table:table-cell>
          <table:table-cell table:formula="of:=VLOOKUP([.$G477];[Sheet2.$A$1:.$E$103];5;1)" office:value-type="string" office:string-value="https://orcid.org/0000-0003-3880-8737">
            <text:p>https://orcid.org/0000-0003-3880-8737</text:p>
          </table:table-cell>
        </table:table-row>
        <table:table-row table:style-name="ro2">
          <table:table-cell office:value-type="string">
            <text:p>innercoauthorsid_2a8774f82c7d725628578fe19f09fbcf</text:p>
          </table:table-cell>
          <table:table-cell office:value-type="string">
            <text:p>Mariani Ilaria</text:p>
          </table:table-cell>
          <table:table-cell/>
          <table:table-cell office:value-type="string">
            <text:p>innerCoAuthorsId</text:p>
          </table:table-cell>
          <table:table-cell office:value-type="float" office:value="31">
            <text:p>31</text:p>
          </table:table-cell>
          <table:table-cell office:value-type="string">
            <text:p>Research Fellow</text:p>
          </table:table-cell>
          <table:table-cell office:value-type="string">
            <text:p>Mariani Ilaria</text:p>
          </table:table-cell>
          <table:table-cell office:value-type="string">
            <text:p>Design di Prodotti Strategie e Servizi</text:p>
          </table:table-cell>
          <table:table-cell table:formula="of:=VLOOKUP([.G478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78];[Sheet2.$A$1:.$E$103];4;1)" office:value-type="string" office:string-value="L-ART/02 - Storia Dell'Arte Moderna">
            <text:p>L-ART/02 - Storia Dell'Arte Moderna</text:p>
          </table:table-cell>
          <table:table-cell table:formula="of:=VLOOKUP([.$G478];[Sheet2.$A$1:.$E$103];4;1)" office:value-type="string" office:string-value="L-ART/02 - Storia Dell'Arte Moderna">
            <text:p>L-ART/02 - Storia Dell'Arte Moderna</text:p>
          </table:table-cell>
          <table:table-cell table:formula="of:=VLOOKUP([.$G478];[Sheet2.$A$1:.$E$103];5;1)" office:value-type="string" office:string-value="https://orcid.org/0000-0003-3880-8737">
            <text:p>https://orcid.org/0000-0003-3880-8737</text:p>
          </table:table-cell>
        </table:table-row>
        <table:table-row table:style-name="ro2">
          <table:table-cell office:value-type="string">
            <text:p>innercoauthorsid_c779e7508045e54ccf35081861e55002</text:p>
          </table:table-cell>
          <table:table-cell office:value-type="string">
            <text:p>Marini Daniel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arini Daniele</text:p>
          </table:table-cell>
          <table:table-cell office:value-type="string">
            <text:p>Not in design department</text:p>
          </table:table-cell>
          <table:table-cell table:formula="of:=VLOOKUP([.G479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79];[Sheet2.$A$1:.$E$103];4;1)" office:value-type="string" office:string-value="L-ART/02 - Storia Dell'Arte Moderna">
            <text:p>L-ART/02 - Storia Dell'Arte Moderna</text:p>
          </table:table-cell>
          <table:table-cell table:formula="of:=VLOOKUP([.$G479];[Sheet2.$A$1:.$E$103];4;1)" office:value-type="string" office:string-value="L-ART/02 - Storia Dell'Arte Moderna">
            <text:p>L-ART/02 - Storia Dell'Arte Moderna</text:p>
          </table:table-cell>
          <table:table-cell table:formula="of:=VLOOKUP([.$G479];[Sheet2.$A$1:.$E$103];5;1)" office:value-type="string" office:string-value="https://orcid.org/0000-0003-3880-8737">
            <text:p>https://orcid.org/0000-0003-3880-8737</text:p>
          </table:table-cell>
        </table:table-row>
        <table:table-row table:style-name="ro2">
          <table:table-cell office:value-type="string">
            <text:p>innercoauthorsid_2a0ee859611b361bdbb81e6e9c0d0a45</text:p>
          </table:table-cell>
          <table:table-cell office:value-type="string">
            <text:p>Marino Rossell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Marino Rossella</text:p>
          </table:table-cell>
          <table:table-cell office:value-type="string">
            <text:p>Not in design department</text:p>
          </table:table-cell>
          <table:table-cell table:formula="of:=VLOOKUP([.G480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80];[Sheet2.$A$1:.$E$103];4;1)" office:value-type="string" office:string-value="L-ART/02 - Storia Dell'Arte Moderna">
            <text:p>L-ART/02 - Storia Dell'Arte Moderna</text:p>
          </table:table-cell>
          <table:table-cell table:formula="of:=VLOOKUP([.$G480];[Sheet2.$A$1:.$E$103];4;1)" office:value-type="string" office:string-value="L-ART/02 - Storia Dell'Arte Moderna">
            <text:p>L-ART/02 - Storia Dell'Arte Moderna</text:p>
          </table:table-cell>
          <table:table-cell table:formula="of:=VLOOKUP([.$G480];[Sheet2.$A$1:.$E$103];5;1)" office:value-type="string" office:string-value="https://orcid.org/0000-0003-3880-8737">
            <text:p>https://orcid.org/0000-0003-3880-8737</text:p>
          </table:table-cell>
        </table:table-row>
        <table:table-row table:style-name="ro2">
          <table:table-cell office:value-type="string">
            <text:p>innercoauthorsid_36164e6abfd6f1f12e27dda28d0467c7</text:p>
          </table:table-cell>
          <table:table-cell office:value-type="string">
            <text:p>Maroldi Fabi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Maroldi Fabio</text:p>
          </table:table-cell>
          <table:table-cell office:value-type="string">
            <text:p>Not in design department</text:p>
          </table:table-cell>
          <table:table-cell table:formula="of:=VLOOKUP([.G481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81];[Sheet2.$A$1:.$E$103];4;1)" office:value-type="string" office:string-value="L-ART/02 - Storia Dell'Arte Moderna">
            <text:p>L-ART/02 - Storia Dell'Arte Moderna</text:p>
          </table:table-cell>
          <table:table-cell table:formula="of:=VLOOKUP([.$G481];[Sheet2.$A$1:.$E$103];4;1)" office:value-type="string" office:string-value="L-ART/02 - Storia Dell'Arte Moderna">
            <text:p>L-ART/02 - Storia Dell'Arte Moderna</text:p>
          </table:table-cell>
          <table:table-cell table:formula="of:=VLOOKUP([.$G481];[Sheet2.$A$1:.$E$103];5;1)" office:value-type="string" office:string-value="https://orcid.org/0000-0003-3880-8737">
            <text:p>https://orcid.org/0000-0003-3880-8737</text:p>
          </table:table-cell>
        </table:table-row>
        <table:table-row table:style-name="ro2">
          <table:table-cell office:value-type="string">
            <text:p>innercoauthorsid_29b0ef81518a9e31b93f903001069844</text:p>
          </table:table-cell>
          <table:table-cell office:value-type="string">
            <text:p>Martino Ange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artino Angelo</text:p>
          </table:table-cell>
          <table:table-cell office:value-type="string">
            <text:p>Not in design department</text:p>
          </table:table-cell>
          <table:table-cell table:formula="of:=VLOOKUP([.G482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82];[Sheet2.$A$1:.$E$103];4;1)" office:value-type="string" office:string-value="L-ART/02 - Storia Dell'Arte Moderna">
            <text:p>L-ART/02 - Storia Dell'Arte Moderna</text:p>
          </table:table-cell>
          <table:table-cell table:formula="of:=VLOOKUP([.$G482];[Sheet2.$A$1:.$E$103];4;1)" office:value-type="string" office:string-value="L-ART/02 - Storia Dell'Arte Moderna">
            <text:p>L-ART/02 - Storia Dell'Arte Moderna</text:p>
          </table:table-cell>
          <table:table-cell table:formula="of:=VLOOKUP([.$G482];[Sheet2.$A$1:.$E$103];5;1)" office:value-type="string" office:string-value="https://orcid.org/0000-0003-3880-8737">
            <text:p>https://orcid.org/0000-0003-3880-8737</text:p>
          </table:table-cell>
        </table:table-row>
        <table:table-row table:style-name="ro2">
          <table:table-cell office:value-type="string">
            <text:p>innercoauthorsid_ae3916a77b1ba5a09d223eedfaa23302</text:p>
          </table:table-cell>
          <table:table-cell office:value-type="string">
            <text:p>Maschi Simo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aschi Simona</text:p>
          </table:table-cell>
          <table:table-cell office:value-type="string">
            <text:p>Not in design department</text:p>
          </table:table-cell>
          <table:table-cell table:formula="of:=VLOOKUP([.G483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83];[Sheet2.$A$1:.$E$103];4;1)" office:value-type="string" office:string-value="L-ART/02 - Storia Dell'Arte Moderna">
            <text:p>L-ART/02 - Storia Dell'Arte Moderna</text:p>
          </table:table-cell>
          <table:table-cell table:formula="of:=VLOOKUP([.$G483];[Sheet2.$A$1:.$E$103];4;1)" office:value-type="string" office:string-value="L-ART/02 - Storia Dell'Arte Moderna">
            <text:p>L-ART/02 - Storia Dell'Arte Moderna</text:p>
          </table:table-cell>
          <table:table-cell table:formula="of:=VLOOKUP([.$G483];[Sheet2.$A$1:.$E$103];5;1)" office:value-type="string" office:string-value="https://orcid.org/0000-0003-3880-8737">
            <text:p>https://orcid.org/0000-0003-3880-8737</text:p>
          </table:table-cell>
        </table:table-row>
        <table:table-row table:style-name="ro2">
          <table:table-cell office:value-type="string">
            <text:p>innercoauthorsid_11a37144ca4647aec32f51167f878b57</text:p>
          </table:table-cell>
          <table:table-cell office:value-type="string">
            <text:p>Masella Cristi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Masella Cristina</text:p>
          </table:table-cell>
          <table:table-cell office:value-type="string">
            <text:p>Not in design department</text:p>
          </table:table-cell>
          <table:table-cell table:formula="of:=VLOOKUP([.G484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84];[Sheet2.$A$1:.$E$103];4;1)" office:value-type="string" office:string-value="L-ART/02 - Storia Dell'Arte Moderna">
            <text:p>L-ART/02 - Storia Dell'Arte Moderna</text:p>
          </table:table-cell>
          <table:table-cell table:formula="of:=VLOOKUP([.$G484];[Sheet2.$A$1:.$E$103];4;1)" office:value-type="string" office:string-value="L-ART/02 - Storia Dell'Arte Moderna">
            <text:p>L-ART/02 - Storia Dell'Arte Moderna</text:p>
          </table:table-cell>
          <table:table-cell table:formula="of:=VLOOKUP([.$G484];[Sheet2.$A$1:.$E$103];5;1)" office:value-type="string" office:string-value="https://orcid.org/0000-0003-3880-8737">
            <text:p>https://orcid.org/0000-0003-3880-8737</text:p>
          </table:table-cell>
        </table:table-row>
        <table:table-row table:style-name="ro2">
          <table:table-cell office:value-type="string">
            <text:p>innercoauthorsid_db6186f2ac4ea799dc8df7fe56efb7a3</text:p>
          </table:table-cell>
          <table:table-cell office:value-type="string">
            <text:p>Mastrantoni Claudi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Research Fellow</text:p>
          </table:table-cell>
          <table:table-cell office:value-type="string">
            <text:p>Mastrantoni Claudia</text:p>
          </table:table-cell>
          <table:table-cell office:value-type="string">
            <text:p>No section</text:p>
          </table:table-cell>
          <table:table-cell table:formula="of:=VLOOKUP([.G485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85];[Sheet2.$A$1:.$E$103];4;1)" office:value-type="string" office:string-value="L-ART/02 - Storia Dell'Arte Moderna">
            <text:p>L-ART/02 - Storia Dell'Arte Moderna</text:p>
          </table:table-cell>
          <table:table-cell table:formula="of:=VLOOKUP([.$G485];[Sheet2.$A$1:.$E$103];4;1)" office:value-type="string" office:string-value="L-ART/02 - Storia Dell'Arte Moderna">
            <text:p>L-ART/02 - Storia Dell'Arte Moderna</text:p>
          </table:table-cell>
          <table:table-cell table:formula="of:=VLOOKUP([.$G485];[Sheet2.$A$1:.$E$103];5;1)" office:value-type="string" office:string-value="https://orcid.org/0000-0003-3880-8737">
            <text:p>https://orcid.org/0000-0003-3880-8737</text:p>
          </table:table-cell>
        </table:table-row>
        <table:table-row table:style-name="ro2">
          <table:table-cell office:value-type="string">
            <text:p>innercoauthorsid_ea02744415f52d6b1eefe3d112b02089</text:p>
          </table:table-cell>
          <table:table-cell office:value-type="string">
            <text:p>Mastropirro Robert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astropirro Roberta</text:p>
          </table:table-cell>
          <table:table-cell office:value-type="string">
            <text:p>Not in design department</text:p>
          </table:table-cell>
          <table:table-cell table:formula="of:=VLOOKUP([.G486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86];[Sheet2.$A$1:.$E$103];4;1)" office:value-type="string" office:string-value="L-ART/02 - Storia Dell'Arte Moderna">
            <text:p>L-ART/02 - Storia Dell'Arte Moderna</text:p>
          </table:table-cell>
          <table:table-cell table:formula="of:=VLOOKUP([.$G486];[Sheet2.$A$1:.$E$103];4;1)" office:value-type="string" office:string-value="L-ART/02 - Storia Dell'Arte Moderna">
            <text:p>L-ART/02 - Storia Dell'Arte Moderna</text:p>
          </table:table-cell>
          <table:table-cell table:formula="of:=VLOOKUP([.$G486];[Sheet2.$A$1:.$E$103];5;1)" office:value-type="string" office:string-value="https://orcid.org/0000-0003-3880-8737">
            <text:p>https://orcid.org/0000-0003-3880-8737</text:p>
          </table:table-cell>
        </table:table-row>
        <table:table-row table:style-name="ro2">
          <table:table-cell office:value-type="string">
            <text:p>innercoauthorsid_e62d8a1e9860f184f9445807b151496d</text:p>
          </table:table-cell>
          <table:table-cell office:value-type="string">
            <text:p>Masud Lu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asud Luca</text:p>
          </table:table-cell>
          <table:table-cell office:value-type="string">
            <text:p>Not in design department</text:p>
          </table:table-cell>
          <table:table-cell table:formula="of:=VLOOKUP([.G487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87];[Sheet2.$A$1:.$E$103];4;1)" office:value-type="string" office:string-value="L-ART/02 - Storia Dell'Arte Moderna">
            <text:p>L-ART/02 - Storia Dell'Arte Moderna</text:p>
          </table:table-cell>
          <table:table-cell table:formula="of:=VLOOKUP([.$G487];[Sheet2.$A$1:.$E$103];4;1)" office:value-type="string" office:string-value="L-ART/02 - Storia Dell'Arte Moderna">
            <text:p>L-ART/02 - Storia Dell'Arte Moderna</text:p>
          </table:table-cell>
          <table:table-cell table:formula="of:=VLOOKUP([.$G487];[Sheet2.$A$1:.$E$103];5;1)" office:value-type="string" office:string-value="https://orcid.org/0000-0003-3880-8737">
            <text:p>https://orcid.org/0000-0003-3880-8737</text:p>
          </table:table-cell>
        </table:table-row>
        <table:table-row table:style-name="ro2">
          <table:table-cell office:value-type="string">
            <text:p>innercoauthorsid_4dbe969bb082dec90b67b27a325258e8</text:p>
          </table:table-cell>
          <table:table-cell office:value-type="string">
            <text:p>Mata Garcia Laura Yadeni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Mata Garcia Laura Yadenira</text:p>
          </table:table-cell>
          <table:table-cell office:value-type="string">
            <text:p>Not in design department</text:p>
          </table:table-cell>
          <table:table-cell table:formula="of:=VLOOKUP([.G488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88];[Sheet2.$A$1:.$E$103];4;1)" office:value-type="string" office:string-value="L-ART/02 - Storia Dell'Arte Moderna">
            <text:p>L-ART/02 - Storia Dell'Arte Moderna</text:p>
          </table:table-cell>
          <table:table-cell table:formula="of:=VLOOKUP([.$G488];[Sheet2.$A$1:.$E$103];4;1)" office:value-type="string" office:string-value="L-ART/02 - Storia Dell'Arte Moderna">
            <text:p>L-ART/02 - Storia Dell'Arte Moderna</text:p>
          </table:table-cell>
          <table:table-cell table:formula="of:=VLOOKUP([.$G488];[Sheet2.$A$1:.$E$103];5;1)" office:value-type="string" office:string-value="https://orcid.org/0000-0003-3880-8737">
            <text:p>https://orcid.org/0000-0003-3880-8737</text:p>
          </table:table-cell>
        </table:table-row>
        <table:table-row table:style-name="ro2">
          <table:table-cell office:value-type="string">
            <text:p>innercoauthorsid_67aa71b150af9b9be1933d44ffd7b47b</text:p>
          </table:table-cell>
          <table:table-cell office:value-type="string">
            <text:p>Matera Maristella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office:value-type="string">
            <text:p>Not in design department</text:p>
          </table:table-cell>
          <table:table-cell office:value-type="string">
            <text:p>Matera Maristella</text:p>
          </table:table-cell>
          <table:table-cell office:value-type="string">
            <text:p>Not in design department</text:p>
          </table:table-cell>
          <table:table-cell table:formula="of:=VLOOKUP([.G489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89];[Sheet2.$A$1:.$E$103];4;1)" office:value-type="string" office:string-value="L-ART/02 - Storia Dell'Arte Moderna">
            <text:p>L-ART/02 - Storia Dell'Arte Moderna</text:p>
          </table:table-cell>
          <table:table-cell table:formula="of:=VLOOKUP([.$G489];[Sheet2.$A$1:.$E$103];4;1)" office:value-type="string" office:string-value="L-ART/02 - Storia Dell'Arte Moderna">
            <text:p>L-ART/02 - Storia Dell'Arte Moderna</text:p>
          </table:table-cell>
          <table:table-cell table:formula="of:=VLOOKUP([.$G489];[Sheet2.$A$1:.$E$103];5;1)" office:value-type="string" office:string-value="https://orcid.org/0000-0003-3880-8737">
            <text:p>https://orcid.org/0000-0003-3880-8737</text:p>
          </table:table-cell>
        </table:table-row>
        <table:table-row table:style-name="ro2">
          <table:table-cell office:value-type="string">
            <text:p>innercoauthorsid_464384caeb71eda55ce9dc932ba93d0e</text:p>
          </table:table-cell>
          <table:table-cell office:value-type="string">
            <text:p>Matta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atta Andrea</text:p>
          </table:table-cell>
          <table:table-cell office:value-type="string">
            <text:p>Not in design department</text:p>
          </table:table-cell>
          <table:table-cell table:formula="of:=VLOOKUP([.G490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90];[Sheet2.$A$1:.$E$103];4;1)" office:value-type="string" office:string-value="L-ART/02 - Storia Dell'Arte Moderna">
            <text:p>L-ART/02 - Storia Dell'Arte Moderna</text:p>
          </table:table-cell>
          <table:table-cell table:formula="of:=VLOOKUP([.$G490];[Sheet2.$A$1:.$E$103];4;1)" office:value-type="string" office:string-value="L-ART/02 - Storia Dell'Arte Moderna">
            <text:p>L-ART/02 - Storia Dell'Arte Moderna</text:p>
          </table:table-cell>
          <table:table-cell table:formula="of:=VLOOKUP([.$G490];[Sheet2.$A$1:.$E$103];5;1)" office:value-type="string" office:string-value="https://orcid.org/0000-0003-3880-8737">
            <text:p>https://orcid.org/0000-0003-3880-8737</text:p>
          </table:table-cell>
        </table:table-row>
        <table:table-row table:style-name="ro2">
          <table:table-cell office:value-type="string">
            <text:p>innercoauthorsid_768d37bba600c53fc7f9557d2b535267</text:p>
          </table:table-cell>
          <table:table-cell office:value-type="string">
            <text:p>Mattana Walter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office:value-type="string">
            <text:p>Not in design department</text:p>
          </table:table-cell>
          <table:table-cell office:value-type="string">
            <text:p>Mattana Walter</text:p>
          </table:table-cell>
          <table:table-cell office:value-type="string">
            <text:p>Not in design department</text:p>
          </table:table-cell>
          <table:table-cell table:formula="of:=VLOOKUP([.G491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91];[Sheet2.$A$1:.$E$103];4;1)" office:value-type="string" office:string-value="L-ART/02 - Storia Dell'Arte Moderna">
            <text:p>L-ART/02 - Storia Dell'Arte Moderna</text:p>
          </table:table-cell>
          <table:table-cell table:formula="of:=VLOOKUP([.$G491];[Sheet2.$A$1:.$E$103];4;1)" office:value-type="string" office:string-value="L-ART/02 - Storia Dell'Arte Moderna">
            <text:p>L-ART/02 - Storia Dell'Arte Moderna</text:p>
          </table:table-cell>
          <table:table-cell table:formula="of:=VLOOKUP([.$G491];[Sheet2.$A$1:.$E$103];5;1)" office:value-type="string" office:string-value="https://orcid.org/0000-0003-3880-8737">
            <text:p>https://orcid.org/0000-0003-3880-8737</text:p>
          </table:table-cell>
        </table:table-row>
        <table:table-row table:style-name="ro2">
          <table:table-cell office:value-type="string">
            <text:p>innercoauthorsid_374ca6f5e22da1a3b5e30cb3d2c64a87</text:p>
          </table:table-cell>
          <table:table-cell office:value-type="string">
            <text:p>Matteucci Matteo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Matteucci Matteo</text:p>
          </table:table-cell>
          <table:table-cell office:value-type="string">
            <text:p>Not in design department</text:p>
          </table:table-cell>
          <table:table-cell table:formula="of:=VLOOKUP([.G492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92];[Sheet2.$A$1:.$E$103];4;1)" office:value-type="string" office:string-value="L-ART/02 - Storia Dell'Arte Moderna">
            <text:p>L-ART/02 - Storia Dell'Arte Moderna</text:p>
          </table:table-cell>
          <table:table-cell table:formula="of:=VLOOKUP([.$G492];[Sheet2.$A$1:.$E$103];4;1)" office:value-type="string" office:string-value="L-ART/02 - Storia Dell'Arte Moderna">
            <text:p>L-ART/02 - Storia Dell'Arte Moderna</text:p>
          </table:table-cell>
          <table:table-cell table:formula="of:=VLOOKUP([.$G492];[Sheet2.$A$1:.$E$103];5;1)" office:value-type="string" office:string-value="https://orcid.org/0000-0003-3880-8737">
            <text:p>https://orcid.org/0000-0003-3880-8737</text:p>
          </table:table-cell>
        </table:table-row>
        <table:table-row table:style-name="ro2">
          <table:table-cell office:value-type="string">
            <text:p>innercoauthorsid_b944e25152a11d76b8f15d71b911b157</text:p>
          </table:table-cell>
          <table:table-cell office:value-type="string">
            <text:p>Mattioli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attioli Francesca</text:p>
          </table:table-cell>
          <table:table-cell office:value-type="string">
            <text:p>Not in design department</text:p>
          </table:table-cell>
          <table:table-cell table:formula="of:=VLOOKUP([.G493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493];[Sheet2.$A$1:.$E$103];4;1)" office:value-type="string" office:string-value="L-ART/02 - Storia Dell'Arte Moderna">
            <text:p>L-ART/02 - Storia Dell'Arte Moderna</text:p>
          </table:table-cell>
          <table:table-cell table:formula="of:=VLOOKUP([.$G493];[Sheet2.$A$1:.$E$103];4;1)" office:value-type="string" office:string-value="L-ART/02 - Storia Dell'Arte Moderna">
            <text:p>L-ART/02 - Storia Dell'Arte Moderna</text:p>
          </table:table-cell>
          <table:table-cell table:formula="of:=VLOOKUP([.$G493];[Sheet2.$A$1:.$E$103];5;1)" office:value-type="string" office:string-value="https://orcid.org/0000-0003-3880-8737">
            <text:p>https://orcid.org/0000-0003-3880-8737</text:p>
          </table:table-cell>
        </table:table-row>
        <table:table-row table:style-name="ro2">
          <table:table-cell office:value-type="string">
            <text:p>innercoauthorsid_57be4e90e2e0d3529cbfdd4a92b749b7</text:p>
          </table:table-cell>
          <table:table-cell office:value-type="string">
            <text:p>Mauri Michele</text:p>
          </table:table-cell>
          <table:table-cell/>
          <table:table-cell office:value-type="string">
            <text:p>innerCoAuthorsId</text:p>
          </table:table-cell>
          <table:table-cell office:value-type="float" office:value="18">
            <text:p>18</text:p>
          </table:table-cell>
          <table:table-cell office:value-type="string">
            <text:p>Assistant Professor</text:p>
          </table:table-cell>
          <table:table-cell office:value-type="string">
            <text:p>Mauri Michele</text:p>
          </table:table-cell>
          <table:table-cell office:value-type="string">
            <text:p>Design e Culture</text:p>
          </table:table-cell>
          <table:table-cell table:formula="of:=VLOOKUP([.G494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494];[Sheet2.$A$1:.$E$103];4;1)" office:value-type="string" office:string-value="ICAR/13 - Disegno Industriale">
            <text:p>ICAR/13 - Disegno Industriale</text:p>
          </table:table-cell>
          <table:table-cell table:formula="of:=VLOOKUP([.$G494];[Sheet2.$A$1:.$E$103];4;1)" office:value-type="string" office:string-value="ICAR/13 - Disegno Industriale">
            <text:p>ICAR/13 - Disegno Industriale</text:p>
          </table:table-cell>
          <table:table-cell table:formula="of:=VLOOKUP([.$G494];[Sheet2.$A$1:.$E$103];5;1)" office:value-type="string" office:string-value="https://orcid.org/0000-0003-1189-9624">
            <text:p>https://orcid.org/0000-0003-1189-9624</text:p>
          </table:table-cell>
        </table:table-row>
        <table:table-row table:style-name="ro2">
          <table:table-cell office:value-type="string">
            <text:p>innercoauthorsid_54866f6f0559907d32c43dae271a41ed</text:p>
          </table:table-cell>
          <table:table-cell office:value-type="string">
            <text:p>Mazzanti Anna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istant Professor</text:p>
          </table:table-cell>
          <table:table-cell office:value-type="string">
            <text:p>Mazzanti Anna</text:p>
          </table:table-cell>
          <table:table-cell office:value-type="string">
            <text:p>Design degli Ambienti del Paesaggio e della Mobilità</text:p>
          </table:table-cell>
          <table:table-cell table:formula="of:=VLOOKUP([.G495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495];[Sheet2.$A$1:.$E$103];4;1)" office:value-type="string" office:string-value="L-ART/03 - Storia Dell'Arte Contemporanea">
            <text:p>L-ART/03 - Storia Dell'Arte Contemporanea</text:p>
          </table:table-cell>
          <table:table-cell table:formula="of:=VLOOKUP([.$G495];[Sheet2.$A$1:.$E$103];4;1)" office:value-type="string" office:string-value="L-ART/03 - Storia Dell'Arte Contemporanea">
            <text:p>L-ART/03 - Storia Dell'Arte Contemporanea</text:p>
          </table:table-cell>
          <table:table-cell table:formula="of:=VLOOKUP([.$G495];[Sheet2.$A$1:.$E$103];5;1)" office:value-type="string" office:string-value="https://orcid.org/0000-0002-7184-2980">
            <text:p>https://orcid.org/0000-0002-7184-2980</text:p>
          </table:table-cell>
        </table:table-row>
        <table:table-row table:style-name="ro2">
          <table:table-cell office:value-type="string">
            <text:p>innercoauthorsid_02a5d6366e5ce1d0cd057c3ae6b55acb</text:p>
          </table:table-cell>
          <table:table-cell office:value-type="string">
            <text:p>Mazzarello Martin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PhD student</text:p>
          </table:table-cell>
          <table:table-cell office:value-type="string">
            <text:p>Mazzarello Martina</text:p>
          </table:table-cell>
          <table:table-cell office:value-type="string">
            <text:p>No section</text:p>
          </table:table-cell>
          <table:table-cell table:formula="of:=VLOOKUP([.G496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496];[Sheet2.$A$1:.$E$103];4;1)" office:value-type="string" office:string-value="L-ART/03 - Storia Dell'Arte Contemporanea">
            <text:p>L-ART/03 - Storia Dell'Arte Contemporanea</text:p>
          </table:table-cell>
          <table:table-cell table:formula="of:=VLOOKUP([.$G496];[Sheet2.$A$1:.$E$103];4;1)" office:value-type="string" office:string-value="L-ART/03 - Storia Dell'Arte Contemporanea">
            <text:p>L-ART/03 - Storia Dell'Arte Contemporanea</text:p>
          </table:table-cell>
          <table:table-cell table:formula="of:=VLOOKUP([.$G496];[Sheet2.$A$1:.$E$103];5;1)" office:value-type="string" office:string-value="https://orcid.org/0000-0002-7184-2980">
            <text:p>https://orcid.org/0000-0002-7184-2980</text:p>
          </table:table-cell>
        </table:table-row>
        <table:table-row table:style-name="ro2">
          <table:table-cell office:value-type="string">
            <text:p>innercoauthorsid_116e331fa6310830507b480675a0e45d</text:p>
          </table:table-cell>
          <table:table-cell office:value-type="string">
            <text:p>Mazzocchi Maddale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azzocchi Maddalena</text:p>
          </table:table-cell>
          <table:table-cell office:value-type="string">
            <text:p>Not in design department</text:p>
          </table:table-cell>
          <table:table-cell table:formula="of:=VLOOKUP([.G497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497];[Sheet2.$A$1:.$E$103];4;1)" office:value-type="string" office:string-value="L-ART/03 - Storia Dell'Arte Contemporanea">
            <text:p>L-ART/03 - Storia Dell'Arte Contemporanea</text:p>
          </table:table-cell>
          <table:table-cell table:formula="of:=VLOOKUP([.$G497];[Sheet2.$A$1:.$E$103];4;1)" office:value-type="string" office:string-value="L-ART/03 - Storia Dell'Arte Contemporanea">
            <text:p>L-ART/03 - Storia Dell'Arte Contemporanea</text:p>
          </table:table-cell>
          <table:table-cell table:formula="of:=VLOOKUP([.$G497];[Sheet2.$A$1:.$E$103];5;1)" office:value-type="string" office:string-value="https://orcid.org/0000-0002-7184-2980">
            <text:p>https://orcid.org/0000-0002-7184-2980</text:p>
          </table:table-cell>
        </table:table-row>
        <table:table-row table:style-name="ro2">
          <table:table-cell office:value-type="string">
            <text:p>innercoauthorsid_dbe3645b77032a9925d412ad3b8a3f2f</text:p>
          </table:table-cell>
          <table:table-cell office:value-type="string">
            <text:p>Mazzola Alessandr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PhD student</text:p>
          </table:table-cell>
          <table:table-cell office:value-type="string">
            <text:p>Mazzola Alessandra</text:p>
          </table:table-cell>
          <table:table-cell office:value-type="string">
            <text:p>Design di Prodotti Strategie e Servizi</text:p>
          </table:table-cell>
          <table:table-cell table:formula="of:=VLOOKUP([.G498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498];[Sheet2.$A$1:.$E$103];4;1)" office:value-type="string" office:string-value="L-ART/03 - Storia Dell'Arte Contemporanea">
            <text:p>L-ART/03 - Storia Dell'Arte Contemporanea</text:p>
          </table:table-cell>
          <table:table-cell table:formula="of:=VLOOKUP([.$G498];[Sheet2.$A$1:.$E$103];4;1)" office:value-type="string" office:string-value="L-ART/03 - Storia Dell'Arte Contemporanea">
            <text:p>L-ART/03 - Storia Dell'Arte Contemporanea</text:p>
          </table:table-cell>
          <table:table-cell table:formula="of:=VLOOKUP([.$G498];[Sheet2.$A$1:.$E$103];5;1)" office:value-type="string" office:string-value="https://orcid.org/0000-0002-7184-2980">
            <text:p>https://orcid.org/0000-0002-7184-2980</text:p>
          </table:table-cell>
        </table:table-row>
        <table:table-row table:style-name="ro2">
          <table:table-cell office:value-type="string">
            <text:p>innercoauthorsid_11b5300114bf6b69225c18866eb361b9</text:p>
          </table:table-cell>
          <table:table-cell office:value-type="string">
            <text:p>Mazzola Marco</text:p>
          </table:table-cell>
          <table:table-cell/>
          <table:table-cell office:value-type="string">
            <text:p>innerCoAuthorsId</text:p>
          </table:table-cell>
          <table:table-cell office:value-type="float" office:value="36">
            <text:p>36</text:p>
          </table:table-cell>
          <table:table-cell office:value-type="string">
            <text:p>Not in design department</text:p>
          </table:table-cell>
          <table:table-cell office:value-type="string">
            <text:p>Mazzola Marco</text:p>
          </table:table-cell>
          <table:table-cell office:value-type="string">
            <text:p>Not in design department</text:p>
          </table:table-cell>
          <table:table-cell table:formula="of:=VLOOKUP([.G499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499];[Sheet2.$A$1:.$E$103];4;1)" office:value-type="string" office:string-value="L-ART/03 - Storia Dell'Arte Contemporanea">
            <text:p>L-ART/03 - Storia Dell'Arte Contemporanea</text:p>
          </table:table-cell>
          <table:table-cell table:formula="of:=VLOOKUP([.$G499];[Sheet2.$A$1:.$E$103];4;1)" office:value-type="string" office:string-value="L-ART/03 - Storia Dell'Arte Contemporanea">
            <text:p>L-ART/03 - Storia Dell'Arte Contemporanea</text:p>
          </table:table-cell>
          <table:table-cell table:formula="of:=VLOOKUP([.$G499];[Sheet2.$A$1:.$E$103];5;1)" office:value-type="string" office:string-value="https://orcid.org/0000-0002-7184-2980">
            <text:p>https://orcid.org/0000-0002-7184-2980</text:p>
          </table:table-cell>
        </table:table-row>
        <table:table-row table:style-name="ro2">
          <table:table-cell office:value-type="string">
            <text:p>innercoauthorsid_d47b72bc2366f10489c5a82167a2caf0</text:p>
          </table:table-cell>
          <table:table-cell office:value-type="string">
            <text:p>Mazzone Cinz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azzone Cinzia</text:p>
          </table:table-cell>
          <table:table-cell office:value-type="string">
            <text:p>Not in design department</text:p>
          </table:table-cell>
          <table:table-cell table:formula="of:=VLOOKUP([.G500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00];[Sheet2.$A$1:.$E$103];4;1)" office:value-type="string" office:string-value="L-ART/03 - Storia Dell'Arte Contemporanea">
            <text:p>L-ART/03 - Storia Dell'Arte Contemporanea</text:p>
          </table:table-cell>
          <table:table-cell table:formula="of:=VLOOKUP([.$G500];[Sheet2.$A$1:.$E$103];4;1)" office:value-type="string" office:string-value="L-ART/03 - Storia Dell'Arte Contemporanea">
            <text:p>L-ART/03 - Storia Dell'Arte Contemporanea</text:p>
          </table:table-cell>
          <table:table-cell table:formula="of:=VLOOKUP([.$G500];[Sheet2.$A$1:.$E$103];5;1)" office:value-type="string" office:string-value="https://orcid.org/0000-0002-7184-2980">
            <text:p>https://orcid.org/0000-0002-7184-2980</text:p>
          </table:table-cell>
        </table:table-row>
        <table:table-row table:style-name="ro2">
          <table:table-cell office:value-type="string">
            <text:p>innercoauthorsid_0e9cc8c347cedc528a4d7e227a62a535</text:p>
          </table:table-cell>
          <table:table-cell office:value-type="string">
            <text:p>Melazzini Michele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PhD student</text:p>
          </table:table-cell>
          <table:table-cell office:value-type="string">
            <text:p>Melazzini Michele</text:p>
          </table:table-cell>
          <table:table-cell office:value-type="string">
            <text:p>No section</text:p>
          </table:table-cell>
          <table:table-cell table:formula="of:=VLOOKUP([.G501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01];[Sheet2.$A$1:.$E$103];4;1)" office:value-type="string" office:string-value="L-ART/03 - Storia Dell'Arte Contemporanea">
            <text:p>L-ART/03 - Storia Dell'Arte Contemporanea</text:p>
          </table:table-cell>
          <table:table-cell table:formula="of:=VLOOKUP([.$G501];[Sheet2.$A$1:.$E$103];4;1)" office:value-type="string" office:string-value="L-ART/03 - Storia Dell'Arte Contemporanea">
            <text:p>L-ART/03 - Storia Dell'Arte Contemporanea</text:p>
          </table:table-cell>
          <table:table-cell table:formula="of:=VLOOKUP([.$G501];[Sheet2.$A$1:.$E$103];5;1)" office:value-type="string" office:string-value="https://orcid.org/0000-0002-7184-2980">
            <text:p>https://orcid.org/0000-0002-7184-2980</text:p>
          </table:table-cell>
        </table:table-row>
        <table:table-row table:style-name="ro2">
          <table:table-cell office:value-type="string">
            <text:p>innercoauthorsid_1d65a34a1008908e71d07aa688440c46</text:p>
          </table:table-cell>
          <table:table-cell office:value-type="string">
            <text:p>Mele Giampiero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office:value-type="string">
            <text:p>Not in design department</text:p>
          </table:table-cell>
          <table:table-cell office:value-type="string">
            <text:p>Mele Giampiero</text:p>
          </table:table-cell>
          <table:table-cell office:value-type="string">
            <text:p>Not in design department</text:p>
          </table:table-cell>
          <table:table-cell table:formula="of:=VLOOKUP([.G502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02];[Sheet2.$A$1:.$E$103];4;1)" office:value-type="string" office:string-value="L-ART/03 - Storia Dell'Arte Contemporanea">
            <text:p>L-ART/03 - Storia Dell'Arte Contemporanea</text:p>
          </table:table-cell>
          <table:table-cell table:formula="of:=VLOOKUP([.$G502];[Sheet2.$A$1:.$E$103];4;1)" office:value-type="string" office:string-value="L-ART/03 - Storia Dell'Arte Contemporanea">
            <text:p>L-ART/03 - Storia Dell'Arte Contemporanea</text:p>
          </table:table-cell>
          <table:table-cell table:formula="of:=VLOOKUP([.$G502];[Sheet2.$A$1:.$E$103];5;1)" office:value-type="string" office:string-value="https://orcid.org/0000-0002-7184-2980">
            <text:p>https://orcid.org/0000-0002-7184-2980</text:p>
          </table:table-cell>
        </table:table-row>
        <table:table-row table:style-name="ro2">
          <table:table-cell office:value-type="string">
            <text:p>innercoauthorsid_76c7a136136f144ac27544e6e93658c6</text:p>
          </table:table-cell>
          <table:table-cell office:value-type="string">
            <text:p>Menichinelli Massim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enichinelli Massimo</text:p>
          </table:table-cell>
          <table:table-cell office:value-type="string">
            <text:p>Not in design department</text:p>
          </table:table-cell>
          <table:table-cell table:formula="of:=VLOOKUP([.G503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03];[Sheet2.$A$1:.$E$103];4;1)" office:value-type="string" office:string-value="L-ART/03 - Storia Dell'Arte Contemporanea">
            <text:p>L-ART/03 - Storia Dell'Arte Contemporanea</text:p>
          </table:table-cell>
          <table:table-cell table:formula="of:=VLOOKUP([.$G503];[Sheet2.$A$1:.$E$103];4;1)" office:value-type="string" office:string-value="L-ART/03 - Storia Dell'Arte Contemporanea">
            <text:p>L-ART/03 - Storia Dell'Arte Contemporanea</text:p>
          </table:table-cell>
          <table:table-cell table:formula="of:=VLOOKUP([.$G503];[Sheet2.$A$1:.$E$103];5;1)" office:value-type="string" office:string-value="https://orcid.org/0000-0002-7184-2980">
            <text:p>https://orcid.org/0000-0002-7184-2980</text:p>
          </table:table-cell>
        </table:table-row>
        <table:table-row table:style-name="ro2">
          <table:table-cell office:value-type="string">
            <text:p>innercoauthorsid_4859bbddd1aef1becbcb85482d5df4f0</text:p>
          </table:table-cell>
          <table:table-cell office:value-type="string">
            <text:p>Merciai Matild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erciai Matilde</text:p>
          </table:table-cell>
          <table:table-cell office:value-type="string">
            <text:p>Not in design department</text:p>
          </table:table-cell>
          <table:table-cell table:formula="of:=VLOOKUP([.G504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04];[Sheet2.$A$1:.$E$103];4;1)" office:value-type="string" office:string-value="L-ART/03 - Storia Dell'Arte Contemporanea">
            <text:p>L-ART/03 - Storia Dell'Arte Contemporanea</text:p>
          </table:table-cell>
          <table:table-cell table:formula="of:=VLOOKUP([.$G504];[Sheet2.$A$1:.$E$103];4;1)" office:value-type="string" office:string-value="L-ART/03 - Storia Dell'Arte Contemporanea">
            <text:p>L-ART/03 - Storia Dell'Arte Contemporanea</text:p>
          </table:table-cell>
          <table:table-cell table:formula="of:=VLOOKUP([.$G504];[Sheet2.$A$1:.$E$103];5;1)" office:value-type="string" office:string-value="https://orcid.org/0000-0002-7184-2980">
            <text:p>https://orcid.org/0000-0002-7184-2980</text:p>
          </table:table-cell>
        </table:table-row>
        <table:table-row table:style-name="ro2">
          <table:table-cell office:value-type="string">
            <text:p>innercoauthorsid_fe52d51d7efdff9c0c76811bf1938089</text:p>
          </table:table-cell>
          <table:table-cell office:value-type="string">
            <text:p>Meroni Anna</text:p>
          </table:table-cell>
          <table:table-cell/>
          <table:table-cell office:value-type="string">
            <text:p>innerCoAuthorsId</text:p>
          </table:table-cell>
          <table:table-cell office:value-type="float" office:value="91">
            <text:p>91</text:p>
          </table:table-cell>
          <table:table-cell office:value-type="string">
            <text:p>Associate Professor</text:p>
          </table:table-cell>
          <table:table-cell office:value-type="string">
            <text:p>Meroni Anna</text:p>
          </table:table-cell>
          <table:table-cell office:value-type="string">
            <text:p>Design di Prodotti Strategie e Servizi</text:p>
          </table:table-cell>
          <table:table-cell table:formula="of:=VLOOKUP([.G50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05];[Sheet2.$A$1:.$E$103];4;1)" office:value-type="string" office:string-value="ICAR/13 - Disegno Industriale">
            <text:p>ICAR/13 - Disegno Industriale</text:p>
          </table:table-cell>
          <table:table-cell table:formula="of:=VLOOKUP([.$G505];[Sheet2.$A$1:.$E$103];4;1)" office:value-type="string" office:string-value="ICAR/13 - Disegno Industriale">
            <text:p>ICAR/13 - Disegno Industriale</text:p>
          </table:table-cell>
          <table:table-cell table:formula="of:=VLOOKUP([.$G505];[Sheet2.$A$1:.$E$103];5;1)" office:value-type="string" office:string-value="https://orcid.org/0000-0002-8946-2361">
            <text:p>https://orcid.org/0000-0002-8946-2361</text:p>
          </table:table-cell>
        </table:table-row>
        <table:table-row table:style-name="ro2">
          <table:table-cell office:value-type="string">
            <text:p>innercoauthorsid_7e24e4787e49d7c0a498c45607d39a2b</text:p>
          </table:table-cell>
          <table:table-cell office:value-type="string">
            <text:p>Micocci Massim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icocci Massimo</text:p>
          </table:table-cell>
          <table:table-cell office:value-type="string">
            <text:p>Not in design department</text:p>
          </table:table-cell>
          <table:table-cell table:formula="of:=VLOOKUP([.G50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06];[Sheet2.$A$1:.$E$103];4;1)" office:value-type="string" office:string-value="ICAR/13 - Disegno Industriale">
            <text:p>ICAR/13 - Disegno Industriale</text:p>
          </table:table-cell>
          <table:table-cell table:formula="of:=VLOOKUP([.$G506];[Sheet2.$A$1:.$E$103];4;1)" office:value-type="string" office:string-value="ICAR/13 - Disegno Industriale">
            <text:p>ICAR/13 - Disegno Industriale</text:p>
          </table:table-cell>
          <table:table-cell table:formula="of:=VLOOKUP([.$G506];[Sheet2.$A$1:.$E$103];5;1)" office:value-type="string" office:string-value="https://orcid.org/0000-0002-8946-2361">
            <text:p>https://orcid.org/0000-0002-8946-2361</text:p>
          </table:table-cell>
        </table:table-row>
        <table:table-row table:style-name="ro2">
          <table:table-cell office:value-type="string">
            <text:p>innercoauthorsid_e9d0137482e72e3980ef266000b144a7</text:p>
          </table:table-cell>
          <table:table-cell office:value-type="string">
            <text:p>Minoggio Mauriz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inoggio Maurizio</text:p>
          </table:table-cell>
          <table:table-cell office:value-type="string">
            <text:p>Not in design department</text:p>
          </table:table-cell>
          <table:table-cell table:formula="of:=VLOOKUP([.G50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07];[Sheet2.$A$1:.$E$103];4;1)" office:value-type="string" office:string-value="ICAR/13 - Disegno Industriale">
            <text:p>ICAR/13 - Disegno Industriale</text:p>
          </table:table-cell>
          <table:table-cell table:formula="of:=VLOOKUP([.$G507];[Sheet2.$A$1:.$E$103];4;1)" office:value-type="string" office:string-value="ICAR/13 - Disegno Industriale">
            <text:p>ICAR/13 - Disegno Industriale</text:p>
          </table:table-cell>
          <table:table-cell table:formula="of:=VLOOKUP([.$G507];[Sheet2.$A$1:.$E$103];5;1)" office:value-type="string" office:string-value="https://orcid.org/0000-0002-8946-2361">
            <text:p>https://orcid.org/0000-0002-8946-2361</text:p>
          </table:table-cell>
        </table:table-row>
        <table:table-row table:style-name="ro2">
          <table:table-cell office:value-type="string">
            <text:p>innercoauthorsid_8eca108fb8299e1e97a13a09bc8df347</text:p>
          </table:table-cell>
          <table:table-cell office:value-type="string">
            <text:p>Mirabella Roberti Giuli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Mirabella Roberti Giulio</text:p>
          </table:table-cell>
          <table:table-cell office:value-type="string">
            <text:p>Not in design department</text:p>
          </table:table-cell>
          <table:table-cell table:formula="of:=VLOOKUP([.G50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08];[Sheet2.$A$1:.$E$103];4;1)" office:value-type="string" office:string-value="ICAR/13 - Disegno Industriale">
            <text:p>ICAR/13 - Disegno Industriale</text:p>
          </table:table-cell>
          <table:table-cell table:formula="of:=VLOOKUP([.$G508];[Sheet2.$A$1:.$E$103];4;1)" office:value-type="string" office:string-value="ICAR/13 - Disegno Industriale">
            <text:p>ICAR/13 - Disegno Industriale</text:p>
          </table:table-cell>
          <table:table-cell table:formula="of:=VLOOKUP([.$G508];[Sheet2.$A$1:.$E$103];5;1)" office:value-type="string" office:string-value="https://orcid.org/0000-0002-8946-2361">
            <text:p>https://orcid.org/0000-0002-8946-2361</text:p>
          </table:table-cell>
        </table:table-row>
        <table:table-row table:style-name="ro2">
          <table:table-cell office:value-type="string">
            <text:p>innercoauthorsid_f08c7ec77066cb908446ef036c600cef</text:p>
          </table:table-cell>
          <table:table-cell office:value-type="string">
            <text:p>Mojoli Giacom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Mojoli Giacomo</text:p>
          </table:table-cell>
          <table:table-cell office:value-type="string">
            <text:p>Not in design department</text:p>
          </table:table-cell>
          <table:table-cell table:formula="of:=VLOOKUP([.G50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09];[Sheet2.$A$1:.$E$103];4;1)" office:value-type="string" office:string-value="ICAR/13 - Disegno Industriale">
            <text:p>ICAR/13 - Disegno Industriale</text:p>
          </table:table-cell>
          <table:table-cell table:formula="of:=VLOOKUP([.$G509];[Sheet2.$A$1:.$E$103];4;1)" office:value-type="string" office:string-value="ICAR/13 - Disegno Industriale">
            <text:p>ICAR/13 - Disegno Industriale</text:p>
          </table:table-cell>
          <table:table-cell table:formula="of:=VLOOKUP([.$G509];[Sheet2.$A$1:.$E$103];5;1)" office:value-type="string" office:string-value="https://orcid.org/0000-0002-8946-2361">
            <text:p>https://orcid.org/0000-0002-8946-2361</text:p>
          </table:table-cell>
        </table:table-row>
        <table:table-row table:style-name="ro2">
          <table:table-cell office:value-type="string">
            <text:p>innercoauthorsid_fc544b584e722f1292b890e478300698</text:p>
          </table:table-cell>
          <table:table-cell office:value-type="string">
            <text:p>Molinari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Molinari Francesco</text:p>
          </table:table-cell>
          <table:table-cell office:value-type="string">
            <text:p>Not in design department</text:p>
          </table:table-cell>
          <table:table-cell table:formula="of:=VLOOKUP([.G51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10];[Sheet2.$A$1:.$E$103];4;1)" office:value-type="string" office:string-value="ICAR/13 - Disegno Industriale">
            <text:p>ICAR/13 - Disegno Industriale</text:p>
          </table:table-cell>
          <table:table-cell table:formula="of:=VLOOKUP([.$G510];[Sheet2.$A$1:.$E$103];4;1)" office:value-type="string" office:string-value="ICAR/13 - Disegno Industriale">
            <text:p>ICAR/13 - Disegno Industriale</text:p>
          </table:table-cell>
          <table:table-cell table:formula="of:=VLOOKUP([.$G510];[Sheet2.$A$1:.$E$103];5;1)" office:value-type="string" office:string-value="https://orcid.org/0000-0002-8946-2361">
            <text:p>https://orcid.org/0000-0002-8946-2361</text:p>
          </table:table-cell>
        </table:table-row>
        <table:table-row table:style-name="ro2">
          <table:table-cell office:value-type="string">
            <text:p>innercoauthorsid_2e3e61d551701ec8a040fbeda6b688ca</text:p>
          </table:table-cell>
          <table:table-cell office:value-type="string">
            <text:p>Molinari Lu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olinari Luca</text:p>
          </table:table-cell>
          <table:table-cell office:value-type="string">
            <text:p>Not in design department</text:p>
          </table:table-cell>
          <table:table-cell table:formula="of:=VLOOKUP([.G51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11];[Sheet2.$A$1:.$E$103];4;1)" office:value-type="string" office:string-value="ICAR/13 - Disegno Industriale">
            <text:p>ICAR/13 - Disegno Industriale</text:p>
          </table:table-cell>
          <table:table-cell table:formula="of:=VLOOKUP([.$G511];[Sheet2.$A$1:.$E$103];4;1)" office:value-type="string" office:string-value="ICAR/13 - Disegno Industriale">
            <text:p>ICAR/13 - Disegno Industriale</text:p>
          </table:table-cell>
          <table:table-cell table:formula="of:=VLOOKUP([.$G511];[Sheet2.$A$1:.$E$103];5;1)" office:value-type="string" office:string-value="https://orcid.org/0000-0002-8946-2361">
            <text:p>https://orcid.org/0000-0002-8946-2361</text:p>
          </table:table-cell>
        </table:table-row>
        <table:table-row table:style-name="ro2">
          <table:table-cell office:value-type="string">
            <text:p>innercoauthorsid_21abf52e248cefa171cd2b579cb56e11</text:p>
          </table:table-cell>
          <table:table-cell office:value-type="string">
            <text:p>Moltani Lara Alessia Lau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oltani Lara Alessia Laura</text:p>
          </table:table-cell>
          <table:table-cell office:value-type="string">
            <text:p>Not in design department</text:p>
          </table:table-cell>
          <table:table-cell table:formula="of:=VLOOKUP([.G51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12];[Sheet2.$A$1:.$E$103];4;1)" office:value-type="string" office:string-value="ICAR/13 - Disegno Industriale">
            <text:p>ICAR/13 - Disegno Industriale</text:p>
          </table:table-cell>
          <table:table-cell table:formula="of:=VLOOKUP([.$G512];[Sheet2.$A$1:.$E$103];4;1)" office:value-type="string" office:string-value="ICAR/13 - Disegno Industriale">
            <text:p>ICAR/13 - Disegno Industriale</text:p>
          </table:table-cell>
          <table:table-cell table:formula="of:=VLOOKUP([.$G512];[Sheet2.$A$1:.$E$103];5;1)" office:value-type="string" office:string-value="https://orcid.org/0000-0002-8946-2361">
            <text:p>https://orcid.org/0000-0002-8946-2361</text:p>
          </table:table-cell>
        </table:table-row>
        <table:table-row table:style-name="ro2">
          <table:table-cell office:value-type="string">
            <text:p>innercoauthorsid_ed5b7a9f242c56e6b1e2e042c3e5032b</text:p>
          </table:table-cell>
          <table:table-cell office:value-type="string">
            <text:p>Molteni Francesca Bianca Mar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olteni Francesca Bianca Maria</text:p>
          </table:table-cell>
          <table:table-cell office:value-type="string">
            <text:p>Not in design department</text:p>
          </table:table-cell>
          <table:table-cell table:formula="of:=VLOOKUP([.G51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13];[Sheet2.$A$1:.$E$103];4;1)" office:value-type="string" office:string-value="ICAR/13 - Disegno Industriale">
            <text:p>ICAR/13 - Disegno Industriale</text:p>
          </table:table-cell>
          <table:table-cell table:formula="of:=VLOOKUP([.$G513];[Sheet2.$A$1:.$E$103];4;1)" office:value-type="string" office:string-value="ICAR/13 - Disegno Industriale">
            <text:p>ICAR/13 - Disegno Industriale</text:p>
          </table:table-cell>
          <table:table-cell table:formula="of:=VLOOKUP([.$G513];[Sheet2.$A$1:.$E$103];5;1)" office:value-type="string" office:string-value="https://orcid.org/0000-0002-8946-2361">
            <text:p>https://orcid.org/0000-0002-8946-2361</text:p>
          </table:table-cell>
        </table:table-row>
        <table:table-row table:style-name="ro2">
          <table:table-cell office:value-type="string">
            <text:p>innercoauthorsid_dcdc166cff374a8e581e2636418d5f6f</text:p>
          </table:table-cell>
          <table:table-cell office:value-type="string">
            <text:p>Monna Vaness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Research Fellow</text:p>
          </table:table-cell>
          <table:table-cell office:value-type="string">
            <text:p>Monna Vanessa</text:p>
          </table:table-cell>
          <table:table-cell office:value-type="string">
            <text:p>Design e Culture</text:p>
          </table:table-cell>
          <table:table-cell table:formula="of:=VLOOKUP([.G51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14];[Sheet2.$A$1:.$E$103];4;1)" office:value-type="string" office:string-value="ICAR/13 - Disegno Industriale">
            <text:p>ICAR/13 - Disegno Industriale</text:p>
          </table:table-cell>
          <table:table-cell table:formula="of:=VLOOKUP([.$G514];[Sheet2.$A$1:.$E$103];4;1)" office:value-type="string" office:string-value="ICAR/13 - Disegno Industriale">
            <text:p>ICAR/13 - Disegno Industriale</text:p>
          </table:table-cell>
          <table:table-cell table:formula="of:=VLOOKUP([.$G514];[Sheet2.$A$1:.$E$103];5;1)" office:value-type="string" office:string-value="https://orcid.org/0000-0002-8946-2361">
            <text:p>https://orcid.org/0000-0002-8946-2361</text:p>
          </table:table-cell>
        </table:table-row>
        <table:table-row table:style-name="ro2">
          <table:table-cell office:value-type="string">
            <text:p>innercoauthorsid_e12dfa1b2e3183568d132dabd55f9cb8</text:p>
          </table:table-cell>
          <table:table-cell office:value-type="string">
            <text:p>Montalti Mauriz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ontalti Maurizio</text:p>
          </table:table-cell>
          <table:table-cell office:value-type="string">
            <text:p>Not in design department</text:p>
          </table:table-cell>
          <table:table-cell table:formula="of:=VLOOKUP([.G51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15];[Sheet2.$A$1:.$E$103];4;1)" office:value-type="string" office:string-value="ICAR/13 - Disegno Industriale">
            <text:p>ICAR/13 - Disegno Industriale</text:p>
          </table:table-cell>
          <table:table-cell table:formula="of:=VLOOKUP([.$G515];[Sheet2.$A$1:.$E$103];4;1)" office:value-type="string" office:string-value="ICAR/13 - Disegno Industriale">
            <text:p>ICAR/13 - Disegno Industriale</text:p>
          </table:table-cell>
          <table:table-cell table:formula="of:=VLOOKUP([.$G515];[Sheet2.$A$1:.$E$103];5;1)" office:value-type="string" office:string-value="https://orcid.org/0000-0002-8946-2361">
            <text:p>https://orcid.org/0000-0002-8946-2361</text:p>
          </table:table-cell>
        </table:table-row>
        <table:table-row table:style-name="ro2">
          <table:table-cell office:value-type="string">
            <text:p>innercoauthorsid_1abcc10551d3639e743473c3926bcb56</text:p>
          </table:table-cell>
          <table:table-cell office:value-type="string">
            <text:p>Montedoro Lau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ontedoro Laura</text:p>
          </table:table-cell>
          <table:table-cell office:value-type="string">
            <text:p>Not in design department</text:p>
          </table:table-cell>
          <table:table-cell table:formula="of:=VLOOKUP([.G51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16];[Sheet2.$A$1:.$E$103];4;1)" office:value-type="string" office:string-value="ICAR/13 - Disegno Industriale">
            <text:p>ICAR/13 - Disegno Industriale</text:p>
          </table:table-cell>
          <table:table-cell table:formula="of:=VLOOKUP([.$G516];[Sheet2.$A$1:.$E$103];4;1)" office:value-type="string" office:string-value="ICAR/13 - Disegno Industriale">
            <text:p>ICAR/13 - Disegno Industriale</text:p>
          </table:table-cell>
          <table:table-cell table:formula="of:=VLOOKUP([.$G516];[Sheet2.$A$1:.$E$103];5;1)" office:value-type="string" office:string-value="https://orcid.org/0000-0002-8946-2361">
            <text:p>https://orcid.org/0000-0002-8946-2361</text:p>
          </table:table-cell>
        </table:table-row>
        <table:table-row table:style-name="ro2">
          <table:table-cell office:value-type="string">
            <text:p>innercoauthorsid_4dc28bd07641068496fc25e35cbae530</text:p>
          </table:table-cell>
          <table:table-cell office:value-type="string">
            <text:p>Morlando Giorg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Morlando Giorgia</text:p>
          </table:table-cell>
          <table:table-cell office:value-type="string">
            <text:p>Not in design department</text:p>
          </table:table-cell>
          <table:table-cell table:formula="of:=VLOOKUP([.G51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17];[Sheet2.$A$1:.$E$103];4;1)" office:value-type="string" office:string-value="ICAR/13 - Disegno Industriale">
            <text:p>ICAR/13 - Disegno Industriale</text:p>
          </table:table-cell>
          <table:table-cell table:formula="of:=VLOOKUP([.$G517];[Sheet2.$A$1:.$E$103];4;1)" office:value-type="string" office:string-value="ICAR/13 - Disegno Industriale">
            <text:p>ICAR/13 - Disegno Industriale</text:p>
          </table:table-cell>
          <table:table-cell table:formula="of:=VLOOKUP([.$G517];[Sheet2.$A$1:.$E$103];5;1)" office:value-type="string" office:string-value="https://orcid.org/0000-0002-8946-2361">
            <text:p>https://orcid.org/0000-0002-8946-2361</text:p>
          </table:table-cell>
        </table:table-row>
        <table:table-row table:style-name="ro2">
          <table:table-cell office:value-type="string">
            <text:p>innercoauthorsid_96db179fa28e631133cf90243f2c0515</text:p>
          </table:table-cell>
          <table:table-cell office:value-type="string">
            <text:p>Morrocchi Valenti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Morrocchi Valentina</text:p>
          </table:table-cell>
          <table:table-cell office:value-type="string">
            <text:p>Not in design department</text:p>
          </table:table-cell>
          <table:table-cell table:formula="of:=VLOOKUP([.G51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18];[Sheet2.$A$1:.$E$103];4;1)" office:value-type="string" office:string-value="ICAR/13 - Disegno Industriale">
            <text:p>ICAR/13 - Disegno Industriale</text:p>
          </table:table-cell>
          <table:table-cell table:formula="of:=VLOOKUP([.$G518];[Sheet2.$A$1:.$E$103];4;1)" office:value-type="string" office:string-value="ICAR/13 - Disegno Industriale">
            <text:p>ICAR/13 - Disegno Industriale</text:p>
          </table:table-cell>
          <table:table-cell table:formula="of:=VLOOKUP([.$G518];[Sheet2.$A$1:.$E$103];5;1)" office:value-type="string" office:string-value="https://orcid.org/0000-0002-8946-2361">
            <text:p>https://orcid.org/0000-0002-8946-2361</text:p>
          </table:table-cell>
        </table:table-row>
        <table:table-row table:style-name="ro2">
          <table:table-cell office:value-type="string">
            <text:p>innercoauthorsid_93ac930655fcf5896458621f7f4cc988</text:p>
          </table:table-cell>
          <table:table-cell office:value-type="string">
            <text:p>Morrone Nicolett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Morrone Nicoletta</text:p>
          </table:table-cell>
          <table:table-cell office:value-type="string">
            <text:p>Not in design department</text:p>
          </table:table-cell>
          <table:table-cell table:formula="of:=VLOOKUP([.G51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19];[Sheet2.$A$1:.$E$103];4;1)" office:value-type="string" office:string-value="ICAR/13 - Disegno Industriale">
            <text:p>ICAR/13 - Disegno Industriale</text:p>
          </table:table-cell>
          <table:table-cell table:formula="of:=VLOOKUP([.$G519];[Sheet2.$A$1:.$E$103];4;1)" office:value-type="string" office:string-value="ICAR/13 - Disegno Industriale">
            <text:p>ICAR/13 - Disegno Industriale</text:p>
          </table:table-cell>
          <table:table-cell table:formula="of:=VLOOKUP([.$G519];[Sheet2.$A$1:.$E$103];5;1)" office:value-type="string" office:string-value="https://orcid.org/0000-0002-8946-2361">
            <text:p>https://orcid.org/0000-0002-8946-2361</text:p>
          </table:table-cell>
        </table:table-row>
        <table:table-row table:style-name="ro2">
          <table:table-cell office:value-type="string">
            <text:p>innercoauthorsid_195f2db58cff8b1fc8db3d48d21233df</text:p>
          </table:table-cell>
          <table:table-cell office:value-type="string">
            <text:p>Mortati Marzia</text:p>
          </table:table-cell>
          <table:table-cell/>
          <table:table-cell office:value-type="string">
            <text:p>innerCoAuthorsId</text:p>
          </table:table-cell>
          <table:table-cell office:value-type="float" office:value="33">
            <text:p>33</text:p>
          </table:table-cell>
          <table:table-cell office:value-type="string">
            <text:p>Assistant Professor</text:p>
          </table:table-cell>
          <table:table-cell office:value-type="string">
            <text:p>Mortati Marzia</text:p>
          </table:table-cell>
          <table:table-cell office:value-type="string">
            <text:p>Design di Prodotti Strategie e Servizi</text:p>
          </table:table-cell>
          <table:table-cell table:formula="of:=VLOOKUP([.G520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520];[Sheet2.$A$1:.$E$103];4;1)" office:value-type="string" office:string-value="ICAR/13 - Disegno Industriale">
            <text:p>ICAR/13 - Disegno Industriale</text:p>
          </table:table-cell>
          <table:table-cell table:formula="of:=VLOOKUP([.$G520];[Sheet2.$A$1:.$E$103];4;1)" office:value-type="string" office:string-value="ICAR/13 - Disegno Industriale">
            <text:p>ICAR/13 - Disegno Industriale</text:p>
          </table:table-cell>
          <table:table-cell table:formula="of:=VLOOKUP([.$G520];[Sheet2.$A$1:.$E$103];5;1)" office:value-type="string" office:string-value="https://orcid.org/0000-0002-6900-403X">
            <text:p>https://orcid.org/0000-0002-6900-403X</text:p>
          </table:table-cell>
        </table:table-row>
        <table:table-row table:style-name="ro2">
          <table:table-cell office:value-type="string">
            <text:p>innercoauthorsid_d9ee0a6b1f8eaed62f94e444b4e8c731</text:p>
          </table:table-cell>
          <table:table-cell office:value-type="string">
            <text:p>Motta Martina</text:p>
          </table:table-cell>
          <table:table-cell/>
          <table:table-cell office:value-type="string">
            <text:p>innerCoAuthorsId</text:p>
          </table:table-cell>
          <table:table-cell office:value-type="float" office:value="11">
            <text:p>11</text:p>
          </table:table-cell>
          <table:table-cell office:value-type="string">
            <text:p>PhD student</text:p>
          </table:table-cell>
          <table:table-cell office:value-type="string">
            <text:p>Motta Martina</text:p>
          </table:table-cell>
          <table:table-cell office:value-type="string">
            <text:p>No section</text:p>
          </table:table-cell>
          <table:table-cell table:formula="of:=VLOOKUP([.G521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521];[Sheet2.$A$1:.$E$103];4;1)" office:value-type="string" office:string-value="ICAR/13 - Disegno Industriale">
            <text:p>ICAR/13 - Disegno Industriale</text:p>
          </table:table-cell>
          <table:table-cell table:formula="of:=VLOOKUP([.$G521];[Sheet2.$A$1:.$E$103];4;1)" office:value-type="string" office:string-value="ICAR/13 - Disegno Industriale">
            <text:p>ICAR/13 - Disegno Industriale</text:p>
          </table:table-cell>
          <table:table-cell table:formula="of:=VLOOKUP([.$G521];[Sheet2.$A$1:.$E$103];5;1)" office:value-type="string" office:string-value="https://orcid.org/0000-0002-6900-403X">
            <text:p>https://orcid.org/0000-0002-6900-403X</text:p>
          </table:table-cell>
        </table:table-row>
        <table:table-row table:style-name="ro2">
          <table:table-cell office:value-type="string">
            <text:p>innercoauthorsid_ea2248eaa0ab43732b9ebd2f705b5cf4</text:p>
          </table:table-cell>
          <table:table-cell office:value-type="string">
            <text:p>Murano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44">
            <text:p>44</text:p>
          </table:table-cell>
          <table:table-cell office:value-type="string">
            <text:p>Assistant Professor</text:p>
          </table:table-cell>
          <table:table-cell office:value-type="string">
            <text:p>Murano Francesco</text:p>
          </table:table-cell>
          <table:table-cell office:value-type="string">
            <text:p>Design di Prodotti Strategie e Servizi</text:p>
          </table:table-cell>
          <table:table-cell table:formula="of:=VLOOKUP([.G522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22];[Sheet2.$A$1:.$E$103];4;1)" office:value-type="string" office:string-value="ICAR/13 - Disegno Industriale">
            <text:p>ICAR/13 - Disegno Industriale</text:p>
          </table:table-cell>
          <table:table-cell table:formula="of:=VLOOKUP([.$G522];[Sheet2.$A$1:.$E$103];4;1)" office:value-type="string" office:string-value="ICAR/13 - Disegno Industriale">
            <text:p>ICAR/13 - Disegno Industriale</text:p>
          </table:table-cell>
          <table:table-cell table:formula="of:=VLOOKUP([.$G522];[Sheet2.$A$1:.$E$103];5;1)" office:value-type="string" office:string-value="https://orcid.org/0000-0002-1724-3207">
            <text:p>https://orcid.org/0000-0002-1724-3207</text:p>
          </table:table-cell>
        </table:table-row>
        <table:table-row table:style-name="ro2">
          <table:table-cell office:value-type="string">
            <text:p>innercoauthorsid_422e82a8adfe18c4de8e5248ea2145ca</text:p>
          </table:table-cell>
          <table:table-cell office:value-type="string">
            <text:p>Musante Fulvio</text:p>
          </table:table-cell>
          <table:table-cell/>
          <table:table-cell office:value-type="string">
            <text:p>innerCoAuthorsId</text:p>
          </table:table-cell>
          <table:table-cell office:value-type="float" office:value="33">
            <text:p>33</text:p>
          </table:table-cell>
          <table:table-cell office:value-type="string">
            <text:p>Not in design department</text:p>
          </table:table-cell>
          <table:table-cell office:value-type="string">
            <text:p>Musante Fulvio</text:p>
          </table:table-cell>
          <table:table-cell office:value-type="string">
            <text:p>Not in design department</text:p>
          </table:table-cell>
          <table:table-cell table:formula="of:=VLOOKUP([.G523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23];[Sheet2.$A$1:.$E$103];4;1)" office:value-type="string" office:string-value="ICAR/13 - Disegno Industriale">
            <text:p>ICAR/13 - Disegno Industriale</text:p>
          </table:table-cell>
          <table:table-cell table:formula="of:=VLOOKUP([.$G523];[Sheet2.$A$1:.$E$103];4;1)" office:value-type="string" office:string-value="ICAR/13 - Disegno Industriale">
            <text:p>ICAR/13 - Disegno Industriale</text:p>
          </table:table-cell>
          <table:table-cell table:formula="of:=VLOOKUP([.$G523];[Sheet2.$A$1:.$E$103];5;1)" office:value-type="string" office:string-value="https://orcid.org/0000-0002-1724-3207">
            <text:p>https://orcid.org/0000-0002-1724-3207</text:p>
          </table:table-cell>
        </table:table-row>
        <table:table-row table:style-name="ro2">
          <table:table-cell office:value-type="string">
            <text:p>innercoauthorsid_4c87b9f2f6cf9732053a680b94d108b8</text:p>
          </table:table-cell>
          <table:table-cell office:value-type="string">
            <text:p>Muschiato Sabrina</text:p>
          </table:table-cell>
          <table:table-cell/>
          <table:table-cell office:value-type="string">
            <text:p>innerCoAuthorsId</text:p>
          </table:table-cell>
          <table:table-cell office:value-type="float" office:value="18">
            <text:p>18</text:p>
          </table:table-cell>
          <table:table-cell office:value-type="string">
            <text:p>Not in design department</text:p>
          </table:table-cell>
          <table:table-cell office:value-type="string">
            <text:p>Muschiato Sabrina</text:p>
          </table:table-cell>
          <table:table-cell office:value-type="string">
            <text:p>Not in design department</text:p>
          </table:table-cell>
          <table:table-cell table:formula="of:=VLOOKUP([.G524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24];[Sheet2.$A$1:.$E$103];4;1)" office:value-type="string" office:string-value="ICAR/13 - Disegno Industriale">
            <text:p>ICAR/13 - Disegno Industriale</text:p>
          </table:table-cell>
          <table:table-cell table:formula="of:=VLOOKUP([.$G524];[Sheet2.$A$1:.$E$103];4;1)" office:value-type="string" office:string-value="ICAR/13 - Disegno Industriale">
            <text:p>ICAR/13 - Disegno Industriale</text:p>
          </table:table-cell>
          <table:table-cell table:formula="of:=VLOOKUP([.$G524];[Sheet2.$A$1:.$E$103];5;1)" office:value-type="string" office:string-value="https://orcid.org/0000-0002-1724-3207">
            <text:p>https://orcid.org/0000-0002-1724-3207</text:p>
          </table:table-cell>
        </table:table-row>
        <table:table-row table:style-name="ro2">
          <table:table-cell office:value-type="string">
            <text:p>innercoauthorsid_b17d4ebd1461070ab45738772b028de4</text:p>
          </table:table-cell>
          <table:table-cell office:value-type="string">
            <text:p>Mussinelli Elena German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Mussinelli Elena Germana</text:p>
          </table:table-cell>
          <table:table-cell office:value-type="string">
            <text:p>Not in design department</text:p>
          </table:table-cell>
          <table:table-cell table:formula="of:=VLOOKUP([.G525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25];[Sheet2.$A$1:.$E$103];4;1)" office:value-type="string" office:string-value="ICAR/13 - Disegno Industriale">
            <text:p>ICAR/13 - Disegno Industriale</text:p>
          </table:table-cell>
          <table:table-cell table:formula="of:=VLOOKUP([.$G525];[Sheet2.$A$1:.$E$103];4;1)" office:value-type="string" office:string-value="ICAR/13 - Disegno Industriale">
            <text:p>ICAR/13 - Disegno Industriale</text:p>
          </table:table-cell>
          <table:table-cell table:formula="of:=VLOOKUP([.$G525];[Sheet2.$A$1:.$E$103];5;1)" office:value-type="string" office:string-value="https://orcid.org/0000-0002-1724-3207">
            <text:p>https://orcid.org/0000-0002-1724-3207</text:p>
          </table:table-cell>
        </table:table-row>
        <table:table-row table:style-name="ro2">
          <table:table-cell office:value-type="string">
            <text:p>innercoauthorsid_df1eb6bc53a7711ca0e936d2dd7bb35d</text:p>
          </table:table-cell>
          <table:table-cell office:value-type="string">
            <text:p>Naboni Roberto Stef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Naboni Roberto Stefano</text:p>
          </table:table-cell>
          <table:table-cell office:value-type="string">
            <text:p>Not in design department</text:p>
          </table:table-cell>
          <table:table-cell table:formula="of:=VLOOKUP([.G526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26];[Sheet2.$A$1:.$E$103];4;1)" office:value-type="string" office:string-value="ICAR/13 - Disegno Industriale">
            <text:p>ICAR/13 - Disegno Industriale</text:p>
          </table:table-cell>
          <table:table-cell table:formula="of:=VLOOKUP([.$G526];[Sheet2.$A$1:.$E$103];4;1)" office:value-type="string" office:string-value="ICAR/13 - Disegno Industriale">
            <text:p>ICAR/13 - Disegno Industriale</text:p>
          </table:table-cell>
          <table:table-cell table:formula="of:=VLOOKUP([.$G526];[Sheet2.$A$1:.$E$103];5;1)" office:value-type="string" office:string-value="https://orcid.org/0000-0002-1724-3207">
            <text:p>https://orcid.org/0000-0002-1724-3207</text:p>
          </table:table-cell>
        </table:table-row>
        <table:table-row table:style-name="ro2">
          <table:table-cell office:value-type="string">
            <text:p>innercoauthorsid_62bc0efa47f55e8f71c62586517574d2</text:p>
          </table:table-cell>
          <table:table-cell office:value-type="string">
            <text:p>Nacci Alessandro Anton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Nacci Alessandro Antonio</text:p>
          </table:table-cell>
          <table:table-cell office:value-type="string">
            <text:p>Not in design department</text:p>
          </table:table-cell>
          <table:table-cell table:formula="of:=VLOOKUP([.G527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27];[Sheet2.$A$1:.$E$103];4;1)" office:value-type="string" office:string-value="ICAR/13 - Disegno Industriale">
            <text:p>ICAR/13 - Disegno Industriale</text:p>
          </table:table-cell>
          <table:table-cell table:formula="of:=VLOOKUP([.$G527];[Sheet2.$A$1:.$E$103];4;1)" office:value-type="string" office:string-value="ICAR/13 - Disegno Industriale">
            <text:p>ICAR/13 - Disegno Industriale</text:p>
          </table:table-cell>
          <table:table-cell table:formula="of:=VLOOKUP([.$G527];[Sheet2.$A$1:.$E$103];5;1)" office:value-type="string" office:string-value="https://orcid.org/0000-0002-1724-3207">
            <text:p>https://orcid.org/0000-0002-1724-3207</text:p>
          </table:table-cell>
        </table:table-row>
        <table:table-row table:style-name="ro2">
          <table:table-cell office:value-type="string">
            <text:p>innercoauthorsid_3dfdbf8dce53f8086ff9fda9b083cb63</text:p>
          </table:table-cell>
          <table:table-cell office:value-type="string">
            <text:p>Nam Hyojin Gin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Nam Hyojin Gina</text:p>
          </table:table-cell>
          <table:table-cell office:value-type="string">
            <text:p>Not in design department</text:p>
          </table:table-cell>
          <table:table-cell table:formula="of:=VLOOKUP([.G528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28];[Sheet2.$A$1:.$E$103];4;1)" office:value-type="string" office:string-value="ICAR/13 - Disegno Industriale">
            <text:p>ICAR/13 - Disegno Industriale</text:p>
          </table:table-cell>
          <table:table-cell table:formula="of:=VLOOKUP([.$G528];[Sheet2.$A$1:.$E$103];4;1)" office:value-type="string" office:string-value="ICAR/13 - Disegno Industriale">
            <text:p>ICAR/13 - Disegno Industriale</text:p>
          </table:table-cell>
          <table:table-cell table:formula="of:=VLOOKUP([.$G528];[Sheet2.$A$1:.$E$103];5;1)" office:value-type="string" office:string-value="https://orcid.org/0000-0002-1724-3207">
            <text:p>https://orcid.org/0000-0002-1724-3207</text:p>
          </table:table-cell>
        </table:table-row>
        <table:table-row table:style-name="ro2">
          <table:table-cell office:value-type="string">
            <text:p>innercoauthorsid_9bd30ef022219e43b8240ad1bc97bdf0</text:p>
          </table:table-cell>
          <table:table-cell office:value-type="string">
            <text:p>Nazir Salman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Nazir Salman</text:p>
          </table:table-cell>
          <table:table-cell office:value-type="string">
            <text:p>Not in design department</text:p>
          </table:table-cell>
          <table:table-cell table:formula="of:=VLOOKUP([.G529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29];[Sheet2.$A$1:.$E$103];4;1)" office:value-type="string" office:string-value="ICAR/13 - Disegno Industriale">
            <text:p>ICAR/13 - Disegno Industriale</text:p>
          </table:table-cell>
          <table:table-cell table:formula="of:=VLOOKUP([.$G529];[Sheet2.$A$1:.$E$103];4;1)" office:value-type="string" office:string-value="ICAR/13 - Disegno Industriale">
            <text:p>ICAR/13 - Disegno Industriale</text:p>
          </table:table-cell>
          <table:table-cell table:formula="of:=VLOOKUP([.$G529];[Sheet2.$A$1:.$E$103];5;1)" office:value-type="string" office:string-value="https://orcid.org/0000-0002-1724-3207">
            <text:p>https://orcid.org/0000-0002-1724-3207</text:p>
          </table:table-cell>
        </table:table-row>
        <table:table-row table:style-name="ro2">
          <table:table-cell office:value-type="string">
            <text:p>innercoauthorsid_e84612f3a948e5d3294f772148d520a7</text:p>
          </table:table-cell>
          <table:table-cell office:value-type="string">
            <text:p>Nebuloni Attilio</text:p>
          </table:table-cell>
          <table:table-cell/>
          <table:table-cell office:value-type="string">
            <text:p>innerCoAuthorsId</text:p>
          </table:table-cell>
          <table:table-cell office:value-type="float" office:value="64">
            <text:p>64</text:p>
          </table:table-cell>
          <table:table-cell office:value-type="string">
            <text:p>Assistant Professor</text:p>
          </table:table-cell>
          <table:table-cell office:value-type="string">
            <text:p>Nebuloni Attilio</text:p>
          </table:table-cell>
          <table:table-cell office:value-type="string">
            <text:p>Design degli Ambienti del Paesaggio e della Mobilità</text:p>
          </table:table-cell>
          <table:table-cell table:formula="of:=VLOOKUP([.G530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30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30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30];[Sheet2.$A$1:.$E$103];5;1)" office:value-type="string" office:string-value="https://orcid.org/0000-0002-9552-7002">
            <text:p>https://orcid.org/0000-0002-9552-7002</text:p>
          </table:table-cell>
        </table:table-row>
        <table:table-row table:style-name="ro2">
          <table:table-cell office:value-type="string">
            <text:p>innercoauthorsid_853a3e713a37bfe9882313d6c36826c1</text:p>
          </table:table-cell>
          <table:table-cell office:value-type="string">
            <text:p>Negretti Mar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Negretti Marco</text:p>
          </table:table-cell>
          <table:table-cell office:value-type="string">
            <text:p>Not in design department</text:p>
          </table:table-cell>
          <table:table-cell table:formula="of:=VLOOKUP([.G531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31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31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31];[Sheet2.$A$1:.$E$103];5;1)" office:value-type="string" office:string-value="https://orcid.org/0000-0002-9552-7002">
            <text:p>https://orcid.org/0000-0002-9552-7002</text:p>
          </table:table-cell>
        </table:table-row>
        <table:table-row table:style-name="ro2">
          <table:table-cell office:value-type="string">
            <text:p>innercoauthorsid_22a2c79a1159baf1f67d4240d03b167d</text:p>
          </table:table-cell>
          <table:table-cell office:value-type="string">
            <text:p>Neri Gabriel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Neri Gabriele</text:p>
          </table:table-cell>
          <table:table-cell office:value-type="string">
            <text:p>Not in design department</text:p>
          </table:table-cell>
          <table:table-cell table:formula="of:=VLOOKUP([.G532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32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32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32];[Sheet2.$A$1:.$E$103];5;1)" office:value-type="string" office:string-value="https://orcid.org/0000-0002-9552-7002">
            <text:p>https://orcid.org/0000-0002-9552-7002</text:p>
          </table:table-cell>
        </table:table-row>
        <table:table-row table:style-name="ro2">
          <table:table-cell office:value-type="string">
            <text:p>innercoauthorsid_5be05564df0a25097c69fbcad971e3d5</text:p>
          </table:table-cell>
          <table:table-cell office:value-type="string">
            <text:p>Nocerino Robert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Nocerino Roberto</text:p>
          </table:table-cell>
          <table:table-cell office:value-type="string">
            <text:p>Not in design department</text:p>
          </table:table-cell>
          <table:table-cell table:formula="of:=VLOOKUP([.G533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33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33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33];[Sheet2.$A$1:.$E$103];5;1)" office:value-type="string" office:string-value="https://orcid.org/0000-0002-9552-7002">
            <text:p>https://orcid.org/0000-0002-9552-7002</text:p>
          </table:table-cell>
        </table:table-row>
        <table:table-row table:style-name="ro2">
          <table:table-cell office:value-type="string">
            <text:p>innercoauthorsid_1db6252f86ecbbb4e7bd35adfcf3583f</text:p>
          </table:table-cell>
          <table:table-cell office:value-type="string">
            <text:p>Nonato Maddale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Nonato Maddalena</text:p>
          </table:table-cell>
          <table:table-cell office:value-type="string">
            <text:p>Not in design department</text:p>
          </table:table-cell>
          <table:table-cell table:formula="of:=VLOOKUP([.G534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34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34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34];[Sheet2.$A$1:.$E$103];5;1)" office:value-type="string" office:string-value="https://orcid.org/0000-0002-9552-7002">
            <text:p>https://orcid.org/0000-0002-9552-7002</text:p>
          </table:table-cell>
        </table:table-row>
        <table:table-row table:style-name="ro2">
          <table:table-cell office:value-type="string">
            <text:p>innercoauthorsid_07dd7e154cf47511a42ed09250ba8aad</text:p>
          </table:table-cell>
          <table:table-cell office:value-type="string">
            <text:p>Nosova Oxa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PhD student</text:p>
          </table:table-cell>
          <table:table-cell office:value-type="string">
            <text:p>Nosova Oxana</text:p>
          </table:table-cell>
          <table:table-cell office:value-type="string">
            <text:p>No section</text:p>
          </table:table-cell>
          <table:table-cell table:formula="of:=VLOOKUP([.G535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35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35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35];[Sheet2.$A$1:.$E$103];5;1)" office:value-type="string" office:string-value="https://orcid.org/0000-0002-9552-7002">
            <text:p>https://orcid.org/0000-0002-9552-7002</text:p>
          </table:table-cell>
        </table:table-row>
        <table:table-row table:style-name="ro2">
          <table:table-cell office:value-type="string">
            <text:p>innercoauthorsid_a381b7f2c2a6f155e9a548ac384c85bd</text:p>
          </table:table-cell>
          <table:table-cell office:value-type="string">
            <text:p>Nunes Viviane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Nunes Viviane</text:p>
          </table:table-cell>
          <table:table-cell office:value-type="string">
            <text:p>Not in design department</text:p>
          </table:table-cell>
          <table:table-cell table:formula="of:=VLOOKUP([.G536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36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36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36];[Sheet2.$A$1:.$E$103];5;1)" office:value-type="string" office:string-value="https://orcid.org/0000-0002-9552-7002">
            <text:p>https://orcid.org/0000-0002-9552-7002</text:p>
          </table:table-cell>
        </table:table-row>
        <table:table-row table:style-name="ro2">
          <table:table-cell office:value-type="string">
            <text:p>innercoauthorsid_34466b07c1c86e90d8180508623d8fc7</text:p>
          </table:table-cell>
          <table:table-cell office:value-type="string">
            <text:p>Oberti Ilaria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office:value-type="string">
            <text:p>Not in design department</text:p>
          </table:table-cell>
          <table:table-cell office:value-type="string">
            <text:p>Oberti Ilaria</text:p>
          </table:table-cell>
          <table:table-cell office:value-type="string">
            <text:p>Not in design department</text:p>
          </table:table-cell>
          <table:table-cell table:formula="of:=VLOOKUP([.G537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37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37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37];[Sheet2.$A$1:.$E$103];5;1)" office:value-type="string" office:string-value="https://orcid.org/0000-0002-9552-7002">
            <text:p>https://orcid.org/0000-0002-9552-7002</text:p>
          </table:table-cell>
        </table:table-row>
        <table:table-row table:style-name="ro2">
          <table:table-cell office:value-type="string">
            <text:p>innercoauthorsid_b364fce99c750829fb9b78a7e96e925c</text:p>
          </table:table-cell>
          <table:table-cell office:value-type="string">
            <text:p>Oliva Sere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Oliva Serena</text:p>
          </table:table-cell>
          <table:table-cell office:value-type="string">
            <text:p>Not in design department</text:p>
          </table:table-cell>
          <table:table-cell table:formula="of:=VLOOKUP([.G538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38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38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38];[Sheet2.$A$1:.$E$103];5;1)" office:value-type="string" office:string-value="https://orcid.org/0000-0002-9552-7002">
            <text:p>https://orcid.org/0000-0002-9552-7002</text:p>
          </table:table-cell>
        </table:table-row>
        <table:table-row table:style-name="ro2">
          <table:table-cell office:value-type="string">
            <text:p>innercoauthorsid_59570b8ce69aeef9efb54b8f50582616</text:p>
          </table:table-cell>
          <table:table-cell office:value-type="string">
            <text:p>Olmo Car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Olmo Carlo</text:p>
          </table:table-cell>
          <table:table-cell office:value-type="string">
            <text:p>Not in design department</text:p>
          </table:table-cell>
          <table:table-cell table:formula="of:=VLOOKUP([.G539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39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39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39];[Sheet2.$A$1:.$E$103];5;1)" office:value-type="string" office:string-value="https://orcid.org/0000-0002-9552-7002">
            <text:p>https://orcid.org/0000-0002-9552-7002</text:p>
          </table:table-cell>
        </table:table-row>
        <table:table-row table:style-name="ro2">
          <table:table-cell office:value-type="string">
            <text:p>innercoauthorsid_0c97a1fe566edfc1ee0a2f32da241065</text:p>
          </table:table-cell>
          <table:table-cell office:value-type="string">
            <text:p>Oppio Alessand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Oppio Alessandra</text:p>
          </table:table-cell>
          <table:table-cell office:value-type="string">
            <text:p>Not in design department</text:p>
          </table:table-cell>
          <table:table-cell table:formula="of:=VLOOKUP([.G540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40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40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40];[Sheet2.$A$1:.$E$103];5;1)" office:value-type="string" office:string-value="https://orcid.org/0000-0002-9552-7002">
            <text:p>https://orcid.org/0000-0002-9552-7002</text:p>
          </table:table-cell>
        </table:table-row>
        <table:table-row table:style-name="ro2">
          <table:table-cell office:value-type="string">
            <text:p>innercoauthorsid_6edf5c8c2cb75cdb7dbf6a6e40410f79</text:p>
          </table:table-cell>
          <table:table-cell office:value-type="string">
            <text:p>Orbetegli Luc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Orbetegli Lucia</text:p>
          </table:table-cell>
          <table:table-cell office:value-type="string">
            <text:p>Not in design department</text:p>
          </table:table-cell>
          <table:table-cell table:formula="of:=VLOOKUP([.G541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41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41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41];[Sheet2.$A$1:.$E$103];5;1)" office:value-type="string" office:string-value="https://orcid.org/0000-0002-9552-7002">
            <text:p>https://orcid.org/0000-0002-9552-7002</text:p>
          </table:table-cell>
        </table:table-row>
        <table:table-row table:style-name="ro2">
          <table:table-cell office:value-type="string">
            <text:p>innercoauthorsid_96765cec02b9b40f763253abbb32d68d</text:p>
          </table:table-cell>
          <table:table-cell office:value-type="string">
            <text:p>Ostuzzi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office:value-type="string">
            <text:p>Not in design department</text:p>
          </table:table-cell>
          <table:table-cell office:value-type="string">
            <text:p>Ostuzzi Francesca</text:p>
          </table:table-cell>
          <table:table-cell office:value-type="string">
            <text:p>Not in design department</text:p>
          </table:table-cell>
          <table:table-cell table:formula="of:=VLOOKUP([.G542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42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42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42];[Sheet2.$A$1:.$E$103];5;1)" office:value-type="string" office:string-value="https://orcid.org/0000-0002-9552-7002">
            <text:p>https://orcid.org/0000-0002-9552-7002</text:p>
          </table:table-cell>
        </table:table-row>
        <table:table-row table:style-name="ro2">
          <table:table-cell office:value-type="string">
            <text:p>innercoauthorsid_10bde87970949b793f985a8b82ed28b5</text:p>
          </table:table-cell>
          <table:table-cell office:value-type="string">
            <text:p>Pacenti Ele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Pacenti Elena</text:p>
          </table:table-cell>
          <table:table-cell office:value-type="string">
            <text:p>Not in design department</text:p>
          </table:table-cell>
          <table:table-cell table:formula="of:=VLOOKUP([.G543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43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43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43];[Sheet2.$A$1:.$E$103];5;1)" office:value-type="string" office:string-value="https://orcid.org/0000-0002-9552-7002">
            <text:p>https://orcid.org/0000-0002-9552-7002</text:p>
          </table:table-cell>
        </table:table-row>
        <table:table-row table:style-name="ro2">
          <table:table-cell office:value-type="string">
            <text:p>innercoauthorsid_d1ff0c143ee5e9ef9af3b59605751f02</text:p>
          </table:table-cell>
          <table:table-cell office:value-type="string">
            <text:p>Padova Pao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adova Paolo</text:p>
          </table:table-cell>
          <table:table-cell office:value-type="string">
            <text:p>Not in design department</text:p>
          </table:table-cell>
          <table:table-cell table:formula="of:=VLOOKUP([.G544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44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44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44];[Sheet2.$A$1:.$E$103];5;1)" office:value-type="string" office:string-value="https://orcid.org/0000-0002-9552-7002">
            <text:p>https://orcid.org/0000-0002-9552-7002</text:p>
          </table:table-cell>
        </table:table-row>
        <table:table-row table:style-name="ro2">
          <table:table-cell office:value-type="string">
            <text:p>innercoauthorsid_2b6d2fe7a8358596b4edf5609f66a536</text:p>
          </table:table-cell>
          <table:table-cell office:value-type="string">
            <text:p>Padovano Gabriella</text:p>
          </table:table-cell>
          <table:table-cell/>
          <table:table-cell office:value-type="string">
            <text:p>innerCoAuthorsId</text:p>
          </table:table-cell>
          <table:table-cell office:value-type="float" office:value="18">
            <text:p>18</text:p>
          </table:table-cell>
          <table:table-cell office:value-type="string">
            <text:p>Not in design department</text:p>
          </table:table-cell>
          <table:table-cell office:value-type="string">
            <text:p>Padovano Gabriella</text:p>
          </table:table-cell>
          <table:table-cell office:value-type="string">
            <text:p>Not in design department</text:p>
          </table:table-cell>
          <table:table-cell table:formula="of:=VLOOKUP([.G545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45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45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45];[Sheet2.$A$1:.$E$103];5;1)" office:value-type="string" office:string-value="https://orcid.org/0000-0002-9552-7002">
            <text:p>https://orcid.org/0000-0002-9552-7002</text:p>
          </table:table-cell>
        </table:table-row>
        <table:table-row table:style-name="ro2">
          <table:table-cell office:value-type="string">
            <text:p>innercoauthorsid_23fa7fe94184215157f7a400832a56bb</text:p>
          </table:table-cell>
          <table:table-cell office:value-type="string">
            <text:p>Paganoni Anna Mar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aganoni Anna Maria</text:p>
          </table:table-cell>
          <table:table-cell office:value-type="string">
            <text:p>Not in design department</text:p>
          </table:table-cell>
          <table:table-cell table:formula="of:=VLOOKUP([.G546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46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46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46];[Sheet2.$A$1:.$E$103];5;1)" office:value-type="string" office:string-value="https://orcid.org/0000-0002-9552-7002">
            <text:p>https://orcid.org/0000-0002-9552-7002</text:p>
          </table:table-cell>
        </table:table-row>
        <table:table-row table:style-name="ro2">
          <table:table-cell office:value-type="string">
            <text:p>innercoauthorsid_2cb4fcbc684485c5a35dfbcef23b75ce</text:p>
          </table:table-cell>
          <table:table-cell office:value-type="string">
            <text:p>Pagliano Lorenz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Pagliano Lorenzo</text:p>
          </table:table-cell>
          <table:table-cell office:value-type="string">
            <text:p>Not in design department</text:p>
          </table:table-cell>
          <table:table-cell table:formula="of:=VLOOKUP([.G547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47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47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47];[Sheet2.$A$1:.$E$103];5;1)" office:value-type="string" office:string-value="https://orcid.org/0000-0002-9552-7002">
            <text:p>https://orcid.org/0000-0002-9552-7002</text:p>
          </table:table-cell>
        </table:table-row>
        <table:table-row table:style-name="ro2">
          <table:table-cell office:value-type="string">
            <text:p>innercoauthorsid_cc070e8bda5e06853b2f79e281bbaa68</text:p>
          </table:table-cell>
          <table:table-cell office:value-type="string">
            <text:p>Paleari Danilo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office:value-type="string">
            <text:p>Not in design department</text:p>
          </table:table-cell>
          <table:table-cell office:value-type="string">
            <text:p>Paleari Danilo</text:p>
          </table:table-cell>
          <table:table-cell office:value-type="string">
            <text:p>Not in design department</text:p>
          </table:table-cell>
          <table:table-cell table:formula="of:=VLOOKUP([.G548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48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48];[Sheet2.$A$1:.$E$103];4;1)" office:value-type="string" office:string-value="ICAR/14 - Composizione Architettonica E Urbana">
            <text:p>ICAR/14 - Composizione Architettonica E Urbana</text:p>
          </table:table-cell>
          <table:table-cell table:formula="of:=VLOOKUP([.$G548];[Sheet2.$A$1:.$E$103];5;1)" office:value-type="string" office:string-value="https://orcid.org/0000-0002-9552-7002">
            <text:p>https://orcid.org/0000-0002-9552-7002</text:p>
          </table:table-cell>
        </table:table-row>
        <table:table-row table:style-name="ro2">
          <table:table-cell office:value-type="string">
            <text:p>innercoauthorsid_2dba32e702b9cf895324e9e2f9b9bd20</text:p>
          </table:table-cell>
          <table:table-cell office:value-type="string">
            <text:p>Palmieri Stefania</text:p>
          </table:table-cell>
          <table:table-cell/>
          <table:table-cell office:value-type="string">
            <text:p>innerCoAuthorsId</text:p>
          </table:table-cell>
          <table:table-cell office:value-type="float" office:value="34">
            <text:p>34</text:p>
          </table:table-cell>
          <table:table-cell office:value-type="string">
            <text:p>Assistant Professor</text:p>
          </table:table-cell>
          <table:table-cell office:value-type="string">
            <text:p>Palmieri Stefania</text:p>
          </table:table-cell>
          <table:table-cell office:value-type="string">
            <text:p>Design e Culture</text:p>
          </table:table-cell>
          <table:table-cell table:formula="of:=VLOOKUP([.G549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49];[Sheet2.$A$1:.$E$103];4;1)" office:value-type="string" office:string-value="ICAR/13 - Disegno Industriale">
            <text:p>ICAR/13 - Disegno Industriale</text:p>
          </table:table-cell>
          <table:table-cell table:formula="of:=VLOOKUP([.$G549];[Sheet2.$A$1:.$E$103];4;1)" office:value-type="string" office:string-value="ICAR/13 - Disegno Industriale">
            <text:p>ICAR/13 - Disegno Industriale</text:p>
          </table:table-cell>
          <table:table-cell table:formula="of:=VLOOKUP([.$G549];[Sheet2.$A$1:.$E$103];5;1)" office:value-type="string" office:string-value="https://orcid.org/0000-0003-4693-7918">
            <text:p>https://orcid.org/0000-0003-4693-7918</text:p>
          </table:table-cell>
        </table:table-row>
        <table:table-row table:style-name="ro2">
          <table:table-cell office:value-type="string">
            <text:p>innercoauthorsid_92737f7ef3b591314b5464c85a3efe0e</text:p>
          </table:table-cell>
          <table:table-cell office:value-type="string">
            <text:p>Pane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ane Andrea</text:p>
          </table:table-cell>
          <table:table-cell office:value-type="string">
            <text:p>Not in design department</text:p>
          </table:table-cell>
          <table:table-cell table:formula="of:=VLOOKUP([.G550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50];[Sheet2.$A$1:.$E$103];4;1)" office:value-type="string" office:string-value="ICAR/13 - Disegno Industriale">
            <text:p>ICAR/13 - Disegno Industriale</text:p>
          </table:table-cell>
          <table:table-cell table:formula="of:=VLOOKUP([.$G550];[Sheet2.$A$1:.$E$103];4;1)" office:value-type="string" office:string-value="ICAR/13 - Disegno Industriale">
            <text:p>ICAR/13 - Disegno Industriale</text:p>
          </table:table-cell>
          <table:table-cell table:formula="of:=VLOOKUP([.$G550];[Sheet2.$A$1:.$E$103];5;1)" office:value-type="string" office:string-value="https://orcid.org/0000-0003-4693-7918">
            <text:p>https://orcid.org/0000-0003-4693-7918</text:p>
          </table:table-cell>
        </table:table-row>
        <table:table-row table:style-name="ro2">
          <table:table-cell office:value-type="string">
            <text:p>innercoauthorsid_a9a0a66fbd35a3747ec8a5153eba187c</text:p>
          </table:table-cell>
          <table:table-cell office:value-type="string">
            <text:p>Panzuti Bisanti Pao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anzuti Bisanti Paolo</text:p>
          </table:table-cell>
          <table:table-cell office:value-type="string">
            <text:p>Not in design department</text:p>
          </table:table-cell>
          <table:table-cell table:formula="of:=VLOOKUP([.G551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51];[Sheet2.$A$1:.$E$103];4;1)" office:value-type="string" office:string-value="ICAR/13 - Disegno Industriale">
            <text:p>ICAR/13 - Disegno Industriale</text:p>
          </table:table-cell>
          <table:table-cell table:formula="of:=VLOOKUP([.$G551];[Sheet2.$A$1:.$E$103];4;1)" office:value-type="string" office:string-value="ICAR/13 - Disegno Industriale">
            <text:p>ICAR/13 - Disegno Industriale</text:p>
          </table:table-cell>
          <table:table-cell table:formula="of:=VLOOKUP([.$G551];[Sheet2.$A$1:.$E$103];5;1)" office:value-type="string" office:string-value="https://orcid.org/0000-0003-4693-7918">
            <text:p>https://orcid.org/0000-0003-4693-7918</text:p>
          </table:table-cell>
        </table:table-row>
        <table:table-row table:style-name="ro2">
          <table:table-cell office:value-type="string">
            <text:p>innercoauthorsid_c63a30c0016a354cbfad8bb6ddf6cd39</text:p>
          </table:table-cell>
          <table:table-cell office:value-type="string">
            <text:p>Paoletti Ingrid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aoletti Ingrid</text:p>
          </table:table-cell>
          <table:table-cell office:value-type="string">
            <text:p>Not in design department</text:p>
          </table:table-cell>
          <table:table-cell table:formula="of:=VLOOKUP([.G552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52];[Sheet2.$A$1:.$E$103];4;1)" office:value-type="string" office:string-value="ICAR/13 - Disegno Industriale">
            <text:p>ICAR/13 - Disegno Industriale</text:p>
          </table:table-cell>
          <table:table-cell table:formula="of:=VLOOKUP([.$G552];[Sheet2.$A$1:.$E$103];4;1)" office:value-type="string" office:string-value="ICAR/13 - Disegno Industriale">
            <text:p>ICAR/13 - Disegno Industriale</text:p>
          </table:table-cell>
          <table:table-cell table:formula="of:=VLOOKUP([.$G552];[Sheet2.$A$1:.$E$103];5;1)" office:value-type="string" office:string-value="https://orcid.org/0000-0003-4693-7918">
            <text:p>https://orcid.org/0000-0003-4693-7918</text:p>
          </table:table-cell>
        </table:table-row>
        <table:table-row table:style-name="ro2">
          <table:table-cell office:value-type="string">
            <text:p>innercoauthorsid_06d491ecf97f133ec922dcbf58d86b09</text:p>
          </table:table-cell>
          <table:table-cell office:value-type="string">
            <text:p>Papa Enri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apa Enrico</text:p>
          </table:table-cell>
          <table:table-cell office:value-type="string">
            <text:p>Not in design department</text:p>
          </table:table-cell>
          <table:table-cell table:formula="of:=VLOOKUP([.G553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53];[Sheet2.$A$1:.$E$103];4;1)" office:value-type="string" office:string-value="ICAR/13 - Disegno Industriale">
            <text:p>ICAR/13 - Disegno Industriale</text:p>
          </table:table-cell>
          <table:table-cell table:formula="of:=VLOOKUP([.$G553];[Sheet2.$A$1:.$E$103];4;1)" office:value-type="string" office:string-value="ICAR/13 - Disegno Industriale">
            <text:p>ICAR/13 - Disegno Industriale</text:p>
          </table:table-cell>
          <table:table-cell table:formula="of:=VLOOKUP([.$G553];[Sheet2.$A$1:.$E$103];5;1)" office:value-type="string" office:string-value="https://orcid.org/0000-0003-4693-7918">
            <text:p>https://orcid.org/0000-0003-4693-7918</text:p>
          </table:table-cell>
        </table:table-row>
        <table:table-row table:style-name="ro2">
          <table:table-cell office:value-type="string">
            <text:p>innercoauthorsid_603872b3c78b36bbf6267f49499db065</text:p>
          </table:table-cell>
          <table:table-cell office:value-type="string">
            <text:p>Parente Marina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ociate Professor</text:p>
          </table:table-cell>
          <table:table-cell office:value-type="string">
            <text:p>Parente Marina</text:p>
          </table:table-cell>
          <table:table-cell office:value-type="string">
            <text:p>Design di Prodotti Strategie e Servizi</text:p>
          </table:table-cell>
          <table:table-cell table:formula="of:=VLOOKUP([.G55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54];[Sheet2.$A$1:.$E$103];4;1)" office:value-type="string" office:string-value="ICAR/13 - Disegno Industriale">
            <text:p>ICAR/13 - Disegno Industriale</text:p>
          </table:table-cell>
          <table:table-cell table:formula="of:=VLOOKUP([.$G554];[Sheet2.$A$1:.$E$103];4;1)" office:value-type="string" office:string-value="ICAR/13 - Disegno Industriale">
            <text:p>ICAR/13 - Disegno Industriale</text:p>
          </table:table-cell>
          <table:table-cell table:formula="of:=VLOOKUP([.$G554];[Sheet2.$A$1:.$E$103];5;1)" office:value-type="string" office:string-value="https://orcid.org/0000-0001-6790-6657">
            <text:p>https://orcid.org/0000-0001-6790-6657</text:p>
          </table:table-cell>
        </table:table-row>
        <table:table-row table:style-name="ro2">
          <table:table-cell office:value-type="string">
            <text:p>innercoauthorsid_89f35a89a061ef250311e6db58d2a5d8</text:p>
          </table:table-cell>
          <table:table-cell office:value-type="string">
            <text:p>Parini Barbara</text:p>
          </table:table-cell>
          <table:table-cell/>
          <table:table-cell office:value-type="string">
            <text:p>innerCoAuthorsId</text:p>
          </table:table-cell>
          <table:table-cell office:value-type="float" office:value="14">
            <text:p>14</text:p>
          </table:table-cell>
          <table:table-cell office:value-type="string">
            <text:p>Research Fellow</text:p>
          </table:table-cell>
          <table:table-cell office:value-type="string">
            <text:p>Parini Barbara</text:p>
          </table:table-cell>
          <table:table-cell office:value-type="string">
            <text:p>No section</text:p>
          </table:table-cell>
          <table:table-cell table:formula="of:=VLOOKUP([.G55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55];[Sheet2.$A$1:.$E$103];4;1)" office:value-type="string" office:string-value="ICAR/13 - Disegno Industriale">
            <text:p>ICAR/13 - Disegno Industriale</text:p>
          </table:table-cell>
          <table:table-cell table:formula="of:=VLOOKUP([.$G555];[Sheet2.$A$1:.$E$103];4;1)" office:value-type="string" office:string-value="ICAR/13 - Disegno Industriale">
            <text:p>ICAR/13 - Disegno Industriale</text:p>
          </table:table-cell>
          <table:table-cell table:formula="of:=VLOOKUP([.$G555];[Sheet2.$A$1:.$E$103];5;1)" office:value-type="string" office:string-value="https://orcid.org/0000-0001-6790-6657">
            <text:p>https://orcid.org/0000-0001-6790-6657</text:p>
          </table:table-cell>
        </table:table-row>
        <table:table-row table:style-name="ro2">
          <table:table-cell office:value-type="string">
            <text:p>innercoauthorsid_17ad50863d40f6f576790dc18baf87fb</text:p>
          </table:table-cell>
          <table:table-cell office:value-type="string">
            <text:p>Parini Sergio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Parini Sergio</text:p>
          </table:table-cell>
          <table:table-cell office:value-type="string">
            <text:p>Not in design department</text:p>
          </table:table-cell>
          <table:table-cell table:formula="of:=VLOOKUP([.G55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56];[Sheet2.$A$1:.$E$103];4;1)" office:value-type="string" office:string-value="ICAR/13 - Disegno Industriale">
            <text:p>ICAR/13 - Disegno Industriale</text:p>
          </table:table-cell>
          <table:table-cell table:formula="of:=VLOOKUP([.$G556];[Sheet2.$A$1:.$E$103];4;1)" office:value-type="string" office:string-value="ICAR/13 - Disegno Industriale">
            <text:p>ICAR/13 - Disegno Industriale</text:p>
          </table:table-cell>
          <table:table-cell table:formula="of:=VLOOKUP([.$G556];[Sheet2.$A$1:.$E$103];5;1)" office:value-type="string" office:string-value="https://orcid.org/0000-0001-6790-6657">
            <text:p>https://orcid.org/0000-0001-6790-6657</text:p>
          </table:table-cell>
        </table:table-row>
        <table:table-row table:style-name="ro2">
          <table:table-cell office:value-type="string">
            <text:p>innercoauthorsid_130e5082ae3c5fe560b9e8a6569d40fa</text:p>
          </table:table-cell>
          <table:table-cell office:value-type="string">
            <text:p>Parisi Stefano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office:value-type="string">
            <text:p>PhD student</text:p>
          </table:table-cell>
          <table:table-cell office:value-type="string">
            <text:p>Parisi Stefano</text:p>
          </table:table-cell>
          <table:table-cell office:value-type="string">
            <text:p>No section</text:p>
          </table:table-cell>
          <table:table-cell table:formula="of:=VLOOKUP([.G55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57];[Sheet2.$A$1:.$E$103];4;1)" office:value-type="string" office:string-value="ICAR/13 - Disegno Industriale">
            <text:p>ICAR/13 - Disegno Industriale</text:p>
          </table:table-cell>
          <table:table-cell table:formula="of:=VLOOKUP([.$G557];[Sheet2.$A$1:.$E$103];4;1)" office:value-type="string" office:string-value="ICAR/13 - Disegno Industriale">
            <text:p>ICAR/13 - Disegno Industriale</text:p>
          </table:table-cell>
          <table:table-cell table:formula="of:=VLOOKUP([.$G557];[Sheet2.$A$1:.$E$103];5;1)" office:value-type="string" office:string-value="https://orcid.org/0000-0001-6790-6657">
            <text:p>https://orcid.org/0000-0001-6790-6657</text:p>
          </table:table-cell>
        </table:table-row>
        <table:table-row table:style-name="ro2">
          <table:table-cell office:value-type="string">
            <text:p>innercoauthorsid_e2d182a8993b0525cada6fe592a7638f</text:p>
          </table:table-cell>
          <table:table-cell office:value-type="string">
            <text:p>Parisi Stef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arisi Stefano</text:p>
          </table:table-cell>
          <table:table-cell office:value-type="string">
            <text:p>Not in design department</text:p>
          </table:table-cell>
          <table:table-cell table:formula="of:=VLOOKUP([.G55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58];[Sheet2.$A$1:.$E$103];4;1)" office:value-type="string" office:string-value="ICAR/13 - Disegno Industriale">
            <text:p>ICAR/13 - Disegno Industriale</text:p>
          </table:table-cell>
          <table:table-cell table:formula="of:=VLOOKUP([.$G558];[Sheet2.$A$1:.$E$103];4;1)" office:value-type="string" office:string-value="ICAR/13 - Disegno Industriale">
            <text:p>ICAR/13 - Disegno Industriale</text:p>
          </table:table-cell>
          <table:table-cell table:formula="of:=VLOOKUP([.$G558];[Sheet2.$A$1:.$E$103];5;1)" office:value-type="string" office:string-value="https://orcid.org/0000-0001-6790-6657">
            <text:p>https://orcid.org/0000-0001-6790-6657</text:p>
          </table:table-cell>
        </table:table-row>
        <table:table-row table:style-name="ro2">
          <table:table-cell office:value-type="string">
            <text:p>innercoauthorsid_a1aa1b8b1bd63f334e5a4342b0d42f85</text:p>
          </table:table-cell>
          <table:table-cell office:value-type="string">
            <text:p>Parrino Lucia Filipp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Parrino Lucia Filippa</text:p>
          </table:table-cell>
          <table:table-cell office:value-type="string">
            <text:p>Not in design department</text:p>
          </table:table-cell>
          <table:table-cell table:formula="of:=VLOOKUP([.G55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59];[Sheet2.$A$1:.$E$103];4;1)" office:value-type="string" office:string-value="ICAR/13 - Disegno Industriale">
            <text:p>ICAR/13 - Disegno Industriale</text:p>
          </table:table-cell>
          <table:table-cell table:formula="of:=VLOOKUP([.$G559];[Sheet2.$A$1:.$E$103];4;1)" office:value-type="string" office:string-value="ICAR/13 - Disegno Industriale">
            <text:p>ICAR/13 - Disegno Industriale</text:p>
          </table:table-cell>
          <table:table-cell table:formula="of:=VLOOKUP([.$G559];[Sheet2.$A$1:.$E$103];5;1)" office:value-type="string" office:string-value="https://orcid.org/0000-0001-6790-6657">
            <text:p>https://orcid.org/0000-0001-6790-6657</text:p>
          </table:table-cell>
        </table:table-row>
        <table:table-row table:style-name="ro2">
          <table:table-cell office:value-type="string">
            <text:p>innercoauthorsid_f40286a5c980ea39ae78e72dcb1fb6ac</text:p>
          </table:table-cell>
          <table:table-cell office:value-type="string">
            <text:p>Pasina Iren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Pasina Irene</text:p>
          </table:table-cell>
          <table:table-cell office:value-type="string">
            <text:p>Not in design department</text:p>
          </table:table-cell>
          <table:table-cell table:formula="of:=VLOOKUP([.G56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60];[Sheet2.$A$1:.$E$103];4;1)" office:value-type="string" office:string-value="ICAR/13 - Disegno Industriale">
            <text:p>ICAR/13 - Disegno Industriale</text:p>
          </table:table-cell>
          <table:table-cell table:formula="of:=VLOOKUP([.$G560];[Sheet2.$A$1:.$E$103];4;1)" office:value-type="string" office:string-value="ICAR/13 - Disegno Industriale">
            <text:p>ICAR/13 - Disegno Industriale</text:p>
          </table:table-cell>
          <table:table-cell table:formula="of:=VLOOKUP([.$G560];[Sheet2.$A$1:.$E$103];5;1)" office:value-type="string" office:string-value="https://orcid.org/0000-0001-6790-6657">
            <text:p>https://orcid.org/0000-0001-6790-6657</text:p>
          </table:table-cell>
        </table:table-row>
        <table:table-row table:style-name="ro2">
          <table:table-cell office:value-type="string">
            <text:p>innercoauthorsid_03a5fee3f4572b1847987df3384ce2ea</text:p>
          </table:table-cell>
          <table:table-cell office:value-type="string">
            <text:p>Pastorelli Giusepp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Pastorelli Giuseppe</text:p>
          </table:table-cell>
          <table:table-cell office:value-type="string">
            <text:p>Not in design department</text:p>
          </table:table-cell>
          <table:table-cell table:formula="of:=VLOOKUP([.G56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61];[Sheet2.$A$1:.$E$103];4;1)" office:value-type="string" office:string-value="ICAR/13 - Disegno Industriale">
            <text:p>ICAR/13 - Disegno Industriale</text:p>
          </table:table-cell>
          <table:table-cell table:formula="of:=VLOOKUP([.$G561];[Sheet2.$A$1:.$E$103];4;1)" office:value-type="string" office:string-value="ICAR/13 - Disegno Industriale">
            <text:p>ICAR/13 - Disegno Industriale</text:p>
          </table:table-cell>
          <table:table-cell table:formula="of:=VLOOKUP([.$G561];[Sheet2.$A$1:.$E$103];5;1)" office:value-type="string" office:string-value="https://orcid.org/0000-0001-6790-6657">
            <text:p>https://orcid.org/0000-0001-6790-6657</text:p>
          </table:table-cell>
        </table:table-row>
        <table:table-row table:style-name="ro2">
          <table:table-cell office:value-type="string">
            <text:p>innercoauthorsid_30660c0c5142ded32aa32f80c1d45b8a</text:p>
          </table:table-cell>
          <table:table-cell office:value-type="string">
            <text:p>Patetta Luci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atetta Luciano</text:p>
          </table:table-cell>
          <table:table-cell office:value-type="string">
            <text:p>Not in design department</text:p>
          </table:table-cell>
          <table:table-cell table:formula="of:=VLOOKUP([.G56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62];[Sheet2.$A$1:.$E$103];4;1)" office:value-type="string" office:string-value="ICAR/13 - Disegno Industriale">
            <text:p>ICAR/13 - Disegno Industriale</text:p>
          </table:table-cell>
          <table:table-cell table:formula="of:=VLOOKUP([.$G562];[Sheet2.$A$1:.$E$103];4;1)" office:value-type="string" office:string-value="ICAR/13 - Disegno Industriale">
            <text:p>ICAR/13 - Disegno Industriale</text:p>
          </table:table-cell>
          <table:table-cell table:formula="of:=VLOOKUP([.$G562];[Sheet2.$A$1:.$E$103];5;1)" office:value-type="string" office:string-value="https://orcid.org/0000-0001-6790-6657">
            <text:p>https://orcid.org/0000-0001-6790-6657</text:p>
          </table:table-cell>
        </table:table-row>
        <table:table-row table:style-name="ro2">
          <table:table-cell office:value-type="string">
            <text:p>innercoauthorsid_e6021e3b0f2998688fb8c38d81176e5d</text:p>
          </table:table-cell>
          <table:table-cell office:value-type="string">
            <text:p>Patuzzo Emil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atuzzo Emilio</text:p>
          </table:table-cell>
          <table:table-cell office:value-type="string">
            <text:p>Not in design department</text:p>
          </table:table-cell>
          <table:table-cell table:formula="of:=VLOOKUP([.G56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63];[Sheet2.$A$1:.$E$103];4;1)" office:value-type="string" office:string-value="ICAR/13 - Disegno Industriale">
            <text:p>ICAR/13 - Disegno Industriale</text:p>
          </table:table-cell>
          <table:table-cell table:formula="of:=VLOOKUP([.$G563];[Sheet2.$A$1:.$E$103];4;1)" office:value-type="string" office:string-value="ICAR/13 - Disegno Industriale">
            <text:p>ICAR/13 - Disegno Industriale</text:p>
          </table:table-cell>
          <table:table-cell table:formula="of:=VLOOKUP([.$G563];[Sheet2.$A$1:.$E$103];5;1)" office:value-type="string" office:string-value="https://orcid.org/0000-0001-6790-6657">
            <text:p>https://orcid.org/0000-0001-6790-6657</text:p>
          </table:table-cell>
        </table:table-row>
        <table:table-row table:style-name="ro2">
          <table:table-cell office:value-type="string">
            <text:p>innercoauthorsid_c827ef12640e751e3fd2484e7c146213</text:p>
          </table:table-cell>
          <table:table-cell office:value-type="string">
            <text:p>Pavan Esteban Enrique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Pavan Esteban Enrique</text:p>
          </table:table-cell>
          <table:table-cell office:value-type="string">
            <text:p>Not in design department</text:p>
          </table:table-cell>
          <table:table-cell table:formula="of:=VLOOKUP([.G56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64];[Sheet2.$A$1:.$E$103];4;1)" office:value-type="string" office:string-value="ICAR/13 - Disegno Industriale">
            <text:p>ICAR/13 - Disegno Industriale</text:p>
          </table:table-cell>
          <table:table-cell table:formula="of:=VLOOKUP([.$G564];[Sheet2.$A$1:.$E$103];4;1)" office:value-type="string" office:string-value="ICAR/13 - Disegno Industriale">
            <text:p>ICAR/13 - Disegno Industriale</text:p>
          </table:table-cell>
          <table:table-cell table:formula="of:=VLOOKUP([.$G564];[Sheet2.$A$1:.$E$103];5;1)" office:value-type="string" office:string-value="https://orcid.org/0000-0001-6790-6657">
            <text:p>https://orcid.org/0000-0001-6790-6657</text:p>
          </table:table-cell>
        </table:table-row>
        <table:table-row table:style-name="ro2">
          <table:table-cell office:value-type="string">
            <text:p>innercoauthorsid_1c6531f4f9d80d3be97e5dda7772e3ef</text:p>
          </table:table-cell>
          <table:table-cell office:value-type="string">
            <text:p>Pavlovic Milic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PhD student</text:p>
          </table:table-cell>
          <table:table-cell office:value-type="string">
            <text:p>Pavlovic Milica</text:p>
          </table:table-cell>
          <table:table-cell office:value-type="string">
            <text:p>No section</text:p>
          </table:table-cell>
          <table:table-cell table:formula="of:=VLOOKUP([.G56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65];[Sheet2.$A$1:.$E$103];4;1)" office:value-type="string" office:string-value="ICAR/13 - Disegno Industriale">
            <text:p>ICAR/13 - Disegno Industriale</text:p>
          </table:table-cell>
          <table:table-cell table:formula="of:=VLOOKUP([.$G565];[Sheet2.$A$1:.$E$103];4;1)" office:value-type="string" office:string-value="ICAR/13 - Disegno Industriale">
            <text:p>ICAR/13 - Disegno Industriale</text:p>
          </table:table-cell>
          <table:table-cell table:formula="of:=VLOOKUP([.$G565];[Sheet2.$A$1:.$E$103];5;1)" office:value-type="string" office:string-value="https://orcid.org/0000-0001-6790-6657">
            <text:p>https://orcid.org/0000-0001-6790-6657</text:p>
          </table:table-cell>
        </table:table-row>
        <table:table-row table:style-name="ro2">
          <table:table-cell office:value-type="string">
            <text:p>innercoauthorsid_ee0c9ab28837c0e9d5037957c4f741a0</text:p>
          </table:table-cell>
          <table:table-cell office:value-type="string">
            <text:p>Pedeferri Mariapi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Pedeferri Mariapia</text:p>
          </table:table-cell>
          <table:table-cell office:value-type="string">
            <text:p>Not in design department</text:p>
          </table:table-cell>
          <table:table-cell table:formula="of:=VLOOKUP([.G56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66];[Sheet2.$A$1:.$E$103];4;1)" office:value-type="string" office:string-value="ICAR/13 - Disegno Industriale">
            <text:p>ICAR/13 - Disegno Industriale</text:p>
          </table:table-cell>
          <table:table-cell table:formula="of:=VLOOKUP([.$G566];[Sheet2.$A$1:.$E$103];4;1)" office:value-type="string" office:string-value="ICAR/13 - Disegno Industriale">
            <text:p>ICAR/13 - Disegno Industriale</text:p>
          </table:table-cell>
          <table:table-cell table:formula="of:=VLOOKUP([.$G566];[Sheet2.$A$1:.$E$103];5;1)" office:value-type="string" office:string-value="https://orcid.org/0000-0001-6790-6657">
            <text:p>https://orcid.org/0000-0001-6790-6657</text:p>
          </table:table-cell>
        </table:table-row>
        <table:table-row table:style-name="ro2">
          <table:table-cell office:value-type="string">
            <text:p>innercoauthorsid_7de5761454c425af9b1a43ab8ab63aa9</text:p>
          </table:table-cell>
          <table:table-cell office:value-type="string">
            <text:p>Pedotti Anton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edotti Antonio</text:p>
          </table:table-cell>
          <table:table-cell office:value-type="string">
            <text:p>Not in design department</text:p>
          </table:table-cell>
          <table:table-cell table:formula="of:=VLOOKUP([.G56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67];[Sheet2.$A$1:.$E$103];4;1)" office:value-type="string" office:string-value="ICAR/13 - Disegno Industriale">
            <text:p>ICAR/13 - Disegno Industriale</text:p>
          </table:table-cell>
          <table:table-cell table:formula="of:=VLOOKUP([.$G567];[Sheet2.$A$1:.$E$103];4;1)" office:value-type="string" office:string-value="ICAR/13 - Disegno Industriale">
            <text:p>ICAR/13 - Disegno Industriale</text:p>
          </table:table-cell>
          <table:table-cell table:formula="of:=VLOOKUP([.$G567];[Sheet2.$A$1:.$E$103];5;1)" office:value-type="string" office:string-value="https://orcid.org/0000-0001-6790-6657">
            <text:p>https://orcid.org/0000-0001-6790-6657</text:p>
          </table:table-cell>
        </table:table-row>
        <table:table-row table:style-name="ro2">
          <table:table-cell office:value-type="string">
            <text:p>innercoauthorsid_aa756704e58b5f91b8e2b449fc266934</text:p>
          </table:table-cell>
          <table:table-cell office:value-type="string">
            <text:p>Pedrazzini Nev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Pedrazzini Neva</text:p>
          </table:table-cell>
          <table:table-cell office:value-type="string">
            <text:p>Not in design department</text:p>
          </table:table-cell>
          <table:table-cell table:formula="of:=VLOOKUP([.G56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68];[Sheet2.$A$1:.$E$103];4;1)" office:value-type="string" office:string-value="ICAR/13 - Disegno Industriale">
            <text:p>ICAR/13 - Disegno Industriale</text:p>
          </table:table-cell>
          <table:table-cell table:formula="of:=VLOOKUP([.$G568];[Sheet2.$A$1:.$E$103];4;1)" office:value-type="string" office:string-value="ICAR/13 - Disegno Industriale">
            <text:p>ICAR/13 - Disegno Industriale</text:p>
          </table:table-cell>
          <table:table-cell table:formula="of:=VLOOKUP([.$G568];[Sheet2.$A$1:.$E$103];5;1)" office:value-type="string" office:string-value="https://orcid.org/0000-0001-6790-6657">
            <text:p>https://orcid.org/0000-0001-6790-6657</text:p>
          </table:table-cell>
        </table:table-row>
        <table:table-row table:style-name="ro2">
          <table:table-cell office:value-type="string">
            <text:p>innercoauthorsid_a368fe742719f3334444ffe11d249281</text:p>
          </table:table-cell>
          <table:table-cell office:value-type="string">
            <text:p>Pedrocchi Alessandra Laura Giuli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Pedrocchi Alessandra Laura Giulia</text:p>
          </table:table-cell>
          <table:table-cell office:value-type="string">
            <text:p>Not in design department</text:p>
          </table:table-cell>
          <table:table-cell table:formula="of:=VLOOKUP([.G56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69];[Sheet2.$A$1:.$E$103];4;1)" office:value-type="string" office:string-value="ICAR/13 - Disegno Industriale">
            <text:p>ICAR/13 - Disegno Industriale</text:p>
          </table:table-cell>
          <table:table-cell table:formula="of:=VLOOKUP([.$G569];[Sheet2.$A$1:.$E$103];4;1)" office:value-type="string" office:string-value="ICAR/13 - Disegno Industriale">
            <text:p>ICAR/13 - Disegno Industriale</text:p>
          </table:table-cell>
          <table:table-cell table:formula="of:=VLOOKUP([.$G569];[Sheet2.$A$1:.$E$103];5;1)" office:value-type="string" office:string-value="https://orcid.org/0000-0001-6790-6657">
            <text:p>https://orcid.org/0000-0001-6790-6657</text:p>
          </table:table-cell>
        </table:table-row>
        <table:table-row table:style-name="ro2">
          <table:table-cell office:value-type="string">
            <text:p>innercoauthorsid_2848cf66cbee58aa6662783221f29793</text:p>
          </table:table-cell>
          <table:table-cell office:value-type="string">
            <text:p>Pedroni Marco Luc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Pedroni Marco Luca</text:p>
          </table:table-cell>
          <table:table-cell office:value-type="string">
            <text:p>Not in design department</text:p>
          </table:table-cell>
          <table:table-cell table:formula="of:=VLOOKUP([.G57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70];[Sheet2.$A$1:.$E$103];4;1)" office:value-type="string" office:string-value="ICAR/13 - Disegno Industriale">
            <text:p>ICAR/13 - Disegno Industriale</text:p>
          </table:table-cell>
          <table:table-cell table:formula="of:=VLOOKUP([.$G570];[Sheet2.$A$1:.$E$103];4;1)" office:value-type="string" office:string-value="ICAR/13 - Disegno Industriale">
            <text:p>ICAR/13 - Disegno Industriale</text:p>
          </table:table-cell>
          <table:table-cell table:formula="of:=VLOOKUP([.$G570];[Sheet2.$A$1:.$E$103];5;1)" office:value-type="string" office:string-value="https://orcid.org/0000-0001-6790-6657">
            <text:p>https://orcid.org/0000-0001-6790-6657</text:p>
          </table:table-cell>
        </table:table-row>
        <table:table-row table:style-name="ro2">
          <table:table-cell office:value-type="string">
            <text:p>innercoauthorsid_349026b10617cb0725d09a0ffa8d09eb</text:p>
          </table:table-cell>
          <table:table-cell office:value-type="string">
            <text:p>Pei Xue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office:value-type="string">
            <text:p>Research Fellow</text:p>
          </table:table-cell>
          <table:table-cell office:value-type="string">
            <text:p>Pei Xue</text:p>
          </table:table-cell>
          <table:table-cell office:value-type="string">
            <text:p>No section</text:p>
          </table:table-cell>
          <table:table-cell table:formula="of:=VLOOKUP([.G57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71];[Sheet2.$A$1:.$E$103];4;1)" office:value-type="string" office:string-value="ICAR/13 - Disegno Industriale">
            <text:p>ICAR/13 - Disegno Industriale</text:p>
          </table:table-cell>
          <table:table-cell table:formula="of:=VLOOKUP([.$G571];[Sheet2.$A$1:.$E$103];4;1)" office:value-type="string" office:string-value="ICAR/13 - Disegno Industriale">
            <text:p>ICAR/13 - Disegno Industriale</text:p>
          </table:table-cell>
          <table:table-cell table:formula="of:=VLOOKUP([.$G571];[Sheet2.$A$1:.$E$103];5;1)" office:value-type="string" office:string-value="https://orcid.org/0000-0001-6790-6657">
            <text:p>https://orcid.org/0000-0001-6790-6657</text:p>
          </table:table-cell>
        </table:table-row>
        <table:table-row table:style-name="ro2">
          <table:table-cell office:value-type="string">
            <text:p>innercoauthorsid_c0234ea8cd7302f7d5e39c7a58fb7f86</text:p>
          </table:table-cell>
          <table:table-cell office:value-type="string">
            <text:p>Pellegrini Laura Annamar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ellegrini Laura Annamaria</text:p>
          </table:table-cell>
          <table:table-cell office:value-type="string">
            <text:p>Not in design department</text:p>
          </table:table-cell>
          <table:table-cell table:formula="of:=VLOOKUP([.G57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72];[Sheet2.$A$1:.$E$103];4;1)" office:value-type="string" office:string-value="ICAR/13 - Disegno Industriale">
            <text:p>ICAR/13 - Disegno Industriale</text:p>
          </table:table-cell>
          <table:table-cell table:formula="of:=VLOOKUP([.$G572];[Sheet2.$A$1:.$E$103];4;1)" office:value-type="string" office:string-value="ICAR/13 - Disegno Industriale">
            <text:p>ICAR/13 - Disegno Industriale</text:p>
          </table:table-cell>
          <table:table-cell table:formula="of:=VLOOKUP([.$G572];[Sheet2.$A$1:.$E$103];5;1)" office:value-type="string" office:string-value="https://orcid.org/0000-0001-6790-6657">
            <text:p>https://orcid.org/0000-0001-6790-6657</text:p>
          </table:table-cell>
        </table:table-row>
        <table:table-row table:style-name="ro2">
          <table:table-cell office:value-type="string">
            <text:p>innercoauthorsid_2bdceb17f5de3375ad5dcd359355a3be</text:p>
          </table:table-cell>
          <table:table-cell office:value-type="string">
            <text:p>Pellegrini Valer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ellegrini Valerio</text:p>
          </table:table-cell>
          <table:table-cell office:value-type="string">
            <text:p>Not in design department</text:p>
          </table:table-cell>
          <table:table-cell table:formula="of:=VLOOKUP([.G57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73];[Sheet2.$A$1:.$E$103];4;1)" office:value-type="string" office:string-value="ICAR/13 - Disegno Industriale">
            <text:p>ICAR/13 - Disegno Industriale</text:p>
          </table:table-cell>
          <table:table-cell table:formula="of:=VLOOKUP([.$G573];[Sheet2.$A$1:.$E$103];4;1)" office:value-type="string" office:string-value="ICAR/13 - Disegno Industriale">
            <text:p>ICAR/13 - Disegno Industriale</text:p>
          </table:table-cell>
          <table:table-cell table:formula="of:=VLOOKUP([.$G573];[Sheet2.$A$1:.$E$103];5;1)" office:value-type="string" office:string-value="https://orcid.org/0000-0001-6790-6657">
            <text:p>https://orcid.org/0000-0001-6790-6657</text:p>
          </table:table-cell>
        </table:table-row>
        <table:table-row table:style-name="ro2">
          <table:table-cell office:value-type="string">
            <text:p>innercoauthorsid_8161d0d9a3eb005446e0c51c0f87ddc7</text:p>
          </table:table-cell>
          <table:table-cell office:value-type="string">
            <text:p>Pellizzoni Ele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Pellizzoni Elena</text:p>
          </table:table-cell>
          <table:table-cell office:value-type="string">
            <text:p>Not in design department</text:p>
          </table:table-cell>
          <table:table-cell table:formula="of:=VLOOKUP([.G57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74];[Sheet2.$A$1:.$E$103];4;1)" office:value-type="string" office:string-value="ICAR/13 - Disegno Industriale">
            <text:p>ICAR/13 - Disegno Industriale</text:p>
          </table:table-cell>
          <table:table-cell table:formula="of:=VLOOKUP([.$G574];[Sheet2.$A$1:.$E$103];4;1)" office:value-type="string" office:string-value="ICAR/13 - Disegno Industriale">
            <text:p>ICAR/13 - Disegno Industriale</text:p>
          </table:table-cell>
          <table:table-cell table:formula="of:=VLOOKUP([.$G574];[Sheet2.$A$1:.$E$103];5;1)" office:value-type="string" office:string-value="https://orcid.org/0000-0001-6790-6657">
            <text:p>https://orcid.org/0000-0001-6790-6657</text:p>
          </table:table-cell>
        </table:table-row>
        <table:table-row table:style-name="ro2">
          <table:table-cell office:value-type="string">
            <text:p>innercoauthorsid_c5a5ffa2e0fffa19b0dc2fa7fa45d232</text:p>
          </table:table-cell>
          <table:table-cell office:value-type="string">
            <text:p>Penati Antonella Valeria</text:p>
          </table:table-cell>
          <table:table-cell/>
          <table:table-cell office:value-type="string">
            <text:p>innerCoAuthorsId</text:p>
          </table:table-cell>
          <table:table-cell office:value-type="float" office:value="45">
            <text:p>45</text:p>
          </table:table-cell>
          <table:table-cell office:value-type="string">
            <text:p>Full Professor</text:p>
          </table:table-cell>
          <table:table-cell office:value-type="string">
            <text:p>Penati Antonella Valeria</text:p>
          </table:table-cell>
          <table:table-cell office:value-type="string">
            <text:p>Design e Culture</text:p>
          </table:table-cell>
          <table:table-cell table:formula="of:=VLOOKUP([.G575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575];[Sheet2.$A$1:.$E$103];4;1)" office:value-type="string" office:string-value="ICAR/13 - Disegno Industriale">
            <text:p>ICAR/13 - Disegno Industriale</text:p>
          </table:table-cell>
          <table:table-cell table:formula="of:=VLOOKUP([.$G575];[Sheet2.$A$1:.$E$103];4;1)" office:value-type="string" office:string-value="ICAR/13 - Disegno Industriale">
            <text:p>ICAR/13 - Disegno Industriale</text:p>
          </table:table-cell>
          <table:table-cell table:formula="of:=VLOOKUP([.$G575];[Sheet2.$A$1:.$E$103];5;1)" office:value-type="string" office:string-value="https://orcid.org/0000-0001-8353-9287">
            <text:p>https://orcid.org/0000-0001-8353-9287</text:p>
          </table:table-cell>
        </table:table-row>
        <table:table-row table:style-name="ro2">
          <table:table-cell office:value-type="string">
            <text:p>innercoauthorsid_dde9b637f2b654f36fc4eb9840d87ce1</text:p>
          </table:table-cell>
          <table:table-cell office:value-type="string">
            <text:p>Penazzi Daniel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Penazzi Daniela</text:p>
          </table:table-cell>
          <table:table-cell office:value-type="string">
            <text:p>Not in design department</text:p>
          </table:table-cell>
          <table:table-cell table:formula="of:=VLOOKUP([.G576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576];[Sheet2.$A$1:.$E$103];4;1)" office:value-type="string" office:string-value="ICAR/13 - Disegno Industriale">
            <text:p>ICAR/13 - Disegno Industriale</text:p>
          </table:table-cell>
          <table:table-cell table:formula="of:=VLOOKUP([.$G576];[Sheet2.$A$1:.$E$103];4;1)" office:value-type="string" office:string-value="ICAR/13 - Disegno Industriale">
            <text:p>ICAR/13 - Disegno Industriale</text:p>
          </table:table-cell>
          <table:table-cell table:formula="of:=VLOOKUP([.$G576];[Sheet2.$A$1:.$E$103];5;1)" office:value-type="string" office:string-value="https://orcid.org/0000-0001-8353-9287">
            <text:p>https://orcid.org/0000-0001-8353-9287</text:p>
          </table:table-cell>
        </table:table-row>
        <table:table-row table:style-name="ro2">
          <table:table-cell office:value-type="string">
            <text:p>innercoauthorsid_77bce6f669ad9f077594897ed694d539</text:p>
          </table:table-cell>
          <table:table-cell office:value-type="string">
            <text:p>Perego Alessandr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erego Alessandro</text:p>
          </table:table-cell>
          <table:table-cell office:value-type="string">
            <text:p>Not in design department</text:p>
          </table:table-cell>
          <table:table-cell table:formula="of:=VLOOKUP([.G577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577];[Sheet2.$A$1:.$E$103];4;1)" office:value-type="string" office:string-value="ICAR/13 - Disegno Industriale">
            <text:p>ICAR/13 - Disegno Industriale</text:p>
          </table:table-cell>
          <table:table-cell table:formula="of:=VLOOKUP([.$G577];[Sheet2.$A$1:.$E$103];4;1)" office:value-type="string" office:string-value="ICAR/13 - Disegno Industriale">
            <text:p>ICAR/13 - Disegno Industriale</text:p>
          </table:table-cell>
          <table:table-cell table:formula="of:=VLOOKUP([.$G577];[Sheet2.$A$1:.$E$103];5;1)" office:value-type="string" office:string-value="https://orcid.org/0000-0001-8353-9287">
            <text:p>https://orcid.org/0000-0001-8353-9287</text:p>
          </table:table-cell>
        </table:table-row>
        <table:table-row table:style-name="ro2">
          <table:table-cell office:value-type="string">
            <text:p>innercoauthorsid_a68d0832fa59b32ab90b35df3d4d0f04</text:p>
          </table:table-cell>
          <table:table-cell office:value-type="string">
            <text:p>Perego Paolo</text:p>
          </table:table-cell>
          <table:table-cell/>
          <table:table-cell office:value-type="string">
            <text:p>innerCoAuthorsId</text:p>
          </table:table-cell>
          <table:table-cell office:value-type="float" office:value="34">
            <text:p>34</text:p>
          </table:table-cell>
          <table:table-cell office:value-type="string">
            <text:p>Research Fellow</text:p>
          </table:table-cell>
          <table:table-cell office:value-type="string">
            <text:p>Perego Paolo</text:p>
          </table:table-cell>
          <table:table-cell office:value-type="string">
            <text:p>Design di Prodotti Strategie e Servizi</text:p>
          </table:table-cell>
          <table:table-cell table:formula="of:=VLOOKUP([.G578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578];[Sheet2.$A$1:.$E$103];4;1)" office:value-type="string" office:string-value="ICAR/13 - Disegno Industriale">
            <text:p>ICAR/13 - Disegno Industriale</text:p>
          </table:table-cell>
          <table:table-cell table:formula="of:=VLOOKUP([.$G578];[Sheet2.$A$1:.$E$103];4;1)" office:value-type="string" office:string-value="ICAR/13 - Disegno Industriale">
            <text:p>ICAR/13 - Disegno Industriale</text:p>
          </table:table-cell>
          <table:table-cell table:formula="of:=VLOOKUP([.$G578];[Sheet2.$A$1:.$E$103];5;1)" office:value-type="string" office:string-value="https://orcid.org/0000-0001-8353-9287">
            <text:p>https://orcid.org/0000-0001-8353-9287</text:p>
          </table:table-cell>
        </table:table-row>
        <table:table-row table:style-name="ro2">
          <table:table-cell office:value-type="string">
            <text:p>innercoauthorsid_90ef9fd2c53a61cf9df5be0759b20f74</text:p>
          </table:table-cell>
          <table:table-cell office:value-type="string">
            <text:p>Perondi Ele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erondi Elena</text:p>
          </table:table-cell>
          <table:table-cell office:value-type="string">
            <text:p>Not in design department</text:p>
          </table:table-cell>
          <table:table-cell table:formula="of:=VLOOKUP([.G579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579];[Sheet2.$A$1:.$E$103];4;1)" office:value-type="string" office:string-value="ICAR/13 - Disegno Industriale">
            <text:p>ICAR/13 - Disegno Industriale</text:p>
          </table:table-cell>
          <table:table-cell table:formula="of:=VLOOKUP([.$G579];[Sheet2.$A$1:.$E$103];4;1)" office:value-type="string" office:string-value="ICAR/13 - Disegno Industriale">
            <text:p>ICAR/13 - Disegno Industriale</text:p>
          </table:table-cell>
          <table:table-cell table:formula="of:=VLOOKUP([.$G579];[Sheet2.$A$1:.$E$103];5;1)" office:value-type="string" office:string-value="https://orcid.org/0000-0001-8353-9287">
            <text:p>https://orcid.org/0000-0001-8353-9287</text:p>
          </table:table-cell>
        </table:table-row>
        <table:table-row table:style-name="ro2">
          <table:table-cell office:value-type="string">
            <text:p>innercoauthorsid_9e97127d54d8a9e7d76d581a81388f52</text:p>
          </table:table-cell>
          <table:table-cell office:value-type="string">
            <text:p>Petrillo Daniel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Petrillo Daniela</text:p>
          </table:table-cell>
          <table:table-cell office:value-type="string">
            <text:p>Not in design department</text:p>
          </table:table-cell>
          <table:table-cell table:formula="of:=VLOOKUP([.G580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580];[Sheet2.$A$1:.$E$103];4;1)" office:value-type="string" office:string-value="ICAR/13 - Disegno Industriale">
            <text:p>ICAR/13 - Disegno Industriale</text:p>
          </table:table-cell>
          <table:table-cell table:formula="of:=VLOOKUP([.$G580];[Sheet2.$A$1:.$E$103];4;1)" office:value-type="string" office:string-value="ICAR/13 - Disegno Industriale">
            <text:p>ICAR/13 - Disegno Industriale</text:p>
          </table:table-cell>
          <table:table-cell table:formula="of:=VLOOKUP([.$G580];[Sheet2.$A$1:.$E$103];5;1)" office:value-type="string" office:string-value="https://orcid.org/0000-0001-8353-9287">
            <text:p>https://orcid.org/0000-0001-8353-9287</text:p>
          </table:table-cell>
        </table:table-row>
        <table:table-row table:style-name="ro2">
          <table:table-cell office:value-type="string">
            <text:p>innercoauthorsid_8f2dc492639dfc2a32e7041695a9954c</text:p>
          </table:table-cell>
          <table:table-cell office:value-type="string">
            <text:p>Piardi Silvia Elvira Maria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Full Professor</text:p>
          </table:table-cell>
          <table:table-cell office:value-type="string">
            <text:p>Piardi Silvia Elvira Maria</text:p>
          </table:table-cell>
          <table:table-cell office:value-type="string">
            <text:p>Design degli Ambienti del Paesaggio e della Mobilità</text:p>
          </table:table-cell>
          <table:table-cell table:formula="of:=VLOOKUP([.G581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581];[Sheet2.$A$1:.$E$103];4;1)" office:value-type="string" office:string-value="ICAR/13 - Disegno Industriale">
            <text:p>ICAR/13 - Disegno Industriale</text:p>
          </table:table-cell>
          <table:table-cell table:formula="of:=VLOOKUP([.$G581];[Sheet2.$A$1:.$E$103];4;1)" office:value-type="string" office:string-value="ICAR/13 - Disegno Industriale">
            <text:p>ICAR/13 - Disegno Industriale</text:p>
          </table:table-cell>
          <table:table-cell table:formula="of:=VLOOKUP([.$G581];[Sheet2.$A$1:.$E$103];5;1)" office:value-type="string" office:string-value="https://orcid.org/0000-0001-8922-6353">
            <text:p>https://orcid.org/0000-0001-8922-6353</text:p>
          </table:table-cell>
        </table:table-row>
        <table:table-row table:style-name="ro2">
          <table:table-cell office:value-type="string">
            <text:p>innercoauthorsid_652cfed9bb29f98b8e07aedcc91250e4</text:p>
          </table:table-cell>
          <table:table-cell office:value-type="string">
            <text:p>Piazza Mario</text:p>
          </table:table-cell>
          <table:table-cell/>
          <table:table-cell office:value-type="string">
            <text:p>innerCoAuthorsId</text:p>
          </table:table-cell>
          <table:table-cell office:value-type="float" office:value="79">
            <text:p>79</text:p>
          </table:table-cell>
          <table:table-cell office:value-type="string">
            <text:p>Associate Professor</text:p>
          </table:table-cell>
          <table:table-cell office:value-type="string">
            <text:p>Piazza Mario</text:p>
          </table:table-cell>
          <table:table-cell office:value-type="string">
            <text:p>Design e Culture</text:p>
          </table:table-cell>
          <table:table-cell table:formula="of:=VLOOKUP([.G58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82];[Sheet2.$A$1:.$E$103];4;1)" office:value-type="string" office:string-value="ICAR/13 - Disegno Industriale">
            <text:p>ICAR/13 - Disegno Industriale</text:p>
          </table:table-cell>
          <table:table-cell table:formula="of:=VLOOKUP([.$G582];[Sheet2.$A$1:.$E$103];4;1)" office:value-type="string" office:string-value="ICAR/13 - Disegno Industriale">
            <text:p>ICAR/13 - Disegno Industriale</text:p>
          </table:table-cell>
          <table:table-cell table:formula="of:=VLOOKUP([.$G582];[Sheet2.$A$1:.$E$103];5;1)" office:value-type="string" office:string-value="https://orcid.org/0000-0002-9665-7730">
            <text:p>https://orcid.org/0000-0002-9665-7730</text:p>
          </table:table-cell>
        </table:table-row>
        <table:table-row table:style-name="ro2">
          <table:table-cell office:value-type="string">
            <text:p>innercoauthorsid_1faed9f3b68f243b2f02845118645f4c</text:p>
          </table:table-cell>
          <table:table-cell office:value-type="string">
            <text:p>Piccini Luca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office:value-type="string">
            <text:p>Not in design department</text:p>
          </table:table-cell>
          <table:table-cell office:value-type="string">
            <text:p>Piccini Luca</text:p>
          </table:table-cell>
          <table:table-cell office:value-type="string">
            <text:p>Not in design department</text:p>
          </table:table-cell>
          <table:table-cell table:formula="of:=VLOOKUP([.G58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83];[Sheet2.$A$1:.$E$103];4;1)" office:value-type="string" office:string-value="ICAR/13 - Disegno Industriale">
            <text:p>ICAR/13 - Disegno Industriale</text:p>
          </table:table-cell>
          <table:table-cell table:formula="of:=VLOOKUP([.$G583];[Sheet2.$A$1:.$E$103];4;1)" office:value-type="string" office:string-value="ICAR/13 - Disegno Industriale">
            <text:p>ICAR/13 - Disegno Industriale</text:p>
          </table:table-cell>
          <table:table-cell table:formula="of:=VLOOKUP([.$G583];[Sheet2.$A$1:.$E$103];5;1)" office:value-type="string" office:string-value="https://orcid.org/0000-0002-9665-7730">
            <text:p>https://orcid.org/0000-0002-9665-7730</text:p>
          </table:table-cell>
        </table:table-row>
        <table:table-row table:style-name="ro2">
          <table:table-cell office:value-type="string">
            <text:p>innercoauthorsid_e05179fccc7d00bc452f49668ce9ea9e</text:p>
          </table:table-cell>
          <table:table-cell office:value-type="string">
            <text:p>Piccinno Giovanna</text:p>
          </table:table-cell>
          <table:table-cell/>
          <table:table-cell office:value-type="string">
            <text:p>innerCoAuthorsId</text:p>
          </table:table-cell>
          <table:table-cell office:value-type="float" office:value="40">
            <text:p>40</text:p>
          </table:table-cell>
          <table:table-cell office:value-type="string">
            <text:p>Associate Professor</text:p>
          </table:table-cell>
          <table:table-cell office:value-type="string">
            <text:p>Piccinno Giovanna</text:p>
          </table:table-cell>
          <table:table-cell office:value-type="string">
            <text:p>Design degli Ambienti del Paesaggio e della Mobilità</text:p>
          </table:table-cell>
          <table:table-cell table:formula="of:=VLOOKUP([.G58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84];[Sheet2.$A$1:.$E$103];4;1)" office:value-type="string" office:string-value="ICAR/13 - Disegno Industriale">
            <text:p>ICAR/13 - Disegno Industriale</text:p>
          </table:table-cell>
          <table:table-cell table:formula="of:=VLOOKUP([.$G584];[Sheet2.$A$1:.$E$103];4;1)" office:value-type="string" office:string-value="ICAR/13 - Disegno Industriale">
            <text:p>ICAR/13 - Disegno Industriale</text:p>
          </table:table-cell>
          <table:table-cell table:formula="of:=VLOOKUP([.$G584];[Sheet2.$A$1:.$E$103];5;1)" office:value-type="string" office:string-value="https://orcid.org/0000-0003-1804-7985">
            <text:p>https://orcid.org/0000-0003-1804-7985</text:p>
          </table:table-cell>
        </table:table-row>
        <table:table-row table:style-name="ro2">
          <table:table-cell office:value-type="string">
            <text:p>innercoauthorsid_4e3841247e3208b07e589c4ec67f2600</text:p>
          </table:table-cell>
          <table:table-cell office:value-type="string">
            <text:p>Pierluisi Gabriele</text:p>
          </table:table-cell>
          <table:table-cell/>
          <table:table-cell office:value-type="string">
            <text:p>innerCoAuthorsId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Pierluisi Gabriele</text:p>
          </table:table-cell>
          <table:table-cell office:value-type="string">
            <text:p>Design e Culture</text:p>
          </table:table-cell>
          <table:table-cell table:formula="of:=VLOOKUP([.G58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85];[Sheet2.$A$1:.$E$103];4;1)" office:value-type="string" office:string-value="ICAR/13 - Disegno Industriale">
            <text:p>ICAR/13 - Disegno Industriale</text:p>
          </table:table-cell>
          <table:table-cell table:formula="of:=VLOOKUP([.$G585];[Sheet2.$A$1:.$E$103];4;1)" office:value-type="string" office:string-value="ICAR/13 - Disegno Industriale">
            <text:p>ICAR/13 - Disegno Industriale</text:p>
          </table:table-cell>
          <table:table-cell table:formula="of:=VLOOKUP([.$G585];[Sheet2.$A$1:.$E$103];5;1)" office:value-type="string" office:string-value="https://orcid.org/0000-0003-1804-7985">
            <text:p>https://orcid.org/0000-0003-1804-7985</text:p>
          </table:table-cell>
        </table:table-row>
        <table:table-row table:style-name="ro2">
          <table:table-cell office:value-type="string">
            <text:p>innercoauthorsid_b98c87f3d476e401fef7da74d36d9efa</text:p>
          </table:table-cell>
          <table:table-cell office:value-type="string">
            <text:p>Pignatel Alice</text:p>
          </table:table-cell>
          <table:table-cell/>
          <table:table-cell office:value-type="string">
            <text:p>innerCoAuthorsId</text:p>
          </table:table-cell>
          <table:table-cell office:value-type="float" office:value="11">
            <text:p>11</text:p>
          </table:table-cell>
          <table:table-cell office:value-type="string">
            <text:p>Not in design department</text:p>
          </table:table-cell>
          <table:table-cell office:value-type="string">
            <text:p>Pignatel Alice</text:p>
          </table:table-cell>
          <table:table-cell office:value-type="string">
            <text:p>Not in design department</text:p>
          </table:table-cell>
          <table:table-cell table:formula="of:=VLOOKUP([.G58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86];[Sheet2.$A$1:.$E$103];4;1)" office:value-type="string" office:string-value="ICAR/13 - Disegno Industriale">
            <text:p>ICAR/13 - Disegno Industriale</text:p>
          </table:table-cell>
          <table:table-cell table:formula="of:=VLOOKUP([.$G586];[Sheet2.$A$1:.$E$103];4;1)" office:value-type="string" office:string-value="ICAR/13 - Disegno Industriale">
            <text:p>ICAR/13 - Disegno Industriale</text:p>
          </table:table-cell>
          <table:table-cell table:formula="of:=VLOOKUP([.$G586];[Sheet2.$A$1:.$E$103];5;1)" office:value-type="string" office:string-value="https://orcid.org/0000-0003-1804-7985">
            <text:p>https://orcid.org/0000-0003-1804-7985</text:p>
          </table:table-cell>
        </table:table-row>
        <table:table-row table:style-name="ro2">
          <table:table-cell office:value-type="string">
            <text:p>innercoauthorsid_620a5815dc50d79ad0beb7ba1faff94e</text:p>
          </table:table-cell>
          <table:table-cell office:value-type="string">
            <text:p>Pillan Margherita</text:p>
          </table:table-cell>
          <table:table-cell/>
          <table:table-cell office:value-type="string">
            <text:p>innerCoAuthorsId</text:p>
          </table:table-cell>
          <table:table-cell office:value-type="float" office:value="96">
            <text:p>96</text:p>
          </table:table-cell>
          <table:table-cell office:value-type="string">
            <text:p>Associate Professor</text:p>
          </table:table-cell>
          <table:table-cell office:value-type="string">
            <text:p>Pillan Margherita</text:p>
          </table:table-cell>
          <table:table-cell office:value-type="string">
            <text:p>Design di Prodotti Strategie e Servizi</text:p>
          </table:table-cell>
          <table:table-cell table:formula="of:=VLOOKUP([.G58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87];[Sheet2.$A$1:.$E$103];4;1)" office:value-type="string" office:string-value="ICAR/13 - Disegno Industriale">
            <text:p>ICAR/13 - Disegno Industriale</text:p>
          </table:table-cell>
          <table:table-cell table:formula="of:=VLOOKUP([.$G587];[Sheet2.$A$1:.$E$103];4;1)" office:value-type="string" office:string-value="ICAR/13 - Disegno Industriale">
            <text:p>ICAR/13 - Disegno Industriale</text:p>
          </table:table-cell>
          <table:table-cell table:formula="of:=VLOOKUP([.$G587];[Sheet2.$A$1:.$E$103];5;1)" office:value-type="string" office:string-value="https://orcid.org/0000-0002-4157-4305">
            <text:p>https://orcid.org/0000-0002-4157-4305</text:p>
          </table:table-cell>
        </table:table-row>
        <table:table-row table:style-name="ro2">
          <table:table-cell office:value-type="string">
            <text:p>innercoauthorsid_b6eb32b53be50189a9edf3441342175e</text:p>
          </table:table-cell>
          <table:table-cell office:value-type="string">
            <text:p>Pils Giuli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Pils Giulia</text:p>
          </table:table-cell>
          <table:table-cell office:value-type="string">
            <text:p>Not in design department</text:p>
          </table:table-cell>
          <table:table-cell table:formula="of:=VLOOKUP([.G58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88];[Sheet2.$A$1:.$E$103];4;1)" office:value-type="string" office:string-value="ICAR/13 - Disegno Industriale">
            <text:p>ICAR/13 - Disegno Industriale</text:p>
          </table:table-cell>
          <table:table-cell table:formula="of:=VLOOKUP([.$G588];[Sheet2.$A$1:.$E$103];4;1)" office:value-type="string" office:string-value="ICAR/13 - Disegno Industriale">
            <text:p>ICAR/13 - Disegno Industriale</text:p>
          </table:table-cell>
          <table:table-cell table:formula="of:=VLOOKUP([.$G588];[Sheet2.$A$1:.$E$103];5;1)" office:value-type="string" office:string-value="https://orcid.org/0000-0002-4157-4305">
            <text:p>https://orcid.org/0000-0002-4157-4305</text:p>
          </table:table-cell>
        </table:table-row>
        <table:table-row table:style-name="ro2">
          <table:table-cell office:value-type="string">
            <text:p>innercoauthorsid_9827a567c1e3a69d455db7dc463422f0</text:p>
          </table:table-cell>
          <table:table-cell office:value-type="string">
            <text:p>Pini Azzurr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Pini Azzurra</text:p>
          </table:table-cell>
          <table:table-cell office:value-type="string">
            <text:p>Not in design department</text:p>
          </table:table-cell>
          <table:table-cell table:formula="of:=VLOOKUP([.G58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89];[Sheet2.$A$1:.$E$103];4;1)" office:value-type="string" office:string-value="ICAR/13 - Disegno Industriale">
            <text:p>ICAR/13 - Disegno Industriale</text:p>
          </table:table-cell>
          <table:table-cell table:formula="of:=VLOOKUP([.$G589];[Sheet2.$A$1:.$E$103];4;1)" office:value-type="string" office:string-value="ICAR/13 - Disegno Industriale">
            <text:p>ICAR/13 - Disegno Industriale</text:p>
          </table:table-cell>
          <table:table-cell table:formula="of:=VLOOKUP([.$G589];[Sheet2.$A$1:.$E$103];5;1)" office:value-type="string" office:string-value="https://orcid.org/0000-0002-4157-4305">
            <text:p>https://orcid.org/0000-0002-4157-4305</text:p>
          </table:table-cell>
        </table:table-row>
        <table:table-row table:style-name="ro2">
          <table:table-cell office:value-type="string">
            <text:p>innercoauthorsid_adf5805ed0a68e695dce516643b6bb14</text:p>
          </table:table-cell>
          <table:table-cell office:value-type="string">
            <text:p>Pinna Claud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inna Claudia</text:p>
          </table:table-cell>
          <table:table-cell office:value-type="string">
            <text:p>Not in design department</text:p>
          </table:table-cell>
          <table:table-cell table:formula="of:=VLOOKUP([.G59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90];[Sheet2.$A$1:.$E$103];4;1)" office:value-type="string" office:string-value="ICAR/13 - Disegno Industriale">
            <text:p>ICAR/13 - Disegno Industriale</text:p>
          </table:table-cell>
          <table:table-cell table:formula="of:=VLOOKUP([.$G590];[Sheet2.$A$1:.$E$103];4;1)" office:value-type="string" office:string-value="ICAR/13 - Disegno Industriale">
            <text:p>ICAR/13 - Disegno Industriale</text:p>
          </table:table-cell>
          <table:table-cell table:formula="of:=VLOOKUP([.$G590];[Sheet2.$A$1:.$E$103];5;1)" office:value-type="string" office:string-value="https://orcid.org/0000-0002-4157-4305">
            <text:p>https://orcid.org/0000-0002-4157-4305</text:p>
          </table:table-cell>
        </table:table-row>
        <table:table-row table:style-name="ro2">
          <table:table-cell office:value-type="string">
            <text:p>innercoauthorsid_ed388d9784cb765892f196373a2ff138</text:p>
          </table:table-cell>
          <table:table-cell office:value-type="string">
            <text:p>Pinto Fulv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into Fulvia</text:p>
          </table:table-cell>
          <table:table-cell office:value-type="string">
            <text:p>Not in design department</text:p>
          </table:table-cell>
          <table:table-cell table:formula="of:=VLOOKUP([.G59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591];[Sheet2.$A$1:.$E$103];4;1)" office:value-type="string" office:string-value="ICAR/13 - Disegno Industriale">
            <text:p>ICAR/13 - Disegno Industriale</text:p>
          </table:table-cell>
          <table:table-cell table:formula="of:=VLOOKUP([.$G591];[Sheet2.$A$1:.$E$103];4;1)" office:value-type="string" office:string-value="ICAR/13 - Disegno Industriale">
            <text:p>ICAR/13 - Disegno Industriale</text:p>
          </table:table-cell>
          <table:table-cell table:formula="of:=VLOOKUP([.$G591];[Sheet2.$A$1:.$E$103];5;1)" office:value-type="string" office:string-value="https://orcid.org/0000-0002-4157-4305">
            <text:p>https://orcid.org/0000-0002-4157-4305</text:p>
          </table:table-cell>
        </table:table-row>
        <table:table-row table:style-name="ro2">
          <table:table-cell office:value-type="string">
            <text:p>innercoauthorsid_22eeee6fd8eba042adb02be7a0623dc0</text:p>
          </table:table-cell>
          <table:table-cell office:value-type="string">
            <text:p>Piredda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44">
            <text:p>44</text:p>
          </table:table-cell>
          <table:table-cell office:value-type="string">
            <text:p>Assistant Professor</text:p>
          </table:table-cell>
          <table:table-cell office:value-type="string">
            <text:p>Piredda Francesca</text:p>
          </table:table-cell>
          <table:table-cell office:value-type="string">
            <text:p>Design di Prodotti Strategie e Servizi</text:p>
          </table:table-cell>
          <table:table-cell table:formula="of:=VLOOKUP([.G592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92];[Sheet2.$A$1:.$E$103];4;1)" office:value-type="string" office:string-value="ICAR/13 - Disegno Industriale">
            <text:p>ICAR/13 - Disegno Industriale</text:p>
          </table:table-cell>
          <table:table-cell table:formula="of:=VLOOKUP([.$G592];[Sheet2.$A$1:.$E$103];4;1)" office:value-type="string" office:string-value="ICAR/13 - Disegno Industriale">
            <text:p>ICAR/13 - Disegno Industriale</text:p>
          </table:table-cell>
          <table:table-cell table:formula="of:=VLOOKUP([.$G592];[Sheet2.$A$1:.$E$103];5;1)" office:value-type="string" office:string-value="https://orcid.org/0000-0003-0623-8450">
            <text:p>https://orcid.org/0000-0003-0623-8450</text:p>
          </table:table-cell>
        </table:table-row>
        <table:table-row table:style-name="ro2">
          <table:table-cell office:value-type="string">
            <text:p>innercoauthorsid_bf06b0821f10df2689e78d13dac00ab5</text:p>
          </table:table-cell>
          <table:table-cell office:value-type="string">
            <text:p>Pirola Matte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Pirola Matteo</text:p>
          </table:table-cell>
          <table:table-cell office:value-type="string">
            <text:p>Not in design department</text:p>
          </table:table-cell>
          <table:table-cell table:formula="of:=VLOOKUP([.G593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93];[Sheet2.$A$1:.$E$103];4;1)" office:value-type="string" office:string-value="ICAR/13 - Disegno Industriale">
            <text:p>ICAR/13 - Disegno Industriale</text:p>
          </table:table-cell>
          <table:table-cell table:formula="of:=VLOOKUP([.$G593];[Sheet2.$A$1:.$E$103];4;1)" office:value-type="string" office:string-value="ICAR/13 - Disegno Industriale">
            <text:p>ICAR/13 - Disegno Industriale</text:p>
          </table:table-cell>
          <table:table-cell table:formula="of:=VLOOKUP([.$G593];[Sheet2.$A$1:.$E$103];5;1)" office:value-type="string" office:string-value="https://orcid.org/0000-0003-0623-8450">
            <text:p>https://orcid.org/0000-0003-0623-8450</text:p>
          </table:table-cell>
        </table:table-row>
        <table:table-row table:style-name="ro2">
          <table:table-cell office:value-type="string">
            <text:p>innercoauthorsid_04c72caf369252f24f69061614f4bb04</text:p>
          </table:table-cell>
          <table:table-cell office:value-type="string">
            <text:p>Pirovano Marcell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Pirovano Marcello</text:p>
          </table:table-cell>
          <table:table-cell office:value-type="string">
            <text:p>Not in design department</text:p>
          </table:table-cell>
          <table:table-cell table:formula="of:=VLOOKUP([.G594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94];[Sheet2.$A$1:.$E$103];4;1)" office:value-type="string" office:string-value="ICAR/13 - Disegno Industriale">
            <text:p>ICAR/13 - Disegno Industriale</text:p>
          </table:table-cell>
          <table:table-cell table:formula="of:=VLOOKUP([.$G594];[Sheet2.$A$1:.$E$103];4;1)" office:value-type="string" office:string-value="ICAR/13 - Disegno Industriale">
            <text:p>ICAR/13 - Disegno Industriale</text:p>
          </table:table-cell>
          <table:table-cell table:formula="of:=VLOOKUP([.$G594];[Sheet2.$A$1:.$E$103];5;1)" office:value-type="string" office:string-value="https://orcid.org/0000-0003-0623-8450">
            <text:p>https://orcid.org/0000-0003-0623-8450</text:p>
          </table:table-cell>
        </table:table-row>
        <table:table-row table:style-name="ro2">
          <table:table-cell office:value-type="string">
            <text:p>innercoauthorsid_80c1a8a82a4f4f02e4505bb4622e57b6</text:p>
          </table:table-cell>
          <table:table-cell office:value-type="string">
            <text:p>Piselli Agnese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Piselli Agnese</text:p>
          </table:table-cell>
          <table:table-cell office:value-type="string">
            <text:p>Not in design department</text:p>
          </table:table-cell>
          <table:table-cell table:formula="of:=VLOOKUP([.G595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95];[Sheet2.$A$1:.$E$103];4;1)" office:value-type="string" office:string-value="ICAR/13 - Disegno Industriale">
            <text:p>ICAR/13 - Disegno Industriale</text:p>
          </table:table-cell>
          <table:table-cell table:formula="of:=VLOOKUP([.$G595];[Sheet2.$A$1:.$E$103];4;1)" office:value-type="string" office:string-value="ICAR/13 - Disegno Industriale">
            <text:p>ICAR/13 - Disegno Industriale</text:p>
          </table:table-cell>
          <table:table-cell table:formula="of:=VLOOKUP([.$G595];[Sheet2.$A$1:.$E$103];5;1)" office:value-type="string" office:string-value="https://orcid.org/0000-0003-0623-8450">
            <text:p>https://orcid.org/0000-0003-0623-8450</text:p>
          </table:table-cell>
        </table:table-row>
        <table:table-row table:style-name="ro2">
          <table:table-cell office:value-type="string">
            <text:p>innercoauthorsid_6386a81e25f0a0848e9b6662692f0b99</text:p>
          </table:table-cell>
          <table:table-cell office:value-type="string">
            <text:p>Pizzagalli Manuel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Pizzagalli Manuela</text:p>
          </table:table-cell>
          <table:table-cell office:value-type="string">
            <text:p>Not in design department</text:p>
          </table:table-cell>
          <table:table-cell table:formula="of:=VLOOKUP([.G596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96];[Sheet2.$A$1:.$E$103];4;1)" office:value-type="string" office:string-value="ICAR/13 - Disegno Industriale">
            <text:p>ICAR/13 - Disegno Industriale</text:p>
          </table:table-cell>
          <table:table-cell table:formula="of:=VLOOKUP([.$G596];[Sheet2.$A$1:.$E$103];4;1)" office:value-type="string" office:string-value="ICAR/13 - Disegno Industriale">
            <text:p>ICAR/13 - Disegno Industriale</text:p>
          </table:table-cell>
          <table:table-cell table:formula="of:=VLOOKUP([.$G596];[Sheet2.$A$1:.$E$103];5;1)" office:value-type="string" office:string-value="https://orcid.org/0000-0003-0623-8450">
            <text:p>https://orcid.org/0000-0003-0623-8450</text:p>
          </table:table-cell>
        </table:table-row>
        <table:table-row table:style-name="ro2">
          <table:table-cell office:value-type="string">
            <text:p>innercoauthorsid_37cc13afba6ec5939315c70797ac2561</text:p>
          </table:table-cell>
          <table:table-cell office:value-type="string">
            <text:p>Pizzi Emili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Pizzi Emilio</text:p>
          </table:table-cell>
          <table:table-cell office:value-type="string">
            <text:p>Not in design department</text:p>
          </table:table-cell>
          <table:table-cell table:formula="of:=VLOOKUP([.G597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597];[Sheet2.$A$1:.$E$103];4;1)" office:value-type="string" office:string-value="ICAR/13 - Disegno Industriale">
            <text:p>ICAR/13 - Disegno Industriale</text:p>
          </table:table-cell>
          <table:table-cell table:formula="of:=VLOOKUP([.$G597];[Sheet2.$A$1:.$E$103];4;1)" office:value-type="string" office:string-value="ICAR/13 - Disegno Industriale">
            <text:p>ICAR/13 - Disegno Industriale</text:p>
          </table:table-cell>
          <table:table-cell table:formula="of:=VLOOKUP([.$G597];[Sheet2.$A$1:.$E$103];5;1)" office:value-type="string" office:string-value="https://orcid.org/0000-0003-0623-8450">
            <text:p>https://orcid.org/0000-0003-0623-8450</text:p>
          </table:table-cell>
        </table:table-row>
        <table:table-row table:style-name="ro2">
          <table:table-cell office:value-type="string">
            <text:p>innercoauthorsid_4163b19d2d1debf47083bd2761286b3d</text:p>
          </table:table-cell>
          <table:table-cell office:value-type="string">
            <text:p>Pizzocaro Silvia Luisa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Full Professor</text:p>
          </table:table-cell>
          <table:table-cell office:value-type="string">
            <text:p>Pizzocaro Silvia Luisa</text:p>
          </table:table-cell>
          <table:table-cell office:value-type="string">
            <text:p>Design e Culture</text:p>
          </table:table-cell>
          <table:table-cell table:formula="of:=VLOOKUP([.G598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598];[Sheet2.$A$1:.$E$103];4;1)" office:value-type="string" office:string-value="ICAR/13 - Disegno Industriale">
            <text:p>ICAR/13 - Disegno Industriale</text:p>
          </table:table-cell>
          <table:table-cell table:formula="of:=VLOOKUP([.$G598];[Sheet2.$A$1:.$E$103];4;1)" office:value-type="string" office:string-value="ICAR/13 - Disegno Industriale">
            <text:p>ICAR/13 - Disegno Industriale</text:p>
          </table:table-cell>
          <table:table-cell table:formula="of:=VLOOKUP([.$G598];[Sheet2.$A$1:.$E$103];5;1)" office:value-type="string" office:string-value="https://orcid.org/0000-0002-0478-7950">
            <text:p>https://orcid.org/0000-0002-0478-7950</text:p>
          </table:table-cell>
        </table:table-row>
        <table:table-row table:style-name="ro2">
          <table:table-cell office:value-type="string">
            <text:p>innercoauthorsid_b013288d7a530caf7b78b461fb4b2cbc</text:p>
          </table:table-cell>
          <table:table-cell office:value-type="string">
            <text:p>Plantamura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Plantamura Francesca</text:p>
          </table:table-cell>
          <table:table-cell office:value-type="string">
            <text:p>Not in design department</text:p>
          </table:table-cell>
          <table:table-cell table:formula="of:=VLOOKUP([.G599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599];[Sheet2.$A$1:.$E$103];4;1)" office:value-type="string" office:string-value="ICAR/13 - Disegno Industriale">
            <text:p>ICAR/13 - Disegno Industriale</text:p>
          </table:table-cell>
          <table:table-cell table:formula="of:=VLOOKUP([.$G599];[Sheet2.$A$1:.$E$103];4;1)" office:value-type="string" office:string-value="ICAR/13 - Disegno Industriale">
            <text:p>ICAR/13 - Disegno Industriale</text:p>
          </table:table-cell>
          <table:table-cell table:formula="of:=VLOOKUP([.$G599];[Sheet2.$A$1:.$E$103];5;1)" office:value-type="string" office:string-value="https://orcid.org/0000-0002-0478-7950">
            <text:p>https://orcid.org/0000-0002-0478-7950</text:p>
          </table:table-cell>
        </table:table-row>
        <table:table-row table:style-name="ro2">
          <table:table-cell office:value-type="string">
            <text:p>innercoauthorsid_612804328392c0bfeecd6ff2a4b1baf5</text:p>
          </table:table-cell>
          <table:table-cell office:value-type="string">
            <text:p>Plebani Pierluig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lebani Pierluigi</text:p>
          </table:table-cell>
          <table:table-cell office:value-type="string">
            <text:p>Not in design department</text:p>
          </table:table-cell>
          <table:table-cell table:formula="of:=VLOOKUP([.G600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00];[Sheet2.$A$1:.$E$103];4;1)" office:value-type="string" office:string-value="ICAR/13 - Disegno Industriale">
            <text:p>ICAR/13 - Disegno Industriale</text:p>
          </table:table-cell>
          <table:table-cell table:formula="of:=VLOOKUP([.$G600];[Sheet2.$A$1:.$E$103];4;1)" office:value-type="string" office:string-value="ICAR/13 - Disegno Industriale">
            <text:p>ICAR/13 - Disegno Industriale</text:p>
          </table:table-cell>
          <table:table-cell table:formula="of:=VLOOKUP([.$G600];[Sheet2.$A$1:.$E$103];5;1)" office:value-type="string" office:string-value="https://orcid.org/0000-0002-0478-7950">
            <text:p>https://orcid.org/0000-0002-0478-7950</text:p>
          </table:table-cell>
        </table:table-row>
        <table:table-row table:style-name="ro2">
          <table:table-cell office:value-type="string">
            <text:p>innercoauthorsid_6c157edc8d691e30d5549c0be310b4bf</text:p>
          </table:table-cell>
          <table:table-cell office:value-type="string">
            <text:p>Podesta' Claudi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Podesta' Claudio</text:p>
          </table:table-cell>
          <table:table-cell office:value-type="string">
            <text:p>Not in design department</text:p>
          </table:table-cell>
          <table:table-cell table:formula="of:=VLOOKUP([.G601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01];[Sheet2.$A$1:.$E$103];4;1)" office:value-type="string" office:string-value="ICAR/13 - Disegno Industriale">
            <text:p>ICAR/13 - Disegno Industriale</text:p>
          </table:table-cell>
          <table:table-cell table:formula="of:=VLOOKUP([.$G601];[Sheet2.$A$1:.$E$103];4;1)" office:value-type="string" office:string-value="ICAR/13 - Disegno Industriale">
            <text:p>ICAR/13 - Disegno Industriale</text:p>
          </table:table-cell>
          <table:table-cell table:formula="of:=VLOOKUP([.$G601];[Sheet2.$A$1:.$E$103];5;1)" office:value-type="string" office:string-value="https://orcid.org/0000-0002-0478-7950">
            <text:p>https://orcid.org/0000-0002-0478-7950</text:p>
          </table:table-cell>
        </table:table-row>
        <table:table-row table:style-name="ro2">
          <table:table-cell office:value-type="string">
            <text:p>innercoauthorsid_7d50a7e3993d83cfd89d9eba6d85df31</text:p>
          </table:table-cell>
          <table:table-cell office:value-type="string">
            <text:p>Poggi Car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oggi Carlo</text:p>
          </table:table-cell>
          <table:table-cell office:value-type="string">
            <text:p>Not in design department</text:p>
          </table:table-cell>
          <table:table-cell table:formula="of:=VLOOKUP([.G602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02];[Sheet2.$A$1:.$E$103];4;1)" office:value-type="string" office:string-value="ICAR/13 - Disegno Industriale">
            <text:p>ICAR/13 - Disegno Industriale</text:p>
          </table:table-cell>
          <table:table-cell table:formula="of:=VLOOKUP([.$G602];[Sheet2.$A$1:.$E$103];4;1)" office:value-type="string" office:string-value="ICAR/13 - Disegno Industriale">
            <text:p>ICAR/13 - Disegno Industriale</text:p>
          </table:table-cell>
          <table:table-cell table:formula="of:=VLOOKUP([.$G602];[Sheet2.$A$1:.$E$103];5;1)" office:value-type="string" office:string-value="https://orcid.org/0000-0002-0478-7950">
            <text:p>https://orcid.org/0000-0002-0478-7950</text:p>
          </table:table-cell>
        </table:table-row>
        <table:table-row table:style-name="ro2">
          <table:table-cell office:value-type="string">
            <text:p>innercoauthorsid_ca201d41803865c73bea08936930f1ce</text:p>
          </table:table-cell>
          <table:table-cell office:value-type="string">
            <text:p>Pogliani Osvald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ogliani Osvaldo</text:p>
          </table:table-cell>
          <table:table-cell office:value-type="string">
            <text:p>Not in design department</text:p>
          </table:table-cell>
          <table:table-cell table:formula="of:=VLOOKUP([.G603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03];[Sheet2.$A$1:.$E$103];4;1)" office:value-type="string" office:string-value="ICAR/13 - Disegno Industriale">
            <text:p>ICAR/13 - Disegno Industriale</text:p>
          </table:table-cell>
          <table:table-cell table:formula="of:=VLOOKUP([.$G603];[Sheet2.$A$1:.$E$103];4;1)" office:value-type="string" office:string-value="ICAR/13 - Disegno Industriale">
            <text:p>ICAR/13 - Disegno Industriale</text:p>
          </table:table-cell>
          <table:table-cell table:formula="of:=VLOOKUP([.$G603];[Sheet2.$A$1:.$E$103];5;1)" office:value-type="string" office:string-value="https://orcid.org/0000-0002-0478-7950">
            <text:p>https://orcid.org/0000-0002-0478-7950</text:p>
          </table:table-cell>
        </table:table-row>
        <table:table-row table:style-name="ro2">
          <table:table-cell office:value-type="string">
            <text:p>innercoauthorsid_4c24bb3b8b4cb29f443338537a2704a9</text:p>
          </table:table-cell>
          <table:table-cell office:value-type="string">
            <text:p>Poletti Federi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oletti Federico</text:p>
          </table:table-cell>
          <table:table-cell office:value-type="string">
            <text:p>Not in design department</text:p>
          </table:table-cell>
          <table:table-cell table:formula="of:=VLOOKUP([.G604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04];[Sheet2.$A$1:.$E$103];4;1)" office:value-type="string" office:string-value="ICAR/13 - Disegno Industriale">
            <text:p>ICAR/13 - Disegno Industriale</text:p>
          </table:table-cell>
          <table:table-cell table:formula="of:=VLOOKUP([.$G604];[Sheet2.$A$1:.$E$103];4;1)" office:value-type="string" office:string-value="ICAR/13 - Disegno Industriale">
            <text:p>ICAR/13 - Disegno Industriale</text:p>
          </table:table-cell>
          <table:table-cell table:formula="of:=VLOOKUP([.$G604];[Sheet2.$A$1:.$E$103];5;1)" office:value-type="string" office:string-value="https://orcid.org/0000-0002-0478-7950">
            <text:p>https://orcid.org/0000-0002-0478-7950</text:p>
          </table:table-cell>
        </table:table-row>
        <table:table-row table:style-name="ro2">
          <table:table-cell office:value-type="string">
            <text:p>innercoauthorsid_3bdca637bb7874b67dd492623fc6d4e6</text:p>
          </table:table-cell>
          <table:table-cell office:value-type="string">
            <text:p>Ponti Marco</text:p>
          </table:table-cell>
          <table:table-cell/>
          <table:table-cell office:value-type="string">
            <text:p>innerCoAuthorsId</text:p>
          </table:table-cell>
          <table:table-cell office:value-type="float" office:value="38">
            <text:p>38</text:p>
          </table:table-cell>
          <table:table-cell office:value-type="string">
            <text:p>Not in design department</text:p>
          </table:table-cell>
          <table:table-cell office:value-type="string">
            <text:p>Ponti Marco</text:p>
          </table:table-cell>
          <table:table-cell office:value-type="string">
            <text:p>Not in design department</text:p>
          </table:table-cell>
          <table:table-cell table:formula="of:=VLOOKUP([.G605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05];[Sheet2.$A$1:.$E$103];4;1)" office:value-type="string" office:string-value="ICAR/13 - Disegno Industriale">
            <text:p>ICAR/13 - Disegno Industriale</text:p>
          </table:table-cell>
          <table:table-cell table:formula="of:=VLOOKUP([.$G605];[Sheet2.$A$1:.$E$103];4;1)" office:value-type="string" office:string-value="ICAR/13 - Disegno Industriale">
            <text:p>ICAR/13 - Disegno Industriale</text:p>
          </table:table-cell>
          <table:table-cell table:formula="of:=VLOOKUP([.$G605];[Sheet2.$A$1:.$E$103];5;1)" office:value-type="string" office:string-value="https://orcid.org/0000-0002-0478-7950">
            <text:p>https://orcid.org/0000-0002-0478-7950</text:p>
          </table:table-cell>
        </table:table-row>
        <table:table-row table:style-name="ro2">
          <table:table-cell office:value-type="string">
            <text:p>innercoauthorsid_28fdbbb0d148cf24dd5bb092181dec45</text:p>
          </table:table-cell>
          <table:table-cell office:value-type="string">
            <text:p>Ponti Marco Guido</text:p>
          </table:table-cell>
          <table:table-cell/>
          <table:table-cell office:value-type="string">
            <text:p>innerCoAuthorsId</text:p>
          </table:table-cell>
          <table:table-cell office:value-type="float" office:value="94">
            <text:p>94</text:p>
          </table:table-cell>
          <table:table-cell office:value-type="string">
            <text:p>Research Fellow</text:p>
          </table:table-cell>
          <table:table-cell office:value-type="string">
            <text:p>Ponti Marco Guido</text:p>
          </table:table-cell>
          <table:table-cell office:value-type="string">
            <text:p>Design degli Ambienti del Paesaggio e della Mobilità</text:p>
          </table:table-cell>
          <table:table-cell table:formula="of:=VLOOKUP([.G606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06];[Sheet2.$A$1:.$E$103];4;1)" office:value-type="string" office:string-value="ICAR/13 - Disegno Industriale">
            <text:p>ICAR/13 - Disegno Industriale</text:p>
          </table:table-cell>
          <table:table-cell table:formula="of:=VLOOKUP([.$G606];[Sheet2.$A$1:.$E$103];4;1)" office:value-type="string" office:string-value="ICAR/13 - Disegno Industriale">
            <text:p>ICAR/13 - Disegno Industriale</text:p>
          </table:table-cell>
          <table:table-cell table:formula="of:=VLOOKUP([.$G606];[Sheet2.$A$1:.$E$103];5;1)" office:value-type="string" office:string-value="https://orcid.org/0000-0002-0478-7950">
            <text:p>https://orcid.org/0000-0002-0478-7950</text:p>
          </table:table-cell>
        </table:table-row>
        <table:table-row table:style-name="ro2">
          <table:table-cell office:value-type="string">
            <text:p>innercoauthorsid_7aa626190c030daeb125e326e91586cc</text:p>
          </table:table-cell>
          <table:table-cell office:value-type="string">
            <text:p>Portioli Staudacher Alber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ortioli Staudacher Alberto</text:p>
          </table:table-cell>
          <table:table-cell office:value-type="string">
            <text:p>Not in design department</text:p>
          </table:table-cell>
          <table:table-cell table:formula="of:=VLOOKUP([.G607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07];[Sheet2.$A$1:.$E$103];4;1)" office:value-type="string" office:string-value="ICAR/13 - Disegno Industriale">
            <text:p>ICAR/13 - Disegno Industriale</text:p>
          </table:table-cell>
          <table:table-cell table:formula="of:=VLOOKUP([.$G607];[Sheet2.$A$1:.$E$103];4;1)" office:value-type="string" office:string-value="ICAR/13 - Disegno Industriale">
            <text:p>ICAR/13 - Disegno Industriale</text:p>
          </table:table-cell>
          <table:table-cell table:formula="of:=VLOOKUP([.$G607];[Sheet2.$A$1:.$E$103];5;1)" office:value-type="string" office:string-value="https://orcid.org/0000-0002-0478-7950">
            <text:p>https://orcid.org/0000-0002-0478-7950</text:p>
          </table:table-cell>
        </table:table-row>
        <table:table-row table:style-name="ro2">
          <table:table-cell office:value-type="string">
            <text:p>innercoauthorsid_1f9f72c96cf2cec175315d6921481da1</text:p>
          </table:table-cell>
          <table:table-cell office:value-type="string">
            <text:p>Postiglione Gennaro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office:value-type="string">
            <text:p>Not in design department</text:p>
          </table:table-cell>
          <table:table-cell office:value-type="string">
            <text:p>Postiglione Gennaro</text:p>
          </table:table-cell>
          <table:table-cell office:value-type="string">
            <text:p>Not in design department</text:p>
          </table:table-cell>
          <table:table-cell table:formula="of:=VLOOKUP([.G608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08];[Sheet2.$A$1:.$E$103];4;1)" office:value-type="string" office:string-value="ICAR/13 - Disegno Industriale">
            <text:p>ICAR/13 - Disegno Industriale</text:p>
          </table:table-cell>
          <table:table-cell table:formula="of:=VLOOKUP([.$G608];[Sheet2.$A$1:.$E$103];4;1)" office:value-type="string" office:string-value="ICAR/13 - Disegno Industriale">
            <text:p>ICAR/13 - Disegno Industriale</text:p>
          </table:table-cell>
          <table:table-cell table:formula="of:=VLOOKUP([.$G608];[Sheet2.$A$1:.$E$103];5;1)" office:value-type="string" office:string-value="https://orcid.org/0000-0002-0478-7950">
            <text:p>https://orcid.org/0000-0002-0478-7950</text:p>
          </table:table-cell>
        </table:table-row>
        <table:table-row table:style-name="ro2">
          <table:table-cell office:value-type="string">
            <text:p>innercoauthorsid_d4847b66b0cb0c83a28b46c80398ff18</text:p>
          </table:table-cell>
          <table:table-cell office:value-type="string">
            <text:p>Pozzi Rober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ozzi Roberto</text:p>
          </table:table-cell>
          <table:table-cell office:value-type="string">
            <text:p>Not in design department</text:p>
          </table:table-cell>
          <table:table-cell table:formula="of:=VLOOKUP([.G609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09];[Sheet2.$A$1:.$E$103];4;1)" office:value-type="string" office:string-value="ICAR/13 - Disegno Industriale">
            <text:p>ICAR/13 - Disegno Industriale</text:p>
          </table:table-cell>
          <table:table-cell table:formula="of:=VLOOKUP([.$G609];[Sheet2.$A$1:.$E$103];4;1)" office:value-type="string" office:string-value="ICAR/13 - Disegno Industriale">
            <text:p>ICAR/13 - Disegno Industriale</text:p>
          </table:table-cell>
          <table:table-cell table:formula="of:=VLOOKUP([.$G609];[Sheet2.$A$1:.$E$103];5;1)" office:value-type="string" office:string-value="https://orcid.org/0000-0002-0478-7950">
            <text:p>https://orcid.org/0000-0002-0478-7950</text:p>
          </table:table-cell>
        </table:table-row>
        <table:table-row table:style-name="ro2">
          <table:table-cell office:value-type="string">
            <text:p>innercoauthorsid_d592d6c58db6a46152d191118eacef7e</text:p>
          </table:table-cell>
          <table:table-cell office:value-type="string">
            <text:p>Pradel Patrick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radel Patrick</text:p>
          </table:table-cell>
          <table:table-cell office:value-type="string">
            <text:p>Not in design department</text:p>
          </table:table-cell>
          <table:table-cell table:formula="of:=VLOOKUP([.G610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10];[Sheet2.$A$1:.$E$103];4;1)" office:value-type="string" office:string-value="ICAR/13 - Disegno Industriale">
            <text:p>ICAR/13 - Disegno Industriale</text:p>
          </table:table-cell>
          <table:table-cell table:formula="of:=VLOOKUP([.$G610];[Sheet2.$A$1:.$E$103];4;1)" office:value-type="string" office:string-value="ICAR/13 - Disegno Industriale">
            <text:p>ICAR/13 - Disegno Industriale</text:p>
          </table:table-cell>
          <table:table-cell table:formula="of:=VLOOKUP([.$G610];[Sheet2.$A$1:.$E$103];5;1)" office:value-type="string" office:string-value="https://orcid.org/0000-0002-0478-7950">
            <text:p>https://orcid.org/0000-0002-0478-7950</text:p>
          </table:table-cell>
        </table:table-row>
        <table:table-row table:style-name="ro2">
          <table:table-cell office:value-type="string">
            <text:p>innercoauthorsid_814dccb50efe3c760467152b7ad0d20b</text:p>
          </table:table-cell>
          <table:table-cell office:value-type="string">
            <text:p>Preatoni Ezio</text:p>
          </table:table-cell>
          <table:table-cell/>
          <table:table-cell office:value-type="string">
            <text:p>innerCoAuthorsId</text:p>
          </table:table-cell>
          <table:table-cell office:value-type="float" office:value="12">
            <text:p>12</text:p>
          </table:table-cell>
          <table:table-cell office:value-type="string">
            <text:p>Not in design department</text:p>
          </table:table-cell>
          <table:table-cell office:value-type="string">
            <text:p>Preatoni Ezio</text:p>
          </table:table-cell>
          <table:table-cell office:value-type="string">
            <text:p>Not in design department</text:p>
          </table:table-cell>
          <table:table-cell table:formula="of:=VLOOKUP([.G611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11];[Sheet2.$A$1:.$E$103];4;1)" office:value-type="string" office:string-value="ICAR/13 - Disegno Industriale">
            <text:p>ICAR/13 - Disegno Industriale</text:p>
          </table:table-cell>
          <table:table-cell table:formula="of:=VLOOKUP([.$G611];[Sheet2.$A$1:.$E$103];4;1)" office:value-type="string" office:string-value="ICAR/13 - Disegno Industriale">
            <text:p>ICAR/13 - Disegno Industriale</text:p>
          </table:table-cell>
          <table:table-cell table:formula="of:=VLOOKUP([.$G611];[Sheet2.$A$1:.$E$103];5;1)" office:value-type="string" office:string-value="https://orcid.org/0000-0002-0478-7950">
            <text:p>https://orcid.org/0000-0002-0478-7950</text:p>
          </table:table-cell>
        </table:table-row>
        <table:table-row table:style-name="ro2">
          <table:table-cell office:value-type="string">
            <text:p>innercoauthorsid_4e7b119c7bf574c1fb840ada558f89ac</text:p>
          </table:table-cell>
          <table:table-cell office:value-type="string">
            <text:p>Prestes Joly MaÃ­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PhD student</text:p>
          </table:table-cell>
          <table:table-cell office:value-type="string">
            <text:p>Prestes Joly MaÃ­ra</text:p>
          </table:table-cell>
          <table:table-cell office:value-type="string">
            <text:p>No section</text:p>
          </table:table-cell>
          <table:table-cell table:formula="of:=VLOOKUP([.G612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12];[Sheet2.$A$1:.$E$103];4;1)" office:value-type="string" office:string-value="ICAR/13 - Disegno Industriale">
            <text:p>ICAR/13 - Disegno Industriale</text:p>
          </table:table-cell>
          <table:table-cell table:formula="of:=VLOOKUP([.$G612];[Sheet2.$A$1:.$E$103];4;1)" office:value-type="string" office:string-value="ICAR/13 - Disegno Industriale">
            <text:p>ICAR/13 - Disegno Industriale</text:p>
          </table:table-cell>
          <table:table-cell table:formula="of:=VLOOKUP([.$G612];[Sheet2.$A$1:.$E$103];5;1)" office:value-type="string" office:string-value="https://orcid.org/0000-0002-0478-7950">
            <text:p>https://orcid.org/0000-0002-0478-7950</text:p>
          </table:table-cell>
        </table:table-row>
        <table:table-row table:style-name="ro2">
          <table:table-cell office:value-type="string">
            <text:p>innercoauthorsid_b08f268683edc9d782c75ab82ce31ba9</text:p>
          </table:table-cell>
          <table:table-cell office:value-type="string">
            <text:p>Previtali Barbar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Previtali Barbara</text:p>
          </table:table-cell>
          <table:table-cell office:value-type="string">
            <text:p>Not in design department</text:p>
          </table:table-cell>
          <table:table-cell table:formula="of:=VLOOKUP([.G613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13];[Sheet2.$A$1:.$E$103];4;1)" office:value-type="string" office:string-value="ICAR/13 - Disegno Industriale">
            <text:p>ICAR/13 - Disegno Industriale</text:p>
          </table:table-cell>
          <table:table-cell table:formula="of:=VLOOKUP([.$G613];[Sheet2.$A$1:.$E$103];4;1)" office:value-type="string" office:string-value="ICAR/13 - Disegno Industriale">
            <text:p>ICAR/13 - Disegno Industriale</text:p>
          </table:table-cell>
          <table:table-cell table:formula="of:=VLOOKUP([.$G613];[Sheet2.$A$1:.$E$103];5;1)" office:value-type="string" office:string-value="https://orcid.org/0000-0002-0478-7950">
            <text:p>https://orcid.org/0000-0002-0478-7950</text:p>
          </table:table-cell>
        </table:table-row>
        <table:table-row table:style-name="ro2">
          <table:table-cell office:value-type="string">
            <text:p>innercoauthorsid_e1bd9bf72462891fe6a779bae559bf2e</text:p>
          </table:table-cell>
          <table:table-cell office:value-type="string">
            <text:p>Profeta Giovann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PhD student</text:p>
          </table:table-cell>
          <table:table-cell office:value-type="string">
            <text:p>Profeta Giovanni</text:p>
          </table:table-cell>
          <table:table-cell office:value-type="string">
            <text:p>No section</text:p>
          </table:table-cell>
          <table:table-cell table:formula="of:=VLOOKUP([.G614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14];[Sheet2.$A$1:.$E$103];4;1)" office:value-type="string" office:string-value="ICAR/13 - Disegno Industriale">
            <text:p>ICAR/13 - Disegno Industriale</text:p>
          </table:table-cell>
          <table:table-cell table:formula="of:=VLOOKUP([.$G614];[Sheet2.$A$1:.$E$103];4;1)" office:value-type="string" office:string-value="ICAR/13 - Disegno Industriale">
            <text:p>ICAR/13 - Disegno Industriale</text:p>
          </table:table-cell>
          <table:table-cell table:formula="of:=VLOOKUP([.$G614];[Sheet2.$A$1:.$E$103];5;1)" office:value-type="string" office:string-value="https://orcid.org/0000-0002-0478-7950">
            <text:p>https://orcid.org/0000-0002-0478-7950</text:p>
          </table:table-cell>
        </table:table-row>
        <table:table-row table:style-name="ro2">
          <table:table-cell office:value-type="string">
            <text:p>innercoauthorsid_9c544f7e4e7ed29b97a4d5ef4f54a35d</text:p>
          </table:table-cell>
          <table:table-cell office:value-type="string">
            <text:p>Protasoni Sa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Protasoni Sara</text:p>
          </table:table-cell>
          <table:table-cell office:value-type="string">
            <text:p>Not in design department</text:p>
          </table:table-cell>
          <table:table-cell table:formula="of:=VLOOKUP([.G615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15];[Sheet2.$A$1:.$E$103];4;1)" office:value-type="string" office:string-value="ICAR/13 - Disegno Industriale">
            <text:p>ICAR/13 - Disegno Industriale</text:p>
          </table:table-cell>
          <table:table-cell table:formula="of:=VLOOKUP([.$G615];[Sheet2.$A$1:.$E$103];4;1)" office:value-type="string" office:string-value="ICAR/13 - Disegno Industriale">
            <text:p>ICAR/13 - Disegno Industriale</text:p>
          </table:table-cell>
          <table:table-cell table:formula="of:=VLOOKUP([.$G615];[Sheet2.$A$1:.$E$103];5;1)" office:value-type="string" office:string-value="https://orcid.org/0000-0002-0478-7950">
            <text:p>https://orcid.org/0000-0002-0478-7950</text:p>
          </table:table-cell>
        </table:table-row>
        <table:table-row table:style-name="ro2">
          <table:table-cell office:value-type="string">
            <text:p>innercoauthorsid_8aa8711ce54f8b6a47dff05688462c09</text:p>
          </table:table-cell>
          <table:table-cell office:value-type="string">
            <text:p>Puerari Emm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Puerari Emma</text:p>
          </table:table-cell>
          <table:table-cell office:value-type="string">
            <text:p>Not in design department</text:p>
          </table:table-cell>
          <table:table-cell table:formula="of:=VLOOKUP([.G616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16];[Sheet2.$A$1:.$E$103];4;1)" office:value-type="string" office:string-value="ICAR/13 - Disegno Industriale">
            <text:p>ICAR/13 - Disegno Industriale</text:p>
          </table:table-cell>
          <table:table-cell table:formula="of:=VLOOKUP([.$G616];[Sheet2.$A$1:.$E$103];4;1)" office:value-type="string" office:string-value="ICAR/13 - Disegno Industriale">
            <text:p>ICAR/13 - Disegno Industriale</text:p>
          </table:table-cell>
          <table:table-cell table:formula="of:=VLOOKUP([.$G616];[Sheet2.$A$1:.$E$103];5;1)" office:value-type="string" office:string-value="https://orcid.org/0000-0002-0478-7950">
            <text:p>https://orcid.org/0000-0002-0478-7950</text:p>
          </table:table-cell>
        </table:table-row>
        <table:table-row table:style-name="ro2">
          <table:table-cell office:value-type="string">
            <text:p>innercoauthorsid_092cf28df9a93840defe2c2162ec8969</text:p>
          </table:table-cell>
          <table:table-cell office:value-type="string">
            <text:p>Qian Xiaob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Qian Xiaobo</text:p>
          </table:table-cell>
          <table:table-cell office:value-type="string">
            <text:p>Not in design department</text:p>
          </table:table-cell>
          <table:table-cell table:formula="of:=VLOOKUP([.G617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17];[Sheet2.$A$1:.$E$103];4;1)" office:value-type="string" office:string-value="ICAR/13 - Disegno Industriale">
            <text:p>ICAR/13 - Disegno Industriale</text:p>
          </table:table-cell>
          <table:table-cell table:formula="of:=VLOOKUP([.$G617];[Sheet2.$A$1:.$E$103];4;1)" office:value-type="string" office:string-value="ICAR/13 - Disegno Industriale">
            <text:p>ICAR/13 - Disegno Industriale</text:p>
          </table:table-cell>
          <table:table-cell table:formula="of:=VLOOKUP([.$G617];[Sheet2.$A$1:.$E$103];5;1)" office:value-type="string" office:string-value="https://orcid.org/0000-0002-0478-7950">
            <text:p>https://orcid.org/0000-0002-0478-7950</text:p>
          </table:table-cell>
        </table:table-row>
        <table:table-row table:style-name="ro2">
          <table:table-cell office:value-type="string">
            <text:p>innercoauthorsid_6fd0d25d81a20878f65515f2efef4c78</text:p>
          </table:table-cell>
          <table:table-cell office:value-type="string">
            <text:p>Quaggiotto Marco</text:p>
          </table:table-cell>
          <table:table-cell/>
          <table:table-cell office:value-type="string">
            <text:p>innerCoAuthorsId</text:p>
          </table:table-cell>
          <table:table-cell office:value-type="float" office:value="31">
            <text:p>31</text:p>
          </table:table-cell>
          <table:table-cell office:value-type="string">
            <text:p>Assistant Professor</text:p>
          </table:table-cell>
          <table:table-cell office:value-type="string">
            <text:p>Quaggiotto Marco</text:p>
          </table:table-cell>
          <table:table-cell office:value-type="string">
            <text:p>Design e Culture</text:p>
          </table:table-cell>
          <table:table-cell table:formula="of:=VLOOKUP([.G618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618];[Sheet2.$A$1:.$E$103];4;1)" office:value-type="string" office:string-value="ICAR/13 - Disegno Industriale">
            <text:p>ICAR/13 - Disegno Industriale</text:p>
          </table:table-cell>
          <table:table-cell table:formula="of:=VLOOKUP([.$G618];[Sheet2.$A$1:.$E$103];4;1)" office:value-type="string" office:string-value="ICAR/13 - Disegno Industriale">
            <text:p>ICAR/13 - Disegno Industriale</text:p>
          </table:table-cell>
          <table:table-cell table:formula="of:=VLOOKUP([.$G618];[Sheet2.$A$1:.$E$103];5;1)" office:value-type="string" office:string-value="https://orcid.org/0000-0003-4195-2369">
            <text:p>https://orcid.org/0000-0003-4195-2369</text:p>
          </table:table-cell>
        </table:table-row>
        <table:table-row table:style-name="ro2">
          <table:table-cell office:value-type="string">
            <text:p>innercoauthorsid_935f37752c1b68433a1fcb8367e6c8f4</text:p>
          </table:table-cell>
          <table:table-cell office:value-type="string">
            <text:p>Quaquaro Benedett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Quaquaro Benedetto</text:p>
          </table:table-cell>
          <table:table-cell office:value-type="string">
            <text:p>Not in design department</text:p>
          </table:table-cell>
          <table:table-cell table:formula="of:=VLOOKUP([.G619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619];[Sheet2.$A$1:.$E$103];4;1)" office:value-type="string" office:string-value="ICAR/13 - Disegno Industriale">
            <text:p>ICAR/13 - Disegno Industriale</text:p>
          </table:table-cell>
          <table:table-cell table:formula="of:=VLOOKUP([.$G619];[Sheet2.$A$1:.$E$103];4;1)" office:value-type="string" office:string-value="ICAR/13 - Disegno Industriale">
            <text:p>ICAR/13 - Disegno Industriale</text:p>
          </table:table-cell>
          <table:table-cell table:formula="of:=VLOOKUP([.$G619];[Sheet2.$A$1:.$E$103];5;1)" office:value-type="string" office:string-value="https://orcid.org/0000-0003-4195-2369">
            <text:p>https://orcid.org/0000-0003-4195-2369</text:p>
          </table:table-cell>
        </table:table-row>
        <table:table-row table:style-name="ro2">
          <table:table-cell office:value-type="string">
            <text:p>innercoauthorsid_0d92625f2d91735df985813717909849</text:p>
          </table:table-cell>
          <table:table-cell office:value-type="string">
            <text:p>Quircio Valer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Quircio Valeria</text:p>
          </table:table-cell>
          <table:table-cell office:value-type="string">
            <text:p>Not in design department</text:p>
          </table:table-cell>
          <table:table-cell table:formula="of:=VLOOKUP([.G620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620];[Sheet2.$A$1:.$E$103];4;1)" office:value-type="string" office:string-value="ICAR/13 - Disegno Industriale">
            <text:p>ICAR/13 - Disegno Industriale</text:p>
          </table:table-cell>
          <table:table-cell table:formula="of:=VLOOKUP([.$G620];[Sheet2.$A$1:.$E$103];4;1)" office:value-type="string" office:string-value="ICAR/13 - Disegno Industriale">
            <text:p>ICAR/13 - Disegno Industriale</text:p>
          </table:table-cell>
          <table:table-cell table:formula="of:=VLOOKUP([.$G620];[Sheet2.$A$1:.$E$103];5;1)" office:value-type="string" office:string-value="https://orcid.org/0000-0003-4195-2369">
            <text:p>https://orcid.org/0000-0003-4195-2369</text:p>
          </table:table-cell>
        </table:table-row>
        <table:table-row table:style-name="ro2">
          <table:table-cell office:value-type="string">
            <text:p>innercoauthorsid_24edd4b71b8c78fa2b9c5b7ffead9f14</text:p>
          </table:table-cell>
          <table:table-cell office:value-type="string">
            <text:p>Radeta Mark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Radeta Marko</text:p>
          </table:table-cell>
          <table:table-cell office:value-type="string">
            <text:p>Not in design department</text:p>
          </table:table-cell>
          <table:table-cell table:formula="of:=VLOOKUP([.G621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621];[Sheet2.$A$1:.$E$103];4;1)" office:value-type="string" office:string-value="ICAR/13 - Disegno Industriale">
            <text:p>ICAR/13 - Disegno Industriale</text:p>
          </table:table-cell>
          <table:table-cell table:formula="of:=VLOOKUP([.$G621];[Sheet2.$A$1:.$E$103];4;1)" office:value-type="string" office:string-value="ICAR/13 - Disegno Industriale">
            <text:p>ICAR/13 - Disegno Industriale</text:p>
          </table:table-cell>
          <table:table-cell table:formula="of:=VLOOKUP([.$G621];[Sheet2.$A$1:.$E$103];5;1)" office:value-type="string" office:string-value="https://orcid.org/0000-0003-4195-2369">
            <text:p>https://orcid.org/0000-0003-4195-2369</text:p>
          </table:table-cell>
        </table:table-row>
        <table:table-row table:style-name="ro2">
          <table:table-cell office:value-type="string">
            <text:p>innercoauthorsid_8b95deeb7a07c6ae490df249be52e6f8</text:p>
          </table:table-cell>
          <table:table-cell office:value-type="string">
            <text:p>Radice Sa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Radice Sara</text:p>
          </table:table-cell>
          <table:table-cell office:value-type="string">
            <text:p>Not in design department</text:p>
          </table:table-cell>
          <table:table-cell table:formula="of:=VLOOKUP([.G622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622];[Sheet2.$A$1:.$E$103];4;1)" office:value-type="string" office:string-value="ICAR/13 - Disegno Industriale">
            <text:p>ICAR/13 - Disegno Industriale</text:p>
          </table:table-cell>
          <table:table-cell table:formula="of:=VLOOKUP([.$G622];[Sheet2.$A$1:.$E$103];4;1)" office:value-type="string" office:string-value="ICAR/13 - Disegno Industriale">
            <text:p>ICAR/13 - Disegno Industriale</text:p>
          </table:table-cell>
          <table:table-cell table:formula="of:=VLOOKUP([.$G622];[Sheet2.$A$1:.$E$103];5;1)" office:value-type="string" office:string-value="https://orcid.org/0000-0003-4195-2369">
            <text:p>https://orcid.org/0000-0003-4195-2369</text:p>
          </table:table-cell>
        </table:table-row>
        <table:table-row table:style-name="ro2">
          <table:table-cell office:value-type="string">
            <text:p>innercoauthorsid_e4d9bc17ff1fa5e7c4188414735c6163</text:p>
          </table:table-cell>
          <table:table-cell office:value-type="string">
            <text:p>Ragucci Agnes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Ragucci Agnese</text:p>
          </table:table-cell>
          <table:table-cell office:value-type="string">
            <text:p>Not in design department</text:p>
          </table:table-cell>
          <table:table-cell table:formula="of:=VLOOKUP([.G623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623];[Sheet2.$A$1:.$E$103];4;1)" office:value-type="string" office:string-value="ICAR/13 - Disegno Industriale">
            <text:p>ICAR/13 - Disegno Industriale</text:p>
          </table:table-cell>
          <table:table-cell table:formula="of:=VLOOKUP([.$G623];[Sheet2.$A$1:.$E$103];4;1)" office:value-type="string" office:string-value="ICAR/13 - Disegno Industriale">
            <text:p>ICAR/13 - Disegno Industriale</text:p>
          </table:table-cell>
          <table:table-cell table:formula="of:=VLOOKUP([.$G623];[Sheet2.$A$1:.$E$103];5;1)" office:value-type="string" office:string-value="https://orcid.org/0000-0003-4195-2369">
            <text:p>https://orcid.org/0000-0003-4195-2369</text:p>
          </table:table-cell>
        </table:table-row>
        <table:table-row table:style-name="ro2">
          <table:table-cell office:value-type="string">
            <text:p>innercoauthorsid_6c8ce93aae385a4915a6d2b72430347c</text:p>
          </table:table-cell>
          <table:table-cell office:value-type="string">
            <text:p>Rainoldi Giovanni</text:p>
          </table:table-cell>
          <table:table-cell/>
          <table:table-cell office:value-type="string">
            <text:p>innerCoAuthorsId</text:p>
          </table:table-cell>
          <table:table-cell office:value-type="float" office:value="12">
            <text:p>12</text:p>
          </table:table-cell>
          <table:table-cell office:value-type="string">
            <text:p>Not in design department</text:p>
          </table:table-cell>
          <table:table-cell office:value-type="string">
            <text:p>Rainoldi Giovanni</text:p>
          </table:table-cell>
          <table:table-cell office:value-type="string">
            <text:p>Not in design department</text:p>
          </table:table-cell>
          <table:table-cell table:formula="of:=VLOOKUP([.G624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624];[Sheet2.$A$1:.$E$103];4;1)" office:value-type="string" office:string-value="ICAR/13 - Disegno Industriale">
            <text:p>ICAR/13 - Disegno Industriale</text:p>
          </table:table-cell>
          <table:table-cell table:formula="of:=VLOOKUP([.$G624];[Sheet2.$A$1:.$E$103];4;1)" office:value-type="string" office:string-value="ICAR/13 - Disegno Industriale">
            <text:p>ICAR/13 - Disegno Industriale</text:p>
          </table:table-cell>
          <table:table-cell table:formula="of:=VLOOKUP([.$G624];[Sheet2.$A$1:.$E$103];5;1)" office:value-type="string" office:string-value="https://orcid.org/0000-0003-4195-2369">
            <text:p>https://orcid.org/0000-0003-4195-2369</text:p>
          </table:table-cell>
        </table:table-row>
        <table:table-row table:style-name="ro2">
          <table:table-cell office:value-type="string">
            <text:p>innercoauthorsid_14de8e3aad9aa874cec7096c48c81fb4</text:p>
          </table:table-cell>
          <table:table-cell office:value-type="string">
            <text:p>Rampino Lucia Rosa Elena</text:p>
          </table:table-cell>
          <table:table-cell/>
          <table:table-cell office:value-type="string">
            <text:p>innerCoAuthorsId</text:p>
          </table:table-cell>
          <table:table-cell office:value-type="float" office:value="79">
            <text:p>79</text:p>
          </table:table-cell>
          <table:table-cell office:value-type="string">
            <text:p>Associate Professor</text:p>
          </table:table-cell>
          <table:table-cell office:value-type="string">
            <text:p>Rampino Lucia Rosa Elena</text:p>
          </table:table-cell>
          <table:table-cell office:value-type="string">
            <text:p>Design di Prodotti Strategie e Servizi</text:p>
          </table:table-cell>
          <table:table-cell table:formula="of:=VLOOKUP([.G62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25];[Sheet2.$A$1:.$E$103];4;1)" office:value-type="string" office:string-value="ICAR/13 - Disegno Industriale">
            <text:p>ICAR/13 - Disegno Industriale</text:p>
          </table:table-cell>
          <table:table-cell table:formula="of:=VLOOKUP([.$G625];[Sheet2.$A$1:.$E$103];4;1)" office:value-type="string" office:string-value="ICAR/13 - Disegno Industriale">
            <text:p>ICAR/13 - Disegno Industriale</text:p>
          </table:table-cell>
          <table:table-cell table:formula="of:=VLOOKUP([.$G625];[Sheet2.$A$1:.$E$103];5;1)" office:value-type="string" office:string-value="https://orcid.org/0000-0002-7591-9324">
            <text:p>https://orcid.org/0000-0002-7591-9324</text:p>
          </table:table-cell>
        </table:table-row>
        <table:table-row table:style-name="ro2">
          <table:table-cell office:value-type="string">
            <text:p>innercoauthorsid_d5d7c4aea335cf07c5bc573b677eb9cc</text:p>
          </table:table-cell>
          <table:table-cell office:value-type="string">
            <text:p>Ramponi Federi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Ramponi Federico</text:p>
          </table:table-cell>
          <table:table-cell office:value-type="string">
            <text:p>Not in design department</text:p>
          </table:table-cell>
          <table:table-cell table:formula="of:=VLOOKUP([.G62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26];[Sheet2.$A$1:.$E$103];4;1)" office:value-type="string" office:string-value="ICAR/13 - Disegno Industriale">
            <text:p>ICAR/13 - Disegno Industriale</text:p>
          </table:table-cell>
          <table:table-cell table:formula="of:=VLOOKUP([.$G626];[Sheet2.$A$1:.$E$103];4;1)" office:value-type="string" office:string-value="ICAR/13 - Disegno Industriale">
            <text:p>ICAR/13 - Disegno Industriale</text:p>
          </table:table-cell>
          <table:table-cell table:formula="of:=VLOOKUP([.$G626];[Sheet2.$A$1:.$E$103];5;1)" office:value-type="string" office:string-value="https://orcid.org/0000-0002-7591-9324">
            <text:p>https://orcid.org/0000-0002-7591-9324</text:p>
          </table:table-cell>
        </table:table-row>
        <table:table-row table:style-name="ro2">
          <table:table-cell office:value-type="string">
            <text:p>innercoauthorsid_1bb0cb5c17800137c4ca8f69c914d59b</text:p>
          </table:table-cell>
          <table:table-cell office:value-type="string">
            <text:p>Rana Vincenz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Rana Vincenzo</text:p>
          </table:table-cell>
          <table:table-cell office:value-type="string">
            <text:p>Not in design department</text:p>
          </table:table-cell>
          <table:table-cell table:formula="of:=VLOOKUP([.G62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27];[Sheet2.$A$1:.$E$103];4;1)" office:value-type="string" office:string-value="ICAR/13 - Disegno Industriale">
            <text:p>ICAR/13 - Disegno Industriale</text:p>
          </table:table-cell>
          <table:table-cell table:formula="of:=VLOOKUP([.$G627];[Sheet2.$A$1:.$E$103];4;1)" office:value-type="string" office:string-value="ICAR/13 - Disegno Industriale">
            <text:p>ICAR/13 - Disegno Industriale</text:p>
          </table:table-cell>
          <table:table-cell table:formula="of:=VLOOKUP([.$G627];[Sheet2.$A$1:.$E$103];5;1)" office:value-type="string" office:string-value="https://orcid.org/0000-0002-7591-9324">
            <text:p>https://orcid.org/0000-0002-7591-9324</text:p>
          </table:table-cell>
        </table:table-row>
        <table:table-row table:style-name="ro2">
          <table:table-cell office:value-type="string">
            <text:p>innercoauthorsid_25a0856df7eb2d15980a84f31211e667</text:p>
          </table:table-cell>
          <table:table-cell office:value-type="string">
            <text:p>Ranci Ortigosa Costanz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Ranci Ortigosa Costanzo</text:p>
          </table:table-cell>
          <table:table-cell office:value-type="string">
            <text:p>Not in design department</text:p>
          </table:table-cell>
          <table:table-cell table:formula="of:=VLOOKUP([.G62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28];[Sheet2.$A$1:.$E$103];4;1)" office:value-type="string" office:string-value="ICAR/13 - Disegno Industriale">
            <text:p>ICAR/13 - Disegno Industriale</text:p>
          </table:table-cell>
          <table:table-cell table:formula="of:=VLOOKUP([.$G628];[Sheet2.$A$1:.$E$103];4;1)" office:value-type="string" office:string-value="ICAR/13 - Disegno Industriale">
            <text:p>ICAR/13 - Disegno Industriale</text:p>
          </table:table-cell>
          <table:table-cell table:formula="of:=VLOOKUP([.$G628];[Sheet2.$A$1:.$E$103];5;1)" office:value-type="string" office:string-value="https://orcid.org/0000-0002-7591-9324">
            <text:p>https://orcid.org/0000-0002-7591-9324</text:p>
          </table:table-cell>
        </table:table-row>
        <table:table-row table:style-name="ro2">
          <table:table-cell office:value-type="string">
            <text:p>innercoauthorsid_52fdba38d8c95d3193f3c494e5cedab7</text:p>
          </table:table-cell>
          <table:table-cell office:value-type="string">
            <text:p>Ratti Andrea</text:p>
          </table:table-cell>
          <table:table-cell/>
          <table:table-cell office:value-type="string">
            <text:p>innerCoAuthorsId</text:p>
          </table:table-cell>
          <table:table-cell office:value-type="float" office:value="117">
            <text:p>117</text:p>
          </table:table-cell>
          <table:table-cell office:value-type="string">
            <text:p>Associate Professor</text:p>
          </table:table-cell>
          <table:table-cell office:value-type="string">
            <text:p>Ratti Andrea</text:p>
          </table:table-cell>
          <table:table-cell office:value-type="string">
            <text:p>Design degli Ambienti del Paesaggio e della Mobilità</text:p>
          </table:table-cell>
          <table:table-cell table:formula="of:=VLOOKUP([.G62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29];[Sheet2.$A$1:.$E$103];4;1)" office:value-type="string" office:string-value="ICAR/13 - Disegno Industriale">
            <text:p>ICAR/13 - Disegno Industriale</text:p>
          </table:table-cell>
          <table:table-cell table:formula="of:=VLOOKUP([.$G629];[Sheet2.$A$1:.$E$103];4;1)" office:value-type="string" office:string-value="ICAR/13 - Disegno Industriale">
            <text:p>ICAR/13 - Disegno Industriale</text:p>
          </table:table-cell>
          <table:table-cell table:formula="of:=VLOOKUP([.$G629];[Sheet2.$A$1:.$E$103];5;1)" office:value-type="string" office:string-value="https://orcid.org/0000-0003-4115-2732">
            <text:p>https://orcid.org/0000-0003-4115-2732</text:p>
          </table:table-cell>
        </table:table-row>
        <table:table-row table:style-name="ro2">
          <table:table-cell office:value-type="string">
            <text:p>innercoauthorsid_2f7f5a76a316b0b492506e1d3ce9a866</text:p>
          </table:table-cell>
          <table:table-cell office:value-type="string">
            <text:p>Ravetta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Ravetta Francesca</text:p>
          </table:table-cell>
          <table:table-cell office:value-type="string">
            <text:p>Not in design department</text:p>
          </table:table-cell>
          <table:table-cell table:formula="of:=VLOOKUP([.G63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30];[Sheet2.$A$1:.$E$103];4;1)" office:value-type="string" office:string-value="ICAR/13 - Disegno Industriale">
            <text:p>ICAR/13 - Disegno Industriale</text:p>
          </table:table-cell>
          <table:table-cell table:formula="of:=VLOOKUP([.$G630];[Sheet2.$A$1:.$E$103];4;1)" office:value-type="string" office:string-value="ICAR/13 - Disegno Industriale">
            <text:p>ICAR/13 - Disegno Industriale</text:p>
          </table:table-cell>
          <table:table-cell table:formula="of:=VLOOKUP([.$G630];[Sheet2.$A$1:.$E$103];5;1)" office:value-type="string" office:string-value="https://orcid.org/0000-0003-4115-2732">
            <text:p>https://orcid.org/0000-0003-4115-2732</text:p>
          </table:table-cell>
        </table:table-row>
        <table:table-row table:style-name="ro2">
          <table:table-cell office:value-type="string">
            <text:p>innercoauthorsid_43702e3f8603737ccd4bc9c081ffc899</text:p>
          </table:table-cell>
          <table:table-cell office:value-type="string">
            <text:p>Reali Pierluig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Reali Pierluigi</text:p>
          </table:table-cell>
          <table:table-cell office:value-type="string">
            <text:p>Not in design department</text:p>
          </table:table-cell>
          <table:table-cell table:formula="of:=VLOOKUP([.G63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31];[Sheet2.$A$1:.$E$103];4;1)" office:value-type="string" office:string-value="ICAR/13 - Disegno Industriale">
            <text:p>ICAR/13 - Disegno Industriale</text:p>
          </table:table-cell>
          <table:table-cell table:formula="of:=VLOOKUP([.$G631];[Sheet2.$A$1:.$E$103];4;1)" office:value-type="string" office:string-value="ICAR/13 - Disegno Industriale">
            <text:p>ICAR/13 - Disegno Industriale</text:p>
          </table:table-cell>
          <table:table-cell table:formula="of:=VLOOKUP([.$G631];[Sheet2.$A$1:.$E$103];5;1)" office:value-type="string" office:string-value="https://orcid.org/0000-0003-4115-2732">
            <text:p>https://orcid.org/0000-0003-4115-2732</text:p>
          </table:table-cell>
        </table:table-row>
        <table:table-row table:style-name="ro2">
          <table:table-cell office:value-type="string">
            <text:p>innercoauthorsid_02f72edc9b7ec3d85dd1c698335a49ac</text:p>
          </table:table-cell>
          <table:table-cell office:value-type="string">
            <text:p>Rebaglio Agnese</text:p>
          </table:table-cell>
          <table:table-cell/>
          <table:table-cell office:value-type="string">
            <text:p>innerCoAuthorsId</text:p>
          </table:table-cell>
          <table:table-cell office:value-type="float" office:value="57">
            <text:p>57</text:p>
          </table:table-cell>
          <table:table-cell office:value-type="string">
            <text:p>Assistant Professor</text:p>
          </table:table-cell>
          <table:table-cell office:value-type="string">
            <text:p>Rebaglio Agnese</text:p>
          </table:table-cell>
          <table:table-cell office:value-type="string">
            <text:p>Design degli Ambienti del Paesaggio e della Mobilità</text:p>
          </table:table-cell>
          <table:table-cell table:formula="of:=VLOOKUP([.G632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632];[Sheet2.$A$1:.$E$103];4;1)" office:value-type="string" office:string-value="ICAR/13 - Disegno Industriale">
            <text:p>ICAR/13 - Disegno Industriale</text:p>
          </table:table-cell>
          <table:table-cell table:formula="of:=VLOOKUP([.$G632];[Sheet2.$A$1:.$E$103];4;1)" office:value-type="string" office:string-value="ICAR/13 - Disegno Industriale">
            <text:p>ICAR/13 - Disegno Industriale</text:p>
          </table:table-cell>
          <table:table-cell table:formula="of:=VLOOKUP([.$G632];[Sheet2.$A$1:.$E$103];5;1)" office:value-type="string" office:string-value="https://orcid.org/0000-0002-8952-5107">
            <text:p>https://orcid.org/0000-0002-8952-5107</text:p>
          </table:table-cell>
        </table:table-row>
        <table:table-row table:style-name="ro2">
          <table:table-cell office:value-type="string">
            <text:p>innercoauthorsid_4d26c8fb929f0c667ae13fd6c8a0c87c</text:p>
          </table:table-cell>
          <table:table-cell office:value-type="string">
            <text:p>Reina Marta Isabell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Reina Marta Isabella</text:p>
          </table:table-cell>
          <table:table-cell office:value-type="string">
            <text:p>Not in design department</text:p>
          </table:table-cell>
          <table:table-cell table:formula="of:=VLOOKUP([.G633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633];[Sheet2.$A$1:.$E$103];4;1)" office:value-type="string" office:string-value="ICAR/13 - Disegno Industriale">
            <text:p>ICAR/13 - Disegno Industriale</text:p>
          </table:table-cell>
          <table:table-cell table:formula="of:=VLOOKUP([.$G633];[Sheet2.$A$1:.$E$103];4;1)" office:value-type="string" office:string-value="ICAR/13 - Disegno Industriale">
            <text:p>ICAR/13 - Disegno Industriale</text:p>
          </table:table-cell>
          <table:table-cell table:formula="of:=VLOOKUP([.$G633];[Sheet2.$A$1:.$E$103];5;1)" office:value-type="string" office:string-value="https://orcid.org/0000-0002-8952-5107">
            <text:p>https://orcid.org/0000-0002-8952-5107</text:p>
          </table:table-cell>
        </table:table-row>
        <table:table-row table:style-name="ro2">
          <table:table-cell office:value-type="string">
            <text:p>innercoauthorsid_5695d1d4f889f0bb6b6400aa608fb23d</text:p>
          </table:table-cell>
          <table:table-cell office:value-type="string">
            <text:p>Repishti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Repishti Francesco</text:p>
          </table:table-cell>
          <table:table-cell office:value-type="string">
            <text:p>Not in design department</text:p>
          </table:table-cell>
          <table:table-cell table:formula="of:=VLOOKUP([.G634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634];[Sheet2.$A$1:.$E$103];4;1)" office:value-type="string" office:string-value="ICAR/13 - Disegno Industriale">
            <text:p>ICAR/13 - Disegno Industriale</text:p>
          </table:table-cell>
          <table:table-cell table:formula="of:=VLOOKUP([.$G634];[Sheet2.$A$1:.$E$103];4;1)" office:value-type="string" office:string-value="ICAR/13 - Disegno Industriale">
            <text:p>ICAR/13 - Disegno Industriale</text:p>
          </table:table-cell>
          <table:table-cell table:formula="of:=VLOOKUP([.$G634];[Sheet2.$A$1:.$E$103];5;1)" office:value-type="string" office:string-value="https://orcid.org/0000-0002-8952-5107">
            <text:p>https://orcid.org/0000-0002-8952-5107</text:p>
          </table:table-cell>
        </table:table-row>
        <table:table-row table:style-name="ro2">
          <table:table-cell office:value-type="string">
            <text:p>innercoauthorsid_17da28ed2acfcf0c2cdde70d04f66647</text:p>
          </table:table-cell>
          <table:table-cell office:value-type="string">
            <text:p>Resta Ferrucc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Resta Ferruccio</text:p>
          </table:table-cell>
          <table:table-cell office:value-type="string">
            <text:p>Not in design department</text:p>
          </table:table-cell>
          <table:table-cell table:formula="of:=VLOOKUP([.G635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635];[Sheet2.$A$1:.$E$103];4;1)" office:value-type="string" office:string-value="ICAR/13 - Disegno Industriale">
            <text:p>ICAR/13 - Disegno Industriale</text:p>
          </table:table-cell>
          <table:table-cell table:formula="of:=VLOOKUP([.$G635];[Sheet2.$A$1:.$E$103];4;1)" office:value-type="string" office:string-value="ICAR/13 - Disegno Industriale">
            <text:p>ICAR/13 - Disegno Industriale</text:p>
          </table:table-cell>
          <table:table-cell table:formula="of:=VLOOKUP([.$G635];[Sheet2.$A$1:.$E$103];5;1)" office:value-type="string" office:string-value="https://orcid.org/0000-0002-8952-5107">
            <text:p>https://orcid.org/0000-0002-8952-5107</text:p>
          </table:table-cell>
        </table:table-row>
        <table:table-row table:style-name="ro2">
          <table:table-cell office:value-type="string">
            <text:p>innercoauthorsid_7dd1bd18b12d2765d2ad522754dbfa02</text:p>
          </table:table-cell>
          <table:table-cell office:value-type="string">
            <text:p>Ricci Donato</text:p>
          </table:table-cell>
          <table:table-cell/>
          <table:table-cell office:value-type="string">
            <text:p>innerCoAuthorsId</text:p>
          </table:table-cell>
          <table:table-cell office:value-type="float" office:value="12">
            <text:p>12</text:p>
          </table:table-cell>
          <table:table-cell office:value-type="string">
            <text:p>Not in design department</text:p>
          </table:table-cell>
          <table:table-cell office:value-type="string">
            <text:p>Ricci Donato</text:p>
          </table:table-cell>
          <table:table-cell office:value-type="string">
            <text:p>Not in design department</text:p>
          </table:table-cell>
          <table:table-cell table:formula="of:=VLOOKUP([.G636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636];[Sheet2.$A$1:.$E$103];4;1)" office:value-type="string" office:string-value="ICAR/13 - Disegno Industriale">
            <text:p>ICAR/13 - Disegno Industriale</text:p>
          </table:table-cell>
          <table:table-cell table:formula="of:=VLOOKUP([.$G636];[Sheet2.$A$1:.$E$103];4;1)" office:value-type="string" office:string-value="ICAR/13 - Disegno Industriale">
            <text:p>ICAR/13 - Disegno Industriale</text:p>
          </table:table-cell>
          <table:table-cell table:formula="of:=VLOOKUP([.$G636];[Sheet2.$A$1:.$E$103];5;1)" office:value-type="string" office:string-value="https://orcid.org/0000-0002-8952-5107">
            <text:p>https://orcid.org/0000-0002-8952-5107</text:p>
          </table:table-cell>
        </table:table-row>
        <table:table-row table:style-name="ro2">
          <table:table-cell office:value-type="string">
            <text:p>innercoauthorsid_761d078b0bfbda6fcf522c9d0043376e</text:p>
          </table:table-cell>
          <table:table-cell office:value-type="string">
            <text:p>Ricci Giulia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Ricci Giuliana</text:p>
          </table:table-cell>
          <table:table-cell office:value-type="string">
            <text:p>Not in design department</text:p>
          </table:table-cell>
          <table:table-cell table:formula="of:=VLOOKUP([.G637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637];[Sheet2.$A$1:.$E$103];4;1)" office:value-type="string" office:string-value="ICAR/13 - Disegno Industriale">
            <text:p>ICAR/13 - Disegno Industriale</text:p>
          </table:table-cell>
          <table:table-cell table:formula="of:=VLOOKUP([.$G637];[Sheet2.$A$1:.$E$103];4;1)" office:value-type="string" office:string-value="ICAR/13 - Disegno Industriale">
            <text:p>ICAR/13 - Disegno Industriale</text:p>
          </table:table-cell>
          <table:table-cell table:formula="of:=VLOOKUP([.$G637];[Sheet2.$A$1:.$E$103];5;1)" office:value-type="string" office:string-value="https://orcid.org/0000-0002-8952-5107">
            <text:p>https://orcid.org/0000-0002-8952-5107</text:p>
          </table:table-cell>
        </table:table-row>
        <table:table-row table:style-name="ro2">
          <table:table-cell office:value-type="string">
            <text:p>innercoauthorsid_fc0c6b95cb9ea7cb1f9681f61126c8cf</text:p>
          </table:table-cell>
          <table:table-cell office:value-type="string">
            <text:p>Ricco' Dina</text:p>
          </table:table-cell>
          <table:table-cell/>
          <table:table-cell office:value-type="string">
            <text:p>innerCoAuthorsId</text:p>
          </table:table-cell>
          <table:table-cell office:value-type="float" office:value="95">
            <text:p>95</text:p>
          </table:table-cell>
          <table:table-cell office:value-type="string">
            <text:p>Associate Professor</text:p>
          </table:table-cell>
          <table:table-cell office:value-type="string">
            <text:p>Ricco' Dina</text:p>
          </table:table-cell>
          <table:table-cell office:value-type="string">
            <text:p>Design e Culture</text:p>
          </table:table-cell>
          <table:table-cell table:formula="of:=VLOOKUP([.G63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38];[Sheet2.$A$1:.$E$103];4;1)" office:value-type="string" office:string-value="ICAR/13 - Disegno Industriale">
            <text:p>ICAR/13 - Disegno Industriale</text:p>
          </table:table-cell>
          <table:table-cell table:formula="of:=VLOOKUP([.$G638];[Sheet2.$A$1:.$E$103];4;1)" office:value-type="string" office:string-value="ICAR/13 - Disegno Industriale">
            <text:p>ICAR/13 - Disegno Industriale</text:p>
          </table:table-cell>
          <table:table-cell table:formula="of:=VLOOKUP([.$G638];[Sheet2.$A$1:.$E$103];5;1)" office:value-type="string" office:string-value="https://orcid.org/0000-0001-8632-2649">
            <text:p>https://orcid.org/0000-0001-8632-2649</text:p>
          </table:table-cell>
        </table:table-row>
        <table:table-row table:style-name="ro2">
          <table:table-cell office:value-type="string">
            <text:p>innercoauthorsid_2fdd5d5ec164b2282c566ec8147ac3b7</text:p>
          </table:table-cell>
          <table:table-cell office:value-type="string">
            <text:p>Ricotti Marco Enri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Ricotti Marco Enrico</text:p>
          </table:table-cell>
          <table:table-cell office:value-type="string">
            <text:p>Not in design department</text:p>
          </table:table-cell>
          <table:table-cell table:formula="of:=VLOOKUP([.G63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39];[Sheet2.$A$1:.$E$103];4;1)" office:value-type="string" office:string-value="ICAR/13 - Disegno Industriale">
            <text:p>ICAR/13 - Disegno Industriale</text:p>
          </table:table-cell>
          <table:table-cell table:formula="of:=VLOOKUP([.$G639];[Sheet2.$A$1:.$E$103];4;1)" office:value-type="string" office:string-value="ICAR/13 - Disegno Industriale">
            <text:p>ICAR/13 - Disegno Industriale</text:p>
          </table:table-cell>
          <table:table-cell table:formula="of:=VLOOKUP([.$G639];[Sheet2.$A$1:.$E$103];5;1)" office:value-type="string" office:string-value="https://orcid.org/0000-0001-8632-2649">
            <text:p>https://orcid.org/0000-0001-8632-2649</text:p>
          </table:table-cell>
        </table:table-row>
        <table:table-row table:style-name="ro2">
          <table:table-cell office:value-type="string">
            <text:p>innercoauthorsid_b1deaa878c22b3008009ff5ecf42d7a6</text:p>
          </table:table-cell>
          <table:table-cell office:value-type="string">
            <text:p>Rigamonti Luc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Rigamonti Lucia</text:p>
          </table:table-cell>
          <table:table-cell office:value-type="string">
            <text:p>Not in design department</text:p>
          </table:table-cell>
          <table:table-cell table:formula="of:=VLOOKUP([.G64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40];[Sheet2.$A$1:.$E$103];4;1)" office:value-type="string" office:string-value="ICAR/13 - Disegno Industriale">
            <text:p>ICAR/13 - Disegno Industriale</text:p>
          </table:table-cell>
          <table:table-cell table:formula="of:=VLOOKUP([.$G640];[Sheet2.$A$1:.$E$103];4;1)" office:value-type="string" office:string-value="ICAR/13 - Disegno Industriale">
            <text:p>ICAR/13 - Disegno Industriale</text:p>
          </table:table-cell>
          <table:table-cell table:formula="of:=VLOOKUP([.$G640];[Sheet2.$A$1:.$E$103];5;1)" office:value-type="string" office:string-value="https://orcid.org/0000-0001-8632-2649">
            <text:p>https://orcid.org/0000-0001-8632-2649</text:p>
          </table:table-cell>
        </table:table-row>
        <table:table-row table:style-name="ro2">
          <table:table-cell office:value-type="string">
            <text:p>innercoauthorsid_58ca8dcd10fbaad65fc79599756d922e</text:p>
          </table:table-cell>
          <table:table-cell office:value-type="string">
            <text:p>Righi Riva Pietro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Righi Riva Pietro</text:p>
          </table:table-cell>
          <table:table-cell office:value-type="string">
            <text:p>Not in design department</text:p>
          </table:table-cell>
          <table:table-cell table:formula="of:=VLOOKUP([.G64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41];[Sheet2.$A$1:.$E$103];4;1)" office:value-type="string" office:string-value="ICAR/13 - Disegno Industriale">
            <text:p>ICAR/13 - Disegno Industriale</text:p>
          </table:table-cell>
          <table:table-cell table:formula="of:=VLOOKUP([.$G641];[Sheet2.$A$1:.$E$103];4;1)" office:value-type="string" office:string-value="ICAR/13 - Disegno Industriale">
            <text:p>ICAR/13 - Disegno Industriale</text:p>
          </table:table-cell>
          <table:table-cell table:formula="of:=VLOOKUP([.$G641];[Sheet2.$A$1:.$E$103];5;1)" office:value-type="string" office:string-value="https://orcid.org/0000-0001-8632-2649">
            <text:p>https://orcid.org/0000-0001-8632-2649</text:p>
          </table:table-cell>
        </table:table-row>
        <table:table-row table:style-name="ro2">
          <table:table-cell office:value-type="string">
            <text:p>innercoauthorsid_21b9b5133fffaa977df7425a9c4832ef</text:p>
          </table:table-cell>
          <table:table-cell office:value-type="string">
            <text:p>Ripamonti Davide Maria Filipp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Ripamonti Davide Maria Filippo</text:p>
          </table:table-cell>
          <table:table-cell office:value-type="string">
            <text:p>Not in design department</text:p>
          </table:table-cell>
          <table:table-cell table:formula="of:=VLOOKUP([.G64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42];[Sheet2.$A$1:.$E$103];4;1)" office:value-type="string" office:string-value="ICAR/13 - Disegno Industriale">
            <text:p>ICAR/13 - Disegno Industriale</text:p>
          </table:table-cell>
          <table:table-cell table:formula="of:=VLOOKUP([.$G642];[Sheet2.$A$1:.$E$103];4;1)" office:value-type="string" office:string-value="ICAR/13 - Disegno Industriale">
            <text:p>ICAR/13 - Disegno Industriale</text:p>
          </table:table-cell>
          <table:table-cell table:formula="of:=VLOOKUP([.$G642];[Sheet2.$A$1:.$E$103];5;1)" office:value-type="string" office:string-value="https://orcid.org/0000-0001-8632-2649">
            <text:p>https://orcid.org/0000-0001-8632-2649</text:p>
          </table:table-cell>
        </table:table-row>
        <table:table-row table:style-name="ro2">
          <table:table-cell office:value-type="string">
            <text:p>innercoauthorsid_35ec356601197dbec90d82241a18b4b1</text:p>
          </table:table-cell>
          <table:table-cell office:value-type="string">
            <text:p>Rivieccio Valenti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Rivieccio Valentina</text:p>
          </table:table-cell>
          <table:table-cell office:value-type="string">
            <text:p>Not in design department</text:p>
          </table:table-cell>
          <table:table-cell table:formula="of:=VLOOKUP([.G64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43];[Sheet2.$A$1:.$E$103];4;1)" office:value-type="string" office:string-value="ICAR/13 - Disegno Industriale">
            <text:p>ICAR/13 - Disegno Industriale</text:p>
          </table:table-cell>
          <table:table-cell table:formula="of:=VLOOKUP([.$G643];[Sheet2.$A$1:.$E$103];4;1)" office:value-type="string" office:string-value="ICAR/13 - Disegno Industriale">
            <text:p>ICAR/13 - Disegno Industriale</text:p>
          </table:table-cell>
          <table:table-cell table:formula="of:=VLOOKUP([.$G643];[Sheet2.$A$1:.$E$103];5;1)" office:value-type="string" office:string-value="https://orcid.org/0000-0001-8632-2649">
            <text:p>https://orcid.org/0000-0001-8632-2649</text:p>
          </table:table-cell>
        </table:table-row>
        <table:table-row table:style-name="ro2">
          <table:table-cell office:value-type="string">
            <text:p>innercoauthorsid_c23abf6ba1906d0aaef2cf12b0d7a100</text:p>
          </table:table-cell>
          <table:table-cell office:value-type="string">
            <text:p>Rivolta Massimo Walter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Rivolta Massimo Walter</text:p>
          </table:table-cell>
          <table:table-cell office:value-type="string">
            <text:p>Not in design department</text:p>
          </table:table-cell>
          <table:table-cell table:formula="of:=VLOOKUP([.G64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44];[Sheet2.$A$1:.$E$103];4;1)" office:value-type="string" office:string-value="ICAR/13 - Disegno Industriale">
            <text:p>ICAR/13 - Disegno Industriale</text:p>
          </table:table-cell>
          <table:table-cell table:formula="of:=VLOOKUP([.$G644];[Sheet2.$A$1:.$E$103];4;1)" office:value-type="string" office:string-value="ICAR/13 - Disegno Industriale">
            <text:p>ICAR/13 - Disegno Industriale</text:p>
          </table:table-cell>
          <table:table-cell table:formula="of:=VLOOKUP([.$G644];[Sheet2.$A$1:.$E$103];5;1)" office:value-type="string" office:string-value="https://orcid.org/0000-0001-8632-2649">
            <text:p>https://orcid.org/0000-0001-8632-2649</text:p>
          </table:table-cell>
        </table:table-row>
        <table:table-row table:style-name="ro2">
          <table:table-cell office:value-type="string">
            <text:p>innercoauthorsid_11ea33233c17a3b585a84c613a0099de</text:p>
          </table:table-cell>
          <table:table-cell office:value-type="string">
            <text:p>Rizzi Alessandro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office:value-type="string">
            <text:p>Not in design department</text:p>
          </table:table-cell>
          <table:table-cell office:value-type="string">
            <text:p>Rizzi Alessandro</text:p>
          </table:table-cell>
          <table:table-cell office:value-type="string">
            <text:p>Not in design department</text:p>
          </table:table-cell>
          <table:table-cell table:formula="of:=VLOOKUP([.G64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45];[Sheet2.$A$1:.$E$103];4;1)" office:value-type="string" office:string-value="ICAR/13 - Disegno Industriale">
            <text:p>ICAR/13 - Disegno Industriale</text:p>
          </table:table-cell>
          <table:table-cell table:formula="of:=VLOOKUP([.$G645];[Sheet2.$A$1:.$E$103];4;1)" office:value-type="string" office:string-value="ICAR/13 - Disegno Industriale">
            <text:p>ICAR/13 - Disegno Industriale</text:p>
          </table:table-cell>
          <table:table-cell table:formula="of:=VLOOKUP([.$G645];[Sheet2.$A$1:.$E$103];5;1)" office:value-type="string" office:string-value="https://orcid.org/0000-0001-8632-2649">
            <text:p>https://orcid.org/0000-0001-8632-2649</text:p>
          </table:table-cell>
        </table:table-row>
        <table:table-row table:style-name="ro2">
          <table:table-cell office:value-type="string">
            <text:p>innercoauthorsid_37de1149565a974084063915de04e999</text:p>
          </table:table-cell>
          <table:table-cell office:value-type="string">
            <text:p>Rizzo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98">
            <text:p>98</text:p>
          </table:table-cell>
          <table:table-cell office:value-type="string">
            <text:p>Associate Professor</text:p>
          </table:table-cell>
          <table:table-cell office:value-type="string">
            <text:p>Rizzo Francesca</text:p>
          </table:table-cell>
          <table:table-cell office:value-type="string">
            <text:p>Design e Culture</text:p>
          </table:table-cell>
          <table:table-cell table:formula="of:=VLOOKUP([.G64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46];[Sheet2.$A$1:.$E$103];4;1)" office:value-type="string" office:string-value="ICAR/13 - Disegno Industriale">
            <text:p>ICAR/13 - Disegno Industriale</text:p>
          </table:table-cell>
          <table:table-cell table:formula="of:=VLOOKUP([.$G646];[Sheet2.$A$1:.$E$103];4;1)" office:value-type="string" office:string-value="ICAR/13 - Disegno Industriale">
            <text:p>ICAR/13 - Disegno Industriale</text:p>
          </table:table-cell>
          <table:table-cell table:formula="of:=VLOOKUP([.$G646];[Sheet2.$A$1:.$E$103];5;1)" office:value-type="string" office:string-value="https://orcid.org/0000-0001-5809-0684">
            <text:p>https://orcid.org/0000-0001-5809-0684</text:p>
          </table:table-cell>
        </table:table-row>
        <table:table-row table:style-name="ro2">
          <table:table-cell office:value-type="string">
            <text:p>innercoauthorsid_d73ed7bd8ce4f024dd72feab8facd89f</text:p>
          </table:table-cell>
          <table:table-cell office:value-type="string">
            <text:p>Rizzo Giovan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Rizzo Giovanna</text:p>
          </table:table-cell>
          <table:table-cell office:value-type="string">
            <text:p>Not in design department</text:p>
          </table:table-cell>
          <table:table-cell table:formula="of:=VLOOKUP([.G64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47];[Sheet2.$A$1:.$E$103];4;1)" office:value-type="string" office:string-value="ICAR/13 - Disegno Industriale">
            <text:p>ICAR/13 - Disegno Industriale</text:p>
          </table:table-cell>
          <table:table-cell table:formula="of:=VLOOKUP([.$G647];[Sheet2.$A$1:.$E$103];4;1)" office:value-type="string" office:string-value="ICAR/13 - Disegno Industriale">
            <text:p>ICAR/13 - Disegno Industriale</text:p>
          </table:table-cell>
          <table:table-cell table:formula="of:=VLOOKUP([.$G647];[Sheet2.$A$1:.$E$103];5;1)" office:value-type="string" office:string-value="https://orcid.org/0000-0001-5809-0684">
            <text:p>https://orcid.org/0000-0001-5809-0684</text:p>
          </table:table-cell>
        </table:table-row>
        <table:table-row table:style-name="ro2">
          <table:table-cell office:value-type="string">
            <text:p>innercoauthorsid_d402f96a2c4a7033c5c783245a5e12c7</text:p>
          </table:table-cell>
          <table:table-cell office:value-type="string">
            <text:p>Rodano Renat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Rodano Renato</text:p>
          </table:table-cell>
          <table:table-cell office:value-type="string">
            <text:p>Not in design department</text:p>
          </table:table-cell>
          <table:table-cell table:formula="of:=VLOOKUP([.G64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48];[Sheet2.$A$1:.$E$103];4;1)" office:value-type="string" office:string-value="ICAR/13 - Disegno Industriale">
            <text:p>ICAR/13 - Disegno Industriale</text:p>
          </table:table-cell>
          <table:table-cell table:formula="of:=VLOOKUP([.$G648];[Sheet2.$A$1:.$E$103];4;1)" office:value-type="string" office:string-value="ICAR/13 - Disegno Industriale">
            <text:p>ICAR/13 - Disegno Industriale</text:p>
          </table:table-cell>
          <table:table-cell table:formula="of:=VLOOKUP([.$G648];[Sheet2.$A$1:.$E$103];5;1)" office:value-type="string" office:string-value="https://orcid.org/0000-0001-5809-0684">
            <text:p>https://orcid.org/0000-0001-5809-0684</text:p>
          </table:table-cell>
        </table:table-row>
        <table:table-row table:style-name="ro2">
          <table:table-cell office:value-type="string">
            <text:p>innercoauthorsid_5b8d83141eb252539df04e56b934a288</text:p>
          </table:table-cell>
          <table:table-cell office:value-type="string">
            <text:p>Rodaro Emanuel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Rodaro Emanuele</text:p>
          </table:table-cell>
          <table:table-cell office:value-type="string">
            <text:p>Not in design department</text:p>
          </table:table-cell>
          <table:table-cell table:formula="of:=VLOOKUP([.G64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49];[Sheet2.$A$1:.$E$103];4;1)" office:value-type="string" office:string-value="ICAR/13 - Disegno Industriale">
            <text:p>ICAR/13 - Disegno Industriale</text:p>
          </table:table-cell>
          <table:table-cell table:formula="of:=VLOOKUP([.$G649];[Sheet2.$A$1:.$E$103];4;1)" office:value-type="string" office:string-value="ICAR/13 - Disegno Industriale">
            <text:p>ICAR/13 - Disegno Industriale</text:p>
          </table:table-cell>
          <table:table-cell table:formula="of:=VLOOKUP([.$G649];[Sheet2.$A$1:.$E$103];5;1)" office:value-type="string" office:string-value="https://orcid.org/0000-0001-5809-0684">
            <text:p>https://orcid.org/0000-0001-5809-0684</text:p>
          </table:table-cell>
        </table:table-row>
        <table:table-row table:style-name="ro2">
          <table:table-cell office:value-type="string">
            <text:p>innercoauthorsid_c0a400a24d48a9fdb1155c12f6e7e3e6</text:p>
          </table:table-cell>
          <table:table-cell office:value-type="string">
            <text:p>Rogacheva Ksen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Research Fellow</text:p>
          </table:table-cell>
          <table:table-cell office:value-type="string">
            <text:p>Rogacheva Ksenia</text:p>
          </table:table-cell>
          <table:table-cell office:value-type="string">
            <text:p>Design di Prodotti Strategie e Servizi</text:p>
          </table:table-cell>
          <table:table-cell table:formula="of:=VLOOKUP([.G65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50];[Sheet2.$A$1:.$E$103];4;1)" office:value-type="string" office:string-value="ICAR/13 - Disegno Industriale">
            <text:p>ICAR/13 - Disegno Industriale</text:p>
          </table:table-cell>
          <table:table-cell table:formula="of:=VLOOKUP([.$G650];[Sheet2.$A$1:.$E$103];4;1)" office:value-type="string" office:string-value="ICAR/13 - Disegno Industriale">
            <text:p>ICAR/13 - Disegno Industriale</text:p>
          </table:table-cell>
          <table:table-cell table:formula="of:=VLOOKUP([.$G650];[Sheet2.$A$1:.$E$103];5;1)" office:value-type="string" office:string-value="https://orcid.org/0000-0001-5809-0684">
            <text:p>https://orcid.org/0000-0001-5809-0684</text:p>
          </table:table-cell>
        </table:table-row>
        <table:table-row table:style-name="ro2">
          <table:table-cell office:value-type="string">
            <text:p>innercoauthorsid_4e2e20670eadcb796dd0e89fca8c1a75</text:p>
          </table:table-cell>
          <table:table-cell office:value-type="string">
            <text:p>Rogel Liat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Rogel Liat</text:p>
          </table:table-cell>
          <table:table-cell office:value-type="string">
            <text:p>Not in design department</text:p>
          </table:table-cell>
          <table:table-cell table:formula="of:=VLOOKUP([.G65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51];[Sheet2.$A$1:.$E$103];4;1)" office:value-type="string" office:string-value="ICAR/13 - Disegno Industriale">
            <text:p>ICAR/13 - Disegno Industriale</text:p>
          </table:table-cell>
          <table:table-cell table:formula="of:=VLOOKUP([.$G651];[Sheet2.$A$1:.$E$103];4;1)" office:value-type="string" office:string-value="ICAR/13 - Disegno Industriale">
            <text:p>ICAR/13 - Disegno Industriale</text:p>
          </table:table-cell>
          <table:table-cell table:formula="of:=VLOOKUP([.$G651];[Sheet2.$A$1:.$E$103];5;1)" office:value-type="string" office:string-value="https://orcid.org/0000-0001-5809-0684">
            <text:p>https://orcid.org/0000-0001-5809-0684</text:p>
          </table:table-cell>
        </table:table-row>
        <table:table-row table:style-name="ro2">
          <table:table-cell office:value-type="string">
            <text:p>innercoauthorsid_757adc59f66ce68dad9e5c23b0a056d9</text:p>
          </table:table-cell>
          <table:table-cell office:value-type="string">
            <text:p>Rognoli Valentina</text:p>
          </table:table-cell>
          <table:table-cell/>
          <table:table-cell office:value-type="string">
            <text:p>innerCoAuthorsId</text:p>
          </table:table-cell>
          <table:table-cell office:value-type="float" office:value="81">
            <text:p>81</text:p>
          </table:table-cell>
          <table:table-cell office:value-type="string">
            <text:p>Assistant Professor</text:p>
          </table:table-cell>
          <table:table-cell office:value-type="string">
            <text:p>Rognoli Valentina</text:p>
          </table:table-cell>
          <table:table-cell office:value-type="string">
            <text:p>Design degli Ambienti del Paesaggio e della Mobilità</text:p>
          </table:table-cell>
          <table:table-cell table:formula="of:=VLOOKUP([.G65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52];[Sheet2.$A$1:.$E$103];4;1)" office:value-type="string" office:string-value="ICAR/13 - Disegno Industriale">
            <text:p>ICAR/13 - Disegno Industriale</text:p>
          </table:table-cell>
          <table:table-cell table:formula="of:=VLOOKUP([.$G652];[Sheet2.$A$1:.$E$103];4;1)" office:value-type="string" office:string-value="ICAR/13 - Disegno Industriale">
            <text:p>ICAR/13 - Disegno Industriale</text:p>
          </table:table-cell>
          <table:table-cell table:formula="of:=VLOOKUP([.$G652];[Sheet2.$A$1:.$E$103];5;1)" office:value-type="string" office:string-value="https://orcid.org/0000-0001-5809-0684">
            <text:p>https://orcid.org/0000-0001-5809-0684</text:p>
          </table:table-cell>
        </table:table-row>
        <table:table-row table:style-name="ro2">
          <table:table-cell office:value-type="string">
            <text:p>innercoauthorsid_280c5fa38b9ca5311fc4cfb2010ec753</text:p>
          </table:table-cell>
          <table:table-cell office:value-type="string">
            <text:p>Rolando Alberto Luigi Michel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Rolando Alberto Luigi Michele</text:p>
          </table:table-cell>
          <table:table-cell office:value-type="string">
            <text:p>Not in design department</text:p>
          </table:table-cell>
          <table:table-cell table:formula="of:=VLOOKUP([.G65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53];[Sheet2.$A$1:.$E$103];4;1)" office:value-type="string" office:string-value="ICAR/13 - Disegno Industriale">
            <text:p>ICAR/13 - Disegno Industriale</text:p>
          </table:table-cell>
          <table:table-cell table:formula="of:=VLOOKUP([.$G653];[Sheet2.$A$1:.$E$103];4;1)" office:value-type="string" office:string-value="ICAR/13 - Disegno Industriale">
            <text:p>ICAR/13 - Disegno Industriale</text:p>
          </table:table-cell>
          <table:table-cell table:formula="of:=VLOOKUP([.$G653];[Sheet2.$A$1:.$E$103];5;1)" office:value-type="string" office:string-value="https://orcid.org/0000-0001-5809-0684">
            <text:p>https://orcid.org/0000-0001-5809-0684</text:p>
          </table:table-cell>
        </table:table-row>
        <table:table-row table:style-name="ro2">
          <table:table-cell office:value-type="string">
            <text:p>innercoauthorsid_5da2f1526b44a30d7d99c5aaa62aed56</text:p>
          </table:table-cell>
          <table:table-cell office:value-type="string">
            <text:p>Rolando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Rolando Andrea</text:p>
          </table:table-cell>
          <table:table-cell office:value-type="string">
            <text:p>Not in design department</text:p>
          </table:table-cell>
          <table:table-cell table:formula="of:=VLOOKUP([.G65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54];[Sheet2.$A$1:.$E$103];4;1)" office:value-type="string" office:string-value="ICAR/13 - Disegno Industriale">
            <text:p>ICAR/13 - Disegno Industriale</text:p>
          </table:table-cell>
          <table:table-cell table:formula="of:=VLOOKUP([.$G654];[Sheet2.$A$1:.$E$103];4;1)" office:value-type="string" office:string-value="ICAR/13 - Disegno Industriale">
            <text:p>ICAR/13 - Disegno Industriale</text:p>
          </table:table-cell>
          <table:table-cell table:formula="of:=VLOOKUP([.$G654];[Sheet2.$A$1:.$E$103];5;1)" office:value-type="string" office:string-value="https://orcid.org/0000-0001-5809-0684">
            <text:p>https://orcid.org/0000-0001-5809-0684</text:p>
          </table:table-cell>
        </table:table-row>
        <table:table-row table:style-name="ro2">
          <table:table-cell office:value-type="string">
            <text:p>innercoauthorsid_3956b10e14652f5275059ec4a1230f97</text:p>
          </table:table-cell>
          <table:table-cell office:value-type="string">
            <text:p>Romero Maximiliano Ernesto</text:p>
          </table:table-cell>
          <table:table-cell/>
          <table:table-cell office:value-type="string">
            <text:p>innerCoAuthorsId</text:p>
          </table:table-cell>
          <table:table-cell office:value-type="float" office:value="45">
            <text:p>45</text:p>
          </table:table-cell>
          <table:table-cell office:value-type="string">
            <text:p>Not in design department</text:p>
          </table:table-cell>
          <table:table-cell office:value-type="string">
            <text:p>Romero Maximiliano Ernesto</text:p>
          </table:table-cell>
          <table:table-cell office:value-type="string">
            <text:p>Not in design department</text:p>
          </table:table-cell>
          <table:table-cell table:formula="of:=VLOOKUP([.G65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55];[Sheet2.$A$1:.$E$103];4;1)" office:value-type="string" office:string-value="ICAR/13 - Disegno Industriale">
            <text:p>ICAR/13 - Disegno Industriale</text:p>
          </table:table-cell>
          <table:table-cell table:formula="of:=VLOOKUP([.$G655];[Sheet2.$A$1:.$E$103];4;1)" office:value-type="string" office:string-value="ICAR/13 - Disegno Industriale">
            <text:p>ICAR/13 - Disegno Industriale</text:p>
          </table:table-cell>
          <table:table-cell table:formula="of:=VLOOKUP([.$G655];[Sheet2.$A$1:.$E$103];5;1)" office:value-type="string" office:string-value="https://orcid.org/0000-0001-5809-0684">
            <text:p>https://orcid.org/0000-0001-5809-0684</text:p>
          </table:table-cell>
        </table:table-row>
        <table:table-row table:style-name="ro2">
          <table:table-cell office:value-type="string">
            <text:p>innercoauthorsid_de2df2354ea40fa9da5c519009dfdb23</text:p>
          </table:table-cell>
          <table:table-cell office:value-type="string">
            <text:p>Roncai Luci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Roncai Luciano</text:p>
          </table:table-cell>
          <table:table-cell office:value-type="string">
            <text:p>Not in design department</text:p>
          </table:table-cell>
          <table:table-cell table:formula="of:=VLOOKUP([.G65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56];[Sheet2.$A$1:.$E$103];4;1)" office:value-type="string" office:string-value="ICAR/13 - Disegno Industriale">
            <text:p>ICAR/13 - Disegno Industriale</text:p>
          </table:table-cell>
          <table:table-cell table:formula="of:=VLOOKUP([.$G656];[Sheet2.$A$1:.$E$103];4;1)" office:value-type="string" office:string-value="ICAR/13 - Disegno Industriale">
            <text:p>ICAR/13 - Disegno Industriale</text:p>
          </table:table-cell>
          <table:table-cell table:formula="of:=VLOOKUP([.$G656];[Sheet2.$A$1:.$E$103];5;1)" office:value-type="string" office:string-value="https://orcid.org/0000-0001-5809-0684">
            <text:p>https://orcid.org/0000-0001-5809-0684</text:p>
          </table:table-cell>
        </table:table-row>
        <table:table-row table:style-name="ro2">
          <table:table-cell office:value-type="string">
            <text:p>innercoauthorsid_212fd90f36c63b97189e4aefffa80646</text:p>
          </table:table-cell>
          <table:table-cell office:value-type="string">
            <text:p>Rossi Martin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PhD student</text:p>
          </table:table-cell>
          <table:table-cell office:value-type="string">
            <text:p>Rossi Martina</text:p>
          </table:table-cell>
          <table:table-cell office:value-type="string">
            <text:p>Design di Prodotti Strategie e Servizi</text:p>
          </table:table-cell>
          <table:table-cell table:formula="of:=VLOOKUP([.G65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57];[Sheet2.$A$1:.$E$103];4;1)" office:value-type="string" office:string-value="ICAR/13 - Disegno Industriale">
            <text:p>ICAR/13 - Disegno Industriale</text:p>
          </table:table-cell>
          <table:table-cell table:formula="of:=VLOOKUP([.$G657];[Sheet2.$A$1:.$E$103];4;1)" office:value-type="string" office:string-value="ICAR/13 - Disegno Industriale">
            <text:p>ICAR/13 - Disegno Industriale</text:p>
          </table:table-cell>
          <table:table-cell table:formula="of:=VLOOKUP([.$G657];[Sheet2.$A$1:.$E$103];5;1)" office:value-type="string" office:string-value="https://orcid.org/0000-0001-5809-0684">
            <text:p>https://orcid.org/0000-0001-5809-0684</text:p>
          </table:table-cell>
        </table:table-row>
        <table:table-row table:style-name="ro2">
          <table:table-cell office:value-type="string">
            <text:p>innercoauthorsid_18728de3f7de325e3d96a79da172a1a6</text:p>
          </table:table-cell>
          <table:table-cell office:value-type="string">
            <text:p>Rossi Matteo Giovann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Rossi Matteo Giovanni</text:p>
          </table:table-cell>
          <table:table-cell office:value-type="string">
            <text:p>Not in design department</text:p>
          </table:table-cell>
          <table:table-cell table:formula="of:=VLOOKUP([.G65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58];[Sheet2.$A$1:.$E$103];4;1)" office:value-type="string" office:string-value="ICAR/13 - Disegno Industriale">
            <text:p>ICAR/13 - Disegno Industriale</text:p>
          </table:table-cell>
          <table:table-cell table:formula="of:=VLOOKUP([.$G658];[Sheet2.$A$1:.$E$103];4;1)" office:value-type="string" office:string-value="ICAR/13 - Disegno Industriale">
            <text:p>ICAR/13 - Disegno Industriale</text:p>
          </table:table-cell>
          <table:table-cell table:formula="of:=VLOOKUP([.$G658];[Sheet2.$A$1:.$E$103];5;1)" office:value-type="string" office:string-value="https://orcid.org/0000-0001-5809-0684">
            <text:p>https://orcid.org/0000-0001-5809-0684</text:p>
          </table:table-cell>
        </table:table-row>
        <table:table-row table:style-name="ro2">
          <table:table-cell office:value-type="string">
            <text:p>innercoauthorsid_5d3cae4accb14c2ed69f6be1b1818122</text:p>
          </table:table-cell>
          <table:table-cell office:value-type="string">
            <text:p>Rossi Maurizio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ociate Professor</text:p>
          </table:table-cell>
          <table:table-cell office:value-type="string">
            <text:p>Rossi Maurizio</text:p>
          </table:table-cell>
          <table:table-cell office:value-type="string">
            <text:p>Design degli Ambienti del Paesaggio e della Mobilità</text:p>
          </table:table-cell>
          <table:table-cell table:formula="of:=VLOOKUP([.G65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59];[Sheet2.$A$1:.$E$103];4;1)" office:value-type="string" office:string-value="ICAR/13 - Disegno Industriale">
            <text:p>ICAR/13 - Disegno Industriale</text:p>
          </table:table-cell>
          <table:table-cell table:formula="of:=VLOOKUP([.$G659];[Sheet2.$A$1:.$E$103];4;1)" office:value-type="string" office:string-value="ICAR/13 - Disegno Industriale">
            <text:p>ICAR/13 - Disegno Industriale</text:p>
          </table:table-cell>
          <table:table-cell table:formula="of:=VLOOKUP([.$G659];[Sheet2.$A$1:.$E$103];5;1)" office:value-type="string" office:string-value="https://orcid.org/0000-0003-0480-7912">
            <text:p>https://orcid.org/0000-0003-0480-7912</text:p>
          </table:table-cell>
        </table:table-row>
        <table:table-row table:style-name="ro2">
          <table:table-cell office:value-type="string">
            <text:p>innercoauthorsid_36438dbcb8e94911c7b58c79045b12b9</text:p>
          </table:table-cell>
          <table:table-cell office:value-type="string">
            <text:p>Rossi Michela</text:p>
          </table:table-cell>
          <table:table-cell/>
          <table:table-cell office:value-type="string">
            <text:p>innerCoAuthorsId</text:p>
          </table:table-cell>
          <table:table-cell office:value-type="float" office:value="101">
            <text:p>101</text:p>
          </table:table-cell>
          <table:table-cell office:value-type="string">
            <text:p>Full Professor</text:p>
          </table:table-cell>
          <table:table-cell office:value-type="string">
            <text:p>Rossi Michela</text:p>
          </table:table-cell>
          <table:table-cell office:value-type="string">
            <text:p>Design e Culture</text:p>
          </table:table-cell>
          <table:table-cell table:formula="of:=VLOOKUP([.G660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60];[Sheet2.$A$1:.$E$103];4;1)" office:value-type="string" office:string-value="ICAR/17 - Disegno">
            <text:p>ICAR/17 - Disegno</text:p>
          </table:table-cell>
          <table:table-cell table:formula="of:=VLOOKUP([.$G660];[Sheet2.$A$1:.$E$103];4;1)" office:value-type="string" office:string-value="ICAR/17 - Disegno">
            <text:p>ICAR/17 - Disegno</text:p>
          </table:table-cell>
          <table:table-cell table:formula="of:=VLOOKUP([.$G660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3e5a2fcfacbd296ace222d739af1f89f</text:p>
          </table:table-cell>
          <table:table-cell office:value-type="string">
            <text:p>Rossi Moni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Rossi Monica</text:p>
          </table:table-cell>
          <table:table-cell office:value-type="string">
            <text:p>Not in design department</text:p>
          </table:table-cell>
          <table:table-cell table:formula="of:=VLOOKUP([.G661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61];[Sheet2.$A$1:.$E$103];4;1)" office:value-type="string" office:string-value="ICAR/17 - Disegno">
            <text:p>ICAR/17 - Disegno</text:p>
          </table:table-cell>
          <table:table-cell table:formula="of:=VLOOKUP([.$G661];[Sheet2.$A$1:.$E$103];4;1)" office:value-type="string" office:string-value="ICAR/17 - Disegno">
            <text:p>ICAR/17 - Disegno</text:p>
          </table:table-cell>
          <table:table-cell table:formula="of:=VLOOKUP([.$G661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546c1457e1ee49233f6ffd3835612dc6</text:p>
          </table:table-cell>
          <table:table-cell office:value-type="string">
            <text:p>Rota Rena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Rota Renato</text:p>
          </table:table-cell>
          <table:table-cell office:value-type="string">
            <text:p>Not in design department</text:p>
          </table:table-cell>
          <table:table-cell table:formula="of:=VLOOKUP([.G662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62];[Sheet2.$A$1:.$E$103];4;1)" office:value-type="string" office:string-value="ICAR/17 - Disegno">
            <text:p>ICAR/17 - Disegno</text:p>
          </table:table-cell>
          <table:table-cell table:formula="of:=VLOOKUP([.$G662];[Sheet2.$A$1:.$E$103];4;1)" office:value-type="string" office:string-value="ICAR/17 - Disegno">
            <text:p>ICAR/17 - Disegno</text:p>
          </table:table-cell>
          <table:table-cell table:formula="of:=VLOOKUP([.$G662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786c46754fffb3515b9a2629aec04e0c</text:p>
          </table:table-cell>
          <table:table-cell office:value-type="string">
            <text:p>Rovetta Alberto</text:p>
          </table:table-cell>
          <table:table-cell/>
          <table:table-cell office:value-type="string">
            <text:p>innerCoAuthorsId</text:p>
          </table:table-cell>
          <table:table-cell office:value-type="float" office:value="30">
            <text:p>30</text:p>
          </table:table-cell>
          <table:table-cell office:value-type="string">
            <text:p>Not in design department</text:p>
          </table:table-cell>
          <table:table-cell office:value-type="string">
            <text:p>Rovetta Alberto</text:p>
          </table:table-cell>
          <table:table-cell office:value-type="string">
            <text:p>Not in design department</text:p>
          </table:table-cell>
          <table:table-cell table:formula="of:=VLOOKUP([.G663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63];[Sheet2.$A$1:.$E$103];4;1)" office:value-type="string" office:string-value="ICAR/17 - Disegno">
            <text:p>ICAR/17 - Disegno</text:p>
          </table:table-cell>
          <table:table-cell table:formula="of:=VLOOKUP([.$G663];[Sheet2.$A$1:.$E$103];4;1)" office:value-type="string" office:string-value="ICAR/17 - Disegno">
            <text:p>ICAR/17 - Disegno</text:p>
          </table:table-cell>
          <table:table-cell table:formula="of:=VLOOKUP([.$G663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17ad6ddb566a141d805b7c416d4d87d8</text:p>
          </table:table-cell>
          <table:table-cell office:value-type="string">
            <text:p>Rovida Edoardo Giovanni Mari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Rovida Edoardo Giovanni Maria</text:p>
          </table:table-cell>
          <table:table-cell office:value-type="string">
            <text:p>Not in design department</text:p>
          </table:table-cell>
          <table:table-cell table:formula="of:=VLOOKUP([.G664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64];[Sheet2.$A$1:.$E$103];4;1)" office:value-type="string" office:string-value="ICAR/17 - Disegno">
            <text:p>ICAR/17 - Disegno</text:p>
          </table:table-cell>
          <table:table-cell table:formula="of:=VLOOKUP([.$G664];[Sheet2.$A$1:.$E$103];4;1)" office:value-type="string" office:string-value="ICAR/17 - Disegno">
            <text:p>ICAR/17 - Disegno</text:p>
          </table:table-cell>
          <table:table-cell table:formula="of:=VLOOKUP([.$G664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b77e40bdb848a31893f9e59d0bedecf6</text:p>
          </table:table-cell>
          <table:table-cell office:value-type="string">
            <text:p>Roxburgh Mark William Dart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Roxburgh Mark William Dart</text:p>
          </table:table-cell>
          <table:table-cell office:value-type="string">
            <text:p>Not in design department</text:p>
          </table:table-cell>
          <table:table-cell table:formula="of:=VLOOKUP([.G665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65];[Sheet2.$A$1:.$E$103];4;1)" office:value-type="string" office:string-value="ICAR/17 - Disegno">
            <text:p>ICAR/17 - Disegno</text:p>
          </table:table-cell>
          <table:table-cell table:formula="of:=VLOOKUP([.$G665];[Sheet2.$A$1:.$E$103];4;1)" office:value-type="string" office:string-value="ICAR/17 - Disegno">
            <text:p>ICAR/17 - Disegno</text:p>
          </table:table-cell>
          <table:table-cell table:formula="of:=VLOOKUP([.$G665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7a006a00d8618365557787282df9bf87</text:p>
          </table:table-cell>
          <table:table-cell office:value-type="string">
            <text:p>Rubertelli Manuel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Rubertelli Manuela</text:p>
          </table:table-cell>
          <table:table-cell office:value-type="string">
            <text:p>Not in design department</text:p>
          </table:table-cell>
          <table:table-cell table:formula="of:=VLOOKUP([.G666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66];[Sheet2.$A$1:.$E$103];4;1)" office:value-type="string" office:string-value="ICAR/17 - Disegno">
            <text:p>ICAR/17 - Disegno</text:p>
          </table:table-cell>
          <table:table-cell table:formula="of:=VLOOKUP([.$G666];[Sheet2.$A$1:.$E$103];4;1)" office:value-type="string" office:string-value="ICAR/17 - Disegno">
            <text:p>ICAR/17 - Disegno</text:p>
          </table:table-cell>
          <table:table-cell table:formula="of:=VLOOKUP([.$G666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cb9365ca26b774968ca21ccdce3aa46d</text:p>
          </table:table-cell>
          <table:table-cell office:value-type="string">
            <text:p>Rudkin Jennifer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Rudkin Jennifer</text:p>
          </table:table-cell>
          <table:table-cell office:value-type="string">
            <text:p>Not in design department</text:p>
          </table:table-cell>
          <table:table-cell table:formula="of:=VLOOKUP([.G667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67];[Sheet2.$A$1:.$E$103];4;1)" office:value-type="string" office:string-value="ICAR/17 - Disegno">
            <text:p>ICAR/17 - Disegno</text:p>
          </table:table-cell>
          <table:table-cell table:formula="of:=VLOOKUP([.$G667];[Sheet2.$A$1:.$E$103];4;1)" office:value-type="string" office:string-value="ICAR/17 - Disegno">
            <text:p>ICAR/17 - Disegno</text:p>
          </table:table-cell>
          <table:table-cell table:formula="of:=VLOOKUP([.$G667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6bb597da2beb5882736571b8fe823902</text:p>
          </table:table-cell>
          <table:table-cell office:value-type="string">
            <text:p>Ruffa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Ruffa Francesco</text:p>
          </table:table-cell>
          <table:table-cell office:value-type="string">
            <text:p>Not in design department</text:p>
          </table:table-cell>
          <table:table-cell table:formula="of:=VLOOKUP([.G668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68];[Sheet2.$A$1:.$E$103];4;1)" office:value-type="string" office:string-value="ICAR/17 - Disegno">
            <text:p>ICAR/17 - Disegno</text:p>
          </table:table-cell>
          <table:table-cell table:formula="of:=VLOOKUP([.$G668];[Sheet2.$A$1:.$E$103];4;1)" office:value-type="string" office:string-value="ICAR/17 - Disegno">
            <text:p>ICAR/17 - Disegno</text:p>
          </table:table-cell>
          <table:table-cell table:formula="of:=VLOOKUP([.$G668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48f3ae80b0426ccaa58b48d1c23da532</text:p>
          </table:table-cell>
          <table:table-cell office:value-type="string">
            <text:p>Ruggieri Gianluc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Ruggieri Gianluca</text:p>
          </table:table-cell>
          <table:table-cell office:value-type="string">
            <text:p>Not in design department</text:p>
          </table:table-cell>
          <table:table-cell table:formula="of:=VLOOKUP([.G669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69];[Sheet2.$A$1:.$E$103];4;1)" office:value-type="string" office:string-value="ICAR/17 - Disegno">
            <text:p>ICAR/17 - Disegno</text:p>
          </table:table-cell>
          <table:table-cell table:formula="of:=VLOOKUP([.$G669];[Sheet2.$A$1:.$E$103];4;1)" office:value-type="string" office:string-value="ICAR/17 - Disegno">
            <text:p>ICAR/17 - Disegno</text:p>
          </table:table-cell>
          <table:table-cell table:formula="of:=VLOOKUP([.$G669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fe6f3af62e13bd5571a1f65128b9612f</text:p>
          </table:table-cell>
          <table:table-cell office:value-type="string">
            <text:p>Ruscio Daniel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Ruscio Daniele</text:p>
          </table:table-cell>
          <table:table-cell office:value-type="string">
            <text:p>Not in design department</text:p>
          </table:table-cell>
          <table:table-cell table:formula="of:=VLOOKUP([.G670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70];[Sheet2.$A$1:.$E$103];4;1)" office:value-type="string" office:string-value="ICAR/17 - Disegno">
            <text:p>ICAR/17 - Disegno</text:p>
          </table:table-cell>
          <table:table-cell table:formula="of:=VLOOKUP([.$G670];[Sheet2.$A$1:.$E$103];4;1)" office:value-type="string" office:string-value="ICAR/17 - Disegno">
            <text:p>ICAR/17 - Disegno</text:p>
          </table:table-cell>
          <table:table-cell table:formula="of:=VLOOKUP([.$G670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4fb60de09802160d479e91db3970e71e</text:p>
          </table:table-cell>
          <table:table-cell office:value-type="string">
            <text:p>Russo Michele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office:value-type="string">
            <text:p>Not in design department</text:p>
          </table:table-cell>
          <table:table-cell office:value-type="string">
            <text:p>Russo Michele</text:p>
          </table:table-cell>
          <table:table-cell office:value-type="string">
            <text:p>Not in design department</text:p>
          </table:table-cell>
          <table:table-cell table:formula="of:=VLOOKUP([.G671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71];[Sheet2.$A$1:.$E$103];4;1)" office:value-type="string" office:string-value="ICAR/17 - Disegno">
            <text:p>ICAR/17 - Disegno</text:p>
          </table:table-cell>
          <table:table-cell table:formula="of:=VLOOKUP([.$G671];[Sheet2.$A$1:.$E$103];4;1)" office:value-type="string" office:string-value="ICAR/17 - Disegno">
            <text:p>ICAR/17 - Disegno</text:p>
          </table:table-cell>
          <table:table-cell table:formula="of:=VLOOKUP([.$G671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bca85e6567ada787b21c67aa390be8ef</text:p>
          </table:table-cell>
          <table:table-cell office:value-type="string">
            <text:p>Russo Michel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Russo Michele</text:p>
          </table:table-cell>
          <table:table-cell office:value-type="string">
            <text:p>Not in design department</text:p>
          </table:table-cell>
          <table:table-cell table:formula="of:=VLOOKUP([.G672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72];[Sheet2.$A$1:.$E$103];4;1)" office:value-type="string" office:string-value="ICAR/17 - Disegno">
            <text:p>ICAR/17 - Disegno</text:p>
          </table:table-cell>
          <table:table-cell table:formula="of:=VLOOKUP([.$G672];[Sheet2.$A$1:.$E$103];4;1)" office:value-type="string" office:string-value="ICAR/17 - Disegno">
            <text:p>ICAR/17 - Disegno</text:p>
          </table:table-cell>
          <table:table-cell table:formula="of:=VLOOKUP([.$G672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0d1775d4e29fb42314c9a9c75c75f80f</text:p>
          </table:table-cell>
          <table:table-cell office:value-type="string">
            <text:p>Ruttico Pierpao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Ruttico Pierpaolo</text:p>
          </table:table-cell>
          <table:table-cell office:value-type="string">
            <text:p>Not in design department</text:p>
          </table:table-cell>
          <table:table-cell table:formula="of:=VLOOKUP([.G673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73];[Sheet2.$A$1:.$E$103];4;1)" office:value-type="string" office:string-value="ICAR/17 - Disegno">
            <text:p>ICAR/17 - Disegno</text:p>
          </table:table-cell>
          <table:table-cell table:formula="of:=VLOOKUP([.$G673];[Sheet2.$A$1:.$E$103];4;1)" office:value-type="string" office:string-value="ICAR/17 - Disegno">
            <text:p>ICAR/17 - Disegno</text:p>
          </table:table-cell>
          <table:table-cell table:formula="of:=VLOOKUP([.$G673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d4f79238688bf6797775fd4216750c02</text:p>
          </table:table-cell>
          <table:table-cell office:value-type="string">
            <text:p>Sabbioni Ange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Sabbioni Angelo</text:p>
          </table:table-cell>
          <table:table-cell office:value-type="string">
            <text:p>Not in design department</text:p>
          </table:table-cell>
          <table:table-cell table:formula="of:=VLOOKUP([.G674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74];[Sheet2.$A$1:.$E$103];4;1)" office:value-type="string" office:string-value="ICAR/17 - Disegno">
            <text:p>ICAR/17 - Disegno</text:p>
          </table:table-cell>
          <table:table-cell table:formula="of:=VLOOKUP([.$G674];[Sheet2.$A$1:.$E$103];4;1)" office:value-type="string" office:string-value="ICAR/17 - Disegno">
            <text:p>ICAR/17 - Disegno</text:p>
          </table:table-cell>
          <table:table-cell table:formula="of:=VLOOKUP([.$G674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42dd89f40af2d0ed79c2831c197efa5f</text:p>
          </table:table-cell>
          <table:table-cell office:value-type="string">
            <text:p>Sachero Alessandr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Sachero Alessandro</text:p>
          </table:table-cell>
          <table:table-cell office:value-type="string">
            <text:p>Not in design department</text:p>
          </table:table-cell>
          <table:table-cell table:formula="of:=VLOOKUP([.G675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75];[Sheet2.$A$1:.$E$103];4;1)" office:value-type="string" office:string-value="ICAR/17 - Disegno">
            <text:p>ICAR/17 - Disegno</text:p>
          </table:table-cell>
          <table:table-cell table:formula="of:=VLOOKUP([.$G675];[Sheet2.$A$1:.$E$103];4;1)" office:value-type="string" office:string-value="ICAR/17 - Disegno">
            <text:p>ICAR/17 - Disegno</text:p>
          </table:table-cell>
          <table:table-cell table:formula="of:=VLOOKUP([.$G675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e51518fbedff8584e5ceeed4dc54db32</text:p>
          </table:table-cell>
          <table:table-cell office:value-type="string">
            <text:p>Saisi Antonella Elide</text:p>
          </table:table-cell>
          <table:table-cell/>
          <table:table-cell office:value-type="string">
            <text:p>innerCoAuthorsId</text:p>
          </table:table-cell>
          <table:table-cell office:value-type="float" office:value="19">
            <text:p>19</text:p>
          </table:table-cell>
          <table:table-cell office:value-type="string">
            <text:p>Not in design department</text:p>
          </table:table-cell>
          <table:table-cell office:value-type="string">
            <text:p>Saisi Antonella Elide</text:p>
          </table:table-cell>
          <table:table-cell office:value-type="string">
            <text:p>Not in design department</text:p>
          </table:table-cell>
          <table:table-cell table:formula="of:=VLOOKUP([.G676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76];[Sheet2.$A$1:.$E$103];4;1)" office:value-type="string" office:string-value="ICAR/17 - Disegno">
            <text:p>ICAR/17 - Disegno</text:p>
          </table:table-cell>
          <table:table-cell table:formula="of:=VLOOKUP([.$G676];[Sheet2.$A$1:.$E$103];4;1)" office:value-type="string" office:string-value="ICAR/17 - Disegno">
            <text:p>ICAR/17 - Disegno</text:p>
          </table:table-cell>
          <table:table-cell table:formula="of:=VLOOKUP([.$G676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664a8b5ad32948136ea2133753b2d364</text:p>
          </table:table-cell>
          <table:table-cell office:value-type="string">
            <text:p>Sakr Christin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PhD student</text:p>
          </table:table-cell>
          <table:table-cell office:value-type="string">
            <text:p>Sakr Christine</text:p>
          </table:table-cell>
          <table:table-cell office:value-type="string">
            <text:p>No section</text:p>
          </table:table-cell>
          <table:table-cell table:formula="of:=VLOOKUP([.G677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77];[Sheet2.$A$1:.$E$103];4;1)" office:value-type="string" office:string-value="ICAR/17 - Disegno">
            <text:p>ICAR/17 - Disegno</text:p>
          </table:table-cell>
          <table:table-cell table:formula="of:=VLOOKUP([.$G677];[Sheet2.$A$1:.$E$103];4;1)" office:value-type="string" office:string-value="ICAR/17 - Disegno">
            <text:p>ICAR/17 - Disegno</text:p>
          </table:table-cell>
          <table:table-cell table:formula="of:=VLOOKUP([.$G677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2b755699963ed8ef36261e2c1acd3676</text:p>
          </table:table-cell>
          <table:table-cell office:value-type="string">
            <text:p>Sala Gabriella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office:value-type="string">
            <text:p>Not in design department</text:p>
          </table:table-cell>
          <table:table-cell office:value-type="string">
            <text:p>Sala Gabriella</text:p>
          </table:table-cell>
          <table:table-cell office:value-type="string">
            <text:p>Not in design department</text:p>
          </table:table-cell>
          <table:table-cell table:formula="of:=VLOOKUP([.G678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78];[Sheet2.$A$1:.$E$103];4;1)" office:value-type="string" office:string-value="ICAR/17 - Disegno">
            <text:p>ICAR/17 - Disegno</text:p>
          </table:table-cell>
          <table:table-cell table:formula="of:=VLOOKUP([.$G678];[Sheet2.$A$1:.$E$103];4;1)" office:value-type="string" office:string-value="ICAR/17 - Disegno">
            <text:p>ICAR/17 - Disegno</text:p>
          </table:table-cell>
          <table:table-cell table:formula="of:=VLOOKUP([.$G678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91988e702b25ae12b22d450e73177285</text:p>
          </table:table-cell>
          <table:table-cell office:value-type="string">
            <text:p>Sala Rem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Sala Remo</text:p>
          </table:table-cell>
          <table:table-cell office:value-type="string">
            <text:p>Not in design department</text:p>
          </table:table-cell>
          <table:table-cell table:formula="of:=VLOOKUP([.G679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79];[Sheet2.$A$1:.$E$103];4;1)" office:value-type="string" office:string-value="ICAR/17 - Disegno">
            <text:p>ICAR/17 - Disegno</text:p>
          </table:table-cell>
          <table:table-cell table:formula="of:=VLOOKUP([.$G679];[Sheet2.$A$1:.$E$103];4;1)" office:value-type="string" office:string-value="ICAR/17 - Disegno">
            <text:p>ICAR/17 - Disegno</text:p>
          </table:table-cell>
          <table:table-cell table:formula="of:=VLOOKUP([.$G679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360c439385b53363ffde32ea26190bee</text:p>
          </table:table-cell>
          <table:table-cell office:value-type="string">
            <text:p>Salice Fabi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Salice Fabio</text:p>
          </table:table-cell>
          <table:table-cell office:value-type="string">
            <text:p>Not in design department</text:p>
          </table:table-cell>
          <table:table-cell table:formula="of:=VLOOKUP([.G680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80];[Sheet2.$A$1:.$E$103];4;1)" office:value-type="string" office:string-value="ICAR/17 - Disegno">
            <text:p>ICAR/17 - Disegno</text:p>
          </table:table-cell>
          <table:table-cell table:formula="of:=VLOOKUP([.$G680];[Sheet2.$A$1:.$E$103];4;1)" office:value-type="string" office:string-value="ICAR/17 - Disegno">
            <text:p>ICAR/17 - Disegno</text:p>
          </table:table-cell>
          <table:table-cell table:formula="of:=VLOOKUP([.$G680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6661908bdc009cfa891c92798e3b6769</text:p>
          </table:table-cell>
          <table:table-cell office:value-type="string">
            <text:p>Salvadeo Pierluigi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Salvadeo Pierluigi</text:p>
          </table:table-cell>
          <table:table-cell office:value-type="string">
            <text:p>Not in design department</text:p>
          </table:table-cell>
          <table:table-cell table:formula="of:=VLOOKUP([.G681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81];[Sheet2.$A$1:.$E$103];4;1)" office:value-type="string" office:string-value="ICAR/17 - Disegno">
            <text:p>ICAR/17 - Disegno</text:p>
          </table:table-cell>
          <table:table-cell table:formula="of:=VLOOKUP([.$G681];[Sheet2.$A$1:.$E$103];4;1)" office:value-type="string" office:string-value="ICAR/17 - Disegno">
            <text:p>ICAR/17 - Disegno</text:p>
          </table:table-cell>
          <table:table-cell table:formula="of:=VLOOKUP([.$G681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7ef8b7bd38fef5216dea07acb8e50688</text:p>
          </table:table-cell>
          <table:table-cell office:value-type="string">
            <text:p>Salvia Giuseppe</text:p>
          </table:table-cell>
          <table:table-cell/>
          <table:table-cell office:value-type="string">
            <text:p>innerCoAuthorsId</text:p>
          </table:table-cell>
          <table:table-cell office:value-type="float" office:value="19">
            <text:p>19</text:p>
          </table:table-cell>
          <table:table-cell office:value-type="string">
            <text:p>Not in design department</text:p>
          </table:table-cell>
          <table:table-cell office:value-type="string">
            <text:p>Salvia Giuseppe</text:p>
          </table:table-cell>
          <table:table-cell office:value-type="string">
            <text:p>Not in design department</text:p>
          </table:table-cell>
          <table:table-cell table:formula="of:=VLOOKUP([.G682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82];[Sheet2.$A$1:.$E$103];4;1)" office:value-type="string" office:string-value="ICAR/17 - Disegno">
            <text:p>ICAR/17 - Disegno</text:p>
          </table:table-cell>
          <table:table-cell table:formula="of:=VLOOKUP([.$G682];[Sheet2.$A$1:.$E$103];4;1)" office:value-type="string" office:string-value="ICAR/17 - Disegno">
            <text:p>ICAR/17 - Disegno</text:p>
          </table:table-cell>
          <table:table-cell table:formula="of:=VLOOKUP([.$G682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408db9ff524bbdd94e1587953fd4850d</text:p>
          </table:table-cell>
          <table:table-cell office:value-type="string">
            <text:p>Sammicheli Marc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Sammicheli Marco</text:p>
          </table:table-cell>
          <table:table-cell office:value-type="string">
            <text:p>Not in design department</text:p>
          </table:table-cell>
          <table:table-cell table:formula="of:=VLOOKUP([.G683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83];[Sheet2.$A$1:.$E$103];4;1)" office:value-type="string" office:string-value="ICAR/17 - Disegno">
            <text:p>ICAR/17 - Disegno</text:p>
          </table:table-cell>
          <table:table-cell table:formula="of:=VLOOKUP([.$G683];[Sheet2.$A$1:.$E$103];4;1)" office:value-type="string" office:string-value="ICAR/17 - Disegno">
            <text:p>ICAR/17 - Disegno</text:p>
          </table:table-cell>
          <table:table-cell table:formula="of:=VLOOKUP([.$G683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ea072cba5e425d3506475a4ee9dd8e4a</text:p>
          </table:table-cell>
          <table:table-cell office:value-type="string">
            <text:p>Sancassani Susann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Sancassani Susanna</text:p>
          </table:table-cell>
          <table:table-cell office:value-type="string">
            <text:p>Not in design department</text:p>
          </table:table-cell>
          <table:table-cell table:formula="of:=VLOOKUP([.G684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684];[Sheet2.$A$1:.$E$103];4;1)" office:value-type="string" office:string-value="ICAR/17 - Disegno">
            <text:p>ICAR/17 - Disegno</text:p>
          </table:table-cell>
          <table:table-cell table:formula="of:=VLOOKUP([.$G684];[Sheet2.$A$1:.$E$103];4;1)" office:value-type="string" office:string-value="ICAR/17 - Disegno">
            <text:p>ICAR/17 - Disegno</text:p>
          </table:table-cell>
          <table:table-cell table:formula="of:=VLOOKUP([.$G684];[Sheet2.$A$1:.$E$103];5;1)" office:value-type="string" office:string-value="https://orcid.org/0000-0001-9860-0562">
            <text:p>https://orcid.org/0000-0001-9860-0562</text:p>
          </table:table-cell>
        </table:table-row>
        <table:table-row table:style-name="ro2">
          <table:table-cell office:value-type="string">
            <text:p>innercoauthorsid_cba930a825307fe25a5435c405435a12</text:p>
          </table:table-cell>
          <table:table-cell office:value-type="string">
            <text:p>Sangiorgi Daniela</text:p>
          </table:table-cell>
          <table:table-cell/>
          <table:table-cell office:value-type="string">
            <text:p>innerCoAuthorsId</text:p>
          </table:table-cell>
          <table:table-cell office:value-type="float" office:value="75">
            <text:p>75</text:p>
          </table:table-cell>
          <table:table-cell office:value-type="string">
            <text:p>Associate Professor</text:p>
          </table:table-cell>
          <table:table-cell office:value-type="string">
            <text:p>Sangiorgi Daniela</text:p>
          </table:table-cell>
          <table:table-cell office:value-type="string">
            <text:p>No section</text:p>
          </table:table-cell>
          <table:table-cell table:formula="of:=VLOOKUP([.G68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85];[Sheet2.$A$1:.$E$103];4;1)" office:value-type="string" office:string-value="ICAR/13 - Disegno Industriale">
            <text:p>ICAR/13 - Disegno Industriale</text:p>
          </table:table-cell>
          <table:table-cell table:formula="of:=VLOOKUP([.$G685];[Sheet2.$A$1:.$E$103];4;1)" office:value-type="string" office:string-value="ICAR/13 - Disegno Industriale">
            <text:p>ICAR/13 - Disegno Industriale</text:p>
          </table:table-cell>
          <table:table-cell table:formula="of:=VLOOKUP([.$G685];[Sheet2.$A$1:.$E$103];5;1)" office:value-type="string" office:string-value="https://orcid.org/0000-0003-1696-5782">
            <text:p>https://orcid.org/0000-0003-1696-5782</text:p>
          </table:table-cell>
        </table:table-row>
        <table:table-row table:style-name="ro2">
          <table:table-cell office:value-type="string">
            <text:p>innercoauthorsid_0e64ee50f2b07a1992ba2e5e644cb5e2</text:p>
          </table:table-cell>
          <table:table-cell office:value-type="string">
            <text:p>Sanna Nico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Sanna Nicola</text:p>
          </table:table-cell>
          <table:table-cell office:value-type="string">
            <text:p>Not in design department</text:p>
          </table:table-cell>
          <table:table-cell table:formula="of:=VLOOKUP([.G68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86];[Sheet2.$A$1:.$E$103];4;1)" office:value-type="string" office:string-value="ICAR/13 - Disegno Industriale">
            <text:p>ICAR/13 - Disegno Industriale</text:p>
          </table:table-cell>
          <table:table-cell table:formula="of:=VLOOKUP([.$G686];[Sheet2.$A$1:.$E$103];4;1)" office:value-type="string" office:string-value="ICAR/13 - Disegno Industriale">
            <text:p>ICAR/13 - Disegno Industriale</text:p>
          </table:table-cell>
          <table:table-cell table:formula="of:=VLOOKUP([.$G686];[Sheet2.$A$1:.$E$103];5;1)" office:value-type="string" office:string-value="https://orcid.org/0000-0003-1696-5782">
            <text:p>https://orcid.org/0000-0003-1696-5782</text:p>
          </table:table-cell>
        </table:table-row>
        <table:table-row table:style-name="ro2">
          <table:table-cell office:value-type="string">
            <text:p>innercoauthorsid_be79897cd0d4ab11f975b76b70424b66</text:p>
          </table:table-cell>
          <table:table-cell office:value-type="string">
            <text:p>Sansavini Giovanni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Sansavini Giovanni</text:p>
          </table:table-cell>
          <table:table-cell office:value-type="string">
            <text:p>Not in design department</text:p>
          </table:table-cell>
          <table:table-cell table:formula="of:=VLOOKUP([.G68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87];[Sheet2.$A$1:.$E$103];4;1)" office:value-type="string" office:string-value="ICAR/13 - Disegno Industriale">
            <text:p>ICAR/13 - Disegno Industriale</text:p>
          </table:table-cell>
          <table:table-cell table:formula="of:=VLOOKUP([.$G687];[Sheet2.$A$1:.$E$103];4;1)" office:value-type="string" office:string-value="ICAR/13 - Disegno Industriale">
            <text:p>ICAR/13 - Disegno Industriale</text:p>
          </table:table-cell>
          <table:table-cell table:formula="of:=VLOOKUP([.$G687];[Sheet2.$A$1:.$E$103];5;1)" office:value-type="string" office:string-value="https://orcid.org/0000-0003-1696-5782">
            <text:p>https://orcid.org/0000-0003-1696-5782</text:p>
          </table:table-cell>
        </table:table-row>
        <table:table-row table:style-name="ro2">
          <table:table-cell office:value-type="string">
            <text:p>innercoauthorsid_48cd14b4a7a3d697fd33bec2be84fc6c</text:p>
          </table:table-cell>
          <table:table-cell office:value-type="string">
            <text:p>Santambrogio Giorgio Cesare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Santambrogio Giorgio Cesare</text:p>
          </table:table-cell>
          <table:table-cell office:value-type="string">
            <text:p>Not in design department</text:p>
          </table:table-cell>
          <table:table-cell table:formula="of:=VLOOKUP([.G68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88];[Sheet2.$A$1:.$E$103];4;1)" office:value-type="string" office:string-value="ICAR/13 - Disegno Industriale">
            <text:p>ICAR/13 - Disegno Industriale</text:p>
          </table:table-cell>
          <table:table-cell table:formula="of:=VLOOKUP([.$G688];[Sheet2.$A$1:.$E$103];4;1)" office:value-type="string" office:string-value="ICAR/13 - Disegno Industriale">
            <text:p>ICAR/13 - Disegno Industriale</text:p>
          </table:table-cell>
          <table:table-cell table:formula="of:=VLOOKUP([.$G688];[Sheet2.$A$1:.$E$103];5;1)" office:value-type="string" office:string-value="https://orcid.org/0000-0003-1696-5782">
            <text:p>https://orcid.org/0000-0003-1696-5782</text:p>
          </table:table-cell>
        </table:table-row>
        <table:table-row table:style-name="ro2">
          <table:table-cell office:value-type="string">
            <text:p>innercoauthorsid_b687438492f39cb6011247d3b655b6a7</text:p>
          </table:table-cell>
          <table:table-cell office:value-type="string">
            <text:p>Santi Romina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office:value-type="string">
            <text:p>Not in design department</text:p>
          </table:table-cell>
          <table:table-cell office:value-type="string">
            <text:p>Santi Romina</text:p>
          </table:table-cell>
          <table:table-cell office:value-type="string">
            <text:p>Not in design department</text:p>
          </table:table-cell>
          <table:table-cell table:formula="of:=VLOOKUP([.G68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89];[Sheet2.$A$1:.$E$103];4;1)" office:value-type="string" office:string-value="ICAR/13 - Disegno Industriale">
            <text:p>ICAR/13 - Disegno Industriale</text:p>
          </table:table-cell>
          <table:table-cell table:formula="of:=VLOOKUP([.$G689];[Sheet2.$A$1:.$E$103];4;1)" office:value-type="string" office:string-value="ICAR/13 - Disegno Industriale">
            <text:p>ICAR/13 - Disegno Industriale</text:p>
          </table:table-cell>
          <table:table-cell table:formula="of:=VLOOKUP([.$G689];[Sheet2.$A$1:.$E$103];5;1)" office:value-type="string" office:string-value="https://orcid.org/0000-0003-1696-5782">
            <text:p>https://orcid.org/0000-0003-1696-5782</text:p>
          </table:table-cell>
        </table:table-row>
        <table:table-row table:style-name="ro2">
          <table:table-cell office:value-type="string">
            <text:p>innercoauthorsid_64e56a79d1ceeb1474840a6f6d5ea30a</text:p>
          </table:table-cell>
          <table:table-cell office:value-type="string">
            <text:p>Sarto Lu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Sarto Luca</text:p>
          </table:table-cell>
          <table:table-cell office:value-type="string">
            <text:p>Not in design department</text:p>
          </table:table-cell>
          <table:table-cell table:formula="of:=VLOOKUP([.G69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90];[Sheet2.$A$1:.$E$103];4;1)" office:value-type="string" office:string-value="ICAR/13 - Disegno Industriale">
            <text:p>ICAR/13 - Disegno Industriale</text:p>
          </table:table-cell>
          <table:table-cell table:formula="of:=VLOOKUP([.$G690];[Sheet2.$A$1:.$E$103];4;1)" office:value-type="string" office:string-value="ICAR/13 - Disegno Industriale">
            <text:p>ICAR/13 - Disegno Industriale</text:p>
          </table:table-cell>
          <table:table-cell table:formula="of:=VLOOKUP([.$G690];[Sheet2.$A$1:.$E$103];5;1)" office:value-type="string" office:string-value="https://orcid.org/0000-0003-1696-5782">
            <text:p>https://orcid.org/0000-0003-1696-5782</text:p>
          </table:table-cell>
        </table:table-row>
        <table:table-row table:style-name="ro2">
          <table:table-cell office:value-type="string">
            <text:p>innercoauthorsid_38fdf3f58cfbba72e750306f7399949d</text:p>
          </table:table-cell>
          <table:table-cell office:value-type="string">
            <text:p>Sartorio Gianluig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Sartorio Gianluigi</text:p>
          </table:table-cell>
          <table:table-cell office:value-type="string">
            <text:p>Not in design department</text:p>
          </table:table-cell>
          <table:table-cell table:formula="of:=VLOOKUP([.G69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91];[Sheet2.$A$1:.$E$103];4;1)" office:value-type="string" office:string-value="ICAR/13 - Disegno Industriale">
            <text:p>ICAR/13 - Disegno Industriale</text:p>
          </table:table-cell>
          <table:table-cell table:formula="of:=VLOOKUP([.$G691];[Sheet2.$A$1:.$E$103];4;1)" office:value-type="string" office:string-value="ICAR/13 - Disegno Industriale">
            <text:p>ICAR/13 - Disegno Industriale</text:p>
          </table:table-cell>
          <table:table-cell table:formula="of:=VLOOKUP([.$G691];[Sheet2.$A$1:.$E$103];5;1)" office:value-type="string" office:string-value="https://orcid.org/0000-0003-1696-5782">
            <text:p>https://orcid.org/0000-0003-1696-5782</text:p>
          </table:table-cell>
        </table:table-row>
        <table:table-row table:style-name="ro2">
          <table:table-cell office:value-type="string">
            <text:p>innercoauthorsid_07f680803c56731bbafd55003cade101</text:p>
          </table:table-cell>
          <table:table-cell office:value-type="string">
            <text:p>Sassi Rober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Sassi Roberto</text:p>
          </table:table-cell>
          <table:table-cell office:value-type="string">
            <text:p>Not in design department</text:p>
          </table:table-cell>
          <table:table-cell table:formula="of:=VLOOKUP([.G69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92];[Sheet2.$A$1:.$E$103];4;1)" office:value-type="string" office:string-value="ICAR/13 - Disegno Industriale">
            <text:p>ICAR/13 - Disegno Industriale</text:p>
          </table:table-cell>
          <table:table-cell table:formula="of:=VLOOKUP([.$G692];[Sheet2.$A$1:.$E$103];4;1)" office:value-type="string" office:string-value="ICAR/13 - Disegno Industriale">
            <text:p>ICAR/13 - Disegno Industriale</text:p>
          </table:table-cell>
          <table:table-cell table:formula="of:=VLOOKUP([.$G692];[Sheet2.$A$1:.$E$103];5;1)" office:value-type="string" office:string-value="https://orcid.org/0000-0003-1696-5782">
            <text:p>https://orcid.org/0000-0003-1696-5782</text:p>
          </table:table-cell>
        </table:table-row>
        <table:table-row table:style-name="ro2">
          <table:table-cell office:value-type="string">
            <text:p>innercoauthorsid_d29617a8abd7c65090fe53c1f894caa7</text:p>
          </table:table-cell>
          <table:table-cell office:value-type="string">
            <text:p>Savaresi Sergio Matte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Savaresi Sergio Matteo</text:p>
          </table:table-cell>
          <table:table-cell office:value-type="string">
            <text:p>Not in design department</text:p>
          </table:table-cell>
          <table:table-cell table:formula="of:=VLOOKUP([.G69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93];[Sheet2.$A$1:.$E$103];4;1)" office:value-type="string" office:string-value="ICAR/13 - Disegno Industriale">
            <text:p>ICAR/13 - Disegno Industriale</text:p>
          </table:table-cell>
          <table:table-cell table:formula="of:=VLOOKUP([.$G693];[Sheet2.$A$1:.$E$103];4;1)" office:value-type="string" office:string-value="ICAR/13 - Disegno Industriale">
            <text:p>ICAR/13 - Disegno Industriale</text:p>
          </table:table-cell>
          <table:table-cell table:formula="of:=VLOOKUP([.$G693];[Sheet2.$A$1:.$E$103];5;1)" office:value-type="string" office:string-value="https://orcid.org/0000-0003-1696-5782">
            <text:p>https://orcid.org/0000-0003-1696-5782</text:p>
          </table:table-cell>
        </table:table-row>
        <table:table-row table:style-name="ro2">
          <table:table-cell office:value-type="string">
            <text:p>innercoauthorsid_cb795c7e898d1e0e8977a8c9fb08b59e</text:p>
          </table:table-cell>
          <table:table-cell office:value-type="string">
            <text:p>Scagnetti Gai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Scagnetti Gaia</text:p>
          </table:table-cell>
          <table:table-cell office:value-type="string">
            <text:p>Not in design department</text:p>
          </table:table-cell>
          <table:table-cell table:formula="of:=VLOOKUP([.G69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94];[Sheet2.$A$1:.$E$103];4;1)" office:value-type="string" office:string-value="ICAR/13 - Disegno Industriale">
            <text:p>ICAR/13 - Disegno Industriale</text:p>
          </table:table-cell>
          <table:table-cell table:formula="of:=VLOOKUP([.$G694];[Sheet2.$A$1:.$E$103];4;1)" office:value-type="string" office:string-value="ICAR/13 - Disegno Industriale">
            <text:p>ICAR/13 - Disegno Industriale</text:p>
          </table:table-cell>
          <table:table-cell table:formula="of:=VLOOKUP([.$G694];[Sheet2.$A$1:.$E$103];5;1)" office:value-type="string" office:string-value="https://orcid.org/0000-0003-1696-5782">
            <text:p>https://orcid.org/0000-0003-1696-5782</text:p>
          </table:table-cell>
        </table:table-row>
        <table:table-row table:style-name="ro2">
          <table:table-cell office:value-type="string">
            <text:p>innercoauthorsid_38c88712c8aae38a8efdd73878bd09e4</text:p>
          </table:table-cell>
          <table:table-cell office:value-type="string">
            <text:p>Scarinci Riccard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Scarinci Riccardo</text:p>
          </table:table-cell>
          <table:table-cell office:value-type="string">
            <text:p>Not in design department</text:p>
          </table:table-cell>
          <table:table-cell table:formula="of:=VLOOKUP([.G69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95];[Sheet2.$A$1:.$E$103];4;1)" office:value-type="string" office:string-value="ICAR/13 - Disegno Industriale">
            <text:p>ICAR/13 - Disegno Industriale</text:p>
          </table:table-cell>
          <table:table-cell table:formula="of:=VLOOKUP([.$G695];[Sheet2.$A$1:.$E$103];4;1)" office:value-type="string" office:string-value="ICAR/13 - Disegno Industriale">
            <text:p>ICAR/13 - Disegno Industriale</text:p>
          </table:table-cell>
          <table:table-cell table:formula="of:=VLOOKUP([.$G695];[Sheet2.$A$1:.$E$103];5;1)" office:value-type="string" office:string-value="https://orcid.org/0000-0003-1696-5782">
            <text:p>https://orcid.org/0000-0003-1696-5782</text:p>
          </table:table-cell>
        </table:table-row>
        <table:table-row table:style-name="ro2">
          <table:table-cell office:value-type="string">
            <text:p>innercoauthorsid_d4fbe52936d4f5d355807ca16ef96383</text:p>
          </table:table-cell>
          <table:table-cell office:value-type="string">
            <text:p>Schiaffonati Fabrizi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Schiaffonati Fabrizio</text:p>
          </table:table-cell>
          <table:table-cell office:value-type="string">
            <text:p>Not in design department</text:p>
          </table:table-cell>
          <table:table-cell table:formula="of:=VLOOKUP([.G69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96];[Sheet2.$A$1:.$E$103];4;1)" office:value-type="string" office:string-value="ICAR/13 - Disegno Industriale">
            <text:p>ICAR/13 - Disegno Industriale</text:p>
          </table:table-cell>
          <table:table-cell table:formula="of:=VLOOKUP([.$G696];[Sheet2.$A$1:.$E$103];4;1)" office:value-type="string" office:string-value="ICAR/13 - Disegno Industriale">
            <text:p>ICAR/13 - Disegno Industriale</text:p>
          </table:table-cell>
          <table:table-cell table:formula="of:=VLOOKUP([.$G696];[Sheet2.$A$1:.$E$103];5;1)" office:value-type="string" office:string-value="https://orcid.org/0000-0003-1696-5782">
            <text:p>https://orcid.org/0000-0003-1696-5782</text:p>
          </table:table-cell>
        </table:table-row>
        <table:table-row table:style-name="ro2">
          <table:table-cell office:value-type="string">
            <text:p>innercoauthorsid_dab80db1ef0712981f8046608235f35f</text:p>
          </table:table-cell>
          <table:table-cell office:value-type="string">
            <text:p>Schlacht Irene Li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Schlacht Irene Lia</text:p>
          </table:table-cell>
          <table:table-cell office:value-type="string">
            <text:p>Not in design department</text:p>
          </table:table-cell>
          <table:table-cell table:formula="of:=VLOOKUP([.G69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97];[Sheet2.$A$1:.$E$103];4;1)" office:value-type="string" office:string-value="ICAR/13 - Disegno Industriale">
            <text:p>ICAR/13 - Disegno Industriale</text:p>
          </table:table-cell>
          <table:table-cell table:formula="of:=VLOOKUP([.$G697];[Sheet2.$A$1:.$E$103];4;1)" office:value-type="string" office:string-value="ICAR/13 - Disegno Industriale">
            <text:p>ICAR/13 - Disegno Industriale</text:p>
          </table:table-cell>
          <table:table-cell table:formula="of:=VLOOKUP([.$G697];[Sheet2.$A$1:.$E$103];5;1)" office:value-type="string" office:string-value="https://orcid.org/0000-0003-1696-5782">
            <text:p>https://orcid.org/0000-0003-1696-5782</text:p>
          </table:table-cell>
        </table:table-row>
        <table:table-row table:style-name="ro2">
          <table:table-cell office:value-type="string">
            <text:p>innercoauthorsid_faa3c99723d13e535e368a9281ea57a1</text:p>
          </table:table-cell>
          <table:table-cell office:value-type="string">
            <text:p>Schoonbrodt Anne Hubert Eugeni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Schoonbrodt Anne Hubert Eugenie</text:p>
          </table:table-cell>
          <table:table-cell office:value-type="string">
            <text:p>Not in design department</text:p>
          </table:table-cell>
          <table:table-cell table:formula="of:=VLOOKUP([.G69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98];[Sheet2.$A$1:.$E$103];4;1)" office:value-type="string" office:string-value="ICAR/13 - Disegno Industriale">
            <text:p>ICAR/13 - Disegno Industriale</text:p>
          </table:table-cell>
          <table:table-cell table:formula="of:=VLOOKUP([.$G698];[Sheet2.$A$1:.$E$103];4;1)" office:value-type="string" office:string-value="ICAR/13 - Disegno Industriale">
            <text:p>ICAR/13 - Disegno Industriale</text:p>
          </table:table-cell>
          <table:table-cell table:formula="of:=VLOOKUP([.$G698];[Sheet2.$A$1:.$E$103];5;1)" office:value-type="string" office:string-value="https://orcid.org/0000-0003-1696-5782">
            <text:p>https://orcid.org/0000-0003-1696-5782</text:p>
          </table:table-cell>
        </table:table-row>
        <table:table-row table:style-name="ro2">
          <table:table-cell office:value-type="string">
            <text:p>innercoauthorsid_a8f66b534aa1acb683fc9bd7343d74b7</text:p>
          </table:table-cell>
          <table:table-cell office:value-type="string">
            <text:p>Sciama Dal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Sciama Dalia</text:p>
          </table:table-cell>
          <table:table-cell office:value-type="string">
            <text:p>Not in design department</text:p>
          </table:table-cell>
          <table:table-cell table:formula="of:=VLOOKUP([.G69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699];[Sheet2.$A$1:.$E$103];4;1)" office:value-type="string" office:string-value="ICAR/13 - Disegno Industriale">
            <text:p>ICAR/13 - Disegno Industriale</text:p>
          </table:table-cell>
          <table:table-cell table:formula="of:=VLOOKUP([.$G699];[Sheet2.$A$1:.$E$103];4;1)" office:value-type="string" office:string-value="ICAR/13 - Disegno Industriale">
            <text:p>ICAR/13 - Disegno Industriale</text:p>
          </table:table-cell>
          <table:table-cell table:formula="of:=VLOOKUP([.$G699];[Sheet2.$A$1:.$E$103];5;1)" office:value-type="string" office:string-value="https://orcid.org/0000-0003-1696-5782">
            <text:p>https://orcid.org/0000-0003-1696-5782</text:p>
          </table:table-cell>
        </table:table-row>
        <table:table-row table:style-name="ro2">
          <table:table-cell office:value-type="string">
            <text:p>innercoauthorsid_17de34fe35afb813ea97799ce3a6032d</text:p>
          </table:table-cell>
          <table:table-cell office:value-type="string">
            <text:p>Scianname' Marti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Scianname' Martina</text:p>
          </table:table-cell>
          <table:table-cell office:value-type="string">
            <text:p>Not in design department</text:p>
          </table:table-cell>
          <table:table-cell table:formula="of:=VLOOKUP([.G70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00];[Sheet2.$A$1:.$E$103];4;1)" office:value-type="string" office:string-value="ICAR/13 - Disegno Industriale">
            <text:p>ICAR/13 - Disegno Industriale</text:p>
          </table:table-cell>
          <table:table-cell table:formula="of:=VLOOKUP([.$G700];[Sheet2.$A$1:.$E$103];4;1)" office:value-type="string" office:string-value="ICAR/13 - Disegno Industriale">
            <text:p>ICAR/13 - Disegno Industriale</text:p>
          </table:table-cell>
          <table:table-cell table:formula="of:=VLOOKUP([.$G700];[Sheet2.$A$1:.$E$103];5;1)" office:value-type="string" office:string-value="https://orcid.org/0000-0003-1696-5782">
            <text:p>https://orcid.org/0000-0003-1696-5782</text:p>
          </table:table-cell>
        </table:table-row>
        <table:table-row table:style-name="ro2">
          <table:table-cell office:value-type="string">
            <text:p>innercoauthorsid_9bd0c3308772c927dbbf1a1e7ddf4113</text:p>
          </table:table-cell>
          <table:table-cell office:value-type="string">
            <text:p>Sciuto Donatell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office:value-type="string">
            <text:p>Not in design department</text:p>
          </table:table-cell>
          <table:table-cell office:value-type="string">
            <text:p>Sciuto Donatella</text:p>
          </table:table-cell>
          <table:table-cell office:value-type="string">
            <text:p>Not in design department</text:p>
          </table:table-cell>
          <table:table-cell table:formula="of:=VLOOKUP([.G70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01];[Sheet2.$A$1:.$E$103];4;1)" office:value-type="string" office:string-value="ICAR/13 - Disegno Industriale">
            <text:p>ICAR/13 - Disegno Industriale</text:p>
          </table:table-cell>
          <table:table-cell table:formula="of:=VLOOKUP([.$G701];[Sheet2.$A$1:.$E$103];4;1)" office:value-type="string" office:string-value="ICAR/13 - Disegno Industriale">
            <text:p>ICAR/13 - Disegno Industriale</text:p>
          </table:table-cell>
          <table:table-cell table:formula="of:=VLOOKUP([.$G701];[Sheet2.$A$1:.$E$103];5;1)" office:value-type="string" office:string-value="https://orcid.org/0000-0003-1696-5782">
            <text:p>https://orcid.org/0000-0003-1696-5782</text:p>
          </table:table-cell>
        </table:table-row>
        <table:table-row table:style-name="ro2">
          <table:table-cell office:value-type="string">
            <text:p>innercoauthorsid_f9221e00ca174af3fd52630caf0a44ec</text:p>
          </table:table-cell>
          <table:table-cell office:value-type="string">
            <text:p>Scoccimarro Antoni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Scoccimarro Antonio</text:p>
          </table:table-cell>
          <table:table-cell office:value-type="string">
            <text:p>Not in design department</text:p>
          </table:table-cell>
          <table:table-cell table:formula="of:=VLOOKUP([.G70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02];[Sheet2.$A$1:.$E$103];4;1)" office:value-type="string" office:string-value="ICAR/13 - Disegno Industriale">
            <text:p>ICAR/13 - Disegno Industriale</text:p>
          </table:table-cell>
          <table:table-cell table:formula="of:=VLOOKUP([.$G702];[Sheet2.$A$1:.$E$103];4;1)" office:value-type="string" office:string-value="ICAR/13 - Disegno Industriale">
            <text:p>ICAR/13 - Disegno Industriale</text:p>
          </table:table-cell>
          <table:table-cell table:formula="of:=VLOOKUP([.$G702];[Sheet2.$A$1:.$E$103];5;1)" office:value-type="string" office:string-value="https://orcid.org/0000-0003-1696-5782">
            <text:p>https://orcid.org/0000-0003-1696-5782</text:p>
          </table:table-cell>
        </table:table-row>
        <table:table-row table:style-name="ro2">
          <table:table-cell office:value-type="string">
            <text:p>innercoauthorsid_0b2c17c7275554feff7fc19bba0c889a</text:p>
          </table:table-cell>
          <table:table-cell office:value-type="string">
            <text:p>Scopel Elen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Scopel Elena</text:p>
          </table:table-cell>
          <table:table-cell office:value-type="string">
            <text:p>Not in design department</text:p>
          </table:table-cell>
          <table:table-cell table:formula="of:=VLOOKUP([.G70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03];[Sheet2.$A$1:.$E$103];4;1)" office:value-type="string" office:string-value="ICAR/13 - Disegno Industriale">
            <text:p>ICAR/13 - Disegno Industriale</text:p>
          </table:table-cell>
          <table:table-cell table:formula="of:=VLOOKUP([.$G703];[Sheet2.$A$1:.$E$103];4;1)" office:value-type="string" office:string-value="ICAR/13 - Disegno Industriale">
            <text:p>ICAR/13 - Disegno Industriale</text:p>
          </table:table-cell>
          <table:table-cell table:formula="of:=VLOOKUP([.$G703];[Sheet2.$A$1:.$E$103];5;1)" office:value-type="string" office:string-value="https://orcid.org/0000-0003-1696-5782">
            <text:p>https://orcid.org/0000-0003-1696-5782</text:p>
          </table:table-cell>
        </table:table-row>
        <table:table-row table:style-name="ro2">
          <table:table-cell office:value-type="string">
            <text:p>innercoauthorsid_f16e78dfadd752e7b24bda8b0a24504d</text:p>
          </table:table-cell>
          <table:table-cell office:value-type="string">
            <text:p>Scotti Stef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Scotti Stefano</text:p>
          </table:table-cell>
          <table:table-cell office:value-type="string">
            <text:p>Not in design department</text:p>
          </table:table-cell>
          <table:table-cell table:formula="of:=VLOOKUP([.G70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04];[Sheet2.$A$1:.$E$103];4;1)" office:value-type="string" office:string-value="ICAR/13 - Disegno Industriale">
            <text:p>ICAR/13 - Disegno Industriale</text:p>
          </table:table-cell>
          <table:table-cell table:formula="of:=VLOOKUP([.$G704];[Sheet2.$A$1:.$E$103];4;1)" office:value-type="string" office:string-value="ICAR/13 - Disegno Industriale">
            <text:p>ICAR/13 - Disegno Industriale</text:p>
          </table:table-cell>
          <table:table-cell table:formula="of:=VLOOKUP([.$G704];[Sheet2.$A$1:.$E$103];5;1)" office:value-type="string" office:string-value="https://orcid.org/0000-0003-1696-5782">
            <text:p>https://orcid.org/0000-0003-1696-5782</text:p>
          </table:table-cell>
        </table:table-row>
        <table:table-row table:style-name="ro2">
          <table:table-cell office:value-type="string">
            <text:p>innercoauthorsid_bd1cf3849dbd077ed84f64067f6b8b01</text:p>
          </table:table-cell>
          <table:table-cell office:value-type="string">
            <text:p>Scudo Giovanni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Scudo Giovanni</text:p>
          </table:table-cell>
          <table:table-cell office:value-type="string">
            <text:p>Not in design department</text:p>
          </table:table-cell>
          <table:table-cell table:formula="of:=VLOOKUP([.G70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05];[Sheet2.$A$1:.$E$103];4;1)" office:value-type="string" office:string-value="ICAR/13 - Disegno Industriale">
            <text:p>ICAR/13 - Disegno Industriale</text:p>
          </table:table-cell>
          <table:table-cell table:formula="of:=VLOOKUP([.$G705];[Sheet2.$A$1:.$E$103];4;1)" office:value-type="string" office:string-value="ICAR/13 - Disegno Industriale">
            <text:p>ICAR/13 - Disegno Industriale</text:p>
          </table:table-cell>
          <table:table-cell table:formula="of:=VLOOKUP([.$G705];[Sheet2.$A$1:.$E$103];5;1)" office:value-type="string" office:string-value="https://orcid.org/0000-0003-1696-5782">
            <text:p>https://orcid.org/0000-0003-1696-5782</text:p>
          </table:table-cell>
        </table:table-row>
        <table:table-row table:style-name="ro2">
          <table:table-cell office:value-type="string">
            <text:p>innercoauthorsid_f8000bba10bdf9d565d3b14839e89b6a</text:p>
          </table:table-cell>
          <table:table-cell office:value-type="string">
            <text:p>Scullica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99">
            <text:p>99</text:p>
          </table:table-cell>
          <table:table-cell office:value-type="string">
            <text:p>Associate Professor</text:p>
          </table:table-cell>
          <table:table-cell office:value-type="string">
            <text:p>Scullica Francesco</text:p>
          </table:table-cell>
          <table:table-cell office:value-type="string">
            <text:p>Design degli Ambienti del Paesaggio e della Mobilità</text:p>
          </table:table-cell>
          <table:table-cell table:formula="of:=VLOOKUP([.G70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06];[Sheet2.$A$1:.$E$103];4;1)" office:value-type="string" office:string-value="ICAR/13 - Disegno Industriale">
            <text:p>ICAR/13 - Disegno Industriale</text:p>
          </table:table-cell>
          <table:table-cell table:formula="of:=VLOOKUP([.$G706];[Sheet2.$A$1:.$E$103];4;1)" office:value-type="string" office:string-value="ICAR/13 - Disegno Industriale">
            <text:p>ICAR/13 - Disegno Industriale</text:p>
          </table:table-cell>
          <table:table-cell table:formula="of:=VLOOKUP([.$G706];[Sheet2.$A$1:.$E$103];5;1)" office:value-type="string" office:string-value="https://orcid.org/0000-0002-6872-5732">
            <text:p>https://orcid.org/0000-0002-6872-5732</text:p>
          </table:table-cell>
        </table:table-row>
        <table:table-row table:style-name="ro2">
          <table:table-cell office:value-type="string">
            <text:p>innercoauthorsid_18a2e1f83d830f363bbb6fa0050667fe</text:p>
          </table:table-cell>
          <table:table-cell office:value-type="string">
            <text:p>Scuri Sabrin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office:value-type="string">
            <text:p>Not in design department</text:p>
          </table:table-cell>
          <table:table-cell office:value-type="string">
            <text:p>Scuri Sabrina</text:p>
          </table:table-cell>
          <table:table-cell office:value-type="string">
            <text:p>Not in design department</text:p>
          </table:table-cell>
          <table:table-cell table:formula="of:=VLOOKUP([.G70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07];[Sheet2.$A$1:.$E$103];4;1)" office:value-type="string" office:string-value="ICAR/13 - Disegno Industriale">
            <text:p>ICAR/13 - Disegno Industriale</text:p>
          </table:table-cell>
          <table:table-cell table:formula="of:=VLOOKUP([.$G707];[Sheet2.$A$1:.$E$103];4;1)" office:value-type="string" office:string-value="ICAR/13 - Disegno Industriale">
            <text:p>ICAR/13 - Disegno Industriale</text:p>
          </table:table-cell>
          <table:table-cell table:formula="of:=VLOOKUP([.$G707];[Sheet2.$A$1:.$E$103];5;1)" office:value-type="string" office:string-value="https://orcid.org/0000-0002-6872-5732">
            <text:p>https://orcid.org/0000-0002-6872-5732</text:p>
          </table:table-cell>
        </table:table-row>
        <table:table-row table:style-name="ro2">
          <table:table-cell office:value-type="string">
            <text:p>innercoauthorsid_c719e3988579b8f6eb40d2ea123ec67d</text:p>
          </table:table-cell>
          <table:table-cell office:value-type="string">
            <text:p>Sdegno Alber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Sdegno Alberto</text:p>
          </table:table-cell>
          <table:table-cell office:value-type="string">
            <text:p>Not in design department</text:p>
          </table:table-cell>
          <table:table-cell table:formula="of:=VLOOKUP([.G70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08];[Sheet2.$A$1:.$E$103];4;1)" office:value-type="string" office:string-value="ICAR/13 - Disegno Industriale">
            <text:p>ICAR/13 - Disegno Industriale</text:p>
          </table:table-cell>
          <table:table-cell table:formula="of:=VLOOKUP([.$G708];[Sheet2.$A$1:.$E$103];4;1)" office:value-type="string" office:string-value="ICAR/13 - Disegno Industriale">
            <text:p>ICAR/13 - Disegno Industriale</text:p>
          </table:table-cell>
          <table:table-cell table:formula="of:=VLOOKUP([.$G708];[Sheet2.$A$1:.$E$103];5;1)" office:value-type="string" office:string-value="https://orcid.org/0000-0002-6872-5732">
            <text:p>https://orcid.org/0000-0002-6872-5732</text:p>
          </table:table-cell>
        </table:table-row>
        <table:table-row table:style-name="ro2">
          <table:table-cell office:value-type="string">
            <text:p>innercoauthorsid_88dc4d59bb4b03ad2e885f5787c8b2dd</text:p>
          </table:table-cell>
          <table:table-cell office:value-type="string">
            <text:p>Seassaro Alberto</text:p>
          </table:table-cell>
          <table:table-cell/>
          <table:table-cell office:value-type="string">
            <text:p>innerCoAuthorsId</text:p>
          </table:table-cell>
          <table:table-cell office:value-type="float" office:value="20">
            <text:p>20</text:p>
          </table:table-cell>
          <table:table-cell office:value-type="string">
            <text:p>Not in design department</text:p>
          </table:table-cell>
          <table:table-cell office:value-type="string">
            <text:p>Seassaro Alberto</text:p>
          </table:table-cell>
          <table:table-cell office:value-type="string">
            <text:p>Not in design department</text:p>
          </table:table-cell>
          <table:table-cell table:formula="of:=VLOOKUP([.G70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09];[Sheet2.$A$1:.$E$103];4;1)" office:value-type="string" office:string-value="ICAR/13 - Disegno Industriale">
            <text:p>ICAR/13 - Disegno Industriale</text:p>
          </table:table-cell>
          <table:table-cell table:formula="of:=VLOOKUP([.$G709];[Sheet2.$A$1:.$E$103];4;1)" office:value-type="string" office:string-value="ICAR/13 - Disegno Industriale">
            <text:p>ICAR/13 - Disegno Industriale</text:p>
          </table:table-cell>
          <table:table-cell table:formula="of:=VLOOKUP([.$G709];[Sheet2.$A$1:.$E$103];5;1)" office:value-type="string" office:string-value="https://orcid.org/0000-0002-6872-5732">
            <text:p>https://orcid.org/0000-0002-6872-5732</text:p>
          </table:table-cell>
        </table:table-row>
        <table:table-row table:style-name="ro2">
          <table:table-cell office:value-type="string">
            <text:p>innercoauthorsid_d4a48adb956ea4c962c28ede829f63a0</text:p>
          </table:table-cell>
          <table:table-cell office:value-type="string">
            <text:p>Secchi Piercesar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Secchi Piercesare</text:p>
          </table:table-cell>
          <table:table-cell office:value-type="string">
            <text:p>Not in design department</text:p>
          </table:table-cell>
          <table:table-cell table:formula="of:=VLOOKUP([.G71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10];[Sheet2.$A$1:.$E$103];4;1)" office:value-type="string" office:string-value="ICAR/13 - Disegno Industriale">
            <text:p>ICAR/13 - Disegno Industriale</text:p>
          </table:table-cell>
          <table:table-cell table:formula="of:=VLOOKUP([.$G710];[Sheet2.$A$1:.$E$103];4;1)" office:value-type="string" office:string-value="ICAR/13 - Disegno Industriale">
            <text:p>ICAR/13 - Disegno Industriale</text:p>
          </table:table-cell>
          <table:table-cell table:formula="of:=VLOOKUP([.$G710];[Sheet2.$A$1:.$E$103];5;1)" office:value-type="string" office:string-value="https://orcid.org/0000-0002-6872-5732">
            <text:p>https://orcid.org/0000-0002-6872-5732</text:p>
          </table:table-cell>
        </table:table-row>
        <table:table-row table:style-name="ro2">
          <table:table-cell office:value-type="string">
            <text:p>innercoauthorsid_acc9050c70d90dfbe8151d1fba216e18</text:p>
          </table:table-cell>
          <table:table-cell office:value-type="string">
            <text:p>Sedazzari Marco Piero Renzo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Sedazzari Marco Piero Renzo</text:p>
          </table:table-cell>
          <table:table-cell office:value-type="string">
            <text:p>Not in design department</text:p>
          </table:table-cell>
          <table:table-cell table:formula="of:=VLOOKUP([.G71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11];[Sheet2.$A$1:.$E$103];4;1)" office:value-type="string" office:string-value="ICAR/13 - Disegno Industriale">
            <text:p>ICAR/13 - Disegno Industriale</text:p>
          </table:table-cell>
          <table:table-cell table:formula="of:=VLOOKUP([.$G711];[Sheet2.$A$1:.$E$103];4;1)" office:value-type="string" office:string-value="ICAR/13 - Disegno Industriale">
            <text:p>ICAR/13 - Disegno Industriale</text:p>
          </table:table-cell>
          <table:table-cell table:formula="of:=VLOOKUP([.$G711];[Sheet2.$A$1:.$E$103];5;1)" office:value-type="string" office:string-value="https://orcid.org/0000-0002-6872-5732">
            <text:p>https://orcid.org/0000-0002-6872-5732</text:p>
          </table:table-cell>
        </table:table-row>
        <table:table-row table:style-name="ro2">
          <table:table-cell office:value-type="string">
            <text:p>innercoauthorsid_8777fa55d9be2c966802b525048c1cb3</text:p>
          </table:table-cell>
          <table:table-cell office:value-type="string">
            <text:p>Sedini Carla</text:p>
          </table:table-cell>
          <table:table-cell/>
          <table:table-cell office:value-type="string">
            <text:p>innerCoAuthorsId</text:p>
          </table:table-cell>
          <table:table-cell office:value-type="float" office:value="22">
            <text:p>22</text:p>
          </table:table-cell>
          <table:table-cell office:value-type="string">
            <text:p>Research Fellow</text:p>
          </table:table-cell>
          <table:table-cell office:value-type="string">
            <text:p>Sedini Carla</text:p>
          </table:table-cell>
          <table:table-cell office:value-type="string">
            <text:p>Design e Culture</text:p>
          </table:table-cell>
          <table:table-cell table:formula="of:=VLOOKUP([.G71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12];[Sheet2.$A$1:.$E$103];4;1)" office:value-type="string" office:string-value="ICAR/13 - Disegno Industriale">
            <text:p>ICAR/13 - Disegno Industriale</text:p>
          </table:table-cell>
          <table:table-cell table:formula="of:=VLOOKUP([.$G712];[Sheet2.$A$1:.$E$103];4;1)" office:value-type="string" office:string-value="ICAR/13 - Disegno Industriale">
            <text:p>ICAR/13 - Disegno Industriale</text:p>
          </table:table-cell>
          <table:table-cell table:formula="of:=VLOOKUP([.$G712];[Sheet2.$A$1:.$E$103];5;1)" office:value-type="string" office:string-value="https://orcid.org/0000-0002-6872-5732">
            <text:p>https://orcid.org/0000-0002-6872-5732</text:p>
          </table:table-cell>
        </table:table-row>
        <table:table-row table:style-name="ro2">
          <table:table-cell office:value-type="string">
            <text:p>innercoauthorsid_a3ffaa09532801ae928511176ef51743</text:p>
          </table:table-cell>
          <table:table-cell office:value-type="string">
            <text:p>Selloni Daniela</text:p>
          </table:table-cell>
          <table:table-cell/>
          <table:table-cell office:value-type="string">
            <text:p>innerCoAuthorsId</text:p>
          </table:table-cell>
          <table:table-cell office:value-type="float" office:value="24">
            <text:p>24</text:p>
          </table:table-cell>
          <table:table-cell office:value-type="string">
            <text:p>Research Fellow</text:p>
          </table:table-cell>
          <table:table-cell office:value-type="string">
            <text:p>Selloni Daniela</text:p>
          </table:table-cell>
          <table:table-cell office:value-type="string">
            <text:p>Design e Culture</text:p>
          </table:table-cell>
          <table:table-cell table:formula="of:=VLOOKUP([.G71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13];[Sheet2.$A$1:.$E$103];4;1)" office:value-type="string" office:string-value="ICAR/13 - Disegno Industriale">
            <text:p>ICAR/13 - Disegno Industriale</text:p>
          </table:table-cell>
          <table:table-cell table:formula="of:=VLOOKUP([.$G713];[Sheet2.$A$1:.$E$103];4;1)" office:value-type="string" office:string-value="ICAR/13 - Disegno Industriale">
            <text:p>ICAR/13 - Disegno Industriale</text:p>
          </table:table-cell>
          <table:table-cell table:formula="of:=VLOOKUP([.$G713];[Sheet2.$A$1:.$E$103];5;1)" office:value-type="string" office:string-value="https://orcid.org/0000-0002-6872-5732">
            <text:p>https://orcid.org/0000-0002-6872-5732</text:p>
          </table:table-cell>
        </table:table-row>
        <table:table-row table:style-name="ro2">
          <table:table-cell office:value-type="string">
            <text:p>innercoauthorsid_f2698f9d95b754184d54e83c1d6e55db</text:p>
          </table:table-cell>
          <table:table-cell office:value-type="string">
            <text:p>Selmo Davide Matte0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Selmo Davide Matte0</text:p>
          </table:table-cell>
          <table:table-cell office:value-type="string">
            <text:p>Not in design department</text:p>
          </table:table-cell>
          <table:table-cell table:formula="of:=VLOOKUP([.G71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14];[Sheet2.$A$1:.$E$103];4;1)" office:value-type="string" office:string-value="ICAR/13 - Disegno Industriale">
            <text:p>ICAR/13 - Disegno Industriale</text:p>
          </table:table-cell>
          <table:table-cell table:formula="of:=VLOOKUP([.$G714];[Sheet2.$A$1:.$E$103];4;1)" office:value-type="string" office:string-value="ICAR/13 - Disegno Industriale">
            <text:p>ICAR/13 - Disegno Industriale</text:p>
          </table:table-cell>
          <table:table-cell table:formula="of:=VLOOKUP([.$G714];[Sheet2.$A$1:.$E$103];5;1)" office:value-type="string" office:string-value="https://orcid.org/0000-0002-6872-5732">
            <text:p>https://orcid.org/0000-0002-6872-5732</text:p>
          </table:table-cell>
        </table:table-row>
        <table:table-row table:style-name="ro2">
          <table:table-cell office:value-type="string">
            <text:p>innercoauthorsid_41c1d6b464ce872a9a79b448eedb3c33</text:p>
          </table:table-cell>
          <table:table-cell office:value-type="string">
            <text:p>Selva Sere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Selva Serena</text:p>
          </table:table-cell>
          <table:table-cell office:value-type="string">
            <text:p>Not in design department</text:p>
          </table:table-cell>
          <table:table-cell table:formula="of:=VLOOKUP([.G71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15];[Sheet2.$A$1:.$E$103];4;1)" office:value-type="string" office:string-value="ICAR/13 - Disegno Industriale">
            <text:p>ICAR/13 - Disegno Industriale</text:p>
          </table:table-cell>
          <table:table-cell table:formula="of:=VLOOKUP([.$G715];[Sheet2.$A$1:.$E$103];4;1)" office:value-type="string" office:string-value="ICAR/13 - Disegno Industriale">
            <text:p>ICAR/13 - Disegno Industriale</text:p>
          </table:table-cell>
          <table:table-cell table:formula="of:=VLOOKUP([.$G715];[Sheet2.$A$1:.$E$103];5;1)" office:value-type="string" office:string-value="https://orcid.org/0000-0002-6872-5732">
            <text:p>https://orcid.org/0000-0002-6872-5732</text:p>
          </table:table-cell>
        </table:table-row>
        <table:table-row table:style-name="ro2">
          <table:table-cell office:value-type="string">
            <text:p>innercoauthorsid_8187a2283d34f2759fe91c713f810a12</text:p>
          </table:table-cell>
          <table:table-cell office:value-type="string">
            <text:p>Selvafolta Ornell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Selvafolta Ornella</text:p>
          </table:table-cell>
          <table:table-cell office:value-type="string">
            <text:p>Not in design department</text:p>
          </table:table-cell>
          <table:table-cell table:formula="of:=VLOOKUP([.G71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16];[Sheet2.$A$1:.$E$103];4;1)" office:value-type="string" office:string-value="ICAR/13 - Disegno Industriale">
            <text:p>ICAR/13 - Disegno Industriale</text:p>
          </table:table-cell>
          <table:table-cell table:formula="of:=VLOOKUP([.$G716];[Sheet2.$A$1:.$E$103];4;1)" office:value-type="string" office:string-value="ICAR/13 - Disegno Industriale">
            <text:p>ICAR/13 - Disegno Industriale</text:p>
          </table:table-cell>
          <table:table-cell table:formula="of:=VLOOKUP([.$G716];[Sheet2.$A$1:.$E$103];5;1)" office:value-type="string" office:string-value="https://orcid.org/0000-0002-6872-5732">
            <text:p>https://orcid.org/0000-0002-6872-5732</text:p>
          </table:table-cell>
        </table:table-row>
        <table:table-row table:style-name="ro2">
          <table:table-cell office:value-type="string">
            <text:p>innercoauthorsid_03007164d3e82f88720c4680a5b9456e</text:p>
          </table:table-cell>
          <table:table-cell office:value-type="string">
            <text:p>Seminara Daniela Maria Ros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Seminara Daniela Maria Rosa</text:p>
          </table:table-cell>
          <table:table-cell office:value-type="string">
            <text:p>Not in design department</text:p>
          </table:table-cell>
          <table:table-cell table:formula="of:=VLOOKUP([.G71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17];[Sheet2.$A$1:.$E$103];4;1)" office:value-type="string" office:string-value="ICAR/13 - Disegno Industriale">
            <text:p>ICAR/13 - Disegno Industriale</text:p>
          </table:table-cell>
          <table:table-cell table:formula="of:=VLOOKUP([.$G717];[Sheet2.$A$1:.$E$103];4;1)" office:value-type="string" office:string-value="ICAR/13 - Disegno Industriale">
            <text:p>ICAR/13 - Disegno Industriale</text:p>
          </table:table-cell>
          <table:table-cell table:formula="of:=VLOOKUP([.$G717];[Sheet2.$A$1:.$E$103];5;1)" office:value-type="string" office:string-value="https://orcid.org/0000-0002-6872-5732">
            <text:p>https://orcid.org/0000-0002-6872-5732</text:p>
          </table:table-cell>
        </table:table-row>
        <table:table-row table:style-name="ro2">
          <table:table-cell office:value-type="string">
            <text:p>innercoauthorsid_8561e0ed9d2cd9f44123a27ad0e1e03b</text:p>
          </table:table-cell>
          <table:table-cell office:value-type="string">
            <text:p>Seregni Mar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Seregni Marco</text:p>
          </table:table-cell>
          <table:table-cell office:value-type="string">
            <text:p>Not in design department</text:p>
          </table:table-cell>
          <table:table-cell table:formula="of:=VLOOKUP([.G71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18];[Sheet2.$A$1:.$E$103];4;1)" office:value-type="string" office:string-value="ICAR/13 - Disegno Industriale">
            <text:p>ICAR/13 - Disegno Industriale</text:p>
          </table:table-cell>
          <table:table-cell table:formula="of:=VLOOKUP([.$G718];[Sheet2.$A$1:.$E$103];4;1)" office:value-type="string" office:string-value="ICAR/13 - Disegno Industriale">
            <text:p>ICAR/13 - Disegno Industriale</text:p>
          </table:table-cell>
          <table:table-cell table:formula="of:=VLOOKUP([.$G718];[Sheet2.$A$1:.$E$103];5;1)" office:value-type="string" office:string-value="https://orcid.org/0000-0002-6872-5732">
            <text:p>https://orcid.org/0000-0002-6872-5732</text:p>
          </table:table-cell>
        </table:table-row>
        <table:table-row table:style-name="ro2">
          <table:table-cell office:value-type="string">
            <text:p>innercoauthorsid_b2ca931f298a6ab923c945d89468fbdf</text:p>
          </table:table-cell>
          <table:table-cell office:value-type="string">
            <text:p>Serino Rober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Serino Roberto</text:p>
          </table:table-cell>
          <table:table-cell office:value-type="string">
            <text:p>Not in design department</text:p>
          </table:table-cell>
          <table:table-cell table:formula="of:=VLOOKUP([.G71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19];[Sheet2.$A$1:.$E$103];4;1)" office:value-type="string" office:string-value="ICAR/13 - Disegno Industriale">
            <text:p>ICAR/13 - Disegno Industriale</text:p>
          </table:table-cell>
          <table:table-cell table:formula="of:=VLOOKUP([.$G719];[Sheet2.$A$1:.$E$103];4;1)" office:value-type="string" office:string-value="ICAR/13 - Disegno Industriale">
            <text:p>ICAR/13 - Disegno Industriale</text:p>
          </table:table-cell>
          <table:table-cell table:formula="of:=VLOOKUP([.$G719];[Sheet2.$A$1:.$E$103];5;1)" office:value-type="string" office:string-value="https://orcid.org/0000-0002-6872-5732">
            <text:p>https://orcid.org/0000-0002-6872-5732</text:p>
          </table:table-cell>
        </table:table-row>
        <table:table-row table:style-name="ro2">
          <table:table-cell office:value-type="string">
            <text:p>innercoauthorsid_6f537acd7f42d56ad1cbaba4eb04be18</text:p>
          </table:table-cell>
          <table:table-cell office:value-type="string">
            <text:p>Signorini Maria Gabriell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Signorini Maria Gabriella</text:p>
          </table:table-cell>
          <table:table-cell office:value-type="string">
            <text:p>Not in design department</text:p>
          </table:table-cell>
          <table:table-cell table:formula="of:=VLOOKUP([.G72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20];[Sheet2.$A$1:.$E$103];4;1)" office:value-type="string" office:string-value="ICAR/13 - Disegno Industriale">
            <text:p>ICAR/13 - Disegno Industriale</text:p>
          </table:table-cell>
          <table:table-cell table:formula="of:=VLOOKUP([.$G720];[Sheet2.$A$1:.$E$103];4;1)" office:value-type="string" office:string-value="ICAR/13 - Disegno Industriale">
            <text:p>ICAR/13 - Disegno Industriale</text:p>
          </table:table-cell>
          <table:table-cell table:formula="of:=VLOOKUP([.$G720];[Sheet2.$A$1:.$E$103];5;1)" office:value-type="string" office:string-value="https://orcid.org/0000-0002-6872-5732">
            <text:p>https://orcid.org/0000-0002-6872-5732</text:p>
          </table:table-cell>
        </table:table-row>
        <table:table-row table:style-name="ro2">
          <table:table-cell office:value-type="string">
            <text:p>innercoauthorsid_0ca85d57fd5cccfee1fa304c68e694a4</text:p>
          </table:table-cell>
          <table:table-cell office:value-type="string">
            <text:p>Simeone Giulia</text:p>
          </table:table-cell>
          <table:table-cell/>
          <table:table-cell office:value-type="string">
            <text:p>innerCoAuthorsId</text:p>
          </table:table-cell>
          <table:table-cell office:value-type="float" office:value="18">
            <text:p>18</text:p>
          </table:table-cell>
          <table:table-cell office:value-type="string">
            <text:p>Not in design department</text:p>
          </table:table-cell>
          <table:table-cell office:value-type="string">
            <text:p>Simeone Giulia</text:p>
          </table:table-cell>
          <table:table-cell office:value-type="string">
            <text:p>Not in design department</text:p>
          </table:table-cell>
          <table:table-cell table:formula="of:=VLOOKUP([.G72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21];[Sheet2.$A$1:.$E$103];4;1)" office:value-type="string" office:string-value="ICAR/13 - Disegno Industriale">
            <text:p>ICAR/13 - Disegno Industriale</text:p>
          </table:table-cell>
          <table:table-cell table:formula="of:=VLOOKUP([.$G721];[Sheet2.$A$1:.$E$103];4;1)" office:value-type="string" office:string-value="ICAR/13 - Disegno Industriale">
            <text:p>ICAR/13 - Disegno Industriale</text:p>
          </table:table-cell>
          <table:table-cell table:formula="of:=VLOOKUP([.$G721];[Sheet2.$A$1:.$E$103];5;1)" office:value-type="string" office:string-value="https://orcid.org/0000-0002-6872-5732">
            <text:p>https://orcid.org/0000-0002-6872-5732</text:p>
          </table:table-cell>
        </table:table-row>
        <table:table-row table:style-name="ro2">
          <table:table-cell office:value-type="string">
            <text:p>innercoauthorsid_9ad6f1f7a5b964b6978022dae9c49639</text:p>
          </table:table-cell>
          <table:table-cell office:value-type="string">
            <text:p>Simionato Barba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Simionato Barbara</text:p>
          </table:table-cell>
          <table:table-cell office:value-type="string">
            <text:p>Not in design department</text:p>
          </table:table-cell>
          <table:table-cell table:formula="of:=VLOOKUP([.G72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22];[Sheet2.$A$1:.$E$103];4;1)" office:value-type="string" office:string-value="ICAR/13 - Disegno Industriale">
            <text:p>ICAR/13 - Disegno Industriale</text:p>
          </table:table-cell>
          <table:table-cell table:formula="of:=VLOOKUP([.$G722];[Sheet2.$A$1:.$E$103];4;1)" office:value-type="string" office:string-value="ICAR/13 - Disegno Industriale">
            <text:p>ICAR/13 - Disegno Industriale</text:p>
          </table:table-cell>
          <table:table-cell table:formula="of:=VLOOKUP([.$G722];[Sheet2.$A$1:.$E$103];5;1)" office:value-type="string" office:string-value="https://orcid.org/0000-0002-6872-5732">
            <text:p>https://orcid.org/0000-0002-6872-5732</text:p>
          </table:table-cell>
        </table:table-row>
        <table:table-row table:style-name="ro2">
          <table:table-cell office:value-type="string">
            <text:p>innercoauthorsid_95bd8e7437f8754a3aebc9a45398e82e</text:p>
          </table:table-cell>
          <table:table-cell office:value-type="string">
            <text:p>Simonelli Giuliano</text:p>
          </table:table-cell>
          <table:table-cell/>
          <table:table-cell office:value-type="string">
            <text:p>innerCoAuthorsId</text:p>
          </table:table-cell>
          <table:table-cell office:value-type="float" office:value="99">
            <text:p>99</text:p>
          </table:table-cell>
          <table:table-cell office:value-type="string">
            <text:p>Full Professor</text:p>
          </table:table-cell>
          <table:table-cell office:value-type="string">
            <text:p>Simonelli Giuliano</text:p>
          </table:table-cell>
          <table:table-cell office:value-type="string">
            <text:p>Design di Prodotti Strategie e Servizi</text:p>
          </table:table-cell>
          <table:table-cell table:formula="of:=VLOOKUP([.G723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723];[Sheet2.$A$1:.$E$103];4;1)" office:value-type="string" office:string-value="ICAR/13 - Disegno Industriale">
            <text:p>ICAR/13 - Disegno Industriale</text:p>
          </table:table-cell>
          <table:table-cell table:formula="of:=VLOOKUP([.$G723];[Sheet2.$A$1:.$E$103];4;1)" office:value-type="string" office:string-value="ICAR/13 - Disegno Industriale">
            <text:p>ICAR/13 - Disegno Industriale</text:p>
          </table:table-cell>
          <table:table-cell table:formula="of:=VLOOKUP([.$G723];[Sheet2.$A$1:.$E$103];5;1)" office:value-type="string" office:string-value="https://orcid.org/0000-0002-1547-9654">
            <text:p>https://orcid.org/0000-0002-1547-9654</text:p>
          </table:table-cell>
        </table:table-row>
        <table:table-row table:style-name="ro2">
          <table:table-cell office:value-type="string">
            <text:p>innercoauthorsid_e81881cfe5341380c190431cd8df9e09</text:p>
          </table:table-cell>
          <table:table-cell office:value-type="string">
            <text:p>Siniscalco Andrea</text:p>
          </table:table-cell>
          <table:table-cell/>
          <table:table-cell office:value-type="string">
            <text:p>innerCoAuthorsId</text:p>
          </table:table-cell>
          <table:table-cell office:value-type="float" office:value="19">
            <text:p>19</text:p>
          </table:table-cell>
          <table:table-cell office:value-type="string">
            <text:p>Not in design department</text:p>
          </table:table-cell>
          <table:table-cell office:value-type="string">
            <text:p>Siniscalco Andrea</text:p>
          </table:table-cell>
          <table:table-cell office:value-type="string">
            <text:p>Not in design department</text:p>
          </table:table-cell>
          <table:table-cell table:formula="of:=VLOOKUP([.G724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724];[Sheet2.$A$1:.$E$103];4;1)" office:value-type="string" office:string-value="ICAR/13 - Disegno Industriale">
            <text:p>ICAR/13 - Disegno Industriale</text:p>
          </table:table-cell>
          <table:table-cell table:formula="of:=VLOOKUP([.$G724];[Sheet2.$A$1:.$E$103];4;1)" office:value-type="string" office:string-value="ICAR/13 - Disegno Industriale">
            <text:p>ICAR/13 - Disegno Industriale</text:p>
          </table:table-cell>
          <table:table-cell table:formula="of:=VLOOKUP([.$G724];[Sheet2.$A$1:.$E$103];5;1)" office:value-type="string" office:string-value="https://orcid.org/0000-0002-1547-9654">
            <text:p>https://orcid.org/0000-0002-1547-9654</text:p>
          </table:table-cell>
        </table:table-row>
        <table:table-row table:style-name="ro2">
          <table:table-cell office:value-type="string">
            <text:p>innercoauthorsid_6204109ddd2f98c73ad51544e914c144</text:p>
          </table:table-cell>
          <table:table-cell office:value-type="string">
            <text:p>Sironi Alessand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Sironi Alessandra</text:p>
          </table:table-cell>
          <table:table-cell office:value-type="string">
            <text:p>Not in design department</text:p>
          </table:table-cell>
          <table:table-cell table:formula="of:=VLOOKUP([.G725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725];[Sheet2.$A$1:.$E$103];4;1)" office:value-type="string" office:string-value="ICAR/13 - Disegno Industriale">
            <text:p>ICAR/13 - Disegno Industriale</text:p>
          </table:table-cell>
          <table:table-cell table:formula="of:=VLOOKUP([.$G725];[Sheet2.$A$1:.$E$103];4;1)" office:value-type="string" office:string-value="ICAR/13 - Disegno Industriale">
            <text:p>ICAR/13 - Disegno Industriale</text:p>
          </table:table-cell>
          <table:table-cell table:formula="of:=VLOOKUP([.$G725];[Sheet2.$A$1:.$E$103];5;1)" office:value-type="string" office:string-value="https://orcid.org/0000-0002-1547-9654">
            <text:p>https://orcid.org/0000-0002-1547-9654</text:p>
          </table:table-cell>
        </table:table-row>
        <table:table-row table:style-name="ro2">
          <table:table-cell office:value-type="string">
            <text:p>innercoauthorsid_44dc2bb4e2c411389833ac7d30a7411a</text:p>
          </table:table-cell>
          <table:table-cell office:value-type="string">
            <text:p>Soldati Maria Grazia</text:p>
          </table:table-cell>
          <table:table-cell/>
          <table:table-cell office:value-type="string">
            <text:p>innerCoAuthorsId</text:p>
          </table:table-cell>
          <table:table-cell office:value-type="float" office:value="23">
            <text:p>23</text:p>
          </table:table-cell>
          <table:table-cell office:value-type="string">
            <text:p>Assistant Professor</text:p>
          </table:table-cell>
          <table:table-cell office:value-type="string">
            <text:p>Soldati Maria Grazia</text:p>
          </table:table-cell>
          <table:table-cell office:value-type="string">
            <text:p>Design di Prodotti Strategie e Servizi</text:p>
          </table:table-cell>
          <table:table-cell table:formula="of:=VLOOKUP([.G726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26];[Sheet2.$A$1:.$E$103];4;1)" office:value-type="string" office:string-value="ICAR/13 - Disegno Industriale">
            <text:p>ICAR/13 - Disegno Industriale</text:p>
          </table:table-cell>
          <table:table-cell table:formula="of:=VLOOKUP([.$G726];[Sheet2.$A$1:.$E$103];4;1)" office:value-type="string" office:string-value="ICAR/13 - Disegno Industriale">
            <text:p>ICAR/13 - Disegno Industriale</text:p>
          </table:table-cell>
          <table:table-cell table:formula="of:=VLOOKUP([.$G726];[Sheet2.$A$1:.$E$103];5;1)" office:value-type="string" office:string-value="https://orcid.org/0000-0002-7710-0945">
            <text:p>https://orcid.org/0000-0002-7710-0945</text:p>
          </table:table-cell>
        </table:table-row>
        <table:table-row table:style-name="ro2">
          <table:table-cell office:value-type="string">
            <text:p>innercoauthorsid_e0f1198a1082fc3fabb866461a7b356d</text:p>
          </table:table-cell>
          <table:table-cell office:value-type="string">
            <text:p>Sousa Penin La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Sousa Penin Lara</text:p>
          </table:table-cell>
          <table:table-cell office:value-type="string">
            <text:p>Not in design department</text:p>
          </table:table-cell>
          <table:table-cell table:formula="of:=VLOOKUP([.G727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27];[Sheet2.$A$1:.$E$103];4;1)" office:value-type="string" office:string-value="ICAR/13 - Disegno Industriale">
            <text:p>ICAR/13 - Disegno Industriale</text:p>
          </table:table-cell>
          <table:table-cell table:formula="of:=VLOOKUP([.$G727];[Sheet2.$A$1:.$E$103];4;1)" office:value-type="string" office:string-value="ICAR/13 - Disegno Industriale">
            <text:p>ICAR/13 - Disegno Industriale</text:p>
          </table:table-cell>
          <table:table-cell table:formula="of:=VLOOKUP([.$G727];[Sheet2.$A$1:.$E$103];5;1)" office:value-type="string" office:string-value="https://orcid.org/0000-0002-7710-0945">
            <text:p>https://orcid.org/0000-0002-7710-0945</text:p>
          </table:table-cell>
        </table:table-row>
        <table:table-row table:style-name="ro2">
          <table:table-cell office:value-type="string">
            <text:p>innercoauthorsid_3f65f508e4a79b1b50307a291dee65f6</text:p>
          </table:table-cell>
          <table:table-cell office:value-type="string">
            <text:p>Spadafora Marc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Spadafora Marco</text:p>
          </table:table-cell>
          <table:table-cell office:value-type="string">
            <text:p>Not in design department</text:p>
          </table:table-cell>
          <table:table-cell table:formula="of:=VLOOKUP([.G728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28];[Sheet2.$A$1:.$E$103];4;1)" office:value-type="string" office:string-value="ICAR/13 - Disegno Industriale">
            <text:p>ICAR/13 - Disegno Industriale</text:p>
          </table:table-cell>
          <table:table-cell table:formula="of:=VLOOKUP([.$G728];[Sheet2.$A$1:.$E$103];4;1)" office:value-type="string" office:string-value="ICAR/13 - Disegno Industriale">
            <text:p>ICAR/13 - Disegno Industriale</text:p>
          </table:table-cell>
          <table:table-cell table:formula="of:=VLOOKUP([.$G728];[Sheet2.$A$1:.$E$103];5;1)" office:value-type="string" office:string-value="https://orcid.org/0000-0002-7710-0945">
            <text:p>https://orcid.org/0000-0002-7710-0945</text:p>
          </table:table-cell>
        </table:table-row>
        <table:table-row table:style-name="ro2">
          <table:table-cell office:value-type="string">
            <text:p>innercoauthorsid_c9cf8d31008270b491e89082294a4b57</text:p>
          </table:table-cell>
          <table:table-cell office:value-type="string">
            <text:p>Spagnoli Alessandr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office:value-type="string">
            <text:p>Research Fellow</text:p>
          </table:table-cell>
          <table:table-cell office:value-type="string">
            <text:p>Spagnoli Alessandra</text:p>
          </table:table-cell>
          <table:table-cell office:value-type="string">
            <text:p>No section</text:p>
          </table:table-cell>
          <table:table-cell table:formula="of:=VLOOKUP([.G729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29];[Sheet2.$A$1:.$E$103];4;1)" office:value-type="string" office:string-value="ICAR/13 - Disegno Industriale">
            <text:p>ICAR/13 - Disegno Industriale</text:p>
          </table:table-cell>
          <table:table-cell table:formula="of:=VLOOKUP([.$G729];[Sheet2.$A$1:.$E$103];4;1)" office:value-type="string" office:string-value="ICAR/13 - Disegno Industriale">
            <text:p>ICAR/13 - Disegno Industriale</text:p>
          </table:table-cell>
          <table:table-cell table:formula="of:=VLOOKUP([.$G729];[Sheet2.$A$1:.$E$103];5;1)" office:value-type="string" office:string-value="https://orcid.org/0000-0002-7710-0945">
            <text:p>https://orcid.org/0000-0002-7710-0945</text:p>
          </table:table-cell>
        </table:table-row>
        <table:table-row table:style-name="ro2">
          <table:table-cell office:value-type="string">
            <text:p>innercoauthorsid_386b8037747ba64c9e0bdf8df294a83c</text:p>
          </table:table-cell>
          <table:table-cell office:value-type="string">
            <text:p>Spallazzo Davide</text:p>
          </table:table-cell>
          <table:table-cell/>
          <table:table-cell office:value-type="string">
            <text:p>innerCoAuthorsId</text:p>
          </table:table-cell>
          <table:table-cell office:value-type="float" office:value="42">
            <text:p>42</text:p>
          </table:table-cell>
          <table:table-cell office:value-type="string">
            <text:p>Assistant Professor</text:p>
          </table:table-cell>
          <table:table-cell office:value-type="string">
            <text:p>Spallazzo Davide</text:p>
          </table:table-cell>
          <table:table-cell office:value-type="string">
            <text:p>Design degli Ambienti del Paesaggio e della Mobilità</text:p>
          </table:table-cell>
          <table:table-cell table:formula="of:=VLOOKUP([.G730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30];[Sheet2.$A$1:.$E$103];4;1)" office:value-type="string" office:string-value="ICAR/13 - Disegno Industriale">
            <text:p>ICAR/13 - Disegno Industriale</text:p>
          </table:table-cell>
          <table:table-cell table:formula="of:=VLOOKUP([.$G730];[Sheet2.$A$1:.$E$103];4;1)" office:value-type="string" office:string-value="ICAR/13 - Disegno Industriale">
            <text:p>ICAR/13 - Disegno Industriale</text:p>
          </table:table-cell>
          <table:table-cell table:formula="of:=VLOOKUP([.$G730];[Sheet2.$A$1:.$E$103];5;1)" office:value-type="string" office:string-value="https://orcid.org/0000-0002-2621-7617">
            <text:p>https://orcid.org/0000-0002-2621-7617</text:p>
          </table:table-cell>
        </table:table-row>
        <table:table-row table:style-name="ro2">
          <table:table-cell office:value-type="string">
            <text:p>innercoauthorsid_c7e3833b5fdcc141603cd73c6dec8679</text:p>
          </table:table-cell>
          <table:table-cell office:value-type="string">
            <text:p>Spinelli Luigi Mario Lorenz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Spinelli Luigi Mario Lorenzo</text:p>
          </table:table-cell>
          <table:table-cell office:value-type="string">
            <text:p>Not in design department</text:p>
          </table:table-cell>
          <table:table-cell table:formula="of:=VLOOKUP([.G731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31];[Sheet2.$A$1:.$E$103];4;1)" office:value-type="string" office:string-value="ICAR/13 - Disegno Industriale">
            <text:p>ICAR/13 - Disegno Industriale</text:p>
          </table:table-cell>
          <table:table-cell table:formula="of:=VLOOKUP([.$G731];[Sheet2.$A$1:.$E$103];4;1)" office:value-type="string" office:string-value="ICAR/13 - Disegno Industriale">
            <text:p>ICAR/13 - Disegno Industriale</text:p>
          </table:table-cell>
          <table:table-cell table:formula="of:=VLOOKUP([.$G731];[Sheet2.$A$1:.$E$103];5;1)" office:value-type="string" office:string-value="https://orcid.org/0000-0002-2621-7617">
            <text:p>https://orcid.org/0000-0002-2621-7617</text:p>
          </table:table-cell>
        </table:table-row>
        <table:table-row table:style-name="ro2">
          <table:table-cell office:value-type="string">
            <text:p>innercoauthorsid_026f6edc2c2d696bd7605ca121c8c69a</text:p>
          </table:table-cell>
          <table:table-cell office:value-type="string">
            <text:p>Standoli Carlo Emilio</text:p>
          </table:table-cell>
          <table:table-cell/>
          <table:table-cell office:value-type="string">
            <text:p>innerCoAuthorsId</text:p>
          </table:table-cell>
          <table:table-cell office:value-type="float" office:value="11">
            <text:p>11</text:p>
          </table:table-cell>
          <table:table-cell office:value-type="string">
            <text:p>Research Fellow</text:p>
          </table:table-cell>
          <table:table-cell office:value-type="string">
            <text:p>Standoli Carlo Emilio</text:p>
          </table:table-cell>
          <table:table-cell office:value-type="string">
            <text:p>Design di Prodotti Strategie e Servizi</text:p>
          </table:table-cell>
          <table:table-cell table:formula="of:=VLOOKUP([.G732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32];[Sheet2.$A$1:.$E$103];4;1)" office:value-type="string" office:string-value="ICAR/13 - Disegno Industriale">
            <text:p>ICAR/13 - Disegno Industriale</text:p>
          </table:table-cell>
          <table:table-cell table:formula="of:=VLOOKUP([.$G732];[Sheet2.$A$1:.$E$103];4;1)" office:value-type="string" office:string-value="ICAR/13 - Disegno Industriale">
            <text:p>ICAR/13 - Disegno Industriale</text:p>
          </table:table-cell>
          <table:table-cell table:formula="of:=VLOOKUP([.$G732];[Sheet2.$A$1:.$E$103];5;1)" office:value-type="string" office:string-value="https://orcid.org/0000-0002-2621-7617">
            <text:p>https://orcid.org/0000-0002-2621-7617</text:p>
          </table:table-cell>
        </table:table-row>
        <table:table-row table:style-name="ro2">
          <table:table-cell office:value-type="string">
            <text:p>innercoauthorsid_b674b9ef3d20f8375e7d3428852acb32</text:p>
          </table:table-cell>
          <table:table-cell office:value-type="string">
            <text:p>Stepanovic Mil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office:value-type="string">
            <text:p>Research Fellow</text:p>
          </table:table-cell>
          <table:table-cell office:value-type="string">
            <text:p>Stepanovic Mila</text:p>
          </table:table-cell>
          <table:table-cell office:value-type="string">
            <text:p>Design e Culture</text:p>
          </table:table-cell>
          <table:table-cell table:formula="of:=VLOOKUP([.G733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33];[Sheet2.$A$1:.$E$103];4;1)" office:value-type="string" office:string-value="ICAR/13 - Disegno Industriale">
            <text:p>ICAR/13 - Disegno Industriale</text:p>
          </table:table-cell>
          <table:table-cell table:formula="of:=VLOOKUP([.$G733];[Sheet2.$A$1:.$E$103];4;1)" office:value-type="string" office:string-value="ICAR/13 - Disegno Industriale">
            <text:p>ICAR/13 - Disegno Industriale</text:p>
          </table:table-cell>
          <table:table-cell table:formula="of:=VLOOKUP([.$G733];[Sheet2.$A$1:.$E$103];5;1)" office:value-type="string" office:string-value="https://orcid.org/0000-0002-2621-7617">
            <text:p>https://orcid.org/0000-0002-2621-7617</text:p>
          </table:table-cell>
        </table:table-row>
        <table:table-row table:style-name="ro2">
          <table:table-cell office:value-type="string">
            <text:p>innercoauthorsid_b324fec17ee42f1df78e91ab77c2561a</text:p>
          </table:table-cell>
          <table:table-cell office:value-type="string">
            <text:p>Stevan Cesare Antoni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Stevan Cesare Antonio</text:p>
          </table:table-cell>
          <table:table-cell office:value-type="string">
            <text:p>Not in design department</text:p>
          </table:table-cell>
          <table:table-cell table:formula="of:=VLOOKUP([.G734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34];[Sheet2.$A$1:.$E$103];4;1)" office:value-type="string" office:string-value="ICAR/13 - Disegno Industriale">
            <text:p>ICAR/13 - Disegno Industriale</text:p>
          </table:table-cell>
          <table:table-cell table:formula="of:=VLOOKUP([.$G734];[Sheet2.$A$1:.$E$103];4;1)" office:value-type="string" office:string-value="ICAR/13 - Disegno Industriale">
            <text:p>ICAR/13 - Disegno Industriale</text:p>
          </table:table-cell>
          <table:table-cell table:formula="of:=VLOOKUP([.$G734];[Sheet2.$A$1:.$E$103];5;1)" office:value-type="string" office:string-value="https://orcid.org/0000-0002-2621-7617">
            <text:p>https://orcid.org/0000-0002-2621-7617</text:p>
          </table:table-cell>
        </table:table-row>
        <table:table-row table:style-name="ro2">
          <table:table-cell office:value-type="string">
            <text:p>innercoauthorsid_e9268943aecfba5cd4d4ceb2c7e7e626</text:p>
          </table:table-cell>
          <table:table-cell office:value-type="string">
            <text:p>Stojanovic Bogdan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Stojanovic Bogdan</text:p>
          </table:table-cell>
          <table:table-cell office:value-type="string">
            <text:p>Not in design department</text:p>
          </table:table-cell>
          <table:table-cell table:formula="of:=VLOOKUP([.G735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35];[Sheet2.$A$1:.$E$103];4;1)" office:value-type="string" office:string-value="ICAR/13 - Disegno Industriale">
            <text:p>ICAR/13 - Disegno Industriale</text:p>
          </table:table-cell>
          <table:table-cell table:formula="of:=VLOOKUP([.$G735];[Sheet2.$A$1:.$E$103];4;1)" office:value-type="string" office:string-value="ICAR/13 - Disegno Industriale">
            <text:p>ICAR/13 - Disegno Industriale</text:p>
          </table:table-cell>
          <table:table-cell table:formula="of:=VLOOKUP([.$G735];[Sheet2.$A$1:.$E$103];5;1)" office:value-type="string" office:string-value="https://orcid.org/0000-0002-2621-7617">
            <text:p>https://orcid.org/0000-0002-2621-7617</text:p>
          </table:table-cell>
        </table:table-row>
        <table:table-row table:style-name="ro2">
          <table:table-cell office:value-type="string">
            <text:p>innercoauthorsid_792bf707a01408cd2f657e710c0da1f1</text:p>
          </table:table-cell>
          <table:table-cell office:value-type="string">
            <text:p>Studer Luca Pasino</text:p>
          </table:table-cell>
          <table:table-cell/>
          <table:table-cell office:value-type="string">
            <text:p>innerCoAuthorsId</text:p>
          </table:table-cell>
          <table:table-cell office:value-type="float" office:value="63">
            <text:p>63</text:p>
          </table:table-cell>
          <table:table-cell office:value-type="string">
            <text:p>Assistant Professor</text:p>
          </table:table-cell>
          <table:table-cell office:value-type="string">
            <text:p>Studer Luca Pasino</text:p>
          </table:table-cell>
          <table:table-cell office:value-type="string">
            <text:p>Design degli Ambienti del Paesaggio e della Mobilità</text:p>
          </table:table-cell>
          <table:table-cell table:formula="of:=VLOOKUP([.G736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36];[Sheet2.$A$1:.$E$103];4;1)" office:value-type="string" office:string-value="ICAR/05 - Trasporti">
            <text:p>ICAR/05 - Trasporti</text:p>
          </table:table-cell>
          <table:table-cell table:formula="of:=VLOOKUP([.$G736];[Sheet2.$A$1:.$E$103];4;1)" office:value-type="string" office:string-value="ICAR/05 - Trasporti">
            <text:p>ICAR/05 - Trasporti</text:p>
          </table:table-cell>
          <table:table-cell table:formula="of:=VLOOKUP([.$G736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07fe317f82e968683a5fa55e129f7579</text:p>
          </table:table-cell>
          <table:table-cell office:value-type="string">
            <text:p>Suteu Irina Maria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office:value-type="string">
            <text:p>Not in design department</text:p>
          </table:table-cell>
          <table:table-cell office:value-type="string">
            <text:p>Suteu Irina Maria</text:p>
          </table:table-cell>
          <table:table-cell office:value-type="string">
            <text:p>Not in design department</text:p>
          </table:table-cell>
          <table:table-cell table:formula="of:=VLOOKUP([.G737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37];[Sheet2.$A$1:.$E$103];4;1)" office:value-type="string" office:string-value="ICAR/05 - Trasporti">
            <text:p>ICAR/05 - Trasporti</text:p>
          </table:table-cell>
          <table:table-cell table:formula="of:=VLOOKUP([.$G737];[Sheet2.$A$1:.$E$103];4;1)" office:value-type="string" office:string-value="ICAR/05 - Trasporti">
            <text:p>ICAR/05 - Trasporti</text:p>
          </table:table-cell>
          <table:table-cell table:formula="of:=VLOOKUP([.$G737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7f3c78d618b5e3e43f32fcfa94ce05aa</text:p>
          </table:table-cell>
          <table:table-cell office:value-type="string">
            <text:p>Taisch Mar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Taisch Marco</text:p>
          </table:table-cell>
          <table:table-cell office:value-type="string">
            <text:p>Not in design department</text:p>
          </table:table-cell>
          <table:table-cell table:formula="of:=VLOOKUP([.G738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38];[Sheet2.$A$1:.$E$103];4;1)" office:value-type="string" office:string-value="ICAR/05 - Trasporti">
            <text:p>ICAR/05 - Trasporti</text:p>
          </table:table-cell>
          <table:table-cell table:formula="of:=VLOOKUP([.$G738];[Sheet2.$A$1:.$E$103];4;1)" office:value-type="string" office:string-value="ICAR/05 - Trasporti">
            <text:p>ICAR/05 - Trasporti</text:p>
          </table:table-cell>
          <table:table-cell table:formula="of:=VLOOKUP([.$G738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26efd07e927587db0417d01809f4634d</text:p>
          </table:table-cell>
          <table:table-cell office:value-type="string">
            <text:p>Taliercio Alberto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office:value-type="string">
            <text:p>Not in design department</text:p>
          </table:table-cell>
          <table:table-cell office:value-type="string">
            <text:p>Taliercio Alberto</text:p>
          </table:table-cell>
          <table:table-cell office:value-type="string">
            <text:p>Not in design department</text:p>
          </table:table-cell>
          <table:table-cell table:formula="of:=VLOOKUP([.G739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39];[Sheet2.$A$1:.$E$103];4;1)" office:value-type="string" office:string-value="ICAR/05 - Trasporti">
            <text:p>ICAR/05 - Trasporti</text:p>
          </table:table-cell>
          <table:table-cell table:formula="of:=VLOOKUP([.$G739];[Sheet2.$A$1:.$E$103];4;1)" office:value-type="string" office:string-value="ICAR/05 - Trasporti">
            <text:p>ICAR/05 - Trasporti</text:p>
          </table:table-cell>
          <table:table-cell table:formula="of:=VLOOKUP([.$G739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ed5abe77e1944161cc46d5e75924009e</text:p>
          </table:table-cell>
          <table:table-cell office:value-type="string">
            <text:p>Tamini Luc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Tamini Luca</text:p>
          </table:table-cell>
          <table:table-cell office:value-type="string">
            <text:p>Not in design department</text:p>
          </table:table-cell>
          <table:table-cell table:formula="of:=VLOOKUP([.G740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40];[Sheet2.$A$1:.$E$103];4;1)" office:value-type="string" office:string-value="ICAR/05 - Trasporti">
            <text:p>ICAR/05 - Trasporti</text:p>
          </table:table-cell>
          <table:table-cell table:formula="of:=VLOOKUP([.$G740];[Sheet2.$A$1:.$E$103];4;1)" office:value-type="string" office:string-value="ICAR/05 - Trasporti">
            <text:p>ICAR/05 - Trasporti</text:p>
          </table:table-cell>
          <table:table-cell table:formula="of:=VLOOKUP([.$G740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0980e7b23d97ce2b57cf284c9df01f52</text:p>
          </table:table-cell>
          <table:table-cell office:value-type="string">
            <text:p>Tana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Tana Francesca</text:p>
          </table:table-cell>
          <table:table-cell office:value-type="string">
            <text:p>Not in design department</text:p>
          </table:table-cell>
          <table:table-cell table:formula="of:=VLOOKUP([.G741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41];[Sheet2.$A$1:.$E$103];4;1)" office:value-type="string" office:string-value="ICAR/05 - Trasporti">
            <text:p>ICAR/05 - Trasporti</text:p>
          </table:table-cell>
          <table:table-cell table:formula="of:=VLOOKUP([.$G741];[Sheet2.$A$1:.$E$103];4;1)" office:value-type="string" office:string-value="ICAR/05 - Trasporti">
            <text:p>ICAR/05 - Trasporti</text:p>
          </table:table-cell>
          <table:table-cell table:formula="of:=VLOOKUP([.$G741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3864385868e2798dce765e8aa039a6a1</text:p>
          </table:table-cell>
          <table:table-cell office:value-type="string">
            <text:p>Tarabini Mar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Tarabini Marco</text:p>
          </table:table-cell>
          <table:table-cell office:value-type="string">
            <text:p>Not in design department</text:p>
          </table:table-cell>
          <table:table-cell table:formula="of:=VLOOKUP([.G742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42];[Sheet2.$A$1:.$E$103];4;1)" office:value-type="string" office:string-value="ICAR/05 - Trasporti">
            <text:p>ICAR/05 - Trasporti</text:p>
          </table:table-cell>
          <table:table-cell table:formula="of:=VLOOKUP([.$G742];[Sheet2.$A$1:.$E$103];4;1)" office:value-type="string" office:string-value="ICAR/05 - Trasporti">
            <text:p>ICAR/05 - Trasporti</text:p>
          </table:table-cell>
          <table:table-cell table:formula="of:=VLOOKUP([.$G742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f66f557d6ebc94a5113aece025b26549</text:p>
          </table:table-cell>
          <table:table-cell office:value-type="string">
            <text:p>Tartaglia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Tartaglia Andrea</text:p>
          </table:table-cell>
          <table:table-cell office:value-type="string">
            <text:p>Not in design department</text:p>
          </table:table-cell>
          <table:table-cell table:formula="of:=VLOOKUP([.G743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43];[Sheet2.$A$1:.$E$103];4;1)" office:value-type="string" office:string-value="ICAR/05 - Trasporti">
            <text:p>ICAR/05 - Trasporti</text:p>
          </table:table-cell>
          <table:table-cell table:formula="of:=VLOOKUP([.$G743];[Sheet2.$A$1:.$E$103];4;1)" office:value-type="string" office:string-value="ICAR/05 - Trasporti">
            <text:p>ICAR/05 - Trasporti</text:p>
          </table:table-cell>
          <table:table-cell table:formula="of:=VLOOKUP([.$G743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16543aecdc6822a05bb53c7576d81245</text:p>
          </table:table-cell>
          <table:table-cell office:value-type="string">
            <text:p>Tavelli Silvi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Tavelli Silvia</text:p>
          </table:table-cell>
          <table:table-cell office:value-type="string">
            <text:p>Not in design department</text:p>
          </table:table-cell>
          <table:table-cell table:formula="of:=VLOOKUP([.G744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44];[Sheet2.$A$1:.$E$103];4;1)" office:value-type="string" office:string-value="ICAR/05 - Trasporti">
            <text:p>ICAR/05 - Trasporti</text:p>
          </table:table-cell>
          <table:table-cell table:formula="of:=VLOOKUP([.$G744];[Sheet2.$A$1:.$E$103];4;1)" office:value-type="string" office:string-value="ICAR/05 - Trasporti">
            <text:p>ICAR/05 - Trasporti</text:p>
          </table:table-cell>
          <table:table-cell table:formula="of:=VLOOKUP([.$G744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05196746f39f9a9d357744d48c1fd44b</text:p>
          </table:table-cell>
          <table:table-cell office:value-type="string">
            <text:p>Tedeschi Cecil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Tedeschi Cecilia</text:p>
          </table:table-cell>
          <table:table-cell office:value-type="string">
            <text:p>Not in design department</text:p>
          </table:table-cell>
          <table:table-cell table:formula="of:=VLOOKUP([.G745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45];[Sheet2.$A$1:.$E$103];4;1)" office:value-type="string" office:string-value="ICAR/05 - Trasporti">
            <text:p>ICAR/05 - Trasporti</text:p>
          </table:table-cell>
          <table:table-cell table:formula="of:=VLOOKUP([.$G745];[Sheet2.$A$1:.$E$103];4;1)" office:value-type="string" office:string-value="ICAR/05 - Trasporti">
            <text:p>ICAR/05 - Trasporti</text:p>
          </table:table-cell>
          <table:table-cell table:formula="of:=VLOOKUP([.$G745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59f9800fe6cabdd52b1a967d628d4273</text:p>
          </table:table-cell>
          <table:table-cell office:value-type="string">
            <text:p>Tedeschi Cristin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Tedeschi Cristina</text:p>
          </table:table-cell>
          <table:table-cell office:value-type="string">
            <text:p>Not in design department</text:p>
          </table:table-cell>
          <table:table-cell table:formula="of:=VLOOKUP([.G746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46];[Sheet2.$A$1:.$E$103];4;1)" office:value-type="string" office:string-value="ICAR/05 - Trasporti">
            <text:p>ICAR/05 - Trasporti</text:p>
          </table:table-cell>
          <table:table-cell table:formula="of:=VLOOKUP([.$G746];[Sheet2.$A$1:.$E$103];4;1)" office:value-type="string" office:string-value="ICAR/05 - Trasporti">
            <text:p>ICAR/05 - Trasporti</text:p>
          </table:table-cell>
          <table:table-cell table:formula="of:=VLOOKUP([.$G746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af45033a6bf41fccbd5be049d83e3c70</text:p>
          </table:table-cell>
          <table:table-cell office:value-type="string">
            <text:p>Telalbasic Id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Telalbasic Ida</text:p>
          </table:table-cell>
          <table:table-cell office:value-type="string">
            <text:p>Not in design department</text:p>
          </table:table-cell>
          <table:table-cell table:formula="of:=VLOOKUP([.G747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47];[Sheet2.$A$1:.$E$103];4;1)" office:value-type="string" office:string-value="ICAR/05 - Trasporti">
            <text:p>ICAR/05 - Trasporti</text:p>
          </table:table-cell>
          <table:table-cell table:formula="of:=VLOOKUP([.$G747];[Sheet2.$A$1:.$E$103];4;1)" office:value-type="string" office:string-value="ICAR/05 - Trasporti">
            <text:p>ICAR/05 - Trasporti</text:p>
          </table:table-cell>
          <table:table-cell table:formula="of:=VLOOKUP([.$G747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e151f343b0b5c9c941904b3c95eb0f74</text:p>
          </table:table-cell>
          <table:table-cell office:value-type="string">
            <text:p>Tenuta Livia</text:p>
          </table:table-cell>
          <table:table-cell/>
          <table:table-cell office:value-type="string">
            <text:p>innerCoAuthorsId</text:p>
          </table:table-cell>
          <table:table-cell office:value-type="float" office:value="17">
            <text:p>17</text:p>
          </table:table-cell>
          <table:table-cell office:value-type="string">
            <text:p>Research Fellow</text:p>
          </table:table-cell>
          <table:table-cell office:value-type="string">
            <text:p>Tenuta Livia</text:p>
          </table:table-cell>
          <table:table-cell office:value-type="string">
            <text:p>Design degli Ambienti del Paesaggio e della Mobilità</text:p>
          </table:table-cell>
          <table:table-cell table:formula="of:=VLOOKUP([.G748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48];[Sheet2.$A$1:.$E$103];4;1)" office:value-type="string" office:string-value="ICAR/05 - Trasporti">
            <text:p>ICAR/05 - Trasporti</text:p>
          </table:table-cell>
          <table:table-cell table:formula="of:=VLOOKUP([.$G748];[Sheet2.$A$1:.$E$103];4;1)" office:value-type="string" office:string-value="ICAR/05 - Trasporti">
            <text:p>ICAR/05 - Trasporti</text:p>
          </table:table-cell>
          <table:table-cell table:formula="of:=VLOOKUP([.$G748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f4514841714fe6d089be89d4cdf6c70d</text:p>
          </table:table-cell>
          <table:table-cell office:value-type="string">
            <text:p>Terenzi Marina Tatia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Terenzi Marina Tatiana</text:p>
          </table:table-cell>
          <table:table-cell office:value-type="string">
            <text:p>Not in design department</text:p>
          </table:table-cell>
          <table:table-cell table:formula="of:=VLOOKUP([.G749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49];[Sheet2.$A$1:.$E$103];4;1)" office:value-type="string" office:string-value="ICAR/05 - Trasporti">
            <text:p>ICAR/05 - Trasporti</text:p>
          </table:table-cell>
          <table:table-cell table:formula="of:=VLOOKUP([.$G749];[Sheet2.$A$1:.$E$103];4;1)" office:value-type="string" office:string-value="ICAR/05 - Trasporti">
            <text:p>ICAR/05 - Trasporti</text:p>
          </table:table-cell>
          <table:table-cell table:formula="of:=VLOOKUP([.$G749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80aae9d8e79f169683213ae31d63d602</text:p>
          </table:table-cell>
          <table:table-cell office:value-type="string">
            <text:p>Terranova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Terranova Andrea</text:p>
          </table:table-cell>
          <table:table-cell office:value-type="string">
            <text:p>Not in design department</text:p>
          </table:table-cell>
          <table:table-cell table:formula="of:=VLOOKUP([.G750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50];[Sheet2.$A$1:.$E$103];4;1)" office:value-type="string" office:string-value="ICAR/05 - Trasporti">
            <text:p>ICAR/05 - Trasporti</text:p>
          </table:table-cell>
          <table:table-cell table:formula="of:=VLOOKUP([.$G750];[Sheet2.$A$1:.$E$103];4;1)" office:value-type="string" office:string-value="ICAR/05 - Trasporti">
            <text:p>ICAR/05 - Trasporti</text:p>
          </table:table-cell>
          <table:table-cell table:formula="of:=VLOOKUP([.$G750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b7694586a10e06b0c1ec6cf593450b26</text:p>
          </table:table-cell>
          <table:table-cell office:value-type="string">
            <text:p>Terzi Serg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Terzi Sergio</text:p>
          </table:table-cell>
          <table:table-cell office:value-type="string">
            <text:p>Not in design department</text:p>
          </table:table-cell>
          <table:table-cell table:formula="of:=VLOOKUP([.G751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51];[Sheet2.$A$1:.$E$103];4;1)" office:value-type="string" office:string-value="ICAR/05 - Trasporti">
            <text:p>ICAR/05 - Trasporti</text:p>
          </table:table-cell>
          <table:table-cell table:formula="of:=VLOOKUP([.$G751];[Sheet2.$A$1:.$E$103];4;1)" office:value-type="string" office:string-value="ICAR/05 - Trasporti">
            <text:p>ICAR/05 - Trasporti</text:p>
          </table:table-cell>
          <table:table-cell table:formula="of:=VLOOKUP([.$G751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e0ae74f48d8a2e6dc19d6c563534c5fa</text:p>
          </table:table-cell>
          <table:table-cell office:value-type="string">
            <text:p>Testa Susann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PhD student</text:p>
          </table:table-cell>
          <table:table-cell office:value-type="string">
            <text:p>Testa Susanna</text:p>
          </table:table-cell>
          <table:table-cell office:value-type="string">
            <text:p>No section</text:p>
          </table:table-cell>
          <table:table-cell table:formula="of:=VLOOKUP([.G752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52];[Sheet2.$A$1:.$E$103];4;1)" office:value-type="string" office:string-value="ICAR/05 - Trasporti">
            <text:p>ICAR/05 - Trasporti</text:p>
          </table:table-cell>
          <table:table-cell table:formula="of:=VLOOKUP([.$G752];[Sheet2.$A$1:.$E$103];4;1)" office:value-type="string" office:string-value="ICAR/05 - Trasporti">
            <text:p>ICAR/05 - Trasporti</text:p>
          </table:table-cell>
          <table:table-cell table:formula="of:=VLOOKUP([.$G752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763df0c090ba96b3afec07c2e94d6b50</text:p>
          </table:table-cell>
          <table:table-cell office:value-type="string">
            <text:p>TibÃºrcio Isa Helen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PhD student</text:p>
          </table:table-cell>
          <table:table-cell office:value-type="string">
            <text:p>TibÃºrcio Isa Helena</text:p>
          </table:table-cell>
          <table:table-cell office:value-type="string">
            <text:p>No section</text:p>
          </table:table-cell>
          <table:table-cell table:formula="of:=VLOOKUP([.G753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53];[Sheet2.$A$1:.$E$103];4;1)" office:value-type="string" office:string-value="ICAR/05 - Trasporti">
            <text:p>ICAR/05 - Trasporti</text:p>
          </table:table-cell>
          <table:table-cell table:formula="of:=VLOOKUP([.$G753];[Sheet2.$A$1:.$E$103];4;1)" office:value-type="string" office:string-value="ICAR/05 - Trasporti">
            <text:p>ICAR/05 - Trasporti</text:p>
          </table:table-cell>
          <table:table-cell table:formula="of:=VLOOKUP([.$G753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884129499a2e355edf12ebec8daf1848</text:p>
          </table:table-cell>
          <table:table-cell office:value-type="string">
            <text:p>Tieghi Silv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Tieghi Silvia</text:p>
          </table:table-cell>
          <table:table-cell office:value-type="string">
            <text:p>Not in design department</text:p>
          </table:table-cell>
          <table:table-cell table:formula="of:=VLOOKUP([.G754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54];[Sheet2.$A$1:.$E$103];4;1)" office:value-type="string" office:string-value="ICAR/05 - Trasporti">
            <text:p>ICAR/05 - Trasporti</text:p>
          </table:table-cell>
          <table:table-cell table:formula="of:=VLOOKUP([.$G754];[Sheet2.$A$1:.$E$103];4;1)" office:value-type="string" office:string-value="ICAR/05 - Trasporti">
            <text:p>ICAR/05 - Trasporti</text:p>
          </table:table-cell>
          <table:table-cell table:formula="of:=VLOOKUP([.$G754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fe1d7a6c9a88d87c86cbbe90dc0b93a4</text:p>
          </table:table-cell>
          <table:table-cell office:value-type="string">
            <text:p>Tinauli Musstanser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Tinauli Musstanser</text:p>
          </table:table-cell>
          <table:table-cell office:value-type="string">
            <text:p>Not in design department</text:p>
          </table:table-cell>
          <table:table-cell table:formula="of:=VLOOKUP([.G755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55];[Sheet2.$A$1:.$E$103];4;1)" office:value-type="string" office:string-value="ICAR/05 - Trasporti">
            <text:p>ICAR/05 - Trasporti</text:p>
          </table:table-cell>
          <table:table-cell table:formula="of:=VLOOKUP([.$G755];[Sheet2.$A$1:.$E$103];4;1)" office:value-type="string" office:string-value="ICAR/05 - Trasporti">
            <text:p>ICAR/05 - Trasporti</text:p>
          </table:table-cell>
          <table:table-cell table:formula="of:=VLOOKUP([.$G755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480b2a5ce6019363c768c1bfaeaed659</text:p>
          </table:table-cell>
          <table:table-cell office:value-type="string">
            <text:p>Tinazzi Claudi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Tinazzi Claudia</text:p>
          </table:table-cell>
          <table:table-cell office:value-type="string">
            <text:p>Not in design department</text:p>
          </table:table-cell>
          <table:table-cell table:formula="of:=VLOOKUP([.G756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56];[Sheet2.$A$1:.$E$103];4;1)" office:value-type="string" office:string-value="ICAR/05 - Trasporti">
            <text:p>ICAR/05 - Trasporti</text:p>
          </table:table-cell>
          <table:table-cell table:formula="of:=VLOOKUP([.$G756];[Sheet2.$A$1:.$E$103];4;1)" office:value-type="string" office:string-value="ICAR/05 - Trasporti">
            <text:p>ICAR/05 - Trasporti</text:p>
          </table:table-cell>
          <table:table-cell table:formula="of:=VLOOKUP([.$G756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3a4ae76d7293b4a110101b6297929989</text:p>
          </table:table-cell>
          <table:table-cell office:value-type="string">
            <text:p>Tiraboschi Claud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Tiraboschi Claudia</text:p>
          </table:table-cell>
          <table:table-cell office:value-type="string">
            <text:p>Not in design department</text:p>
          </table:table-cell>
          <table:table-cell table:formula="of:=VLOOKUP([.G757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57];[Sheet2.$A$1:.$E$103];4;1)" office:value-type="string" office:string-value="ICAR/05 - Trasporti">
            <text:p>ICAR/05 - Trasporti</text:p>
          </table:table-cell>
          <table:table-cell table:formula="of:=VLOOKUP([.$G757];[Sheet2.$A$1:.$E$103];4;1)" office:value-type="string" office:string-value="ICAR/05 - Trasporti">
            <text:p>ICAR/05 - Trasporti</text:p>
          </table:table-cell>
          <table:table-cell table:formula="of:=VLOOKUP([.$G757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3db12b15a22cd82272bb1bfa93980882</text:p>
          </table:table-cell>
          <table:table-cell office:value-type="string">
            <text:p>Toffetti Carughi Giovanni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Toffetti Carughi Giovanni</text:p>
          </table:table-cell>
          <table:table-cell office:value-type="string">
            <text:p>Not in design department</text:p>
          </table:table-cell>
          <table:table-cell table:formula="of:=VLOOKUP([.G758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58];[Sheet2.$A$1:.$E$103];4;1)" office:value-type="string" office:string-value="ICAR/05 - Trasporti">
            <text:p>ICAR/05 - Trasporti</text:p>
          </table:table-cell>
          <table:table-cell table:formula="of:=VLOOKUP([.$G758];[Sheet2.$A$1:.$E$103];4;1)" office:value-type="string" office:string-value="ICAR/05 - Trasporti">
            <text:p>ICAR/05 - Trasporti</text:p>
          </table:table-cell>
          <table:table-cell table:formula="of:=VLOOKUP([.$G758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6e2f92c027e5f32b90a1f8f8aed7c0ac</text:p>
          </table:table-cell>
          <table:table-cell office:value-type="string">
            <text:p>Togliani Carl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Togliani Carlo</text:p>
          </table:table-cell>
          <table:table-cell office:value-type="string">
            <text:p>Not in design department</text:p>
          </table:table-cell>
          <table:table-cell table:formula="of:=VLOOKUP([.G759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59];[Sheet2.$A$1:.$E$103];4;1)" office:value-type="string" office:string-value="ICAR/05 - Trasporti">
            <text:p>ICAR/05 - Trasporti</text:p>
          </table:table-cell>
          <table:table-cell table:formula="of:=VLOOKUP([.$G759];[Sheet2.$A$1:.$E$103];4;1)" office:value-type="string" office:string-value="ICAR/05 - Trasporti">
            <text:p>ICAR/05 - Trasporti</text:p>
          </table:table-cell>
          <table:table-cell table:formula="of:=VLOOKUP([.$G759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2cfea86f6548f98d6d5ffa666ed675b7</text:p>
          </table:table-cell>
          <table:table-cell office:value-type="string">
            <text:p>Tognetti Simon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Tognetti Simone</text:p>
          </table:table-cell>
          <table:table-cell office:value-type="string">
            <text:p>Not in design department</text:p>
          </table:table-cell>
          <table:table-cell table:formula="of:=VLOOKUP([.G760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60];[Sheet2.$A$1:.$E$103];4;1)" office:value-type="string" office:string-value="ICAR/05 - Trasporti">
            <text:p>ICAR/05 - Trasporti</text:p>
          </table:table-cell>
          <table:table-cell table:formula="of:=VLOOKUP([.$G760];[Sheet2.$A$1:.$E$103];4;1)" office:value-type="string" office:string-value="ICAR/05 - Trasporti">
            <text:p>ICAR/05 - Trasporti</text:p>
          </table:table-cell>
          <table:table-cell table:formula="of:=VLOOKUP([.$G760];[Sheet2.$A$1:.$E$103];5;1)" office:value-type="string" office:string-value="https://orcid.org/0000-0002-8175-2890">
            <text:p>https://orcid.org/0000-0002-8175-2890</text:p>
          </table:table-cell>
        </table:table-row>
        <table:table-row table:style-name="ro2">
          <table:table-cell office:value-type="string">
            <text:p>innercoauthorsid_b6cb174c0643871cf2b20f782687acae</text:p>
          </table:table-cell>
          <table:table-cell office:value-type="string">
            <text:p>Tolino Umberto</text:p>
          </table:table-cell>
          <table:table-cell/>
          <table:table-cell office:value-type="string">
            <text:p>innerCoAuthorsId</text:p>
          </table:table-cell>
          <table:table-cell office:value-type="float" office:value="30">
            <text:p>30</text:p>
          </table:table-cell>
          <table:table-cell office:value-type="string">
            <text:p>Associate Professor</text:p>
          </table:table-cell>
          <table:table-cell office:value-type="string">
            <text:p>Tolino Umberto</text:p>
          </table:table-cell>
          <table:table-cell office:value-type="string">
            <text:p>Design e Culture</text:p>
          </table:table-cell>
          <table:table-cell table:formula="of:=VLOOKUP([.G76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61];[Sheet2.$A$1:.$E$103];4;1)" office:value-type="string" office:string-value="ICAR/13 - Disegno Industriale">
            <text:p>ICAR/13 - Disegno Industriale</text:p>
          </table:table-cell>
          <table:table-cell table:formula="of:=VLOOKUP([.$G761];[Sheet2.$A$1:.$E$103];4;1)" office:value-type="string" office:string-value="ICAR/13 - Disegno Industriale">
            <text:p>ICAR/13 - Disegno Industriale</text:p>
          </table:table-cell>
          <table:table-cell table:formula="of:=VLOOKUP([.$G761];[Sheet2.$A$1:.$E$103];5;1)" office:value-type="string" office:string-value="https://orcid.org/0000-0003-3791-1062">
            <text:p>https://orcid.org/0000-0003-3791-1062</text:p>
          </table:table-cell>
        </table:table-row>
        <table:table-row table:style-name="ro2">
          <table:table-cell office:value-type="string">
            <text:p>innercoauthorsid_7ae92b329a6a64d31e1dd6bb9bdcdbe5</text:p>
          </table:table-cell>
          <table:table-cell office:value-type="string">
            <text:p>Tomasini Alessand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Tomasini Alessandra</text:p>
          </table:table-cell>
          <table:table-cell office:value-type="string">
            <text:p>Not in design department</text:p>
          </table:table-cell>
          <table:table-cell table:formula="of:=VLOOKUP([.G76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62];[Sheet2.$A$1:.$E$103];4;1)" office:value-type="string" office:string-value="ICAR/13 - Disegno Industriale">
            <text:p>ICAR/13 - Disegno Industriale</text:p>
          </table:table-cell>
          <table:table-cell table:formula="of:=VLOOKUP([.$G762];[Sheet2.$A$1:.$E$103];4;1)" office:value-type="string" office:string-value="ICAR/13 - Disegno Industriale">
            <text:p>ICAR/13 - Disegno Industriale</text:p>
          </table:table-cell>
          <table:table-cell table:formula="of:=VLOOKUP([.$G762];[Sheet2.$A$1:.$E$103];5;1)" office:value-type="string" office:string-value="https://orcid.org/0000-0003-3791-1062">
            <text:p>https://orcid.org/0000-0003-3791-1062</text:p>
          </table:table-cell>
        </table:table-row>
        <table:table-row table:style-name="ro2">
          <table:table-cell office:value-type="string">
            <text:p>innercoauthorsid_97943c2f3e15820ccc9fa78adf6cbd13</text:p>
          </table:table-cell>
          <table:table-cell office:value-type="string">
            <text:p>Tomasini Lu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Tomasini Luca</text:p>
          </table:table-cell>
          <table:table-cell office:value-type="string">
            <text:p>Not in design department</text:p>
          </table:table-cell>
          <table:table-cell table:formula="of:=VLOOKUP([.G76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63];[Sheet2.$A$1:.$E$103];4;1)" office:value-type="string" office:string-value="ICAR/13 - Disegno Industriale">
            <text:p>ICAR/13 - Disegno Industriale</text:p>
          </table:table-cell>
          <table:table-cell table:formula="of:=VLOOKUP([.$G763];[Sheet2.$A$1:.$E$103];4;1)" office:value-type="string" office:string-value="ICAR/13 - Disegno Industriale">
            <text:p>ICAR/13 - Disegno Industriale</text:p>
          </table:table-cell>
          <table:table-cell table:formula="of:=VLOOKUP([.$G763];[Sheet2.$A$1:.$E$103];5;1)" office:value-type="string" office:string-value="https://orcid.org/0000-0003-3791-1062">
            <text:p>https://orcid.org/0000-0003-3791-1062</text:p>
          </table:table-cell>
        </table:table-row>
        <table:table-row table:style-name="ro2">
          <table:table-cell office:value-type="string">
            <text:p>innercoauthorsid_292d99063c7cb555d128dd53aeafb9ed</text:p>
          </table:table-cell>
          <table:table-cell office:value-type="string">
            <text:p>Tonelli Maria Cristina</text:p>
          </table:table-cell>
          <table:table-cell/>
          <table:table-cell office:value-type="string">
            <text:p>innerCoAuthorsId</text:p>
          </table:table-cell>
          <table:table-cell office:value-type="float" office:value="78">
            <text:p>78</text:p>
          </table:table-cell>
          <table:table-cell office:value-type="string">
            <text:p>Full Professor</text:p>
          </table:table-cell>
          <table:table-cell office:value-type="string">
            <text:p>Tonelli Maria Cristina</text:p>
          </table:table-cell>
          <table:table-cell office:value-type="string">
            <text:p>Design e Culture</text:p>
          </table:table-cell>
          <table:table-cell table:formula="of:=VLOOKUP([.G764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764];[Sheet2.$A$1:.$E$103];4;1)" office:value-type="string" office:string-value="ICAR/13 - Disegno Industriale">
            <text:p>ICAR/13 - Disegno Industriale</text:p>
          </table:table-cell>
          <table:table-cell table:formula="of:=VLOOKUP([.$G764];[Sheet2.$A$1:.$E$103];4;1)" office:value-type="string" office:string-value="ICAR/13 - Disegno Industriale">
            <text:p>ICAR/13 - Disegno Industriale</text:p>
          </table:table-cell>
          <table:table-cell table:formula="of:=VLOOKUP([.$G764];[Sheet2.$A$1:.$E$103];5;1)" office:value-type="string" office:string-value="https://orcid.org/0000-0002-1636-1113">
            <text:p>https://orcid.org/0000-0002-1636-1113</text:p>
          </table:table-cell>
        </table:table-row>
        <table:table-row table:style-name="ro2">
          <table:table-cell office:value-type="string">
            <text:p>innercoauthorsid_99dd49c51e20eeb1c38cf08290500a3e</text:p>
          </table:table-cell>
          <table:table-cell office:value-type="string">
            <text:p>Tongini Folli Robert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Tongini Folli Roberta</text:p>
          </table:table-cell>
          <table:table-cell office:value-type="string">
            <text:p>Not in design department</text:p>
          </table:table-cell>
          <table:table-cell table:formula="of:=VLOOKUP([.G765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765];[Sheet2.$A$1:.$E$103];4;1)" office:value-type="string" office:string-value="ICAR/13 - Disegno Industriale">
            <text:p>ICAR/13 - Disegno Industriale</text:p>
          </table:table-cell>
          <table:table-cell table:formula="of:=VLOOKUP([.$G765];[Sheet2.$A$1:.$E$103];4;1)" office:value-type="string" office:string-value="ICAR/13 - Disegno Industriale">
            <text:p>ICAR/13 - Disegno Industriale</text:p>
          </table:table-cell>
          <table:table-cell table:formula="of:=VLOOKUP([.$G765];[Sheet2.$A$1:.$E$103];5;1)" office:value-type="string" office:string-value="https://orcid.org/0000-0002-1636-1113">
            <text:p>https://orcid.org/0000-0002-1636-1113</text:p>
          </table:table-cell>
        </table:table-row>
        <table:table-row table:style-name="ro2">
          <table:table-cell office:value-type="string">
            <text:p>innercoauthorsid_f398f763c2e60239eb76ade794979617</text:p>
          </table:table-cell>
          <table:table-cell office:value-type="string">
            <text:p>Tonon Graziel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Tonon Graziella</text:p>
          </table:table-cell>
          <table:table-cell office:value-type="string">
            <text:p>Not in design department</text:p>
          </table:table-cell>
          <table:table-cell table:formula="of:=VLOOKUP([.G766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766];[Sheet2.$A$1:.$E$103];4;1)" office:value-type="string" office:string-value="ICAR/13 - Disegno Industriale">
            <text:p>ICAR/13 - Disegno Industriale</text:p>
          </table:table-cell>
          <table:table-cell table:formula="of:=VLOOKUP([.$G766];[Sheet2.$A$1:.$E$103];4;1)" office:value-type="string" office:string-value="ICAR/13 - Disegno Industriale">
            <text:p>ICAR/13 - Disegno Industriale</text:p>
          </table:table-cell>
          <table:table-cell table:formula="of:=VLOOKUP([.$G766];[Sheet2.$A$1:.$E$103];5;1)" office:value-type="string" office:string-value="https://orcid.org/0000-0002-1636-1113">
            <text:p>https://orcid.org/0000-0002-1636-1113</text:p>
          </table:table-cell>
        </table:table-row>
        <table:table-row table:style-name="ro2">
          <table:table-cell office:value-type="string">
            <text:p>innercoauthorsid_0c18c365a99b100c6d6726a4788f89fc</text:p>
          </table:table-cell>
          <table:table-cell office:value-type="string">
            <text:p>Torricelli Ange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Torricelli Angelo</text:p>
          </table:table-cell>
          <table:table-cell office:value-type="string">
            <text:p>Not in design department</text:p>
          </table:table-cell>
          <table:table-cell table:formula="of:=VLOOKUP([.G767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767];[Sheet2.$A$1:.$E$103];4;1)" office:value-type="string" office:string-value="ICAR/13 - Disegno Industriale">
            <text:p>ICAR/13 - Disegno Industriale</text:p>
          </table:table-cell>
          <table:table-cell table:formula="of:=VLOOKUP([.$G767];[Sheet2.$A$1:.$E$103];4;1)" office:value-type="string" office:string-value="ICAR/13 - Disegno Industriale">
            <text:p>ICAR/13 - Disegno Industriale</text:p>
          </table:table-cell>
          <table:table-cell table:formula="of:=VLOOKUP([.$G767];[Sheet2.$A$1:.$E$103];5;1)" office:value-type="string" office:string-value="https://orcid.org/0000-0002-1636-1113">
            <text:p>https://orcid.org/0000-0002-1636-1113</text:p>
          </table:table-cell>
        </table:table-row>
        <table:table-row table:style-name="ro2">
          <table:table-cell office:value-type="string">
            <text:p>innercoauthorsid_60730453eb14620ca702fd934b409832</text:p>
          </table:table-cell>
          <table:table-cell office:value-type="string">
            <text:p>Torta Fabio Pietr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Torta Fabio Pietro</text:p>
          </table:table-cell>
          <table:table-cell office:value-type="string">
            <text:p>Not in design department</text:p>
          </table:table-cell>
          <table:table-cell table:formula="of:=VLOOKUP([.G768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768];[Sheet2.$A$1:.$E$103];4;1)" office:value-type="string" office:string-value="ICAR/13 - Disegno Industriale">
            <text:p>ICAR/13 - Disegno Industriale</text:p>
          </table:table-cell>
          <table:table-cell table:formula="of:=VLOOKUP([.$G768];[Sheet2.$A$1:.$E$103];4;1)" office:value-type="string" office:string-value="ICAR/13 - Disegno Industriale">
            <text:p>ICAR/13 - Disegno Industriale</text:p>
          </table:table-cell>
          <table:table-cell table:formula="of:=VLOOKUP([.$G768];[Sheet2.$A$1:.$E$103];5;1)" office:value-type="string" office:string-value="https://orcid.org/0000-0002-1636-1113">
            <text:p>https://orcid.org/0000-0002-1636-1113</text:p>
          </table:table-cell>
        </table:table-row>
        <table:table-row table:style-name="ro2">
          <table:table-cell office:value-type="string">
            <text:p>innercoauthorsid_33396f38131944aba79c3361611a3a72</text:p>
          </table:table-cell>
          <table:table-cell office:value-type="string">
            <text:p>Tosi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Tosi Francesca</text:p>
          </table:table-cell>
          <table:table-cell office:value-type="string">
            <text:p>Not in design department</text:p>
          </table:table-cell>
          <table:table-cell table:formula="of:=VLOOKUP([.G769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769];[Sheet2.$A$1:.$E$103];4;1)" office:value-type="string" office:string-value="ICAR/13 - Disegno Industriale">
            <text:p>ICAR/13 - Disegno Industriale</text:p>
          </table:table-cell>
          <table:table-cell table:formula="of:=VLOOKUP([.$G769];[Sheet2.$A$1:.$E$103];4;1)" office:value-type="string" office:string-value="ICAR/13 - Disegno Industriale">
            <text:p>ICAR/13 - Disegno Industriale</text:p>
          </table:table-cell>
          <table:table-cell table:formula="of:=VLOOKUP([.$G769];[Sheet2.$A$1:.$E$103];5;1)" office:value-type="string" office:string-value="https://orcid.org/0000-0002-1636-1113">
            <text:p>https://orcid.org/0000-0002-1636-1113</text:p>
          </table:table-cell>
        </table:table-row>
        <table:table-row table:style-name="ro2">
          <table:table-cell office:value-type="string">
            <text:p>innercoauthorsid_0fef695a4d7920efb8ae2022113113c2</text:p>
          </table:table-cell>
          <table:table-cell office:value-type="string">
            <text:p>Trabucco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office:value-type="string">
            <text:p>Not in design department</text:p>
          </table:table-cell>
          <table:table-cell office:value-type="string">
            <text:p>Trabucco Francesco</text:p>
          </table:table-cell>
          <table:table-cell office:value-type="string">
            <text:p>Not in design department</text:p>
          </table:table-cell>
          <table:table-cell table:formula="of:=VLOOKUP([.G770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770];[Sheet2.$A$1:.$E$103];4;1)" office:value-type="string" office:string-value="ICAR/13 - Disegno Industriale">
            <text:p>ICAR/13 - Disegno Industriale</text:p>
          </table:table-cell>
          <table:table-cell table:formula="of:=VLOOKUP([.$G770];[Sheet2.$A$1:.$E$103];4;1)" office:value-type="string" office:string-value="ICAR/13 - Disegno Industriale">
            <text:p>ICAR/13 - Disegno Industriale</text:p>
          </table:table-cell>
          <table:table-cell table:formula="of:=VLOOKUP([.$G770];[Sheet2.$A$1:.$E$103];5;1)" office:value-type="string" office:string-value="https://orcid.org/0000-0002-1636-1113">
            <text:p>https://orcid.org/0000-0002-1636-1113</text:p>
          </table:table-cell>
        </table:table-row>
        <table:table-row table:style-name="ro2">
          <table:table-cell office:value-type="string">
            <text:p>innercoauthorsid_8825e9301588f44bf32fc9d39cc78a0d</text:p>
          </table:table-cell>
          <table:table-cell office:value-type="string">
            <text:p>Trapani Paola Mari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office:value-type="string">
            <text:p>visiting professor</text:p>
          </table:table-cell>
          <table:table-cell office:value-type="string">
            <text:p>Trapani Paola Maria</text:p>
          </table:table-cell>
          <table:table-cell office:value-type="string">
            <text:p>No section</text:p>
          </table:table-cell>
          <table:table-cell table:formula="of:=VLOOKUP([.G771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771];[Sheet2.$A$1:.$E$103];4;1)" office:value-type="string" office:string-value="ICAR/13 - Disegno Industriale">
            <text:p>ICAR/13 - Disegno Industriale</text:p>
          </table:table-cell>
          <table:table-cell table:formula="of:=VLOOKUP([.$G771];[Sheet2.$A$1:.$E$103];4;1)" office:value-type="string" office:string-value="ICAR/13 - Disegno Industriale">
            <text:p>ICAR/13 - Disegno Industriale</text:p>
          </table:table-cell>
          <table:table-cell table:formula="of:=VLOOKUP([.$G771];[Sheet2.$A$1:.$E$103];5;1)" office:value-type="string" office:string-value="https://orcid.org/0000-0002-1636-1113">
            <text:p>https://orcid.org/0000-0002-1636-1113</text:p>
          </table:table-cell>
        </table:table-row>
        <table:table-row table:style-name="ro2">
          <table:table-cell office:value-type="string">
            <text:p>innercoauthorsid_33f1c4c4edd4f12c75759f3f5ab6df27</text:p>
          </table:table-cell>
          <table:table-cell office:value-type="string">
            <text:p>Trentin Luig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Trentin Luigi</text:p>
          </table:table-cell>
          <table:table-cell office:value-type="string">
            <text:p>Not in design department</text:p>
          </table:table-cell>
          <table:table-cell table:formula="of:=VLOOKUP([.G772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772];[Sheet2.$A$1:.$E$103];4;1)" office:value-type="string" office:string-value="ICAR/13 - Disegno Industriale">
            <text:p>ICAR/13 - Disegno Industriale</text:p>
          </table:table-cell>
          <table:table-cell table:formula="of:=VLOOKUP([.$G772];[Sheet2.$A$1:.$E$103];4;1)" office:value-type="string" office:string-value="ICAR/13 - Disegno Industriale">
            <text:p>ICAR/13 - Disegno Industriale</text:p>
          </table:table-cell>
          <table:table-cell table:formula="of:=VLOOKUP([.$G772];[Sheet2.$A$1:.$E$103];5;1)" office:value-type="string" office:string-value="https://orcid.org/0000-0002-1636-1113">
            <text:p>https://orcid.org/0000-0002-1636-1113</text:p>
          </table:table-cell>
        </table:table-row>
        <table:table-row table:style-name="ro2">
          <table:table-cell office:value-type="string">
            <text:p>innercoauthorsid_c2dd34e536d6985b0efdc7a3f2b6b4d7</text:p>
          </table:table-cell>
          <table:table-cell office:value-type="string">
            <text:p>Tresoldi Matteo Stef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Tresoldi Matteo Stefano</text:p>
          </table:table-cell>
          <table:table-cell office:value-type="string">
            <text:p>Not in design department</text:p>
          </table:table-cell>
          <table:table-cell table:formula="of:=VLOOKUP([.G773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773];[Sheet2.$A$1:.$E$103];4;1)" office:value-type="string" office:string-value="ICAR/13 - Disegno Industriale">
            <text:p>ICAR/13 - Disegno Industriale</text:p>
          </table:table-cell>
          <table:table-cell table:formula="of:=VLOOKUP([.$G773];[Sheet2.$A$1:.$E$103];4;1)" office:value-type="string" office:string-value="ICAR/13 - Disegno Industriale">
            <text:p>ICAR/13 - Disegno Industriale</text:p>
          </table:table-cell>
          <table:table-cell table:formula="of:=VLOOKUP([.$G773];[Sheet2.$A$1:.$E$103];5;1)" office:value-type="string" office:string-value="https://orcid.org/0000-0002-1636-1113">
            <text:p>https://orcid.org/0000-0002-1636-1113</text:p>
          </table:table-cell>
        </table:table-row>
        <table:table-row table:style-name="ro2">
          <table:table-cell office:value-type="string">
            <text:p>innercoauthorsid_db69562814bded5972fc12520da2f263</text:p>
          </table:table-cell>
          <table:table-cell office:value-type="string">
            <text:p>Trini Castelli Cli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Trini Castelli Clino</text:p>
          </table:table-cell>
          <table:table-cell office:value-type="string">
            <text:p>Not in design department</text:p>
          </table:table-cell>
          <table:table-cell table:formula="of:=VLOOKUP([.G774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774];[Sheet2.$A$1:.$E$103];4;1)" office:value-type="string" office:string-value="ICAR/13 - Disegno Industriale">
            <text:p>ICAR/13 - Disegno Industriale</text:p>
          </table:table-cell>
          <table:table-cell table:formula="of:=VLOOKUP([.$G774];[Sheet2.$A$1:.$E$103];4;1)" office:value-type="string" office:string-value="ICAR/13 - Disegno Industriale">
            <text:p>ICAR/13 - Disegno Industriale</text:p>
          </table:table-cell>
          <table:table-cell table:formula="of:=VLOOKUP([.$G774];[Sheet2.$A$1:.$E$103];5;1)" office:value-type="string" office:string-value="https://orcid.org/0000-0002-1636-1113">
            <text:p>https://orcid.org/0000-0002-1636-1113</text:p>
          </table:table-cell>
        </table:table-row>
        <table:table-row table:style-name="ro2">
          <table:table-cell office:value-type="string">
            <text:p>innercoauthorsid_b939a490a4d88e66af8050e7ba1aa0ef</text:p>
          </table:table-cell>
          <table:table-cell office:value-type="string">
            <text:p>Trocchianesi Raffaella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ociate Professor</text:p>
          </table:table-cell>
          <table:table-cell office:value-type="string">
            <text:p>Trocchianesi Raffaella</text:p>
          </table:table-cell>
          <table:table-cell office:value-type="string">
            <text:p>Design e Culture</text:p>
          </table:table-cell>
          <table:table-cell table:formula="of:=VLOOKUP([.G77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75];[Sheet2.$A$1:.$E$103];4;1)" office:value-type="string" office:string-value="ICAR/13 - Disegno Industriale">
            <text:p>ICAR/13 - Disegno Industriale</text:p>
          </table:table-cell>
          <table:table-cell table:formula="of:=VLOOKUP([.$G775];[Sheet2.$A$1:.$E$103];4;1)" office:value-type="string" office:string-value="ICAR/13 - Disegno Industriale">
            <text:p>ICAR/13 - Disegno Industriale</text:p>
          </table:table-cell>
          <table:table-cell table:formula="of:=VLOOKUP([.$G775];[Sheet2.$A$1:.$E$103];5;1)" office:value-type="string" office:string-value="https://orcid.org/0000-0003-1724-0345">
            <text:p>https://orcid.org/0000-0003-1724-0345</text:p>
          </table:table-cell>
        </table:table-row>
        <table:table-row table:style-name="ro2">
          <table:table-cell office:value-type="string">
            <text:p>innercoauthorsid_1dc1140ba32fbac05a010f71e469ddac</text:p>
          </table:table-cell>
          <table:table-cell office:value-type="string">
            <text:p>Tronconi Olivier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Tronconi Oliviero</text:p>
          </table:table-cell>
          <table:table-cell office:value-type="string">
            <text:p>Not in design department</text:p>
          </table:table-cell>
          <table:table-cell table:formula="of:=VLOOKUP([.G77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76];[Sheet2.$A$1:.$E$103];4;1)" office:value-type="string" office:string-value="ICAR/13 - Disegno Industriale">
            <text:p>ICAR/13 - Disegno Industriale</text:p>
          </table:table-cell>
          <table:table-cell table:formula="of:=VLOOKUP([.$G776];[Sheet2.$A$1:.$E$103];4;1)" office:value-type="string" office:string-value="ICAR/13 - Disegno Industriale">
            <text:p>ICAR/13 - Disegno Industriale</text:p>
          </table:table-cell>
          <table:table-cell table:formula="of:=VLOOKUP([.$G776];[Sheet2.$A$1:.$E$103];5;1)" office:value-type="string" office:string-value="https://orcid.org/0000-0003-1724-0345">
            <text:p>https://orcid.org/0000-0003-1724-0345</text:p>
          </table:table-cell>
        </table:table-row>
        <table:table-row table:style-name="ro2">
          <table:table-cell office:value-type="string">
            <text:p>innercoauthorsid_ef1f1bb1e0e6833992b084ec7a341c12</text:p>
          </table:table-cell>
          <table:table-cell office:value-type="string">
            <text:p>Trucco Pao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Trucco Paolo</text:p>
          </table:table-cell>
          <table:table-cell office:value-type="string">
            <text:p>Not in design department</text:p>
          </table:table-cell>
          <table:table-cell table:formula="of:=VLOOKUP([.G77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777];[Sheet2.$A$1:.$E$103];4;1)" office:value-type="string" office:string-value="ICAR/13 - Disegno Industriale">
            <text:p>ICAR/13 - Disegno Industriale</text:p>
          </table:table-cell>
          <table:table-cell table:formula="of:=VLOOKUP([.$G777];[Sheet2.$A$1:.$E$103];4;1)" office:value-type="string" office:string-value="ICAR/13 - Disegno Industriale">
            <text:p>ICAR/13 - Disegno Industriale</text:p>
          </table:table-cell>
          <table:table-cell table:formula="of:=VLOOKUP([.$G777];[Sheet2.$A$1:.$E$103];5;1)" office:value-type="string" office:string-value="https://orcid.org/0000-0003-1724-0345">
            <text:p>https://orcid.org/0000-0003-1724-0345</text:p>
          </table:table-cell>
        </table:table-row>
        <table:table-row table:style-name="ro2">
          <table:table-cell office:value-type="string">
            <text:p>innercoauthorsid_b8c8870be38237d84b73016db6589b71</text:p>
          </table:table-cell>
          <table:table-cell office:value-type="string">
            <text:p>Turinetto Marco</text:p>
          </table:table-cell>
          <table:table-cell/>
          <table:table-cell office:value-type="string">
            <text:p>innerCoAuthorsId</text:p>
          </table:table-cell>
          <table:table-cell office:value-type="float" office:value="28">
            <text:p>28</text:p>
          </table:table-cell>
          <table:table-cell office:value-type="string">
            <text:p>Assistant Professor</text:p>
          </table:table-cell>
          <table:table-cell office:value-type="string">
            <text:p>Turinetto Marco</text:p>
          </table:table-cell>
          <table:table-cell office:value-type="string">
            <text:p>Design di Prodotti Strategie e Servizi</text:p>
          </table:table-cell>
          <table:table-cell table:formula="of:=VLOOKUP([.G778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78];[Sheet2.$A$1:.$E$103];4;1)" office:value-type="string" office:string-value="ICAR/13 - Disegno Industriale">
            <text:p>ICAR/13 - Disegno Industriale</text:p>
          </table:table-cell>
          <table:table-cell table:formula="of:=VLOOKUP([.$G778];[Sheet2.$A$1:.$E$103];4;1)" office:value-type="string" office:string-value="ICAR/13 - Disegno Industriale">
            <text:p>ICAR/13 - Disegno Industriale</text:p>
          </table:table-cell>
          <table:table-cell table:formula="of:=VLOOKUP([.$G778];[Sheet2.$A$1:.$E$103];5;1)" office:value-type="string" office:string-value="https://orcid.org/0000-0002-9434-4052">
            <text:p>https://orcid.org/0000-0002-9434-4052</text:p>
          </table:table-cell>
        </table:table-row>
        <table:table-row table:style-name="ro2">
          <table:table-cell office:value-type="string">
            <text:p>innercoauthorsid_43ca69a5ab64b1e6a2d924f0fdd581d3</text:p>
          </table:table-cell>
          <table:table-cell office:value-type="string">
            <text:p>Uboldi Giorgio Roberto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office:value-type="string">
            <text:p>Not in design department</text:p>
          </table:table-cell>
          <table:table-cell office:value-type="string">
            <text:p>Uboldi Giorgio Roberto</text:p>
          </table:table-cell>
          <table:table-cell office:value-type="string">
            <text:p>Not in design department</text:p>
          </table:table-cell>
          <table:table-cell table:formula="of:=VLOOKUP([.G779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79];[Sheet2.$A$1:.$E$103];4;1)" office:value-type="string" office:string-value="ICAR/13 - Disegno Industriale">
            <text:p>ICAR/13 - Disegno Industriale</text:p>
          </table:table-cell>
          <table:table-cell table:formula="of:=VLOOKUP([.$G779];[Sheet2.$A$1:.$E$103];4;1)" office:value-type="string" office:string-value="ICAR/13 - Disegno Industriale">
            <text:p>ICAR/13 - Disegno Industriale</text:p>
          </table:table-cell>
          <table:table-cell table:formula="of:=VLOOKUP([.$G779];[Sheet2.$A$1:.$E$103];5;1)" office:value-type="string" office:string-value="https://orcid.org/0000-0002-9434-4052">
            <text:p>https://orcid.org/0000-0002-9434-4052</text:p>
          </table:table-cell>
        </table:table-row>
        <table:table-row table:style-name="ro2">
          <table:table-cell office:value-type="string">
            <text:p>innercoauthorsid_82672fb9962130622556a1744cb17cfa</text:p>
          </table:table-cell>
          <table:table-cell office:value-type="string">
            <text:p>Ugur Yavuz Secil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Ugur Yavuz Secil</text:p>
          </table:table-cell>
          <table:table-cell office:value-type="string">
            <text:p>Not in design department</text:p>
          </table:table-cell>
          <table:table-cell table:formula="of:=VLOOKUP([.G780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780];[Sheet2.$A$1:.$E$103];4;1)" office:value-type="string" office:string-value="ICAR/13 - Disegno Industriale">
            <text:p>ICAR/13 - Disegno Industriale</text:p>
          </table:table-cell>
          <table:table-cell table:formula="of:=VLOOKUP([.$G780];[Sheet2.$A$1:.$E$103];4;1)" office:value-type="string" office:string-value="ICAR/13 - Disegno Industriale">
            <text:p>ICAR/13 - Disegno Industriale</text:p>
          </table:table-cell>
          <table:table-cell table:formula="of:=VLOOKUP([.$G780];[Sheet2.$A$1:.$E$103];5;1)" office:value-type="string" office:string-value="https://orcid.org/0000-0002-9434-4052">
            <text:p>https://orcid.org/0000-0002-9434-4052</text:p>
          </table:table-cell>
        </table:table-row>
        <table:table-row table:style-name="ro2">
          <table:table-cell office:value-type="string">
            <text:p>innercoauthorsid_7979cbe0b03d11924da4a343d9f7ce8e</text:p>
          </table:table-cell>
          <table:table-cell office:value-type="string">
            <text:p>Vacca Federica</text:p>
          </table:table-cell>
          <table:table-cell/>
          <table:table-cell office:value-type="string">
            <text:p>innerCoAuthorsId</text:p>
          </table:table-cell>
          <table:table-cell office:value-type="float" office:value="48">
            <text:p>48</text:p>
          </table:table-cell>
          <table:table-cell office:value-type="string">
            <text:p>Assistant Professor</text:p>
          </table:table-cell>
          <table:table-cell office:value-type="string">
            <text:p>Vacca Federica</text:p>
          </table:table-cell>
          <table:table-cell office:value-type="string">
            <text:p>Design e Culture</text:p>
          </table:table-cell>
          <table:table-cell table:formula="of:=VLOOKUP([.G781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81];[Sheet2.$A$1:.$E$103];4;1)" office:value-type="string" office:string-value="ICAR/13 - Disegno Industriale">
            <text:p>ICAR/13 - Disegno Industriale</text:p>
          </table:table-cell>
          <table:table-cell table:formula="of:=VLOOKUP([.$G781];[Sheet2.$A$1:.$E$103];4;1)" office:value-type="string" office:string-value="ICAR/13 - Disegno Industriale">
            <text:p>ICAR/13 - Disegno Industriale</text:p>
          </table:table-cell>
          <table:table-cell table:formula="of:=VLOOKUP([.$G781];[Sheet2.$A$1:.$E$103];5;1)" office:value-type="string" office:string-value="https://orcid.org/0000-0001-5210-9356">
            <text:p>https://orcid.org/0000-0001-5210-9356</text:p>
          </table:table-cell>
        </table:table-row>
        <table:table-row table:style-name="ro2">
          <table:table-cell office:value-type="string">
            <text:p>innercoauthorsid_768a80c9c94df983a9d0a09eadf7c4ae</text:p>
          </table:table-cell>
          <table:table-cell office:value-type="string">
            <text:p>Vaghi Daniel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Vaghi Daniele</text:p>
          </table:table-cell>
          <table:table-cell office:value-type="string">
            <text:p>Not in design department</text:p>
          </table:table-cell>
          <table:table-cell table:formula="of:=VLOOKUP([.G782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82];[Sheet2.$A$1:.$E$103];4;1)" office:value-type="string" office:string-value="ICAR/13 - Disegno Industriale">
            <text:p>ICAR/13 - Disegno Industriale</text:p>
          </table:table-cell>
          <table:table-cell table:formula="of:=VLOOKUP([.$G782];[Sheet2.$A$1:.$E$103];4;1)" office:value-type="string" office:string-value="ICAR/13 - Disegno Industriale">
            <text:p>ICAR/13 - Disegno Industriale</text:p>
          </table:table-cell>
          <table:table-cell table:formula="of:=VLOOKUP([.$G782];[Sheet2.$A$1:.$E$103];5;1)" office:value-type="string" office:string-value="https://orcid.org/0000-0001-5210-9356">
            <text:p>https://orcid.org/0000-0001-5210-9356</text:p>
          </table:table-cell>
        </table:table-row>
        <table:table-row table:style-name="ro2">
          <table:table-cell office:value-type="string">
            <text:p>innercoauthorsid_75932e9edb03b25df4157f1df9bcf0a5</text:p>
          </table:table-cell>
          <table:table-cell office:value-type="string">
            <text:p>Vallicelli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Vallicelli Andrea</text:p>
          </table:table-cell>
          <table:table-cell office:value-type="string">
            <text:p>Not in design department</text:p>
          </table:table-cell>
          <table:table-cell table:formula="of:=VLOOKUP([.G783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83];[Sheet2.$A$1:.$E$103];4;1)" office:value-type="string" office:string-value="ICAR/13 - Disegno Industriale">
            <text:p>ICAR/13 - Disegno Industriale</text:p>
          </table:table-cell>
          <table:table-cell table:formula="of:=VLOOKUP([.$G783];[Sheet2.$A$1:.$E$103];4;1)" office:value-type="string" office:string-value="ICAR/13 - Disegno Industriale">
            <text:p>ICAR/13 - Disegno Industriale</text:p>
          </table:table-cell>
          <table:table-cell table:formula="of:=VLOOKUP([.$G783];[Sheet2.$A$1:.$E$103];5;1)" office:value-type="string" office:string-value="https://orcid.org/0000-0001-5210-9356">
            <text:p>https://orcid.org/0000-0001-5210-9356</text:p>
          </table:table-cell>
        </table:table-row>
        <table:table-row table:style-name="ro2">
          <table:table-cell office:value-type="string">
            <text:p>innercoauthorsid_e2fcc11406b92d78b9cc0945871a0985</text:p>
          </table:table-cell>
          <table:table-cell office:value-type="string">
            <text:p>Valsecchi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office:value-type="string">
            <text:p>Not in design department</text:p>
          </table:table-cell>
          <table:table-cell office:value-type="string">
            <text:p>Valsecchi Francesca</text:p>
          </table:table-cell>
          <table:table-cell office:value-type="string">
            <text:p>Not in design department</text:p>
          </table:table-cell>
          <table:table-cell table:formula="of:=VLOOKUP([.G784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84];[Sheet2.$A$1:.$E$103];4;1)" office:value-type="string" office:string-value="ICAR/13 - Disegno Industriale">
            <text:p>ICAR/13 - Disegno Industriale</text:p>
          </table:table-cell>
          <table:table-cell table:formula="of:=VLOOKUP([.$G784];[Sheet2.$A$1:.$E$103];4;1)" office:value-type="string" office:string-value="ICAR/13 - Disegno Industriale">
            <text:p>ICAR/13 - Disegno Industriale</text:p>
          </table:table-cell>
          <table:table-cell table:formula="of:=VLOOKUP([.$G784];[Sheet2.$A$1:.$E$103];5;1)" office:value-type="string" office:string-value="https://orcid.org/0000-0001-5210-9356">
            <text:p>https://orcid.org/0000-0001-5210-9356</text:p>
          </table:table-cell>
        </table:table-row>
        <table:table-row table:style-name="ro2">
          <table:table-cell office:value-type="string">
            <text:p>innercoauthorsid_45d67a1fd92f3594e01ad36ba2fb8ecd</text:p>
          </table:table-cell>
          <table:table-cell office:value-type="string">
            <text:p>Vanitkoopalangkul Korapan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Vanitkoopalangkul Korapan</text:p>
          </table:table-cell>
          <table:table-cell office:value-type="string">
            <text:p>Not in design department</text:p>
          </table:table-cell>
          <table:table-cell table:formula="of:=VLOOKUP([.G785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85];[Sheet2.$A$1:.$E$103];4;1)" office:value-type="string" office:string-value="ICAR/13 - Disegno Industriale">
            <text:p>ICAR/13 - Disegno Industriale</text:p>
          </table:table-cell>
          <table:table-cell table:formula="of:=VLOOKUP([.$G785];[Sheet2.$A$1:.$E$103];4;1)" office:value-type="string" office:string-value="ICAR/13 - Disegno Industriale">
            <text:p>ICAR/13 - Disegno Industriale</text:p>
          </table:table-cell>
          <table:table-cell table:formula="of:=VLOOKUP([.$G785];[Sheet2.$A$1:.$E$103];5;1)" office:value-type="string" office:string-value="https://orcid.org/0000-0001-5210-9356">
            <text:p>https://orcid.org/0000-0001-5210-9356</text:p>
          </table:table-cell>
        </table:table-row>
        <table:table-row table:style-name="ro2">
          <table:table-cell office:value-type="string">
            <text:p>innercoauthorsid_9f58828863890ce849fd5c332b99d0c8</text:p>
          </table:table-cell>
          <table:table-cell office:value-type="string">
            <text:p>Vanossi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Vanossi Andrea</text:p>
          </table:table-cell>
          <table:table-cell office:value-type="string">
            <text:p>Not in design department</text:p>
          </table:table-cell>
          <table:table-cell table:formula="of:=VLOOKUP([.G786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86];[Sheet2.$A$1:.$E$103];4;1)" office:value-type="string" office:string-value="ICAR/13 - Disegno Industriale">
            <text:p>ICAR/13 - Disegno Industriale</text:p>
          </table:table-cell>
          <table:table-cell table:formula="of:=VLOOKUP([.$G786];[Sheet2.$A$1:.$E$103];4;1)" office:value-type="string" office:string-value="ICAR/13 - Disegno Industriale">
            <text:p>ICAR/13 - Disegno Industriale</text:p>
          </table:table-cell>
          <table:table-cell table:formula="of:=VLOOKUP([.$G786];[Sheet2.$A$1:.$E$103];5;1)" office:value-type="string" office:string-value="https://orcid.org/0000-0001-5210-9356">
            <text:p>https://orcid.org/0000-0001-5210-9356</text:p>
          </table:table-cell>
        </table:table-row>
        <table:table-row table:style-name="ro2">
          <table:table-cell office:value-type="string">
            <text:p>innercoauthorsid_0eb4130299efa36fcf4628871b2bab7b</text:p>
          </table:table-cell>
          <table:table-cell office:value-type="string">
            <text:p>Vantini Simone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Vantini Simone</text:p>
          </table:table-cell>
          <table:table-cell office:value-type="string">
            <text:p>Not in design department</text:p>
          </table:table-cell>
          <table:table-cell table:formula="of:=VLOOKUP([.G787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87];[Sheet2.$A$1:.$E$103];4;1)" office:value-type="string" office:string-value="ICAR/13 - Disegno Industriale">
            <text:p>ICAR/13 - Disegno Industriale</text:p>
          </table:table-cell>
          <table:table-cell table:formula="of:=VLOOKUP([.$G787];[Sheet2.$A$1:.$E$103];4;1)" office:value-type="string" office:string-value="ICAR/13 - Disegno Industriale">
            <text:p>ICAR/13 - Disegno Industriale</text:p>
          </table:table-cell>
          <table:table-cell table:formula="of:=VLOOKUP([.$G787];[Sheet2.$A$1:.$E$103];5;1)" office:value-type="string" office:string-value="https://orcid.org/0000-0001-5210-9356">
            <text:p>https://orcid.org/0000-0001-5210-9356</text:p>
          </table:table-cell>
        </table:table-row>
        <table:table-row table:style-name="ro2">
          <table:table-cell office:value-type="string">
            <text:p>innercoauthorsid_667a602663aba508708d48a4c0f02d24</text:p>
          </table:table-cell>
          <table:table-cell office:value-type="string">
            <text:p>Varisco Lau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PhD student</text:p>
          </table:table-cell>
          <table:table-cell office:value-type="string">
            <text:p>Varisco Laura</text:p>
          </table:table-cell>
          <table:table-cell office:value-type="string">
            <text:p>No section</text:p>
          </table:table-cell>
          <table:table-cell table:formula="of:=VLOOKUP([.G788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88];[Sheet2.$A$1:.$E$103];4;1)" office:value-type="string" office:string-value="ICAR/13 - Disegno Industriale">
            <text:p>ICAR/13 - Disegno Industriale</text:p>
          </table:table-cell>
          <table:table-cell table:formula="of:=VLOOKUP([.$G788];[Sheet2.$A$1:.$E$103];4;1)" office:value-type="string" office:string-value="ICAR/13 - Disegno Industriale">
            <text:p>ICAR/13 - Disegno Industriale</text:p>
          </table:table-cell>
          <table:table-cell table:formula="of:=VLOOKUP([.$G788];[Sheet2.$A$1:.$E$103];5;1)" office:value-type="string" office:string-value="https://orcid.org/0000-0001-5210-9356">
            <text:p>https://orcid.org/0000-0001-5210-9356</text:p>
          </table:table-cell>
        </table:table-row>
        <table:table-row table:style-name="ro2">
          <table:table-cell office:value-type="string">
            <text:p>innercoauthorsid_e2f52326008eb43f150a36edf7a22974</text:p>
          </table:table-cell>
          <table:table-cell office:value-type="string">
            <text:p>Vecchi Viola Chia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Vecchi Viola Chiara</text:p>
          </table:table-cell>
          <table:table-cell office:value-type="string">
            <text:p>Not in design department</text:p>
          </table:table-cell>
          <table:table-cell table:formula="of:=VLOOKUP([.G789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89];[Sheet2.$A$1:.$E$103];4;1)" office:value-type="string" office:string-value="ICAR/13 - Disegno Industriale">
            <text:p>ICAR/13 - Disegno Industriale</text:p>
          </table:table-cell>
          <table:table-cell table:formula="of:=VLOOKUP([.$G789];[Sheet2.$A$1:.$E$103];4;1)" office:value-type="string" office:string-value="ICAR/13 - Disegno Industriale">
            <text:p>ICAR/13 - Disegno Industriale</text:p>
          </table:table-cell>
          <table:table-cell table:formula="of:=VLOOKUP([.$G789];[Sheet2.$A$1:.$E$103];5;1)" office:value-type="string" office:string-value="https://orcid.org/0000-0001-5210-9356">
            <text:p>https://orcid.org/0000-0001-5210-9356</text:p>
          </table:table-cell>
        </table:table-row>
        <table:table-row table:style-name="ro2">
          <table:table-cell office:value-type="string">
            <text:p>innercoauthorsid_83fff7b304e1089a3799a5fc195c33eb</text:p>
          </table:table-cell>
          <table:table-cell office:value-type="string">
            <text:p>Venditti Simon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office:value-type="string">
            <text:p>Not in design department</text:p>
          </table:table-cell>
          <table:table-cell office:value-type="string">
            <text:p>Venditti Simona</text:p>
          </table:table-cell>
          <table:table-cell office:value-type="string">
            <text:p>Not in design department</text:p>
          </table:table-cell>
          <table:table-cell table:formula="of:=VLOOKUP([.G790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90];[Sheet2.$A$1:.$E$103];4;1)" office:value-type="string" office:string-value="ICAR/13 - Disegno Industriale">
            <text:p>ICAR/13 - Disegno Industriale</text:p>
          </table:table-cell>
          <table:table-cell table:formula="of:=VLOOKUP([.$G790];[Sheet2.$A$1:.$E$103];4;1)" office:value-type="string" office:string-value="ICAR/13 - Disegno Industriale">
            <text:p>ICAR/13 - Disegno Industriale</text:p>
          </table:table-cell>
          <table:table-cell table:formula="of:=VLOOKUP([.$G790];[Sheet2.$A$1:.$E$103];5;1)" office:value-type="string" office:string-value="https://orcid.org/0000-0001-5210-9356">
            <text:p>https://orcid.org/0000-0001-5210-9356</text:p>
          </table:table-cell>
        </table:table-row>
        <table:table-row table:style-name="ro2">
          <table:table-cell office:value-type="string">
            <text:p>innercoauthorsid_7bb973ee17bae9bcfdc55800e8750b6e</text:p>
          </table:table-cell>
          <table:table-cell office:value-type="string">
            <text:p>Ventura Nico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Ventura Nicola</text:p>
          </table:table-cell>
          <table:table-cell office:value-type="string">
            <text:p>Not in design department</text:p>
          </table:table-cell>
          <table:table-cell table:formula="of:=VLOOKUP([.G791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91];[Sheet2.$A$1:.$E$103];4;1)" office:value-type="string" office:string-value="ICAR/13 - Disegno Industriale">
            <text:p>ICAR/13 - Disegno Industriale</text:p>
          </table:table-cell>
          <table:table-cell table:formula="of:=VLOOKUP([.$G791];[Sheet2.$A$1:.$E$103];4;1)" office:value-type="string" office:string-value="ICAR/13 - Disegno Industriale">
            <text:p>ICAR/13 - Disegno Industriale</text:p>
          </table:table-cell>
          <table:table-cell table:formula="of:=VLOOKUP([.$G791];[Sheet2.$A$1:.$E$103];5;1)" office:value-type="string" office:string-value="https://orcid.org/0000-0001-5210-9356">
            <text:p>https://orcid.org/0000-0001-5210-9356</text:p>
          </table:table-cell>
        </table:table-row>
        <table:table-row table:style-name="ro2">
          <table:table-cell office:value-type="string">
            <text:p>innercoauthorsid_1f36fa2ebf4945a1c9107d8ecd4ecc55</text:p>
          </table:table-cell>
          <table:table-cell office:value-type="string">
            <text:p>Vercesi Paolo Emili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Vercesi Paolo Emilio</text:p>
          </table:table-cell>
          <table:table-cell office:value-type="string">
            <text:p>Not in design department</text:p>
          </table:table-cell>
          <table:table-cell table:formula="of:=VLOOKUP([.G792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92];[Sheet2.$A$1:.$E$103];4;1)" office:value-type="string" office:string-value="ICAR/13 - Disegno Industriale">
            <text:p>ICAR/13 - Disegno Industriale</text:p>
          </table:table-cell>
          <table:table-cell table:formula="of:=VLOOKUP([.$G792];[Sheet2.$A$1:.$E$103];4;1)" office:value-type="string" office:string-value="ICAR/13 - Disegno Industriale">
            <text:p>ICAR/13 - Disegno Industriale</text:p>
          </table:table-cell>
          <table:table-cell table:formula="of:=VLOOKUP([.$G792];[Sheet2.$A$1:.$E$103];5;1)" office:value-type="string" office:string-value="https://orcid.org/0000-0001-5210-9356">
            <text:p>https://orcid.org/0000-0001-5210-9356</text:p>
          </table:table-cell>
        </table:table-row>
        <table:table-row table:style-name="ro2">
          <table:table-cell office:value-type="string">
            <text:p>innercoauthorsid_de7fc31789c35825aed50021ef30015d</text:p>
          </table:table-cell>
          <table:table-cell office:value-type="string">
            <text:p>Verganti Robert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Not in design department</text:p>
          </table:table-cell>
          <table:table-cell office:value-type="string">
            <text:p>Verganti Roberto</text:p>
          </table:table-cell>
          <table:table-cell office:value-type="string">
            <text:p>Not in design department</text:p>
          </table:table-cell>
          <table:table-cell table:formula="of:=VLOOKUP([.G793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93];[Sheet2.$A$1:.$E$103];4;1)" office:value-type="string" office:string-value="ICAR/13 - Disegno Industriale">
            <text:p>ICAR/13 - Disegno Industriale</text:p>
          </table:table-cell>
          <table:table-cell table:formula="of:=VLOOKUP([.$G793];[Sheet2.$A$1:.$E$103];4;1)" office:value-type="string" office:string-value="ICAR/13 - Disegno Industriale">
            <text:p>ICAR/13 - Disegno Industriale</text:p>
          </table:table-cell>
          <table:table-cell table:formula="of:=VLOOKUP([.$G793];[Sheet2.$A$1:.$E$103];5;1)" office:value-type="string" office:string-value="https://orcid.org/0000-0001-5210-9356">
            <text:p>https://orcid.org/0000-0001-5210-9356</text:p>
          </table:table-cell>
        </table:table-row>
        <table:table-row table:style-name="ro2">
          <table:table-cell office:value-type="string">
            <text:p>innercoauthorsid_d2a776b17fb0f409c940b0b2790f1964</text:p>
          </table:table-cell>
          <table:table-cell office:value-type="string">
            <text:p>Veronesi Eleonora</text:p>
          </table:table-cell>
          <table:table-cell/>
          <table:table-cell office:value-type="string">
            <text:p>innerCoAuthorsId</text:p>
          </table:table-cell>
          <table:table-cell office:value-type="float" office:value="15">
            <text:p>15</text:p>
          </table:table-cell>
          <table:table-cell office:value-type="string">
            <text:p>Not in design department</text:p>
          </table:table-cell>
          <table:table-cell office:value-type="string">
            <text:p>Veronesi Eleonora</text:p>
          </table:table-cell>
          <table:table-cell office:value-type="string">
            <text:p>Not in design department</text:p>
          </table:table-cell>
          <table:table-cell table:formula="of:=VLOOKUP([.G794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94];[Sheet2.$A$1:.$E$103];4;1)" office:value-type="string" office:string-value="ICAR/13 - Disegno Industriale">
            <text:p>ICAR/13 - Disegno Industriale</text:p>
          </table:table-cell>
          <table:table-cell table:formula="of:=VLOOKUP([.$G794];[Sheet2.$A$1:.$E$103];4;1)" office:value-type="string" office:string-value="ICAR/13 - Disegno Industriale">
            <text:p>ICAR/13 - Disegno Industriale</text:p>
          </table:table-cell>
          <table:table-cell table:formula="of:=VLOOKUP([.$G794];[Sheet2.$A$1:.$E$103];5;1)" office:value-type="string" office:string-value="https://orcid.org/0000-0001-5210-9356">
            <text:p>https://orcid.org/0000-0001-5210-9356</text:p>
          </table:table-cell>
        </table:table-row>
        <table:table-row table:style-name="ro2">
          <table:table-cell office:value-type="string">
            <text:p>innercoauthorsid_8d45dd156fb220d15f65b7d93d6d85d5</text:p>
          </table:table-cell>
          <table:table-cell office:value-type="string">
            <text:p>Vescia Giovann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Vescia Giovanni</text:p>
          </table:table-cell>
          <table:table-cell office:value-type="string">
            <text:p>Not in design department</text:p>
          </table:table-cell>
          <table:table-cell table:formula="of:=VLOOKUP([.G795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95];[Sheet2.$A$1:.$E$103];4;1)" office:value-type="string" office:string-value="ICAR/13 - Disegno Industriale">
            <text:p>ICAR/13 - Disegno Industriale</text:p>
          </table:table-cell>
          <table:table-cell table:formula="of:=VLOOKUP([.$G795];[Sheet2.$A$1:.$E$103];4;1)" office:value-type="string" office:string-value="ICAR/13 - Disegno Industriale">
            <text:p>ICAR/13 - Disegno Industriale</text:p>
          </table:table-cell>
          <table:table-cell table:formula="of:=VLOOKUP([.$G795];[Sheet2.$A$1:.$E$103];5;1)" office:value-type="string" office:string-value="https://orcid.org/0000-0001-5210-9356">
            <text:p>https://orcid.org/0000-0001-5210-9356</text:p>
          </table:table-cell>
        </table:table-row>
        <table:table-row table:style-name="ro2">
          <table:table-cell office:value-type="string">
            <text:p>innercoauthorsid_b5811a4cd7cda78e9c211240cbf9e961</text:p>
          </table:table-cell>
          <table:table-cell office:value-type="string">
            <text:p>Vezzani Valenti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Vezzani Valentina</text:p>
          </table:table-cell>
          <table:table-cell office:value-type="string">
            <text:p>Not in design department</text:p>
          </table:table-cell>
          <table:table-cell table:formula="of:=VLOOKUP([.G796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796];[Sheet2.$A$1:.$E$103];4;1)" office:value-type="string" office:string-value="ICAR/13 - Disegno Industriale">
            <text:p>ICAR/13 - Disegno Industriale</text:p>
          </table:table-cell>
          <table:table-cell table:formula="of:=VLOOKUP([.$G796];[Sheet2.$A$1:.$E$103];4;1)" office:value-type="string" office:string-value="ICAR/13 - Disegno Industriale">
            <text:p>ICAR/13 - Disegno Industriale</text:p>
          </table:table-cell>
          <table:table-cell table:formula="of:=VLOOKUP([.$G796];[Sheet2.$A$1:.$E$103];5;1)" office:value-type="string" office:string-value="https://orcid.org/0000-0001-5210-9356">
            <text:p>https://orcid.org/0000-0001-5210-9356</text:p>
          </table:table-cell>
        </table:table-row>
        <table:table-row table:style-name="ro2">
          <table:table-cell office:value-type="string">
            <text:p>innercoauthorsid_caaed36f0a23f4d044d66e0da3a3e67f</text:p>
          </table:table-cell>
          <table:table-cell office:value-type="string">
            <text:p>Vezzoli Carlo Arnaldo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Full Professor</text:p>
          </table:table-cell>
          <table:table-cell office:value-type="string">
            <text:p>Vezzoli Carlo Arnaldo</text:p>
          </table:table-cell>
          <table:table-cell office:value-type="string">
            <text:p>Design di Prodotti Strategie e Servizi</text:p>
          </table:table-cell>
          <table:table-cell table:formula="of:=VLOOKUP([.G797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797];[Sheet2.$A$1:.$E$103];4;1)" office:value-type="string" office:string-value="ICAR/13 - Disegno Industriale">
            <text:p>ICAR/13 - Disegno Industriale</text:p>
          </table:table-cell>
          <table:table-cell table:formula="of:=VLOOKUP([.$G797];[Sheet2.$A$1:.$E$103];4;1)" office:value-type="string" office:string-value="ICAR/13 - Disegno Industriale">
            <text:p>ICAR/13 - Disegno Industriale</text:p>
          </table:table-cell>
          <table:table-cell table:formula="of:=VLOOKUP([.$G797];[Sheet2.$A$1:.$E$103];5;1)" office:value-type="string" office:string-value="https://orcid.org/0000-0003-3792-3725">
            <text:p>https://orcid.org/0000-0003-3792-3725</text:p>
          </table:table-cell>
        </table:table-row>
        <table:table-row table:style-name="ro2">
          <table:table-cell office:value-type="string">
            <text:p>innercoauthorsid_cc3e0bf108af9a2c22a70fc0662368fa</text:p>
          </table:table-cell>
          <table:table-cell office:value-type="string">
            <text:p>Vicentini Federico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office:value-type="string">
            <text:p>Not in design department</text:p>
          </table:table-cell>
          <table:table-cell office:value-type="string">
            <text:p>Vicentini Federico</text:p>
          </table:table-cell>
          <table:table-cell office:value-type="string">
            <text:p>Not in design department</text:p>
          </table:table-cell>
          <table:table-cell table:formula="of:=VLOOKUP([.G798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798];[Sheet2.$A$1:.$E$103];4;1)" office:value-type="string" office:string-value="ICAR/13 - Disegno Industriale">
            <text:p>ICAR/13 - Disegno Industriale</text:p>
          </table:table-cell>
          <table:table-cell table:formula="of:=VLOOKUP([.$G798];[Sheet2.$A$1:.$E$103];4;1)" office:value-type="string" office:string-value="ICAR/13 - Disegno Industriale">
            <text:p>ICAR/13 - Disegno Industriale</text:p>
          </table:table-cell>
          <table:table-cell table:formula="of:=VLOOKUP([.$G798];[Sheet2.$A$1:.$E$103];5;1)" office:value-type="string" office:string-value="https://orcid.org/0000-0003-3792-3725">
            <text:p>https://orcid.org/0000-0003-3792-3725</text:p>
          </table:table-cell>
        </table:table-row>
        <table:table-row table:style-name="ro2">
          <table:table-cell office:value-type="string">
            <text:p>innercoauthorsid_d52f24d3653c2215f50367c957b5ab08</text:p>
          </table:table-cell>
          <table:table-cell office:value-type="string">
            <text:p>Vidari Federi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Vidari Federico</text:p>
          </table:table-cell>
          <table:table-cell office:value-type="string">
            <text:p>Not in design department</text:p>
          </table:table-cell>
          <table:table-cell table:formula="of:=VLOOKUP([.G799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799];[Sheet2.$A$1:.$E$103];4;1)" office:value-type="string" office:string-value="ICAR/13 - Disegno Industriale">
            <text:p>ICAR/13 - Disegno Industriale</text:p>
          </table:table-cell>
          <table:table-cell table:formula="of:=VLOOKUP([.$G799];[Sheet2.$A$1:.$E$103];4;1)" office:value-type="string" office:string-value="ICAR/13 - Disegno Industriale">
            <text:p>ICAR/13 - Disegno Industriale</text:p>
          </table:table-cell>
          <table:table-cell table:formula="of:=VLOOKUP([.$G799];[Sheet2.$A$1:.$E$103];5;1)" office:value-type="string" office:string-value="https://orcid.org/0000-0003-3792-3725">
            <text:p>https://orcid.org/0000-0003-3792-3725</text:p>
          </table:table-cell>
        </table:table-row>
        <table:table-row table:style-name="ro2">
          <table:table-cell office:value-type="string">
            <text:p>innercoauthorsid_812137091da3ed4dafd9778f288367b8</text:p>
          </table:table-cell>
          <table:table-cell office:value-type="string">
            <text:p>Vidari Pier Parid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Vidari Pier Paride</text:p>
          </table:table-cell>
          <table:table-cell office:value-type="string">
            <text:p>Not in design department</text:p>
          </table:table-cell>
          <table:table-cell table:formula="of:=VLOOKUP([.G800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800];[Sheet2.$A$1:.$E$103];4;1)" office:value-type="string" office:string-value="ICAR/13 - Disegno Industriale">
            <text:p>ICAR/13 - Disegno Industriale</text:p>
          </table:table-cell>
          <table:table-cell table:formula="of:=VLOOKUP([.$G800];[Sheet2.$A$1:.$E$103];4;1)" office:value-type="string" office:string-value="ICAR/13 - Disegno Industriale">
            <text:p>ICAR/13 - Disegno Industriale</text:p>
          </table:table-cell>
          <table:table-cell table:formula="of:=VLOOKUP([.$G800];[Sheet2.$A$1:.$E$103];5;1)" office:value-type="string" office:string-value="https://orcid.org/0000-0003-3792-3725">
            <text:p>https://orcid.org/0000-0003-3792-3725</text:p>
          </table:table-cell>
        </table:table-row>
        <table:table-row table:style-name="ro2">
          <table:table-cell office:value-type="string">
            <text:p>innercoauthorsid_3cb145de0875ed4cf4defeb5f8c48102</text:p>
          </table:table-cell>
          <table:table-cell office:value-type="string">
            <text:p>Vignati Arianna</text:p>
          </table:table-cell>
          <table:table-cell/>
          <table:table-cell office:value-type="string">
            <text:p>innerCoAuthorsId</text:p>
          </table:table-cell>
          <table:table-cell office:value-type="float" office:value="47">
            <text:p>47</text:p>
          </table:table-cell>
          <table:table-cell office:value-type="string">
            <text:p>Assistant Professor</text:p>
          </table:table-cell>
          <table:table-cell office:value-type="string">
            <text:p>Vignati Arianna</text:p>
          </table:table-cell>
          <table:table-cell office:value-type="string">
            <text:p>Design di Prodotti Strategie e Servizi</text:p>
          </table:table-cell>
          <table:table-cell table:formula="of:=VLOOKUP([.G801];[Sheet2.$A$1:.$E$103];2;1)" office:value-type="string" office:string-value="Ricercatore legge 240/10 - t.det. a tempo definito">
            <text:p>Ricercatore legge 240/10 - t.det. a tempo definito</text:p>
          </table:table-cell>
          <table:table-cell/>
          <table:table-cell table:formula="of:=VLOOKUP([.$G801];[Sheet2.$A$1:.$E$103];4;1)" office:value-type="string" office:string-value="ICAR/13 - Disegno Industriale">
            <text:p>ICAR/13 - Disegno Industriale</text:p>
          </table:table-cell>
          <table:table-cell table:formula="of:=VLOOKUP([.$G801];[Sheet2.$A$1:.$E$103];4;1)" office:value-type="string" office:string-value="ICAR/13 - Disegno Industriale">
            <text:p>ICAR/13 - Disegno Industriale</text:p>
          </table:table-cell>
          <table:table-cell table:formula="of:=VLOOKUP([.$G801];[Sheet2.$A$1:.$E$103];5;1)" office:value-type="string" office:string-value="https://orcid.org/0000-0002-5664-6631">
            <text:p>https://orcid.org/0000-0002-5664-6631</text:p>
          </table:table-cell>
        </table:table-row>
        <table:table-row table:style-name="ro2">
          <table:table-cell office:value-type="string">
            <text:p>innercoauthorsid_9f1dd9aa201fbcacca74a16183e46bf6</text:p>
          </table:table-cell>
          <table:table-cell office:value-type="string">
            <text:p>Vignati Giorgio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Not in design department</text:p>
          </table:table-cell>
          <table:table-cell office:value-type="string">
            <text:p>Vignati Giorgio</text:p>
          </table:table-cell>
          <table:table-cell office:value-type="string">
            <text:p>Not in design department</text:p>
          </table:table-cell>
          <table:table-cell table:formula="of:=VLOOKUP([.G802];[Sheet2.$A$1:.$E$103];2;1)" office:value-type="string" office:string-value="Ricercatore legge 240/10 - t.det. a tempo definito">
            <text:p>Ricercatore legge 240/10 - t.det. a tempo definito</text:p>
          </table:table-cell>
          <table:table-cell/>
          <table:table-cell table:formula="of:=VLOOKUP([.$G802];[Sheet2.$A$1:.$E$103];4;1)" office:value-type="string" office:string-value="ICAR/13 - Disegno Industriale">
            <text:p>ICAR/13 - Disegno Industriale</text:p>
          </table:table-cell>
          <table:table-cell table:formula="of:=VLOOKUP([.$G802];[Sheet2.$A$1:.$E$103];4;1)" office:value-type="string" office:string-value="ICAR/13 - Disegno Industriale">
            <text:p>ICAR/13 - Disegno Industriale</text:p>
          </table:table-cell>
          <table:table-cell table:formula="of:=VLOOKUP([.$G802];[Sheet2.$A$1:.$E$103];5;1)" office:value-type="string" office:string-value="https://orcid.org/0000-0002-5664-6631">
            <text:p>https://orcid.org/0000-0002-5664-6631</text:p>
          </table:table-cell>
        </table:table-row>
        <table:table-row table:style-name="ro2">
          <table:table-cell office:value-type="string">
            <text:p>innercoauthorsid_6d94e28a25364b3e5df77a83e79cf5f9</text:p>
          </table:table-cell>
          <table:table-cell office:value-type="string">
            <text:p>Villani Paola Maria Chia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Villani Paola Maria Chiara</text:p>
          </table:table-cell>
          <table:table-cell office:value-type="string">
            <text:p>Not in design department</text:p>
          </table:table-cell>
          <table:table-cell table:formula="of:=VLOOKUP([.G803];[Sheet2.$A$1:.$E$103];2;1)" office:value-type="string" office:string-value="Ricercatore legge 240/10 - t.det. a tempo definito">
            <text:p>Ricercatore legge 240/10 - t.det. a tempo definito</text:p>
          </table:table-cell>
          <table:table-cell/>
          <table:table-cell table:formula="of:=VLOOKUP([.$G803];[Sheet2.$A$1:.$E$103];4;1)" office:value-type="string" office:string-value="ICAR/13 - Disegno Industriale">
            <text:p>ICAR/13 - Disegno Industriale</text:p>
          </table:table-cell>
          <table:table-cell table:formula="of:=VLOOKUP([.$G803];[Sheet2.$A$1:.$E$103];4;1)" office:value-type="string" office:string-value="ICAR/13 - Disegno Industriale">
            <text:p>ICAR/13 - Disegno Industriale</text:p>
          </table:table-cell>
          <table:table-cell table:formula="of:=VLOOKUP([.$G803];[Sheet2.$A$1:.$E$103];5;1)" office:value-type="string" office:string-value="https://orcid.org/0000-0002-5664-6631">
            <text:p>https://orcid.org/0000-0002-5664-6631</text:p>
          </table:table-cell>
        </table:table-row>
        <table:table-row table:style-name="ro2">
          <table:table-cell office:value-type="string">
            <text:p>innercoauthorsid_6c78d145053e801d67fcac76a8fd82ab</text:p>
          </table:table-cell>
          <table:table-cell office:value-type="string">
            <text:p>Villari Beatrice</text:p>
          </table:table-cell>
          <table:table-cell/>
          <table:table-cell office:value-type="string">
            <text:p>innerCoAuthorsId</text:p>
          </table:table-cell>
          <table:table-cell office:value-type="float" office:value="79">
            <text:p>79</text:p>
          </table:table-cell>
          <table:table-cell office:value-type="string">
            <text:p>Assistant Professor</text:p>
          </table:table-cell>
          <table:table-cell office:value-type="string">
            <text:p>Villari Beatrice</text:p>
          </table:table-cell>
          <table:table-cell office:value-type="string">
            <text:p>Design di Prodotti Strategie e Servizi</text:p>
          </table:table-cell>
          <table:table-cell table:formula="of:=VLOOKUP([.G804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804];[Sheet2.$A$1:.$E$103];4;1)" office:value-type="string" office:string-value="ICAR/13 - Disegno Industriale">
            <text:p>ICAR/13 - Disegno Industriale</text:p>
          </table:table-cell>
          <table:table-cell table:formula="of:=VLOOKUP([.$G804];[Sheet2.$A$1:.$E$103];4;1)" office:value-type="string" office:string-value="ICAR/13 - Disegno Industriale">
            <text:p>ICAR/13 - Disegno Industriale</text:p>
          </table:table-cell>
          <table:table-cell table:formula="of:=VLOOKUP([.$G804];[Sheet2.$A$1:.$E$103];5;1)" office:value-type="string" office:string-value="https://orcid.org/0000-0003-0762-0432">
            <text:p>https://orcid.org/0000-0003-0762-0432</text:p>
          </table:table-cell>
        </table:table-row>
        <table:table-row table:style-name="ro2">
          <table:table-cell office:value-type="string">
            <text:p>innercoauthorsid_e55dc1043868d6912d065ed282488f0f</text:p>
          </table:table-cell>
          <table:table-cell office:value-type="string">
            <text:p>Visconti Maria Graz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Visconti Maria Grazia</text:p>
          </table:table-cell>
          <table:table-cell office:value-type="string">
            <text:p>Not in design department</text:p>
          </table:table-cell>
          <table:table-cell table:formula="of:=VLOOKUP([.G805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805];[Sheet2.$A$1:.$E$103];4;1)" office:value-type="string" office:string-value="ICAR/13 - Disegno Industriale">
            <text:p>ICAR/13 - Disegno Industriale</text:p>
          </table:table-cell>
          <table:table-cell table:formula="of:=VLOOKUP([.$G805];[Sheet2.$A$1:.$E$103];4;1)" office:value-type="string" office:string-value="ICAR/13 - Disegno Industriale">
            <text:p>ICAR/13 - Disegno Industriale</text:p>
          </table:table-cell>
          <table:table-cell table:formula="of:=VLOOKUP([.$G805];[Sheet2.$A$1:.$E$103];5;1)" office:value-type="string" office:string-value="https://orcid.org/0000-0003-0762-0432">
            <text:p>https://orcid.org/0000-0003-0762-0432</text:p>
          </table:table-cell>
        </table:table-row>
        <table:table-row table:style-name="ro2">
          <table:table-cell office:value-type="string">
            <text:p>innercoauthorsid_536450f188372a787b2d22887a200448</text:p>
          </table:table-cell>
          <table:table-cell office:value-type="string">
            <text:p>Visconti Pamela</text:p>
          </table:table-cell>
          <table:table-cell/>
          <table:table-cell office:value-type="string">
            <text:p>innerCoAuthorsId</text:p>
          </table:table-cell>
          <table:table-cell office:value-type="float" office:value="10">
            <text:p>10</text:p>
          </table:table-cell>
          <table:table-cell office:value-type="string">
            <text:p>Research Fellow</text:p>
          </table:table-cell>
          <table:table-cell office:value-type="string">
            <text:p>Visconti Pamela</text:p>
          </table:table-cell>
          <table:table-cell office:value-type="string">
            <text:p>No section</text:p>
          </table:table-cell>
          <table:table-cell table:formula="of:=VLOOKUP([.G806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806];[Sheet2.$A$1:.$E$103];4;1)" office:value-type="string" office:string-value="ICAR/13 - Disegno Industriale">
            <text:p>ICAR/13 - Disegno Industriale</text:p>
          </table:table-cell>
          <table:table-cell table:formula="of:=VLOOKUP([.$G806];[Sheet2.$A$1:.$E$103];4;1)" office:value-type="string" office:string-value="ICAR/13 - Disegno Industriale">
            <text:p>ICAR/13 - Disegno Industriale</text:p>
          </table:table-cell>
          <table:table-cell table:formula="of:=VLOOKUP([.$G806];[Sheet2.$A$1:.$E$103];5;1)" office:value-type="string" office:string-value="https://orcid.org/0000-0003-0762-0432">
            <text:p>https://orcid.org/0000-0003-0762-0432</text:p>
          </table:table-cell>
        </table:table-row>
        <table:table-row table:style-name="ro2">
          <table:table-cell office:value-type="string">
            <text:p>innercoauthorsid_46452c29a7bc6dee54d137824f810a3c</text:p>
          </table:table-cell>
          <table:table-cell office:value-type="string">
            <text:p>Vitale Anna Sere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PhD student</text:p>
          </table:table-cell>
          <table:table-cell office:value-type="string">
            <text:p>Vitale Anna Serena</text:p>
          </table:table-cell>
          <table:table-cell office:value-type="string">
            <text:p>No section</text:p>
          </table:table-cell>
          <table:table-cell table:formula="of:=VLOOKUP([.G807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807];[Sheet2.$A$1:.$E$103];4;1)" office:value-type="string" office:string-value="ICAR/13 - Disegno Industriale">
            <text:p>ICAR/13 - Disegno Industriale</text:p>
          </table:table-cell>
          <table:table-cell table:formula="of:=VLOOKUP([.$G807];[Sheet2.$A$1:.$E$103];4;1)" office:value-type="string" office:string-value="ICAR/13 - Disegno Industriale">
            <text:p>ICAR/13 - Disegno Industriale</text:p>
          </table:table-cell>
          <table:table-cell table:formula="of:=VLOOKUP([.$G807];[Sheet2.$A$1:.$E$103];5;1)" office:value-type="string" office:string-value="https://orcid.org/0000-0003-0762-0432">
            <text:p>https://orcid.org/0000-0003-0762-0432</text:p>
          </table:table-cell>
        </table:table-row>
        <table:table-row table:style-name="ro2">
          <table:table-cell office:value-type="string">
            <text:p>innercoauthorsid_212ab5b1c4590e9992eb1aebf243489a</text:p>
          </table:table-cell>
          <table:table-cell office:value-type="string">
            <text:p>Vitale Giovan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Vitale Giovanna</text:p>
          </table:table-cell>
          <table:table-cell office:value-type="string">
            <text:p>Not in design department</text:p>
          </table:table-cell>
          <table:table-cell table:formula="of:=VLOOKUP([.G808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808];[Sheet2.$A$1:.$E$103];4;1)" office:value-type="string" office:string-value="ICAR/13 - Disegno Industriale">
            <text:p>ICAR/13 - Disegno Industriale</text:p>
          </table:table-cell>
          <table:table-cell table:formula="of:=VLOOKUP([.$G808];[Sheet2.$A$1:.$E$103];4;1)" office:value-type="string" office:string-value="ICAR/13 - Disegno Industriale">
            <text:p>ICAR/13 - Disegno Industriale</text:p>
          </table:table-cell>
          <table:table-cell table:formula="of:=VLOOKUP([.$G808];[Sheet2.$A$1:.$E$103];5;1)" office:value-type="string" office:string-value="https://orcid.org/0000-0003-0762-0432">
            <text:p>https://orcid.org/0000-0003-0762-0432</text:p>
          </table:table-cell>
        </table:table-row>
        <table:table-row table:style-name="ro2">
          <table:table-cell office:value-type="string">
            <text:p>innercoauthorsid_2c4cd2ad8e0e0aa6c5542e66b80932d3</text:p>
          </table:table-cell>
          <table:table-cell office:value-type="string">
            <text:p>Vitale Mar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Vitale Marco</text:p>
          </table:table-cell>
          <table:table-cell office:value-type="string">
            <text:p>Not in design department</text:p>
          </table:table-cell>
          <table:table-cell table:formula="of:=VLOOKUP([.G809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809];[Sheet2.$A$1:.$E$103];4;1)" office:value-type="string" office:string-value="ICAR/13 - Disegno Industriale">
            <text:p>ICAR/13 - Disegno Industriale</text:p>
          </table:table-cell>
          <table:table-cell table:formula="of:=VLOOKUP([.$G809];[Sheet2.$A$1:.$E$103];4;1)" office:value-type="string" office:string-value="ICAR/13 - Disegno Industriale">
            <text:p>ICAR/13 - Disegno Industriale</text:p>
          </table:table-cell>
          <table:table-cell table:formula="of:=VLOOKUP([.$G809];[Sheet2.$A$1:.$E$103];5;1)" office:value-type="string" office:string-value="https://orcid.org/0000-0003-0762-0432">
            <text:p>https://orcid.org/0000-0003-0762-0432</text:p>
          </table:table-cell>
        </table:table-row>
        <table:table-row table:style-name="ro2">
          <table:table-cell office:value-type="string">
            <text:p>innercoauthorsid_36812999c9ebd775780b1356fe656161</text:p>
          </table:table-cell>
          <table:table-cell office:value-type="string">
            <text:p>Vitali Annamaria Andrea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office:value-type="string">
            <text:p>Not in design department</text:p>
          </table:table-cell>
          <table:table-cell office:value-type="string">
            <text:p>Vitali Annamaria Andrea</text:p>
          </table:table-cell>
          <table:table-cell office:value-type="string">
            <text:p>Not in design department</text:p>
          </table:table-cell>
          <table:table-cell table:formula="of:=VLOOKUP([.G810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810];[Sheet2.$A$1:.$E$103];4;1)" office:value-type="string" office:string-value="ICAR/13 - Disegno Industriale">
            <text:p>ICAR/13 - Disegno Industriale</text:p>
          </table:table-cell>
          <table:table-cell table:formula="of:=VLOOKUP([.$G810];[Sheet2.$A$1:.$E$103];4;1)" office:value-type="string" office:string-value="ICAR/13 - Disegno Industriale">
            <text:p>ICAR/13 - Disegno Industriale</text:p>
          </table:table-cell>
          <table:table-cell table:formula="of:=VLOOKUP([.$G810];[Sheet2.$A$1:.$E$103];5;1)" office:value-type="string" office:string-value="https://orcid.org/0000-0003-0762-0432">
            <text:p>https://orcid.org/0000-0003-0762-0432</text:p>
          </table:table-cell>
        </table:table-row>
        <table:table-row table:style-name="ro2">
          <table:table-cell office:value-type="string">
            <text:p>innercoauthorsid_12b3758364546b9c58e0627869acc7b9</text:p>
          </table:table-cell>
          <table:table-cell office:value-type="string">
            <text:p>Vitali Ilari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PhD student</text:p>
          </table:table-cell>
          <table:table-cell office:value-type="string">
            <text:p>Vitali Ilaria</text:p>
          </table:table-cell>
          <table:table-cell office:value-type="string">
            <text:p>No section</text:p>
          </table:table-cell>
          <table:table-cell table:formula="of:=VLOOKUP([.G811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811];[Sheet2.$A$1:.$E$103];4;1)" office:value-type="string" office:string-value="ICAR/13 - Disegno Industriale">
            <text:p>ICAR/13 - Disegno Industriale</text:p>
          </table:table-cell>
          <table:table-cell table:formula="of:=VLOOKUP([.$G811];[Sheet2.$A$1:.$E$103];4;1)" office:value-type="string" office:string-value="ICAR/13 - Disegno Industriale">
            <text:p>ICAR/13 - Disegno Industriale</text:p>
          </table:table-cell>
          <table:table-cell table:formula="of:=VLOOKUP([.$G811];[Sheet2.$A$1:.$E$103];5;1)" office:value-type="string" office:string-value="https://orcid.org/0000-0003-0762-0432">
            <text:p>https://orcid.org/0000-0003-0762-0432</text:p>
          </table:table-cell>
        </table:table-row>
        <table:table-row table:style-name="ro2">
          <table:table-cell office:value-type="string">
            <text:p>innercoauthorsid_e7e0e7efbc9d7431ef0040d5f23d049a</text:p>
          </table:table-cell>
          <table:table-cell office:value-type="string">
            <text:p>Vitola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Vitola Francesco</text:p>
          </table:table-cell>
          <table:table-cell office:value-type="string">
            <text:p>Not in design department</text:p>
          </table:table-cell>
          <table:table-cell table:formula="of:=VLOOKUP([.G812];[Sheet2.$A$1:.$E$103];2;1)" office:value-type="string" office:string-value="Ricercatore legge 240/10 - t.det. a tempo pieno">
            <text:p>Ricercatore legge 240/10 - t.det. a tempo pieno</text:p>
          </table:table-cell>
          <table:table-cell/>
          <table:table-cell table:formula="of:=VLOOKUP([.$G812];[Sheet2.$A$1:.$E$103];4;1)" office:value-type="string" office:string-value="ICAR/13 - Disegno Industriale">
            <text:p>ICAR/13 - Disegno Industriale</text:p>
          </table:table-cell>
          <table:table-cell table:formula="of:=VLOOKUP([.$G812];[Sheet2.$A$1:.$E$103];4;1)" office:value-type="string" office:string-value="ICAR/13 - Disegno Industriale">
            <text:p>ICAR/13 - Disegno Industriale</text:p>
          </table:table-cell>
          <table:table-cell table:formula="of:=VLOOKUP([.$G812];[Sheet2.$A$1:.$E$103];5;1)" office:value-type="string" office:string-value="https://orcid.org/0000-0003-0762-0432">
            <text:p>https://orcid.org/0000-0003-0762-0432</text:p>
          </table:table-cell>
        </table:table-row>
        <table:table-row table:style-name="ro2">
          <table:table-cell office:value-type="string">
            <text:p>innercoauthorsid_69e177550def211604fc55a335ed0a55</text:p>
          </table:table-cell>
          <table:table-cell office:value-type="string">
            <text:p>Volonte' Paolo Gaetano</text:p>
          </table:table-cell>
          <table:table-cell/>
          <table:table-cell office:value-type="string">
            <text:p>innerCoAuthorsId</text:p>
          </table:table-cell>
          <table:table-cell office:value-type="float" office:value="99">
            <text:p>99</text:p>
          </table:table-cell>
          <table:table-cell office:value-type="string">
            <text:p>Associate Professor</text:p>
          </table:table-cell>
          <table:table-cell office:value-type="string">
            <text:p>Volonte' Paolo Gaetano</text:p>
          </table:table-cell>
          <table:table-cell office:value-type="string">
            <text:p>Design di Prodotti Strategie e Servizi</text:p>
          </table:table-cell>
          <table:table-cell table:formula="of:=VLOOKUP([.G81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13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13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13];[Sheet2.$A$1:.$E$103];5;1)" office:value-type="string" office:string-value="https://orcid.org/0000-0002-8132-4095">
            <text:p>https://orcid.org/0000-0002-8132-4095</text:p>
          </table:table-cell>
        </table:table-row>
        <table:table-row table:style-name="ro2">
          <table:table-cell office:value-type="string">
            <text:p>innercoauthorsid_b4d8f5cc2267bdc0555b636db9008c73</text:p>
          </table:table-cell>
          <table:table-cell office:value-type="string">
            <text:p>Volonterio Riccard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Volonterio Riccardo</text:p>
          </table:table-cell>
          <table:table-cell office:value-type="string">
            <text:p>Not in design department</text:p>
          </table:table-cell>
          <table:table-cell table:formula="of:=VLOOKUP([.G81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14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14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14];[Sheet2.$A$1:.$E$103];5;1)" office:value-type="string" office:string-value="https://orcid.org/0000-0002-8132-4095">
            <text:p>https://orcid.org/0000-0002-8132-4095</text:p>
          </table:table-cell>
        </table:table-row>
        <table:table-row table:style-name="ro2">
          <table:table-cell office:value-type="string">
            <text:p>innercoauthorsid_99f4c76be2a74047adeb5b1828200754</text:p>
          </table:table-cell>
          <table:table-cell office:value-type="string">
            <text:p>Voltaggio Ernes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Voltaggio Ernesto</text:p>
          </table:table-cell>
          <table:table-cell office:value-type="string">
            <text:p>Not in design department</text:p>
          </table:table-cell>
          <table:table-cell table:formula="of:=VLOOKUP([.G81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15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15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15];[Sheet2.$A$1:.$E$103];5;1)" office:value-type="string" office:string-value="https://orcid.org/0000-0002-8132-4095">
            <text:p>https://orcid.org/0000-0002-8132-4095</text:p>
          </table:table-cell>
        </table:table-row>
        <table:table-row table:style-name="ro2">
          <table:table-cell office:value-type="string">
            <text:p>innercoauthorsid_3bd7b2c7a5c900c34447611d8011d62a</text:p>
          </table:table-cell>
          <table:table-cell office:value-type="string">
            <text:p>Witkowska Izabe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Witkowska Izabela</text:p>
          </table:table-cell>
          <table:table-cell office:value-type="string">
            <text:p>Not in design department</text:p>
          </table:table-cell>
          <table:table-cell table:formula="of:=VLOOKUP([.G81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16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16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16];[Sheet2.$A$1:.$E$103];5;1)" office:value-type="string" office:string-value="https://orcid.org/0000-0002-8132-4095">
            <text:p>https://orcid.org/0000-0002-8132-4095</text:p>
          </table:table-cell>
        </table:table-row>
        <table:table-row table:style-name="ro2">
          <table:table-cell office:value-type="string">
            <text:p>innercoauthorsid_4d9916b39fa2939f672569159e47e2bb</text:p>
          </table:table-cell>
          <table:table-cell office:value-type="string">
            <text:p>Wu Yichen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PhD student</text:p>
          </table:table-cell>
          <table:table-cell office:value-type="string">
            <text:p>Wu Yichen</text:p>
          </table:table-cell>
          <table:table-cell office:value-type="string">
            <text:p>No section</text:p>
          </table:table-cell>
          <table:table-cell table:formula="of:=VLOOKUP([.G81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17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17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17];[Sheet2.$A$1:.$E$103];5;1)" office:value-type="string" office:string-value="https://orcid.org/0000-0002-8132-4095">
            <text:p>https://orcid.org/0000-0002-8132-4095</text:p>
          </table:table-cell>
        </table:table-row>
        <table:table-row table:style-name="ro2">
          <table:table-cell office:value-type="string">
            <text:p>innercoauthorsid_654bda56af091dd789ff3b46ab2c5626</text:p>
          </table:table-cell>
          <table:table-cell office:value-type="string">
            <text:p>Yeldan Oznur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Yeldan Oznur</text:p>
          </table:table-cell>
          <table:table-cell office:value-type="string">
            <text:p>Not in design department</text:p>
          </table:table-cell>
          <table:table-cell table:formula="of:=VLOOKUP([.G81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18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18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18];[Sheet2.$A$1:.$E$103];5;1)" office:value-type="string" office:string-value="https://orcid.org/0000-0002-8132-4095">
            <text:p>https://orcid.org/0000-0002-8132-4095</text:p>
          </table:table-cell>
        </table:table-row>
        <table:table-row table:style-name="ro2">
          <table:table-cell office:value-type="string">
            <text:p>innercoauthorsid_254ae66a44d975e1d69a98fbb9d16ace</text:p>
          </table:table-cell>
          <table:table-cell office:value-type="string">
            <text:p>Yin Liang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PhD student</text:p>
          </table:table-cell>
          <table:table-cell office:value-type="string">
            <text:p>Yin Liang</text:p>
          </table:table-cell>
          <table:table-cell office:value-type="string">
            <text:p>No section</text:p>
          </table:table-cell>
          <table:table-cell table:formula="of:=VLOOKUP([.G81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19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19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19];[Sheet2.$A$1:.$E$103];5;1)" office:value-type="string" office:string-value="https://orcid.org/0000-0002-8132-4095">
            <text:p>https://orcid.org/0000-0002-8132-4095</text:p>
          </table:table-cell>
        </table:table-row>
        <table:table-row table:style-name="ro2">
          <table:table-cell office:value-type="string">
            <text:p>innercoauthorsid_6b0e6b1e66828d3c336a550deaae9670</text:p>
          </table:table-cell>
          <table:table-cell office:value-type="string">
            <text:p>Zambarbieri Daniel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Zambarbieri Daniela</text:p>
          </table:table-cell>
          <table:table-cell office:value-type="string">
            <text:p>Not in design department</text:p>
          </table:table-cell>
          <table:table-cell table:formula="of:=VLOOKUP([.G82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20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20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20];[Sheet2.$A$1:.$E$103];5;1)" office:value-type="string" office:string-value="https://orcid.org/0000-0002-8132-4095">
            <text:p>https://orcid.org/0000-0002-8132-4095</text:p>
          </table:table-cell>
        </table:table-row>
        <table:table-row table:style-name="ro2">
          <table:table-cell office:value-type="string">
            <text:p>innercoauthorsid_63afb19fbc26af30c2c5c9e45b0ca23c</text:p>
          </table:table-cell>
          <table:table-cell office:value-type="string">
            <text:p>Zambelli Margherit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Zambelli Margherita</text:p>
          </table:table-cell>
          <table:table-cell office:value-type="string">
            <text:p>Not in design department</text:p>
          </table:table-cell>
          <table:table-cell table:formula="of:=VLOOKUP([.G82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21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21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21];[Sheet2.$A$1:.$E$103];5;1)" office:value-type="string" office:string-value="https://orcid.org/0000-0002-8132-4095">
            <text:p>https://orcid.org/0000-0002-8132-4095</text:p>
          </table:table-cell>
        </table:table-row>
        <table:table-row table:style-name="ro2">
          <table:table-cell office:value-type="string">
            <text:p>innercoauthorsid_1aad87d502197821ac9247bb7becd56c</text:p>
          </table:table-cell>
          <table:table-cell office:value-type="string">
            <text:p>Zanero Stef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Zanero Stefano</text:p>
          </table:table-cell>
          <table:table-cell office:value-type="string">
            <text:p>Not in design department</text:p>
          </table:table-cell>
          <table:table-cell table:formula="of:=VLOOKUP([.G82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22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22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22];[Sheet2.$A$1:.$E$103];5;1)" office:value-type="string" office:string-value="https://orcid.org/0000-0002-8132-4095">
            <text:p>https://orcid.org/0000-0002-8132-4095</text:p>
          </table:table-cell>
        </table:table-row>
        <table:table-row table:style-name="ro2">
          <table:table-cell office:value-type="string">
            <text:p>innercoauthorsid_4d549c361568cbe1e4f8422671adc78e</text:p>
          </table:table-cell>
          <table:table-cell office:value-type="string">
            <text:p>Zanetti Cristi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Zanetti Cristiano</text:p>
          </table:table-cell>
          <table:table-cell office:value-type="string">
            <text:p>Not in design department</text:p>
          </table:table-cell>
          <table:table-cell table:formula="of:=VLOOKUP([.G82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23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23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23];[Sheet2.$A$1:.$E$103];5;1)" office:value-type="string" office:string-value="https://orcid.org/0000-0002-8132-4095">
            <text:p>https://orcid.org/0000-0002-8132-4095</text:p>
          </table:table-cell>
        </table:table-row>
        <table:table-row table:style-name="ro2">
          <table:table-cell office:value-type="string">
            <text:p>innercoauthorsid_b31e4c506198b2b955a95eda17019b89</text:p>
          </table:table-cell>
          <table:table-cell office:value-type="string">
            <text:p>Zangheri Paol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Zangheri Paolo</text:p>
          </table:table-cell>
          <table:table-cell office:value-type="string">
            <text:p>Not in design department</text:p>
          </table:table-cell>
          <table:table-cell table:formula="of:=VLOOKUP([.G824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24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24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24];[Sheet2.$A$1:.$E$103];5;1)" office:value-type="string" office:string-value="https://orcid.org/0000-0002-8132-4095">
            <text:p>https://orcid.org/0000-0002-8132-4095</text:p>
          </table:table-cell>
        </table:table-row>
        <table:table-row table:style-name="ro2">
          <table:table-cell office:value-type="string">
            <text:p>innercoauthorsid_a90aa9ab1f3d724245e247cd1e08f872</text:p>
          </table:table-cell>
          <table:table-cell office:value-type="string">
            <text:p>Zannoni Michel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Zannoni Michele</text:p>
          </table:table-cell>
          <table:table-cell office:value-type="string">
            <text:p>Not in design department</text:p>
          </table:table-cell>
          <table:table-cell table:formula="of:=VLOOKUP([.G825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25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25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25];[Sheet2.$A$1:.$E$103];5;1)" office:value-type="string" office:string-value="https://orcid.org/0000-0002-8132-4095">
            <text:p>https://orcid.org/0000-0002-8132-4095</text:p>
          </table:table-cell>
        </table:table-row>
        <table:table-row table:style-name="ro2">
          <table:table-cell office:value-type="string">
            <text:p>innercoauthorsid_b3836a5b54d319d1e0714a58394a442c</text:p>
          </table:table-cell>
          <table:table-cell office:value-type="string">
            <text:p>Zanola Fabio Dona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Zanola Fabio Donato</text:p>
          </table:table-cell>
          <table:table-cell office:value-type="string">
            <text:p>Not in design department</text:p>
          </table:table-cell>
          <table:table-cell table:formula="of:=VLOOKUP([.G826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26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26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26];[Sheet2.$A$1:.$E$103];5;1)" office:value-type="string" office:string-value="https://orcid.org/0000-0002-8132-4095">
            <text:p>https://orcid.org/0000-0002-8132-4095</text:p>
          </table:table-cell>
        </table:table-row>
        <table:table-row table:style-name="ro2">
          <table:table-cell office:value-type="string">
            <text:p>innercoauthorsid_99f4fba36131cde17b132cb130c42f4e</text:p>
          </table:table-cell>
          <table:table-cell office:value-type="string">
            <text:p>Zanolla Mancini Anna Sa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Zanolla Mancini Anna Sara</text:p>
          </table:table-cell>
          <table:table-cell office:value-type="string">
            <text:p>Not in design department</text:p>
          </table:table-cell>
          <table:table-cell table:formula="of:=VLOOKUP([.G827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27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27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27];[Sheet2.$A$1:.$E$103];5;1)" office:value-type="string" office:string-value="https://orcid.org/0000-0002-8132-4095">
            <text:p>https://orcid.org/0000-0002-8132-4095</text:p>
          </table:table-cell>
        </table:table-row>
        <table:table-row table:style-name="ro2">
          <table:table-cell office:value-type="string">
            <text:p>innercoauthorsid_c86c513f0b6ca7d1ecab533bf43d39e9</text:p>
          </table:table-cell>
          <table:table-cell office:value-type="string">
            <text:p>Zanzi Luigi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Zanzi Luigi</text:p>
          </table:table-cell>
          <table:table-cell office:value-type="string">
            <text:p>Not in design department</text:p>
          </table:table-cell>
          <table:table-cell table:formula="of:=VLOOKUP([.G828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28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28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28];[Sheet2.$A$1:.$E$103];5;1)" office:value-type="string" office:string-value="https://orcid.org/0000-0002-8132-4095">
            <text:p>https://orcid.org/0000-0002-8132-4095</text:p>
          </table:table-cell>
        </table:table-row>
        <table:table-row table:style-name="ro2">
          <table:table-cell office:value-type="string">
            <text:p>innercoauthorsid_626466d0d3b1d18b7dfa122650df871b</text:p>
          </table:table-cell>
          <table:table-cell office:value-type="string">
            <text:p>Zanzottera Ferdinand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Not in design department</text:p>
          </table:table-cell>
          <table:table-cell office:value-type="string">
            <text:p>Zanzottera Ferdinando</text:p>
          </table:table-cell>
          <table:table-cell office:value-type="string">
            <text:p>Not in design department</text:p>
          </table:table-cell>
          <table:table-cell table:formula="of:=VLOOKUP([.G829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29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29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29];[Sheet2.$A$1:.$E$103];5;1)" office:value-type="string" office:string-value="https://orcid.org/0000-0002-8132-4095">
            <text:p>https://orcid.org/0000-0002-8132-4095</text:p>
          </table:table-cell>
        </table:table-row>
        <table:table-row table:style-name="ro2">
          <table:table-cell office:value-type="string">
            <text:p>innercoauthorsid_beef21727e30cb2a9a3bafd10c019c51</text:p>
          </table:table-cell>
          <table:table-cell office:value-type="string">
            <text:p>Zasso Alber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Not in design department</text:p>
          </table:table-cell>
          <table:table-cell office:value-type="string">
            <text:p>Zasso Alberto</text:p>
          </table:table-cell>
          <table:table-cell office:value-type="string">
            <text:p>Not in design department</text:p>
          </table:table-cell>
          <table:table-cell table:formula="of:=VLOOKUP([.G830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30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30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30];[Sheet2.$A$1:.$E$103];5;1)" office:value-type="string" office:string-value="https://orcid.org/0000-0002-8132-4095">
            <text:p>https://orcid.org/0000-0002-8132-4095</text:p>
          </table:table-cell>
        </table:table-row>
        <table:table-row table:style-name="ro2">
          <table:table-cell office:value-type="string">
            <text:p>innercoauthorsid_34c16898a764e20f8444d5e4688112e9</text:p>
          </table:table-cell>
          <table:table-cell office:value-type="string">
            <text:p>Zhou Ziyu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PhD student</text:p>
          </table:table-cell>
          <table:table-cell office:value-type="string">
            <text:p>Zhou Ziyu</text:p>
          </table:table-cell>
          <table:table-cell office:value-type="string">
            <text:p>No section</text:p>
          </table:table-cell>
          <table:table-cell table:formula="of:=VLOOKUP([.G831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31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31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31];[Sheet2.$A$1:.$E$103];5;1)" office:value-type="string" office:string-value="https://orcid.org/0000-0002-8132-4095">
            <text:p>https://orcid.org/0000-0002-8132-4095</text:p>
          </table:table-cell>
        </table:table-row>
        <table:table-row table:style-name="ro2">
          <table:table-cell office:value-type="string">
            <text:p>innercoauthorsid_83460659537eb1bd9a0c96ea6f49c732</text:p>
          </table:table-cell>
          <table:table-cell office:value-type="string">
            <text:p>Zilvetti Mar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Zilvetti Marco</text:p>
          </table:table-cell>
          <table:table-cell office:value-type="string">
            <text:p>Not in design department</text:p>
          </table:table-cell>
          <table:table-cell table:formula="of:=VLOOKUP([.G832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32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32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32];[Sheet2.$A$1:.$E$103];5;1)" office:value-type="string" office:string-value="https://orcid.org/0000-0002-8132-4095">
            <text:p>https://orcid.org/0000-0002-8132-4095</text:p>
          </table:table-cell>
        </table:table-row>
        <table:table-row table:style-name="ro2">
          <table:table-cell office:value-type="string">
            <text:p>innercoauthorsid_1fb77c1dbb4daaf01464912b59803db2</text:p>
          </table:table-cell>
          <table:table-cell office:value-type="string">
            <text:p>Zindato Danil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Zindato Danila</text:p>
          </table:table-cell>
          <table:table-cell office:value-type="string">
            <text:p>Not in design department</text:p>
          </table:table-cell>
          <table:table-cell table:formula="of:=VLOOKUP([.G833];[Sheet2.$A$1:.$E$103];2;1)" office:value-type="string" office:string-value="Professore associato a tempo pieno">
            <text:p>Professore associato a tempo pieno</text:p>
          </table:table-cell>
          <table:table-cell/>
          <table:table-cell table:formula="of:=VLOOKUP([.$G833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33];[Sheet2.$A$1:.$E$103];4;1)" office:value-type="string" office:string-value="SPS/08 - Sociologia Dei Processi Culturali E Comunicativi">
            <text:p>SPS/08 - Sociologia Dei Processi Culturali E Comunicativi</text:p>
          </table:table-cell>
          <table:table-cell table:formula="of:=VLOOKUP([.$G833];[Sheet2.$A$1:.$E$103];5;1)" office:value-type="string" office:string-value="https://orcid.org/0000-0002-8132-4095">
            <text:p>https://orcid.org/0000-0002-8132-4095</text:p>
          </table:table-cell>
        </table:table-row>
        <table:table-row table:style-name="ro2">
          <table:table-cell office:value-type="string">
            <text:p>innercoauthorsid_4f17ebe8873af2e6292c8e0e81899a04</text:p>
          </table:table-cell>
          <table:table-cell office:value-type="string">
            <text:p>Zingale Salvatore</text:p>
          </table:table-cell>
          <table:table-cell/>
          <table:table-cell office:value-type="string">
            <text:p>innerCoAuthorsId</text:p>
          </table:table-cell>
          <table:table-cell office:value-type="float" office:value="85">
            <text:p>85</text:p>
          </table:table-cell>
          <table:table-cell office:value-type="string">
            <text:p>Assistant Professor</text:p>
          </table:table-cell>
          <table:table-cell office:value-type="string">
            <text:p>Zingale Salvatore</text:p>
          </table:table-cell>
          <table:table-cell office:value-type="string">
            <text:p>Design e Culture</text:p>
          </table:table-cell>
          <table:table-cell table:formula="of:=VLOOKUP([.G834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834];[Sheet2.$A$1:.$E$103];4;1)" office:value-type="string" office:string-value="M-FIL/05 - Filosofia E Teoria Dei Linguaggi">
            <text:p>M-FIL/05 - Filosofia E Teoria Dei Linguaggi</text:p>
          </table:table-cell>
          <table:table-cell table:formula="of:=VLOOKUP([.$G834];[Sheet2.$A$1:.$E$103];4;1)" office:value-type="string" office:string-value="M-FIL/05 - Filosofia E Teoria Dei Linguaggi">
            <text:p>M-FIL/05 - Filosofia E Teoria Dei Linguaggi</text:p>
          </table:table-cell>
          <table:table-cell table:formula="of:=VLOOKUP([.$G834];[Sheet2.$A$1:.$E$103];5;1)" office:value-type="string" office:string-value="https://orcid.org/0000-0002-1020-9276">
            <text:p>https://orcid.org/0000-0002-1020-9276</text:p>
          </table:table-cell>
        </table:table-row>
        <table:table-row table:style-name="ro2">
          <table:table-cell office:value-type="string">
            <text:p>innercoauthorsid_9925c4a0ba98446faa164de830d482e4</text:p>
          </table:table-cell>
          <table:table-cell office:value-type="string">
            <text:p>Zinzone Martin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Zinzone Martino</text:p>
          </table:table-cell>
          <table:table-cell office:value-type="string">
            <text:p>Not in design department</text:p>
          </table:table-cell>
          <table:table-cell table:formula="of:=VLOOKUP([.G835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835];[Sheet2.$A$1:.$E$103];4;1)" office:value-type="string" office:string-value="M-FIL/05 - Filosofia E Teoria Dei Linguaggi">
            <text:p>M-FIL/05 - Filosofia E Teoria Dei Linguaggi</text:p>
          </table:table-cell>
          <table:table-cell table:formula="of:=VLOOKUP([.$G835];[Sheet2.$A$1:.$E$103];4;1)" office:value-type="string" office:string-value="M-FIL/05 - Filosofia E Teoria Dei Linguaggi">
            <text:p>M-FIL/05 - Filosofia E Teoria Dei Linguaggi</text:p>
          </table:table-cell>
          <table:table-cell table:formula="of:=VLOOKUP([.$G835];[Sheet2.$A$1:.$E$103];5;1)" office:value-type="string" office:string-value="https://orcid.org/0000-0002-1020-9276">
            <text:p>https://orcid.org/0000-0002-1020-9276</text:p>
          </table:table-cell>
        </table:table-row>
        <table:table-row table:style-name="ro2">
          <table:table-cell office:value-type="string">
            <text:p>innercoauthorsid_2470fab32050e4b2400cea20928cb183</text:p>
          </table:table-cell>
          <table:table-cell office:value-type="string">
            <text:p>Zio Enri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Not in design department</text:p>
          </table:table-cell>
          <table:table-cell office:value-type="string">
            <text:p>Zio Enrico</text:p>
          </table:table-cell>
          <table:table-cell office:value-type="string">
            <text:p>Not in design department</text:p>
          </table:table-cell>
          <table:table-cell table:formula="of:=VLOOKUP([.G836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836];[Sheet2.$A$1:.$E$103];4;1)" office:value-type="string" office:string-value="M-FIL/05 - Filosofia E Teoria Dei Linguaggi">
            <text:p>M-FIL/05 - Filosofia E Teoria Dei Linguaggi</text:p>
          </table:table-cell>
          <table:table-cell table:formula="of:=VLOOKUP([.$G836];[Sheet2.$A$1:.$E$103];4;1)" office:value-type="string" office:string-value="M-FIL/05 - Filosofia E Teoria Dei Linguaggi">
            <text:p>M-FIL/05 - Filosofia E Teoria Dei Linguaggi</text:p>
          </table:table-cell>
          <table:table-cell table:formula="of:=VLOOKUP([.$G836];[Sheet2.$A$1:.$E$103];5;1)" office:value-type="string" office:string-value="https://orcid.org/0000-0002-1020-9276">
            <text:p>https://orcid.org/0000-0002-1020-9276</text:p>
          </table:table-cell>
        </table:table-row>
        <table:table-row table:style-name="ro2">
          <table:table-cell office:value-type="string">
            <text:p>innercoauthorsid_636758721973f3c80c40d6abe3d6cabb</text:p>
          </table:table-cell>
          <table:table-cell office:value-type="string">
            <text:p>Zucchi Cino Paolo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office:value-type="string">
            <text:p>Not in design department</text:p>
          </table:table-cell>
          <table:table-cell office:value-type="string">
            <text:p>Zucchi Cino Paolo</text:p>
          </table:table-cell>
          <table:table-cell office:value-type="string">
            <text:p>Not in design department</text:p>
          </table:table-cell>
          <table:table-cell table:formula="of:=VLOOKUP([.G837];[Sheet2.$A$1:.$E$103];2;1)" office:value-type="string" office:string-value="Ricercatore universitario a tempo pieno">
            <text:p>Ricercatore universitario a tempo pieno</text:p>
          </table:table-cell>
          <table:table-cell/>
          <table:table-cell table:formula="of:=VLOOKUP([.$G837];[Sheet2.$A$1:.$E$103];4;1)" office:value-type="string" office:string-value="M-FIL/05 - Filosofia E Teoria Dei Linguaggi">
            <text:p>M-FIL/05 - Filosofia E Teoria Dei Linguaggi</text:p>
          </table:table-cell>
          <table:table-cell table:formula="of:=VLOOKUP([.$G837];[Sheet2.$A$1:.$E$103];4;1)" office:value-type="string" office:string-value="M-FIL/05 - Filosofia E Teoria Dei Linguaggi">
            <text:p>M-FIL/05 - Filosofia E Teoria Dei Linguaggi</text:p>
          </table:table-cell>
          <table:table-cell table:formula="of:=VLOOKUP([.$G837];[Sheet2.$A$1:.$E$103];5;1)" office:value-type="string" office:string-value="https://orcid.org/0000-0002-1020-9276">
            <text:p>https://orcid.org/0000-0002-1020-9276</text:p>
          </table:table-cell>
        </table:table-row>
        <table:table-row table:style-name="ro2">
          <table:table-cell office:value-type="string">
            <text:p>innercoauthorsid_1d809e5887890c2466c80bc604bc77da</text:p>
          </table:table-cell>
          <table:table-cell office:value-type="string">
            <text:p>Zurlo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107">
            <text:p>107</text:p>
          </table:table-cell>
          <table:table-cell office:value-type="string">
            <text:p>Full Professor</text:p>
          </table:table-cell>
          <table:table-cell office:value-type="string">
            <text:p>Zurlo Francesco</text:p>
          </table:table-cell>
          <table:table-cell office:value-type="string">
            <text:p>Design di Prodotti Strategie e Servizi</text:p>
          </table:table-cell>
          <table:table-cell table:formula="of:=VLOOKUP([.G838];[Sheet2.$A$1:.$E$103];2;1)" office:value-type="string" office:string-value="Professore ordinario a tempo pieno">
            <text:p>Professore ordinario a tempo pieno</text:p>
          </table:table-cell>
          <table:table-cell/>
          <table:table-cell table:formula="of:=VLOOKUP([.$G838];[Sheet2.$A$1:.$E$103];4;1)" office:value-type="string" office:string-value="ICAR/13 - Disegno Industriale">
            <text:p>ICAR/13 - Disegno Industriale</text:p>
          </table:table-cell>
          <table:table-cell table:formula="of:=VLOOKUP([.$G838];[Sheet2.$A$1:.$E$103];4;1)" office:value-type="string" office:string-value="ICAR/13 - Disegno Industriale">
            <text:p>ICAR/13 - Disegno Industriale</text:p>
          </table:table-cell>
          <table:table-cell table:formula="of:=VLOOKUP([.$G838];[Sheet2.$A$1:.$E$103];5;1)" office:value-type="string" office:string-value="https://orcid.org/0000-0002-7095-0699">
            <text:p>https://orcid.org/0000-0002-7095-0699</text:p>
          </table:table-cell>
        </table:table-row>
      </table:table>
      <table:database-ranges>
        <table:database-range table:target-range-address="Sheet1.B1:Sheet1.H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7">17/10/2019</text:date>, <text:time>13:2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19-10-17T13:20:55.72</dc:date>
    <dc:creator>Matteo Testa</dc:creator>
    <meta:editing-duration>PT43M19S</meta:editing-duration>
    <meta:editing-cycles>1</meta:editing-cycles>
    <meta:document-statistic meta:table-count="2" meta:cell-count="9736" meta:object-count="0"/>
  </office:meta>
</office:document-meta>
</file>